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2">
      <style:table-cell-properties fo:background-color="#999999"/>
    </style:style>
    <style:style style:name="ce9" style:family="table-cell" style:parent-style-name="Default" style:data-style-name="N2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v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erf (us)</text:p>
          </table:table-cell>
          <table:table-cell office:value-type="string" calcext:value-type="string">
            <text:p>power (uJ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3193.15" calcext:value-type="float">
            <text:p>3193.15</text:p>
          </table:table-cell>
          <table:table-cell office:value-type="float" office:value="79828.75" calcext:value-type="float">
            <text:p>79828.75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349246.45" calcext:value-type="float">
            <text:p>2349246.45</text:p>
          </table:table-cell>
          <table:table-cell office:value-type="float" office:value="58731161.25" calcext:value-type="float">
            <text:p>58731161.25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728762" calcext:value-type="float">
            <text:p>728762</text:p>
          </table:table-cell>
          <table:table-cell office:value-type="float" office:value="18219050" calcext:value-type="float">
            <text:p>18219050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7.95" calcext:value-type="float">
            <text:p>207.95</text:p>
          </table:table-cell>
          <table:table-cell office:value-type="float" office:value="5198.75" calcext:value-type="float">
            <text:p>5198.75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4867.8" calcext:value-type="float">
            <text:p>44867.8</text:p>
          </table:table-cell>
          <table:table-cell office:value-type="float" office:value="1121695" calcext:value-type="float">
            <text:p>1121695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41958.95" calcext:value-type="float">
            <text:p>41958.95</text:p>
          </table:table-cell>
          <table:table-cell office:value-type="float" office:value="1048973.75" calcext:value-type="float">
            <text:p>1048973.75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407436.05" calcext:value-type="float">
            <text:p>407436.05</text:p>
          </table:table-cell>
          <table:table-cell office:value-type="float" office:value="10185901.25" calcext:value-type="float">
            <text:p>10185901.25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2752.4" calcext:value-type="float">
            <text:p>12752.4</text:p>
          </table:table-cell>
          <table:table-cell office:value-type="float" office:value="318810" calcext:value-type="float">
            <text:p>318810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23559.05" calcext:value-type="float">
            <text:p>23559.05</text:p>
          </table:table-cell>
          <table:table-cell office:value-type="float" office:value="588976.25" calcext:value-type="float">
            <text:p>588976.25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4727.4" calcext:value-type="float">
            <text:p>4727.4</text:p>
          </table:table-cell>
          <table:table-cell office:value-type="float" office:value="118185" calcext:value-type="float">
            <text:p>118185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106.2" calcext:value-type="float">
            <text:p>106.2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143.55" calcext:value-type="float">
            <text:p>1143.55</text:p>
          </table:table-cell>
          <table:table-cell office:value-type="float" office:value="28588.75" calcext:value-type="float">
            <text:p>28588.75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51220.95" calcext:value-type="float">
            <text:p>51220.95</text:p>
          </table:table-cell>
          <table:table-cell office:value-type="float" office:value="1280523.75" calcext:value-type="float">
            <text:p>1280523.75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417220.25" calcext:value-type="float">
            <text:p>417220.25</text:p>
          </table:table-cell>
          <table:table-cell office:value-type="float" office:value="10430506.25" calcext:value-type="float">
            <text:p>10430506.25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272804.55" calcext:value-type="float">
            <text:p>272804.55</text:p>
          </table:table-cell>
          <table:table-cell office:value-type="float" office:value="6820113.75" calcext:value-type="float">
            <text:p>6820113.75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5938.65" calcext:value-type="float">
            <text:p>5938.65</text:p>
          </table:table-cell>
          <table:table-cell office:value-type="float" office:value="148466.25" calcext:value-type="float">
            <text:p>148466.25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13151.4" calcext:value-type="float">
            <text:p>13151.4</text:p>
          </table:table-cell>
          <table:table-cell office:value-type="float" office:value="328785" calcext:value-type="float">
            <text:p>328785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1621.2" calcext:value-type="float">
            <text:p>1621.2</text:p>
          </table:table-cell>
          <table:table-cell office:value-type="float" office:value="40530" calcext:value-type="float">
            <text:p>40530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95272.3" calcext:value-type="float">
            <text:p>295272.3</text:p>
          </table:table-cell>
          <table:table-cell office:value-type="float" office:value="7381807.5" calcext:value-type="float">
            <text:p>7381807.5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54.45" calcext:value-type="float">
            <text:p>454.45</text:p>
          </table:table-cell>
          <table:table-cell office:value-type="float" office:value="11361.25" calcext:value-type="float">
            <text:p>11361.25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20377.4" calcext:value-type="float">
            <text:p>20377.4</text:p>
          </table:table-cell>
          <table:table-cell office:value-type="float" office:value="509435" calcext:value-type="float">
            <text:p>509435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51687.65" calcext:value-type="float">
            <text:p>51687.65</text:p>
          </table:table-cell>
          <table:table-cell office:value-type="float" office:value="1292191.25" calcext:value-type="float">
            <text:p>1292191.2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943.55" calcext:value-type="float">
            <text:p>1943.55</text:p>
          </table:table-cell>
          <table:table-cell office:value-type="float" office:value="48588.75" calcext:value-type="float">
            <text:p>48588.75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367.45" calcext:value-type="float">
            <text:p>367.45</text:p>
          </table:table-cell>
          <table:table-cell office:value-type="float" office:value="9186.25" calcext:value-type="float">
            <text:p>9186.25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903.65" calcext:value-type="float">
            <text:p>8903.65</text:p>
          </table:table-cell>
          <table:table-cell office:value-type="float" office:value="222591.25" calcext:value-type="float">
            <text:p>222591.25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39059.65" calcext:value-type="float">
            <text:p>39059.65</text:p>
          </table:table-cell>
          <table:table-cell office:value-type="float" office:value="976491.25" calcext:value-type="float">
            <text:p>976491.25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572" calcext:value-type="float">
            <text:p>572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570.7" calcext:value-type="float">
            <text:p>4570.7</text:p>
          </table:table-cell>
          <table:table-cell office:value-type="float" office:value="114267.5" calcext:value-type="float">
            <text:p>114267.5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276.1" calcext:value-type="float">
            <text:p>1276.1</text:p>
          </table:table-cell>
          <table:table-cell office:value-type="float" office:value="31902.5" calcext:value-type="float">
            <text:p>31902.5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2689.75" calcext:value-type="float">
            <text:p>2689.75</text:p>
          </table:table-cell>
          <table:table-cell office:value-type="float" office:value="67243.75" calcext:value-type="float">
            <text:p>67243.75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3734.6" calcext:value-type="float">
            <text:p>3734.6</text:p>
          </table:table-cell>
          <table:table-cell office:value-type="float" office:value="93365" calcext:value-type="float">
            <text:p>93365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10007.3" calcext:value-type="float">
            <text:p>10007.3</text:p>
          </table:table-cell>
          <table:table-cell office:value-type="float" office:value="250182.5" calcext:value-type="float">
            <text:p>250182.5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735.1" calcext:value-type="float">
            <text:p>735.1</text:p>
          </table:table-cell>
          <table:table-cell office:value-type="float" office:value="18377.5" calcext:value-type="float">
            <text:p>18377.5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36778.6" calcext:value-type="float">
            <text:p>36778.6</text:p>
          </table:table-cell>
          <table:table-cell office:value-type="float" office:value="919465" calcext:value-type="float">
            <text:p>919465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.B6]=&quot;---&quot;;[.B7]=&quot;---&quot;);&quot;---&quot;;[.B6]+[.B7])" office:value-type="float" office:value="86826.75" calcext:value-type="float">
            <text:p>86826.75</text:p>
          </table:table-cell>
          <table:table-cell table:formula="of:=IF(OR([.C6]=&quot;---&quot;;[.C7]=&quot;---&quot;);&quot;---&quot;;[.C6]+[.C7])" office:value-type="float" office:value="2170668.75" calcext:value-type="float">
            <text:p>2170668.75</text:p>
          </table:table-cell>
        </table:table-row>
      </table:table>
      <table:table table:name="a1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erf (us)</text:p>
          </table:table-cell>
          <table:table-cell office:value-type="string" calcext:value-type="string">
            <text:p>power (uJ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4476.1" calcext:value-type="float">
            <text:p>4476.1</text:p>
          </table:table-cell>
          <table:table-cell office:value-type="float" office:value="134283" calcext:value-type="float">
            <text:p>134283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5140011" calcext:value-type="float">
            <text:p>5140011</text:p>
          </table:table-cell>
          <table:table-cell office:value-type="float" office:value="154200330" calcext:value-type="float">
            <text:p>154200330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848745.8" calcext:value-type="float">
            <text:p>848745.8</text:p>
          </table:table-cell>
          <table:table-cell office:value-type="float" office:value="25462374" calcext:value-type="float">
            <text:p>25462374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10061" calcext:value-type="float">
            <text:p>110061</text:p>
          </table:table-cell>
          <table:table-cell office:value-type="float" office:value="3301830" calcext:value-type="float">
            <text:p>3301830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10544.2" calcext:value-type="float">
            <text:p>10544.2</text:p>
          </table:table-cell>
          <table:table-cell office:value-type="float" office:value="316326" calcext:value-type="float">
            <text:p>316326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9756541.6" calcext:value-type="float">
            <text:p>9756541.6</text:p>
          </table:table-cell>
          <table:table-cell office:value-type="float" office:value="292696248" calcext:value-type="float">
            <text:p>292696248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6892860" calcext:value-type="float">
            <text:p>6892860</text:p>
          </table:table-cell>
          <table:table-cell office:value-type="float" office:value="206785800" calcext:value-type="float">
            <text:p>206785800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23118.3" calcext:value-type="float">
            <text:p>23118.3</text:p>
          </table:table-cell>
          <table:table-cell office:value-type="float" office:value="693549" calcext:value-type="float">
            <text:p>693549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9791.8" calcext:value-type="float">
            <text:p>9791.8</text:p>
          </table:table-cell>
          <table:table-cell office:value-type="float" office:value="293754" calcext:value-type="float">
            <text:p>293754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80939" calcext:value-type="float">
            <text:p>280939</text:p>
          </table:table-cell>
          <table:table-cell office:value-type="float" office:value="8428170" calcext:value-type="float">
            <text:p>8428170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48.3" calcext:value-type="float">
            <text:p>448.3</text:p>
          </table:table-cell>
          <table:table-cell office:value-type="float" office:value="13449" calcext:value-type="float">
            <text:p>13449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0055" calcext:value-type="float">
            <text:p>50055</text:p>
          </table:table-cell>
          <table:table-cell office:value-type="float" office:value="1501650" calcext:value-type="float">
            <text:p>1501650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355.5" calcext:value-type="float">
            <text:p>355.5</text:p>
          </table:table-cell>
          <table:table-cell office:value-type="float" office:value="10665" calcext:value-type="float">
            <text:p>10665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85.9" calcext:value-type="float">
            <text:p>285.9</text:p>
          </table:table-cell>
          <table:table-cell office:value-type="float" office:value="8577" calcext:value-type="float">
            <text:p>857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43265" calcext:value-type="float">
            <text:p>43265</text:p>
          </table:table-cell>
          <table:table-cell office:value-type="float" office:value="1297950" calcext:value-type="float">
            <text:p>1297950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879.1" calcext:value-type="float">
            <text:p>4879.1</text:p>
          </table:table-cell>
          <table:table-cell office:value-type="float" office:value="146373" calcext:value-type="float">
            <text:p>146373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123406" calcext:value-type="float">
            <text:p>123406</text:p>
          </table:table-cell>
          <table:table-cell office:value-type="float" office:value="3702180" calcext:value-type="float">
            <text:p>3702180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1005.2" calcext:value-type="float">
            <text:p>1005.2</text:p>
          </table:table-cell>
          <table:table-cell office:value-type="float" office:value="30156" calcext:value-type="float">
            <text:p>30156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114438.9" calcext:value-type="float">
            <text:p>114438.9</text:p>
          </table:table-cell>
          <table:table-cell office:value-type="float" office:value="3433167" calcext:value-type="float">
            <text:p>3433167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20163.2" calcext:value-type="float">
            <text:p>20163.2</text:p>
          </table:table-cell>
          <table:table-cell office:value-type="float" office:value="604896" calcext:value-type="float">
            <text:p>604896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.B6]=&quot;---&quot;;[.B7]=&quot;---&quot;);&quot;---&quot;;[.B6]+[.B7])" office:value-type="string" office:string-value="---" calcext:value-type="string">
            <text:p>---</text:p>
          </table:table-cell>
          <table:table-cell table:formula="of:=IF(OR([.C6]=&quot;---&quot;;[.C7]=&quot;---&quot;);&quot;---&quot;;[.C6]+[.C7])" office:value-type="string" office:string-value="---" calcext:value-type="string">
            <text:p>---</text:p>
          </table:table-cell>
        </table:table-row>
      </table:table>
      <table:table table:name="qd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erf (us)</text:p>
          </table:table-cell>
          <table:table-cell office:value-type="string" calcext:value-type="string">
            <text:p>power (uJ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353.4" calcext:value-type="float">
            <text:p>353.4</text:p>
          </table:table-cell>
          <table:table-cell office:value-type="float" office:value="14489.4" calcext:value-type="float">
            <text:p>14489.4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45946.3" calcext:value-type="float">
            <text:p>45946.3</text:p>
          </table:table-cell>
          <table:table-cell office:value-type="float" office:value="1883798.3" calcext:value-type="float">
            <text:p>1883798.3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32718.4" calcext:value-type="float">
            <text:p>32718.4</text:p>
          </table:table-cell>
          <table:table-cell office:value-type="float" office:value="1341454.4" calcext:value-type="float">
            <text:p>1341454.4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39.55" calcext:value-type="float">
            <text:p>39.55</text:p>
          </table:table-cell>
          <table:table-cell office:value-type="float" office:value="1621.55" calcext:value-type="float">
            <text:p>1621.55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5833.6" calcext:value-type="float">
            <text:p>5833.6</text:p>
          </table:table-cell>
          <table:table-cell office:value-type="float" office:value="239177.6" calcext:value-type="float">
            <text:p>239177.6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5879.7" calcext:value-type="float">
            <text:p>5879.7</text:p>
          </table:table-cell>
          <table:table-cell office:value-type="float" office:value="241067.7" calcext:value-type="float">
            <text:p>241067.7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182.75" calcext:value-type="float">
            <text:p>3182.75</text:p>
          </table:table-cell>
          <table:table-cell office:value-type="float" office:value="130492.75" calcext:value-type="float">
            <text:p>130492.75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524.35" calcext:value-type="float">
            <text:p>524.35</text:p>
          </table:table-cell>
          <table:table-cell office:value-type="float" office:value="21498.35" calcext:value-type="float">
            <text:p>21498.35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747.9" calcext:value-type="float">
            <text:p>747.9</text:p>
          </table:table-cell>
          <table:table-cell office:value-type="float" office:value="30663.9" calcext:value-type="float">
            <text:p>30663.9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6.3" calcext:value-type="float">
            <text:p>56.3</text:p>
          </table:table-cell>
          <table:table-cell office:value-type="float" office:value="2308.3" calcext:value-type="float">
            <text:p>2308.3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13.1" calcext:value-type="float">
            <text:p>113.1</text:p>
          </table:table-cell>
          <table:table-cell office:value-type="float" office:value="4637.1" calcext:value-type="float">
            <text:p>4637.1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452.75" calcext:value-type="float">
            <text:p>452.75</text:p>
          </table:table-cell>
          <table:table-cell office:value-type="float" office:value="18562.75" calcext:value-type="float">
            <text:p>18562.75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13861.15" calcext:value-type="float">
            <text:p>13861.15</text:p>
          </table:table-cell>
          <table:table-cell office:value-type="float" office:value="568307.15" calcext:value-type="float">
            <text:p>568307.15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5991.2" calcext:value-type="float">
            <text:p>5991.2</text:p>
          </table:table-cell>
          <table:table-cell office:value-type="float" office:value="245639.2" calcext:value-type="float">
            <text:p>245639.2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645.4" calcext:value-type="float">
            <text:p>645.4</text:p>
          </table:table-cell>
          <table:table-cell office:value-type="float" office:value="26461.4" calcext:value-type="float">
            <text:p>26461.4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873.8" calcext:value-type="float">
            <text:p>873.8</text:p>
          </table:table-cell>
          <table:table-cell office:value-type="float" office:value="35825.8" calcext:value-type="float">
            <text:p>35825.8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345.05" calcext:value-type="float">
            <text:p>345.05</text:p>
          </table:table-cell>
          <table:table-cell office:value-type="float" office:value="14147.05" calcext:value-type="float">
            <text:p>14147.05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3158.2" calcext:value-type="float">
            <text:p>3158.2</text:p>
          </table:table-cell>
          <table:table-cell office:value-type="float" office:value="129486.2" calcext:value-type="float">
            <text:p>129486.2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101.1" calcext:value-type="float">
            <text:p>101.1</text:p>
          </table:table-cell>
          <table:table-cell office:value-type="float" office:value="4145.1" calcext:value-type="float">
            <text:p>4145.1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3036.2" calcext:value-type="float">
            <text:p>3036.2</text:p>
          </table:table-cell>
          <table:table-cell office:value-type="float" office:value="124484.2" calcext:value-type="float">
            <text:p>124484.2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50392.45" calcext:value-type="float">
            <text:p>50392.45</text:p>
          </table:table-cell>
          <table:table-cell office:value-type="float" office:value="2066090.45" calcext:value-type="float">
            <text:p>2066090.45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8803.55" calcext:value-type="float">
            <text:p>8803.55</text:p>
          </table:table-cell>
          <table:table-cell office:value-type="float" office:value="360945.55" calcext:value-type="float">
            <text:p>360945.55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889.4" calcext:value-type="float">
            <text:p>889.4</text:p>
          </table:table-cell>
          <table:table-cell office:value-type="float" office:value="36465.4" calcext:value-type="float">
            <text:p>36465.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70.55" calcext:value-type="float">
            <text:p>70.55</text:p>
          </table:table-cell>
          <table:table-cell office:value-type="float" office:value="2892.55" calcext:value-type="float">
            <text:p>2892.55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49.5" calcext:value-type="float">
            <text:p>49.5</text:p>
          </table:table-cell>
          <table:table-cell office:value-type="float" office:value="2029.5" calcext:value-type="float">
            <text:p>2029.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84.05" calcext:value-type="float">
            <text:p>884.05</text:p>
          </table:table-cell>
          <table:table-cell office:value-type="float" office:value="36246.05" calcext:value-type="float">
            <text:p>36246.05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0138.9" calcext:value-type="float">
            <text:p>10138.9</text:p>
          </table:table-cell>
          <table:table-cell office:value-type="float" office:value="415694.9" calcext:value-type="float">
            <text:p>415694.9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44.8" calcext:value-type="float">
            <text:p>44.8</text:p>
          </table:table-cell>
          <table:table-cell office:value-type="float" office:value="1836.8" calcext:value-type="float">
            <text:p>1836.8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36.95" calcext:value-type="float">
            <text:p>136.95</text:p>
          </table:table-cell>
          <table:table-cell office:value-type="float" office:value="5614.95" calcext:value-type="float">
            <text:p>5614.95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02.45" calcext:value-type="float">
            <text:p>102.45</text:p>
          </table:table-cell>
          <table:table-cell office:value-type="float" office:value="4200.45" calcext:value-type="float">
            <text:p>4200.45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80.35" calcext:value-type="float">
            <text:p>80.35</text:p>
          </table:table-cell>
          <table:table-cell office:value-type="float" office:value="3294.35" calcext:value-type="float">
            <text:p>3294.35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402.75" calcext:value-type="float">
            <text:p>1402.75</text:p>
          </table:table-cell>
          <table:table-cell office:value-type="float" office:value="57512.75" calcext:value-type="float">
            <text:p>57512.75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339.45" calcext:value-type="float">
            <text:p>3339.45</text:p>
          </table:table-cell>
          <table:table-cell office:value-type="float" office:value="136917.45" calcext:value-type="float">
            <text:p>136917.45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74.1" calcext:value-type="float">
            <text:p>374.1</text:p>
          </table:table-cell>
          <table:table-cell office:value-type="float" office:value="15338.1" calcext:value-type="float">
            <text:p>15338.1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203.45" calcext:value-type="float">
            <text:p>7203.45</text:p>
          </table:table-cell>
          <table:table-cell office:value-type="float" office:value="295341.45" calcext:value-type="float">
            <text:p>295341.45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7264.25" calcext:value-type="float">
            <text:p>7264.25</text:p>
          </table:table-cell>
          <table:table-cell office:value-type="float" office:value="297834.25" calcext:value-type="float">
            <text:p>297834.25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515.65" calcext:value-type="float">
            <text:p>515.65</text:p>
          </table:table-cell>
          <table:table-cell office:value-type="float" office:value="21141.65" calcext:value-type="float">
            <text:p>21141.65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412.55" calcext:value-type="float">
            <text:p>412.55</text:p>
          </table:table-cell>
          <table:table-cell office:value-type="float" office:value="16914.55" calcext:value-type="float">
            <text:p>16914.55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50.95" calcext:value-type="float">
            <text:p>50.95</text:p>
          </table:table-cell>
          <table:table-cell office:value-type="float" office:value="2088.95" calcext:value-type="float">
            <text:p>2088.95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49.4" calcext:value-type="float">
            <text:p>49.4</text:p>
          </table:table-cell>
          <table:table-cell office:value-type="float" office:value="2025.4" calcext:value-type="float">
            <text:p>2025.4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47.75" calcext:value-type="float">
            <text:p>47.75</text:p>
          </table:table-cell>
          <table:table-cell office:value-type="float" office:value="1957.75" calcext:value-type="float">
            <text:p>1957.75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.B6]=&quot;---&quot;;[.B7]=&quot;---&quot;);&quot;---&quot;;[.B6]+[.B7])" office:value-type="float" office:value="11713.3" calcext:value-type="float">
            <text:p>11713.3</text:p>
          </table:table-cell>
          <table:table-cell table:formula="of:=IF(OR([.C6]=&quot;---&quot;;[.C7]=&quot;---&quot;);&quot;---&quot;;[.C6]+[.C7])" office:value-type="float" office:value="480245.3" calcext:value-type="float">
            <text:p>480245.3</text:p>
          </table:table-cell>
        </table:table-row>
      </table:table>
      <table:table table:name="gtx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erf (us)</text:p>
          </table:table-cell>
          <table:table-cell office:value-type="string" calcext:value-type="string">
            <text:p>power (uJ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86.35" calcext:value-type="float">
            <text:p>86.35</text:p>
          </table:table-cell>
          <table:table-cell office:value-type="float" office:value="14247.75" calcext:value-type="float">
            <text:p>14247.75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4293.7" calcext:value-type="float">
            <text:p>24293.7</text:p>
          </table:table-cell>
          <table:table-cell office:value-type="float" office:value="4008460.5" calcext:value-type="float">
            <text:p>4008460.5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5484.8" calcext:value-type="float">
            <text:p>5484.8</text:p>
          </table:table-cell>
          <table:table-cell office:value-type="float" office:value="904992" calcext:value-type="float">
            <text:p>904992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37.25" calcext:value-type="float">
            <text:p>37.25</text:p>
          </table:table-cell>
          <table:table-cell office:value-type="float" office:value="6146.25" calcext:value-type="float">
            <text:p>6146.25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3988.85" calcext:value-type="float">
            <text:p>3988.85</text:p>
          </table:table-cell>
          <table:table-cell office:value-type="float" office:value="658160.25" calcext:value-type="float">
            <text:p>658160.25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3899.3" calcext:value-type="float">
            <text:p>3899.3</text:p>
          </table:table-cell>
          <table:table-cell office:value-type="float" office:value="643384.5" calcext:value-type="float">
            <text:p>643384.5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773.9" calcext:value-type="float">
            <text:p>773.9</text:p>
          </table:table-cell>
          <table:table-cell office:value-type="float" office:value="127693.5" calcext:value-type="float">
            <text:p>127693.5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112.7" calcext:value-type="float">
            <text:p>112.7</text:p>
          </table:table-cell>
          <table:table-cell office:value-type="float" office:value="18595.5" calcext:value-type="float">
            <text:p>18595.5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272.65" calcext:value-type="float">
            <text:p>272.65</text:p>
          </table:table-cell>
          <table:table-cell office:value-type="float" office:value="44987.25" calcext:value-type="float">
            <text:p>44987.25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4.5" calcext:value-type="float">
            <text:p>54.5</text:p>
          </table:table-cell>
          <table:table-cell office:value-type="float" office:value="8992.5" calcext:value-type="float">
            <text:p>8992.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59" calcext:value-type="float">
            <text:p>59</text:p>
          </table:table-cell>
          <table:table-cell office:value-type="float" office:value="9735" calcext:value-type="float">
            <text:p>9735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106.9" calcext:value-type="float">
            <text:p>106.9</text:p>
          </table:table-cell>
          <table:table-cell office:value-type="float" office:value="17638.5" calcext:value-type="float">
            <text:p>17638.5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3130.45" calcext:value-type="float">
            <text:p>3130.45</text:p>
          </table:table-cell>
          <table:table-cell office:value-type="float" office:value="516524.25" calcext:value-type="float">
            <text:p>516524.25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1012.05" calcext:value-type="float">
            <text:p>1012.05</text:p>
          </table:table-cell>
          <table:table-cell office:value-type="float" office:value="166988.25" calcext:value-type="float">
            <text:p>166988.25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140.5" calcext:value-type="float">
            <text:p>140.5</text:p>
          </table:table-cell>
          <table:table-cell office:value-type="float" office:value="23182.5" calcext:value-type="float">
            <text:p>23182.5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522.35" calcext:value-type="float">
            <text:p>522.35</text:p>
          </table:table-cell>
          <table:table-cell office:value-type="float" office:value="86187.75" calcext:value-type="float">
            <text:p>86187.75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84.85" calcext:value-type="float">
            <text:p>84.85</text:p>
          </table:table-cell>
          <table:table-cell office:value-type="float" office:value="14000.25" calcext:value-type="float">
            <text:p>14000.25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555.95" calcext:value-type="float">
            <text:p>555.95</text:p>
          </table:table-cell>
          <table:table-cell office:value-type="float" office:value="91731.75" calcext:value-type="float">
            <text:p>91731.75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5.6" calcext:value-type="float">
            <text:p>45.6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14.15" calcext:value-type="float">
            <text:p>514.15</text:p>
          </table:table-cell>
          <table:table-cell office:value-type="float" office:value="84834.75" calcext:value-type="float">
            <text:p>84834.75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11711.05" calcext:value-type="float">
            <text:p>11711.05</text:p>
          </table:table-cell>
          <table:table-cell office:value-type="float" office:value="1932323.25" calcext:value-type="float">
            <text:p>1932323.25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10041.25" calcext:value-type="float">
            <text:p>10041.25</text:p>
          </table:table-cell>
          <table:table-cell office:value-type="float" office:value="1656806.25" calcext:value-type="float">
            <text:p>1656806.25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171.7" calcext:value-type="float">
            <text:p>171.7</text:p>
          </table:table-cell>
          <table:table-cell office:value-type="float" office:value="28330.5" calcext:value-type="float">
            <text:p>28330.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49.5" calcext:value-type="float">
            <text:p>49.5</text:p>
          </table:table-cell>
          <table:table-cell office:value-type="float" office:value="8167.5" calcext:value-type="float">
            <text:p>8167.5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47.75" calcext:value-type="float">
            <text:p>47.75</text:p>
          </table:table-cell>
          <table:table-cell office:value-type="float" office:value="7878.75" calcext:value-type="float">
            <text:p>7878.7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59.25" calcext:value-type="float">
            <text:p>159.25</text:p>
          </table:table-cell>
          <table:table-cell office:value-type="float" office:value="26276.25" calcext:value-type="float">
            <text:p>26276.25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549.1" calcext:value-type="float">
            <text:p>1549.1</text:p>
          </table:table-cell>
          <table:table-cell office:value-type="float" office:value="255601.5" calcext:value-type="float">
            <text:p>255601.5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35.4" calcext:value-type="float">
            <text:p>35.4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7.15" calcext:value-type="float">
            <text:p>47.15</text:p>
          </table:table-cell>
          <table:table-cell office:value-type="float" office:value="7779.75" calcext:value-type="float">
            <text:p>7779.75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50.75" calcext:value-type="float">
            <text:p>50.75</text:p>
          </table:table-cell>
          <table:table-cell office:value-type="float" office:value="8373.75" calcext:value-type="float">
            <text:p>8373.75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44.15" calcext:value-type="float">
            <text:p>44.15</text:p>
          </table:table-cell>
          <table:table-cell office:value-type="float" office:value="7284.75" calcext:value-type="float">
            <text:p>7284.75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348.85" calcext:value-type="float">
            <text:p>1348.85</text:p>
          </table:table-cell>
          <table:table-cell office:value-type="float" office:value="222560.25" calcext:value-type="float">
            <text:p>222560.25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255.2" calcext:value-type="float">
            <text:p>3255.2</text:p>
          </table:table-cell>
          <table:table-cell office:value-type="float" office:value="537108" calcext:value-type="float">
            <text:p>537108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67.4" calcext:value-type="float">
            <text:p>367.4</text:p>
          </table:table-cell>
          <table:table-cell office:value-type="float" office:value="60621" calcext:value-type="float">
            <text:p>60621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047.3" calcext:value-type="float">
            <text:p>7047.3</text:p>
          </table:table-cell>
          <table:table-cell office:value-type="float" office:value="1162804.5" calcext:value-type="float">
            <text:p>1162804.5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6728.95" calcext:value-type="float">
            <text:p>6728.95</text:p>
          </table:table-cell>
          <table:table-cell office:value-type="float" office:value="1110276.75" calcext:value-type="float">
            <text:p>1110276.75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139.8" calcext:value-type="float">
            <text:p>139.8</text:p>
          </table:table-cell>
          <table:table-cell office:value-type="float" office:value="23067" calcext:value-type="float">
            <text:p>23067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100.85" calcext:value-type="float">
            <text:p>100.85</text:p>
          </table:table-cell>
          <table:table-cell office:value-type="float" office:value="16640.25" calcext:value-type="float">
            <text:p>16640.25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35.25" calcext:value-type="float">
            <text:p>35.25</text:p>
          </table:table-cell>
          <table:table-cell office:value-type="float" office:value="5816.25" calcext:value-type="float">
            <text:p>5816.25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38.35" calcext:value-type="float">
            <text:p>38.35</text:p>
          </table:table-cell>
          <table:table-cell office:value-type="float" office:value="6327.75" calcext:value-type="float">
            <text:p>6327.75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35" calcext:value-type="float">
            <text:p>35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.B6]=&quot;---&quot;;[.B7]=&quot;---&quot;);&quot;---&quot;;[.B6]+[.B7])" office:value-type="float" office:value="7888.15" calcext:value-type="float">
            <text:p>7888.15</text:p>
          </table:table-cell>
          <table:table-cell table:formula="of:=IF(OR([.C6]=&quot;---&quot;;[.C7]=&quot;---&quot;);&quot;---&quot;;[.C6]+[.C7])" office:value-type="float" office:value="1301544.75" calcext:value-type="float">
            <text:p>1301544.75</text:p>
          </table:table-cell>
        </table:table-row>
      </table:table>
      <table:table table:name="sv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erf (us)</text:p>
          </table:table-cell>
          <table:table-cell office:value-type="string" calcext:value-type="string">
            <text:p>power (uJ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514.7" calcext:value-type="float">
            <text:p>514.7</text:p>
          </table:table-cell>
          <table:table-cell office:value-type="float" office:value="12867.5" calcext:value-type="float">
            <text:p>12867.5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20131.5" calcext:value-type="float">
            <text:p>20131.5</text:p>
          </table:table-cell>
          <table:table-cell office:value-type="float" office:value="503287.5" calcext:value-type="float">
            <text:p>503287.5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19166.3" calcext:value-type="float">
            <text:p>19166.3</text:p>
          </table:table-cell>
          <table:table-cell office:value-type="float" office:value="479157.5" calcext:value-type="float">
            <text:p>479157.5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774.85" calcext:value-type="float">
            <text:p>774.85</text:p>
          </table:table-cell>
          <table:table-cell office:value-type="float" office:value="19371.25" calcext:value-type="float">
            <text:p>19371.25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4642.15" calcext:value-type="float">
            <text:p>14642.15</text:p>
          </table:table-cell>
          <table:table-cell office:value-type="float" office:value="366053.75" calcext:value-type="float">
            <text:p>366053.75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911.25" calcext:value-type="float">
            <text:p>911.25</text:p>
          </table:table-cell>
          <table:table-cell office:value-type="float" office:value="22781.25" calcext:value-type="float">
            <text:p>22781.2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672.25" calcext:value-type="float">
            <text:p>1672.25</text:p>
          </table:table-cell>
          <table:table-cell office:value-type="float" office:value="41806.25" calcext:value-type="float">
            <text:p>41806.25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65673.8" calcext:value-type="float">
            <text:p>65673.8</text:p>
          </table:table-cell>
          <table:table-cell office:value-type="float" office:value="1641845" calcext:value-type="float">
            <text:p>1641845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850.9" calcext:value-type="float">
            <text:p>850.9</text:p>
          </table:table-cell>
          <table:table-cell office:value-type="float" office:value="21272.5" calcext:value-type="float">
            <text:p>21272.5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584.55" calcext:value-type="float">
            <text:p>584.55</text:p>
          </table:table-cell>
          <table:table-cell office:value-type="float" office:value="14613.75" calcext:value-type="float">
            <text:p>14613.75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1714.6" calcext:value-type="float">
            <text:p>1714.6</text:p>
          </table:table-cell>
          <table:table-cell office:value-type="float" office:value="42865" calcext:value-type="float">
            <text:p>42865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960.5" calcext:value-type="float">
            <text:p>960.5</text:p>
          </table:table-cell>
          <table:table-cell office:value-type="float" office:value="24012.5" calcext:value-type="float">
            <text:p>24012.5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963.45" calcext:value-type="float">
            <text:p>963.45</text:p>
          </table:table-cell>
          <table:table-cell office:value-type="float" office:value="24086.25" calcext:value-type="float">
            <text:p>24086.25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.B6]=&quot;---&quot;;[.B7]=&quot;---&quot;);&quot;---&quot;;[.B6]+[.B7])" office:value-type="float" office:value="39297.8" calcext:value-type="float">
            <text:p>39297.8</text:p>
          </table:table-cell>
          <table:table-cell table:formula="of:=IF(OR([.C6]=&quot;---&quot;;[.C7]=&quot;---&quot;);&quot;---&quot;;[.C6]+[.C7])" office:value-type="float" office:value="982445" calcext:value-type="float">
            <text:p>982445</text:p>
          </table:table-cell>
        </table:table-row>
      </table:table>
      <table:table table:name="a10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erf (us)</text:p>
          </table:table-cell>
          <table:table-cell office:value-type="string" calcext:value-type="string">
            <text:p>power (uJ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633.7" calcext:value-type="float">
            <text:p>633.7</text:p>
          </table:table-cell>
          <table:table-cell office:value-type="float" office:value="19011" calcext:value-type="float">
            <text:p>19011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56828.55" calcext:value-type="float">
            <text:p>56828.55</text:p>
          </table:table-cell>
          <table:table-cell office:value-type="float" office:value="1704856.5" calcext:value-type="float">
            <text:p>1704856.5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55895.15" calcext:value-type="float">
            <text:p>55895.15</text:p>
          </table:table-cell>
          <table:table-cell office:value-type="float" office:value="1676854.5" calcext:value-type="float">
            <text:p>1676854.5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437.45" calcext:value-type="float">
            <text:p>437.45</text:p>
          </table:table-cell>
          <table:table-cell office:value-type="float" office:value="13123.5" calcext:value-type="float">
            <text:p>13123.5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69392.85" calcext:value-type="float">
            <text:p>69392.85</text:p>
          </table:table-cell>
          <table:table-cell office:value-type="float" office:value="2081785.5" calcext:value-type="float">
            <text:p>2081785.5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1030.55" calcext:value-type="float">
            <text:p>1030.55</text:p>
          </table:table-cell>
          <table:table-cell office:value-type="float" office:value="30916.5" calcext:value-type="float">
            <text:p>30916.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3465.75" calcext:value-type="float">
            <text:p>3465.75</text:p>
          </table:table-cell>
          <table:table-cell office:value-type="float" office:value="103972.5" calcext:value-type="float">
            <text:p>103972.5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1793.15" calcext:value-type="float">
            <text:p>1793.15</text:p>
          </table:table-cell>
          <table:table-cell office:value-type="float" office:value="53794.5" calcext:value-type="float">
            <text:p>53794.5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622.4" calcext:value-type="float">
            <text:p>622.4</text:p>
          </table:table-cell>
          <table:table-cell office:value-type="float" office:value="18672" calcext:value-type="float">
            <text:p>18672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813.9" calcext:value-type="float">
            <text:p>813.9</text:p>
          </table:table-cell>
          <table:table-cell office:value-type="float" office:value="24417" calcext:value-type="float">
            <text:p>24417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2284.15" calcext:value-type="float">
            <text:p>2284.15</text:p>
          </table:table-cell>
          <table:table-cell office:value-type="float" office:value="68524.5" calcext:value-type="float">
            <text:p>68524.5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1024.9" calcext:value-type="float">
            <text:p>1024.9</text:p>
          </table:table-cell>
          <table:table-cell office:value-type="float" office:value="30747" calcext:value-type="float">
            <text:p>30747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1948.15" calcext:value-type="float">
            <text:p>1948.15</text:p>
          </table:table-cell>
          <table:table-cell office:value-type="float" office:value="58444.5" calcext:value-type="float">
            <text:p>58444.5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style-name="ce1" table:formula="of:=IF(OR([.B6]=&quot;---&quot;;[.B7]=&quot;---&quot;);&quot;---&quot;;[.B6]+[.B7])" office:value-type="float" office:value="112723.7" calcext:value-type="float">
            <text:p>112723.7</text:p>
          </table:table-cell>
          <table:table-cell table:formula="of:=IF(OR([.C6]=&quot;---&quot;;[.C7]=&quot;---&quot;);&quot;---&quot;;[.C6]+[.C7])" office:value-type="float" office:value="3381711" calcext:value-type="float">
            <text:p>3381711</text:p>
          </table:table-cell>
        </table:table-row>
      </table:table>
      <table:table table:name="sv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erf (us)</text:p>
          </table:table-cell>
          <table:table-cell office:value-type="string" calcext:value-type="string">
            <text:p>power (uJ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2381.8" calcext:value-type="float">
            <text:p>2381.8</text:p>
          </table:table-cell>
          <table:table-cell office:value-type="float" office:value="59545" calcext:value-type="float">
            <text:p>59545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827.3" calcext:value-type="float">
            <text:p>827.3</text:p>
          </table:table-cell>
          <table:table-cell office:value-type="float" office:value="20682.5" calcext:value-type="float">
            <text:p>20682.5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0934.3" calcext:value-type="float">
            <text:p>10934.3</text:p>
          </table:table-cell>
          <table:table-cell office:value-type="float" office:value="273357.5" calcext:value-type="float">
            <text:p>273357.5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4024.9" calcext:value-type="float">
            <text:p>4024.9</text:p>
          </table:table-cell>
          <table:table-cell office:value-type="float" office:value="100622.5" calcext:value-type="float">
            <text:p>100622.5</text:p>
          </table:table-cell>
        </table:table-row>
      </table:table>
      <table:table table:name="a10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erf (us)</text:p>
          </table:table-cell>
          <table:table-cell office:value-type="string" calcext:value-type="string">
            <text:p>power (uJ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2994.6" calcext:value-type="float">
            <text:p>2994.6</text:p>
          </table:table-cell>
          <table:table-cell office:value-type="float" office:value="89838" calcext:value-type="float">
            <text:p>89838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791.05" calcext:value-type="float">
            <text:p>791.05</text:p>
          </table:table-cell>
          <table:table-cell office:value-type="float" office:value="23731.5" calcext:value-type="float">
            <text:p>23731.5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2600.35" calcext:value-type="float">
            <text:p>12600.35</text:p>
          </table:table-cell>
          <table:table-cell office:value-type="float" office:value="378010.5" calcext:value-type="float">
            <text:p>378010.5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number-columns-repeated="2" office:value-type="string" calcext:value-type="string">
            <text:p>---</text:p>
          </table:table-cell>
        </table:table-row>
      </table:table>
      <table:table table:name="perfratios" table:style-name="ta1">
        <table:table-column table:style-name="co1" table:default-cell-style-name="Default"/>
        <table:table-column table:style-name="co1" table:number-columns-repeated="28" table:default-cell-style-name="ce2"/>
        <table:table-row table:style-name="ro1">
          <table:table-cell office:value-type="string" calcext:value-type="string">
            <text:p>kernel</text:p>
          </table:table-cell>
          <table:table-cell table:style-name="Default" office:value-type="string" calcext:value-type="string">
            <text:p>sv_a10</text:p>
          </table:table-cell>
          <table:table-cell table:style-name="Default" office:value-type="string" calcext:value-type="string">
            <text:p>sv_qdr</text:p>
          </table:table-cell>
          <table:table-cell table:style-name="Default" office:value-type="string" calcext:value-type="string">
            <text:p>sv_gtx</text:p>
          </table:table-cell>
          <table:table-cell table:style-name="Default" office:value-type="string" calcext:value-type="string">
            <text:p>sv_sv2</text:p>
          </table:table-cell>
          <table:table-cell table:style-name="Default" office:value-type="string" calcext:value-type="string">
            <text:p>sv_a102</text:p>
          </table:table-cell>
          <table:table-cell table:style-name="Default" office:value-type="string" calcext:value-type="string">
            <text:p>sv_sv3</text:p>
          </table:table-cell>
          <table:table-cell table:style-name="Default" office:value-type="string" calcext:value-type="string">
            <text:p>sv_a103</text:p>
          </table:table-cell>
          <table:table-cell table:style-name="Default" office:value-type="string" calcext:value-type="string">
            <text:p>a10_qdr</text:p>
          </table:table-cell>
          <table:table-cell table:style-name="Default" office:value-type="string" calcext:value-type="string">
            <text:p>a10_gtx</text:p>
          </table:table-cell>
          <table:table-cell table:style-name="Default" office:value-type="string" calcext:value-type="string">
            <text:p>a10_sv2</text:p>
          </table:table-cell>
          <table:table-cell table:style-name="Default" office:value-type="string" calcext:value-type="string">
            <text:p>a10_a102</text:p>
          </table:table-cell>
          <table:table-cell table:style-name="Default" office:value-type="string" calcext:value-type="string">
            <text:p>a10_sv3</text:p>
          </table:table-cell>
          <table:table-cell table:style-name="Default" office:value-type="string" calcext:value-type="string">
            <text:p>a10_a103</text:p>
          </table:table-cell>
          <table:table-cell table:style-name="Default" office:value-type="string" calcext:value-type="string">
            <text:p>qdr_gtx</text:p>
          </table:table-cell>
          <table:table-cell table:style-name="Default" office:value-type="string" calcext:value-type="string">
            <text:p>qdr_sv2</text:p>
          </table:table-cell>
          <table:table-cell table:style-name="Default" office:value-type="string" calcext:value-type="string">
            <text:p>qdr_a102</text:p>
          </table:table-cell>
          <table:table-cell table:style-name="Default" office:value-type="string" calcext:value-type="string">
            <text:p>qdr_sv3</text:p>
          </table:table-cell>
          <table:table-cell table:style-name="Default" office:value-type="string" calcext:value-type="string">
            <text:p>qdr_a103</text:p>
          </table:table-cell>
          <table:table-cell table:style-name="Default" office:value-type="string" calcext:value-type="string">
            <text:p>gtx_sv2</text:p>
          </table:table-cell>
          <table:table-cell table:style-name="Default" office:value-type="string" calcext:value-type="string">
            <text:p>gtx_a102</text:p>
          </table:table-cell>
          <table:table-cell table:style-name="Default" office:value-type="string" calcext:value-type="string">
            <text:p>gtx_sv3</text:p>
          </table:table-cell>
          <table:table-cell table:style-name="Default" office:value-type="string" calcext:value-type="string">
            <text:p>gtx_a103</text:p>
          </table:table-cell>
          <table:table-cell table:style-name="Default" office:value-type="string" calcext:value-type="string">
            <text:p>sv2_a102</text:p>
          </table:table-cell>
          <table:table-cell table:style-name="Default" office:value-type="string" calcext:value-type="string">
            <text:p>sv2_sv3</text:p>
          </table:table-cell>
          <table:table-cell table:style-name="Default" office:value-type="string" calcext:value-type="string">
            <text:p>sv2_a103</text:p>
          </table:table-cell>
          <table:table-cell table:style-name="Default" office:value-type="string" calcext:value-type="string">
            <text:p>a102_sv3</text:p>
          </table:table-cell>
          <table:table-cell table:style-name="Default" office:value-type="string" calcext:value-type="string">
            <text:p>a102_a103</text:p>
          </table:table-cell>
          <table:table-cell table:style-name="Default" office:value-type="string" calcext:value-type="string">
            <text:p>sv3_a103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formula="of:=IF(OR([$sv.B2]=&quot;---&quot;;[$a10.B2]=&quot;---&quot;);&quot;---&quot;;[$sv.B2]/[$a10.B2])" office:value-type="float" office:value="0.713377717209178" calcext:value-type="float">
            <text:p>0.71</text:p>
          </table:table-cell>
          <table:table-cell table:formula="of:=IF(OR([$sv.B2]=&quot;---&quot;;[$qdr.B2]=&quot;---&quot;);&quot;---&quot;;[$sv.B2]/[$qdr.B2])" office:value-type="float" office:value="9.03551216751557" calcext:value-type="float">
            <text:p>9.04</text:p>
          </table:table-cell>
          <table:table-cell table:formula="of:=IF(OR([$sv.B2]=&quot;---&quot;;[$gtx.B2]=&quot;---&quot;);&quot;---&quot;;[$sv.B2]/[$gtx.B2])" office:value-type="float" office:value="36.9791546033584" calcext:value-type="float">
            <text:p>36.98</text:p>
          </table:table-cell>
          <table:table-cell table:formula="of:=IF(OR([$sv.B2]=&quot;---&quot;;[$sv2.B2]=&quot;---&quot;);&quot;---&quot;;[$sv.B2]/[$sv2.B2])" office:value-type="float" office:value="6.20390518748786" calcext:value-type="float">
            <text:p>6.20</text:p>
          </table:table-cell>
          <table:table-cell table:formula="of:=IF(OR([$sv.B2]=&quot;---&quot;;[$a102.B2]=&quot;---&quot;);&quot;---&quot;;[$sv.B2]/[$a102.B2])" office:value-type="float" office:value="5.03889853242859" calcext:value-type="float">
            <text:p>5.04</text:p>
          </table:table-cell>
          <table:table-cell table:formula="of:=IF(OR([$sv.B2]=&quot;---&quot;;[$sv3.B2]=&quot;---&quot;);&quot;---&quot;;[$sv.B2]/[$sv3.B2])" office:value-type="float" office:value="1.34064573012008" calcext:value-type="float">
            <text:p>1.34</text:p>
          </table:table-cell>
          <table:table-cell table:formula="of:=IF(OR([$sv.B2]=&quot;---&quot;;[$a103.B2]=&quot;---&quot;);&quot;---&quot;;[$sv.B2]/[$a103.B2])" office:value-type="float" office:value="1.06630267815401" calcext:value-type="float">
            <text:p>1.07</text:p>
          </table:table-cell>
          <table:table-cell table:formula="of:=IF(OR([$a10.B2]=&quot;---&quot;;[$qdr.B2]=&quot;---&quot;);&quot;---&quot;;[$a10.B2]/[$qdr.B2])" office:value-type="float" office:value="12.665817770232" calcext:value-type="float">
            <text:p>12.67</text:p>
          </table:table-cell>
          <table:table-cell table:formula="of:=IF(OR([$a10.B2]=&quot;---&quot;;[$gtx.B2]=&quot;---&quot;);&quot;---&quot;;[$a10.B2]/[$gtx.B2])" office:value-type="float" office:value="51.836711059641" calcext:value-type="float">
            <text:p>51.84</text:p>
          </table:table-cell>
          <table:table-cell table:formula="of:=IF(OR([$a10.B2]=&quot;---&quot;;[$sv2.B2]=&quot;---&quot;);&quot;---&quot;;[$a10.B2]/[$sv2.B2])" office:value-type="float" office:value="8.69652224596853" calcext:value-type="float">
            <text:p>8.70</text:p>
          </table:table-cell>
          <table:table-cell table:formula="of:=IF(OR([$a10.B2]=&quot;---&quot;;[$a102.B2]=&quot;---&quot;);&quot;---&quot;;[$a10.B2]/[$a102.B2])" office:value-type="float" office:value="7.06343695755089" calcext:value-type="float">
            <text:p>7.06</text:p>
          </table:table-cell>
          <table:table-cell table:formula="of:=IF(OR([$a10.B2]=&quot;---&quot;;[$sv3.B2]=&quot;---&quot;);&quot;---&quot;;[$a10.B2]/[$sv3.B2])" office:value-type="float" office:value="1.87929297170207" calcext:value-type="float">
            <text:p>1.88</text:p>
          </table:table-cell>
          <table:table-cell table:formula="of:=IF(OR([$a10.B2]=&quot;---&quot;;[$a103.B2]=&quot;---&quot;);&quot;---&quot;;[$a10.B2]/[$a103.B2])" office:value-type="float" office:value="1.49472383623856" calcext:value-type="float">
            <text:p>1.49</text:p>
          </table:table-cell>
          <table:table-cell table:formula="of:=IF(OR([$qdr.B2]=&quot;---&quot;;[$gtx.B2]=&quot;---&quot;);&quot;---&quot;;[$qdr.B2]/[$gtx.B2])" office:value-type="float" office:value="4.09264620729589" calcext:value-type="float">
            <text:p>4.09</text:p>
          </table:table-cell>
          <table:table-cell table:formula="of:=IF(OR([$qdr.B2]=&quot;---&quot;;[$sv2.B2]=&quot;---&quot;);&quot;---&quot;;[$qdr.B2]/[$sv2.B2])" office:value-type="float" office:value="0.686613561297843" calcext:value-type="float">
            <text:p>0.69</text:p>
          </table:table-cell>
          <table:table-cell table:formula="of:=IF(OR([$qdr.B2]=&quot;---&quot;;[$a102.B2]=&quot;---&quot;);&quot;---&quot;;[$qdr.B2]/[$a102.B2])" office:value-type="float" office:value="0.557677134290674" calcext:value-type="float">
            <text:p>0.56</text:p>
          </table:table-cell>
          <table:table-cell table:formula="of:=IF(OR([$qdr.B2]=&quot;---&quot;;[$sv3.B2]=&quot;---&quot;);&quot;---&quot;;[$qdr.B2]/[$sv3.B2])" office:value-type="float" office:value="0.148375178436477" calcext:value-type="float">
            <text:p>0.15</text:p>
          </table:table-cell>
          <table:table-cell table:formula="of:=IF(OR([$qdr.B2]=&quot;---&quot;;[$a103.B2]=&quot;---&quot;);&quot;---&quot;;[$qdr.B2]/[$a103.B2])" office:value-type="float" office:value="0.118012422360248" calcext:value-type="float">
            <text:p>0.12</text:p>
          </table:table-cell>
          <table:table-cell table:formula="of:=IF(OR([$gtx.B2]=&quot;---&quot;;[$sv2.B2]=&quot;---&quot;);&quot;---&quot;;[$gtx.B2]/[$sv2.B2])" office:value-type="float" office:value="0.167767631630076" calcext:value-type="float">
            <text:p>0.17</text:p>
          </table:table-cell>
          <table:table-cell table:formula="of:=IF(OR([$gtx.B2]=&quot;---&quot;;[$a102.B2]=&quot;---&quot;);&quot;---&quot;;[$gtx.B2]/[$a102.B2])" office:value-type="float" office:value="0.136263216032823" calcext:value-type="float">
            <text:p>0.14</text:p>
          </table:table-cell>
          <table:table-cell table:formula="of:=IF(OR([$gtx.B2]=&quot;---&quot;;[$sv3.B2]=&quot;---&quot;);&quot;---&quot;;[$gtx.B2]/[$sv3.B2])" office:value-type="float" office:value="0.0362540935426988" calcext:value-type="float">
            <text:p>0.04</text:p>
          </table:table-cell>
          <table:table-cell table:formula="of:=IF(OR([$gtx.B2]=&quot;---&quot;;[$a103.B2]=&quot;---&quot;);&quot;---&quot;;[$gtx.B2]/[$a103.B2])" office:value-type="float" office:value="0.0288352367595004" calcext:value-type="float">
            <text:p>0.03</text:p>
          </table:table-cell>
          <table:table-cell table:formula="of:=IF(OR([$sv2.B2]=&quot;---&quot;;[$a102.B2]=&quot;---&quot;);&quot;---&quot;;[$sv2.B2]/[$a102.B2])" office:value-type="float" office:value="0.812213981379201" calcext:value-type="float">
            <text:p>0.81</text:p>
          </table:table-cell>
          <table:table-cell table:formula="of:=IF(OR([$sv2.B2]=&quot;---&quot;;[$sv3.B2]=&quot;---&quot;);&quot;---&quot;;[$sv2.B2]/[$sv3.B2])" office:value-type="float" office:value="0.216097069443278" calcext:value-type="float">
            <text:p>0.22</text:p>
          </table:table-cell>
          <table:table-cell table:formula="of:=IF(OR([$sv2.B2]=&quot;---&quot;;[$a103.B2]=&quot;---&quot;);&quot;---&quot;;[$sv2.B2]/[$a103.B2])" office:value-type="float" office:value="0.171876043545048" calcext:value-type="float">
            <text:p>0.17</text:p>
          </table:table-cell>
          <table:table-cell table:formula="of:=IF(OR([$a102.B2]=&quot;---&quot;;[$sv3.B2]=&quot;---&quot;);&quot;---&quot;;[$a102.B2]/[$sv3.B2])" office:value-type="float" office:value="0.266059282895289" calcext:value-type="float">
            <text:p>0.27</text:p>
          </table:table-cell>
          <table:table-cell table:formula="of:=IF(OR([$a102.B2]=&quot;---&quot;;[$a103.B2]=&quot;---&quot;);&quot;---&quot;;[$a102.B2]/[$a103.B2])" office:value-type="float" office:value="0.211614238963468" calcext:value-type="float">
            <text:p>0.21</text:p>
          </table:table-cell>
          <table:table-cell table:formula="of:=IF(OR([$sv3.B2]=&quot;---&quot;;[$a103.B2]=&quot;---&quot;);&quot;---&quot;;[$sv3.B2]/[$a103.B2])" office:value-type="float" office:value="0.795364990315902" calcext:value-type="float">
            <text:p>0.80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formula="of:=IF(OR([$sv.B3]=&quot;---&quot;;[$a10.B3]=&quot;---&quot;);&quot;---&quot;;[$sv.B3]/[$a10.B3])" office:value-type="float" office:value="0.457050860396991" calcext:value-type="float">
            <text:p>0.46</text:p>
          </table:table-cell>
          <table:table-cell table:formula="of:=IF(OR([$sv.B3]=&quot;---&quot;;[$qdr.B3]=&quot;---&quot;);&quot;---&quot;;[$sv.B3]/[$qdr.B3])" office:value-type="float" office:value="51.1302640256125" calcext:value-type="float">
            <text:p>51.13</text:p>
          </table:table-cell>
          <table:table-cell table:formula="of:=IF(OR([$sv.B3]=&quot;---&quot;;[$gtx.B3]=&quot;---&quot;);&quot;---&quot;;[$sv.B3]/[$gtx.B3])" office:value-type="float" office:value="96.7018794996234" calcext:value-type="float">
            <text:p>96.70</text:p>
          </table:table-cell>
          <table:table-cell table:formula="of:=IF(OR([$sv.B3]=&quot;---&quot;;[$sv2.B3]=&quot;---&quot;);&quot;---&quot;;[$sv.B3]/[$sv2.B3])" office:value-type="string" office:string-value="---" calcext:value-type="string">
            <text:p>---</text:p>
          </table:table-cell>
          <table:table-cell table:formula="of:=IF(OR([$sv.B3]=&quot;---&quot;;[$a102.B3]=&quot;---&quot;);&quot;---&quot;;[$sv.B3]/[$a102.B3])" office:value-type="string" office:string-value="---" calcext:value-type="string">
            <text:p>---</text:p>
          </table:table-cell>
          <table:table-cell table:formula="of:=IF(OR([$sv.B3]=&quot;---&quot;;[$sv3.B3]=&quot;---&quot;);&quot;---&quot;;[$sv.B3]/[$sv3.B3])" office:value-type="string" office:string-value="---" calcext:value-type="string">
            <text:p>---</text:p>
          </table:table-cell>
          <table:table-cell table:formula="of:=IF(OR([$sv.B3]=&quot;---&quot;;[$a103.B3]=&quot;---&quot;);&quot;---&quot;;[$sv.B3]/[$a103.B3])" office:value-type="string" office:string-value="---" calcext:value-type="string">
            <text:p>---</text:p>
          </table:table-cell>
          <table:table-cell table:formula="of:=IF(OR([$a10.B3]=&quot;---&quot;;[$qdr.B3]=&quot;---&quot;);&quot;---&quot;;[$a10.B3]/[$qdr.B3])" office:value-type="float" office:value="111.869965590265" calcext:value-type="float">
            <text:p>111.87</text:p>
          </table:table-cell>
          <table:table-cell table:formula="of:=IF(OR([$a10.B3]=&quot;---&quot;;[$gtx.B3]=&quot;---&quot;);&quot;---&quot;;[$a10.B3]/[$gtx.B3])" office:value-type="float" office:value="211.577939959743" calcext:value-type="float">
            <text:p>211.58</text:p>
          </table:table-cell>
          <table:table-cell table:formula="of:=IF(OR([$a10.B3]=&quot;---&quot;;[$sv2.B3]=&quot;---&quot;);&quot;---&quot;;[$a10.B3]/[$sv2.B3])" office:value-type="string" office:string-value="---" calcext:value-type="string">
            <text:p>---</text:p>
          </table:table-cell>
          <table:table-cell table:formula="of:=IF(OR([$a10.B3]=&quot;---&quot;;[$a102.B3]=&quot;---&quot;);&quot;---&quot;;[$a10.B3]/[$a102.B3])" office:value-type="string" office:string-value="---" calcext:value-type="string">
            <text:p>---</text:p>
          </table:table-cell>
          <table:table-cell table:formula="of:=IF(OR([$a10.B3]=&quot;---&quot;;[$sv3.B3]=&quot;---&quot;);&quot;---&quot;;[$a10.B3]/[$sv3.B3])" office:value-type="string" office:string-value="---" calcext:value-type="string">
            <text:p>---</text:p>
          </table:table-cell>
          <table:table-cell table:formula="of:=IF(OR([$a10.B3]=&quot;---&quot;;[$a103.B3]=&quot;---&quot;);&quot;---&quot;;[$a10.B3]/[$a103.B3])" office:value-type="string" office:string-value="---" calcext:value-type="string">
            <text:p>---</text:p>
          </table:table-cell>
          <table:table-cell table:formula="of:=IF(OR([$qdr.B3]=&quot;---&quot;;[$gtx.B3]=&quot;---&quot;);&quot;---&quot;;[$qdr.B3]/[$gtx.B3])" office:value-type="float" office:value="1.89128457172024" calcext:value-type="float">
            <text:p>1.89</text:p>
          </table:table-cell>
          <table:table-cell table:formula="of:=IF(OR([$qdr.B3]=&quot;---&quot;;[$sv2.B3]=&quot;---&quot;);&quot;---&quot;;[$qdr.B3]/[$sv2.B3])" office:value-type="string" office:string-value="---" calcext:value-type="string">
            <text:p>---</text:p>
          </table:table-cell>
          <table:table-cell table:formula="of:=IF(OR([$qdr.B3]=&quot;---&quot;;[$a102.B3]=&quot;---&quot;);&quot;---&quot;;[$qdr.B3]/[$a102.B3])" office:value-type="string" office:string-value="---" calcext:value-type="string">
            <text:p>---</text:p>
          </table:table-cell>
          <table:table-cell table:formula="of:=IF(OR([$qdr.B3]=&quot;---&quot;;[$sv3.B3]=&quot;---&quot;);&quot;---&quot;;[$qdr.B3]/[$sv3.B3])" office:value-type="string" office:string-value="---" calcext:value-type="string">
            <text:p>---</text:p>
          </table:table-cell>
          <table:table-cell table:formula="of:=IF(OR([$qdr.B3]=&quot;---&quot;;[$a103.B3]=&quot;---&quot;);&quot;---&quot;;[$qdr.B3]/[$a103.B3])" office:value-type="string" office:string-value="---" calcext:value-type="string">
            <text:p>---</text:p>
          </table:table-cell>
          <table:table-cell table:formula="of:=IF(OR([$gtx.B3]=&quot;---&quot;;[$sv2.B3]=&quot;---&quot;);&quot;---&quot;;[$gtx.B3]/[$sv2.B3])" office:value-type="string" office:string-value="---" calcext:value-type="string">
            <text:p>---</text:p>
          </table:table-cell>
          <table:table-cell table:formula="of:=IF(OR([$gtx.B3]=&quot;---&quot;;[$a102.B3]=&quot;---&quot;);&quot;---&quot;;[$gtx.B3]/[$a102.B3])" office:value-type="string" office:string-value="---" calcext:value-type="string">
            <text:p>---</text:p>
          </table:table-cell>
          <table:table-cell table:formula="of:=IF(OR([$gtx.B3]=&quot;---&quot;;[$sv3.B3]=&quot;---&quot;);&quot;---&quot;;[$gtx.B3]/[$sv3.B3])" office:value-type="string" office:string-value="---" calcext:value-type="string">
            <text:p>---</text:p>
          </table:table-cell>
          <table:table-cell table:formula="of:=IF(OR([$gtx.B3]=&quot;---&quot;;[$a103.B3]=&quot;---&quot;);&quot;---&quot;;[$gtx.B3]/[$a103.B3])" office:value-type="string" office:string-value="---" calcext:value-type="string">
            <text:p>---</text:p>
          </table:table-cell>
          <table:table-cell table:formula="of:=IF(OR([$sv2.B3]=&quot;---&quot;;[$a102.B3]=&quot;---&quot;);&quot;---&quot;;[$sv2.B3]/[$a102.B3])" office:value-type="string" office:string-value="---" calcext:value-type="string">
            <text:p>---</text:p>
          </table:table-cell>
          <table:table-cell table:formula="of:=IF(OR([$sv2.B3]=&quot;---&quot;;[$sv3.B3]=&quot;---&quot;);&quot;---&quot;;[$sv2.B3]/[$sv3.B3])" office:value-type="string" office:string-value="---" calcext:value-type="string">
            <text:p>---</text:p>
          </table:table-cell>
          <table:table-cell table:formula="of:=IF(OR([$sv2.B3]=&quot;---&quot;;[$a103.B3]=&quot;---&quot;);&quot;---&quot;;[$sv2.B3]/[$a103.B3])" office:value-type="string" office:string-value="---" calcext:value-type="string">
            <text:p>---</text:p>
          </table:table-cell>
          <table:table-cell table:formula="of:=IF(OR([$a102.B3]=&quot;---&quot;;[$sv3.B3]=&quot;---&quot;);&quot;---&quot;;[$a102.B3]/[$sv3.B3])" office:value-type="string" office:string-value="---" calcext:value-type="string">
            <text:p>---</text:p>
          </table:table-cell>
          <table:table-cell table:formula="of:=IF(OR([$a102.B3]=&quot;---&quot;;[$a103.B3]=&quot;---&quot;);&quot;---&quot;;[$a102.B3]/[$a103.B3])" office:value-type="string" office:string-value="---" calcext:value-type="string">
            <text:p>---</text:p>
          </table:table-cell>
          <table:table-cell table:formula="of:=IF(OR([$sv3.B3]=&quot;---&quot;;[$a103.B3]=&quot;---&quot;);&quot;---&quot;;[$sv3.B3]/[$a103.B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formula="of:=IF(OR([$sv.B4]=&quot;---&quot;;[$a10.B4]=&quot;---&quot;);&quot;---&quot;;[$sv.B4]/[$a10.B4])" office:value-type="float" office:value="0.85863399854232" calcext:value-type="float">
            <text:p>0.86</text:p>
          </table:table-cell>
          <table:table-cell table:formula="of:=IF(OR([$sv.B4]=&quot;---&quot;;[$qdr.B4]=&quot;---&quot;);&quot;---&quot;;[$sv.B4]/[$qdr.B4])" office:value-type="float" office:value="22.2737664433469" calcext:value-type="float">
            <text:p>22.27</text:p>
          </table:table-cell>
          <table:table-cell table:formula="of:=IF(OR([$sv.B4]=&quot;---&quot;;[$gtx.B4]=&quot;---&quot;);&quot;---&quot;;[$sv.B4]/[$gtx.B4])" office:value-type="float" office:value="132.869384480747" calcext:value-type="float">
            <text:p>132.87</text:p>
          </table:table-cell>
          <table:table-cell table:formula="of:=IF(OR([$sv.B4]=&quot;---&quot;;[$sv2.B4]=&quot;---&quot;);&quot;---&quot;;[$sv.B4]/[$sv2.B4])" office:value-type="string" office:string-value="---" calcext:value-type="string">
            <text:p>---</text:p>
          </table:table-cell>
          <table:table-cell table:formula="of:=IF(OR([$sv.B4]=&quot;---&quot;;[$a102.B4]=&quot;---&quot;);&quot;---&quot;;[$sv.B4]/[$a102.B4])" office:value-type="string" office:string-value="---" calcext:value-type="string">
            <text:p>---</text:p>
          </table:table-cell>
          <table:table-cell table:formula="of:=IF(OR([$sv.B4]=&quot;---&quot;;[$sv3.B4]=&quot;---&quot;);&quot;---&quot;;[$sv.B4]/[$sv3.B4])" office:value-type="string" office:string-value="---" calcext:value-type="string">
            <text:p>---</text:p>
          </table:table-cell>
          <table:table-cell table:formula="of:=IF(OR([$sv.B4]=&quot;---&quot;;[$a103.B4]=&quot;---&quot;);&quot;---&quot;;[$sv.B4]/[$a103.B4])" office:value-type="string" office:string-value="---" calcext:value-type="string">
            <text:p>---</text:p>
          </table:table-cell>
          <table:table-cell table:formula="of:=IF(OR([$a10.B4]=&quot;---&quot;;[$qdr.B4]=&quot;---&quot;);&quot;---&quot;;[$a10.B4]/[$qdr.B4])" office:value-type="float" office:value="25.9409323194288" calcext:value-type="float">
            <text:p>25.94</text:p>
          </table:table-cell>
          <table:table-cell table:formula="of:=IF(OR([$a10.B4]=&quot;---&quot;;[$gtx.B4]=&quot;---&quot;);&quot;---&quot;;[$a10.B4]/[$gtx.B4])" office:value-type="float" office:value="154.745077304551" calcext:value-type="float">
            <text:p>154.75</text:p>
          </table:table-cell>
          <table:table-cell table:formula="of:=IF(OR([$a10.B4]=&quot;---&quot;;[$sv2.B4]=&quot;---&quot;);&quot;---&quot;;[$a10.B4]/[$sv2.B4])" office:value-type="string" office:string-value="---" calcext:value-type="string">
            <text:p>---</text:p>
          </table:table-cell>
          <table:table-cell table:formula="of:=IF(OR([$a10.B4]=&quot;---&quot;;[$a102.B4]=&quot;---&quot;);&quot;---&quot;;[$a10.B4]/[$a102.B4])" office:value-type="string" office:string-value="---" calcext:value-type="string">
            <text:p>---</text:p>
          </table:table-cell>
          <table:table-cell table:formula="of:=IF(OR([$a10.B4]=&quot;---&quot;;[$sv3.B4]=&quot;---&quot;);&quot;---&quot;;[$a10.B4]/[$sv3.B4])" office:value-type="string" office:string-value="---" calcext:value-type="string">
            <text:p>---</text:p>
          </table:table-cell>
          <table:table-cell table:formula="of:=IF(OR([$a10.B4]=&quot;---&quot;;[$a103.B4]=&quot;---&quot;);&quot;---&quot;;[$a10.B4]/[$a103.B4])" office:value-type="string" office:string-value="---" calcext:value-type="string">
            <text:p>---</text:p>
          </table:table-cell>
          <table:table-cell table:formula="of:=IF(OR([$qdr.B4]=&quot;---&quot;;[$gtx.B4]=&quot;---&quot;);&quot;---&quot;;[$qdr.B4]/[$gtx.B4])" office:value-type="float" office:value="5.96528588098016" calcext:value-type="float">
            <text:p>5.97</text:p>
          </table:table-cell>
          <table:table-cell table:formula="of:=IF(OR([$qdr.B4]=&quot;---&quot;;[$sv2.B4]=&quot;---&quot;);&quot;---&quot;;[$qdr.B4]/[$sv2.B4])" office:value-type="string" office:string-value="---" calcext:value-type="string">
            <text:p>---</text:p>
          </table:table-cell>
          <table:table-cell table:formula="of:=IF(OR([$qdr.B4]=&quot;---&quot;;[$a102.B4]=&quot;---&quot;);&quot;---&quot;;[$qdr.B4]/[$a102.B4])" office:value-type="string" office:string-value="---" calcext:value-type="string">
            <text:p>---</text:p>
          </table:table-cell>
          <table:table-cell table:formula="of:=IF(OR([$qdr.B4]=&quot;---&quot;;[$sv3.B4]=&quot;---&quot;);&quot;---&quot;;[$qdr.B4]/[$sv3.B4])" office:value-type="string" office:string-value="---" calcext:value-type="string">
            <text:p>---</text:p>
          </table:table-cell>
          <table:table-cell table:formula="of:=IF(OR([$qdr.B4]=&quot;---&quot;;[$a103.B4]=&quot;---&quot;);&quot;---&quot;;[$qdr.B4]/[$a103.B4])" office:value-type="string" office:string-value="---" calcext:value-type="string">
            <text:p>---</text:p>
          </table:table-cell>
          <table:table-cell table:formula="of:=IF(OR([$gtx.B4]=&quot;---&quot;;[$sv2.B4]=&quot;---&quot;);&quot;---&quot;;[$gtx.B4]/[$sv2.B4])" office:value-type="string" office:string-value="---" calcext:value-type="string">
            <text:p>---</text:p>
          </table:table-cell>
          <table:table-cell table:formula="of:=IF(OR([$gtx.B4]=&quot;---&quot;;[$a102.B4]=&quot;---&quot;);&quot;---&quot;;[$gtx.B4]/[$a102.B4])" office:value-type="string" office:string-value="---" calcext:value-type="string">
            <text:p>---</text:p>
          </table:table-cell>
          <table:table-cell table:formula="of:=IF(OR([$gtx.B4]=&quot;---&quot;;[$sv3.B4]=&quot;---&quot;);&quot;---&quot;;[$gtx.B4]/[$sv3.B4])" office:value-type="string" office:string-value="---" calcext:value-type="string">
            <text:p>---</text:p>
          </table:table-cell>
          <table:table-cell table:formula="of:=IF(OR([$gtx.B4]=&quot;---&quot;;[$a103.B4]=&quot;---&quot;);&quot;---&quot;;[$gtx.B4]/[$a103.B4])" office:value-type="string" office:string-value="---" calcext:value-type="string">
            <text:p>---</text:p>
          </table:table-cell>
          <table:table-cell table:formula="of:=IF(OR([$sv2.B4]=&quot;---&quot;;[$a102.B4]=&quot;---&quot;);&quot;---&quot;;[$sv2.B4]/[$a102.B4])" office:value-type="string" office:string-value="---" calcext:value-type="string">
            <text:p>---</text:p>
          </table:table-cell>
          <table:table-cell table:formula="of:=IF(OR([$sv2.B4]=&quot;---&quot;;[$sv3.B4]=&quot;---&quot;);&quot;---&quot;;[$sv2.B4]/[$sv3.B4])" office:value-type="string" office:string-value="---" calcext:value-type="string">
            <text:p>---</text:p>
          </table:table-cell>
          <table:table-cell table:formula="of:=IF(OR([$sv2.B4]=&quot;---&quot;;[$a103.B4]=&quot;---&quot;);&quot;---&quot;;[$sv2.B4]/[$a103.B4])" office:value-type="string" office:string-value="---" calcext:value-type="string">
            <text:p>---</text:p>
          </table:table-cell>
          <table:table-cell table:formula="of:=IF(OR([$a102.B4]=&quot;---&quot;;[$sv3.B4]=&quot;---&quot;);&quot;---&quot;;[$a102.B4]/[$sv3.B4])" office:value-type="string" office:string-value="---" calcext:value-type="string">
            <text:p>---</text:p>
          </table:table-cell>
          <table:table-cell table:formula="of:=IF(OR([$a102.B4]=&quot;---&quot;;[$a103.B4]=&quot;---&quot;);&quot;---&quot;;[$a102.B4]/[$a103.B4])" office:value-type="string" office:string-value="---" calcext:value-type="string">
            <text:p>---</text:p>
          </table:table-cell>
          <table:table-cell table:formula="of:=IF(OR([$sv3.B4]=&quot;---&quot;;[$a103.B4]=&quot;---&quot;);&quot;---&quot;;[$sv3.B4]/[$a103.B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IF(OR([$sv.B5]=&quot;---&quot;;[$a10.B5]=&quot;---&quot;);&quot;---&quot;;[$sv.B5]/[$a10.B5])" office:value-type="string" office:string-value="---" calcext:value-type="string">
            <text:p>---</text:p>
          </table:table-cell>
          <table:table-cell table:formula="of:=IF(OR([$sv.B5]=&quot;---&quot;;[$qdr.B5]=&quot;---&quot;);&quot;---&quot;;[$sv.B5]/[$qdr.B5])" office:value-type="float" office:value="5.25790139064475" calcext:value-type="float">
            <text:p>5.26</text:p>
          </table:table-cell>
          <table:table-cell table:formula="of:=IF(OR([$sv.B5]=&quot;---&quot;;[$gtx.B5]=&quot;---&quot;);&quot;---&quot;;[$sv.B5]/[$gtx.B5])" office:value-type="float" office:value="5.58255033557047" calcext:value-type="float">
            <text:p>5.58</text:p>
          </table:table-cell>
          <table:table-cell table:formula="of:=IF(OR([$sv.B5]=&quot;---&quot;;[$sv2.B5]=&quot;---&quot;);&quot;---&quot;;[$sv.B5]/[$sv2.B5])" office:value-type="string" office:string-value="---" calcext:value-type="string">
            <text:p>---</text:p>
          </table:table-cell>
          <table:table-cell table:formula="of:=IF(OR([$sv.B5]=&quot;---&quot;;[$a102.B5]=&quot;---&quot;);&quot;---&quot;;[$sv.B5]/[$a102.B5])" office:value-type="string" office:string-value="---" calcext:value-type="string">
            <text:p>---</text:p>
          </table:table-cell>
          <table:table-cell table:formula="of:=IF(OR([$sv.B5]=&quot;---&quot;;[$sv3.B5]=&quot;---&quot;);&quot;---&quot;;[$sv.B5]/[$sv3.B5])" office:value-type="string" office:string-value="---" calcext:value-type="string">
            <text:p>---</text:p>
          </table:table-cell>
          <table:table-cell table:formula="of:=IF(OR([$sv.B5]=&quot;---&quot;;[$a103.B5]=&quot;---&quot;);&quot;---&quot;;[$sv.B5]/[$a103.B5])" office:value-type="string" office:string-value="---" calcext:value-type="string">
            <text:p>---</text:p>
          </table:table-cell>
          <table:table-cell table:formula="of:=IF(OR([$a10.B5]=&quot;---&quot;;[$qdr.B5]=&quot;---&quot;);&quot;---&quot;;[$a10.B5]/[$qdr.B5])" office:value-type="string" office:string-value="---" calcext:value-type="string">
            <text:p>---</text:p>
          </table:table-cell>
          <table:table-cell table:formula="of:=IF(OR([$a10.B5]=&quot;---&quot;;[$gtx.B5]=&quot;---&quot;);&quot;---&quot;;[$a10.B5]/[$gtx.B5])" office:value-type="string" office:string-value="---" calcext:value-type="string">
            <text:p>---</text:p>
          </table:table-cell>
          <table:table-cell table:formula="of:=IF(OR([$a10.B5]=&quot;---&quot;;[$sv2.B5]=&quot;---&quot;);&quot;---&quot;;[$a10.B5]/[$sv2.B5])" office:value-type="string" office:string-value="---" calcext:value-type="string">
            <text:p>---</text:p>
          </table:table-cell>
          <table:table-cell table:formula="of:=IF(OR([$a10.B5]=&quot;---&quot;;[$a102.B5]=&quot;---&quot;);&quot;---&quot;;[$a10.B5]/[$a102.B5])" office:value-type="string" office:string-value="---" calcext:value-type="string">
            <text:p>---</text:p>
          </table:table-cell>
          <table:table-cell table:formula="of:=IF(OR([$a10.B5]=&quot;---&quot;;[$sv3.B5]=&quot;---&quot;);&quot;---&quot;;[$a10.B5]/[$sv3.B5])" office:value-type="string" office:string-value="---" calcext:value-type="string">
            <text:p>---</text:p>
          </table:table-cell>
          <table:table-cell table:formula="of:=IF(OR([$a10.B5]=&quot;---&quot;;[$a103.B5]=&quot;---&quot;);&quot;---&quot;;[$a10.B5]/[$a103.B5])" office:value-type="string" office:string-value="---" calcext:value-type="string">
            <text:p>---</text:p>
          </table:table-cell>
          <table:table-cell table:formula="of:=IF(OR([$qdr.B5]=&quot;---&quot;;[$gtx.B5]=&quot;---&quot;);&quot;---&quot;;[$qdr.B5]/[$gtx.B5])" office:value-type="float" office:value="1.06174496644295" calcext:value-type="float">
            <text:p>1.06</text:p>
          </table:table-cell>
          <table:table-cell table:formula="of:=IF(OR([$qdr.B5]=&quot;---&quot;;[$sv2.B5]=&quot;---&quot;);&quot;---&quot;;[$qdr.B5]/[$sv2.B5])" office:value-type="string" office:string-value="---" calcext:value-type="string">
            <text:p>---</text:p>
          </table:table-cell>
          <table:table-cell table:formula="of:=IF(OR([$qdr.B5]=&quot;---&quot;;[$a102.B5]=&quot;---&quot;);&quot;---&quot;;[$qdr.B5]/[$a102.B5])" office:value-type="string" office:string-value="---" calcext:value-type="string">
            <text:p>---</text:p>
          </table:table-cell>
          <table:table-cell table:formula="of:=IF(OR([$qdr.B5]=&quot;---&quot;;[$sv3.B5]=&quot;---&quot;);&quot;---&quot;;[$qdr.B5]/[$sv3.B5])" office:value-type="string" office:string-value="---" calcext:value-type="string">
            <text:p>---</text:p>
          </table:table-cell>
          <table:table-cell table:formula="of:=IF(OR([$qdr.B5]=&quot;---&quot;;[$a103.B5]=&quot;---&quot;);&quot;---&quot;;[$qdr.B5]/[$a103.B5])" office:value-type="string" office:string-value="---" calcext:value-type="string">
            <text:p>---</text:p>
          </table:table-cell>
          <table:table-cell table:formula="of:=IF(OR([$gtx.B5]=&quot;---&quot;;[$sv2.B5]=&quot;---&quot;);&quot;---&quot;;[$gtx.B5]/[$sv2.B5])" office:value-type="string" office:string-value="---" calcext:value-type="string">
            <text:p>---</text:p>
          </table:table-cell>
          <table:table-cell table:formula="of:=IF(OR([$gtx.B5]=&quot;---&quot;;[$a102.B5]=&quot;---&quot;);&quot;---&quot;;[$gtx.B5]/[$a102.B5])" office:value-type="string" office:string-value="---" calcext:value-type="string">
            <text:p>---</text:p>
          </table:table-cell>
          <table:table-cell table:formula="of:=IF(OR([$gtx.B5]=&quot;---&quot;;[$sv3.B5]=&quot;---&quot;);&quot;---&quot;;[$gtx.B5]/[$sv3.B5])" office:value-type="string" office:string-value="---" calcext:value-type="string">
            <text:p>---</text:p>
          </table:table-cell>
          <table:table-cell table:formula="of:=IF(OR([$gtx.B5]=&quot;---&quot;;[$a103.B5]=&quot;---&quot;);&quot;---&quot;;[$gtx.B5]/[$a103.B5])" office:value-type="string" office:string-value="---" calcext:value-type="string">
            <text:p>---</text:p>
          </table:table-cell>
          <table:table-cell table:formula="of:=IF(OR([$sv2.B5]=&quot;---&quot;;[$a102.B5]=&quot;---&quot;);&quot;---&quot;;[$sv2.B5]/[$a102.B5])" office:value-type="string" office:string-value="---" calcext:value-type="string">
            <text:p>---</text:p>
          </table:table-cell>
          <table:table-cell table:formula="of:=IF(OR([$sv2.B5]=&quot;---&quot;;[$sv3.B5]=&quot;---&quot;);&quot;---&quot;;[$sv2.B5]/[$sv3.B5])" office:value-type="string" office:string-value="---" calcext:value-type="string">
            <text:p>---</text:p>
          </table:table-cell>
          <table:table-cell table:formula="of:=IF(OR([$sv2.B5]=&quot;---&quot;;[$a103.B5]=&quot;---&quot;);&quot;---&quot;;[$sv2.B5]/[$a103.B5])" office:value-type="string" office:string-value="---" calcext:value-type="string">
            <text:p>---</text:p>
          </table:table-cell>
          <table:table-cell table:formula="of:=IF(OR([$a102.B5]=&quot;---&quot;;[$sv3.B5]=&quot;---&quot;);&quot;---&quot;;[$a102.B5]/[$sv3.B5])" office:value-type="string" office:string-value="---" calcext:value-type="string">
            <text:p>---</text:p>
          </table:table-cell>
          <table:table-cell table:formula="of:=IF(OR([$a102.B5]=&quot;---&quot;;[$a103.B5]=&quot;---&quot;);&quot;---&quot;;[$a102.B5]/[$a103.B5])" office:value-type="string" office:string-value="---" calcext:value-type="string">
            <text:p>---</text:p>
          </table:table-cell>
          <table:table-cell table:formula="of:=IF(OR([$sv3.B5]=&quot;---&quot;;[$a103.B5]=&quot;---&quot;);&quot;---&quot;;[$sv3.B5]/[$a103.B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formula="of:=IF(OR([$sv.B6]=&quot;---&quot;;[$a10.B6]=&quot;---&quot;);&quot;---&quot;;[$sv.B6]/[$a10.B6])" office:value-type="string" office:string-value="---" calcext:value-type="string">
            <text:p>---</text:p>
          </table:table-cell>
          <table:table-cell table:formula="of:=IF(OR([$sv.B6]=&quot;---&quot;;[$qdr.B6]=&quot;---&quot;);&quot;---&quot;;[$sv.B6]/[$qdr.B6])" office:value-type="float" office:value="7.69127125617115" calcext:value-type="float">
            <text:p>7.69</text:p>
          </table:table-cell>
          <table:table-cell table:formula="of:=IF(OR([$sv.B6]=&quot;---&quot;;[$gtx.B6]=&quot;---&quot;);&quot;---&quot;;[$sv.B6]/[$gtx.B6])" office:value-type="float" office:value="11.2483046492097" calcext:value-type="float">
            <text:p>11.25</text:p>
          </table:table-cell>
          <table:table-cell table:formula="of:=IF(OR([$sv.B6]=&quot;---&quot;;[$sv2.B6]=&quot;---&quot;);&quot;---&quot;;[$sv.B6]/[$sv2.B6])" office:value-type="float" office:value="2.22873606040285" calcext:value-type="float">
            <text:p>2.23</text:p>
          </table:table-cell>
          <table:table-cell table:formula="of:=IF(OR([$sv.B6]=&quot;---&quot;;[$a102.B6]=&quot;---&quot;);&quot;---&quot;;[$sv.B6]/[$a102.B6])" office:value-type="float" office:value="0.78952920671036" calcext:value-type="float">
            <text:p>0.79</text:p>
          </table:table-cell>
          <table:table-cell table:formula="of:=IF(OR([$sv.B6]=&quot;---&quot;;[$sv3.B6]=&quot;---&quot;);&quot;---&quot;;[$sv.B6]/[$sv3.B6])" office:value-type="string" office:string-value="---" calcext:value-type="string">
            <text:p>---</text:p>
          </table:table-cell>
          <table:table-cell table:formula="of:=IF(OR([$sv.B6]=&quot;---&quot;;[$a103.B6]=&quot;---&quot;);&quot;---&quot;;[$sv.B6]/[$a103.B6])" office:value-type="string" office:string-value="---" calcext:value-type="string">
            <text:p>---</text:p>
          </table:table-cell>
          <table:table-cell table:formula="of:=IF(OR([$a10.B6]=&quot;---&quot;;[$qdr.B6]=&quot;---&quot;);&quot;---&quot;;[$a10.B6]/[$qdr.B6])" office:value-type="string" office:string-value="---" calcext:value-type="string">
            <text:p>---</text:p>
          </table:table-cell>
          <table:table-cell table:formula="of:=IF(OR([$a10.B6]=&quot;---&quot;;[$gtx.B6]=&quot;---&quot;);&quot;---&quot;;[$a10.B6]/[$gtx.B6])" office:value-type="string" office:string-value="---" calcext:value-type="string">
            <text:p>---</text:p>
          </table:table-cell>
          <table:table-cell table:formula="of:=IF(OR([$a10.B6]=&quot;---&quot;;[$sv2.B6]=&quot;---&quot;);&quot;---&quot;;[$a10.B6]/[$sv2.B6])" office:value-type="string" office:string-value="---" calcext:value-type="string">
            <text:p>---</text:p>
          </table:table-cell>
          <table:table-cell table:formula="of:=IF(OR([$a10.B6]=&quot;---&quot;;[$a102.B6]=&quot;---&quot;);&quot;---&quot;;[$a10.B6]/[$a102.B6])" office:value-type="string" office:string-value="---" calcext:value-type="string">
            <text:p>---</text:p>
          </table:table-cell>
          <table:table-cell table:formula="of:=IF(OR([$a10.B6]=&quot;---&quot;;[$sv3.B6]=&quot;---&quot;);&quot;---&quot;;[$a10.B6]/[$sv3.B6])" office:value-type="string" office:string-value="---" calcext:value-type="string">
            <text:p>---</text:p>
          </table:table-cell>
          <table:table-cell table:formula="of:=IF(OR([$a10.B6]=&quot;---&quot;;[$a103.B6]=&quot;---&quot;);&quot;---&quot;;[$a10.B6]/[$a103.B6])" office:value-type="string" office:string-value="---" calcext:value-type="string">
            <text:p>---</text:p>
          </table:table-cell>
          <table:table-cell table:formula="of:=IF(OR([$qdr.B6]=&quot;---&quot;;[$gtx.B6]=&quot;---&quot;);&quot;---&quot;;[$qdr.B6]/[$gtx.B6])" office:value-type="float" office:value="1.46247665367211" calcext:value-type="float">
            <text:p>1.46</text:p>
          </table:table-cell>
          <table:table-cell table:formula="of:=IF(OR([$qdr.B6]=&quot;---&quot;;[$sv2.B6]=&quot;---&quot;);&quot;---&quot;;[$qdr.B6]/[$sv2.B6])" office:value-type="float" office:value="0.289774731142737" calcext:value-type="float">
            <text:p>0.29</text:p>
          </table:table-cell>
          <table:table-cell table:formula="of:=IF(OR([$qdr.B6]=&quot;---&quot;;[$a102.B6]=&quot;---&quot;);&quot;---&quot;;[$qdr.B6]/[$a102.B6])" office:value-type="float" office:value="0.102652627948452" calcext:value-type="float">
            <text:p>0.10</text:p>
          </table:table-cell>
          <table:table-cell table:formula="of:=IF(OR([$qdr.B6]=&quot;---&quot;;[$sv3.B6]=&quot;---&quot;);&quot;---&quot;;[$qdr.B6]/[$sv3.B6])" office:value-type="string" office:string-value="---" calcext:value-type="string">
            <text:p>---</text:p>
          </table:table-cell>
          <table:table-cell table:formula="of:=IF(OR([$qdr.B6]=&quot;---&quot;;[$a103.B6]=&quot;---&quot;);&quot;---&quot;;[$qdr.B6]/[$a103.B6])" office:value-type="string" office:string-value="---" calcext:value-type="string">
            <text:p>---</text:p>
          </table:table-cell>
          <table:table-cell table:formula="of:=IF(OR([$gtx.B6]=&quot;---&quot;;[$sv2.B6]=&quot;---&quot;);&quot;---&quot;;[$gtx.B6]/[$sv2.B6])" office:value-type="float" office:value="0.19813973126692" calcext:value-type="float">
            <text:p>0.20</text:p>
          </table:table-cell>
          <table:table-cell table:formula="of:=IF(OR([$gtx.B6]=&quot;---&quot;;[$a102.B6]=&quot;---&quot;);&quot;---&quot;;[$gtx.B6]/[$a102.B6])" office:value-type="float" office:value="0.0701909515551602" calcext:value-type="float">
            <text:p>0.07</text:p>
          </table:table-cell>
          <table:table-cell table:formula="of:=IF(OR([$gtx.B6]=&quot;---&quot;;[$sv3.B6]=&quot;---&quot;);&quot;---&quot;;[$gtx.B6]/[$sv3.B6])" office:value-type="string" office:string-value="---" calcext:value-type="string">
            <text:p>---</text:p>
          </table:table-cell>
          <table:table-cell table:formula="of:=IF(OR([$gtx.B6]=&quot;---&quot;;[$a103.B6]=&quot;---&quot;);&quot;---&quot;;[$gtx.B6]/[$a103.B6])" office:value-type="string" office:string-value="---" calcext:value-type="string">
            <text:p>---</text:p>
          </table:table-cell>
          <table:table-cell table:formula="of:=IF(OR([$sv2.B6]=&quot;---&quot;;[$a102.B6]=&quot;---&quot;);&quot;---&quot;;[$sv2.B6]/[$a102.B6])" office:value-type="float" office:value="0.354249756504433" calcext:value-type="float">
            <text:p>0.35</text:p>
          </table:table-cell>
          <table:table-cell table:formula="of:=IF(OR([$sv2.B6]=&quot;---&quot;;[$sv3.B6]=&quot;---&quot;);&quot;---&quot;;[$sv2.B6]/[$sv3.B6])" office:value-type="string" office:string-value="---" calcext:value-type="string">
            <text:p>---</text:p>
          </table:table-cell>
          <table:table-cell table:formula="of:=IF(OR([$sv2.B6]=&quot;---&quot;;[$a103.B6]=&quot;---&quot;);&quot;---&quot;;[$sv2.B6]/[$a103.B6])" office:value-type="string" office:string-value="---" calcext:value-type="string">
            <text:p>---</text:p>
          </table:table-cell>
          <table:table-cell table:formula="of:=IF(OR([$a102.B6]=&quot;---&quot;;[$sv3.B6]=&quot;---&quot;);&quot;---&quot;;[$a102.B6]/[$sv3.B6])" office:value-type="string" office:string-value="---" calcext:value-type="string">
            <text:p>---</text:p>
          </table:table-cell>
          <table:table-cell table:formula="of:=IF(OR([$a102.B6]=&quot;---&quot;;[$a103.B6]=&quot;---&quot;);&quot;---&quot;;[$a102.B6]/[$a103.B6])" office:value-type="string" office:string-value="---" calcext:value-type="string">
            <text:p>---</text:p>
          </table:table-cell>
          <table:table-cell table:formula="of:=IF(OR([$sv3.B6]=&quot;---&quot;;[$a103.B6]=&quot;---&quot;);&quot;---&quot;;[$sv3.B6]/[$a103.B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formula="of:=IF(OR([$sv.B7]=&quot;---&quot;;[$a10.B7]=&quot;---&quot;);&quot;---&quot;;[$sv.B7]/[$a10.B7])" office:value-type="string" office:string-value="---" calcext:value-type="string">
            <text:p>---</text:p>
          </table:table-cell>
          <table:table-cell table:formula="of:=IF(OR([$sv.B7]=&quot;---&quot;;[$qdr.B7]=&quot;---&quot;);&quot;---&quot;;[$sv.B7]/[$qdr.B7])" office:value-type="float" office:value="7.13623994421484" calcext:value-type="float">
            <text:p>7.14</text:p>
          </table:table-cell>
          <table:table-cell table:formula="of:=IF(OR([$sv.B7]=&quot;---&quot;;[$gtx.B7]=&quot;---&quot;);&quot;---&quot;;[$sv.B7]/[$gtx.B7])" office:value-type="float" office:value="10.7606365245044" calcext:value-type="float">
            <text:p>10.76</text:p>
          </table:table-cell>
          <table:table-cell table:formula="of:=IF(OR([$sv.B7]=&quot;---&quot;;[$sv2.B7]=&quot;---&quot;);&quot;---&quot;;[$sv.B7]/[$sv2.B7])" office:value-type="float" office:value="2.18920448912936" calcext:value-type="float">
            <text:p>2.19</text:p>
          </table:table-cell>
          <table:table-cell table:formula="of:=IF(OR([$sv.B7]=&quot;---&quot;;[$a102.B7]=&quot;---&quot;);&quot;---&quot;;[$sv.B7]/[$a102.B7])" office:value-type="float" office:value="0.750672464426699" calcext:value-type="float">
            <text:p>0.75</text:p>
          </table:table-cell>
          <table:table-cell table:formula="of:=IF(OR([$sv.B7]=&quot;---&quot;;[$sv3.B7]=&quot;---&quot;);&quot;---&quot;;[$sv.B7]/[$sv3.B7])" office:value-type="string" office:string-value="---" calcext:value-type="string">
            <text:p>---</text:p>
          </table:table-cell>
          <table:table-cell table:formula="of:=IF(OR([$sv.B7]=&quot;---&quot;;[$a103.B7]=&quot;---&quot;);&quot;---&quot;;[$sv.B7]/[$a103.B7])" office:value-type="string" office:string-value="---" calcext:value-type="string">
            <text:p>---</text:p>
          </table:table-cell>
          <table:table-cell table:formula="of:=IF(OR([$a10.B7]=&quot;---&quot;;[$qdr.B7]=&quot;---&quot;);&quot;---&quot;;[$a10.B7]/[$qdr.B7])" office:value-type="string" office:string-value="---" calcext:value-type="string">
            <text:p>---</text:p>
          </table:table-cell>
          <table:table-cell table:formula="of:=IF(OR([$a10.B7]=&quot;---&quot;;[$gtx.B7]=&quot;---&quot;);&quot;---&quot;;[$a10.B7]/[$gtx.B7])" office:value-type="string" office:string-value="---" calcext:value-type="string">
            <text:p>---</text:p>
          </table:table-cell>
          <table:table-cell table:formula="of:=IF(OR([$a10.B7]=&quot;---&quot;;[$sv2.B7]=&quot;---&quot;);&quot;---&quot;;[$a10.B7]/[$sv2.B7])" office:value-type="string" office:string-value="---" calcext:value-type="string">
            <text:p>---</text:p>
          </table:table-cell>
          <table:table-cell table:formula="of:=IF(OR([$a10.B7]=&quot;---&quot;;[$a102.B7]=&quot;---&quot;);&quot;---&quot;;[$a10.B7]/[$a102.B7])" office:value-type="string" office:string-value="---" calcext:value-type="string">
            <text:p>---</text:p>
          </table:table-cell>
          <table:table-cell table:formula="of:=IF(OR([$a10.B7]=&quot;---&quot;;[$sv3.B7]=&quot;---&quot;);&quot;---&quot;;[$a10.B7]/[$sv3.B7])" office:value-type="string" office:string-value="---" calcext:value-type="string">
            <text:p>---</text:p>
          </table:table-cell>
          <table:table-cell table:formula="of:=IF(OR([$a10.B7]=&quot;---&quot;;[$a103.B7]=&quot;---&quot;);&quot;---&quot;;[$a10.B7]/[$a103.B7])" office:value-type="string" office:string-value="---" calcext:value-type="string">
            <text:p>---</text:p>
          </table:table-cell>
          <table:table-cell table:formula="of:=IF(OR([$qdr.B7]=&quot;---&quot;;[$gtx.B7]=&quot;---&quot;);&quot;---&quot;;[$qdr.B7]/[$gtx.B7])" office:value-type="float" office:value="1.50788603082605" calcext:value-type="float">
            <text:p>1.51</text:p>
          </table:table-cell>
          <table:table-cell table:formula="of:=IF(OR([$qdr.B7]=&quot;---&quot;;[$sv2.B7]=&quot;---&quot;);&quot;---&quot;;[$qdr.B7]/[$sv2.B7])" office:value-type="float" office:value="0.306772825219265" calcext:value-type="float">
            <text:p>0.31</text:p>
          </table:table-cell>
          <table:table-cell table:formula="of:=IF(OR([$qdr.B7]=&quot;---&quot;;[$a102.B7]=&quot;---&quot;);&quot;---&quot;;[$qdr.B7]/[$a102.B7])" office:value-type="float" office:value="0.105191595335195" calcext:value-type="float">
            <text:p>0.11</text:p>
          </table:table-cell>
          <table:table-cell table:formula="of:=IF(OR([$qdr.B7]=&quot;---&quot;;[$sv3.B7]=&quot;---&quot;);&quot;---&quot;;[$qdr.B7]/[$sv3.B7])" office:value-type="string" office:string-value="---" calcext:value-type="string">
            <text:p>---</text:p>
          </table:table-cell>
          <table:table-cell table:formula="of:=IF(OR([$qdr.B7]=&quot;---&quot;;[$a103.B7]=&quot;---&quot;);&quot;---&quot;;[$qdr.B7]/[$a103.B7])" office:value-type="string" office:string-value="---" calcext:value-type="string">
            <text:p>---</text:p>
          </table:table-cell>
          <table:table-cell table:formula="of:=IF(OR([$gtx.B7]=&quot;---&quot;;[$sv2.B7]=&quot;---&quot;);&quot;---&quot;;[$gtx.B7]/[$sv2.B7])" office:value-type="float" office:value="0.203445631133813" calcext:value-type="float">
            <text:p>0.20</text:p>
          </table:table-cell>
          <table:table-cell table:formula="of:=IF(OR([$gtx.B7]=&quot;---&quot;;[$a102.B7]=&quot;---&quot;);&quot;---&quot;;[$gtx.B7]/[$a102.B7])" office:value-type="float" office:value="0.0697609721058088" calcext:value-type="float">
            <text:p>0.07</text:p>
          </table:table-cell>
          <table:table-cell table:formula="of:=IF(OR([$gtx.B7]=&quot;---&quot;;[$sv3.B7]=&quot;---&quot;);&quot;---&quot;;[$gtx.B7]/[$sv3.B7])" office:value-type="string" office:string-value="---" calcext:value-type="string">
            <text:p>---</text:p>
          </table:table-cell>
          <table:table-cell table:formula="of:=IF(OR([$gtx.B7]=&quot;---&quot;;[$a103.B7]=&quot;---&quot;);&quot;---&quot;;[$gtx.B7]/[$a103.B7])" office:value-type="string" office:string-value="---" calcext:value-type="string">
            <text:p>---</text:p>
          </table:table-cell>
          <table:table-cell table:formula="of:=IF(OR([$sv2.B7]=&quot;---&quot;;[$a102.B7]=&quot;---&quot;);&quot;---&quot;;[$sv2.B7]/[$a102.B7])" office:value-type="float" office:value="0.342897371238828" calcext:value-type="float">
            <text:p>0.34</text:p>
          </table:table-cell>
          <table:table-cell table:formula="of:=IF(OR([$sv2.B7]=&quot;---&quot;;[$sv3.B7]=&quot;---&quot;);&quot;---&quot;;[$sv2.B7]/[$sv3.B7])" office:value-type="string" office:string-value="---" calcext:value-type="string">
            <text:p>---</text:p>
          </table:table-cell>
          <table:table-cell table:formula="of:=IF(OR([$sv2.B7]=&quot;---&quot;;[$a103.B7]=&quot;---&quot;);&quot;---&quot;;[$sv2.B7]/[$a103.B7])" office:value-type="string" office:string-value="---" calcext:value-type="string">
            <text:p>---</text:p>
          </table:table-cell>
          <table:table-cell table:formula="of:=IF(OR([$a102.B7]=&quot;---&quot;;[$sv3.B7]=&quot;---&quot;);&quot;---&quot;;[$a102.B7]/[$sv3.B7])" office:value-type="string" office:string-value="---" calcext:value-type="string">
            <text:p>---</text:p>
          </table:table-cell>
          <table:table-cell table:formula="of:=IF(OR([$a102.B7]=&quot;---&quot;;[$a103.B7]=&quot;---&quot;);&quot;---&quot;;[$a102.B7]/[$a103.B7])" office:value-type="string" office:string-value="---" calcext:value-type="string">
            <text:p>---</text:p>
          </table:table-cell>
          <table:table-cell table:formula="of:=IF(OR([$sv3.B7]=&quot;---&quot;;[$a103.B7]=&quot;---&quot;);&quot;---&quot;;[$sv3.B7]/[$a103.B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formula="of:=IF(OR([$sv.B8]=&quot;---&quot;;[$a10.B8]=&quot;---&quot;);&quot;---&quot;;[$sv.B8]/[$a10.B8])" office:value-type="string" office:string-value="---" calcext:value-type="string">
            <text:p>---</text:p>
          </table:table-cell>
          <table:table-cell table:formula="of:=IF(OR([$sv.B8]=&quot;---&quot;;[$qdr.B8]=&quot;---&quot;);&quot;---&quot;;[$sv.B8]/[$qdr.B8])" office:value-type="string" office:string-value="---" calcext:value-type="string">
            <text:p>---</text:p>
          </table:table-cell>
          <table:table-cell table:formula="of:=IF(OR([$sv.B8]=&quot;---&quot;;[$gtx.B8]=&quot;---&quot;);&quot;---&quot;;[$sv.B8]/[$gtx.B8])" office:value-type="string" office:string-value="---" calcext:value-type="string">
            <text:p>---</text:p>
          </table:table-cell>
          <table:table-cell table:formula="of:=IF(OR([$sv.B8]=&quot;---&quot;;[$sv2.B8]=&quot;---&quot;);&quot;---&quot;;[$sv.B8]/[$sv2.B8])" office:value-type="float" office:value="525.825708201587" calcext:value-type="float">
            <text:p>525.83</text:p>
          </table:table-cell>
          <table:table-cell table:formula="of:=IF(OR([$sv.B8]=&quot;---&quot;;[$a102.B8]=&quot;---&quot;);&quot;---&quot;;[$sv.B8]/[$a102.B8])" office:value-type="float" office:value="931.388844439364" calcext:value-type="float">
            <text:p>931.39</text:p>
          </table:table-cell>
          <table:table-cell table:formula="of:=IF(OR([$sv.B8]=&quot;---&quot;;[$sv3.B8]=&quot;---&quot;);&quot;---&quot;;[$sv.B8]/[$sv3.B8])" office:value-type="float" office:value="492.488879487489" calcext:value-type="float">
            <text:p>492.49</text:p>
          </table:table-cell>
          <table:table-cell table:formula="of:=IF(OR([$sv.B8]=&quot;---&quot;;[$a103.B8]=&quot;---&quot;);&quot;---&quot;;[$sv.B8]/[$a103.B8])" office:value-type="float" office:value="515.057265659566" calcext:value-type="float">
            <text:p>515.06</text:p>
          </table:table-cell>
          <table:table-cell table:formula="of:=IF(OR([$a10.B8]=&quot;---&quot;;[$qdr.B8]=&quot;---&quot;);&quot;---&quot;;[$a10.B8]/[$qdr.B8])" office:value-type="string" office:string-value="---" calcext:value-type="string">
            <text:p>---</text:p>
          </table:table-cell>
          <table:table-cell table:formula="of:=IF(OR([$a10.B8]=&quot;---&quot;;[$gtx.B8]=&quot;---&quot;);&quot;---&quot;;[$a10.B8]/[$gtx.B8])" office:value-type="string" office:string-value="---" calcext:value-type="string">
            <text:p>---</text:p>
          </table:table-cell>
          <table:table-cell table:formula="of:=IF(OR([$a10.B8]=&quot;---&quot;;[$sv2.B8]=&quot;---&quot;);&quot;---&quot;;[$a10.B8]/[$sv2.B8])" office:value-type="string" office:string-value="---" calcext:value-type="string">
            <text:p>---</text:p>
          </table:table-cell>
          <table:table-cell table:formula="of:=IF(OR([$a10.B8]=&quot;---&quot;;[$a102.B8]=&quot;---&quot;);&quot;---&quot;;[$a10.B8]/[$a102.B8])" office:value-type="string" office:string-value="---" calcext:value-type="string">
            <text:p>---</text:p>
          </table:table-cell>
          <table:table-cell table:formula="of:=IF(OR([$a10.B8]=&quot;---&quot;;[$sv3.B8]=&quot;---&quot;);&quot;---&quot;;[$a10.B8]/[$sv3.B8])" office:value-type="string" office:string-value="---" calcext:value-type="string">
            <text:p>---</text:p>
          </table:table-cell>
          <table:table-cell table:formula="of:=IF(OR([$a10.B8]=&quot;---&quot;;[$a103.B8]=&quot;---&quot;);&quot;---&quot;;[$a10.B8]/[$a103.B8])" office:value-type="string" office:string-value="---" calcext:value-type="string">
            <text:p>---</text:p>
          </table:table-cell>
          <table:table-cell table:formula="of:=IF(OR([$qdr.B8]=&quot;---&quot;;[$gtx.B8]=&quot;---&quot;);&quot;---&quot;;[$qdr.B8]/[$gtx.B8])" office:value-type="string" office:string-value="---" calcext:value-type="string">
            <text:p>---</text:p>
          </table:table-cell>
          <table:table-cell table:formula="of:=IF(OR([$qdr.B8]=&quot;---&quot;;[$sv2.B8]=&quot;---&quot;);&quot;---&quot;;[$qdr.B8]/[$sv2.B8])" office:value-type="string" office:string-value="---" calcext:value-type="string">
            <text:p>---</text:p>
          </table:table-cell>
          <table:table-cell table:formula="of:=IF(OR([$qdr.B8]=&quot;---&quot;;[$a102.B8]=&quot;---&quot;);&quot;---&quot;;[$qdr.B8]/[$a102.B8])" office:value-type="string" office:string-value="---" calcext:value-type="string">
            <text:p>---</text:p>
          </table:table-cell>
          <table:table-cell table:formula="of:=IF(OR([$qdr.B8]=&quot;---&quot;;[$sv3.B8]=&quot;---&quot;);&quot;---&quot;;[$qdr.B8]/[$sv3.B8])" office:value-type="string" office:string-value="---" calcext:value-type="string">
            <text:p>---</text:p>
          </table:table-cell>
          <table:table-cell table:formula="of:=IF(OR([$qdr.B8]=&quot;---&quot;;[$a103.B8]=&quot;---&quot;);&quot;---&quot;;[$qdr.B8]/[$a103.B8])" office:value-type="string" office:string-value="---" calcext:value-type="string">
            <text:p>---</text:p>
          </table:table-cell>
          <table:table-cell table:formula="of:=IF(OR([$gtx.B8]=&quot;---&quot;;[$sv2.B8]=&quot;---&quot;);&quot;---&quot;;[$gtx.B8]/[$sv2.B8])" office:value-type="string" office:string-value="---" calcext:value-type="string">
            <text:p>---</text:p>
          </table:table-cell>
          <table:table-cell table:formula="of:=IF(OR([$gtx.B8]=&quot;---&quot;;[$a102.B8]=&quot;---&quot;);&quot;---&quot;;[$gtx.B8]/[$a102.B8])" office:value-type="string" office:string-value="---" calcext:value-type="string">
            <text:p>---</text:p>
          </table:table-cell>
          <table:table-cell table:formula="of:=IF(OR([$gtx.B8]=&quot;---&quot;;[$sv3.B8]=&quot;---&quot;);&quot;---&quot;;[$gtx.B8]/[$sv3.B8])" office:value-type="string" office:string-value="---" calcext:value-type="string">
            <text:p>---</text:p>
          </table:table-cell>
          <table:table-cell table:formula="of:=IF(OR([$gtx.B8]=&quot;---&quot;;[$a103.B8]=&quot;---&quot;);&quot;---&quot;;[$gtx.B8]/[$a103.B8])" office:value-type="string" office:string-value="---" calcext:value-type="string">
            <text:p>---</text:p>
          </table:table-cell>
          <table:table-cell table:formula="of:=IF(OR([$sv2.B8]=&quot;---&quot;;[$a102.B8]=&quot;---&quot;);&quot;---&quot;;[$sv2.B8]/[$a102.B8])" office:value-type="float" office:value="1.77128814721683" calcext:value-type="float">
            <text:p>1.77</text:p>
          </table:table-cell>
          <table:table-cell table:formula="of:=IF(OR([$sv2.B8]=&quot;---&quot;;[$sv3.B8]=&quot;---&quot;);&quot;---&quot;;[$sv2.B8]/[$sv3.B8])" office:value-type="float" office:value="0.936600991176115" calcext:value-type="float">
            <text:p>0.94</text:p>
          </table:table-cell>
          <table:table-cell table:formula="of:=IF(OR([$sv2.B8]=&quot;---&quot;;[$a103.B8]=&quot;---&quot;);&quot;---&quot;;[$sv2.B8]/[$a103.B8])" office:value-type="float" office:value="0.979520889956387" calcext:value-type="float">
            <text:p>0.98</text:p>
          </table:table-cell>
          <table:table-cell table:formula="of:=IF(OR([$a102.B8]=&quot;---&quot;;[$sv3.B8]=&quot;---&quot;);&quot;---&quot;;[$a102.B8]/[$sv3.B8])" office:value-type="float" office:value="0.528768282364318" calcext:value-type="float">
            <text:p>0.53</text:p>
          </table:table-cell>
          <table:table-cell table:formula="of:=IF(OR([$a102.B8]=&quot;---&quot;;[$a103.B8]=&quot;---&quot;);&quot;---&quot;;[$a102.B8]/[$a103.B8])" office:value-type="float" office:value="0.552999178307313" calcext:value-type="float">
            <text:p>0.55</text:p>
          </table:table-cell>
          <table:table-cell table:formula="of:=IF(OR([$sv3.B8]=&quot;---&quot;;[$a103.B8]=&quot;---&quot;);&quot;---&quot;;[$sv3.B8]/[$a103.B8])" office:value-type="float" office:value="1.04582516907907" calcext:value-type="float">
            <text:p>1.05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IF(OR([$sv.B9]=&quot;---&quot;;[$a10.B9]=&quot;---&quot;);&quot;---&quot;;[$sv.B9]/[$a10.B9])" office:value-type="float" office:value="0.115866655763622" calcext:value-type="float">
            <text:p>0.12</text:p>
          </table:table-cell>
          <table:table-cell table:formula="of:=IF(OR([$sv.B9]=&quot;---&quot;;[$qdr.B9]=&quot;---&quot;);&quot;---&quot;;[$sv.B9]/[$qdr.B9])" office:value-type="float" office:value="4.00672374518891" calcext:value-type="float">
            <text:p>4.01</text:p>
          </table:table-cell>
          <table:table-cell table:formula="of:=IF(OR([$sv.B9]=&quot;---&quot;;[$gtx.B9]=&quot;---&quot;);&quot;---&quot;;[$sv.B9]/[$gtx.B9])" office:value-type="float" office:value="16.478097945471" calcext:value-type="float">
            <text:p>16.48</text:p>
          </table:table-cell>
          <table:table-cell table:formula="of:=IF(OR([$sv.B9]=&quot;---&quot;;[$sv2.B9]=&quot;---&quot;);&quot;---&quot;;[$sv.B9]/[$sv2.B9])" office:value-type="float" office:value="0.870937669672828" calcext:value-type="float">
            <text:p>0.87</text:p>
          </table:table-cell>
          <table:table-cell table:formula="of:=IF(OR([$sv.B9]=&quot;---&quot;;[$a102.B9]=&quot;---&quot;);&quot;---&quot;;[$sv.B9]/[$a102.B9])" office:value-type="float" office:value="0.183771094572423" calcext:value-type="float">
            <text:p>0.18</text:p>
          </table:table-cell>
          <table:table-cell table:formula="of:=IF(OR([$sv.B9]=&quot;---&quot;;[$sv3.B9]=&quot;---&quot;);&quot;---&quot;;[$sv.B9]/[$sv3.B9])" office:value-type="string" office:string-value="---" calcext:value-type="string">
            <text:p>---</text:p>
          </table:table-cell>
          <table:table-cell table:formula="of:=IF(OR([$sv.B9]=&quot;---&quot;;[$a103.B9]=&quot;---&quot;);&quot;---&quot;;[$sv.B9]/[$a103.B9])" office:value-type="string" office:string-value="---" calcext:value-type="string">
            <text:p>---</text:p>
          </table:table-cell>
          <table:table-cell table:formula="of:=IF(OR([$a10.B9]=&quot;---&quot;;[$qdr.B9]=&quot;---&quot;);&quot;---&quot;;[$a10.B9]/[$qdr.B9])" office:value-type="float" office:value="34.5804728615191" calcext:value-type="float">
            <text:p>34.58</text:p>
          </table:table-cell>
          <table:table-cell table:formula="of:=IF(OR([$a10.B9]=&quot;---&quot;;[$gtx.B9]=&quot;---&quot;);&quot;---&quot;;[$a10.B9]/[$gtx.B9])" office:value-type="float" office:value="142.216048585089" calcext:value-type="float">
            <text:p>142.22</text:p>
          </table:table-cell>
          <table:table-cell table:formula="of:=IF(OR([$a10.B9]=&quot;---&quot;;[$sv2.B9]=&quot;---&quot;);&quot;---&quot;;[$a10.B9]/[$sv2.B9])" office:value-type="float" office:value="7.51672397837749" calcext:value-type="float">
            <text:p>7.52</text:p>
          </table:table-cell>
          <table:table-cell table:formula="of:=IF(OR([$a10.B9]=&quot;---&quot;;[$a102.B9]=&quot;---&quot;);&quot;---&quot;;[$a10.B9]/[$a102.B9])" office:value-type="float" office:value="1.58605677674285" calcext:value-type="float">
            <text:p>1.59</text:p>
          </table:table-cell>
          <table:table-cell table:formula="of:=IF(OR([$a10.B9]=&quot;---&quot;;[$sv3.B9]=&quot;---&quot;);&quot;---&quot;;[$a10.B9]/[$sv3.B9])" office:value-type="string" office:string-value="---" calcext:value-type="string">
            <text:p>---</text:p>
          </table:table-cell>
          <table:table-cell table:formula="of:=IF(OR([$a10.B9]=&quot;---&quot;;[$a103.B9]=&quot;---&quot;);&quot;---&quot;;[$a10.B9]/[$a103.B9])" office:value-type="string" office:string-value="---" calcext:value-type="string">
            <text:p>---</text:p>
          </table:table-cell>
          <table:table-cell table:formula="of:=IF(OR([$qdr.B9]=&quot;---&quot;;[$gtx.B9]=&quot;---&quot;);&quot;---&quot;;[$qdr.B9]/[$gtx.B9])" office:value-type="float" office:value="4.11261144850756" calcext:value-type="float">
            <text:p>4.11</text:p>
          </table:table-cell>
          <table:table-cell table:formula="of:=IF(OR([$qdr.B9]=&quot;---&quot;;[$sv2.B9]=&quot;---&quot;);&quot;---&quot;;[$qdr.B9]/[$sv2.B9])" office:value-type="float" office:value="0.217369033919199" calcext:value-type="float">
            <text:p>0.22</text:p>
          </table:table-cell>
          <table:table-cell table:formula="of:=IF(OR([$qdr.B9]=&quot;---&quot;;[$a102.B9]=&quot;---&quot;);&quot;---&quot;;[$qdr.B9]/[$a102.B9])" office:value-type="float" office:value="0.0458656763629106" calcext:value-type="float">
            <text:p>0.05</text:p>
          </table:table-cell>
          <table:table-cell table:formula="of:=IF(OR([$qdr.B9]=&quot;---&quot;;[$sv3.B9]=&quot;---&quot;);&quot;---&quot;;[$qdr.B9]/[$sv3.B9])" office:value-type="string" office:string-value="---" calcext:value-type="string">
            <text:p>---</text:p>
          </table:table-cell>
          <table:table-cell table:formula="of:=IF(OR([$qdr.B9]=&quot;---&quot;;[$a103.B9]=&quot;---&quot;);&quot;---&quot;;[$qdr.B9]/[$a103.B9])" office:value-type="string" office:string-value="---" calcext:value-type="string">
            <text:p>---</text:p>
          </table:table-cell>
          <table:table-cell table:formula="of:=IF(OR([$gtx.B9]=&quot;---&quot;;[$sv2.B9]=&quot;---&quot;);&quot;---&quot;;[$gtx.B9]/[$sv2.B9])" office:value-type="float" office:value="0.0528542597910826" calcext:value-type="float">
            <text:p>0.05</text:p>
          </table:table-cell>
          <table:table-cell table:formula="of:=IF(OR([$gtx.B9]=&quot;---&quot;;[$a102.B9]=&quot;---&quot;);&quot;---&quot;;[$gtx.B9]/[$a102.B9])" office:value-type="float" office:value="0.0111524458211473" calcext:value-type="float">
            <text:p>0.01</text:p>
          </table:table-cell>
          <table:table-cell table:formula="of:=IF(OR([$gtx.B9]=&quot;---&quot;;[$sv3.B9]=&quot;---&quot;);&quot;---&quot;;[$gtx.B9]/[$sv3.B9])" office:value-type="string" office:string-value="---" calcext:value-type="string">
            <text:p>---</text:p>
          </table:table-cell>
          <table:table-cell table:formula="of:=IF(OR([$gtx.B9]=&quot;---&quot;;[$a103.B9]=&quot;---&quot;);&quot;---&quot;;[$gtx.B9]/[$a103.B9])" office:value-type="string" office:string-value="---" calcext:value-type="string">
            <text:p>---</text:p>
          </table:table-cell>
          <table:table-cell table:formula="of:=IF(OR([$sv2.B9]=&quot;---&quot;;[$a102.B9]=&quot;---&quot;);&quot;---&quot;;[$sv2.B9]/[$a102.B9])" office:value-type="float" office:value="0.211003727329257" calcext:value-type="float">
            <text:p>0.21</text:p>
          </table:table-cell>
          <table:table-cell table:formula="of:=IF(OR([$sv2.B9]=&quot;---&quot;;[$sv3.B9]=&quot;---&quot;);&quot;---&quot;;[$sv2.B9]/[$sv3.B9])" office:value-type="string" office:string-value="---" calcext:value-type="string">
            <text:p>---</text:p>
          </table:table-cell>
          <table:table-cell table:formula="of:=IF(OR([$sv2.B9]=&quot;---&quot;;[$a103.B9]=&quot;---&quot;);&quot;---&quot;;[$sv2.B9]/[$a103.B9])" office:value-type="string" office:string-value="---" calcext:value-type="string">
            <text:p>---</text:p>
          </table:table-cell>
          <table:table-cell table:formula="of:=IF(OR([$a102.B9]=&quot;---&quot;;[$sv3.B9]=&quot;---&quot;);&quot;---&quot;;[$a102.B9]/[$sv3.B9])" office:value-type="string" office:string-value="---" calcext:value-type="string">
            <text:p>---</text:p>
          </table:table-cell>
          <table:table-cell table:formula="of:=IF(OR([$a102.B9]=&quot;---&quot;;[$a103.B9]=&quot;---&quot;);&quot;---&quot;;[$a102.B9]/[$a103.B9])" office:value-type="string" office:string-value="---" calcext:value-type="string">
            <text:p>---</text:p>
          </table:table-cell>
          <table:table-cell table:formula="of:=IF(OR([$sv3.B9]=&quot;---&quot;;[$a103.B9]=&quot;---&quot;);&quot;---&quot;;[$sv3.B9]/[$a103.B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formula="of:=IF(OR([$sv.B10]=&quot;---&quot;;[$a10.B10]=&quot;---&quot;);&quot;---&quot;;[$sv.B10]/[$a10.B10])" office:value-type="string" office:string-value="---" calcext:value-type="string">
            <text:p>---</text:p>
          </table:table-cell>
          <table:table-cell table:formula="of:=IF(OR([$sv.B10]=&quot;---&quot;;[$qdr.B10]=&quot;---&quot;);&quot;---&quot;;[$sv.B10]/[$qdr.B10])" office:value-type="float" office:value="44.930008582054" calcext:value-type="float">
            <text:p>44.93</text:p>
          </table:table-cell>
          <table:table-cell table:formula="of:=IF(OR([$sv.B10]=&quot;---&quot;;[$gtx.B10]=&quot;---&quot;);&quot;---&quot;;[$sv.B10]/[$gtx.B10])" office:value-type="float" office:value="209.0421472937" calcext:value-type="float">
            <text:p>209.04</text:p>
          </table:table-cell>
          <table:table-cell table:formula="of:=IF(OR([$sv.B10]=&quot;---&quot;;[$sv2.B10]=&quot;---&quot;);&quot;---&quot;;[$sv.B10]/[$sv2.B10])" office:value-type="string" office:string-value="---" calcext:value-type="string">
            <text:p>---</text:p>
          </table:table-cell>
          <table:table-cell table:formula="of:=IF(OR([$sv.B10]=&quot;---&quot;;[$a102.B10]=&quot;---&quot;);&quot;---&quot;;[$sv.B10]/[$a102.B10])" office:value-type="string" office:string-value="---" calcext:value-type="string">
            <text:p>---</text:p>
          </table:table-cell>
          <table:table-cell table:formula="of:=IF(OR([$sv.B10]=&quot;---&quot;;[$sv3.B10]=&quot;---&quot;);&quot;---&quot;;[$sv.B10]/[$sv3.B10])" office:value-type="string" office:string-value="---" calcext:value-type="string">
            <text:p>---</text:p>
          </table:table-cell>
          <table:table-cell table:formula="of:=IF(OR([$sv.B10]=&quot;---&quot;;[$a103.B10]=&quot;---&quot;);&quot;---&quot;;[$sv.B10]/[$a103.B10])" office:value-type="string" office:string-value="---" calcext:value-type="string">
            <text:p>---</text:p>
          </table:table-cell>
          <table:table-cell table:formula="of:=IF(OR([$a10.B10]=&quot;---&quot;;[$qdr.B10]=&quot;---&quot;);&quot;---&quot;;[$a10.B10]/[$qdr.B10])" office:value-type="string" office:string-value="---" calcext:value-type="string">
            <text:p>---</text:p>
          </table:table-cell>
          <table:table-cell table:formula="of:=IF(OR([$a10.B10]=&quot;---&quot;;[$gtx.B10]=&quot;---&quot;);&quot;---&quot;;[$a10.B10]/[$gtx.B10])" office:value-type="string" office:string-value="---" calcext:value-type="string">
            <text:p>---</text:p>
          </table:table-cell>
          <table:table-cell table:formula="of:=IF(OR([$a10.B10]=&quot;---&quot;;[$sv2.B10]=&quot;---&quot;);&quot;---&quot;;[$a10.B10]/[$sv2.B10])" office:value-type="string" office:string-value="---" calcext:value-type="string">
            <text:p>---</text:p>
          </table:table-cell>
          <table:table-cell table:formula="of:=IF(OR([$a10.B10]=&quot;---&quot;;[$a102.B10]=&quot;---&quot;);&quot;---&quot;;[$a10.B10]/[$a102.B10])" office:value-type="string" office:string-value="---" calcext:value-type="string">
            <text:p>---</text:p>
          </table:table-cell>
          <table:table-cell table:formula="of:=IF(OR([$a10.B10]=&quot;---&quot;;[$sv3.B10]=&quot;---&quot;);&quot;---&quot;;[$a10.B10]/[$sv3.B10])" office:value-type="string" office:string-value="---" calcext:value-type="string">
            <text:p>---</text:p>
          </table:table-cell>
          <table:table-cell table:formula="of:=IF(OR([$a10.B10]=&quot;---&quot;;[$a103.B10]=&quot;---&quot;);&quot;---&quot;;[$a10.B10]/[$a103.B10])" office:value-type="string" office:string-value="---" calcext:value-type="string">
            <text:p>---</text:p>
          </table:table-cell>
          <table:table-cell table:formula="of:=IF(OR([$qdr.B10]=&quot;---&quot;;[$gtx.B10]=&quot;---&quot;);&quot;---&quot;;[$qdr.B10]/[$gtx.B10])" office:value-type="float" office:value="4.65261756876664" calcext:value-type="float">
            <text:p>4.65</text:p>
          </table:table-cell>
          <table:table-cell table:formula="of:=IF(OR([$qdr.B10]=&quot;---&quot;;[$sv2.B10]=&quot;---&quot;);&quot;---&quot;;[$qdr.B10]/[$sv2.B10])" office:value-type="string" office:string-value="---" calcext:value-type="string">
            <text:p>---</text:p>
          </table:table-cell>
          <table:table-cell table:formula="of:=IF(OR([$qdr.B10]=&quot;---&quot;;[$a102.B10]=&quot;---&quot;);&quot;---&quot;;[$qdr.B10]/[$a102.B10])" office:value-type="string" office:string-value="---" calcext:value-type="string">
            <text:p>---</text:p>
          </table:table-cell>
          <table:table-cell table:formula="of:=IF(OR([$qdr.B10]=&quot;---&quot;;[$sv3.B10]=&quot;---&quot;);&quot;---&quot;;[$qdr.B10]/[$sv3.B10])" office:value-type="string" office:string-value="---" calcext:value-type="string">
            <text:p>---</text:p>
          </table:table-cell>
          <table:table-cell table:formula="of:=IF(OR([$qdr.B10]=&quot;---&quot;;[$a103.B10]=&quot;---&quot;);&quot;---&quot;;[$qdr.B10]/[$a103.B10])" office:value-type="string" office:string-value="---" calcext:value-type="string">
            <text:p>---</text:p>
          </table:table-cell>
          <table:table-cell table:formula="of:=IF(OR([$gtx.B10]=&quot;---&quot;;[$sv2.B10]=&quot;---&quot;);&quot;---&quot;;[$gtx.B10]/[$sv2.B10])" office:value-type="string" office:string-value="---" calcext:value-type="string">
            <text:p>---</text:p>
          </table:table-cell>
          <table:table-cell table:formula="of:=IF(OR([$gtx.B10]=&quot;---&quot;;[$a102.B10]=&quot;---&quot;);&quot;---&quot;;[$gtx.B10]/[$a102.B10])" office:value-type="string" office:string-value="---" calcext:value-type="string">
            <text:p>---</text:p>
          </table:table-cell>
          <table:table-cell table:formula="of:=IF(OR([$gtx.B10]=&quot;---&quot;;[$sv3.B10]=&quot;---&quot;);&quot;---&quot;;[$gtx.B10]/[$sv3.B10])" office:value-type="string" office:string-value="---" calcext:value-type="string">
            <text:p>---</text:p>
          </table:table-cell>
          <table:table-cell table:formula="of:=IF(OR([$gtx.B10]=&quot;---&quot;;[$a103.B10]=&quot;---&quot;);&quot;---&quot;;[$gtx.B10]/[$a103.B10])" office:value-type="string" office:string-value="---" calcext:value-type="string">
            <text:p>---</text:p>
          </table:table-cell>
          <table:table-cell table:formula="of:=IF(OR([$sv2.B10]=&quot;---&quot;;[$a102.B10]=&quot;---&quot;);&quot;---&quot;;[$sv2.B10]/[$a102.B10])" office:value-type="string" office:string-value="---" calcext:value-type="string">
            <text:p>---</text:p>
          </table:table-cell>
          <table:table-cell table:formula="of:=IF(OR([$sv2.B10]=&quot;---&quot;;[$sv3.B10]=&quot;---&quot;);&quot;---&quot;;[$sv2.B10]/[$sv3.B10])" office:value-type="string" office:string-value="---" calcext:value-type="string">
            <text:p>---</text:p>
          </table:table-cell>
          <table:table-cell table:formula="of:=IF(OR([$sv2.B10]=&quot;---&quot;;[$a103.B10]=&quot;---&quot;);&quot;---&quot;;[$sv2.B10]/[$a103.B10])" office:value-type="string" office:string-value="---" calcext:value-type="string">
            <text:p>---</text:p>
          </table:table-cell>
          <table:table-cell table:formula="of:=IF(OR([$a102.B10]=&quot;---&quot;;[$sv3.B10]=&quot;---&quot;);&quot;---&quot;;[$a102.B10]/[$sv3.B10])" office:value-type="string" office:string-value="---" calcext:value-type="string">
            <text:p>---</text:p>
          </table:table-cell>
          <table:table-cell table:formula="of:=IF(OR([$a102.B10]=&quot;---&quot;;[$a103.B10]=&quot;---&quot;);&quot;---&quot;;[$a102.B10]/[$a103.B10])" office:value-type="string" office:string-value="---" calcext:value-type="string">
            <text:p>---</text:p>
          </table:table-cell>
          <table:table-cell table:formula="of:=IF(OR([$sv3.B10]=&quot;---&quot;;[$a103.B10]=&quot;---&quot;);&quot;---&quot;;[$sv3.B10]/[$a103.B10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formula="of:=IF(OR([$sv.B11]=&quot;---&quot;;[$a10.B11]=&quot;---&quot;);&quot;---&quot;;[$sv.B11]/[$a10.B11])" office:value-type="float" office:value="0.448341268185353" calcext:value-type="float">
            <text:p>0.45</text:p>
          </table:table-cell>
          <table:table-cell table:formula="of:=IF(OR([$sv.B11]=&quot;---&quot;;[$qdr.B11]=&quot;---&quot;);&quot;---&quot;;[$sv.B11]/[$qdr.B11])" office:value-type="float" office:value="6.32089851584436" calcext:value-type="float">
            <text:p>6.32</text:p>
          </table:table-cell>
          <table:table-cell table:formula="of:=IF(OR([$sv.B11]=&quot;---&quot;;[$gtx.B11]=&quot;---&quot;);&quot;---&quot;;[$sv.B11]/[$gtx.B11])" office:value-type="float" office:value="17.3387126352467" calcext:value-type="float">
            <text:p>17.34</text:p>
          </table:table-cell>
          <table:table-cell table:formula="of:=IF(OR([$sv.B11]=&quot;---&quot;;[$sv2.B11]=&quot;---&quot;);&quot;---&quot;;[$sv.B11]/[$sv2.B11])" office:value-type="string" office:string-value="---" calcext:value-type="string">
            <text:p>---</text:p>
          </table:table-cell>
          <table:table-cell table:formula="of:=IF(OR([$sv.B11]=&quot;---&quot;;[$a102.B11]=&quot;---&quot;);&quot;---&quot;;[$sv.B11]/[$a102.B11])" office:value-type="string" office:string-value="---" calcext:value-type="string">
            <text:p>---</text:p>
          </table:table-cell>
          <table:table-cell table:formula="of:=IF(OR([$sv.B11]=&quot;---&quot;;[$sv3.B11]=&quot;---&quot;);&quot;---&quot;;[$sv.B11]/[$sv3.B11])" office:value-type="string" office:string-value="---" calcext:value-type="string">
            <text:p>---</text:p>
          </table:table-cell>
          <table:table-cell table:formula="of:=IF(OR([$sv.B11]=&quot;---&quot;;[$a103.B11]=&quot;---&quot;);&quot;---&quot;;[$sv.B11]/[$a103.B11])" office:value-type="string" office:string-value="---" calcext:value-type="string">
            <text:p>---</text:p>
          </table:table-cell>
          <table:table-cell table:formula="of:=IF(OR([$a10.B11]=&quot;---&quot;;[$qdr.B11]=&quot;---&quot;);&quot;---&quot;;[$a10.B11]/[$qdr.B11])" office:value-type="float" office:value="14.0984088781923" calcext:value-type="float">
            <text:p>14.10</text:p>
          </table:table-cell>
          <table:table-cell table:formula="of:=IF(OR([$a10.B11]=&quot;---&quot;;[$gtx.B11]=&quot;---&quot;);&quot;---&quot;;[$a10.B11]/[$gtx.B11])" office:value-type="float" office:value="38.6730240234733" calcext:value-type="float">
            <text:p>38.67</text:p>
          </table:table-cell>
          <table:table-cell table:formula="of:=IF(OR([$a10.B11]=&quot;---&quot;;[$sv2.B11]=&quot;---&quot;);&quot;---&quot;;[$a10.B11]/[$sv2.B11])" office:value-type="string" office:string-value="---" calcext:value-type="string">
            <text:p>---</text:p>
          </table:table-cell>
          <table:table-cell table:formula="of:=IF(OR([$a10.B11]=&quot;---&quot;;[$a102.B11]=&quot;---&quot;);&quot;---&quot;;[$a10.B11]/[$a102.B11])" office:value-type="string" office:string-value="---" calcext:value-type="string">
            <text:p>---</text:p>
          </table:table-cell>
          <table:table-cell table:formula="of:=IF(OR([$a10.B11]=&quot;---&quot;;[$sv3.B11]=&quot;---&quot;);&quot;---&quot;;[$a10.B11]/[$sv3.B11])" office:value-type="string" office:string-value="---" calcext:value-type="string">
            <text:p>---</text:p>
          </table:table-cell>
          <table:table-cell table:formula="of:=IF(OR([$a10.B11]=&quot;---&quot;;[$a103.B11]=&quot;---&quot;);&quot;---&quot;;[$a10.B11]/[$a103.B11])" office:value-type="string" office:string-value="---" calcext:value-type="string">
            <text:p>---</text:p>
          </table:table-cell>
          <table:table-cell table:formula="of:=IF(OR([$qdr.B11]=&quot;---&quot;;[$gtx.B11]=&quot;---&quot;);&quot;---&quot;;[$qdr.B11]/[$gtx.B11])" office:value-type="float" office:value="2.74307720520814" calcext:value-type="float">
            <text:p>2.74</text:p>
          </table:table-cell>
          <table:table-cell table:formula="of:=IF(OR([$qdr.B11]=&quot;---&quot;;[$sv2.B11]=&quot;---&quot;);&quot;---&quot;;[$qdr.B11]/[$sv2.B11])" office:value-type="string" office:string-value="---" calcext:value-type="string">
            <text:p>---</text:p>
          </table:table-cell>
          <table:table-cell table:formula="of:=IF(OR([$qdr.B11]=&quot;---&quot;;[$a102.B11]=&quot;---&quot;);&quot;---&quot;;[$qdr.B11]/[$a102.B11])" office:value-type="string" office:string-value="---" calcext:value-type="string">
            <text:p>---</text:p>
          </table:table-cell>
          <table:table-cell table:formula="of:=IF(OR([$qdr.B11]=&quot;---&quot;;[$sv3.B11]=&quot;---&quot;);&quot;---&quot;;[$qdr.B11]/[$sv3.B11])" office:value-type="string" office:string-value="---" calcext:value-type="string">
            <text:p>---</text:p>
          </table:table-cell>
          <table:table-cell table:formula="of:=IF(OR([$qdr.B11]=&quot;---&quot;;[$a103.B11]=&quot;---&quot;);&quot;---&quot;;[$qdr.B11]/[$a103.B11])" office:value-type="string" office:string-value="---" calcext:value-type="string">
            <text:p>---</text:p>
          </table:table-cell>
          <table:table-cell table:formula="of:=IF(OR([$gtx.B11]=&quot;---&quot;;[$sv2.B11]=&quot;---&quot;);&quot;---&quot;;[$gtx.B11]/[$sv2.B11])" office:value-type="string" office:string-value="---" calcext:value-type="string">
            <text:p>---</text:p>
          </table:table-cell>
          <table:table-cell table:formula="of:=IF(OR([$gtx.B11]=&quot;---&quot;;[$a102.B11]=&quot;---&quot;);&quot;---&quot;;[$gtx.B11]/[$a102.B11])" office:value-type="string" office:string-value="---" calcext:value-type="string">
            <text:p>---</text:p>
          </table:table-cell>
          <table:table-cell table:formula="of:=IF(OR([$gtx.B11]=&quot;---&quot;;[$sv3.B11]=&quot;---&quot;);&quot;---&quot;;[$gtx.B11]/[$sv3.B11])" office:value-type="string" office:string-value="---" calcext:value-type="string">
            <text:p>---</text:p>
          </table:table-cell>
          <table:table-cell table:formula="of:=IF(OR([$gtx.B11]=&quot;---&quot;;[$a103.B11]=&quot;---&quot;);&quot;---&quot;;[$gtx.B11]/[$a103.B11])" office:value-type="string" office:string-value="---" calcext:value-type="string">
            <text:p>---</text:p>
          </table:table-cell>
          <table:table-cell table:formula="of:=IF(OR([$sv2.B11]=&quot;---&quot;;[$a102.B11]=&quot;---&quot;);&quot;---&quot;;[$sv2.B11]/[$a102.B11])" office:value-type="string" office:string-value="---" calcext:value-type="string">
            <text:p>---</text:p>
          </table:table-cell>
          <table:table-cell table:formula="of:=IF(OR([$sv2.B11]=&quot;---&quot;;[$sv3.B11]=&quot;---&quot;);&quot;---&quot;;[$sv2.B11]/[$sv3.B11])" office:value-type="string" office:string-value="---" calcext:value-type="string">
            <text:p>---</text:p>
          </table:table-cell>
          <table:table-cell table:formula="of:=IF(OR([$sv2.B11]=&quot;---&quot;;[$a103.B11]=&quot;---&quot;);&quot;---&quot;;[$sv2.B11]/[$a103.B11])" office:value-type="string" office:string-value="---" calcext:value-type="string">
            <text:p>---</text:p>
          </table:table-cell>
          <table:table-cell table:formula="of:=IF(OR([$a102.B11]=&quot;---&quot;;[$sv3.B11]=&quot;---&quot;);&quot;---&quot;;[$a102.B11]/[$sv3.B11])" office:value-type="string" office:string-value="---" calcext:value-type="string">
            <text:p>---</text:p>
          </table:table-cell>
          <table:table-cell table:formula="of:=IF(OR([$a102.B11]=&quot;---&quot;;[$a103.B11]=&quot;---&quot;);&quot;---&quot;;[$a102.B11]/[$a103.B11])" office:value-type="string" office:string-value="---" calcext:value-type="string">
            <text:p>---</text:p>
          </table:table-cell>
          <table:table-cell table:formula="of:=IF(OR([$sv3.B11]=&quot;---&quot;;[$a103.B11]=&quot;---&quot;);&quot;---&quot;;[$sv3.B11]/[$a103.B1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IF(OR([$sv.B12]=&quot;---&quot;;[$a10.B12]=&quot;---&quot;);&quot;---&quot;;[$sv.B12]/[$a10.B12])" office:value-type="string" office:string-value="---" calcext:value-type="string">
            <text:p>---</text:p>
          </table:table-cell>
          <table:table-cell table:formula="of:=IF(OR([$sv.B12]=&quot;---&quot;;[$qdr.B12]=&quot;---&quot;);&quot;---&quot;;[$sv.B12]/[$qdr.B12])" office:value-type="float" office:value="1.88632326820604" calcext:value-type="float">
            <text:p>1.89</text:p>
          </table:table-cell>
          <table:table-cell table:formula="of:=IF(OR([$sv.B12]=&quot;---&quot;;[$gtx.B12]=&quot;---&quot;);&quot;---&quot;;[$sv.B12]/[$gtx.B12])" office:value-type="float" office:value="1.94862385321101" calcext:value-type="float">
            <text:p>1.95</text:p>
          </table:table-cell>
          <table:table-cell table:formula="of:=IF(OR([$sv.B12]=&quot;---&quot;;[$sv2.B12]=&quot;---&quot;);&quot;---&quot;;[$sv.B12]/[$sv2.B12])" office:value-type="float" office:value="0.116543209876543" calcext:value-type="float">
            <text:p>0.12</text:p>
          </table:table-cell>
          <table:table-cell table:formula="of:=IF(OR([$sv.B12]=&quot;---&quot;;[$a102.B12]=&quot;---&quot;);&quot;---&quot;;[$sv.B12]/[$a102.B12])" office:value-type="float" office:value="0.103051768473145" calcext:value-type="float">
            <text:p>0.10</text:p>
          </table:table-cell>
          <table:table-cell table:formula="of:=IF(OR([$sv.B12]=&quot;---&quot;;[$sv3.B12]=&quot;---&quot;);&quot;---&quot;;[$sv.B12]/[$sv3.B12])" office:value-type="string" office:string-value="---" calcext:value-type="string">
            <text:p>---</text:p>
          </table:table-cell>
          <table:table-cell table:formula="of:=IF(OR([$sv.B12]=&quot;---&quot;;[$a103.B12]=&quot;---&quot;);&quot;---&quot;;[$sv.B12]/[$a103.B12])" office:value-type="string" office:string-value="---" calcext:value-type="string">
            <text:p>---</text:p>
          </table:table-cell>
          <table:table-cell table:formula="of:=IF(OR([$a10.B12]=&quot;---&quot;;[$qdr.B12]=&quot;---&quot;);&quot;---&quot;;[$a10.B12]/[$qdr.B12])" office:value-type="string" office:string-value="---" calcext:value-type="string">
            <text:p>---</text:p>
          </table:table-cell>
          <table:table-cell table:formula="of:=IF(OR([$a10.B12]=&quot;---&quot;;[$gtx.B12]=&quot;---&quot;);&quot;---&quot;;[$a10.B12]/[$gtx.B12])" office:value-type="string" office:string-value="---" calcext:value-type="string">
            <text:p>---</text:p>
          </table:table-cell>
          <table:table-cell table:formula="of:=IF(OR([$a10.B12]=&quot;---&quot;;[$sv2.B12]=&quot;---&quot;);&quot;---&quot;;[$a10.B12]/[$sv2.B12])" office:value-type="string" office:string-value="---" calcext:value-type="string">
            <text:p>---</text:p>
          </table:table-cell>
          <table:table-cell table:formula="of:=IF(OR([$a10.B12]=&quot;---&quot;;[$a102.B12]=&quot;---&quot;);&quot;---&quot;;[$a10.B12]/[$a102.B12])" office:value-type="string" office:string-value="---" calcext:value-type="string">
            <text:p>---</text:p>
          </table:table-cell>
          <table:table-cell table:formula="of:=IF(OR([$a10.B12]=&quot;---&quot;;[$sv3.B12]=&quot;---&quot;);&quot;---&quot;;[$a10.B12]/[$sv3.B12])" office:value-type="string" office:string-value="---" calcext:value-type="string">
            <text:p>---</text:p>
          </table:table-cell>
          <table:table-cell table:formula="of:=IF(OR([$a10.B12]=&quot;---&quot;;[$a103.B12]=&quot;---&quot;);&quot;---&quot;;[$a10.B12]/[$a103.B12])" office:value-type="string" office:string-value="---" calcext:value-type="string">
            <text:p>---</text:p>
          </table:table-cell>
          <table:table-cell table:formula="of:=IF(OR([$qdr.B12]=&quot;---&quot;;[$gtx.B12]=&quot;---&quot;);&quot;---&quot;;[$qdr.B12]/[$gtx.B12])" office:value-type="float" office:value="1.03302752293578" calcext:value-type="float">
            <text:p>1.03</text:p>
          </table:table-cell>
          <table:table-cell table:formula="of:=IF(OR([$qdr.B12]=&quot;---&quot;;[$sv2.B12]=&quot;---&quot;);&quot;---&quot;;[$qdr.B12]/[$sv2.B12])" office:value-type="float" office:value="0.0617832647462277" calcext:value-type="float">
            <text:p>0.06</text:p>
          </table:table-cell>
          <table:table-cell table:formula="of:=IF(OR([$qdr.B12]=&quot;---&quot;;[$a102.B12]=&quot;---&quot;);&quot;---&quot;;[$qdr.B12]/[$a102.B12])" office:value-type="float" office:value="0.0546310222696618" calcext:value-type="float">
            <text:p>0.05</text:p>
          </table:table-cell>
          <table:table-cell table:formula="of:=IF(OR([$qdr.B12]=&quot;---&quot;;[$sv3.B12]=&quot;---&quot;);&quot;---&quot;;[$qdr.B12]/[$sv3.B12])" office:value-type="string" office:string-value="---" calcext:value-type="string">
            <text:p>---</text:p>
          </table:table-cell>
          <table:table-cell table:formula="of:=IF(OR([$qdr.B12]=&quot;---&quot;;[$a103.B12]=&quot;---&quot;);&quot;---&quot;;[$qdr.B12]/[$a103.B12])" office:value-type="string" office:string-value="---" calcext:value-type="string">
            <text:p>---</text:p>
          </table:table-cell>
          <table:table-cell table:formula="of:=IF(OR([$gtx.B12]=&quot;---&quot;;[$sv2.B12]=&quot;---&quot;);&quot;---&quot;;[$gtx.B12]/[$sv2.B12])" office:value-type="float" office:value="0.0598079561042524" calcext:value-type="float">
            <text:p>0.06</text:p>
          </table:table-cell>
          <table:table-cell table:formula="of:=IF(OR([$gtx.B12]=&quot;---&quot;;[$a102.B12]=&quot;---&quot;);&quot;---&quot;;[$gtx.B12]/[$a102.B12])" office:value-type="float" office:value="0.0528843821260492" calcext:value-type="float">
            <text:p>0.05</text:p>
          </table:table-cell>
          <table:table-cell table:formula="of:=IF(OR([$gtx.B12]=&quot;---&quot;;[$sv3.B12]=&quot;---&quot;);&quot;---&quot;;[$gtx.B12]/[$sv3.B12])" office:value-type="string" office:string-value="---" calcext:value-type="string">
            <text:p>---</text:p>
          </table:table-cell>
          <table:table-cell table:formula="of:=IF(OR([$gtx.B12]=&quot;---&quot;;[$a103.B12]=&quot;---&quot;);&quot;---&quot;;[$gtx.B12]/[$a103.B12])" office:value-type="string" office:string-value="---" calcext:value-type="string">
            <text:p>---</text:p>
          </table:table-cell>
          <table:table-cell table:formula="of:=IF(OR([$sv2.B12]=&quot;---&quot;;[$a102.B12]=&quot;---&quot;);&quot;---&quot;;[$sv2.B12]/[$a102.B12])" office:value-type="float" office:value="0.884236572703896" calcext:value-type="float">
            <text:p>0.88</text:p>
          </table:table-cell>
          <table:table-cell table:formula="of:=IF(OR([$sv2.B12]=&quot;---&quot;;[$sv3.B12]=&quot;---&quot;);&quot;---&quot;;[$sv2.B12]/[$sv3.B12])" office:value-type="string" office:string-value="---" calcext:value-type="string">
            <text:p>---</text:p>
          </table:table-cell>
          <table:table-cell table:formula="of:=IF(OR([$sv2.B12]=&quot;---&quot;;[$a103.B12]=&quot;---&quot;);&quot;---&quot;;[$sv2.B12]/[$a103.B12])" office:value-type="string" office:string-value="---" calcext:value-type="string">
            <text:p>---</text:p>
          </table:table-cell>
          <table:table-cell table:formula="of:=IF(OR([$a102.B12]=&quot;---&quot;;[$sv3.B12]=&quot;---&quot;);&quot;---&quot;;[$a102.B12]/[$sv3.B12])" office:value-type="string" office:string-value="---" calcext:value-type="string">
            <text:p>---</text:p>
          </table:table-cell>
          <table:table-cell table:formula="of:=IF(OR([$a102.B12]=&quot;---&quot;;[$a103.B12]=&quot;---&quot;);&quot;---&quot;;[$a102.B12]/[$a103.B12])" office:value-type="string" office:string-value="---" calcext:value-type="string">
            <text:p>---</text:p>
          </table:table-cell>
          <table:table-cell table:formula="of:=IF(OR([$sv3.B12]=&quot;---&quot;;[$a103.B12]=&quot;---&quot;);&quot;---&quot;;[$sv3.B12]/[$a103.B1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IF(OR([$sv.B13]=&quot;---&quot;;[$a10.B13]=&quot;---&quot;);&quot;---&quot;;[$sv.B13]/[$a10.B13])" office:value-type="string" office:string-value="---" calcext:value-type="string">
            <text:p>---</text:p>
          </table:table-cell>
          <table:table-cell table:formula="of:=IF(OR([$sv.B13]=&quot;---&quot;;[$qdr.B13]=&quot;---&quot;);&quot;---&quot;;[$sv.B13]/[$qdr.B13])" office:value-type="float" office:value="10.1109637488948" calcext:value-type="float">
            <text:p>10.11</text:p>
          </table:table-cell>
          <table:table-cell table:formula="of:=IF(OR([$sv.B13]=&quot;---&quot;;[$gtx.B13]=&quot;---&quot;);&quot;---&quot;;[$sv.B13]/[$gtx.B13])" office:value-type="float" office:value="19.3822033898305" calcext:value-type="float">
            <text:p>19.38</text:p>
          </table:table-cell>
          <table:table-cell table:formula="of:=IF(OR([$sv.B13]=&quot;---&quot;;[$sv2.B13]=&quot;---&quot;);&quot;---&quot;;[$sv.B13]/[$sv2.B13])" office:value-type="float" office:value="0.683839138884736" calcext:value-type="float">
            <text:p>0.68</text:p>
          </table:table-cell>
          <table:table-cell table:formula="of:=IF(OR([$sv.B13]=&quot;---&quot;;[$a102.B13]=&quot;---&quot;);&quot;---&quot;;[$sv.B13]/[$a102.B13])" office:value-type="float" office:value="0.329957440669408" calcext:value-type="float">
            <text:p>0.33</text:p>
          </table:table-cell>
          <table:table-cell table:formula="of:=IF(OR([$sv.B13]=&quot;---&quot;;[$sv3.B13]=&quot;---&quot;);&quot;---&quot;;[$sv.B13]/[$sv3.B13])" office:value-type="string" office:string-value="---" calcext:value-type="string">
            <text:p>---</text:p>
          </table:table-cell>
          <table:table-cell table:formula="of:=IF(OR([$sv.B13]=&quot;---&quot;;[$a103.B13]=&quot;---&quot;);&quot;---&quot;;[$sv.B13]/[$a103.B13])" office:value-type="string" office:string-value="---" calcext:value-type="string">
            <text:p>---</text:p>
          </table:table-cell>
          <table:table-cell table:formula="of:=IF(OR([$a10.B13]=&quot;---&quot;;[$qdr.B13]=&quot;---&quot;);&quot;---&quot;;[$a10.B13]/[$qdr.B13])" office:value-type="string" office:string-value="---" calcext:value-type="string">
            <text:p>---</text:p>
          </table:table-cell>
          <table:table-cell table:formula="of:=IF(OR([$a10.B13]=&quot;---&quot;;[$gtx.B13]=&quot;---&quot;);&quot;---&quot;;[$a10.B13]/[$gtx.B13])" office:value-type="string" office:string-value="---" calcext:value-type="string">
            <text:p>---</text:p>
          </table:table-cell>
          <table:table-cell table:formula="of:=IF(OR([$a10.B13]=&quot;---&quot;;[$sv2.B13]=&quot;---&quot;);&quot;---&quot;;[$a10.B13]/[$sv2.B13])" office:value-type="string" office:string-value="---" calcext:value-type="string">
            <text:p>---</text:p>
          </table:table-cell>
          <table:table-cell table:formula="of:=IF(OR([$a10.B13]=&quot;---&quot;;[$a102.B13]=&quot;---&quot;);&quot;---&quot;;[$a10.B13]/[$a102.B13])" office:value-type="string" office:string-value="---" calcext:value-type="string">
            <text:p>---</text:p>
          </table:table-cell>
          <table:table-cell table:formula="of:=IF(OR([$a10.B13]=&quot;---&quot;;[$sv3.B13]=&quot;---&quot;);&quot;---&quot;;[$a10.B13]/[$sv3.B13])" office:value-type="string" office:string-value="---" calcext:value-type="string">
            <text:p>---</text:p>
          </table:table-cell>
          <table:table-cell table:formula="of:=IF(OR([$a10.B13]=&quot;---&quot;;[$a103.B13]=&quot;---&quot;);&quot;---&quot;;[$a10.B13]/[$a103.B13])" office:value-type="string" office:string-value="---" calcext:value-type="string">
            <text:p>---</text:p>
          </table:table-cell>
          <table:table-cell table:formula="of:=IF(OR([$qdr.B13]=&quot;---&quot;;[$gtx.B13]=&quot;---&quot;);&quot;---&quot;;[$qdr.B13]/[$gtx.B13])" office:value-type="float" office:value="1.91694915254237" calcext:value-type="float">
            <text:p>1.92</text:p>
          </table:table-cell>
          <table:table-cell table:formula="of:=IF(OR([$qdr.B13]=&quot;---&quot;;[$sv2.B13]=&quot;---&quot;);&quot;---&quot;;[$qdr.B13]/[$sv2.B13])" office:value-type="float" office:value="0.0676334280161459" calcext:value-type="float">
            <text:p>0.07</text:p>
          </table:table-cell>
          <table:table-cell table:formula="of:=IF(OR([$qdr.B13]=&quot;---&quot;;[$a102.B13]=&quot;---&quot;);&quot;---&quot;;[$qdr.B13]/[$a102.B13])" office:value-type="float" office:value="0.0326336290846137" calcext:value-type="float">
            <text:p>0.03</text:p>
          </table:table-cell>
          <table:table-cell table:formula="of:=IF(OR([$qdr.B13]=&quot;---&quot;;[$sv3.B13]=&quot;---&quot;);&quot;---&quot;;[$qdr.B13]/[$sv3.B13])" office:value-type="string" office:string-value="---" calcext:value-type="string">
            <text:p>---</text:p>
          </table:table-cell>
          <table:table-cell table:formula="of:=IF(OR([$qdr.B13]=&quot;---&quot;;[$a103.B13]=&quot;---&quot;);&quot;---&quot;;[$qdr.B13]/[$a103.B13])" office:value-type="string" office:string-value="---" calcext:value-type="string">
            <text:p>---</text:p>
          </table:table-cell>
          <table:table-cell table:formula="of:=IF(OR([$gtx.B13]=&quot;---&quot;;[$sv2.B13]=&quot;---&quot;);&quot;---&quot;;[$gtx.B13]/[$sv2.B13])" office:value-type="float" office:value="0.0352818059500673" calcext:value-type="float">
            <text:p>0.04</text:p>
          </table:table-cell>
          <table:table-cell table:formula="of:=IF(OR([$gtx.B13]=&quot;---&quot;;[$a102.B13]=&quot;---&quot;);&quot;---&quot;;[$gtx.B13]/[$a102.B13])" office:value-type="float" office:value="0.0170237322368896" calcext:value-type="float">
            <text:p>0.02</text:p>
          </table:table-cell>
          <table:table-cell table:formula="of:=IF(OR([$gtx.B13]=&quot;---&quot;;[$sv3.B13]=&quot;---&quot;);&quot;---&quot;;[$gtx.B13]/[$sv3.B13])" office:value-type="string" office:string-value="---" calcext:value-type="string">
            <text:p>---</text:p>
          </table:table-cell>
          <table:table-cell table:formula="of:=IF(OR([$gtx.B13]=&quot;---&quot;;[$a103.B13]=&quot;---&quot;);&quot;---&quot;;[$gtx.B13]/[$a103.B13])" office:value-type="string" office:string-value="---" calcext:value-type="string">
            <text:p>---</text:p>
          </table:table-cell>
          <table:table-cell table:formula="of:=IF(OR([$sv2.B13]=&quot;---&quot;;[$a102.B13]=&quot;---&quot;);&quot;---&quot;;[$sv2.B13]/[$a102.B13])" office:value-type="float" office:value="0.48250739378201" calcext:value-type="float">
            <text:p>0.48</text:p>
          </table:table-cell>
          <table:table-cell table:formula="of:=IF(OR([$sv2.B13]=&quot;---&quot;;[$sv3.B13]=&quot;---&quot;);&quot;---&quot;;[$sv2.B13]/[$sv3.B13])" office:value-type="string" office:string-value="---" calcext:value-type="string">
            <text:p>---</text:p>
          </table:table-cell>
          <table:table-cell table:formula="of:=IF(OR([$sv2.B13]=&quot;---&quot;;[$a103.B13]=&quot;---&quot;);&quot;---&quot;;[$sv2.B13]/[$a103.B13])" office:value-type="string" office:string-value="---" calcext:value-type="string">
            <text:p>---</text:p>
          </table:table-cell>
          <table:table-cell table:formula="of:=IF(OR([$a102.B13]=&quot;---&quot;;[$sv3.B13]=&quot;---&quot;);&quot;---&quot;;[$a102.B13]/[$sv3.B13])" office:value-type="string" office:string-value="---" calcext:value-type="string">
            <text:p>---</text:p>
          </table:table-cell>
          <table:table-cell table:formula="of:=IF(OR([$a102.B13]=&quot;---&quot;;[$a103.B13]=&quot;---&quot;);&quot;---&quot;;[$a102.B13]/[$a103.B13])" office:value-type="string" office:string-value="---" calcext:value-type="string">
            <text:p>---</text:p>
          </table:table-cell>
          <table:table-cell table:formula="of:=IF(OR([$sv3.B13]=&quot;---&quot;;[$a103.B13]=&quot;---&quot;);&quot;---&quot;;[$sv3.B13]/[$a103.B1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IF(OR([$sv.B14]=&quot;---&quot;;[$a10.B14]=&quot;---&quot;);&quot;---&quot;;[$sv.B14]/[$a10.B14])" office:value-type="string" office:string-value="---" calcext:value-type="string">
            <text:p>---</text:p>
          </table:table-cell>
          <table:table-cell table:formula="of:=IF(OR([$sv.B14]=&quot;---&quot;;[$qdr.B14]=&quot;---&quot;);&quot;---&quot;;[$sv.B14]/[$qdr.B14])" office:value-type="float" office:value="113.13296521259" calcext:value-type="float">
            <text:p>113.13</text:p>
          </table:table-cell>
          <table:table-cell table:formula="of:=IF(OR([$sv.B14]=&quot;---&quot;;[$gtx.B14]=&quot;---&quot;);&quot;---&quot;;[$sv.B14]/[$gtx.B14])" office:value-type="float" office:value="479.148269410664" calcext:value-type="float">
            <text:p>479.15</text:p>
          </table:table-cell>
          <table:table-cell table:formula="of:=IF(OR([$sv.B14]=&quot;---&quot;;[$sv2.B14]=&quot;---&quot;);&quot;---&quot;;[$sv.B14]/[$sv2.B14])" office:value-type="string" office:string-value="---" calcext:value-type="string">
            <text:p>---</text:p>
          </table:table-cell>
          <table:table-cell table:formula="of:=IF(OR([$sv.B14]=&quot;---&quot;;[$a102.B14]=&quot;---&quot;);&quot;---&quot;;[$sv.B14]/[$a102.B14])" office:value-type="float" office:value="28.5647882218442" calcext:value-type="float">
            <text:p>28.56</text:p>
          </table:table-cell>
          <table:table-cell table:formula="of:=IF(OR([$sv.B14]=&quot;---&quot;;[$sv3.B14]=&quot;---&quot;);&quot;---&quot;;[$sv.B14]/[$sv3.B14])" office:value-type="string" office:string-value="---" calcext:value-type="string">
            <text:p>---</text:p>
          </table:table-cell>
          <table:table-cell table:formula="of:=IF(OR([$sv.B14]=&quot;---&quot;;[$a103.B14]=&quot;---&quot;);&quot;---&quot;;[$sv.B14]/[$a103.B14])" office:value-type="string" office:string-value="---" calcext:value-type="string">
            <text:p>---</text:p>
          </table:table-cell>
          <table:table-cell table:formula="of:=IF(OR([$a10.B14]=&quot;---&quot;;[$qdr.B14]=&quot;---&quot;);&quot;---&quot;;[$a10.B14]/[$qdr.B14])" office:value-type="string" office:string-value="---" calcext:value-type="string">
            <text:p>---</text:p>
          </table:table-cell>
          <table:table-cell table:formula="of:=IF(OR([$a10.B14]=&quot;---&quot;;[$gtx.B14]=&quot;---&quot;);&quot;---&quot;;[$a10.B14]/[$gtx.B14])" office:value-type="string" office:string-value="---" calcext:value-type="string">
            <text:p>---</text:p>
          </table:table-cell>
          <table:table-cell table:formula="of:=IF(OR([$a10.B14]=&quot;---&quot;;[$sv2.B14]=&quot;---&quot;);&quot;---&quot;;[$a10.B14]/[$sv2.B14])" office:value-type="string" office:string-value="---" calcext:value-type="string">
            <text:p>---</text:p>
          </table:table-cell>
          <table:table-cell table:formula="of:=IF(OR([$a10.B14]=&quot;---&quot;;[$a102.B14]=&quot;---&quot;);&quot;---&quot;;[$a10.B14]/[$a102.B14])" office:value-type="string" office:string-value="---" calcext:value-type="string">
            <text:p>---</text:p>
          </table:table-cell>
          <table:table-cell table:formula="of:=IF(OR([$a10.B14]=&quot;---&quot;;[$sv3.B14]=&quot;---&quot;);&quot;---&quot;;[$a10.B14]/[$sv3.B14])" office:value-type="string" office:string-value="---" calcext:value-type="string">
            <text:p>---</text:p>
          </table:table-cell>
          <table:table-cell table:formula="of:=IF(OR([$a10.B14]=&quot;---&quot;;[$a103.B14]=&quot;---&quot;);&quot;---&quot;;[$a10.B14]/[$a103.B14])" office:value-type="string" office:string-value="---" calcext:value-type="string">
            <text:p>---</text:p>
          </table:table-cell>
          <table:table-cell table:formula="of:=IF(OR([$qdr.B14]=&quot;---&quot;;[$gtx.B14]=&quot;---&quot;);&quot;---&quot;;[$qdr.B14]/[$gtx.B14])" office:value-type="float" office:value="4.23526660430309" calcext:value-type="float">
            <text:p>4.24</text:p>
          </table:table-cell>
          <table:table-cell table:formula="of:=IF(OR([$qdr.B14]=&quot;---&quot;;[$sv2.B14]=&quot;---&quot;);&quot;---&quot;;[$qdr.B14]/[$sv2.B14])" office:value-type="string" office:string-value="---" calcext:value-type="string">
            <text:p>---</text:p>
          </table:table-cell>
          <table:table-cell table:formula="of:=IF(OR([$qdr.B14]=&quot;---&quot;;[$a102.B14]=&quot;---&quot;);&quot;---&quot;;[$qdr.B14]/[$a102.B14])" office:value-type="float" office:value="0.252488637314224" calcext:value-type="float">
            <text:p>0.25</text:p>
          </table:table-cell>
          <table:table-cell table:formula="of:=IF(OR([$qdr.B14]=&quot;---&quot;;[$sv3.B14]=&quot;---&quot;);&quot;---&quot;;[$qdr.B14]/[$sv3.B14])" office:value-type="string" office:string-value="---" calcext:value-type="string">
            <text:p>---</text:p>
          </table:table-cell>
          <table:table-cell table:formula="of:=IF(OR([$qdr.B14]=&quot;---&quot;;[$a103.B14]=&quot;---&quot;);&quot;---&quot;;[$qdr.B14]/[$a103.B14])" office:value-type="string" office:string-value="---" calcext:value-type="string">
            <text:p>---</text:p>
          </table:table-cell>
          <table:table-cell table:formula="of:=IF(OR([$gtx.B14]=&quot;---&quot;;[$sv2.B14]=&quot;---&quot;);&quot;---&quot;;[$gtx.B14]/[$sv2.B14])" office:value-type="string" office:string-value="---" calcext:value-type="string">
            <text:p>---</text:p>
          </table:table-cell>
          <table:table-cell table:formula="of:=IF(OR([$gtx.B14]=&quot;---&quot;;[$a102.B14]=&quot;---&quot;);&quot;---&quot;;[$gtx.B14]/[$a102.B14])" office:value-type="float" office:value="0.0596157599754622" calcext:value-type="float">
            <text:p>0.06</text:p>
          </table:table-cell>
          <table:table-cell table:formula="of:=IF(OR([$gtx.B14]=&quot;---&quot;;[$sv3.B14]=&quot;---&quot;);&quot;---&quot;;[$gtx.B14]/[$sv3.B14])" office:value-type="string" office:string-value="---" calcext:value-type="string">
            <text:p>---</text:p>
          </table:table-cell>
          <table:table-cell table:formula="of:=IF(OR([$gtx.B14]=&quot;---&quot;;[$a103.B14]=&quot;---&quot;);&quot;---&quot;;[$gtx.B14]/[$a103.B14])" office:value-type="string" office:string-value="---" calcext:value-type="string">
            <text:p>---</text:p>
          </table:table-cell>
          <table:table-cell table:formula="of:=IF(OR([$sv2.B14]=&quot;---&quot;;[$a102.B14]=&quot;---&quot;);&quot;---&quot;;[$sv2.B14]/[$a102.B14])" office:value-type="string" office:string-value="---" calcext:value-type="string">
            <text:p>---</text:p>
          </table:table-cell>
          <table:table-cell table:formula="of:=IF(OR([$sv2.B14]=&quot;---&quot;;[$sv3.B14]=&quot;---&quot;);&quot;---&quot;;[$sv2.B14]/[$sv3.B14])" office:value-type="string" office:string-value="---" calcext:value-type="string">
            <text:p>---</text:p>
          </table:table-cell>
          <table:table-cell table:formula="of:=IF(OR([$sv2.B14]=&quot;---&quot;;[$a103.B14]=&quot;---&quot;);&quot;---&quot;;[$sv2.B14]/[$a103.B14])" office:value-type="string" office:string-value="---" calcext:value-type="string">
            <text:p>---</text:p>
          </table:table-cell>
          <table:table-cell table:formula="of:=IF(OR([$a102.B14]=&quot;---&quot;;[$sv3.B14]=&quot;---&quot;);&quot;---&quot;;[$a102.B14]/[$sv3.B14])" office:value-type="string" office:string-value="---" calcext:value-type="string">
            <text:p>---</text:p>
          </table:table-cell>
          <table:table-cell table:formula="of:=IF(OR([$a102.B14]=&quot;---&quot;;[$a103.B14]=&quot;---&quot;);&quot;---&quot;;[$a102.B14]/[$a103.B14])" office:value-type="string" office:string-value="---" calcext:value-type="string">
            <text:p>---</text:p>
          </table:table-cell>
          <table:table-cell table:formula="of:=IF(OR([$sv3.B14]=&quot;---&quot;;[$a103.B14]=&quot;---&quot;);&quot;---&quot;;[$sv3.B14]/[$a103.B1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IF(OR([$sv.B15]=&quot;---&quot;;[$a10.B15]=&quot;---&quot;);&quot;---&quot;;[$sv.B15]/[$a10.B15])" office:value-type="float" office:value="0.0427631293039329" calcext:value-type="float">
            <text:p>0.04</text:p>
          </table:table-cell>
          <table:table-cell table:formula="of:=IF(OR([$sv.B15]=&quot;---&quot;;[$qdr.B15]=&quot;---&quot;);&quot;---&quot;;[$sv.B15]/[$qdr.B15])" office:value-type="float" office:value="30.0999736674085" calcext:value-type="float">
            <text:p>30.10</text:p>
          </table:table-cell>
          <table:table-cell table:formula="of:=IF(OR([$sv.B15]=&quot;---&quot;;[$gtx.B15]=&quot;---&quot;);&quot;---&quot;;[$sv.B15]/[$gtx.B15])" office:value-type="float" office:value="133.278043092846" calcext:value-type="float">
            <text:p>133.28</text:p>
          </table:table-cell>
          <table:table-cell table:formula="of:=IF(OR([$sv.B15]=&quot;---&quot;;[$sv2.B15]=&quot;---&quot;);&quot;---&quot;;[$sv.B15]/[$sv2.B15])" office:value-type="string" office:string-value="---" calcext:value-type="string">
            <text:p>---</text:p>
          </table:table-cell>
          <table:table-cell table:formula="of:=IF(OR([$sv.B15]=&quot;---&quot;;[$a102.B15]=&quot;---&quot;);&quot;---&quot;;[$sv.B15]/[$a102.B15])" office:value-type="string" office:string-value="---" calcext:value-type="string">
            <text:p>---</text:p>
          </table:table-cell>
          <table:table-cell table:formula="of:=IF(OR([$sv.B15]=&quot;---&quot;;[$sv3.B15]=&quot;---&quot;);&quot;---&quot;;[$sv.B15]/[$sv3.B15])" office:value-type="string" office:string-value="---" calcext:value-type="string">
            <text:p>---</text:p>
          </table:table-cell>
          <table:table-cell table:formula="of:=IF(OR([$sv.B15]=&quot;---&quot;;[$a103.B15]=&quot;---&quot;);&quot;---&quot;;[$sv.B15]/[$a103.B15])" office:value-type="string" office:string-value="---" calcext:value-type="string">
            <text:p>---</text:p>
          </table:table-cell>
          <table:table-cell table:formula="of:=IF(OR([$a10.B15]=&quot;---&quot;;[$qdr.B15]=&quot;---&quot;);&quot;---&quot;;[$a10.B15]/[$qdr.B15])" office:value-type="float" office:value="703.876777900824" calcext:value-type="float">
            <text:p>703.88</text:p>
          </table:table-cell>
          <table:table-cell table:formula="of:=IF(OR([$a10.B15]=&quot;---&quot;;[$gtx.B15]=&quot;---&quot;);&quot;---&quot;;[$a10.B15]/[$gtx.B15])" office:value-type="float" office:value="3116.65786069096" calcext:value-type="float">
            <text:p>3116.66</text:p>
          </table:table-cell>
          <table:table-cell table:formula="of:=IF(OR([$a10.B15]=&quot;---&quot;;[$sv2.B15]=&quot;---&quot;);&quot;---&quot;;[$a10.B15]/[$sv2.B15])" office:value-type="string" office:string-value="---" calcext:value-type="string">
            <text:p>---</text:p>
          </table:table-cell>
          <table:table-cell table:formula="of:=IF(OR([$a10.B15]=&quot;---&quot;;[$a102.B15]=&quot;---&quot;);&quot;---&quot;;[$a10.B15]/[$a102.B15])" office:value-type="string" office:string-value="---" calcext:value-type="string">
            <text:p>---</text:p>
          </table:table-cell>
          <table:table-cell table:formula="of:=IF(OR([$a10.B15]=&quot;---&quot;;[$sv3.B15]=&quot;---&quot;);&quot;---&quot;;[$a10.B15]/[$sv3.B15])" office:value-type="string" office:string-value="---" calcext:value-type="string">
            <text:p>---</text:p>
          </table:table-cell>
          <table:table-cell table:formula="of:=IF(OR([$a10.B15]=&quot;---&quot;;[$a103.B15]=&quot;---&quot;);&quot;---&quot;;[$a10.B15]/[$a103.B15])" office:value-type="string" office:string-value="---" calcext:value-type="string">
            <text:p>---</text:p>
          </table:table-cell>
          <table:table-cell table:formula="of:=IF(OR([$qdr.B15]=&quot;---&quot;;[$gtx.B15]=&quot;---&quot;);&quot;---&quot;;[$qdr.B15]/[$gtx.B15])" office:value-type="float" office:value="4.42784583686052" calcext:value-type="float">
            <text:p>4.43</text:p>
          </table:table-cell>
          <table:table-cell table:formula="of:=IF(OR([$qdr.B15]=&quot;---&quot;;[$sv2.B15]=&quot;---&quot;);&quot;---&quot;;[$qdr.B15]/[$sv2.B15])" office:value-type="string" office:string-value="---" calcext:value-type="string">
            <text:p>---</text:p>
          </table:table-cell>
          <table:table-cell table:formula="of:=IF(OR([$qdr.B15]=&quot;---&quot;;[$a102.B15]=&quot;---&quot;);&quot;---&quot;;[$qdr.B15]/[$a102.B15])" office:value-type="string" office:string-value="---" calcext:value-type="string">
            <text:p>---</text:p>
          </table:table-cell>
          <table:table-cell table:formula="of:=IF(OR([$qdr.B15]=&quot;---&quot;;[$sv3.B15]=&quot;---&quot;);&quot;---&quot;;[$qdr.B15]/[$sv3.B15])" office:value-type="string" office:string-value="---" calcext:value-type="string">
            <text:p>---</text:p>
          </table:table-cell>
          <table:table-cell table:formula="of:=IF(OR([$qdr.B15]=&quot;---&quot;;[$a103.B15]=&quot;---&quot;);&quot;---&quot;;[$qdr.B15]/[$a103.B15])" office:value-type="string" office:string-value="---" calcext:value-type="string">
            <text:p>---</text:p>
          </table:table-cell>
          <table:table-cell table:formula="of:=IF(OR([$gtx.B15]=&quot;---&quot;;[$sv2.B15]=&quot;---&quot;);&quot;---&quot;;[$gtx.B15]/[$sv2.B15])" office:value-type="string" office:string-value="---" calcext:value-type="string">
            <text:p>---</text:p>
          </table:table-cell>
          <table:table-cell table:formula="of:=IF(OR([$gtx.B15]=&quot;---&quot;;[$a102.B15]=&quot;---&quot;);&quot;---&quot;;[$gtx.B15]/[$a102.B15])" office:value-type="string" office:string-value="---" calcext:value-type="string">
            <text:p>---</text:p>
          </table:table-cell>
          <table:table-cell table:formula="of:=IF(OR([$gtx.B15]=&quot;---&quot;;[$sv3.B15]=&quot;---&quot;);&quot;---&quot;;[$gtx.B15]/[$sv3.B15])" office:value-type="string" office:string-value="---" calcext:value-type="string">
            <text:p>---</text:p>
          </table:table-cell>
          <table:table-cell table:formula="of:=IF(OR([$gtx.B15]=&quot;---&quot;;[$a103.B15]=&quot;---&quot;);&quot;---&quot;;[$gtx.B15]/[$a103.B15])" office:value-type="string" office:string-value="---" calcext:value-type="string">
            <text:p>---</text:p>
          </table:table-cell>
          <table:table-cell table:formula="of:=IF(OR([$sv2.B15]=&quot;---&quot;;[$a102.B15]=&quot;---&quot;);&quot;---&quot;;[$sv2.B15]/[$a102.B15])" office:value-type="string" office:string-value="---" calcext:value-type="string">
            <text:p>---</text:p>
          </table:table-cell>
          <table:table-cell table:formula="of:=IF(OR([$sv2.B15]=&quot;---&quot;;[$sv3.B15]=&quot;---&quot;);&quot;---&quot;;[$sv2.B15]/[$sv3.B15])" office:value-type="string" office:string-value="---" calcext:value-type="string">
            <text:p>---</text:p>
          </table:table-cell>
          <table:table-cell table:formula="of:=IF(OR([$sv2.B15]=&quot;---&quot;;[$a103.B15]=&quot;---&quot;);&quot;---&quot;;[$sv2.B15]/[$a103.B15])" office:value-type="string" office:string-value="---" calcext:value-type="string">
            <text:p>---</text:p>
          </table:table-cell>
          <table:table-cell table:formula="of:=IF(OR([$a102.B15]=&quot;---&quot;;[$sv3.B15]=&quot;---&quot;);&quot;---&quot;;[$a102.B15]/[$sv3.B15])" office:value-type="string" office:string-value="---" calcext:value-type="string">
            <text:p>---</text:p>
          </table:table-cell>
          <table:table-cell table:formula="of:=IF(OR([$a102.B15]=&quot;---&quot;;[$a103.B15]=&quot;---&quot;);&quot;---&quot;;[$a102.B15]/[$a103.B15])" office:value-type="string" office:string-value="---" calcext:value-type="string">
            <text:p>---</text:p>
          </table:table-cell>
          <table:table-cell table:formula="of:=IF(OR([$sv3.B15]=&quot;---&quot;;[$a103.B15]=&quot;---&quot;);&quot;---&quot;;[$sv3.B15]/[$a103.B1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IF(OR([$sv.B16]=&quot;---&quot;;[$a10.B16]=&quot;---&quot;);&quot;---&quot;;[$sv.B16]/[$a10.B16])" office:value-type="float" office:value="0.0395778457708411" calcext:value-type="float">
            <text:p>0.04</text:p>
          </table:table-cell>
          <table:table-cell table:formula="of:=IF(OR([$sv.B16]=&quot;---&quot;;[$qdr.B16]=&quot;---&quot;);&quot;---&quot;;[$sv.B16]/[$qdr.B16])" office:value-type="float" office:value="45.5342085058085" calcext:value-type="float">
            <text:p>45.53</text:p>
          </table:table-cell>
          <table:table-cell table:formula="of:=IF(OR([$sv.B16]=&quot;---&quot;;[$gtx.B16]=&quot;---&quot;);&quot;---&quot;;[$sv.B16]/[$gtx.B16])" office:value-type="float" office:value="269.556395435008" calcext:value-type="float">
            <text:p>269.56</text:p>
          </table:table-cell>
          <table:table-cell table:formula="of:=IF(OR([$sv.B16]=&quot;---&quot;;[$sv2.B16]=&quot;---&quot;);&quot;---&quot;;[$sv.B16]/[$sv2.B16])" office:value-type="string" office:string-value="---" calcext:value-type="string">
            <text:p>---</text:p>
          </table:table-cell>
          <table:table-cell table:formula="of:=IF(OR([$sv.B16]=&quot;---&quot;;[$a102.B16]=&quot;---&quot;);&quot;---&quot;;[$sv.B16]/[$a102.B16])" office:value-type="string" office:string-value="---" calcext:value-type="string">
            <text:p>---</text:p>
          </table:table-cell>
          <table:table-cell table:formula="of:=IF(OR([$sv.B16]=&quot;---&quot;;[$sv3.B16]=&quot;---&quot;);&quot;---&quot;;[$sv.B16]/[$sv3.B16])" office:value-type="string" office:string-value="---" calcext:value-type="string">
            <text:p>---</text:p>
          </table:table-cell>
          <table:table-cell table:formula="of:=IF(OR([$sv.B16]=&quot;---&quot;;[$a103.B16]=&quot;---&quot;);&quot;---&quot;;[$sv.B16]/[$a103.B16])" office:value-type="string" office:string-value="---" calcext:value-type="string">
            <text:p>---</text:p>
          </table:table-cell>
          <table:table-cell table:formula="of:=IF(OR([$a10.B16]=&quot;---&quot;;[$qdr.B16]=&quot;---&quot;);&quot;---&quot;;[$a10.B16]/[$qdr.B16])" office:value-type="float" office:value="1150.49739618107" calcext:value-type="float">
            <text:p>1150.50</text:p>
          </table:table-cell>
          <table:table-cell table:formula="of:=IF(OR([$a10.B16]=&quot;---&quot;;[$gtx.B16]=&quot;---&quot;);&quot;---&quot;;[$a10.B16]/[$gtx.B16])" office:value-type="float" office:value="6810.78998073218" calcext:value-type="float">
            <text:p>6810.79</text:p>
          </table:table-cell>
          <table:table-cell table:formula="of:=IF(OR([$a10.B16]=&quot;---&quot;;[$sv2.B16]=&quot;---&quot;);&quot;---&quot;;[$a10.B16]/[$sv2.B16])" office:value-type="string" office:string-value="---" calcext:value-type="string">
            <text:p>---</text:p>
          </table:table-cell>
          <table:table-cell table:formula="of:=IF(OR([$a10.B16]=&quot;---&quot;;[$a102.B16]=&quot;---&quot;);&quot;---&quot;;[$a10.B16]/[$a102.B16])" office:value-type="string" office:string-value="---" calcext:value-type="string">
            <text:p>---</text:p>
          </table:table-cell>
          <table:table-cell table:formula="of:=IF(OR([$a10.B16]=&quot;---&quot;;[$sv3.B16]=&quot;---&quot;);&quot;---&quot;;[$a10.B16]/[$sv3.B16])" office:value-type="string" office:string-value="---" calcext:value-type="string">
            <text:p>---</text:p>
          </table:table-cell>
          <table:table-cell table:formula="of:=IF(OR([$a10.B16]=&quot;---&quot;;[$a103.B16]=&quot;---&quot;);&quot;---&quot;;[$a10.B16]/[$a103.B16])" office:value-type="string" office:string-value="---" calcext:value-type="string">
            <text:p>---</text:p>
          </table:table-cell>
          <table:table-cell table:formula="of:=IF(OR([$qdr.B16]=&quot;---&quot;;[$gtx.B16]=&quot;---&quot;);&quot;---&quot;;[$qdr.B16]/[$gtx.B16])" office:value-type="float" office:value="5.91986561928758" calcext:value-type="float">
            <text:p>5.92</text:p>
          </table:table-cell>
          <table:table-cell table:formula="of:=IF(OR([$qdr.B16]=&quot;---&quot;;[$sv2.B16]=&quot;---&quot;);&quot;---&quot;;[$qdr.B16]/[$sv2.B16])" office:value-type="string" office:string-value="---" calcext:value-type="string">
            <text:p>---</text:p>
          </table:table-cell>
          <table:table-cell table:formula="of:=IF(OR([$qdr.B16]=&quot;---&quot;;[$a102.B16]=&quot;---&quot;);&quot;---&quot;;[$qdr.B16]/[$a102.B16])" office:value-type="string" office:string-value="---" calcext:value-type="string">
            <text:p>---</text:p>
          </table:table-cell>
          <table:table-cell table:formula="of:=IF(OR([$qdr.B16]=&quot;---&quot;;[$sv3.B16]=&quot;---&quot;);&quot;---&quot;;[$qdr.B16]/[$sv3.B16])" office:value-type="string" office:string-value="---" calcext:value-type="string">
            <text:p>---</text:p>
          </table:table-cell>
          <table:table-cell table:formula="of:=IF(OR([$qdr.B16]=&quot;---&quot;;[$a103.B16]=&quot;---&quot;);&quot;---&quot;;[$qdr.B16]/[$a103.B16])" office:value-type="string" office:string-value="---" calcext:value-type="string">
            <text:p>---</text:p>
          </table:table-cell>
          <table:table-cell table:formula="of:=IF(OR([$gtx.B16]=&quot;---&quot;;[$sv2.B16]=&quot;---&quot;);&quot;---&quot;;[$gtx.B16]/[$sv2.B16])" office:value-type="string" office:string-value="---" calcext:value-type="string">
            <text:p>---</text:p>
          </table:table-cell>
          <table:table-cell table:formula="of:=IF(OR([$gtx.B16]=&quot;---&quot;;[$a102.B16]=&quot;---&quot;);&quot;---&quot;;[$gtx.B16]/[$a102.B16])" office:value-type="string" office:string-value="---" calcext:value-type="string">
            <text:p>---</text:p>
          </table:table-cell>
          <table:table-cell table:formula="of:=IF(OR([$gtx.B16]=&quot;---&quot;;[$sv3.B16]=&quot;---&quot;);&quot;---&quot;;[$gtx.B16]/[$sv3.B16])" office:value-type="string" office:string-value="---" calcext:value-type="string">
            <text:p>---</text:p>
          </table:table-cell>
          <table:table-cell table:formula="of:=IF(OR([$gtx.B16]=&quot;---&quot;;[$a103.B16]=&quot;---&quot;);&quot;---&quot;;[$gtx.B16]/[$a103.B16])" office:value-type="string" office:string-value="---" calcext:value-type="string">
            <text:p>---</text:p>
          </table:table-cell>
          <table:table-cell table:formula="of:=IF(OR([$sv2.B16]=&quot;---&quot;;[$a102.B16]=&quot;---&quot;);&quot;---&quot;;[$sv2.B16]/[$a102.B16])" office:value-type="string" office:string-value="---" calcext:value-type="string">
            <text:p>---</text:p>
          </table:table-cell>
          <table:table-cell table:formula="of:=IF(OR([$sv2.B16]=&quot;---&quot;;[$sv3.B16]=&quot;---&quot;);&quot;---&quot;;[$sv2.B16]/[$sv3.B16])" office:value-type="string" office:string-value="---" calcext:value-type="string">
            <text:p>---</text:p>
          </table:table-cell>
          <table:table-cell table:formula="of:=IF(OR([$sv2.B16]=&quot;---&quot;;[$a103.B16]=&quot;---&quot;);&quot;---&quot;;[$sv2.B16]/[$a103.B16])" office:value-type="string" office:string-value="---" calcext:value-type="string">
            <text:p>---</text:p>
          </table:table-cell>
          <table:table-cell table:formula="of:=IF(OR([$a102.B16]=&quot;---&quot;;[$sv3.B16]=&quot;---&quot;);&quot;---&quot;;[$a102.B16]/[$sv3.B16])" office:value-type="string" office:string-value="---" calcext:value-type="string">
            <text:p>---</text:p>
          </table:table-cell>
          <table:table-cell table:formula="of:=IF(OR([$a102.B16]=&quot;---&quot;;[$a103.B16]=&quot;---&quot;);&quot;---&quot;;[$a102.B16]/[$a103.B16])" office:value-type="string" office:string-value="---" calcext:value-type="string">
            <text:p>---</text:p>
          </table:table-cell>
          <table:table-cell table:formula="of:=IF(OR([$sv3.B16]=&quot;---&quot;;[$a103.B16]=&quot;---&quot;);&quot;---&quot;;[$sv3.B16]/[$a103.B1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IF(OR([$sv.B17]=&quot;---&quot;;[$a10.B17]=&quot;---&quot;);&quot;---&quot;;[$sv.B17]/[$a10.B17])" office:value-type="string" office:string-value="---" calcext:value-type="string">
            <text:p>---</text:p>
          </table:table-cell>
          <table:table-cell table:formula="of:=IF(OR([$sv.B17]=&quot;---&quot;;[$qdr.B17]=&quot;---&quot;);&quot;---&quot;;[$sv.B17]/[$qdr.B17])" office:value-type="float" office:value="9.20150294391075" calcext:value-type="float">
            <text:p>9.20</text:p>
          </table:table-cell>
          <table:table-cell table:formula="of:=IF(OR([$sv.B17]=&quot;---&quot;;[$gtx.B17]=&quot;---&quot;);&quot;---&quot;;[$sv.B17]/[$gtx.B17])" office:value-type="float" office:value="42.2679715302491" calcext:value-type="float">
            <text:p>42.27</text:p>
          </table:table-cell>
          <table:table-cell table:formula="of:=IF(OR([$sv.B17]=&quot;---&quot;;[$sv2.B17]=&quot;---&quot;);&quot;---&quot;;[$sv.B17]/[$sv2.B17])" office:value-type="string" office:string-value="---" calcext:value-type="string">
            <text:p>---</text:p>
          </table:table-cell>
          <table:table-cell table:formula="of:=IF(OR([$sv.B17]=&quot;---&quot;;[$a102.B17]=&quot;---&quot;);&quot;---&quot;;[$sv.B17]/[$a102.B17])" office:value-type="string" office:string-value="---" calcext:value-type="string">
            <text:p>---</text:p>
          </table:table-cell>
          <table:table-cell table:formula="of:=IF(OR([$sv.B17]=&quot;---&quot;;[$sv3.B17]=&quot;---&quot;);&quot;---&quot;;[$sv.B17]/[$sv3.B17])" office:value-type="string" office:string-value="---" calcext:value-type="string">
            <text:p>---</text:p>
          </table:table-cell>
          <table:table-cell table:formula="of:=IF(OR([$sv.B17]=&quot;---&quot;;[$a103.B17]=&quot;---&quot;);&quot;---&quot;;[$sv.B17]/[$a103.B17])" office:value-type="string" office:string-value="---" calcext:value-type="string">
            <text:p>---</text:p>
          </table:table-cell>
          <table:table-cell table:formula="of:=IF(OR([$a10.B17]=&quot;---&quot;;[$qdr.B17]=&quot;---&quot;);&quot;---&quot;;[$a10.B17]/[$qdr.B17])" office:value-type="string" office:string-value="---" calcext:value-type="string">
            <text:p>---</text:p>
          </table:table-cell>
          <table:table-cell table:formula="of:=IF(OR([$a10.B17]=&quot;---&quot;;[$gtx.B17]=&quot;---&quot;);&quot;---&quot;;[$a10.B17]/[$gtx.B17])" office:value-type="string" office:string-value="---" calcext:value-type="string">
            <text:p>---</text:p>
          </table:table-cell>
          <table:table-cell table:formula="of:=IF(OR([$a10.B17]=&quot;---&quot;;[$sv2.B17]=&quot;---&quot;);&quot;---&quot;;[$a10.B17]/[$sv2.B17])" office:value-type="string" office:string-value="---" calcext:value-type="string">
            <text:p>---</text:p>
          </table:table-cell>
          <table:table-cell table:formula="of:=IF(OR([$a10.B17]=&quot;---&quot;;[$a102.B17]=&quot;---&quot;);&quot;---&quot;;[$a10.B17]/[$a102.B17])" office:value-type="string" office:string-value="---" calcext:value-type="string">
            <text:p>---</text:p>
          </table:table-cell>
          <table:table-cell table:formula="of:=IF(OR([$a10.B17]=&quot;---&quot;;[$sv3.B17]=&quot;---&quot;);&quot;---&quot;;[$a10.B17]/[$sv3.B17])" office:value-type="string" office:string-value="---" calcext:value-type="string">
            <text:p>---</text:p>
          </table:table-cell>
          <table:table-cell table:formula="of:=IF(OR([$a10.B17]=&quot;---&quot;;[$a103.B17]=&quot;---&quot;);&quot;---&quot;;[$a10.B17]/[$a103.B17])" office:value-type="string" office:string-value="---" calcext:value-type="string">
            <text:p>---</text:p>
          </table:table-cell>
          <table:table-cell table:formula="of:=IF(OR([$qdr.B17]=&quot;---&quot;;[$gtx.B17]=&quot;---&quot;);&quot;---&quot;;[$qdr.B17]/[$gtx.B17])" office:value-type="float" office:value="4.59359430604982" calcext:value-type="float">
            <text:p>4.59</text:p>
          </table:table-cell>
          <table:table-cell table:formula="of:=IF(OR([$qdr.B17]=&quot;---&quot;;[$sv2.B17]=&quot;---&quot;);&quot;---&quot;;[$qdr.B17]/[$sv2.B17])" office:value-type="string" office:string-value="---" calcext:value-type="string">
            <text:p>---</text:p>
          </table:table-cell>
          <table:table-cell table:formula="of:=IF(OR([$qdr.B17]=&quot;---&quot;;[$a102.B17]=&quot;---&quot;);&quot;---&quot;;[$qdr.B17]/[$a102.B17])" office:value-type="string" office:string-value="---" calcext:value-type="string">
            <text:p>---</text:p>
          </table:table-cell>
          <table:table-cell table:formula="of:=IF(OR([$qdr.B17]=&quot;---&quot;;[$sv3.B17]=&quot;---&quot;);&quot;---&quot;;[$qdr.B17]/[$sv3.B17])" office:value-type="string" office:string-value="---" calcext:value-type="string">
            <text:p>---</text:p>
          </table:table-cell>
          <table:table-cell table:formula="of:=IF(OR([$qdr.B17]=&quot;---&quot;;[$a103.B17]=&quot;---&quot;);&quot;---&quot;;[$qdr.B17]/[$a103.B17])" office:value-type="string" office:string-value="---" calcext:value-type="string">
            <text:p>---</text:p>
          </table:table-cell>
          <table:table-cell table:formula="of:=IF(OR([$gtx.B17]=&quot;---&quot;;[$sv2.B17]=&quot;---&quot;);&quot;---&quot;;[$gtx.B17]/[$sv2.B17])" office:value-type="string" office:string-value="---" calcext:value-type="string">
            <text:p>---</text:p>
          </table:table-cell>
          <table:table-cell table:formula="of:=IF(OR([$gtx.B17]=&quot;---&quot;;[$a102.B17]=&quot;---&quot;);&quot;---&quot;;[$gtx.B17]/[$a102.B17])" office:value-type="string" office:string-value="---" calcext:value-type="string">
            <text:p>---</text:p>
          </table:table-cell>
          <table:table-cell table:formula="of:=IF(OR([$gtx.B17]=&quot;---&quot;;[$sv3.B17]=&quot;---&quot;);&quot;---&quot;;[$gtx.B17]/[$sv3.B17])" office:value-type="string" office:string-value="---" calcext:value-type="string">
            <text:p>---</text:p>
          </table:table-cell>
          <table:table-cell table:formula="of:=IF(OR([$gtx.B17]=&quot;---&quot;;[$a103.B17]=&quot;---&quot;);&quot;---&quot;;[$gtx.B17]/[$a103.B17])" office:value-type="string" office:string-value="---" calcext:value-type="string">
            <text:p>---</text:p>
          </table:table-cell>
          <table:table-cell table:formula="of:=IF(OR([$sv2.B17]=&quot;---&quot;;[$a102.B17]=&quot;---&quot;);&quot;---&quot;;[$sv2.B17]/[$a102.B17])" office:value-type="string" office:string-value="---" calcext:value-type="string">
            <text:p>---</text:p>
          </table:table-cell>
          <table:table-cell table:formula="of:=IF(OR([$sv2.B17]=&quot;---&quot;;[$sv3.B17]=&quot;---&quot;);&quot;---&quot;;[$sv2.B17]/[$sv3.B17])" office:value-type="string" office:string-value="---" calcext:value-type="string">
            <text:p>---</text:p>
          </table:table-cell>
          <table:table-cell table:formula="of:=IF(OR([$sv2.B17]=&quot;---&quot;;[$a103.B17]=&quot;---&quot;);&quot;---&quot;;[$sv2.B17]/[$a103.B17])" office:value-type="string" office:string-value="---" calcext:value-type="string">
            <text:p>---</text:p>
          </table:table-cell>
          <table:table-cell table:formula="of:=IF(OR([$a102.B17]=&quot;---&quot;;[$sv3.B17]=&quot;---&quot;);&quot;---&quot;;[$a102.B17]/[$sv3.B17])" office:value-type="string" office:string-value="---" calcext:value-type="string">
            <text:p>---</text:p>
          </table:table-cell>
          <table:table-cell table:formula="of:=IF(OR([$a102.B17]=&quot;---&quot;;[$a103.B17]=&quot;---&quot;);&quot;---&quot;;[$a102.B17]/[$a103.B17])" office:value-type="string" office:string-value="---" calcext:value-type="string">
            <text:p>---</text:p>
          </table:table-cell>
          <table:table-cell table:formula="of:=IF(OR([$sv3.B17]=&quot;---&quot;;[$a103.B17]=&quot;---&quot;);&quot;---&quot;;[$sv3.B17]/[$a103.B1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IF(OR([$sv.B18]=&quot;---&quot;;[$a10.B18]=&quot;---&quot;);&quot;---&quot;;[$sv.B18]/[$a10.B18])" office:value-type="float" office:value="0.568874008902039" calcext:value-type="float">
            <text:p>0.57</text:p>
          </table:table-cell>
          <table:table-cell table:formula="of:=IF(OR([$sv.B18]=&quot;---&quot;;[$qdr.B18]=&quot;---&quot;);&quot;---&quot;;[$sv.B18]/[$qdr.B18])" office:value-type="float" office:value="15.050812542916" calcext:value-type="float">
            <text:p>15.05</text:p>
          </table:table-cell>
          <table:table-cell table:formula="of:=IF(OR([$sv.B18]=&quot;---&quot;;[$gtx.B18]=&quot;---&quot;);&quot;---&quot;;[$sv.B18]/[$gtx.B18])" office:value-type="float" office:value="25.1773714942089" calcext:value-type="float">
            <text:p>25.18</text:p>
          </table:table-cell>
          <table:table-cell table:formula="of:=IF(OR([$sv.B18]=&quot;---&quot;;[$sv2.B18]=&quot;---&quot;);&quot;---&quot;;[$sv.B18]/[$sv2.B18])" office:value-type="string" office:string-value="---" calcext:value-type="string">
            <text:p>---</text:p>
          </table:table-cell>
          <table:table-cell table:formula="of:=IF(OR([$sv.B18]=&quot;---&quot;;[$a102.B18]=&quot;---&quot;);&quot;---&quot;;[$sv.B18]/[$a102.B18])" office:value-type="string" office:string-value="---" calcext:value-type="string">
            <text:p>---</text:p>
          </table:table-cell>
          <table:table-cell table:formula="of:=IF(OR([$sv.B18]=&quot;---&quot;;[$sv3.B18]=&quot;---&quot;);&quot;---&quot;;[$sv.B18]/[$sv3.B18])" office:value-type="string" office:string-value="---" calcext:value-type="string">
            <text:p>---</text:p>
          </table:table-cell>
          <table:table-cell table:formula="of:=IF(OR([$sv.B18]=&quot;---&quot;;[$a103.B18]=&quot;---&quot;);&quot;---&quot;;[$sv.B18]/[$a103.B18])" office:value-type="string" office:string-value="---" calcext:value-type="string">
            <text:p>---</text:p>
          </table:table-cell>
          <table:table-cell table:formula="of:=IF(OR([$a10.B18]=&quot;---&quot;;[$qdr.B18]=&quot;---&quot;);&quot;---&quot;;[$a10.B18]/[$qdr.B18])" office:value-type="float" office:value="26.4571984435798" calcext:value-type="float">
            <text:p>26.46</text:p>
          </table:table-cell>
          <table:table-cell table:formula="of:=IF(OR([$a10.B18]=&quot;---&quot;;[$gtx.B18]=&quot;---&quot;);&quot;---&quot;;[$a10.B18]/[$gtx.B18])" office:value-type="float" office:value="44.2582559586484" calcext:value-type="float">
            <text:p>44.26</text:p>
          </table:table-cell>
          <table:table-cell table:formula="of:=IF(OR([$a10.B18]=&quot;---&quot;;[$sv2.B18]=&quot;---&quot;);&quot;---&quot;;[$a10.B18]/[$sv2.B18])" office:value-type="string" office:string-value="---" calcext:value-type="string">
            <text:p>---</text:p>
          </table:table-cell>
          <table:table-cell table:formula="of:=IF(OR([$a10.B18]=&quot;---&quot;;[$a102.B18]=&quot;---&quot;);&quot;---&quot;;[$a10.B18]/[$a102.B18])" office:value-type="string" office:string-value="---" calcext:value-type="string">
            <text:p>---</text:p>
          </table:table-cell>
          <table:table-cell table:formula="of:=IF(OR([$a10.B18]=&quot;---&quot;;[$sv3.B18]=&quot;---&quot;);&quot;---&quot;;[$a10.B18]/[$sv3.B18])" office:value-type="string" office:string-value="---" calcext:value-type="string">
            <text:p>---</text:p>
          </table:table-cell>
          <table:table-cell table:formula="of:=IF(OR([$a10.B18]=&quot;---&quot;;[$a103.B18]=&quot;---&quot;);&quot;---&quot;;[$a10.B18]/[$a103.B18])" office:value-type="string" office:string-value="---" calcext:value-type="string">
            <text:p>---</text:p>
          </table:table-cell>
          <table:table-cell table:formula="of:=IF(OR([$qdr.B18]=&quot;---&quot;;[$gtx.B18]=&quot;---&quot;);&quot;---&quot;;[$qdr.B18]/[$gtx.B18])" office:value-type="float" office:value="1.6728247343735" calcext:value-type="float">
            <text:p>1.67</text:p>
          </table:table-cell>
          <table:table-cell table:formula="of:=IF(OR([$qdr.B18]=&quot;---&quot;;[$sv2.B18]=&quot;---&quot;);&quot;---&quot;;[$qdr.B18]/[$sv2.B18])" office:value-type="string" office:string-value="---" calcext:value-type="string">
            <text:p>---</text:p>
          </table:table-cell>
          <table:table-cell table:formula="of:=IF(OR([$qdr.B18]=&quot;---&quot;;[$a102.B18]=&quot;---&quot;);&quot;---&quot;;[$qdr.B18]/[$a102.B18])" office:value-type="string" office:string-value="---" calcext:value-type="string">
            <text:p>---</text:p>
          </table:table-cell>
          <table:table-cell table:formula="of:=IF(OR([$qdr.B18]=&quot;---&quot;;[$sv3.B18]=&quot;---&quot;);&quot;---&quot;;[$qdr.B18]/[$sv3.B18])" office:value-type="string" office:string-value="---" calcext:value-type="string">
            <text:p>---</text:p>
          </table:table-cell>
          <table:table-cell table:formula="of:=IF(OR([$qdr.B18]=&quot;---&quot;;[$a103.B18]=&quot;---&quot;);&quot;---&quot;;[$qdr.B18]/[$a103.B18])" office:value-type="string" office:string-value="---" calcext:value-type="string">
            <text:p>---</text:p>
          </table:table-cell>
          <table:table-cell table:formula="of:=IF(OR([$gtx.B18]=&quot;---&quot;;[$sv2.B18]=&quot;---&quot;);&quot;---&quot;;[$gtx.B18]/[$sv2.B18])" office:value-type="string" office:string-value="---" calcext:value-type="string">
            <text:p>---</text:p>
          </table:table-cell>
          <table:table-cell table:formula="of:=IF(OR([$gtx.B18]=&quot;---&quot;;[$a102.B18]=&quot;---&quot;);&quot;---&quot;;[$gtx.B18]/[$a102.B18])" office:value-type="string" office:string-value="---" calcext:value-type="string">
            <text:p>---</text:p>
          </table:table-cell>
          <table:table-cell table:formula="of:=IF(OR([$gtx.B18]=&quot;---&quot;;[$sv3.B18]=&quot;---&quot;);&quot;---&quot;;[$gtx.B18]/[$sv3.B18])" office:value-type="string" office:string-value="---" calcext:value-type="string">
            <text:p>---</text:p>
          </table:table-cell>
          <table:table-cell table:formula="of:=IF(OR([$gtx.B18]=&quot;---&quot;;[$a103.B18]=&quot;---&quot;);&quot;---&quot;;[$gtx.B18]/[$a103.B18])" office:value-type="string" office:string-value="---" calcext:value-type="string">
            <text:p>---</text:p>
          </table:table-cell>
          <table:table-cell table:formula="of:=IF(OR([$sv2.B18]=&quot;---&quot;;[$a102.B18]=&quot;---&quot;);&quot;---&quot;;[$sv2.B18]/[$a102.B18])" office:value-type="string" office:string-value="---" calcext:value-type="string">
            <text:p>---</text:p>
          </table:table-cell>
          <table:table-cell table:formula="of:=IF(OR([$sv2.B18]=&quot;---&quot;;[$sv3.B18]=&quot;---&quot;);&quot;---&quot;;[$sv2.B18]/[$sv3.B18])" office:value-type="string" office:string-value="---" calcext:value-type="string">
            <text:p>---</text:p>
          </table:table-cell>
          <table:table-cell table:formula="of:=IF(OR([$sv2.B18]=&quot;---&quot;;[$a103.B18]=&quot;---&quot;);&quot;---&quot;;[$sv2.B18]/[$a103.B18])" office:value-type="string" office:string-value="---" calcext:value-type="string">
            <text:p>---</text:p>
          </table:table-cell>
          <table:table-cell table:formula="of:=IF(OR([$a102.B18]=&quot;---&quot;;[$sv3.B18]=&quot;---&quot;);&quot;---&quot;;[$a102.B18]/[$sv3.B18])" office:value-type="string" office:string-value="---" calcext:value-type="string">
            <text:p>---</text:p>
          </table:table-cell>
          <table:table-cell table:formula="of:=IF(OR([$a102.B18]=&quot;---&quot;;[$a103.B18]=&quot;---&quot;);&quot;---&quot;;[$a102.B18]/[$a103.B18])" office:value-type="string" office:string-value="---" calcext:value-type="string">
            <text:p>---</text:p>
          </table:table-cell>
          <table:table-cell table:formula="of:=IF(OR([$sv3.B18]=&quot;---&quot;;[$a103.B18]=&quot;---&quot;);&quot;---&quot;;[$sv3.B18]/[$a103.B18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IF(OR([$sv.B19]=&quot;---&quot;;[$a10.B19]=&quot;---&quot;);&quot;---&quot;;[$sv.B19]/[$a10.B19])" office:value-type="float" office:value="0.165567107171307" calcext:value-type="float">
            <text:p>0.17</text:p>
          </table:table-cell>
          <table:table-cell table:formula="of:=IF(OR([$sv.B19]=&quot;---&quot;;[$qdr.B19]=&quot;---&quot;);&quot;---&quot;;[$sv.B19]/[$qdr.B19])" office:value-type="float" office:value="4.69844950007245" calcext:value-type="float">
            <text:p>4.70</text:p>
          </table:table-cell>
          <table:table-cell table:formula="of:=IF(OR([$sv.B19]=&quot;---&quot;;[$gtx.B19]=&quot;---&quot;);&quot;---&quot;;[$sv.B19]/[$gtx.B19])" office:value-type="float" office:value="19.1066588096641" calcext:value-type="float">
            <text:p>19.11</text:p>
          </table:table-cell>
          <table:table-cell table:formula="of:=IF(OR([$sv.B19]=&quot;---&quot;;[$sv2.B19]=&quot;---&quot;);&quot;---&quot;;[$sv.B19]/[$sv2.B19])" office:value-type="string" office:string-value="---" calcext:value-type="string">
            <text:p>---</text:p>
          </table:table-cell>
          <table:table-cell table:formula="of:=IF(OR([$sv.B19]=&quot;---&quot;;[$a102.B19]=&quot;---&quot;);&quot;---&quot;;[$sv.B19]/[$a102.B19])" office:value-type="string" office:string-value="---" calcext:value-type="string">
            <text:p>---</text:p>
          </table:table-cell>
          <table:table-cell table:formula="of:=IF(OR([$sv.B19]=&quot;---&quot;;[$sv3.B19]=&quot;---&quot;);&quot;---&quot;;[$sv.B19]/[$sv3.B19])" office:value-type="string" office:string-value="---" calcext:value-type="string">
            <text:p>---</text:p>
          </table:table-cell>
          <table:table-cell table:formula="of:=IF(OR([$sv.B19]=&quot;---&quot;;[$a103.B19]=&quot;---&quot;);&quot;---&quot;;[$sv.B19]/[$a103.B19])" office:value-type="string" office:string-value="---" calcext:value-type="string">
            <text:p>---</text:p>
          </table:table-cell>
          <table:table-cell table:formula="of:=IF(OR([$a10.B19]=&quot;---&quot;;[$qdr.B19]=&quot;---&quot;);&quot;---&quot;;[$a10.B19]/[$qdr.B19])" office:value-type="float" office:value="28.3779162440226" calcext:value-type="float">
            <text:p>28.38</text:p>
          </table:table-cell>
          <table:table-cell table:formula="of:=IF(OR([$a10.B19]=&quot;---&quot;;[$gtx.B19]=&quot;---&quot;);&quot;---&quot;;[$a10.B19]/[$gtx.B19])" office:value-type="float" office:value="115.401296405421" calcext:value-type="float">
            <text:p>115.40</text:p>
          </table:table-cell>
          <table:table-cell table:formula="of:=IF(OR([$a10.B19]=&quot;---&quot;;[$sv2.B19]=&quot;---&quot;);&quot;---&quot;;[$a10.B19]/[$sv2.B19])" office:value-type="string" office:string-value="---" calcext:value-type="string">
            <text:p>---</text:p>
          </table:table-cell>
          <table:table-cell table:formula="of:=IF(OR([$a10.B19]=&quot;---&quot;;[$a102.B19]=&quot;---&quot;);&quot;---&quot;;[$a10.B19]/[$a102.B19])" office:value-type="string" office:string-value="---" calcext:value-type="string">
            <text:p>---</text:p>
          </table:table-cell>
          <table:table-cell table:formula="of:=IF(OR([$a10.B19]=&quot;---&quot;;[$sv3.B19]=&quot;---&quot;);&quot;---&quot;;[$a10.B19]/[$sv3.B19])" office:value-type="string" office:string-value="---" calcext:value-type="string">
            <text:p>---</text:p>
          </table:table-cell>
          <table:table-cell table:formula="of:=IF(OR([$a10.B19]=&quot;---&quot;;[$a103.B19]=&quot;---&quot;);&quot;---&quot;;[$a10.B19]/[$a103.B19])" office:value-type="string" office:string-value="---" calcext:value-type="string">
            <text:p>---</text:p>
          </table:table-cell>
          <table:table-cell table:formula="of:=IF(OR([$qdr.B19]=&quot;---&quot;;[$gtx.B19]=&quot;---&quot;);&quot;---&quot;;[$qdr.B19]/[$gtx.B19])" office:value-type="float" office:value="4.06658809664113" calcext:value-type="float">
            <text:p>4.07</text:p>
          </table:table-cell>
          <table:table-cell table:formula="of:=IF(OR([$qdr.B19]=&quot;---&quot;;[$sv2.B19]=&quot;---&quot;);&quot;---&quot;;[$qdr.B19]/[$sv2.B19])" office:value-type="string" office:string-value="---" calcext:value-type="string">
            <text:p>---</text:p>
          </table:table-cell>
          <table:table-cell table:formula="of:=IF(OR([$qdr.B19]=&quot;---&quot;;[$a102.B19]=&quot;---&quot;);&quot;---&quot;;[$qdr.B19]/[$a102.B19])" office:value-type="string" office:string-value="---" calcext:value-type="string">
            <text:p>---</text:p>
          </table:table-cell>
          <table:table-cell table:formula="of:=IF(OR([$qdr.B19]=&quot;---&quot;;[$sv3.B19]=&quot;---&quot;);&quot;---&quot;;[$qdr.B19]/[$sv3.B19])" office:value-type="string" office:string-value="---" calcext:value-type="string">
            <text:p>---</text:p>
          </table:table-cell>
          <table:table-cell table:formula="of:=IF(OR([$qdr.B19]=&quot;---&quot;;[$a103.B19]=&quot;---&quot;);&quot;---&quot;;[$qdr.B19]/[$a103.B19])" office:value-type="string" office:string-value="---" calcext:value-type="string">
            <text:p>---</text:p>
          </table:table-cell>
          <table:table-cell table:formula="of:=IF(OR([$gtx.B19]=&quot;---&quot;;[$sv2.B19]=&quot;---&quot;);&quot;---&quot;;[$gtx.B19]/[$sv2.B19])" office:value-type="string" office:string-value="---" calcext:value-type="string">
            <text:p>---</text:p>
          </table:table-cell>
          <table:table-cell table:formula="of:=IF(OR([$gtx.B19]=&quot;---&quot;;[$a102.B19]=&quot;---&quot;);&quot;---&quot;;[$gtx.B19]/[$a102.B19])" office:value-type="string" office:string-value="---" calcext:value-type="string">
            <text:p>---</text:p>
          </table:table-cell>
          <table:table-cell table:formula="of:=IF(OR([$gtx.B19]=&quot;---&quot;;[$sv3.B19]=&quot;---&quot;);&quot;---&quot;;[$gtx.B19]/[$sv3.B19])" office:value-type="string" office:string-value="---" calcext:value-type="string">
            <text:p>---</text:p>
          </table:table-cell>
          <table:table-cell table:formula="of:=IF(OR([$gtx.B19]=&quot;---&quot;;[$a103.B19]=&quot;---&quot;);&quot;---&quot;;[$gtx.B19]/[$a103.B19])" office:value-type="string" office:string-value="---" calcext:value-type="string">
            <text:p>---</text:p>
          </table:table-cell>
          <table:table-cell table:formula="of:=IF(OR([$sv2.B19]=&quot;---&quot;;[$a102.B19]=&quot;---&quot;);&quot;---&quot;;[$sv2.B19]/[$a102.B19])" office:value-type="string" office:string-value="---" calcext:value-type="string">
            <text:p>---</text:p>
          </table:table-cell>
          <table:table-cell table:formula="of:=IF(OR([$sv2.B19]=&quot;---&quot;;[$sv3.B19]=&quot;---&quot;);&quot;---&quot;;[$sv2.B19]/[$sv3.B19])" office:value-type="string" office:string-value="---" calcext:value-type="string">
            <text:p>---</text:p>
          </table:table-cell>
          <table:table-cell table:formula="of:=IF(OR([$sv2.B19]=&quot;---&quot;;[$a103.B19]=&quot;---&quot;);&quot;---&quot;;[$sv2.B19]/[$a103.B19])" office:value-type="string" office:string-value="---" calcext:value-type="string">
            <text:p>---</text:p>
          </table:table-cell>
          <table:table-cell table:formula="of:=IF(OR([$a102.B19]=&quot;---&quot;;[$sv3.B19]=&quot;---&quot;);&quot;---&quot;;[$a102.B19]/[$sv3.B19])" office:value-type="string" office:string-value="---" calcext:value-type="string">
            <text:p>---</text:p>
          </table:table-cell>
          <table:table-cell table:formula="of:=IF(OR([$a102.B19]=&quot;---&quot;;[$a103.B19]=&quot;---&quot;);&quot;---&quot;;[$a102.B19]/[$a103.B19])" office:value-type="string" office:string-value="---" calcext:value-type="string">
            <text:p>---</text:p>
          </table:table-cell>
          <table:table-cell table:formula="of:=IF(OR([$sv3.B19]=&quot;---&quot;;[$a103.B19]=&quot;---&quot;);&quot;---&quot;;[$sv3.B19]/[$a103.B1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formula="of:=IF(OR([$sv.B20]=&quot;---&quot;;[$a10.B20]=&quot;---&quot;);&quot;---&quot;;[$sv.B20]/[$a10.B20])" office:value-type="float" office:value="1.05101926040884" calcext:value-type="float">
            <text:p>1.05</text:p>
          </table:table-cell>
          <table:table-cell table:formula="of:=IF(OR([$sv.B20]=&quot;---&quot;;[$qdr.B20]=&quot;---&quot;);&quot;---&quot;;[$sv.B20]/[$qdr.B20])" office:value-type="float" office:value="93.4938572604648" calcext:value-type="float">
            <text:p>93.49</text:p>
          </table:table-cell>
          <table:table-cell table:formula="of:=IF(OR([$sv.B20]=&quot;---&quot;;[$gtx.B20]=&quot;---&quot;);&quot;---&quot;;[$sv.B20]/[$gtx.B20])" office:value-type="float" office:value="531.113049734688" calcext:value-type="float">
            <text:p>531.11</text:p>
          </table:table-cell>
          <table:table-cell table:formula="of:=IF(OR([$sv.B20]=&quot;---&quot;;[$sv2.B20]=&quot;---&quot;);&quot;---&quot;;[$sv.B20]/[$sv2.B20])" office:value-type="float" office:value="4.49604408455122" calcext:value-type="float">
            <text:p>4.50</text:p>
          </table:table-cell>
          <table:table-cell table:formula="of:=IF(OR([$sv.B20]=&quot;---&quot;;[$a102.B20]=&quot;---&quot;);&quot;---&quot;;[$sv.B20]/[$a102.B20])" office:value-type="string" office:string-value="---" calcext:value-type="string">
            <text:p>---</text:p>
          </table:table-cell>
          <table:table-cell table:formula="of:=IF(OR([$sv.B20]=&quot;---&quot;;[$sv3.B20]=&quot;---&quot;);&quot;---&quot;;[$sv.B20]/[$sv3.B20])" office:value-type="float" office:value="27.0042252361834" calcext:value-type="float">
            <text:p>27.00</text:p>
          </table:table-cell>
          <table:table-cell table:formula="of:=IF(OR([$sv.B20]=&quot;---&quot;;[$a103.B20]=&quot;---&quot;);&quot;---&quot;;[$sv.B20]/[$a103.B20])" office:value-type="float" office:value="23.4336585888487" calcext:value-type="float">
            <text:p>23.43</text:p>
          </table:table-cell>
          <table:table-cell table:formula="of:=IF(OR([$a10.B20]=&quot;---&quot;;[$qdr.B20]=&quot;---&quot;);&quot;---&quot;;[$a10.B20]/[$qdr.B20])" office:value-type="float" office:value="88.9554176429612" calcext:value-type="float">
            <text:p>88.96</text:p>
          </table:table-cell>
          <table:table-cell table:formula="of:=IF(OR([$a10.B20]=&quot;---&quot;;[$gtx.B20]=&quot;---&quot;);&quot;---&quot;;[$a10.B20]/[$gtx.B20])" office:value-type="float" office:value="505.331414695566" calcext:value-type="float">
            <text:p>505.33</text:p>
          </table:table-cell>
          <table:table-cell table:formula="of:=IF(OR([$a10.B20]=&quot;---&quot;;[$sv2.B20]=&quot;---&quot;);&quot;---&quot;;[$a10.B20]/[$sv2.B20])" office:value-type="float" office:value="4.27779418885461" calcext:value-type="float">
            <text:p>4.28</text:p>
          </table:table-cell>
          <table:table-cell table:formula="of:=IF(OR([$a10.B20]=&quot;---&quot;;[$a102.B20]=&quot;---&quot;);&quot;---&quot;;[$a10.B20]/[$a102.B20])" office:value-type="string" office:string-value="---" calcext:value-type="string">
            <text:p>---</text:p>
          </table:table-cell>
          <table:table-cell table:formula="of:=IF(OR([$a10.B20]=&quot;---&quot;;[$sv3.B20]=&quot;---&quot;);&quot;---&quot;;[$a10.B20]/[$sv3.B20])" office:value-type="float" office:value="25.69336857412" calcext:value-type="float">
            <text:p>25.69</text:p>
          </table:table-cell>
          <table:table-cell table:formula="of:=IF(OR([$a10.B20]=&quot;---&quot;;[$a103.B20]=&quot;---&quot;);&quot;---&quot;;[$a10.B20]/[$a103.B20])" office:value-type="float" office:value="22.2961266948934" calcext:value-type="float">
            <text:p>22.30</text:p>
          </table:table-cell>
          <table:table-cell table:formula="of:=IF(OR([$qdr.B20]=&quot;---&quot;;[$gtx.B20]=&quot;---&quot;);&quot;---&quot;;[$qdr.B20]/[$gtx.B20])" office:value-type="float" office:value="5.68072668405432" calcext:value-type="float">
            <text:p>5.68</text:p>
          </table:table-cell>
          <table:table-cell table:formula="of:=IF(OR([$qdr.B20]=&quot;---&quot;;[$sv2.B20]=&quot;---&quot;);&quot;---&quot;;[$qdr.B20]/[$sv2.B20])" office:value-type="float" office:value="0.0480891923415426" calcext:value-type="float">
            <text:p>0.05</text:p>
          </table:table-cell>
          <table:table-cell table:formula="of:=IF(OR([$qdr.B20]=&quot;---&quot;;[$a102.B20]=&quot;---&quot;);&quot;---&quot;;[$qdr.B20]/[$a102.B20])" office:value-type="string" office:string-value="---" calcext:value-type="string">
            <text:p>---</text:p>
          </table:table-cell>
          <table:table-cell table:formula="of:=IF(OR([$qdr.B20]=&quot;---&quot;;[$sv3.B20]=&quot;---&quot;);&quot;---&quot;;[$qdr.B20]/[$sv3.B20])" office:value-type="float" office:value="0.288834218925766" calcext:value-type="float">
            <text:p>0.29</text:p>
          </table:table-cell>
          <table:table-cell table:formula="of:=IF(OR([$qdr.B20]=&quot;---&quot;;[$a103.B20]=&quot;---&quot;);&quot;---&quot;;[$qdr.B20]/[$a103.B20])" office:value-type="float" office:value="0.250643831322146" calcext:value-type="float">
            <text:p>0.25</text:p>
          </table:table-cell>
          <table:table-cell table:formula="of:=IF(OR([$gtx.B20]=&quot;---&quot;;[$sv2.B20]=&quot;---&quot;);&quot;---&quot;;[$gtx.B20]/[$sv2.B20])" office:value-type="float" office:value="0.00846532407139529" calcext:value-type="float">
            <text:p>0.01</text:p>
          </table:table-cell>
          <table:table-cell table:formula="of:=IF(OR([$gtx.B20]=&quot;---&quot;;[$a102.B20]=&quot;---&quot;);&quot;---&quot;;[$gtx.B20]/[$a102.B20])" office:value-type="string" office:string-value="---" calcext:value-type="string">
            <text:p>---</text:p>
          </table:table-cell>
          <table:table-cell table:formula="of:=IF(OR([$gtx.B20]=&quot;---&quot;;[$sv3.B20]=&quot;---&quot;);&quot;---&quot;;[$gtx.B20]/[$sv3.B20])" office:value-type="float" office:value="0.050844589960034" calcext:value-type="float">
            <text:p>0.05</text:p>
          </table:table-cell>
          <table:table-cell table:formula="of:=IF(OR([$gtx.B20]=&quot;---&quot;;[$a103.B20]=&quot;---&quot;);&quot;---&quot;;[$gtx.B20]/[$a103.B20])" office:value-type="float" office:value="0.0441217902677307" calcext:value-type="float">
            <text:p>0.04</text:p>
          </table:table-cell>
          <table:table-cell table:formula="of:=IF(OR([$sv2.B20]=&quot;---&quot;;[$a102.B20]=&quot;---&quot;);&quot;---&quot;;[$sv2.B20]/[$a102.B20])" office:value-type="string" office:string-value="---" calcext:value-type="string">
            <text:p>---</text:p>
          </table:table-cell>
          <table:table-cell table:formula="of:=IF(OR([$sv2.B20]=&quot;---&quot;;[$sv3.B20]=&quot;---&quot;);&quot;---&quot;;[$sv2.B20]/[$sv3.B20])" office:value-type="float" office:value="6.00621896234784" calcext:value-type="float">
            <text:p>6.01</text:p>
          </table:table-cell>
          <table:table-cell table:formula="of:=IF(OR([$sv2.B20]=&quot;---&quot;;[$a103.B20]=&quot;---&quot;);&quot;---&quot;;[$sv2.B20]/[$a103.B20])" office:value-type="float" office:value="5.2120615697183" calcext:value-type="float">
            <text:p>5.21</text:p>
          </table:table-cell>
          <table:table-cell table:formula="of:=IF(OR([$a102.B20]=&quot;---&quot;;[$sv3.B20]=&quot;---&quot;);&quot;---&quot;;[$a102.B20]/[$sv3.B20])" office:value-type="string" office:string-value="---" calcext:value-type="string">
            <text:p>---</text:p>
          </table:table-cell>
          <table:table-cell table:formula="of:=IF(OR([$a102.B20]=&quot;---&quot;;[$a103.B20]=&quot;---&quot;);&quot;---&quot;;[$a102.B20]/[$a103.B20])" office:value-type="string" office:string-value="---" calcext:value-type="string">
            <text:p>---</text:p>
          </table:table-cell>
          <table:table-cell table:formula="of:=IF(OR([$sv3.B20]=&quot;---&quot;;[$a103.B20]=&quot;---&quot;);&quot;---&quot;;[$sv3.B20]/[$a103.B20])" office:value-type="float" office:value="0.867777482371521" calcext:value-type="float">
            <text:p>0.87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formula="of:=IF(OR([$sv.B21]=&quot;---&quot;;[$a10.B21]=&quot;---&quot;);&quot;---&quot;;[$sv.B21]/[$a10.B21])" office:value-type="float" office:value="1.0137184920812" calcext:value-type="float">
            <text:p>1.01</text:p>
          </table:table-cell>
          <table:table-cell table:formula="of:=IF(OR([$sv.B21]=&quot;---&quot;;[$qdr.B21]=&quot;---&quot;);&quot;---&quot;;[$sv.B21]/[$qdr.B21])" office:value-type="float" office:value="4.49505440158259" calcext:value-type="float">
            <text:p>4.50</text:p>
          </table:table-cell>
          <table:table-cell table:formula="of:=IF(OR([$sv.B21]=&quot;---&quot;;[$gtx.B21]=&quot;---&quot;);&quot;---&quot;;[$sv.B21]/[$gtx.B21])" office:value-type="float" office:value="9.96600877192982" calcext:value-type="float">
            <text:p>9.97</text:p>
          </table:table-cell>
          <table:table-cell table:formula="of:=IF(OR([$sv.B21]=&quot;---&quot;;[$sv2.B21]=&quot;---&quot;);&quot;---&quot;;[$sv.B21]/[$sv2.B21])" office:value-type="string" office:string-value="---" calcext:value-type="string">
            <text:p>---</text:p>
          </table:table-cell>
          <table:table-cell table:formula="of:=IF(OR([$sv.B21]=&quot;---&quot;;[$a102.B21]=&quot;---&quot;);&quot;---&quot;;[$sv.B21]/[$a102.B21])" office:value-type="string" office:string-value="---" calcext:value-type="string">
            <text:p>---</text:p>
          </table:table-cell>
          <table:table-cell table:formula="of:=IF(OR([$sv.B21]=&quot;---&quot;;[$sv3.B21]=&quot;---&quot;);&quot;---&quot;;[$sv.B21]/[$sv3.B21])" office:value-type="string" office:string-value="---" calcext:value-type="string">
            <text:p>---</text:p>
          </table:table-cell>
          <table:table-cell table:formula="of:=IF(OR([$sv.B21]=&quot;---&quot;;[$a103.B21]=&quot;---&quot;);&quot;---&quot;;[$sv.B21]/[$a103.B21])" office:value-type="string" office:string-value="---" calcext:value-type="string">
            <text:p>---</text:p>
          </table:table-cell>
          <table:table-cell table:formula="of:=IF(OR([$a10.B21]=&quot;---&quot;;[$qdr.B21]=&quot;---&quot;);&quot;---&quot;;[$a10.B21]/[$qdr.B21])" office:value-type="float" office:value="4.43422354104847" calcext:value-type="float">
            <text:p>4.43</text:p>
          </table:table-cell>
          <table:table-cell table:formula="of:=IF(OR([$a10.B21]=&quot;---&quot;;[$gtx.B21]=&quot;---&quot;);&quot;---&quot;;[$a10.B21]/[$gtx.B21])" office:value-type="float" office:value="9.83114035087719" calcext:value-type="float">
            <text:p>9.83</text:p>
          </table:table-cell>
          <table:table-cell table:formula="of:=IF(OR([$a10.B21]=&quot;---&quot;;[$sv2.B21]=&quot;---&quot;);&quot;---&quot;;[$a10.B21]/[$sv2.B21])" office:value-type="string" office:string-value="---" calcext:value-type="string">
            <text:p>---</text:p>
          </table:table-cell>
          <table:table-cell table:formula="of:=IF(OR([$a10.B21]=&quot;---&quot;;[$a102.B21]=&quot;---&quot;);&quot;---&quot;;[$a10.B21]/[$a102.B21])" office:value-type="string" office:string-value="---" calcext:value-type="string">
            <text:p>---</text:p>
          </table:table-cell>
          <table:table-cell table:formula="of:=IF(OR([$a10.B21]=&quot;---&quot;;[$sv3.B21]=&quot;---&quot;);&quot;---&quot;;[$a10.B21]/[$sv3.B21])" office:value-type="string" office:string-value="---" calcext:value-type="string">
            <text:p>---</text:p>
          </table:table-cell>
          <table:table-cell table:formula="of:=IF(OR([$a10.B21]=&quot;---&quot;;[$a103.B21]=&quot;---&quot;);&quot;---&quot;;[$a10.B21]/[$a103.B21])" office:value-type="string" office:string-value="---" calcext:value-type="string">
            <text:p>---</text:p>
          </table:table-cell>
          <table:table-cell table:formula="of:=IF(OR([$qdr.B21]=&quot;---&quot;;[$gtx.B21]=&quot;---&quot;);&quot;---&quot;;[$qdr.B21]/[$gtx.B21])" office:value-type="float" office:value="2.21710526315789" calcext:value-type="float">
            <text:p>2.22</text:p>
          </table:table-cell>
          <table:table-cell table:formula="of:=IF(OR([$qdr.B21]=&quot;---&quot;;[$sv2.B21]=&quot;---&quot;);&quot;---&quot;;[$qdr.B21]/[$sv2.B21])" office:value-type="string" office:string-value="---" calcext:value-type="string">
            <text:p>---</text:p>
          </table:table-cell>
          <table:table-cell table:formula="of:=IF(OR([$qdr.B21]=&quot;---&quot;;[$a102.B21]=&quot;---&quot;);&quot;---&quot;;[$qdr.B21]/[$a102.B21])" office:value-type="string" office:string-value="---" calcext:value-type="string">
            <text:p>---</text:p>
          </table:table-cell>
          <table:table-cell table:formula="of:=IF(OR([$qdr.B21]=&quot;---&quot;;[$sv3.B21]=&quot;---&quot;);&quot;---&quot;;[$qdr.B21]/[$sv3.B21])" office:value-type="string" office:string-value="---" calcext:value-type="string">
            <text:p>---</text:p>
          </table:table-cell>
          <table:table-cell table:formula="of:=IF(OR([$qdr.B21]=&quot;---&quot;;[$a103.B21]=&quot;---&quot;);&quot;---&quot;;[$qdr.B21]/[$a103.B21])" office:value-type="string" office:string-value="---" calcext:value-type="string">
            <text:p>---</text:p>
          </table:table-cell>
          <table:table-cell table:formula="of:=IF(OR([$gtx.B21]=&quot;---&quot;;[$sv2.B21]=&quot;---&quot;);&quot;---&quot;;[$gtx.B21]/[$sv2.B21])" office:value-type="string" office:string-value="---" calcext:value-type="string">
            <text:p>---</text:p>
          </table:table-cell>
          <table:table-cell table:formula="of:=IF(OR([$gtx.B21]=&quot;---&quot;;[$a102.B21]=&quot;---&quot;);&quot;---&quot;;[$gtx.B21]/[$a102.B21])" office:value-type="string" office:string-value="---" calcext:value-type="string">
            <text:p>---</text:p>
          </table:table-cell>
          <table:table-cell table:formula="of:=IF(OR([$gtx.B21]=&quot;---&quot;;[$sv3.B21]=&quot;---&quot;);&quot;---&quot;;[$gtx.B21]/[$sv3.B21])" office:value-type="string" office:string-value="---" calcext:value-type="string">
            <text:p>---</text:p>
          </table:table-cell>
          <table:table-cell table:formula="of:=IF(OR([$gtx.B21]=&quot;---&quot;;[$a103.B21]=&quot;---&quot;);&quot;---&quot;;[$gtx.B21]/[$a103.B21])" office:value-type="string" office:string-value="---" calcext:value-type="string">
            <text:p>---</text:p>
          </table:table-cell>
          <table:table-cell table:formula="of:=IF(OR([$sv2.B21]=&quot;---&quot;;[$a102.B21]=&quot;---&quot;);&quot;---&quot;;[$sv2.B21]/[$a102.B21])" office:value-type="string" office:string-value="---" calcext:value-type="string">
            <text:p>---</text:p>
          </table:table-cell>
          <table:table-cell table:formula="of:=IF(OR([$sv2.B21]=&quot;---&quot;;[$sv3.B21]=&quot;---&quot;);&quot;---&quot;;[$sv2.B21]/[$sv3.B21])" office:value-type="string" office:string-value="---" calcext:value-type="string">
            <text:p>---</text:p>
          </table:table-cell>
          <table:table-cell table:formula="of:=IF(OR([$sv2.B21]=&quot;---&quot;;[$a103.B21]=&quot;---&quot;);&quot;---&quot;;[$sv2.B21]/[$a103.B21])" office:value-type="string" office:string-value="---" calcext:value-type="string">
            <text:p>---</text:p>
          </table:table-cell>
          <table:table-cell table:formula="of:=IF(OR([$a102.B21]=&quot;---&quot;;[$sv3.B21]=&quot;---&quot;);&quot;---&quot;;[$a102.B21]/[$sv3.B21])" office:value-type="string" office:string-value="---" calcext:value-type="string">
            <text:p>---</text:p>
          </table:table-cell>
          <table:table-cell table:formula="of:=IF(OR([$a102.B21]=&quot;---&quot;;[$a103.B21]=&quot;---&quot;);&quot;---&quot;;[$a102.B21]/[$a103.B21])" office:value-type="string" office:string-value="---" calcext:value-type="string">
            <text:p>---</text:p>
          </table:table-cell>
          <table:table-cell table:formula="of:=IF(OR([$sv3.B21]=&quot;---&quot;;[$a103.B21]=&quot;---&quot;);&quot;---&quot;;[$sv3.B21]/[$a103.B2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formula="of:=IF(OR([$sv.B22]=&quot;---&quot;;[$a10.B22]=&quot;---&quot;);&quot;---&quot;;[$sv.B22]/[$a10.B22])" office:value-type="float" office:value="0.40710018979123" calcext:value-type="float">
            <text:p>0.41</text:p>
          </table:table-cell>
          <table:table-cell table:formula="of:=IF(OR([$sv.B22]=&quot;---&quot;;[$qdr.B22]=&quot;---&quot;);&quot;---&quot;;[$sv.B22]/[$qdr.B22])" office:value-type="float" office:value="6.71148145708451" calcext:value-type="float">
            <text:p>6.71</text:p>
          </table:table-cell>
          <table:table-cell table:formula="of:=IF(OR([$sv.B22]=&quot;---&quot;;[$gtx.B22]=&quot;---&quot;);&quot;---&quot;;[$sv.B22]/[$gtx.B22])" office:value-type="float" office:value="39.6331809783137" calcext:value-type="float">
            <text:p>39.63</text:p>
          </table:table-cell>
          <table:table-cell table:formula="of:=IF(OR([$sv.B22]=&quot;---&quot;;[$sv2.B22]=&quot;---&quot;);&quot;---&quot;;[$sv.B22]/[$sv2.B22])" office:value-type="string" office:string-value="---" calcext:value-type="string">
            <text:p>---</text:p>
          </table:table-cell>
          <table:table-cell table:formula="of:=IF(OR([$sv.B22]=&quot;---&quot;;[$a102.B22]=&quot;---&quot;);&quot;---&quot;;[$sv.B22]/[$a102.B22])" office:value-type="string" office:string-value="---" calcext:value-type="string">
            <text:p>---</text:p>
          </table:table-cell>
          <table:table-cell table:formula="of:=IF(OR([$sv.B22]=&quot;---&quot;;[$sv3.B22]=&quot;---&quot;);&quot;---&quot;;[$sv.B22]/[$sv3.B22])" office:value-type="string" office:string-value="---" calcext:value-type="string">
            <text:p>---</text:p>
          </table:table-cell>
          <table:table-cell table:formula="of:=IF(OR([$sv.B22]=&quot;---&quot;;[$a103.B22]=&quot;---&quot;);&quot;---&quot;;[$sv.B22]/[$a103.B22])" office:value-type="string" office:string-value="---" calcext:value-type="string">
            <text:p>---</text:p>
          </table:table-cell>
          <table:table-cell table:formula="of:=IF(OR([$a10.B22]=&quot;---&quot;;[$qdr.B22]=&quot;---&quot;);&quot;---&quot;;[$a10.B22]/[$qdr.B22])" office:value-type="float" office:value="16.4860681114551" calcext:value-type="float">
            <text:p>16.49</text:p>
          </table:table-cell>
          <table:table-cell table:formula="of:=IF(OR([$a10.B22]=&quot;---&quot;;[$gtx.B22]=&quot;---&quot;);&quot;---&quot;;[$a10.B22]/[$gtx.B22])" office:value-type="float" office:value="97.3548575318487" calcext:value-type="float">
            <text:p>97.35</text:p>
          </table:table-cell>
          <table:table-cell table:formula="of:=IF(OR([$a10.B22]=&quot;---&quot;;[$sv2.B22]=&quot;---&quot;);&quot;---&quot;;[$a10.B22]/[$sv2.B22])" office:value-type="string" office:string-value="---" calcext:value-type="string">
            <text:p>---</text:p>
          </table:table-cell>
          <table:table-cell table:formula="of:=IF(OR([$a10.B22]=&quot;---&quot;;[$a102.B22]=&quot;---&quot;);&quot;---&quot;;[$a10.B22]/[$a102.B22])" office:value-type="string" office:string-value="---" calcext:value-type="string">
            <text:p>---</text:p>
          </table:table-cell>
          <table:table-cell table:formula="of:=IF(OR([$a10.B22]=&quot;---&quot;;[$sv3.B22]=&quot;---&quot;);&quot;---&quot;;[$a10.B22]/[$sv3.B22])" office:value-type="string" office:string-value="---" calcext:value-type="string">
            <text:p>---</text:p>
          </table:table-cell>
          <table:table-cell table:formula="of:=IF(OR([$a10.B22]=&quot;---&quot;;[$a103.B22]=&quot;---&quot;);&quot;---&quot;;[$a10.B22]/[$a103.B22])" office:value-type="string" office:string-value="---" calcext:value-type="string">
            <text:p>---</text:p>
          </table:table-cell>
          <table:table-cell table:formula="of:=IF(OR([$qdr.B22]=&quot;---&quot;;[$gtx.B22]=&quot;---&quot;);&quot;---&quot;;[$qdr.B22]/[$gtx.B22])" office:value-type="float" office:value="5.90528056014782" calcext:value-type="float">
            <text:p>5.91</text:p>
          </table:table-cell>
          <table:table-cell table:formula="of:=IF(OR([$qdr.B22]=&quot;---&quot;;[$sv2.B22]=&quot;---&quot;);&quot;---&quot;;[$qdr.B22]/[$sv2.B22])" office:value-type="string" office:string-value="---" calcext:value-type="string">
            <text:p>---</text:p>
          </table:table-cell>
          <table:table-cell table:formula="of:=IF(OR([$qdr.B22]=&quot;---&quot;;[$a102.B22]=&quot;---&quot;);&quot;---&quot;;[$qdr.B22]/[$a102.B22])" office:value-type="string" office:string-value="---" calcext:value-type="string">
            <text:p>---</text:p>
          </table:table-cell>
          <table:table-cell table:formula="of:=IF(OR([$qdr.B22]=&quot;---&quot;;[$sv3.B22]=&quot;---&quot;);&quot;---&quot;;[$qdr.B22]/[$sv3.B22])" office:value-type="string" office:string-value="---" calcext:value-type="string">
            <text:p>---</text:p>
          </table:table-cell>
          <table:table-cell table:formula="of:=IF(OR([$qdr.B22]=&quot;---&quot;;[$a103.B22]=&quot;---&quot;);&quot;---&quot;;[$qdr.B22]/[$a103.B22])" office:value-type="string" office:string-value="---" calcext:value-type="string">
            <text:p>---</text:p>
          </table:table-cell>
          <table:table-cell table:formula="of:=IF(OR([$gtx.B22]=&quot;---&quot;;[$sv2.B22]=&quot;---&quot;);&quot;---&quot;;[$gtx.B22]/[$sv2.B22])" office:value-type="string" office:string-value="---" calcext:value-type="string">
            <text:p>---</text:p>
          </table:table-cell>
          <table:table-cell table:formula="of:=IF(OR([$gtx.B22]=&quot;---&quot;;[$a102.B22]=&quot;---&quot;);&quot;---&quot;;[$gtx.B22]/[$a102.B22])" office:value-type="string" office:string-value="---" calcext:value-type="string">
            <text:p>---</text:p>
          </table:table-cell>
          <table:table-cell table:formula="of:=IF(OR([$gtx.B22]=&quot;---&quot;;[$sv3.B22]=&quot;---&quot;);&quot;---&quot;;[$gtx.B22]/[$sv3.B22])" office:value-type="string" office:string-value="---" calcext:value-type="string">
            <text:p>---</text:p>
          </table:table-cell>
          <table:table-cell table:formula="of:=IF(OR([$gtx.B22]=&quot;---&quot;;[$a103.B22]=&quot;---&quot;);&quot;---&quot;;[$gtx.B22]/[$a103.B22])" office:value-type="string" office:string-value="---" calcext:value-type="string">
            <text:p>---</text:p>
          </table:table-cell>
          <table:table-cell table:formula="of:=IF(OR([$sv2.B22]=&quot;---&quot;;[$a102.B22]=&quot;---&quot;);&quot;---&quot;;[$sv2.B22]/[$a102.B22])" office:value-type="string" office:string-value="---" calcext:value-type="string">
            <text:p>---</text:p>
          </table:table-cell>
          <table:table-cell table:formula="of:=IF(OR([$sv2.B22]=&quot;---&quot;;[$sv3.B22]=&quot;---&quot;);&quot;---&quot;;[$sv2.B22]/[$sv3.B22])" office:value-type="string" office:string-value="---" calcext:value-type="string">
            <text:p>---</text:p>
          </table:table-cell>
          <table:table-cell table:formula="of:=IF(OR([$sv2.B22]=&quot;---&quot;;[$a103.B22]=&quot;---&quot;);&quot;---&quot;;[$sv2.B22]/[$a103.B22])" office:value-type="string" office:string-value="---" calcext:value-type="string">
            <text:p>---</text:p>
          </table:table-cell>
          <table:table-cell table:formula="of:=IF(OR([$a102.B22]=&quot;---&quot;;[$sv3.B22]=&quot;---&quot;);&quot;---&quot;;[$a102.B22]/[$sv3.B22])" office:value-type="string" office:string-value="---" calcext:value-type="string">
            <text:p>---</text:p>
          </table:table-cell>
          <table:table-cell table:formula="of:=IF(OR([$a102.B22]=&quot;---&quot;;[$a103.B22]=&quot;---&quot;);&quot;---&quot;;[$a102.B22]/[$a103.B22])" office:value-type="string" office:string-value="---" calcext:value-type="string">
            <text:p>---</text:p>
          </table:table-cell>
          <table:table-cell table:formula="of:=IF(OR([$sv3.B22]=&quot;---&quot;;[$a103.B22]=&quot;---&quot;);&quot;---&quot;;[$sv3.B22]/[$a103.B2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IF(OR([$sv.B23]=&quot;---&quot;;[$a10.B23]=&quot;---&quot;);&quot;---&quot;;[$sv.B23]/[$a10.B23])" office:value-type="string" office:string-value="---" calcext:value-type="string">
            <text:p>---</text:p>
          </table:table-cell>
          <table:table-cell table:formula="of:=IF(OR([$sv.B23]=&quot;---&quot;;[$qdr.B23]=&quot;---&quot;);&quot;---&quot;;[$sv.B23]/[$qdr.B23])" office:value-type="string" office:string-value="---" calcext:value-type="string">
            <text:p>---</text:p>
          </table:table-cell>
          <table:table-cell table:formula="of:=IF(OR([$sv.B23]=&quot;---&quot;;[$gtx.B23]=&quot;---&quot;);&quot;---&quot;;[$sv.B23]/[$gtx.B23])" office:value-type="string" office:string-value="---" calcext:value-type="string">
            <text:p>---</text:p>
          </table:table-cell>
          <table:table-cell table:formula="of:=IF(OR([$sv.B23]=&quot;---&quot;;[$sv2.B23]=&quot;---&quot;);&quot;---&quot;;[$sv.B23]/[$sv2.B23])" office:value-type="string" office:string-value="---" calcext:value-type="string">
            <text:p>---</text:p>
          </table:table-cell>
          <table:table-cell table:formula="of:=IF(OR([$sv.B23]=&quot;---&quot;;[$a102.B23]=&quot;---&quot;);&quot;---&quot;;[$sv.B23]/[$a102.B23])" office:value-type="string" office:string-value="---" calcext:value-type="string">
            <text:p>---</text:p>
          </table:table-cell>
          <table:table-cell table:formula="of:=IF(OR([$sv.B23]=&quot;---&quot;;[$sv3.B23]=&quot;---&quot;);&quot;---&quot;;[$sv.B23]/[$sv3.B23])" office:value-type="string" office:string-value="---" calcext:value-type="string">
            <text:p>---</text:p>
          </table:table-cell>
          <table:table-cell table:formula="of:=IF(OR([$sv.B23]=&quot;---&quot;;[$a103.B23]=&quot;---&quot;);&quot;---&quot;;[$sv.B23]/[$a103.B23])" office:value-type="string" office:string-value="---" calcext:value-type="string">
            <text:p>---</text:p>
          </table:table-cell>
          <table:table-cell table:formula="of:=IF(OR([$a10.B23]=&quot;---&quot;;[$qdr.B23]=&quot;---&quot;);&quot;---&quot;;[$a10.B23]/[$qdr.B23])" office:value-type="string" office:string-value="---" calcext:value-type="string">
            <text:p>---</text:p>
          </table:table-cell>
          <table:table-cell table:formula="of:=IF(OR([$a10.B23]=&quot;---&quot;;[$gtx.B23]=&quot;---&quot;);&quot;---&quot;;[$a10.B23]/[$gtx.B23])" office:value-type="string" office:string-value="---" calcext:value-type="string">
            <text:p>---</text:p>
          </table:table-cell>
          <table:table-cell table:formula="of:=IF(OR([$a10.B23]=&quot;---&quot;;[$sv2.B23]=&quot;---&quot;);&quot;---&quot;;[$a10.B23]/[$sv2.B23])" office:value-type="string" office:string-value="---" calcext:value-type="string">
            <text:p>---</text:p>
          </table:table-cell>
          <table:table-cell table:formula="of:=IF(OR([$a10.B23]=&quot;---&quot;;[$a102.B23]=&quot;---&quot;);&quot;---&quot;;[$a10.B23]/[$a102.B23])" office:value-type="string" office:string-value="---" calcext:value-type="string">
            <text:p>---</text:p>
          </table:table-cell>
          <table:table-cell table:formula="of:=IF(OR([$a10.B23]=&quot;---&quot;;[$sv3.B23]=&quot;---&quot;);&quot;---&quot;;[$a10.B23]/[$sv3.B23])" office:value-type="string" office:string-value="---" calcext:value-type="string">
            <text:p>---</text:p>
          </table:table-cell>
          <table:table-cell table:formula="of:=IF(OR([$a10.B23]=&quot;---&quot;;[$a103.B23]=&quot;---&quot;);&quot;---&quot;;[$a10.B23]/[$a103.B23])" office:value-type="string" office:string-value="---" calcext:value-type="string">
            <text:p>---</text:p>
          </table:table-cell>
          <table:table-cell table:formula="of:=IF(OR([$qdr.B23]=&quot;---&quot;;[$gtx.B23]=&quot;---&quot;);&quot;---&quot;;[$qdr.B23]/[$gtx.B23])" office:value-type="float" office:value="4.30298308008249" calcext:value-type="float">
            <text:p>4.30</text:p>
          </table:table-cell>
          <table:table-cell table:formula="of:=IF(OR([$qdr.B23]=&quot;---&quot;;[$sv2.B23]=&quot;---&quot;);&quot;---&quot;;[$qdr.B23]/[$sv2.B23])" office:value-type="string" office:string-value="---" calcext:value-type="string">
            <text:p>---</text:p>
          </table:table-cell>
          <table:table-cell table:formula="of:=IF(OR([$qdr.B23]=&quot;---&quot;;[$a102.B23]=&quot;---&quot;);&quot;---&quot;;[$qdr.B23]/[$a102.B23])" office:value-type="string" office:string-value="---" calcext:value-type="string">
            <text:p>---</text:p>
          </table:table-cell>
          <table:table-cell table:formula="of:=IF(OR([$qdr.B23]=&quot;---&quot;;[$sv3.B23]=&quot;---&quot;);&quot;---&quot;;[$qdr.B23]/[$sv3.B23])" office:value-type="string" office:string-value="---" calcext:value-type="string">
            <text:p>---</text:p>
          </table:table-cell>
          <table:table-cell table:formula="of:=IF(OR([$qdr.B23]=&quot;---&quot;;[$a103.B23]=&quot;---&quot;);&quot;---&quot;;[$qdr.B23]/[$a103.B23])" office:value-type="string" office:string-value="---" calcext:value-type="string">
            <text:p>---</text:p>
          </table:table-cell>
          <table:table-cell table:formula="of:=IF(OR([$gtx.B23]=&quot;---&quot;;[$sv2.B23]=&quot;---&quot;);&quot;---&quot;;[$gtx.B23]/[$sv2.B23])" office:value-type="string" office:string-value="---" calcext:value-type="string">
            <text:p>---</text:p>
          </table:table-cell>
          <table:table-cell table:formula="of:=IF(OR([$gtx.B23]=&quot;---&quot;;[$a102.B23]=&quot;---&quot;);&quot;---&quot;;[$gtx.B23]/[$a102.B23])" office:value-type="string" office:string-value="---" calcext:value-type="string">
            <text:p>---</text:p>
          </table:table-cell>
          <table:table-cell table:formula="of:=IF(OR([$gtx.B23]=&quot;---&quot;;[$sv3.B23]=&quot;---&quot;);&quot;---&quot;;[$gtx.B23]/[$sv3.B23])" office:value-type="string" office:string-value="---" calcext:value-type="string">
            <text:p>---</text:p>
          </table:table-cell>
          <table:table-cell table:formula="of:=IF(OR([$gtx.B23]=&quot;---&quot;;[$a103.B23]=&quot;---&quot;);&quot;---&quot;;[$gtx.B23]/[$a103.B23])" office:value-type="string" office:string-value="---" calcext:value-type="string">
            <text:p>---</text:p>
          </table:table-cell>
          <table:table-cell table:formula="of:=IF(OR([$sv2.B23]=&quot;---&quot;;[$a102.B23]=&quot;---&quot;);&quot;---&quot;;[$sv2.B23]/[$a102.B23])" office:value-type="string" office:string-value="---" calcext:value-type="string">
            <text:p>---</text:p>
          </table:table-cell>
          <table:table-cell table:formula="of:=IF(OR([$sv2.B23]=&quot;---&quot;;[$sv3.B23]=&quot;---&quot;);&quot;---&quot;;[$sv2.B23]/[$sv3.B23])" office:value-type="string" office:string-value="---" calcext:value-type="string">
            <text:p>---</text:p>
          </table:table-cell>
          <table:table-cell table:formula="of:=IF(OR([$sv2.B23]=&quot;---&quot;;[$a103.B23]=&quot;---&quot;);&quot;---&quot;;[$sv2.B23]/[$a103.B23])" office:value-type="string" office:string-value="---" calcext:value-type="string">
            <text:p>---</text:p>
          </table:table-cell>
          <table:table-cell table:formula="of:=IF(OR([$a102.B23]=&quot;---&quot;;[$sv3.B23]=&quot;---&quot;);&quot;---&quot;;[$a102.B23]/[$sv3.B23])" office:value-type="string" office:string-value="---" calcext:value-type="string">
            <text:p>---</text:p>
          </table:table-cell>
          <table:table-cell table:formula="of:=IF(OR([$a102.B23]=&quot;---&quot;;[$a103.B23]=&quot;---&quot;);&quot;---&quot;;[$a102.B23]/[$a103.B23])" office:value-type="string" office:string-value="---" calcext:value-type="string">
            <text:p>---</text:p>
          </table:table-cell>
          <table:table-cell table:formula="of:=IF(OR([$sv3.B23]=&quot;---&quot;;[$a103.B23]=&quot;---&quot;);&quot;---&quot;;[$sv3.B23]/[$a103.B2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IF(OR([$sv.B24]=&quot;---&quot;;[$a10.B24]=&quot;---&quot;);&quot;---&quot;;[$sv.B24]/[$a10.B24])" office:value-type="string" office:string-value="---" calcext:value-type="string">
            <text:p>---</text:p>
          </table:table-cell>
          <table:table-cell table:formula="of:=IF(OR([$sv.B24]=&quot;---&quot;;[$qdr.B24]=&quot;---&quot;);&quot;---&quot;;[$sv.B24]/[$qdr.B24])" office:value-type="string" office:string-value="---" calcext:value-type="string">
            <text:p>---</text:p>
          </table:table-cell>
          <table:table-cell table:formula="of:=IF(OR([$sv.B24]=&quot;---&quot;;[$gtx.B24]=&quot;---&quot;);&quot;---&quot;;[$sv.B24]/[$gtx.B24])" office:value-type="string" office:string-value="---" calcext:value-type="string">
            <text:p>---</text:p>
          </table:table-cell>
          <table:table-cell table:formula="of:=IF(OR([$sv.B24]=&quot;---&quot;;[$sv2.B24]=&quot;---&quot;);&quot;---&quot;;[$sv.B24]/[$sv2.B24])" office:value-type="string" office:string-value="---" calcext:value-type="string">
            <text:p>---</text:p>
          </table:table-cell>
          <table:table-cell table:formula="of:=IF(OR([$sv.B24]=&quot;---&quot;;[$a102.B24]=&quot;---&quot;);&quot;---&quot;;[$sv.B24]/[$a102.B24])" office:value-type="string" office:string-value="---" calcext:value-type="string">
            <text:p>---</text:p>
          </table:table-cell>
          <table:table-cell table:formula="of:=IF(OR([$sv.B24]=&quot;---&quot;;[$sv3.B24]=&quot;---&quot;);&quot;---&quot;;[$sv.B24]/[$sv3.B24])" office:value-type="string" office:string-value="---" calcext:value-type="string">
            <text:p>---</text:p>
          </table:table-cell>
          <table:table-cell table:formula="of:=IF(OR([$sv.B24]=&quot;---&quot;;[$a103.B24]=&quot;---&quot;);&quot;---&quot;;[$sv.B24]/[$a103.B24])" office:value-type="string" office:string-value="---" calcext:value-type="string">
            <text:p>---</text:p>
          </table:table-cell>
          <table:table-cell table:formula="of:=IF(OR([$a10.B24]=&quot;---&quot;;[$qdr.B24]=&quot;---&quot;);&quot;---&quot;;[$a10.B24]/[$qdr.B24])" office:value-type="string" office:string-value="---" calcext:value-type="string">
            <text:p>---</text:p>
          </table:table-cell>
          <table:table-cell table:formula="of:=IF(OR([$a10.B24]=&quot;---&quot;;[$gtx.B24]=&quot;---&quot;);&quot;---&quot;;[$a10.B24]/[$gtx.B24])" office:value-type="string" office:string-value="---" calcext:value-type="string">
            <text:p>---</text:p>
          </table:table-cell>
          <table:table-cell table:formula="of:=IF(OR([$a10.B24]=&quot;---&quot;;[$sv2.B24]=&quot;---&quot;);&quot;---&quot;;[$a10.B24]/[$sv2.B24])" office:value-type="string" office:string-value="---" calcext:value-type="string">
            <text:p>---</text:p>
          </table:table-cell>
          <table:table-cell table:formula="of:=IF(OR([$a10.B24]=&quot;---&quot;;[$a102.B24]=&quot;---&quot;);&quot;---&quot;;[$a10.B24]/[$a102.B24])" office:value-type="string" office:string-value="---" calcext:value-type="string">
            <text:p>---</text:p>
          </table:table-cell>
          <table:table-cell table:formula="of:=IF(OR([$a10.B24]=&quot;---&quot;;[$sv3.B24]=&quot;---&quot;);&quot;---&quot;;[$a10.B24]/[$sv3.B24])" office:value-type="string" office:string-value="---" calcext:value-type="string">
            <text:p>---</text:p>
          </table:table-cell>
          <table:table-cell table:formula="of:=IF(OR([$a10.B24]=&quot;---&quot;;[$a103.B24]=&quot;---&quot;);&quot;---&quot;;[$a10.B24]/[$a103.B24])" office:value-type="string" office:string-value="---" calcext:value-type="string">
            <text:p>---</text:p>
          </table:table-cell>
          <table:table-cell table:formula="of:=IF(OR([$qdr.B24]=&quot;---&quot;;[$gtx.B24]=&quot;---&quot;);&quot;---&quot;;[$qdr.B24]/[$gtx.B24])" office:value-type="float" office:value="0.876738453877754" calcext:value-type="float">
            <text:p>0.88</text:p>
          </table:table-cell>
          <table:table-cell table:formula="of:=IF(OR([$qdr.B24]=&quot;---&quot;;[$sv2.B24]=&quot;---&quot;);&quot;---&quot;;[$qdr.B24]/[$sv2.B24])" office:value-type="string" office:string-value="---" calcext:value-type="string">
            <text:p>---</text:p>
          </table:table-cell>
          <table:table-cell table:formula="of:=IF(OR([$qdr.B24]=&quot;---&quot;;[$a102.B24]=&quot;---&quot;);&quot;---&quot;;[$qdr.B24]/[$a102.B24])" office:value-type="string" office:string-value="---" calcext:value-type="string">
            <text:p>---</text:p>
          </table:table-cell>
          <table:table-cell table:formula="of:=IF(OR([$qdr.B24]=&quot;---&quot;;[$sv3.B24]=&quot;---&quot;);&quot;---&quot;;[$qdr.B24]/[$sv3.B24])" office:value-type="string" office:string-value="---" calcext:value-type="string">
            <text:p>---</text:p>
          </table:table-cell>
          <table:table-cell table:formula="of:=IF(OR([$qdr.B24]=&quot;---&quot;;[$a103.B24]=&quot;---&quot;);&quot;---&quot;;[$qdr.B24]/[$a103.B24])" office:value-type="string" office:string-value="---" calcext:value-type="string">
            <text:p>---</text:p>
          </table:table-cell>
          <table:table-cell table:formula="of:=IF(OR([$gtx.B24]=&quot;---&quot;;[$sv2.B24]=&quot;---&quot;);&quot;---&quot;;[$gtx.B24]/[$sv2.B24])" office:value-type="string" office:string-value="---" calcext:value-type="string">
            <text:p>---</text:p>
          </table:table-cell>
          <table:table-cell table:formula="of:=IF(OR([$gtx.B24]=&quot;---&quot;;[$a102.B24]=&quot;---&quot;);&quot;---&quot;;[$gtx.B24]/[$a102.B24])" office:value-type="string" office:string-value="---" calcext:value-type="string">
            <text:p>---</text:p>
          </table:table-cell>
          <table:table-cell table:formula="of:=IF(OR([$gtx.B24]=&quot;---&quot;;[$sv3.B24]=&quot;---&quot;);&quot;---&quot;;[$gtx.B24]/[$sv3.B24])" office:value-type="string" office:string-value="---" calcext:value-type="string">
            <text:p>---</text:p>
          </table:table-cell>
          <table:table-cell table:formula="of:=IF(OR([$gtx.B24]=&quot;---&quot;;[$a103.B24]=&quot;---&quot;);&quot;---&quot;;[$gtx.B24]/[$a103.B24])" office:value-type="string" office:string-value="---" calcext:value-type="string">
            <text:p>---</text:p>
          </table:table-cell>
          <table:table-cell table:formula="of:=IF(OR([$sv2.B24]=&quot;---&quot;;[$a102.B24]=&quot;---&quot;);&quot;---&quot;;[$sv2.B24]/[$a102.B24])" office:value-type="string" office:string-value="---" calcext:value-type="string">
            <text:p>---</text:p>
          </table:table-cell>
          <table:table-cell table:formula="of:=IF(OR([$sv2.B24]=&quot;---&quot;;[$sv3.B24]=&quot;---&quot;);&quot;---&quot;;[$sv2.B24]/[$sv3.B24])" office:value-type="string" office:string-value="---" calcext:value-type="string">
            <text:p>---</text:p>
          </table:table-cell>
          <table:table-cell table:formula="of:=IF(OR([$sv2.B24]=&quot;---&quot;;[$a103.B24]=&quot;---&quot;);&quot;---&quot;;[$sv2.B24]/[$a103.B24])" office:value-type="string" office:string-value="---" calcext:value-type="string">
            <text:p>---</text:p>
          </table:table-cell>
          <table:table-cell table:formula="of:=IF(OR([$a102.B24]=&quot;---&quot;;[$sv3.B24]=&quot;---&quot;);&quot;---&quot;;[$a102.B24]/[$sv3.B24])" office:value-type="string" office:string-value="---" calcext:value-type="string">
            <text:p>---</text:p>
          </table:table-cell>
          <table:table-cell table:formula="of:=IF(OR([$a102.B24]=&quot;---&quot;;[$a103.B24]=&quot;---&quot;);&quot;---&quot;;[$a102.B24]/[$a103.B24])" office:value-type="string" office:string-value="---" calcext:value-type="string">
            <text:p>---</text:p>
          </table:table-cell>
          <table:table-cell table:formula="of:=IF(OR([$sv3.B24]=&quot;---&quot;;[$a103.B24]=&quot;---&quot;);&quot;---&quot;;[$sv3.B24]/[$a103.B2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IF(OR([$sv.B25]=&quot;---&quot;;[$a10.B25]=&quot;---&quot;);&quot;---&quot;;[$sv.B25]/[$a10.B25])" office:value-type="string" office:string-value="---" calcext:value-type="string">
            <text:p>---</text:p>
          </table:table-cell>
          <table:table-cell table:formula="of:=IF(OR([$sv.B25]=&quot;---&quot;;[$qdr.B25]=&quot;---&quot;);&quot;---&quot;;[$sv.B25]/[$qdr.B25])" office:value-type="float" office:value="58.115190015741" calcext:value-type="float">
            <text:p>58.12</text:p>
          </table:table-cell>
          <table:table-cell table:formula="of:=IF(OR([$sv.B25]=&quot;---&quot;;[$gtx.B25]=&quot;---&quot;);&quot;---&quot;;[$sv.B25]/[$gtx.B25])" office:value-type="float" office:value="301.034653465347" calcext:value-type="float">
            <text:p>301.03</text:p>
          </table:table-cell>
          <table:table-cell table:formula="of:=IF(OR([$sv.B25]=&quot;---&quot;;[$sv2.B25]=&quot;---&quot;);&quot;---&quot;;[$sv.B25]/[$sv2.B25])" office:value-type="string" office:string-value="---" calcext:value-type="string">
            <text:p>---</text:p>
          </table:table-cell>
          <table:table-cell table:formula="of:=IF(OR([$sv.B25]=&quot;---&quot;;[$a102.B25]=&quot;---&quot;);&quot;---&quot;;[$sv.B25]/[$a102.B25])" office:value-type="string" office:string-value="---" calcext:value-type="string">
            <text:p>---</text:p>
          </table:table-cell>
          <table:table-cell table:formula="of:=IF(OR([$sv.B25]=&quot;---&quot;;[$sv3.B25]=&quot;---&quot;);&quot;---&quot;;[$sv.B25]/[$sv3.B25])" office:value-type="string" office:string-value="---" calcext:value-type="string">
            <text:p>---</text:p>
          </table:table-cell>
          <table:table-cell table:formula="of:=IF(OR([$sv.B25]=&quot;---&quot;;[$a103.B25]=&quot;---&quot;);&quot;---&quot;;[$sv.B25]/[$a103.B25])" office:value-type="string" office:string-value="---" calcext:value-type="string">
            <text:p>---</text:p>
          </table:table-cell>
          <table:table-cell table:formula="of:=IF(OR([$a10.B25]=&quot;---&quot;;[$qdr.B25]=&quot;---&quot;);&quot;---&quot;;[$a10.B25]/[$qdr.B25])" office:value-type="string" office:string-value="---" calcext:value-type="string">
            <text:p>---</text:p>
          </table:table-cell>
          <table:table-cell table:formula="of:=IF(OR([$a10.B25]=&quot;---&quot;;[$gtx.B25]=&quot;---&quot;);&quot;---&quot;;[$a10.B25]/[$gtx.B25])" office:value-type="string" office:string-value="---" calcext:value-type="string">
            <text:p>---</text:p>
          </table:table-cell>
          <table:table-cell table:formula="of:=IF(OR([$a10.B25]=&quot;---&quot;;[$sv2.B25]=&quot;---&quot;);&quot;---&quot;;[$a10.B25]/[$sv2.B25])" office:value-type="string" office:string-value="---" calcext:value-type="string">
            <text:p>---</text:p>
          </table:table-cell>
          <table:table-cell table:formula="of:=IF(OR([$a10.B25]=&quot;---&quot;;[$a102.B25]=&quot;---&quot;);&quot;---&quot;;[$a10.B25]/[$a102.B25])" office:value-type="string" office:string-value="---" calcext:value-type="string">
            <text:p>---</text:p>
          </table:table-cell>
          <table:table-cell table:formula="of:=IF(OR([$a10.B25]=&quot;---&quot;;[$sv3.B25]=&quot;---&quot;);&quot;---&quot;;[$a10.B25]/[$sv3.B25])" office:value-type="string" office:string-value="---" calcext:value-type="string">
            <text:p>---</text:p>
          </table:table-cell>
          <table:table-cell table:formula="of:=IF(OR([$a10.B25]=&quot;---&quot;;[$a103.B25]=&quot;---&quot;);&quot;---&quot;;[$a10.B25]/[$a103.B25])" office:value-type="string" office:string-value="---" calcext:value-type="string">
            <text:p>---</text:p>
          </table:table-cell>
          <table:table-cell table:formula="of:=IF(OR([$qdr.B25]=&quot;---&quot;;[$gtx.B25]=&quot;---&quot;);&quot;---&quot;;[$qdr.B25]/[$gtx.B25])" office:value-type="float" office:value="5.17996505532906" calcext:value-type="float">
            <text:p>5.18</text:p>
          </table:table-cell>
          <table:table-cell table:formula="of:=IF(OR([$qdr.B25]=&quot;---&quot;;[$sv2.B25]=&quot;---&quot;);&quot;---&quot;;[$qdr.B25]/[$sv2.B25])" office:value-type="string" office:string-value="---" calcext:value-type="string">
            <text:p>---</text:p>
          </table:table-cell>
          <table:table-cell table:formula="of:=IF(OR([$qdr.B25]=&quot;---&quot;;[$a102.B25]=&quot;---&quot;);&quot;---&quot;;[$qdr.B25]/[$a102.B25])" office:value-type="string" office:string-value="---" calcext:value-type="string">
            <text:p>---</text:p>
          </table:table-cell>
          <table:table-cell table:formula="of:=IF(OR([$qdr.B25]=&quot;---&quot;;[$sv3.B25]=&quot;---&quot;);&quot;---&quot;;[$qdr.B25]/[$sv3.B25])" office:value-type="string" office:string-value="---" calcext:value-type="string">
            <text:p>---</text:p>
          </table:table-cell>
          <table:table-cell table:formula="of:=IF(OR([$qdr.B25]=&quot;---&quot;;[$a103.B25]=&quot;---&quot;);&quot;---&quot;;[$qdr.B25]/[$a103.B25])" office:value-type="string" office:string-value="---" calcext:value-type="string">
            <text:p>---</text:p>
          </table:table-cell>
          <table:table-cell table:formula="of:=IF(OR([$gtx.B25]=&quot;---&quot;;[$sv2.B25]=&quot;---&quot;);&quot;---&quot;;[$gtx.B25]/[$sv2.B25])" office:value-type="string" office:string-value="---" calcext:value-type="string">
            <text:p>---</text:p>
          </table:table-cell>
          <table:table-cell table:formula="of:=IF(OR([$gtx.B25]=&quot;---&quot;;[$a102.B25]=&quot;---&quot;);&quot;---&quot;;[$gtx.B25]/[$a102.B25])" office:value-type="string" office:string-value="---" calcext:value-type="string">
            <text:p>---</text:p>
          </table:table-cell>
          <table:table-cell table:formula="of:=IF(OR([$gtx.B25]=&quot;---&quot;;[$sv3.B25]=&quot;---&quot;);&quot;---&quot;;[$gtx.B25]/[$sv3.B25])" office:value-type="string" office:string-value="---" calcext:value-type="string">
            <text:p>---</text:p>
          </table:table-cell>
          <table:table-cell table:formula="of:=IF(OR([$gtx.B25]=&quot;---&quot;;[$a103.B25]=&quot;---&quot;);&quot;---&quot;;[$gtx.B25]/[$a103.B25])" office:value-type="string" office:string-value="---" calcext:value-type="string">
            <text:p>---</text:p>
          </table:table-cell>
          <table:table-cell table:formula="of:=IF(OR([$sv2.B25]=&quot;---&quot;;[$a102.B25]=&quot;---&quot;);&quot;---&quot;;[$sv2.B25]/[$a102.B25])" office:value-type="string" office:string-value="---" calcext:value-type="string">
            <text:p>---</text:p>
          </table:table-cell>
          <table:table-cell table:formula="of:=IF(OR([$sv2.B25]=&quot;---&quot;;[$sv3.B25]=&quot;---&quot;);&quot;---&quot;;[$sv2.B25]/[$sv3.B25])" office:value-type="string" office:string-value="---" calcext:value-type="string">
            <text:p>---</text:p>
          </table:table-cell>
          <table:table-cell table:formula="of:=IF(OR([$sv2.B25]=&quot;---&quot;;[$a103.B25]=&quot;---&quot;);&quot;---&quot;;[$sv2.B25]/[$a103.B25])" office:value-type="string" office:string-value="---" calcext:value-type="string">
            <text:p>---</text:p>
          </table:table-cell>
          <table:table-cell table:formula="of:=IF(OR([$a102.B25]=&quot;---&quot;;[$sv3.B25]=&quot;---&quot;);&quot;---&quot;;[$a102.B25]/[$sv3.B25])" office:value-type="string" office:string-value="---" calcext:value-type="string">
            <text:p>---</text:p>
          </table:table-cell>
          <table:table-cell table:formula="of:=IF(OR([$a102.B25]=&quot;---&quot;;[$a103.B25]=&quot;---&quot;);&quot;---&quot;;[$a102.B25]/[$a103.B25])" office:value-type="string" office:string-value="---" calcext:value-type="string">
            <text:p>---</text:p>
          </table:table-cell>
          <table:table-cell table:formula="of:=IF(OR([$sv3.B25]=&quot;---&quot;;[$a103.B25]=&quot;---&quot;);&quot;---&quot;;[$sv3.B25]/[$a103.B2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formula="of:=IF(OR([$sv.B26]=&quot;---&quot;;[$a10.B26]=&quot;---&quot;);&quot;---&quot;;[$sv.B26]/[$a10.B26])" office:value-type="string" office:string-value="---" calcext:value-type="string">
            <text:p>---</text:p>
          </table:table-cell>
          <table:table-cell table:formula="of:=IF(OR([$sv.B26]=&quot;---&quot;;[$qdr.B26]=&quot;---&quot;);&quot;---&quot;;[$sv.B26]/[$qdr.B26])" office:value-type="string" office:string-value="---" calcext:value-type="string">
            <text:p>---</text:p>
          </table:table-cell>
          <table:table-cell table:formula="of:=IF(OR([$sv.B26]=&quot;---&quot;;[$gtx.B26]=&quot;---&quot;);&quot;---&quot;;[$sv.B26]/[$gtx.B26])" office:value-type="string" office:string-value="---" calcext:value-type="string">
            <text:p>---</text:p>
          </table:table-cell>
          <table:table-cell table:formula="of:=IF(OR([$sv.B26]=&quot;---&quot;;[$sv2.B26]=&quot;---&quot;);&quot;---&quot;;[$sv.B26]/[$sv2.B26])" office:value-type="string" office:string-value="---" calcext:value-type="string">
            <text:p>---</text:p>
          </table:table-cell>
          <table:table-cell table:formula="of:=IF(OR([$sv.B26]=&quot;---&quot;;[$a102.B26]=&quot;---&quot;);&quot;---&quot;;[$sv.B26]/[$a102.B26])" office:value-type="string" office:string-value="---" calcext:value-type="string">
            <text:p>---</text:p>
          </table:table-cell>
          <table:table-cell table:formula="of:=IF(OR([$sv.B26]=&quot;---&quot;;[$sv3.B26]=&quot;---&quot;);&quot;---&quot;;[$sv.B26]/[$sv3.B26])" office:value-type="string" office:string-value="---" calcext:value-type="string">
            <text:p>---</text:p>
          </table:table-cell>
          <table:table-cell table:formula="of:=IF(OR([$sv.B26]=&quot;---&quot;;[$a103.B26]=&quot;---&quot;);&quot;---&quot;;[$sv.B26]/[$a103.B26])" office:value-type="string" office:string-value="---" calcext:value-type="string">
            <text:p>---</text:p>
          </table:table-cell>
          <table:table-cell table:formula="of:=IF(OR([$a10.B26]=&quot;---&quot;;[$qdr.B26]=&quot;---&quot;);&quot;---&quot;;[$a10.B26]/[$qdr.B26])" office:value-type="string" office:string-value="---" calcext:value-type="string">
            <text:p>---</text:p>
          </table:table-cell>
          <table:table-cell table:formula="of:=IF(OR([$a10.B26]=&quot;---&quot;;[$gtx.B26]=&quot;---&quot;);&quot;---&quot;;[$a10.B26]/[$gtx.B26])" office:value-type="string" office:string-value="---" calcext:value-type="string">
            <text:p>---</text:p>
          </table:table-cell>
          <table:table-cell table:formula="of:=IF(OR([$a10.B26]=&quot;---&quot;;[$sv2.B26]=&quot;---&quot;);&quot;---&quot;;[$a10.B26]/[$sv2.B26])" office:value-type="string" office:string-value="---" calcext:value-type="string">
            <text:p>---</text:p>
          </table:table-cell>
          <table:table-cell table:formula="of:=IF(OR([$a10.B26]=&quot;---&quot;;[$a102.B26]=&quot;---&quot;);&quot;---&quot;;[$a10.B26]/[$a102.B26])" office:value-type="string" office:string-value="---" calcext:value-type="string">
            <text:p>---</text:p>
          </table:table-cell>
          <table:table-cell table:formula="of:=IF(OR([$a10.B26]=&quot;---&quot;;[$sv3.B26]=&quot;---&quot;);&quot;---&quot;;[$a10.B26]/[$sv3.B26])" office:value-type="string" office:string-value="---" calcext:value-type="string">
            <text:p>---</text:p>
          </table:table-cell>
          <table:table-cell table:formula="of:=IF(OR([$a10.B26]=&quot;---&quot;;[$a103.B26]=&quot;---&quot;);&quot;---&quot;;[$a10.B26]/[$a103.B26])" office:value-type="string" office:string-value="---" calcext:value-type="string">
            <text:p>---</text:p>
          </table:table-cell>
          <table:table-cell table:formula="of:=IF(OR([$qdr.B26]=&quot;---&quot;;[$gtx.B26]=&quot;---&quot;);&quot;---&quot;;[$qdr.B26]/[$gtx.B26])" office:value-type="string" office:string-value="---" calcext:value-type="string">
            <text:p>---</text:p>
          </table:table-cell>
          <table:table-cell table:formula="of:=IF(OR([$qdr.B26]=&quot;---&quot;;[$sv2.B26]=&quot;---&quot;);&quot;---&quot;;[$qdr.B26]/[$sv2.B26])" office:value-type="string" office:string-value="---" calcext:value-type="string">
            <text:p>---</text:p>
          </table:table-cell>
          <table:table-cell table:formula="of:=IF(OR([$qdr.B26]=&quot;---&quot;;[$a102.B26]=&quot;---&quot;);&quot;---&quot;;[$qdr.B26]/[$a102.B26])" office:value-type="string" office:string-value="---" calcext:value-type="string">
            <text:p>---</text:p>
          </table:table-cell>
          <table:table-cell table:formula="of:=IF(OR([$qdr.B26]=&quot;---&quot;;[$sv3.B26]=&quot;---&quot;);&quot;---&quot;;[$qdr.B26]/[$sv3.B26])" office:value-type="string" office:string-value="---" calcext:value-type="string">
            <text:p>---</text:p>
          </table:table-cell>
          <table:table-cell table:formula="of:=IF(OR([$qdr.B26]=&quot;---&quot;;[$a103.B26]=&quot;---&quot;);&quot;---&quot;;[$qdr.B26]/[$a103.B26])" office:value-type="string" office:string-value="---" calcext:value-type="string">
            <text:p>---</text:p>
          </table:table-cell>
          <table:table-cell table:formula="of:=IF(OR([$gtx.B26]=&quot;---&quot;;[$sv2.B26]=&quot;---&quot;);&quot;---&quot;;[$gtx.B26]/[$sv2.B26])" office:value-type="string" office:string-value="---" calcext:value-type="string">
            <text:p>---</text:p>
          </table:table-cell>
          <table:table-cell table:formula="of:=IF(OR([$gtx.B26]=&quot;---&quot;;[$a102.B26]=&quot;---&quot;);&quot;---&quot;;[$gtx.B26]/[$a102.B26])" office:value-type="string" office:string-value="---" calcext:value-type="string">
            <text:p>---</text:p>
          </table:table-cell>
          <table:table-cell table:formula="of:=IF(OR([$gtx.B26]=&quot;---&quot;;[$sv3.B26]=&quot;---&quot;);&quot;---&quot;;[$gtx.B26]/[$sv3.B26])" office:value-type="string" office:string-value="---" calcext:value-type="string">
            <text:p>---</text:p>
          </table:table-cell>
          <table:table-cell table:formula="of:=IF(OR([$gtx.B26]=&quot;---&quot;;[$a103.B26]=&quot;---&quot;);&quot;---&quot;;[$gtx.B26]/[$a103.B26])" office:value-type="string" office:string-value="---" calcext:value-type="string">
            <text:p>---</text:p>
          </table:table-cell>
          <table:table-cell table:formula="of:=IF(OR([$sv2.B26]=&quot;---&quot;;[$a102.B26]=&quot;---&quot;);&quot;---&quot;;[$sv2.B26]/[$a102.B26])" office:value-type="string" office:string-value="---" calcext:value-type="string">
            <text:p>---</text:p>
          </table:table-cell>
          <table:table-cell table:formula="of:=IF(OR([$sv2.B26]=&quot;---&quot;;[$sv3.B26]=&quot;---&quot;);&quot;---&quot;;[$sv2.B26]/[$sv3.B26])" office:value-type="string" office:string-value="---" calcext:value-type="string">
            <text:p>---</text:p>
          </table:table-cell>
          <table:table-cell table:formula="of:=IF(OR([$sv2.B26]=&quot;---&quot;;[$a103.B26]=&quot;---&quot;);&quot;---&quot;;[$sv2.B26]/[$a103.B26])" office:value-type="string" office:string-value="---" calcext:value-type="string">
            <text:p>---</text:p>
          </table:table-cell>
          <table:table-cell table:formula="of:=IF(OR([$a102.B26]=&quot;---&quot;;[$sv3.B26]=&quot;---&quot;);&quot;---&quot;;[$a102.B26]/[$sv3.B26])" office:value-type="string" office:string-value="---" calcext:value-type="string">
            <text:p>---</text:p>
          </table:table-cell>
          <table:table-cell table:formula="of:=IF(OR([$a102.B26]=&quot;---&quot;;[$a103.B26]=&quot;---&quot;);&quot;---&quot;;[$a102.B26]/[$a103.B26])" office:value-type="string" office:string-value="---" calcext:value-type="string">
            <text:p>---</text:p>
          </table:table-cell>
          <table:table-cell table:formula="of:=IF(OR([$sv3.B26]=&quot;---&quot;;[$a103.B26]=&quot;---&quot;);&quot;---&quot;;[$sv3.B26]/[$a103.B2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formula="of:=IF(OR([$sv.B27]=&quot;---&quot;;[$a10.B27]=&quot;---&quot;);&quot;---&quot;;[$sv.B27]/[$a10.B27])" office:value-type="float" office:value="1.03361462728551" calcext:value-type="float">
            <text:p>1.03</text:p>
          </table:table-cell>
          <table:table-cell table:formula="of:=IF(OR([$sv.B27]=&quot;---&quot;;[$qdr.B27]=&quot;---&quot;);&quot;---&quot;;[$sv.B27]/[$qdr.B27])" office:value-type="float" office:value="5.20836286321758" calcext:value-type="float">
            <text:p>5.21</text:p>
          </table:table-cell>
          <table:table-cell table:formula="of:=IF(OR([$sv.B27]=&quot;---&quot;;[$gtx.B27]=&quot;---&quot;);&quot;---&quot;;[$sv.B27]/[$gtx.B27])" office:value-type="float" office:value="7.42323232323232" calcext:value-type="float">
            <text:p>7.42</text:p>
          </table:table-cell>
          <table:table-cell table:formula="of:=IF(OR([$sv.B27]=&quot;---&quot;;[$sv2.B27]=&quot;---&quot;);&quot;---&quot;;[$sv.B27]/[$sv2.B27])" office:value-type="string" office:string-value="---" calcext:value-type="string">
            <text:p>---</text:p>
          </table:table-cell>
          <table:table-cell table:formula="of:=IF(OR([$sv.B27]=&quot;---&quot;;[$a102.B27]=&quot;---&quot;);&quot;---&quot;;[$sv.B27]/[$a102.B27])" office:value-type="string" office:string-value="---" calcext:value-type="string">
            <text:p>---</text:p>
          </table:table-cell>
          <table:table-cell table:formula="of:=IF(OR([$sv.B27]=&quot;---&quot;;[$sv3.B27]=&quot;---&quot;);&quot;---&quot;;[$sv.B27]/[$sv3.B27])" office:value-type="string" office:string-value="---" calcext:value-type="string">
            <text:p>---</text:p>
          </table:table-cell>
          <table:table-cell table:formula="of:=IF(OR([$sv.B27]=&quot;---&quot;;[$a103.B27]=&quot;---&quot;);&quot;---&quot;;[$sv.B27]/[$a103.B27])" office:value-type="string" office:string-value="---" calcext:value-type="string">
            <text:p>---</text:p>
          </table:table-cell>
          <table:table-cell table:formula="of:=IF(OR([$a10.B27]=&quot;---&quot;;[$qdr.B27]=&quot;---&quot;);&quot;---&quot;;[$a10.B27]/[$qdr.B27])" office:value-type="float" office:value="5.03897944720057" calcext:value-type="float">
            <text:p>5.04</text:p>
          </table:table-cell>
          <table:table-cell table:formula="of:=IF(OR([$a10.B27]=&quot;---&quot;;[$gtx.B27]=&quot;---&quot;);&quot;---&quot;;[$a10.B27]/[$gtx.B27])" office:value-type="float" office:value="7.18181818181818" calcext:value-type="float">
            <text:p>7.18</text:p>
          </table:table-cell>
          <table:table-cell table:formula="of:=IF(OR([$a10.B27]=&quot;---&quot;;[$sv2.B27]=&quot;---&quot;);&quot;---&quot;;[$a10.B27]/[$sv2.B27])" office:value-type="string" office:string-value="---" calcext:value-type="string">
            <text:p>---</text:p>
          </table:table-cell>
          <table:table-cell table:formula="of:=IF(OR([$a10.B27]=&quot;---&quot;;[$a102.B27]=&quot;---&quot;);&quot;---&quot;;[$a10.B27]/[$a102.B27])" office:value-type="string" office:string-value="---" calcext:value-type="string">
            <text:p>---</text:p>
          </table:table-cell>
          <table:table-cell table:formula="of:=IF(OR([$a10.B27]=&quot;---&quot;;[$sv3.B27]=&quot;---&quot;);&quot;---&quot;;[$a10.B27]/[$sv3.B27])" office:value-type="string" office:string-value="---" calcext:value-type="string">
            <text:p>---</text:p>
          </table:table-cell>
          <table:table-cell table:formula="of:=IF(OR([$a10.B27]=&quot;---&quot;;[$a103.B27]=&quot;---&quot;);&quot;---&quot;;[$a10.B27]/[$a103.B27])" office:value-type="string" office:string-value="---" calcext:value-type="string">
            <text:p>---</text:p>
          </table:table-cell>
          <table:table-cell table:formula="of:=IF(OR([$qdr.B27]=&quot;---&quot;;[$gtx.B27]=&quot;---&quot;);&quot;---&quot;;[$qdr.B27]/[$gtx.B27])" office:value-type="float" office:value="1.42525252525253" calcext:value-type="float">
            <text:p>1.43</text:p>
          </table:table-cell>
          <table:table-cell table:formula="of:=IF(OR([$qdr.B27]=&quot;---&quot;;[$sv2.B27]=&quot;---&quot;);&quot;---&quot;;[$qdr.B27]/[$sv2.B27])" office:value-type="string" office:string-value="---" calcext:value-type="string">
            <text:p>---</text:p>
          </table:table-cell>
          <table:table-cell table:formula="of:=IF(OR([$qdr.B27]=&quot;---&quot;;[$a102.B27]=&quot;---&quot;);&quot;---&quot;;[$qdr.B27]/[$a102.B27])" office:value-type="string" office:string-value="---" calcext:value-type="string">
            <text:p>---</text:p>
          </table:table-cell>
          <table:table-cell table:formula="of:=IF(OR([$qdr.B27]=&quot;---&quot;;[$sv3.B27]=&quot;---&quot;);&quot;---&quot;;[$qdr.B27]/[$sv3.B27])" office:value-type="string" office:string-value="---" calcext:value-type="string">
            <text:p>---</text:p>
          </table:table-cell>
          <table:table-cell table:formula="of:=IF(OR([$qdr.B27]=&quot;---&quot;;[$a103.B27]=&quot;---&quot;);&quot;---&quot;;[$qdr.B27]/[$a103.B27])" office:value-type="string" office:string-value="---" calcext:value-type="string">
            <text:p>---</text:p>
          </table:table-cell>
          <table:table-cell table:formula="of:=IF(OR([$gtx.B27]=&quot;---&quot;;[$sv2.B27]=&quot;---&quot;);&quot;---&quot;;[$gtx.B27]/[$sv2.B27])" office:value-type="string" office:string-value="---" calcext:value-type="string">
            <text:p>---</text:p>
          </table:table-cell>
          <table:table-cell table:formula="of:=IF(OR([$gtx.B27]=&quot;---&quot;;[$a102.B27]=&quot;---&quot;);&quot;---&quot;;[$gtx.B27]/[$a102.B27])" office:value-type="string" office:string-value="---" calcext:value-type="string">
            <text:p>---</text:p>
          </table:table-cell>
          <table:table-cell table:formula="of:=IF(OR([$gtx.B27]=&quot;---&quot;;[$sv3.B27]=&quot;---&quot;);&quot;---&quot;;[$gtx.B27]/[$sv3.B27])" office:value-type="string" office:string-value="---" calcext:value-type="string">
            <text:p>---</text:p>
          </table:table-cell>
          <table:table-cell table:formula="of:=IF(OR([$gtx.B27]=&quot;---&quot;;[$a103.B27]=&quot;---&quot;);&quot;---&quot;;[$gtx.B27]/[$a103.B27])" office:value-type="string" office:string-value="---" calcext:value-type="string">
            <text:p>---</text:p>
          </table:table-cell>
          <table:table-cell table:formula="of:=IF(OR([$sv2.B27]=&quot;---&quot;;[$a102.B27]=&quot;---&quot;);&quot;---&quot;;[$sv2.B27]/[$a102.B27])" office:value-type="string" office:string-value="---" calcext:value-type="string">
            <text:p>---</text:p>
          </table:table-cell>
          <table:table-cell table:formula="of:=IF(OR([$sv2.B27]=&quot;---&quot;;[$sv3.B27]=&quot;---&quot;);&quot;---&quot;;[$sv2.B27]/[$sv3.B27])" office:value-type="string" office:string-value="---" calcext:value-type="string">
            <text:p>---</text:p>
          </table:table-cell>
          <table:table-cell table:formula="of:=IF(OR([$sv2.B27]=&quot;---&quot;;[$a103.B27]=&quot;---&quot;);&quot;---&quot;;[$sv2.B27]/[$a103.B27])" office:value-type="string" office:string-value="---" calcext:value-type="string">
            <text:p>---</text:p>
          </table:table-cell>
          <table:table-cell table:formula="of:=IF(OR([$a102.B27]=&quot;---&quot;;[$sv3.B27]=&quot;---&quot;);&quot;---&quot;;[$a102.B27]/[$sv3.B27])" office:value-type="string" office:string-value="---" calcext:value-type="string">
            <text:p>---</text:p>
          </table:table-cell>
          <table:table-cell table:formula="of:=IF(OR([$a102.B27]=&quot;---&quot;;[$a103.B27]=&quot;---&quot;);&quot;---&quot;;[$a102.B27]/[$a103.B27])" office:value-type="string" office:string-value="---" calcext:value-type="string">
            <text:p>---</text:p>
          </table:table-cell>
          <table:table-cell table:formula="of:=IF(OR([$sv3.B27]=&quot;---&quot;;[$a103.B27]=&quot;---&quot;);&quot;---&quot;;[$sv3.B27]/[$a103.B2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F(OR([$sv.B28]=&quot;---&quot;;[$a10.B28]=&quot;---&quot;);&quot;---&quot;;[$sv.B28]/[$a10.B28])" office:value-type="string" office:string-value="---" calcext:value-type="string">
            <text:p>---</text:p>
          </table:table-cell>
          <table:table-cell table:formula="of:=IF(OR([$sv.B28]=&quot;---&quot;;[$qdr.B28]=&quot;---&quot;);&quot;---&quot;;[$sv.B28]/[$qdr.B28])" office:value-type="string" office:string-value="---" calcext:value-type="string">
            <text:p>---</text:p>
          </table:table-cell>
          <table:table-cell table:formula="of:=IF(OR([$sv.B28]=&quot;---&quot;;[$gtx.B28]=&quot;---&quot;);&quot;---&quot;;[$sv.B28]/[$gtx.B28])" office:value-type="string" office:string-value="---" calcext:value-type="string">
            <text:p>---</text:p>
          </table:table-cell>
          <table:table-cell table:formula="of:=IF(OR([$sv.B28]=&quot;---&quot;;[$sv2.B28]=&quot;---&quot;);&quot;---&quot;;[$sv.B28]/[$sv2.B28])" office:value-type="string" office:string-value="---" calcext:value-type="string">
            <text:p>---</text:p>
          </table:table-cell>
          <table:table-cell table:formula="of:=IF(OR([$sv.B28]=&quot;---&quot;;[$a102.B28]=&quot;---&quot;);&quot;---&quot;;[$sv.B28]/[$a102.B28])" office:value-type="string" office:string-value="---" calcext:value-type="string">
            <text:p>---</text:p>
          </table:table-cell>
          <table:table-cell table:formula="of:=IF(OR([$sv.B28]=&quot;---&quot;;[$sv3.B28]=&quot;---&quot;);&quot;---&quot;;[$sv.B28]/[$sv3.B28])" office:value-type="string" office:string-value="---" calcext:value-type="string">
            <text:p>---</text:p>
          </table:table-cell>
          <table:table-cell table:formula="of:=IF(OR([$sv.B28]=&quot;---&quot;;[$a103.B28]=&quot;---&quot;);&quot;---&quot;;[$sv.B28]/[$a103.B28])" office:value-type="string" office:string-value="---" calcext:value-type="string">
            <text:p>---</text:p>
          </table:table-cell>
          <table:table-cell table:formula="of:=IF(OR([$a10.B28]=&quot;---&quot;;[$qdr.B28]=&quot;---&quot;);&quot;---&quot;;[$a10.B28]/[$qdr.B28])" office:value-type="float" office:value="5.77575757575758" calcext:value-type="float">
            <text:p>5.78</text:p>
          </table:table-cell>
          <table:table-cell table:formula="of:=IF(OR([$a10.B28]=&quot;---&quot;;[$gtx.B28]=&quot;---&quot;);&quot;---&quot;;[$a10.B28]/[$gtx.B28])" office:value-type="float" office:value="5.98743455497382" calcext:value-type="float">
            <text:p>5.99</text:p>
          </table:table-cell>
          <table:table-cell table:formula="of:=IF(OR([$a10.B28]=&quot;---&quot;;[$sv2.B28]=&quot;---&quot;);&quot;---&quot;;[$a10.B28]/[$sv2.B28])" office:value-type="string" office:string-value="---" calcext:value-type="string">
            <text:p>---</text:p>
          </table:table-cell>
          <table:table-cell table:formula="of:=IF(OR([$a10.B28]=&quot;---&quot;;[$a102.B28]=&quot;---&quot;);&quot;---&quot;;[$a10.B28]/[$a102.B28])" office:value-type="string" office:string-value="---" calcext:value-type="string">
            <text:p>---</text:p>
          </table:table-cell>
          <table:table-cell table:formula="of:=IF(OR([$a10.B28]=&quot;---&quot;;[$sv3.B28]=&quot;---&quot;);&quot;---&quot;;[$a10.B28]/[$sv3.B28])" office:value-type="string" office:string-value="---" calcext:value-type="string">
            <text:p>---</text:p>
          </table:table-cell>
          <table:table-cell table:formula="of:=IF(OR([$a10.B28]=&quot;---&quot;;[$a103.B28]=&quot;---&quot;);&quot;---&quot;;[$a10.B28]/[$a103.B28])" office:value-type="string" office:string-value="---" calcext:value-type="string">
            <text:p>---</text:p>
          </table:table-cell>
          <table:table-cell table:formula="of:=IF(OR([$qdr.B28]=&quot;---&quot;;[$gtx.B28]=&quot;---&quot;);&quot;---&quot;;[$qdr.B28]/[$gtx.B28])" office:value-type="float" office:value="1.03664921465969" calcext:value-type="float">
            <text:p>1.04</text:p>
          </table:table-cell>
          <table:table-cell table:formula="of:=IF(OR([$qdr.B28]=&quot;---&quot;;[$sv2.B28]=&quot;---&quot;);&quot;---&quot;;[$qdr.B28]/[$sv2.B28])" office:value-type="string" office:string-value="---" calcext:value-type="string">
            <text:p>---</text:p>
          </table:table-cell>
          <table:table-cell table:formula="of:=IF(OR([$qdr.B28]=&quot;---&quot;;[$a102.B28]=&quot;---&quot;);&quot;---&quot;;[$qdr.B28]/[$a102.B28])" office:value-type="string" office:string-value="---" calcext:value-type="string">
            <text:p>---</text:p>
          </table:table-cell>
          <table:table-cell table:formula="of:=IF(OR([$qdr.B28]=&quot;---&quot;;[$sv3.B28]=&quot;---&quot;);&quot;---&quot;;[$qdr.B28]/[$sv3.B28])" office:value-type="string" office:string-value="---" calcext:value-type="string">
            <text:p>---</text:p>
          </table:table-cell>
          <table:table-cell table:formula="of:=IF(OR([$qdr.B28]=&quot;---&quot;;[$a103.B28]=&quot;---&quot;);&quot;---&quot;;[$qdr.B28]/[$a103.B28])" office:value-type="string" office:string-value="---" calcext:value-type="string">
            <text:p>---</text:p>
          </table:table-cell>
          <table:table-cell table:formula="of:=IF(OR([$gtx.B28]=&quot;---&quot;;[$sv2.B28]=&quot;---&quot;);&quot;---&quot;;[$gtx.B28]/[$sv2.B28])" office:value-type="string" office:string-value="---" calcext:value-type="string">
            <text:p>---</text:p>
          </table:table-cell>
          <table:table-cell table:formula="of:=IF(OR([$gtx.B28]=&quot;---&quot;;[$a102.B28]=&quot;---&quot;);&quot;---&quot;;[$gtx.B28]/[$a102.B28])" office:value-type="string" office:string-value="---" calcext:value-type="string">
            <text:p>---</text:p>
          </table:table-cell>
          <table:table-cell table:formula="of:=IF(OR([$gtx.B28]=&quot;---&quot;;[$sv3.B28]=&quot;---&quot;);&quot;---&quot;;[$gtx.B28]/[$sv3.B28])" office:value-type="string" office:string-value="---" calcext:value-type="string">
            <text:p>---</text:p>
          </table:table-cell>
          <table:table-cell table:formula="of:=IF(OR([$gtx.B28]=&quot;---&quot;;[$a103.B28]=&quot;---&quot;);&quot;---&quot;;[$gtx.B28]/[$a103.B28])" office:value-type="string" office:string-value="---" calcext:value-type="string">
            <text:p>---</text:p>
          </table:table-cell>
          <table:table-cell table:formula="of:=IF(OR([$sv2.B28]=&quot;---&quot;;[$a102.B28]=&quot;---&quot;);&quot;---&quot;;[$sv2.B28]/[$a102.B28])" office:value-type="string" office:string-value="---" calcext:value-type="string">
            <text:p>---</text:p>
          </table:table-cell>
          <table:table-cell table:formula="of:=IF(OR([$sv2.B28]=&quot;---&quot;;[$sv3.B28]=&quot;---&quot;);&quot;---&quot;;[$sv2.B28]/[$sv3.B28])" office:value-type="string" office:string-value="---" calcext:value-type="string">
            <text:p>---</text:p>
          </table:table-cell>
          <table:table-cell table:formula="of:=IF(OR([$sv2.B28]=&quot;---&quot;;[$a103.B28]=&quot;---&quot;);&quot;---&quot;;[$sv2.B28]/[$a103.B28])" office:value-type="string" office:string-value="---" calcext:value-type="string">
            <text:p>---</text:p>
          </table:table-cell>
          <table:table-cell table:formula="of:=IF(OR([$a102.B28]=&quot;---&quot;;[$sv3.B28]=&quot;---&quot;);&quot;---&quot;;[$a102.B28]/[$sv3.B28])" office:value-type="string" office:string-value="---" calcext:value-type="string">
            <text:p>---</text:p>
          </table:table-cell>
          <table:table-cell table:formula="of:=IF(OR([$a102.B28]=&quot;---&quot;;[$a103.B28]=&quot;---&quot;);&quot;---&quot;;[$a102.B28]/[$a103.B28])" office:value-type="string" office:string-value="---" calcext:value-type="string">
            <text:p>---</text:p>
          </table:table-cell>
          <table:table-cell table:formula="of:=IF(OR([$sv3.B28]=&quot;---&quot;;[$a103.B28]=&quot;---&quot;);&quot;---&quot;;[$sv3.B28]/[$a103.B28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formula="of:=IF(OR([$sv.B29]=&quot;---&quot;;[$a10.B29]=&quot;---&quot;);&quot;---&quot;;[$sv.B29]/[$a10.B29])" office:value-type="string" office:string-value="---" calcext:value-type="string">
            <text:p>---</text:p>
          </table:table-cell>
          <table:table-cell table:formula="of:=IF(OR([$sv.B29]=&quot;---&quot;;[$qdr.B29]=&quot;---&quot;);&quot;---&quot;;[$sv.B29]/[$qdr.B29])" office:value-type="float" office:value="10.0714326112776" calcext:value-type="float">
            <text:p>10.07</text:p>
          </table:table-cell>
          <table:table-cell table:formula="of:=IF(OR([$sv.B29]=&quot;---&quot;;[$gtx.B29]=&quot;---&quot;);&quot;---&quot;;[$sv.B29]/[$gtx.B29])" office:value-type="float" office:value="55.9098901098901" calcext:value-type="float">
            <text:p>55.91</text:p>
          </table:table-cell>
          <table:table-cell table:formula="of:=IF(OR([$sv.B29]=&quot;---&quot;;[$sv2.B29]=&quot;---&quot;);&quot;---&quot;;[$sv.B29]/[$sv2.B29])" office:value-type="string" office:string-value="---" calcext:value-type="string">
            <text:p>---</text:p>
          </table:table-cell>
          <table:table-cell table:formula="of:=IF(OR([$sv.B29]=&quot;---&quot;;[$a102.B29]=&quot;---&quot;);&quot;---&quot;;[$sv.B29]/[$a102.B29])" office:value-type="string" office:string-value="---" calcext:value-type="string">
            <text:p>---</text:p>
          </table:table-cell>
          <table:table-cell table:formula="of:=IF(OR([$sv.B29]=&quot;---&quot;;[$sv3.B29]=&quot;---&quot;);&quot;---&quot;;[$sv.B29]/[$sv3.B29])" office:value-type="string" office:string-value="---" calcext:value-type="string">
            <text:p>---</text:p>
          </table:table-cell>
          <table:table-cell table:formula="of:=IF(OR([$sv.B29]=&quot;---&quot;;[$a103.B29]=&quot;---&quot;);&quot;---&quot;;[$sv.B29]/[$a103.B29])" office:value-type="string" office:string-value="---" calcext:value-type="string">
            <text:p>---</text:p>
          </table:table-cell>
          <table:table-cell table:formula="of:=IF(OR([$a10.B29]=&quot;---&quot;;[$qdr.B29]=&quot;---&quot;);&quot;---&quot;;[$a10.B29]/[$qdr.B29])" office:value-type="string" office:string-value="---" calcext:value-type="string">
            <text:p>---</text:p>
          </table:table-cell>
          <table:table-cell table:formula="of:=IF(OR([$a10.B29]=&quot;---&quot;;[$gtx.B29]=&quot;---&quot;);&quot;---&quot;;[$a10.B29]/[$gtx.B29])" office:value-type="string" office:string-value="---" calcext:value-type="string">
            <text:p>---</text:p>
          </table:table-cell>
          <table:table-cell table:formula="of:=IF(OR([$a10.B29]=&quot;---&quot;;[$sv2.B29]=&quot;---&quot;);&quot;---&quot;;[$a10.B29]/[$sv2.B29])" office:value-type="string" office:string-value="---" calcext:value-type="string">
            <text:p>---</text:p>
          </table:table-cell>
          <table:table-cell table:formula="of:=IF(OR([$a10.B29]=&quot;---&quot;;[$a102.B29]=&quot;---&quot;);&quot;---&quot;;[$a10.B29]/[$a102.B29])" office:value-type="string" office:string-value="---" calcext:value-type="string">
            <text:p>---</text:p>
          </table:table-cell>
          <table:table-cell table:formula="of:=IF(OR([$a10.B29]=&quot;---&quot;;[$sv3.B29]=&quot;---&quot;);&quot;---&quot;;[$a10.B29]/[$sv3.B29])" office:value-type="string" office:string-value="---" calcext:value-type="string">
            <text:p>---</text:p>
          </table:table-cell>
          <table:table-cell table:formula="of:=IF(OR([$a10.B29]=&quot;---&quot;;[$a103.B29]=&quot;---&quot;);&quot;---&quot;;[$a10.B29]/[$a103.B29])" office:value-type="string" office:string-value="---" calcext:value-type="string">
            <text:p>---</text:p>
          </table:table-cell>
          <table:table-cell table:formula="of:=IF(OR([$qdr.B29]=&quot;---&quot;;[$gtx.B29]=&quot;---&quot;);&quot;---&quot;;[$qdr.B29]/[$gtx.B29])" office:value-type="float" office:value="5.55133437990581" calcext:value-type="float">
            <text:p>5.55</text:p>
          </table:table-cell>
          <table:table-cell table:formula="of:=IF(OR([$qdr.B29]=&quot;---&quot;;[$sv2.B29]=&quot;---&quot;);&quot;---&quot;;[$qdr.B29]/[$sv2.B29])" office:value-type="string" office:string-value="---" calcext:value-type="string">
            <text:p>---</text:p>
          </table:table-cell>
          <table:table-cell table:formula="of:=IF(OR([$qdr.B29]=&quot;---&quot;;[$a102.B29]=&quot;---&quot;);&quot;---&quot;;[$qdr.B29]/[$a102.B29])" office:value-type="string" office:string-value="---" calcext:value-type="string">
            <text:p>---</text:p>
          </table:table-cell>
          <table:table-cell table:formula="of:=IF(OR([$qdr.B29]=&quot;---&quot;;[$sv3.B29]=&quot;---&quot;);&quot;---&quot;;[$qdr.B29]/[$sv3.B29])" office:value-type="string" office:string-value="---" calcext:value-type="string">
            <text:p>---</text:p>
          </table:table-cell>
          <table:table-cell table:formula="of:=IF(OR([$qdr.B29]=&quot;---&quot;;[$a103.B29]=&quot;---&quot;);&quot;---&quot;;[$qdr.B29]/[$a103.B29])" office:value-type="string" office:string-value="---" calcext:value-type="string">
            <text:p>---</text:p>
          </table:table-cell>
          <table:table-cell table:formula="of:=IF(OR([$gtx.B29]=&quot;---&quot;;[$sv2.B29]=&quot;---&quot;);&quot;---&quot;;[$gtx.B29]/[$sv2.B29])" office:value-type="string" office:string-value="---" calcext:value-type="string">
            <text:p>---</text:p>
          </table:table-cell>
          <table:table-cell table:formula="of:=IF(OR([$gtx.B29]=&quot;---&quot;;[$a102.B29]=&quot;---&quot;);&quot;---&quot;;[$gtx.B29]/[$a102.B29])" office:value-type="string" office:string-value="---" calcext:value-type="string">
            <text:p>---</text:p>
          </table:table-cell>
          <table:table-cell table:formula="of:=IF(OR([$gtx.B29]=&quot;---&quot;;[$sv3.B29]=&quot;---&quot;);&quot;---&quot;;[$gtx.B29]/[$sv3.B29])" office:value-type="string" office:string-value="---" calcext:value-type="string">
            <text:p>---</text:p>
          </table:table-cell>
          <table:table-cell table:formula="of:=IF(OR([$gtx.B29]=&quot;---&quot;;[$a103.B29]=&quot;---&quot;);&quot;---&quot;;[$gtx.B29]/[$a103.B29])" office:value-type="string" office:string-value="---" calcext:value-type="string">
            <text:p>---</text:p>
          </table:table-cell>
          <table:table-cell table:formula="of:=IF(OR([$sv2.B29]=&quot;---&quot;;[$a102.B29]=&quot;---&quot;);&quot;---&quot;;[$sv2.B29]/[$a102.B29])" office:value-type="string" office:string-value="---" calcext:value-type="string">
            <text:p>---</text:p>
          </table:table-cell>
          <table:table-cell table:formula="of:=IF(OR([$sv2.B29]=&quot;---&quot;;[$sv3.B29]=&quot;---&quot;);&quot;---&quot;;[$sv2.B29]/[$sv3.B29])" office:value-type="string" office:string-value="---" calcext:value-type="string">
            <text:p>---</text:p>
          </table:table-cell>
          <table:table-cell table:formula="of:=IF(OR([$sv2.B29]=&quot;---&quot;;[$a103.B29]=&quot;---&quot;);&quot;---&quot;;[$sv2.B29]/[$a103.B29])" office:value-type="string" office:string-value="---" calcext:value-type="string">
            <text:p>---</text:p>
          </table:table-cell>
          <table:table-cell table:formula="of:=IF(OR([$a102.B29]=&quot;---&quot;;[$sv3.B29]=&quot;---&quot;);&quot;---&quot;;[$a102.B29]/[$sv3.B29])" office:value-type="string" office:string-value="---" calcext:value-type="string">
            <text:p>---</text:p>
          </table:table-cell>
          <table:table-cell table:formula="of:=IF(OR([$a102.B29]=&quot;---&quot;;[$a103.B29]=&quot;---&quot;);&quot;---&quot;;[$a102.B29]/[$a103.B29])" office:value-type="string" office:string-value="---" calcext:value-type="string">
            <text:p>---</text:p>
          </table:table-cell>
          <table:table-cell table:formula="of:=IF(OR([$sv3.B29]=&quot;---&quot;;[$a103.B29]=&quot;---&quot;);&quot;---&quot;;[$sv3.B29]/[$a103.B2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formula="of:=IF(OR([$sv.B30]=&quot;---&quot;;[$a10.B30]=&quot;---&quot;);&quot;---&quot;;[$sv.B30]/[$a10.B30])" office:value-type="float" office:value="0.902800184906969" calcext:value-type="float">
            <text:p>0.90</text:p>
          </table:table-cell>
          <table:table-cell table:formula="of:=IF(OR([$sv.B30]=&quot;---&quot;;[$qdr.B30]=&quot;---&quot;);&quot;---&quot;;[$sv.B30]/[$qdr.B30])" office:value-type="float" office:value="3.85245440826914" calcext:value-type="float">
            <text:p>3.85</text:p>
          </table:table-cell>
          <table:table-cell table:formula="of:=IF(OR([$sv.B30]=&quot;---&quot;;[$gtx.B30]=&quot;---&quot;);&quot;---&quot;;[$sv.B30]/[$gtx.B30])" office:value-type="float" office:value="25.2144148215093" calcext:value-type="float">
            <text:p>25.21</text:p>
          </table:table-cell>
          <table:table-cell table:formula="of:=IF(OR([$sv.B30]=&quot;---&quot;;[$sv2.B30]=&quot;---&quot;);&quot;---&quot;;[$sv.B30]/[$sv2.B30])" office:value-type="string" office:string-value="---" calcext:value-type="string">
            <text:p>---</text:p>
          </table:table-cell>
          <table:table-cell table:formula="of:=IF(OR([$sv.B30]=&quot;---&quot;;[$a102.B30]=&quot;---&quot;);&quot;---&quot;;[$sv.B30]/[$a102.B30])" office:value-type="string" office:string-value="---" calcext:value-type="string">
            <text:p>---</text:p>
          </table:table-cell>
          <table:table-cell table:formula="of:=IF(OR([$sv.B30]=&quot;---&quot;;[$sv3.B30]=&quot;---&quot;);&quot;---&quot;;[$sv.B30]/[$sv3.B30])" office:value-type="string" office:string-value="---" calcext:value-type="string">
            <text:p>---</text:p>
          </table:table-cell>
          <table:table-cell table:formula="of:=IF(OR([$sv.B30]=&quot;---&quot;;[$a103.B30]=&quot;---&quot;);&quot;---&quot;;[$sv.B30]/[$a103.B30])" office:value-type="string" office:string-value="---" calcext:value-type="string">
            <text:p>---</text:p>
          </table:table-cell>
          <table:table-cell table:formula="of:=IF(OR([$a10.B30]=&quot;---&quot;;[$qdr.B30]=&quot;---&quot;);&quot;---&quot;;[$a10.B30]/[$qdr.B30])" office:value-type="float" office:value="4.26722820029786" calcext:value-type="float">
            <text:p>4.27</text:p>
          </table:table-cell>
          <table:table-cell table:formula="of:=IF(OR([$a10.B30]=&quot;---&quot;;[$gtx.B30]=&quot;---&quot;);&quot;---&quot;;[$a10.B30]/[$gtx.B30])" office:value-type="float" office:value="27.9291201342715" calcext:value-type="float">
            <text:p>27.93</text:p>
          </table:table-cell>
          <table:table-cell table:formula="of:=IF(OR([$a10.B30]=&quot;---&quot;;[$sv2.B30]=&quot;---&quot;);&quot;---&quot;;[$a10.B30]/[$sv2.B30])" office:value-type="string" office:string-value="---" calcext:value-type="string">
            <text:p>---</text:p>
          </table:table-cell>
          <table:table-cell table:formula="of:=IF(OR([$a10.B30]=&quot;---&quot;;[$a102.B30]=&quot;---&quot;);&quot;---&quot;;[$a10.B30]/[$a102.B30])" office:value-type="string" office:string-value="---" calcext:value-type="string">
            <text:p>---</text:p>
          </table:table-cell>
          <table:table-cell table:formula="of:=IF(OR([$a10.B30]=&quot;---&quot;;[$sv3.B30]=&quot;---&quot;);&quot;---&quot;;[$a10.B30]/[$sv3.B30])" office:value-type="string" office:string-value="---" calcext:value-type="string">
            <text:p>---</text:p>
          </table:table-cell>
          <table:table-cell table:formula="of:=IF(OR([$a10.B30]=&quot;---&quot;;[$a103.B30]=&quot;---&quot;);&quot;---&quot;;[$a10.B30]/[$a103.B30])" office:value-type="string" office:string-value="---" calcext:value-type="string">
            <text:p>---</text:p>
          </table:table-cell>
          <table:table-cell table:formula="of:=IF(OR([$qdr.B30]=&quot;---&quot;;[$gtx.B30]=&quot;---&quot;);&quot;---&quot;;[$qdr.B30]/[$gtx.B30])" office:value-type="float" office:value="6.54502614421277" calcext:value-type="float">
            <text:p>6.55</text:p>
          </table:table-cell>
          <table:table-cell table:formula="of:=IF(OR([$qdr.B30]=&quot;---&quot;;[$sv2.B30]=&quot;---&quot;);&quot;---&quot;;[$qdr.B30]/[$sv2.B30])" office:value-type="string" office:string-value="---" calcext:value-type="string">
            <text:p>---</text:p>
          </table:table-cell>
          <table:table-cell table:formula="of:=IF(OR([$qdr.B30]=&quot;---&quot;;[$a102.B30]=&quot;---&quot;);&quot;---&quot;;[$qdr.B30]/[$a102.B30])" office:value-type="string" office:string-value="---" calcext:value-type="string">
            <text:p>---</text:p>
          </table:table-cell>
          <table:table-cell table:formula="of:=IF(OR([$qdr.B30]=&quot;---&quot;;[$sv3.B30]=&quot;---&quot;);&quot;---&quot;;[$qdr.B30]/[$sv3.B30])" office:value-type="string" office:string-value="---" calcext:value-type="string">
            <text:p>---</text:p>
          </table:table-cell>
          <table:table-cell table:formula="of:=IF(OR([$qdr.B30]=&quot;---&quot;;[$a103.B30]=&quot;---&quot;);&quot;---&quot;;[$qdr.B30]/[$a103.B30])" office:value-type="string" office:string-value="---" calcext:value-type="string">
            <text:p>---</text:p>
          </table:table-cell>
          <table:table-cell table:formula="of:=IF(OR([$gtx.B30]=&quot;---&quot;;[$sv2.B30]=&quot;---&quot;);&quot;---&quot;;[$gtx.B30]/[$sv2.B30])" office:value-type="string" office:string-value="---" calcext:value-type="string">
            <text:p>---</text:p>
          </table:table-cell>
          <table:table-cell table:formula="of:=IF(OR([$gtx.B30]=&quot;---&quot;;[$a102.B30]=&quot;---&quot;);&quot;---&quot;;[$gtx.B30]/[$a102.B30])" office:value-type="string" office:string-value="---" calcext:value-type="string">
            <text:p>---</text:p>
          </table:table-cell>
          <table:table-cell table:formula="of:=IF(OR([$gtx.B30]=&quot;---&quot;;[$sv3.B30]=&quot;---&quot;);&quot;---&quot;;[$gtx.B30]/[$sv3.B30])" office:value-type="string" office:string-value="---" calcext:value-type="string">
            <text:p>---</text:p>
          </table:table-cell>
          <table:table-cell table:formula="of:=IF(OR([$gtx.B30]=&quot;---&quot;;[$a103.B30]=&quot;---&quot;);&quot;---&quot;;[$gtx.B30]/[$a103.B30])" office:value-type="string" office:string-value="---" calcext:value-type="string">
            <text:p>---</text:p>
          </table:table-cell>
          <table:table-cell table:formula="of:=IF(OR([$sv2.B30]=&quot;---&quot;;[$a102.B30]=&quot;---&quot;);&quot;---&quot;;[$sv2.B30]/[$a102.B30])" office:value-type="string" office:string-value="---" calcext:value-type="string">
            <text:p>---</text:p>
          </table:table-cell>
          <table:table-cell table:formula="of:=IF(OR([$sv2.B30]=&quot;---&quot;;[$sv3.B30]=&quot;---&quot;);&quot;---&quot;;[$sv2.B30]/[$sv3.B30])" office:value-type="string" office:string-value="---" calcext:value-type="string">
            <text:p>---</text:p>
          </table:table-cell>
          <table:table-cell table:formula="of:=IF(OR([$sv2.B30]=&quot;---&quot;;[$a103.B30]=&quot;---&quot;);&quot;---&quot;;[$sv2.B30]/[$a103.B30])" office:value-type="string" office:string-value="---" calcext:value-type="string">
            <text:p>---</text:p>
          </table:table-cell>
          <table:table-cell table:formula="of:=IF(OR([$a102.B30]=&quot;---&quot;;[$sv3.B30]=&quot;---&quot;);&quot;---&quot;;[$a102.B30]/[$sv3.B30])" office:value-type="string" office:string-value="---" calcext:value-type="string">
            <text:p>---</text:p>
          </table:table-cell>
          <table:table-cell table:formula="of:=IF(OR([$a102.B30]=&quot;---&quot;;[$a103.B30]=&quot;---&quot;);&quot;---&quot;;[$a102.B30]/[$a103.B30])" office:value-type="string" office:string-value="---" calcext:value-type="string">
            <text:p>---</text:p>
          </table:table-cell>
          <table:table-cell table:formula="of:=IF(OR([$sv3.B30]=&quot;---&quot;;[$a103.B30]=&quot;---&quot;);&quot;---&quot;;[$sv3.B30]/[$a103.B30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formula="of:=IF(OR([$sv.B31]=&quot;---&quot;;[$a10.B31]=&quot;---&quot;);&quot;---&quot;;[$sv.B31]/[$a10.B31])" office:value-type="string" office:string-value="---" calcext:value-type="string">
            <text:p>---</text:p>
          </table:table-cell>
          <table:table-cell table:formula="of:=IF(OR([$sv.B31]=&quot;---&quot;;[$qdr.B31]=&quot;---&quot;);&quot;---&quot;;[$sv.B31]/[$qdr.B31])" office:value-type="float" office:value="12.7678571428571" calcext:value-type="float">
            <text:p>12.77</text:p>
          </table:table-cell>
          <table:table-cell table:formula="of:=IF(OR([$sv.B31]=&quot;---&quot;;[$gtx.B31]=&quot;---&quot;);&quot;---&quot;;[$sv.B31]/[$gtx.B31])" office:value-type="float" office:value="16.1581920903955" calcext:value-type="float">
            <text:p>16.16</text:p>
          </table:table-cell>
          <table:table-cell table:formula="of:=IF(OR([$sv.B31]=&quot;---&quot;;[$sv2.B31]=&quot;---&quot;);&quot;---&quot;;[$sv.B31]/[$sv2.B31])" office:value-type="string" office:string-value="---" calcext:value-type="string">
            <text:p>---</text:p>
          </table:table-cell>
          <table:table-cell table:formula="of:=IF(OR([$sv.B31]=&quot;---&quot;;[$a102.B31]=&quot;---&quot;);&quot;---&quot;;[$sv.B31]/[$a102.B31])" office:value-type="string" office:string-value="---" calcext:value-type="string">
            <text:p>---</text:p>
          </table:table-cell>
          <table:table-cell table:formula="of:=IF(OR([$sv.B31]=&quot;---&quot;;[$sv3.B31]=&quot;---&quot;);&quot;---&quot;;[$sv.B31]/[$sv3.B31])" office:value-type="string" office:string-value="---" calcext:value-type="string">
            <text:p>---</text:p>
          </table:table-cell>
          <table:table-cell table:formula="of:=IF(OR([$sv.B31]=&quot;---&quot;;[$a103.B31]=&quot;---&quot;);&quot;---&quot;;[$sv.B31]/[$a103.B31])" office:value-type="string" office:string-value="---" calcext:value-type="string">
            <text:p>---</text:p>
          </table:table-cell>
          <table:table-cell table:formula="of:=IF(OR([$a10.B31]=&quot;---&quot;;[$qdr.B31]=&quot;---&quot;);&quot;---&quot;;[$a10.B31]/[$qdr.B31])" office:value-type="string" office:string-value="---" calcext:value-type="string">
            <text:p>---</text:p>
          </table:table-cell>
          <table:table-cell table:formula="of:=IF(OR([$a10.B31]=&quot;---&quot;;[$gtx.B31]=&quot;---&quot;);&quot;---&quot;;[$a10.B31]/[$gtx.B31])" office:value-type="string" office:string-value="---" calcext:value-type="string">
            <text:p>---</text:p>
          </table:table-cell>
          <table:table-cell table:formula="of:=IF(OR([$a10.B31]=&quot;---&quot;;[$sv2.B31]=&quot;---&quot;);&quot;---&quot;;[$a10.B31]/[$sv2.B31])" office:value-type="string" office:string-value="---" calcext:value-type="string">
            <text:p>---</text:p>
          </table:table-cell>
          <table:table-cell table:formula="of:=IF(OR([$a10.B31]=&quot;---&quot;;[$a102.B31]=&quot;---&quot;);&quot;---&quot;;[$a10.B31]/[$a102.B31])" office:value-type="string" office:string-value="---" calcext:value-type="string">
            <text:p>---</text:p>
          </table:table-cell>
          <table:table-cell table:formula="of:=IF(OR([$a10.B31]=&quot;---&quot;;[$sv3.B31]=&quot;---&quot;);&quot;---&quot;;[$a10.B31]/[$sv3.B31])" office:value-type="string" office:string-value="---" calcext:value-type="string">
            <text:p>---</text:p>
          </table:table-cell>
          <table:table-cell table:formula="of:=IF(OR([$a10.B31]=&quot;---&quot;;[$a103.B31]=&quot;---&quot;);&quot;---&quot;;[$a10.B31]/[$a103.B31])" office:value-type="string" office:string-value="---" calcext:value-type="string">
            <text:p>---</text:p>
          </table:table-cell>
          <table:table-cell table:formula="of:=IF(OR([$qdr.B31]=&quot;---&quot;;[$gtx.B31]=&quot;---&quot;);&quot;---&quot;;[$qdr.B31]/[$gtx.B31])" office:value-type="float" office:value="1.26553672316384" calcext:value-type="float">
            <text:p>1.27</text:p>
          </table:table-cell>
          <table:table-cell table:formula="of:=IF(OR([$qdr.B31]=&quot;---&quot;;[$sv2.B31]=&quot;---&quot;);&quot;---&quot;;[$qdr.B31]/[$sv2.B31])" office:value-type="string" office:string-value="---" calcext:value-type="string">
            <text:p>---</text:p>
          </table:table-cell>
          <table:table-cell table:formula="of:=IF(OR([$qdr.B31]=&quot;---&quot;;[$a102.B31]=&quot;---&quot;);&quot;---&quot;;[$qdr.B31]/[$a102.B31])" office:value-type="string" office:string-value="---" calcext:value-type="string">
            <text:p>---</text:p>
          </table:table-cell>
          <table:table-cell table:formula="of:=IF(OR([$qdr.B31]=&quot;---&quot;;[$sv3.B31]=&quot;---&quot;);&quot;---&quot;;[$qdr.B31]/[$sv3.B31])" office:value-type="string" office:string-value="---" calcext:value-type="string">
            <text:p>---</text:p>
          </table:table-cell>
          <table:table-cell table:formula="of:=IF(OR([$qdr.B31]=&quot;---&quot;;[$a103.B31]=&quot;---&quot;);&quot;---&quot;;[$qdr.B31]/[$a103.B31])" office:value-type="string" office:string-value="---" calcext:value-type="string">
            <text:p>---</text:p>
          </table:table-cell>
          <table:table-cell table:formula="of:=IF(OR([$gtx.B31]=&quot;---&quot;;[$sv2.B31]=&quot;---&quot;);&quot;---&quot;;[$gtx.B31]/[$sv2.B31])" office:value-type="string" office:string-value="---" calcext:value-type="string">
            <text:p>---</text:p>
          </table:table-cell>
          <table:table-cell table:formula="of:=IF(OR([$gtx.B31]=&quot;---&quot;;[$a102.B31]=&quot;---&quot;);&quot;---&quot;;[$gtx.B31]/[$a102.B31])" office:value-type="string" office:string-value="---" calcext:value-type="string">
            <text:p>---</text:p>
          </table:table-cell>
          <table:table-cell table:formula="of:=IF(OR([$gtx.B31]=&quot;---&quot;;[$sv3.B31]=&quot;---&quot;);&quot;---&quot;;[$gtx.B31]/[$sv3.B31])" office:value-type="string" office:string-value="---" calcext:value-type="string">
            <text:p>---</text:p>
          </table:table-cell>
          <table:table-cell table:formula="of:=IF(OR([$gtx.B31]=&quot;---&quot;;[$a103.B31]=&quot;---&quot;);&quot;---&quot;;[$gtx.B31]/[$a103.B31])" office:value-type="string" office:string-value="---" calcext:value-type="string">
            <text:p>---</text:p>
          </table:table-cell>
          <table:table-cell table:formula="of:=IF(OR([$sv2.B31]=&quot;---&quot;;[$a102.B31]=&quot;---&quot;);&quot;---&quot;;[$sv2.B31]/[$a102.B31])" office:value-type="string" office:string-value="---" calcext:value-type="string">
            <text:p>---</text:p>
          </table:table-cell>
          <table:table-cell table:formula="of:=IF(OR([$sv2.B31]=&quot;---&quot;;[$sv3.B31]=&quot;---&quot;);&quot;---&quot;;[$sv2.B31]/[$sv3.B31])" office:value-type="string" office:string-value="---" calcext:value-type="string">
            <text:p>---</text:p>
          </table:table-cell>
          <table:table-cell table:formula="of:=IF(OR([$sv2.B31]=&quot;---&quot;;[$a103.B31]=&quot;---&quot;);&quot;---&quot;;[$sv2.B31]/[$a103.B31])" office:value-type="string" office:string-value="---" calcext:value-type="string">
            <text:p>---</text:p>
          </table:table-cell>
          <table:table-cell table:formula="of:=IF(OR([$a102.B31]=&quot;---&quot;;[$sv3.B31]=&quot;---&quot;);&quot;---&quot;;[$a102.B31]/[$sv3.B31])" office:value-type="string" office:string-value="---" calcext:value-type="string">
            <text:p>---</text:p>
          </table:table-cell>
          <table:table-cell table:formula="of:=IF(OR([$a102.B31]=&quot;---&quot;;[$a103.B31]=&quot;---&quot;);&quot;---&quot;;[$a102.B31]/[$a103.B31])" office:value-type="string" office:string-value="---" calcext:value-type="string">
            <text:p>---</text:p>
          </table:table-cell>
          <table:table-cell table:formula="of:=IF(OR([$sv3.B31]=&quot;---&quot;;[$a103.B31]=&quot;---&quot;);&quot;---&quot;;[$sv3.B31]/[$a103.B3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IF(OR([$sv.B32]=&quot;---&quot;;[$a10.B32]=&quot;---&quot;);&quot;---&quot;;[$sv.B32]/[$a10.B32])" office:value-type="float" office:value="0.936791621405587" calcext:value-type="float">
            <text:p>0.94</text:p>
          </table:table-cell>
          <table:table-cell table:formula="of:=IF(OR([$sv.B32]=&quot;---&quot;;[$qdr.B32]=&quot;---&quot;);&quot;---&quot;;[$sv.B32]/[$qdr.B32])" office:value-type="float" office:value="33.3749543629062" calcext:value-type="float">
            <text:p>33.37</text:p>
          </table:table-cell>
          <table:table-cell table:formula="of:=IF(OR([$sv.B32]=&quot;---&quot;;[$gtx.B32]=&quot;---&quot;);&quot;---&quot;;[$sv.B32]/[$gtx.B32])" office:value-type="float" office:value="96.9395546129374" calcext:value-type="float">
            <text:p>96.94</text:p>
          </table:table-cell>
          <table:table-cell table:formula="of:=IF(OR([$sv.B32]=&quot;---&quot;;[$sv2.B32]=&quot;---&quot;);&quot;---&quot;;[$sv.B32]/[$sv2.B32])" office:value-type="string" office:string-value="---" calcext:value-type="string">
            <text:p>---</text:p>
          </table:table-cell>
          <table:table-cell table:formula="of:=IF(OR([$sv.B32]=&quot;---&quot;;[$a102.B32]=&quot;---&quot;);&quot;---&quot;;[$sv.B32]/[$a102.B32])" office:value-type="string" office:string-value="---" calcext:value-type="string">
            <text:p>---</text:p>
          </table:table-cell>
          <table:table-cell table:formula="of:=IF(OR([$sv.B32]=&quot;---&quot;;[$sv3.B32]=&quot;---&quot;);&quot;---&quot;;[$sv.B32]/[$sv3.B32])" office:value-type="string" office:string-value="---" calcext:value-type="string">
            <text:p>---</text:p>
          </table:table-cell>
          <table:table-cell table:formula="of:=IF(OR([$sv.B32]=&quot;---&quot;;[$a103.B32]=&quot;---&quot;);&quot;---&quot;;[$sv.B32]/[$a103.B32])" office:value-type="string" office:string-value="---" calcext:value-type="string">
            <text:p>---</text:p>
          </table:table-cell>
          <table:table-cell table:formula="of:=IF(OR([$a10.B32]=&quot;---&quot;;[$qdr.B32]=&quot;---&quot;);&quot;---&quot;;[$a10.B32]/[$qdr.B32])" office:value-type="float" office:value="35.626871120847" calcext:value-type="float">
            <text:p>35.63</text:p>
          </table:table-cell>
          <table:table-cell table:formula="of:=IF(OR([$a10.B32]=&quot;---&quot;;[$gtx.B32]=&quot;---&quot;);&quot;---&quot;;[$a10.B32]/[$gtx.B32])" office:value-type="float" office:value="103.480381760339" calcext:value-type="float">
            <text:p>103.48</text:p>
          </table:table-cell>
          <table:table-cell table:formula="of:=IF(OR([$a10.B32]=&quot;---&quot;;[$sv2.B32]=&quot;---&quot;);&quot;---&quot;;[$a10.B32]/[$sv2.B32])" office:value-type="string" office:string-value="---" calcext:value-type="string">
            <text:p>---</text:p>
          </table:table-cell>
          <table:table-cell table:formula="of:=IF(OR([$a10.B32]=&quot;---&quot;;[$a102.B32]=&quot;---&quot;);&quot;---&quot;;[$a10.B32]/[$a102.B32])" office:value-type="string" office:string-value="---" calcext:value-type="string">
            <text:p>---</text:p>
          </table:table-cell>
          <table:table-cell table:formula="of:=IF(OR([$a10.B32]=&quot;---&quot;;[$sv3.B32]=&quot;---&quot;);&quot;---&quot;;[$a10.B32]/[$sv3.B32])" office:value-type="string" office:string-value="---" calcext:value-type="string">
            <text:p>---</text:p>
          </table:table-cell>
          <table:table-cell table:formula="of:=IF(OR([$a10.B32]=&quot;---&quot;;[$a103.B32]=&quot;---&quot;);&quot;---&quot;;[$a10.B32]/[$a103.B32])" office:value-type="string" office:string-value="---" calcext:value-type="string">
            <text:p>---</text:p>
          </table:table-cell>
          <table:table-cell table:formula="of:=IF(OR([$qdr.B32]=&quot;---&quot;;[$gtx.B32]=&quot;---&quot;);&quot;---&quot;;[$qdr.B32]/[$gtx.B32])" office:value-type="float" office:value="2.90455991516437" calcext:value-type="float">
            <text:p>2.90</text:p>
          </table:table-cell>
          <table:table-cell table:formula="of:=IF(OR([$qdr.B32]=&quot;---&quot;;[$sv2.B32]=&quot;---&quot;);&quot;---&quot;;[$qdr.B32]/[$sv2.B32])" office:value-type="string" office:string-value="---" calcext:value-type="string">
            <text:p>---</text:p>
          </table:table-cell>
          <table:table-cell table:formula="of:=IF(OR([$qdr.B32]=&quot;---&quot;;[$a102.B32]=&quot;---&quot;);&quot;---&quot;;[$qdr.B32]/[$a102.B32])" office:value-type="string" office:string-value="---" calcext:value-type="string">
            <text:p>---</text:p>
          </table:table-cell>
          <table:table-cell table:formula="of:=IF(OR([$qdr.B32]=&quot;---&quot;;[$sv3.B32]=&quot;---&quot;);&quot;---&quot;;[$qdr.B32]/[$sv3.B32])" office:value-type="string" office:string-value="---" calcext:value-type="string">
            <text:p>---</text:p>
          </table:table-cell>
          <table:table-cell table:formula="of:=IF(OR([$qdr.B32]=&quot;---&quot;;[$a103.B32]=&quot;---&quot;);&quot;---&quot;;[$qdr.B32]/[$a103.B32])" office:value-type="string" office:string-value="---" calcext:value-type="string">
            <text:p>---</text:p>
          </table:table-cell>
          <table:table-cell table:formula="of:=IF(OR([$gtx.B32]=&quot;---&quot;;[$sv2.B32]=&quot;---&quot;);&quot;---&quot;;[$gtx.B32]/[$sv2.B32])" office:value-type="string" office:string-value="---" calcext:value-type="string">
            <text:p>---</text:p>
          </table:table-cell>
          <table:table-cell table:formula="of:=IF(OR([$gtx.B32]=&quot;---&quot;;[$a102.B32]=&quot;---&quot;);&quot;---&quot;;[$gtx.B32]/[$a102.B32])" office:value-type="string" office:string-value="---" calcext:value-type="string">
            <text:p>---</text:p>
          </table:table-cell>
          <table:table-cell table:formula="of:=IF(OR([$gtx.B32]=&quot;---&quot;;[$sv3.B32]=&quot;---&quot;);&quot;---&quot;;[$gtx.B32]/[$sv3.B32])" office:value-type="string" office:string-value="---" calcext:value-type="string">
            <text:p>---</text:p>
          </table:table-cell>
          <table:table-cell table:formula="of:=IF(OR([$gtx.B32]=&quot;---&quot;;[$a103.B32]=&quot;---&quot;);&quot;---&quot;;[$gtx.B32]/[$a103.B32])" office:value-type="string" office:string-value="---" calcext:value-type="string">
            <text:p>---</text:p>
          </table:table-cell>
          <table:table-cell table:formula="of:=IF(OR([$sv2.B32]=&quot;---&quot;;[$a102.B32]=&quot;---&quot;);&quot;---&quot;;[$sv2.B32]/[$a102.B32])" office:value-type="string" office:string-value="---" calcext:value-type="string">
            <text:p>---</text:p>
          </table:table-cell>
          <table:table-cell table:formula="of:=IF(OR([$sv2.B32]=&quot;---&quot;;[$sv3.B32]=&quot;---&quot;);&quot;---&quot;;[$sv2.B32]/[$sv3.B32])" office:value-type="string" office:string-value="---" calcext:value-type="string">
            <text:p>---</text:p>
          </table:table-cell>
          <table:table-cell table:formula="of:=IF(OR([$sv2.B32]=&quot;---&quot;;[$a103.B32]=&quot;---&quot;);&quot;---&quot;;[$sv2.B32]/[$a103.B32])" office:value-type="string" office:string-value="---" calcext:value-type="string">
            <text:p>---</text:p>
          </table:table-cell>
          <table:table-cell table:formula="of:=IF(OR([$a102.B32]=&quot;---&quot;;[$sv3.B32]=&quot;---&quot;);&quot;---&quot;;[$a102.B32]/[$sv3.B32])" office:value-type="string" office:string-value="---" calcext:value-type="string">
            <text:p>---</text:p>
          </table:table-cell>
          <table:table-cell table:formula="of:=IF(OR([$a102.B32]=&quot;---&quot;;[$a103.B32]=&quot;---&quot;);&quot;---&quot;;[$a102.B32]/[$a103.B32])" office:value-type="string" office:string-value="---" calcext:value-type="string">
            <text:p>---</text:p>
          </table:table-cell>
          <table:table-cell table:formula="of:=IF(OR([$sv3.B32]=&quot;---&quot;;[$a103.B32]=&quot;---&quot;);&quot;---&quot;;[$sv3.B32]/[$a103.B3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formula="of:=IF(OR([$sv.B33]=&quot;---&quot;;[$a10.B33]=&quot;---&quot;);&quot;---&quot;;[$sv.B33]/[$a10.B33])" office:value-type="string" office:string-value="---" calcext:value-type="string">
            <text:p>---</text:p>
          </table:table-cell>
          <table:table-cell table:formula="of:=IF(OR([$sv.B33]=&quot;---&quot;;[$qdr.B33]=&quot;---&quot;);&quot;---&quot;;[$sv.B33]/[$qdr.B33])" office:value-type="float" office:value="12.455832113226" calcext:value-type="float">
            <text:p>12.46</text:p>
          </table:table-cell>
          <table:table-cell table:formula="of:=IF(OR([$sv.B33]=&quot;---&quot;;[$gtx.B33]=&quot;---&quot;);&quot;---&quot;;[$sv.B33]/[$gtx.B33])" office:value-type="float" office:value="25.1448275862069" calcext:value-type="float">
            <text:p>25.14</text:p>
          </table:table-cell>
          <table:table-cell table:formula="of:=IF(OR([$sv.B33]=&quot;---&quot;;[$sv2.B33]=&quot;---&quot;);&quot;---&quot;;[$sv.B33]/[$sv2.B33])" office:value-type="string" office:string-value="---" calcext:value-type="string">
            <text:p>---</text:p>
          </table:table-cell>
          <table:table-cell table:formula="of:=IF(OR([$sv.B33]=&quot;---&quot;;[$a102.B33]=&quot;---&quot;);&quot;---&quot;;[$sv.B33]/[$a102.B33])" office:value-type="string" office:string-value="---" calcext:value-type="string">
            <text:p>---</text:p>
          </table:table-cell>
          <table:table-cell table:formula="of:=IF(OR([$sv.B33]=&quot;---&quot;;[$sv3.B33]=&quot;---&quot;);&quot;---&quot;;[$sv.B33]/[$sv3.B33])" office:value-type="string" office:string-value="---" calcext:value-type="string">
            <text:p>---</text:p>
          </table:table-cell>
          <table:table-cell table:formula="of:=IF(OR([$sv.B33]=&quot;---&quot;;[$a103.B33]=&quot;---&quot;);&quot;---&quot;;[$sv.B33]/[$a103.B33])" office:value-type="string" office:string-value="---" calcext:value-type="string">
            <text:p>---</text:p>
          </table:table-cell>
          <table:table-cell table:formula="of:=IF(OR([$a10.B33]=&quot;---&quot;;[$qdr.B33]=&quot;---&quot;);&quot;---&quot;;[$a10.B33]/[$qdr.B33])" office:value-type="string" office:string-value="---" calcext:value-type="string">
            <text:p>---</text:p>
          </table:table-cell>
          <table:table-cell table:formula="of:=IF(OR([$a10.B33]=&quot;---&quot;;[$gtx.B33]=&quot;---&quot;);&quot;---&quot;;[$a10.B33]/[$gtx.B33])" office:value-type="string" office:string-value="---" calcext:value-type="string">
            <text:p>---</text:p>
          </table:table-cell>
          <table:table-cell table:formula="of:=IF(OR([$a10.B33]=&quot;---&quot;;[$sv2.B33]=&quot;---&quot;);&quot;---&quot;;[$a10.B33]/[$sv2.B33])" office:value-type="string" office:string-value="---" calcext:value-type="string">
            <text:p>---</text:p>
          </table:table-cell>
          <table:table-cell table:formula="of:=IF(OR([$a10.B33]=&quot;---&quot;;[$a102.B33]=&quot;---&quot;);&quot;---&quot;;[$a10.B33]/[$a102.B33])" office:value-type="string" office:string-value="---" calcext:value-type="string">
            <text:p>---</text:p>
          </table:table-cell>
          <table:table-cell table:formula="of:=IF(OR([$a10.B33]=&quot;---&quot;;[$sv3.B33]=&quot;---&quot;);&quot;---&quot;;[$a10.B33]/[$sv3.B33])" office:value-type="string" office:string-value="---" calcext:value-type="string">
            <text:p>---</text:p>
          </table:table-cell>
          <table:table-cell table:formula="of:=IF(OR([$a10.B33]=&quot;---&quot;;[$a103.B33]=&quot;---&quot;);&quot;---&quot;;[$a10.B33]/[$a103.B33])" office:value-type="string" office:string-value="---" calcext:value-type="string">
            <text:p>---</text:p>
          </table:table-cell>
          <table:table-cell table:formula="of:=IF(OR([$qdr.B33]=&quot;---&quot;;[$gtx.B33]=&quot;---&quot;);&quot;---&quot;;[$qdr.B33]/[$gtx.B33])" office:value-type="float" office:value="2.01871921182266" calcext:value-type="float">
            <text:p>2.02</text:p>
          </table:table-cell>
          <table:table-cell table:formula="of:=IF(OR([$qdr.B33]=&quot;---&quot;;[$sv2.B33]=&quot;---&quot;);&quot;---&quot;;[$qdr.B33]/[$sv2.B33])" office:value-type="string" office:string-value="---" calcext:value-type="string">
            <text:p>---</text:p>
          </table:table-cell>
          <table:table-cell table:formula="of:=IF(OR([$qdr.B33]=&quot;---&quot;;[$a102.B33]=&quot;---&quot;);&quot;---&quot;;[$qdr.B33]/[$a102.B33])" office:value-type="string" office:string-value="---" calcext:value-type="string">
            <text:p>---</text:p>
          </table:table-cell>
          <table:table-cell table:formula="of:=IF(OR([$qdr.B33]=&quot;---&quot;;[$sv3.B33]=&quot;---&quot;);&quot;---&quot;;[$qdr.B33]/[$sv3.B33])" office:value-type="string" office:string-value="---" calcext:value-type="string">
            <text:p>---</text:p>
          </table:table-cell>
          <table:table-cell table:formula="of:=IF(OR([$qdr.B33]=&quot;---&quot;;[$a103.B33]=&quot;---&quot;);&quot;---&quot;;[$qdr.B33]/[$a103.B33])" office:value-type="string" office:string-value="---" calcext:value-type="string">
            <text:p>---</text:p>
          </table:table-cell>
          <table:table-cell table:formula="of:=IF(OR([$gtx.B33]=&quot;---&quot;;[$sv2.B33]=&quot;---&quot;);&quot;---&quot;;[$gtx.B33]/[$sv2.B33])" office:value-type="string" office:string-value="---" calcext:value-type="string">
            <text:p>---</text:p>
          </table:table-cell>
          <table:table-cell table:formula="of:=IF(OR([$gtx.B33]=&quot;---&quot;;[$a102.B33]=&quot;---&quot;);&quot;---&quot;;[$gtx.B33]/[$a102.B33])" office:value-type="string" office:string-value="---" calcext:value-type="string">
            <text:p>---</text:p>
          </table:table-cell>
          <table:table-cell table:formula="of:=IF(OR([$gtx.B33]=&quot;---&quot;;[$sv3.B33]=&quot;---&quot;);&quot;---&quot;;[$gtx.B33]/[$sv3.B33])" office:value-type="string" office:string-value="---" calcext:value-type="string">
            <text:p>---</text:p>
          </table:table-cell>
          <table:table-cell table:formula="of:=IF(OR([$gtx.B33]=&quot;---&quot;;[$a103.B33]=&quot;---&quot;);&quot;---&quot;;[$gtx.B33]/[$a103.B33])" office:value-type="string" office:string-value="---" calcext:value-type="string">
            <text:p>---</text:p>
          </table:table-cell>
          <table:table-cell table:formula="of:=IF(OR([$sv2.B33]=&quot;---&quot;;[$a102.B33]=&quot;---&quot;);&quot;---&quot;;[$sv2.B33]/[$a102.B33])" office:value-type="string" office:string-value="---" calcext:value-type="string">
            <text:p>---</text:p>
          </table:table-cell>
          <table:table-cell table:formula="of:=IF(OR([$sv2.B33]=&quot;---&quot;;[$sv3.B33]=&quot;---&quot;);&quot;---&quot;;[$sv2.B33]/[$sv3.B33])" office:value-type="string" office:string-value="---" calcext:value-type="string">
            <text:p>---</text:p>
          </table:table-cell>
          <table:table-cell table:formula="of:=IF(OR([$sv2.B33]=&quot;---&quot;;[$a103.B33]=&quot;---&quot;);&quot;---&quot;;[$sv2.B33]/[$a103.B33])" office:value-type="string" office:string-value="---" calcext:value-type="string">
            <text:p>---</text:p>
          </table:table-cell>
          <table:table-cell table:formula="of:=IF(OR([$a102.B33]=&quot;---&quot;;[$sv3.B33]=&quot;---&quot;);&quot;---&quot;;[$a102.B33]/[$sv3.B33])" office:value-type="string" office:string-value="---" calcext:value-type="string">
            <text:p>---</text:p>
          </table:table-cell>
          <table:table-cell table:formula="of:=IF(OR([$a102.B33]=&quot;---&quot;;[$a103.B33]=&quot;---&quot;);&quot;---&quot;;[$a102.B33]/[$a103.B33])" office:value-type="string" office:string-value="---" calcext:value-type="string">
            <text:p>---</text:p>
          </table:table-cell>
          <table:table-cell table:formula="of:=IF(OR([$sv3.B33]=&quot;---&quot;;[$a103.B33]=&quot;---&quot;);&quot;---&quot;;[$sv3.B33]/[$a103.B3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formula="of:=IF(OR([$sv.B34]=&quot;---&quot;;[$a10.B34]=&quot;---&quot;);&quot;---&quot;;[$sv.B34]/[$a10.B34])" office:value-type="string" office:string-value="---" calcext:value-type="string">
            <text:p>---</text:p>
          </table:table-cell>
          <table:table-cell table:formula="of:=IF(OR([$sv.B34]=&quot;---&quot;;[$qdr.B34]=&quot;---&quot;);&quot;---&quot;;[$sv.B34]/[$qdr.B34])" office:value-type="float" office:value="33.4754200373367" calcext:value-type="float">
            <text:p>33.48</text:p>
          </table:table-cell>
          <table:table-cell table:formula="of:=IF(OR([$sv.B34]=&quot;---&quot;;[$gtx.B34]=&quot;---&quot;);&quot;---&quot;;[$sv.B34]/[$gtx.B34])" office:value-type="float" office:value="60.9229898074745" calcext:value-type="float">
            <text:p>60.92</text:p>
          </table:table-cell>
          <table:table-cell table:formula="of:=IF(OR([$sv.B34]=&quot;---&quot;;[$sv2.B34]=&quot;---&quot;);&quot;---&quot;;[$sv.B34]/[$sv2.B34])" office:value-type="string" office:string-value="---" calcext:value-type="string">
            <text:p>---</text:p>
          </table:table-cell>
          <table:table-cell table:formula="of:=IF(OR([$sv.B34]=&quot;---&quot;;[$a102.B34]=&quot;---&quot;);&quot;---&quot;;[$sv.B34]/[$a102.B34])" office:value-type="string" office:string-value="---" calcext:value-type="string">
            <text:p>---</text:p>
          </table:table-cell>
          <table:table-cell table:formula="of:=IF(OR([$sv.B34]=&quot;---&quot;;[$sv3.B34]=&quot;---&quot;);&quot;---&quot;;[$sv.B34]/[$sv3.B34])" office:value-type="string" office:string-value="---" calcext:value-type="string">
            <text:p>---</text:p>
          </table:table-cell>
          <table:table-cell table:formula="of:=IF(OR([$sv.B34]=&quot;---&quot;;[$a103.B34]=&quot;---&quot;);&quot;---&quot;;[$sv.B34]/[$a103.B34])" office:value-type="string" office:string-value="---" calcext:value-type="string">
            <text:p>---</text:p>
          </table:table-cell>
          <table:table-cell table:formula="of:=IF(OR([$a10.B34]=&quot;---&quot;;[$qdr.B34]=&quot;---&quot;);&quot;---&quot;;[$a10.B34]/[$qdr.B34])" office:value-type="string" office:string-value="---" calcext:value-type="string">
            <text:p>---</text:p>
          </table:table-cell>
          <table:table-cell table:formula="of:=IF(OR([$a10.B34]=&quot;---&quot;;[$gtx.B34]=&quot;---&quot;);&quot;---&quot;;[$a10.B34]/[$gtx.B34])" office:value-type="string" office:string-value="---" calcext:value-type="string">
            <text:p>---</text:p>
          </table:table-cell>
          <table:table-cell table:formula="of:=IF(OR([$a10.B34]=&quot;---&quot;;[$sv2.B34]=&quot;---&quot;);&quot;---&quot;;[$a10.B34]/[$sv2.B34])" office:value-type="string" office:string-value="---" calcext:value-type="string">
            <text:p>---</text:p>
          </table:table-cell>
          <table:table-cell table:formula="of:=IF(OR([$a10.B34]=&quot;---&quot;;[$a102.B34]=&quot;---&quot;);&quot;---&quot;;[$a10.B34]/[$a102.B34])" office:value-type="string" office:string-value="---" calcext:value-type="string">
            <text:p>---</text:p>
          </table:table-cell>
          <table:table-cell table:formula="of:=IF(OR([$a10.B34]=&quot;---&quot;;[$sv3.B34]=&quot;---&quot;);&quot;---&quot;;[$a10.B34]/[$sv3.B34])" office:value-type="string" office:string-value="---" calcext:value-type="string">
            <text:p>---</text:p>
          </table:table-cell>
          <table:table-cell table:formula="of:=IF(OR([$a10.B34]=&quot;---&quot;;[$a103.B34]=&quot;---&quot;);&quot;---&quot;;[$a10.B34]/[$a103.B34])" office:value-type="string" office:string-value="---" calcext:value-type="string">
            <text:p>---</text:p>
          </table:table-cell>
          <table:table-cell table:formula="of:=IF(OR([$qdr.B34]=&quot;---&quot;;[$gtx.B34]=&quot;---&quot;);&quot;---&quot;;[$qdr.B34]/[$gtx.B34])" office:value-type="float" office:value="1.81993204983012" calcext:value-type="float">
            <text:p>1.82</text:p>
          </table:table-cell>
          <table:table-cell table:formula="of:=IF(OR([$qdr.B34]=&quot;---&quot;;[$sv2.B34]=&quot;---&quot;);&quot;---&quot;;[$qdr.B34]/[$sv2.B34])" office:value-type="string" office:string-value="---" calcext:value-type="string">
            <text:p>---</text:p>
          </table:table-cell>
          <table:table-cell table:formula="of:=IF(OR([$qdr.B34]=&quot;---&quot;;[$a102.B34]=&quot;---&quot;);&quot;---&quot;;[$qdr.B34]/[$a102.B34])" office:value-type="string" office:string-value="---" calcext:value-type="string">
            <text:p>---</text:p>
          </table:table-cell>
          <table:table-cell table:formula="of:=IF(OR([$qdr.B34]=&quot;---&quot;;[$sv3.B34]=&quot;---&quot;);&quot;---&quot;;[$qdr.B34]/[$sv3.B34])" office:value-type="string" office:string-value="---" calcext:value-type="string">
            <text:p>---</text:p>
          </table:table-cell>
          <table:table-cell table:formula="of:=IF(OR([$qdr.B34]=&quot;---&quot;;[$a103.B34]=&quot;---&quot;);&quot;---&quot;;[$qdr.B34]/[$a103.B34])" office:value-type="string" office:string-value="---" calcext:value-type="string">
            <text:p>---</text:p>
          </table:table-cell>
          <table:table-cell table:formula="of:=IF(OR([$gtx.B34]=&quot;---&quot;;[$sv2.B34]=&quot;---&quot;);&quot;---&quot;;[$gtx.B34]/[$sv2.B34])" office:value-type="string" office:string-value="---" calcext:value-type="string">
            <text:p>---</text:p>
          </table:table-cell>
          <table:table-cell table:formula="of:=IF(OR([$gtx.B34]=&quot;---&quot;;[$a102.B34]=&quot;---&quot;);&quot;---&quot;;[$gtx.B34]/[$a102.B34])" office:value-type="string" office:string-value="---" calcext:value-type="string">
            <text:p>---</text:p>
          </table:table-cell>
          <table:table-cell table:formula="of:=IF(OR([$gtx.B34]=&quot;---&quot;;[$sv3.B34]=&quot;---&quot;);&quot;---&quot;;[$gtx.B34]/[$sv3.B34])" office:value-type="string" office:string-value="---" calcext:value-type="string">
            <text:p>---</text:p>
          </table:table-cell>
          <table:table-cell table:formula="of:=IF(OR([$gtx.B34]=&quot;---&quot;;[$a103.B34]=&quot;---&quot;);&quot;---&quot;;[$gtx.B34]/[$a103.B34])" office:value-type="string" office:string-value="---" calcext:value-type="string">
            <text:p>---</text:p>
          </table:table-cell>
          <table:table-cell table:formula="of:=IF(OR([$sv2.B34]=&quot;---&quot;;[$a102.B34]=&quot;---&quot;);&quot;---&quot;;[$sv2.B34]/[$a102.B34])" office:value-type="string" office:string-value="---" calcext:value-type="string">
            <text:p>---</text:p>
          </table:table-cell>
          <table:table-cell table:formula="of:=IF(OR([$sv2.B34]=&quot;---&quot;;[$sv3.B34]=&quot;---&quot;);&quot;---&quot;;[$sv2.B34]/[$sv3.B34])" office:value-type="string" office:string-value="---" calcext:value-type="string">
            <text:p>---</text:p>
          </table:table-cell>
          <table:table-cell table:formula="of:=IF(OR([$sv2.B34]=&quot;---&quot;;[$a103.B34]=&quot;---&quot;);&quot;---&quot;;[$sv2.B34]/[$a103.B34])" office:value-type="string" office:string-value="---" calcext:value-type="string">
            <text:p>---</text:p>
          </table:table-cell>
          <table:table-cell table:formula="of:=IF(OR([$a102.B34]=&quot;---&quot;;[$sv3.B34]=&quot;---&quot;);&quot;---&quot;;[$a102.B34]/[$sv3.B34])" office:value-type="string" office:string-value="---" calcext:value-type="string">
            <text:p>---</text:p>
          </table:table-cell>
          <table:table-cell table:formula="of:=IF(OR([$a102.B34]=&quot;---&quot;;[$a103.B34]=&quot;---&quot;);&quot;---&quot;;[$a102.B34]/[$a103.B34])" office:value-type="string" office:string-value="---" calcext:value-type="string">
            <text:p>---</text:p>
          </table:table-cell>
          <table:table-cell table:formula="of:=IF(OR([$sv3.B34]=&quot;---&quot;;[$a103.B34]=&quot;---&quot;);&quot;---&quot;;[$sv3.B34]/[$a103.B3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formula="of:=IF(OR([$sv.B35]=&quot;---&quot;;[$a10.B35]=&quot;---&quot;);&quot;---&quot;;[$sv.B35]/[$a10.B35])" office:value-type="string" office:string-value="---" calcext:value-type="string">
            <text:p>---</text:p>
          </table:table-cell>
          <table:table-cell table:formula="of:=IF(OR([$sv.B35]=&quot;---&quot;;[$qdr.B35]=&quot;---&quot;);&quot;---&quot;;[$sv.B35]/[$qdr.B35])" office:value-type="float" office:value="2.66234182855106" calcext:value-type="float">
            <text:p>2.66</text:p>
          </table:table-cell>
          <table:table-cell table:formula="of:=IF(OR([$sv.B35]=&quot;---&quot;;[$gtx.B35]=&quot;---&quot;);&quot;---&quot;;[$sv.B35]/[$gtx.B35])" office:value-type="float" office:value="2.76872891722578" calcext:value-type="float">
            <text:p>2.77</text:p>
          </table:table-cell>
          <table:table-cell table:formula="of:=IF(OR([$sv.B35]=&quot;---&quot;;[$sv2.B35]=&quot;---&quot;);&quot;---&quot;;[$sv.B35]/[$sv2.B35])" office:value-type="string" office:string-value="---" calcext:value-type="string">
            <text:p>---</text:p>
          </table:table-cell>
          <table:table-cell table:formula="of:=IF(OR([$sv.B35]=&quot;---&quot;;[$a102.B35]=&quot;---&quot;);&quot;---&quot;;[$sv.B35]/[$a102.B35])" office:value-type="string" office:string-value="---" calcext:value-type="string">
            <text:p>---</text:p>
          </table:table-cell>
          <table:table-cell table:formula="of:=IF(OR([$sv.B35]=&quot;---&quot;;[$sv3.B35]=&quot;---&quot;);&quot;---&quot;;[$sv.B35]/[$sv3.B35])" office:value-type="string" office:string-value="---" calcext:value-type="string">
            <text:p>---</text:p>
          </table:table-cell>
          <table:table-cell table:formula="of:=IF(OR([$sv.B35]=&quot;---&quot;;[$a103.B35]=&quot;---&quot;);&quot;---&quot;;[$sv.B35]/[$a103.B35])" office:value-type="string" office:string-value="---" calcext:value-type="string">
            <text:p>---</text:p>
          </table:table-cell>
          <table:table-cell table:formula="of:=IF(OR([$a10.B35]=&quot;---&quot;;[$qdr.B35]=&quot;---&quot;);&quot;---&quot;;[$a10.B35]/[$qdr.B35])" office:value-type="string" office:string-value="---" calcext:value-type="string">
            <text:p>---</text:p>
          </table:table-cell>
          <table:table-cell table:formula="of:=IF(OR([$a10.B35]=&quot;---&quot;;[$gtx.B35]=&quot;---&quot;);&quot;---&quot;;[$a10.B35]/[$gtx.B35])" office:value-type="string" office:string-value="---" calcext:value-type="string">
            <text:p>---</text:p>
          </table:table-cell>
          <table:table-cell table:formula="of:=IF(OR([$a10.B35]=&quot;---&quot;;[$sv2.B35]=&quot;---&quot;);&quot;---&quot;;[$a10.B35]/[$sv2.B35])" office:value-type="string" office:string-value="---" calcext:value-type="string">
            <text:p>---</text:p>
          </table:table-cell>
          <table:table-cell table:formula="of:=IF(OR([$a10.B35]=&quot;---&quot;;[$a102.B35]=&quot;---&quot;);&quot;---&quot;;[$a10.B35]/[$a102.B35])" office:value-type="string" office:string-value="---" calcext:value-type="string">
            <text:p>---</text:p>
          </table:table-cell>
          <table:table-cell table:formula="of:=IF(OR([$a10.B35]=&quot;---&quot;;[$sv3.B35]=&quot;---&quot;);&quot;---&quot;;[$a10.B35]/[$sv3.B35])" office:value-type="string" office:string-value="---" calcext:value-type="string">
            <text:p>---</text:p>
          </table:table-cell>
          <table:table-cell table:formula="of:=IF(OR([$a10.B35]=&quot;---&quot;;[$a103.B35]=&quot;---&quot;);&quot;---&quot;;[$a10.B35]/[$a103.B35])" office:value-type="string" office:string-value="---" calcext:value-type="string">
            <text:p>---</text:p>
          </table:table-cell>
          <table:table-cell table:formula="of:=IF(OR([$qdr.B35]=&quot;---&quot;;[$gtx.B35]=&quot;---&quot;);&quot;---&quot;;[$qdr.B35]/[$gtx.B35])" office:value-type="float" office:value="1.03995996589688" calcext:value-type="float">
            <text:p>1.04</text:p>
          </table:table-cell>
          <table:table-cell table:formula="of:=IF(OR([$qdr.B35]=&quot;---&quot;;[$sv2.B35]=&quot;---&quot;);&quot;---&quot;;[$qdr.B35]/[$sv2.B35])" office:value-type="string" office:string-value="---" calcext:value-type="string">
            <text:p>---</text:p>
          </table:table-cell>
          <table:table-cell table:formula="of:=IF(OR([$qdr.B35]=&quot;---&quot;;[$a102.B35]=&quot;---&quot;);&quot;---&quot;;[$qdr.B35]/[$a102.B35])" office:value-type="string" office:string-value="---" calcext:value-type="string">
            <text:p>---</text:p>
          </table:table-cell>
          <table:table-cell table:formula="of:=IF(OR([$qdr.B35]=&quot;---&quot;;[$sv3.B35]=&quot;---&quot;);&quot;---&quot;;[$qdr.B35]/[$sv3.B35])" office:value-type="string" office:string-value="---" calcext:value-type="string">
            <text:p>---</text:p>
          </table:table-cell>
          <table:table-cell table:formula="of:=IF(OR([$qdr.B35]=&quot;---&quot;;[$a103.B35]=&quot;---&quot;);&quot;---&quot;;[$qdr.B35]/[$a103.B35])" office:value-type="string" office:string-value="---" calcext:value-type="string">
            <text:p>---</text:p>
          </table:table-cell>
          <table:table-cell table:formula="of:=IF(OR([$gtx.B35]=&quot;---&quot;;[$sv2.B35]=&quot;---&quot;);&quot;---&quot;;[$gtx.B35]/[$sv2.B35])" office:value-type="string" office:string-value="---" calcext:value-type="string">
            <text:p>---</text:p>
          </table:table-cell>
          <table:table-cell table:formula="of:=IF(OR([$gtx.B35]=&quot;---&quot;;[$a102.B35]=&quot;---&quot;);&quot;---&quot;;[$gtx.B35]/[$a102.B35])" office:value-type="string" office:string-value="---" calcext:value-type="string">
            <text:p>---</text:p>
          </table:table-cell>
          <table:table-cell table:formula="of:=IF(OR([$gtx.B35]=&quot;---&quot;;[$sv3.B35]=&quot;---&quot;);&quot;---&quot;;[$gtx.B35]/[$sv3.B35])" office:value-type="string" office:string-value="---" calcext:value-type="string">
            <text:p>---</text:p>
          </table:table-cell>
          <table:table-cell table:formula="of:=IF(OR([$gtx.B35]=&quot;---&quot;;[$a103.B35]=&quot;---&quot;);&quot;---&quot;;[$gtx.B35]/[$a103.B35])" office:value-type="string" office:string-value="---" calcext:value-type="string">
            <text:p>---</text:p>
          </table:table-cell>
          <table:table-cell table:formula="of:=IF(OR([$sv2.B35]=&quot;---&quot;;[$a102.B35]=&quot;---&quot;);&quot;---&quot;;[$sv2.B35]/[$a102.B35])" office:value-type="string" office:string-value="---" calcext:value-type="string">
            <text:p>---</text:p>
          </table:table-cell>
          <table:table-cell table:formula="of:=IF(OR([$sv2.B35]=&quot;---&quot;;[$sv3.B35]=&quot;---&quot;);&quot;---&quot;;[$sv2.B35]/[$sv3.B35])" office:value-type="string" office:string-value="---" calcext:value-type="string">
            <text:p>---</text:p>
          </table:table-cell>
          <table:table-cell table:formula="of:=IF(OR([$sv2.B35]=&quot;---&quot;;[$a103.B35]=&quot;---&quot;);&quot;---&quot;;[$sv2.B35]/[$a103.B35])" office:value-type="string" office:string-value="---" calcext:value-type="string">
            <text:p>---</text:p>
          </table:table-cell>
          <table:table-cell table:formula="of:=IF(OR([$a102.B35]=&quot;---&quot;;[$sv3.B35]=&quot;---&quot;);&quot;---&quot;;[$a102.B35]/[$sv3.B35])" office:value-type="string" office:string-value="---" calcext:value-type="string">
            <text:p>---</text:p>
          </table:table-cell>
          <table:table-cell table:formula="of:=IF(OR([$a102.B35]=&quot;---&quot;;[$a103.B35]=&quot;---&quot;);&quot;---&quot;;[$a102.B35]/[$a103.B35])" office:value-type="string" office:string-value="---" calcext:value-type="string">
            <text:p>---</text:p>
          </table:table-cell>
          <table:table-cell table:formula="of:=IF(OR([$sv3.B35]=&quot;---&quot;;[$a103.B35]=&quot;---&quot;);&quot;---&quot;;[$sv3.B35]/[$a103.B3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formula="of:=IF(OR([$sv.B36]=&quot;---&quot;;[$a10.B36]=&quot;---&quot;);&quot;---&quot;;[$sv.B36]/[$a10.B36])" office:value-type="float" office:value="0.0810924914509829" calcext:value-type="float">
            <text:p>0.08</text:p>
          </table:table-cell>
          <table:table-cell table:formula="of:=IF(OR([$sv.B36]=&quot;---&quot;;[$qdr.B36]=&quot;---&quot;);&quot;---&quot;;[$sv.B36]/[$qdr.B36])" office:value-type="float" office:value="2.99669107188309" calcext:value-type="float">
            <text:p>3.00</text:p>
          </table:table-cell>
          <table:table-cell table:formula="of:=IF(OR([$sv.B36]=&quot;---&quot;;[$gtx.B36]=&quot;---&quot;);&quot;---&quot;;[$sv.B36]/[$gtx.B36])" office:value-type="float" office:value="3.0742504300811" calcext:value-type="float">
            <text:p>3.07</text:p>
          </table:table-cell>
          <table:table-cell table:formula="of:=IF(OR([$sv.B36]=&quot;---&quot;;[$sv2.B36]=&quot;---&quot;);&quot;---&quot;;[$sv.B36]/[$sv2.B36])" office:value-type="string" office:string-value="---" calcext:value-type="string">
            <text:p>---</text:p>
          </table:table-cell>
          <table:table-cell table:formula="of:=IF(OR([$sv.B36]=&quot;---&quot;;[$a102.B36]=&quot;---&quot;);&quot;---&quot;;[$sv.B36]/[$a102.B36])" office:value-type="string" office:string-value="---" calcext:value-type="string">
            <text:p>---</text:p>
          </table:table-cell>
          <table:table-cell table:formula="of:=IF(OR([$sv.B36]=&quot;---&quot;;[$sv3.B36]=&quot;---&quot;);&quot;---&quot;;[$sv.B36]/[$sv3.B36])" office:value-type="string" office:string-value="---" calcext:value-type="string">
            <text:p>---</text:p>
          </table:table-cell>
          <table:table-cell table:formula="of:=IF(OR([$sv.B36]=&quot;---&quot;;[$a103.B36]=&quot;---&quot;);&quot;---&quot;;[$sv.B36]/[$a103.B36])" office:value-type="string" office:string-value="---" calcext:value-type="string">
            <text:p>---</text:p>
          </table:table-cell>
          <table:table-cell table:formula="of:=IF(OR([$a10.B36]=&quot;---&quot;;[$qdr.B36]=&quot;---&quot;);&quot;---&quot;;[$a10.B36]/[$qdr.B36])" office:value-type="float" office:value="36.9539894293971" calcext:value-type="float">
            <text:p>36.95</text:p>
          </table:table-cell>
          <table:table-cell table:formula="of:=IF(OR([$a10.B36]=&quot;---&quot;;[$gtx.B36]=&quot;---&quot;);&quot;---&quot;;[$a10.B36]/[$gtx.B36])" office:value-type="float" office:value="37.9104202506758" calcext:value-type="float">
            <text:p>37.91</text:p>
          </table:table-cell>
          <table:table-cell table:formula="of:=IF(OR([$a10.B36]=&quot;---&quot;;[$sv2.B36]=&quot;---&quot;);&quot;---&quot;;[$a10.B36]/[$sv2.B36])" office:value-type="string" office:string-value="---" calcext:value-type="string">
            <text:p>---</text:p>
          </table:table-cell>
          <table:table-cell table:formula="of:=IF(OR([$a10.B36]=&quot;---&quot;;[$a102.B36]=&quot;---&quot;);&quot;---&quot;;[$a10.B36]/[$a102.B36])" office:value-type="string" office:string-value="---" calcext:value-type="string">
            <text:p>---</text:p>
          </table:table-cell>
          <table:table-cell table:formula="of:=IF(OR([$a10.B36]=&quot;---&quot;;[$sv3.B36]=&quot;---&quot;);&quot;---&quot;;[$a10.B36]/[$sv3.B36])" office:value-type="string" office:string-value="---" calcext:value-type="string">
            <text:p>---</text:p>
          </table:table-cell>
          <table:table-cell table:formula="of:=IF(OR([$a10.B36]=&quot;---&quot;;[$a103.B36]=&quot;---&quot;);&quot;---&quot;;[$a10.B36]/[$a103.B36])" office:value-type="string" office:string-value="---" calcext:value-type="string">
            <text:p>---</text:p>
          </table:table-cell>
          <table:table-cell table:formula="of:=IF(OR([$qdr.B36]=&quot;---&quot;;[$gtx.B36]=&quot;---&quot;);&quot;---&quot;;[$qdr.B36]/[$gtx.B36])" office:value-type="float" office:value="1.02588166625707" calcext:value-type="float">
            <text:p>1.03</text:p>
          </table:table-cell>
          <table:table-cell table:formula="of:=IF(OR([$qdr.B36]=&quot;---&quot;;[$sv2.B36]=&quot;---&quot;);&quot;---&quot;;[$qdr.B36]/[$sv2.B36])" office:value-type="string" office:string-value="---" calcext:value-type="string">
            <text:p>---</text:p>
          </table:table-cell>
          <table:table-cell table:formula="of:=IF(OR([$qdr.B36]=&quot;---&quot;;[$a102.B36]=&quot;---&quot;);&quot;---&quot;;[$qdr.B36]/[$a102.B36])" office:value-type="string" office:string-value="---" calcext:value-type="string">
            <text:p>---</text:p>
          </table:table-cell>
          <table:table-cell table:formula="of:=IF(OR([$qdr.B36]=&quot;---&quot;;[$sv3.B36]=&quot;---&quot;);&quot;---&quot;;[$qdr.B36]/[$sv3.B36])" office:value-type="string" office:string-value="---" calcext:value-type="string">
            <text:p>---</text:p>
          </table:table-cell>
          <table:table-cell table:formula="of:=IF(OR([$qdr.B36]=&quot;---&quot;;[$a103.B36]=&quot;---&quot;);&quot;---&quot;;[$qdr.B36]/[$a103.B36])" office:value-type="string" office:string-value="---" calcext:value-type="string">
            <text:p>---</text:p>
          </table:table-cell>
          <table:table-cell table:formula="of:=IF(OR([$gtx.B36]=&quot;---&quot;;[$sv2.B36]=&quot;---&quot;);&quot;---&quot;;[$gtx.B36]/[$sv2.B36])" office:value-type="string" office:string-value="---" calcext:value-type="string">
            <text:p>---</text:p>
          </table:table-cell>
          <table:table-cell table:formula="of:=IF(OR([$gtx.B36]=&quot;---&quot;;[$a102.B36]=&quot;---&quot;);&quot;---&quot;;[$gtx.B36]/[$a102.B36])" office:value-type="string" office:string-value="---" calcext:value-type="string">
            <text:p>---</text:p>
          </table:table-cell>
          <table:table-cell table:formula="of:=IF(OR([$gtx.B36]=&quot;---&quot;;[$sv3.B36]=&quot;---&quot;);&quot;---&quot;;[$gtx.B36]/[$sv3.B36])" office:value-type="string" office:string-value="---" calcext:value-type="string">
            <text:p>---</text:p>
          </table:table-cell>
          <table:table-cell table:formula="of:=IF(OR([$gtx.B36]=&quot;---&quot;;[$a103.B36]=&quot;---&quot;);&quot;---&quot;;[$gtx.B36]/[$a103.B36])" office:value-type="string" office:string-value="---" calcext:value-type="string">
            <text:p>---</text:p>
          </table:table-cell>
          <table:table-cell table:formula="of:=IF(OR([$sv2.B36]=&quot;---&quot;;[$a102.B36]=&quot;---&quot;);&quot;---&quot;;[$sv2.B36]/[$a102.B36])" office:value-type="string" office:string-value="---" calcext:value-type="string">
            <text:p>---</text:p>
          </table:table-cell>
          <table:table-cell table:formula="of:=IF(OR([$sv2.B36]=&quot;---&quot;;[$sv3.B36]=&quot;---&quot;);&quot;---&quot;;[$sv2.B36]/[$sv3.B36])" office:value-type="string" office:string-value="---" calcext:value-type="string">
            <text:p>---</text:p>
          </table:table-cell>
          <table:table-cell table:formula="of:=IF(OR([$sv2.B36]=&quot;---&quot;;[$a103.B36]=&quot;---&quot;);&quot;---&quot;;[$sv2.B36]/[$a103.B36])" office:value-type="string" office:string-value="---" calcext:value-type="string">
            <text:p>---</text:p>
          </table:table-cell>
          <table:table-cell table:formula="of:=IF(OR([$a102.B36]=&quot;---&quot;;[$sv3.B36]=&quot;---&quot;);&quot;---&quot;;[$a102.B36]/[$sv3.B36])" office:value-type="string" office:string-value="---" calcext:value-type="string">
            <text:p>---</text:p>
          </table:table-cell>
          <table:table-cell table:formula="of:=IF(OR([$a102.B36]=&quot;---&quot;;[$a103.B36]=&quot;---&quot;);&quot;---&quot;;[$a102.B36]/[$a103.B36])" office:value-type="string" office:string-value="---" calcext:value-type="string">
            <text:p>---</text:p>
          </table:table-cell>
          <table:table-cell table:formula="of:=IF(OR([$sv3.B36]=&quot;---&quot;;[$a103.B36]=&quot;---&quot;);&quot;---&quot;;[$sv3.B36]/[$a103.B3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formula="of:=IF(OR([$sv.B37]=&quot;---&quot;;[$a10.B37]=&quot;---&quot;);&quot;---&quot;;[$sv.B37]/[$a10.B37])" office:value-type="float" office:value="0.731297254277756" calcext:value-type="float">
            <text:p>0.73</text:p>
          </table:table-cell>
          <table:table-cell table:formula="of:=IF(OR([$sv.B37]=&quot;---&quot;;[$qdr.B37]=&quot;---&quot;);&quot;---&quot;;[$sv.B37]/[$qdr.B37])" office:value-type="float" office:value="1.96498262496659" calcext:value-type="float">
            <text:p>1.96</text:p>
          </table:table-cell>
          <table:table-cell table:formula="of:=IF(OR([$sv.B37]=&quot;---&quot;;[$gtx.B37]=&quot;---&quot;);&quot;---&quot;;[$sv.B37]/[$gtx.B37])" office:value-type="float" office:value="2.00081654872074" calcext:value-type="float">
            <text:p>2.00</text:p>
          </table:table-cell>
          <table:table-cell table:formula="of:=IF(OR([$sv.B37]=&quot;---&quot;;[$sv2.B37]=&quot;---&quot;);&quot;---&quot;;[$sv.B37]/[$sv2.B37])" office:value-type="string" office:string-value="---" calcext:value-type="string">
            <text:p>---</text:p>
          </table:table-cell>
          <table:table-cell table:formula="of:=IF(OR([$sv.B37]=&quot;---&quot;;[$a102.B37]=&quot;---&quot;);&quot;---&quot;;[$sv.B37]/[$a102.B37])" office:value-type="string" office:string-value="---" calcext:value-type="string">
            <text:p>---</text:p>
          </table:table-cell>
          <table:table-cell table:formula="of:=IF(OR([$sv.B37]=&quot;---&quot;;[$sv3.B37]=&quot;---&quot;);&quot;---&quot;;[$sv.B37]/[$sv3.B37])" office:value-type="string" office:string-value="---" calcext:value-type="string">
            <text:p>---</text:p>
          </table:table-cell>
          <table:table-cell table:formula="of:=IF(OR([$sv.B37]=&quot;---&quot;;[$a103.B37]=&quot;---&quot;);&quot;---&quot;;[$sv.B37]/[$a103.B37])" office:value-type="string" office:string-value="---" calcext:value-type="string">
            <text:p>---</text:p>
          </table:table-cell>
          <table:table-cell table:formula="of:=IF(OR([$a10.B37]=&quot;---&quot;;[$qdr.B37]=&quot;---&quot;);&quot;---&quot;;[$a10.B37]/[$qdr.B37])" office:value-type="float" office:value="2.68698209035017" calcext:value-type="float">
            <text:p>2.69</text:p>
          </table:table-cell>
          <table:table-cell table:formula="of:=IF(OR([$a10.B37]=&quot;---&quot;;[$gtx.B37]=&quot;---&quot;);&quot;---&quot;;[$a10.B37]/[$gtx.B37])" office:value-type="float" office:value="2.73598258029396" calcext:value-type="float">
            <text:p>2.74</text:p>
          </table:table-cell>
          <table:table-cell table:formula="of:=IF(OR([$a10.B37]=&quot;---&quot;;[$sv2.B37]=&quot;---&quot;);&quot;---&quot;;[$a10.B37]/[$sv2.B37])" office:value-type="string" office:string-value="---" calcext:value-type="string">
            <text:p>---</text:p>
          </table:table-cell>
          <table:table-cell table:formula="of:=IF(OR([$a10.B37]=&quot;---&quot;;[$a102.B37]=&quot;---&quot;);&quot;---&quot;;[$a10.B37]/[$a102.B37])" office:value-type="string" office:string-value="---" calcext:value-type="string">
            <text:p>---</text:p>
          </table:table-cell>
          <table:table-cell table:formula="of:=IF(OR([$a10.B37]=&quot;---&quot;;[$sv3.B37]=&quot;---&quot;);&quot;---&quot;;[$a10.B37]/[$sv3.B37])" office:value-type="string" office:string-value="---" calcext:value-type="string">
            <text:p>---</text:p>
          </table:table-cell>
          <table:table-cell table:formula="of:=IF(OR([$a10.B37]=&quot;---&quot;;[$a103.B37]=&quot;---&quot;);&quot;---&quot;;[$a10.B37]/[$a103.B37])" office:value-type="string" office:string-value="---" calcext:value-type="string">
            <text:p>---</text:p>
          </table:table-cell>
          <table:table-cell table:formula="of:=IF(OR([$qdr.B37]=&quot;---&quot;;[$gtx.B37]=&quot;---&quot;);&quot;---&quot;;[$qdr.B37]/[$gtx.B37])" office:value-type="float" office:value="1.0182362547632" calcext:value-type="float">
            <text:p>1.02</text:p>
          </table:table-cell>
          <table:table-cell table:formula="of:=IF(OR([$qdr.B37]=&quot;---&quot;;[$sv2.B37]=&quot;---&quot;);&quot;---&quot;;[$qdr.B37]/[$sv2.B37])" office:value-type="string" office:string-value="---" calcext:value-type="string">
            <text:p>---</text:p>
          </table:table-cell>
          <table:table-cell table:formula="of:=IF(OR([$qdr.B37]=&quot;---&quot;;[$a102.B37]=&quot;---&quot;);&quot;---&quot;;[$qdr.B37]/[$a102.B37])" office:value-type="string" office:string-value="---" calcext:value-type="string">
            <text:p>---</text:p>
          </table:table-cell>
          <table:table-cell table:formula="of:=IF(OR([$qdr.B37]=&quot;---&quot;;[$sv3.B37]=&quot;---&quot;);&quot;---&quot;;[$qdr.B37]/[$sv3.B37])" office:value-type="string" office:string-value="---" calcext:value-type="string">
            <text:p>---</text:p>
          </table:table-cell>
          <table:table-cell table:formula="of:=IF(OR([$qdr.B37]=&quot;---&quot;;[$a103.B37]=&quot;---&quot;);&quot;---&quot;;[$qdr.B37]/[$a103.B37])" office:value-type="string" office:string-value="---" calcext:value-type="string">
            <text:p>---</text:p>
          </table:table-cell>
          <table:table-cell table:formula="of:=IF(OR([$gtx.B37]=&quot;---&quot;;[$sv2.B37]=&quot;---&quot;);&quot;---&quot;;[$gtx.B37]/[$sv2.B37])" office:value-type="string" office:string-value="---" calcext:value-type="string">
            <text:p>---</text:p>
          </table:table-cell>
          <table:table-cell table:formula="of:=IF(OR([$gtx.B37]=&quot;---&quot;;[$a102.B37]=&quot;---&quot;);&quot;---&quot;;[$gtx.B37]/[$a102.B37])" office:value-type="string" office:string-value="---" calcext:value-type="string">
            <text:p>---</text:p>
          </table:table-cell>
          <table:table-cell table:formula="of:=IF(OR([$gtx.B37]=&quot;---&quot;;[$sv3.B37]=&quot;---&quot;);&quot;---&quot;;[$gtx.B37]/[$sv3.B37])" office:value-type="string" office:string-value="---" calcext:value-type="string">
            <text:p>---</text:p>
          </table:table-cell>
          <table:table-cell table:formula="of:=IF(OR([$gtx.B37]=&quot;---&quot;;[$a103.B37]=&quot;---&quot;);&quot;---&quot;;[$gtx.B37]/[$a103.B37])" office:value-type="string" office:string-value="---" calcext:value-type="string">
            <text:p>---</text:p>
          </table:table-cell>
          <table:table-cell table:formula="of:=IF(OR([$sv2.B37]=&quot;---&quot;;[$a102.B37]=&quot;---&quot;);&quot;---&quot;;[$sv2.B37]/[$a102.B37])" office:value-type="string" office:string-value="---" calcext:value-type="string">
            <text:p>---</text:p>
          </table:table-cell>
          <table:table-cell table:formula="of:=IF(OR([$sv2.B37]=&quot;---&quot;;[$sv3.B37]=&quot;---&quot;);&quot;---&quot;;[$sv2.B37]/[$sv3.B37])" office:value-type="string" office:string-value="---" calcext:value-type="string">
            <text:p>---</text:p>
          </table:table-cell>
          <table:table-cell table:formula="of:=IF(OR([$sv2.B37]=&quot;---&quot;;[$a103.B37]=&quot;---&quot;);&quot;---&quot;;[$sv2.B37]/[$a103.B37])" office:value-type="string" office:string-value="---" calcext:value-type="string">
            <text:p>---</text:p>
          </table:table-cell>
          <table:table-cell table:formula="of:=IF(OR([$a102.B37]=&quot;---&quot;;[$sv3.B37]=&quot;---&quot;);&quot;---&quot;;[$a102.B37]/[$sv3.B37])" office:value-type="string" office:string-value="---" calcext:value-type="string">
            <text:p>---</text:p>
          </table:table-cell>
          <table:table-cell table:formula="of:=IF(OR([$a102.B37]=&quot;---&quot;;[$a103.B37]=&quot;---&quot;);&quot;---&quot;;[$a102.B37]/[$a103.B37])" office:value-type="string" office:string-value="---" calcext:value-type="string">
            <text:p>---</text:p>
          </table:table-cell>
          <table:table-cell table:formula="of:=IF(OR([$sv3.B37]=&quot;---&quot;;[$a103.B37]=&quot;---&quot;);&quot;---&quot;;[$sv3.B37]/[$a103.B3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formula="of:=IF(OR([$sv.B38]=&quot;---&quot;;[$a10.B38]=&quot;---&quot;);&quot;---&quot;;[$sv.B38]/[$a10.B38])" office:value-type="float" office:value="0.321381977631732" calcext:value-type="float">
            <text:p>0.32</text:p>
          </table:table-cell>
          <table:table-cell table:formula="of:=IF(OR([$sv.B38]=&quot;---&quot;;[$qdr.B38]=&quot;---&quot;);&quot;---&quot;;[$sv.B38]/[$qdr.B38])" office:value-type="float" office:value="5.10569241127515" calcext:value-type="float">
            <text:p>5.11</text:p>
          </table:table-cell>
          <table:table-cell table:formula="of:=IF(OR([$sv.B38]=&quot;---&quot;;[$gtx.B38]=&quot;---&quot;);&quot;---&quot;;[$sv.B38]/[$gtx.B38])" office:value-type="float" office:value="5.21882139259007" calcext:value-type="float">
            <text:p>5.22</text:p>
          </table:table-cell>
          <table:table-cell table:formula="of:=IF(OR([$sv.B38]=&quot;---&quot;;[$sv2.B38]=&quot;---&quot;);&quot;---&quot;;[$sv.B38]/[$sv2.B38])" office:value-type="string" office:string-value="---" calcext:value-type="string">
            <text:p>---</text:p>
          </table:table-cell>
          <table:table-cell table:formula="of:=IF(OR([$sv.B38]=&quot;---&quot;;[$a102.B38]=&quot;---&quot;);&quot;---&quot;;[$sv.B38]/[$a102.B38])" office:value-type="string" office:string-value="---" calcext:value-type="string">
            <text:p>---</text:p>
          </table:table-cell>
          <table:table-cell table:formula="of:=IF(OR([$sv.B38]=&quot;---&quot;;[$sv3.B38]=&quot;---&quot;);&quot;---&quot;;[$sv.B38]/[$sv3.B38])" office:value-type="string" office:string-value="---" calcext:value-type="string">
            <text:p>---</text:p>
          </table:table-cell>
          <table:table-cell table:formula="of:=IF(OR([$sv.B38]=&quot;---&quot;;[$a103.B38]=&quot;---&quot;);&quot;---&quot;;[$sv.B38]/[$a103.B38])" office:value-type="string" office:string-value="---" calcext:value-type="string">
            <text:p>---</text:p>
          </table:table-cell>
          <table:table-cell table:formula="of:=IF(OR([$a10.B38]=&quot;---&quot;;[$qdr.B38]=&quot;---&quot;);&quot;---&quot;;[$a10.B38]/[$qdr.B38])" office:value-type="float" office:value="15.8866792995023" calcext:value-type="float">
            <text:p>15.89</text:p>
          </table:table-cell>
          <table:table-cell table:formula="of:=IF(OR([$a10.B38]=&quot;---&quot;;[$gtx.B38]=&quot;---&quot;);&quot;---&quot;;[$a10.B38]/[$gtx.B38])" office:value-type="float" office:value="16.2386871567835" calcext:value-type="float">
            <text:p>16.24</text:p>
          </table:table-cell>
          <table:table-cell table:formula="of:=IF(OR([$a10.B38]=&quot;---&quot;;[$sv2.B38]=&quot;---&quot;);&quot;---&quot;;[$a10.B38]/[$sv2.B38])" office:value-type="string" office:string-value="---" calcext:value-type="string">
            <text:p>---</text:p>
          </table:table-cell>
          <table:table-cell table:formula="of:=IF(OR([$a10.B38]=&quot;---&quot;;[$a102.B38]=&quot;---&quot;);&quot;---&quot;;[$a10.B38]/[$a102.B38])" office:value-type="string" office:string-value="---" calcext:value-type="string">
            <text:p>---</text:p>
          </table:table-cell>
          <table:table-cell table:formula="of:=IF(OR([$a10.B38]=&quot;---&quot;;[$sv3.B38]=&quot;---&quot;);&quot;---&quot;;[$a10.B38]/[$sv3.B38])" office:value-type="string" office:string-value="---" calcext:value-type="string">
            <text:p>---</text:p>
          </table:table-cell>
          <table:table-cell table:formula="of:=IF(OR([$a10.B38]=&quot;---&quot;;[$a103.B38]=&quot;---&quot;);&quot;---&quot;;[$a10.B38]/[$a103.B38])" office:value-type="string" office:string-value="---" calcext:value-type="string">
            <text:p>---</text:p>
          </table:table-cell>
          <table:table-cell table:formula="of:=IF(OR([$qdr.B38]=&quot;---&quot;;[$gtx.B38]=&quot;---&quot;);&quot;---&quot;;[$qdr.B38]/[$gtx.B38])" office:value-type="float" office:value="1.0221574219914" calcext:value-type="float">
            <text:p>1.02</text:p>
          </table:table-cell>
          <table:table-cell table:formula="of:=IF(OR([$qdr.B38]=&quot;---&quot;;[$sv2.B38]=&quot;---&quot;);&quot;---&quot;;[$qdr.B38]/[$sv2.B38])" office:value-type="string" office:string-value="---" calcext:value-type="string">
            <text:p>---</text:p>
          </table:table-cell>
          <table:table-cell table:formula="of:=IF(OR([$qdr.B38]=&quot;---&quot;;[$a102.B38]=&quot;---&quot;);&quot;---&quot;;[$qdr.B38]/[$a102.B38])" office:value-type="string" office:string-value="---" calcext:value-type="string">
            <text:p>---</text:p>
          </table:table-cell>
          <table:table-cell table:formula="of:=IF(OR([$qdr.B38]=&quot;---&quot;;[$sv3.B38]=&quot;---&quot;);&quot;---&quot;;[$qdr.B38]/[$sv3.B38])" office:value-type="string" office:string-value="---" calcext:value-type="string">
            <text:p>---</text:p>
          </table:table-cell>
          <table:table-cell table:formula="of:=IF(OR([$qdr.B38]=&quot;---&quot;;[$a103.B38]=&quot;---&quot;);&quot;---&quot;;[$qdr.B38]/[$a103.B38])" office:value-type="string" office:string-value="---" calcext:value-type="string">
            <text:p>---</text:p>
          </table:table-cell>
          <table:table-cell table:formula="of:=IF(OR([$gtx.B38]=&quot;---&quot;;[$sv2.B38]=&quot;---&quot;);&quot;---&quot;;[$gtx.B38]/[$sv2.B38])" office:value-type="string" office:string-value="---" calcext:value-type="string">
            <text:p>---</text:p>
          </table:table-cell>
          <table:table-cell table:formula="of:=IF(OR([$gtx.B38]=&quot;---&quot;;[$a102.B38]=&quot;---&quot;);&quot;---&quot;;[$gtx.B38]/[$a102.B38])" office:value-type="string" office:string-value="---" calcext:value-type="string">
            <text:p>---</text:p>
          </table:table-cell>
          <table:table-cell table:formula="of:=IF(OR([$gtx.B38]=&quot;---&quot;;[$sv3.B38]=&quot;---&quot;);&quot;---&quot;;[$gtx.B38]/[$sv3.B38])" office:value-type="string" office:string-value="---" calcext:value-type="string">
            <text:p>---</text:p>
          </table:table-cell>
          <table:table-cell table:formula="of:=IF(OR([$gtx.B38]=&quot;---&quot;;[$a103.B38]=&quot;---&quot;);&quot;---&quot;;[$gtx.B38]/[$a103.B38])" office:value-type="string" office:string-value="---" calcext:value-type="string">
            <text:p>---</text:p>
          </table:table-cell>
          <table:table-cell table:formula="of:=IF(OR([$sv2.B38]=&quot;---&quot;;[$a102.B38]=&quot;---&quot;);&quot;---&quot;;[$sv2.B38]/[$a102.B38])" office:value-type="string" office:string-value="---" calcext:value-type="string">
            <text:p>---</text:p>
          </table:table-cell>
          <table:table-cell table:formula="of:=IF(OR([$sv2.B38]=&quot;---&quot;;[$sv3.B38]=&quot;---&quot;);&quot;---&quot;;[$sv2.B38]/[$sv3.B38])" office:value-type="string" office:string-value="---" calcext:value-type="string">
            <text:p>---</text:p>
          </table:table-cell>
          <table:table-cell table:formula="of:=IF(OR([$sv2.B38]=&quot;---&quot;;[$a103.B38]=&quot;---&quot;);&quot;---&quot;;[$sv2.B38]/[$a103.B38])" office:value-type="string" office:string-value="---" calcext:value-type="string">
            <text:p>---</text:p>
          </table:table-cell>
          <table:table-cell table:formula="of:=IF(OR([$a102.B38]=&quot;---&quot;;[$sv3.B38]=&quot;---&quot;);&quot;---&quot;;[$a102.B38]/[$sv3.B38])" office:value-type="string" office:string-value="---" calcext:value-type="string">
            <text:p>---</text:p>
          </table:table-cell>
          <table:table-cell table:formula="of:=IF(OR([$a102.B38]=&quot;---&quot;;[$a103.B38]=&quot;---&quot;);&quot;---&quot;;[$a102.B38]/[$a103.B38])" office:value-type="string" office:string-value="---" calcext:value-type="string">
            <text:p>---</text:p>
          </table:table-cell>
          <table:table-cell table:formula="of:=IF(OR([$sv3.B38]=&quot;---&quot;;[$a103.B38]=&quot;---&quot;);&quot;---&quot;;[$sv3.B38]/[$a103.B38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formula="of:=IF(OR([$sv.B39]=&quot;---&quot;;[$a10.B39]=&quot;---&quot;);&quot;---&quot;;[$sv.B39]/[$a10.B39])" office:value-type="string" office:string-value="---" calcext:value-type="string">
            <text:p>---</text:p>
          </table:table-cell>
          <table:table-cell table:formula="of:=IF(OR([$sv.B39]=&quot;---&quot;;[$qdr.B39]=&quot;---&quot;);&quot;---&quot;;[$sv.B39]/[$qdr.B39])" office:value-type="string" office:string-value="---" calcext:value-type="string">
            <text:p>---</text:p>
          </table:table-cell>
          <table:table-cell table:formula="of:=IF(OR([$sv.B39]=&quot;---&quot;;[$gtx.B39]=&quot;---&quot;);&quot;---&quot;;[$sv.B39]/[$gtx.B39])" office:value-type="string" office:string-value="---" calcext:value-type="string">
            <text:p>---</text:p>
          </table:table-cell>
          <table:table-cell table:formula="of:=IF(OR([$sv.B39]=&quot;---&quot;;[$sv2.B39]=&quot;---&quot;);&quot;---&quot;;[$sv.B39]/[$sv2.B39])" office:value-type="string" office:string-value="---" calcext:value-type="string">
            <text:p>---</text:p>
          </table:table-cell>
          <table:table-cell table:formula="of:=IF(OR([$sv.B39]=&quot;---&quot;;[$a102.B39]=&quot;---&quot;);&quot;---&quot;;[$sv.B39]/[$a102.B39])" office:value-type="string" office:string-value="---" calcext:value-type="string">
            <text:p>---</text:p>
          </table:table-cell>
          <table:table-cell table:formula="of:=IF(OR([$sv.B39]=&quot;---&quot;;[$sv3.B39]=&quot;---&quot;);&quot;---&quot;;[$sv.B39]/[$sv3.B39])" office:value-type="string" office:string-value="---" calcext:value-type="string">
            <text:p>---</text:p>
          </table:table-cell>
          <table:table-cell table:formula="of:=IF(OR([$sv.B39]=&quot;---&quot;;[$a103.B39]=&quot;---&quot;);&quot;---&quot;;[$sv.B39]/[$a103.B39])" office:value-type="string" office:string-value="---" calcext:value-type="string">
            <text:p>---</text:p>
          </table:table-cell>
          <table:table-cell table:formula="of:=IF(OR([$a10.B39]=&quot;---&quot;;[$qdr.B39]=&quot;---&quot;);&quot;---&quot;;[$a10.B39]/[$qdr.B39])" office:value-type="float" office:value="2.7756753966342" calcext:value-type="float">
            <text:p>2.78</text:p>
          </table:table-cell>
          <table:table-cell table:formula="of:=IF(OR([$a10.B39]=&quot;---&quot;;[$gtx.B39]=&quot;---&quot;);&quot;---&quot;;[$a10.B39]/[$gtx.B39])" office:value-type="float" office:value="2.99648533575075" calcext:value-type="float">
            <text:p>3.00</text:p>
          </table:table-cell>
          <table:table-cell table:formula="of:=IF(OR([$a10.B39]=&quot;---&quot;;[$sv2.B39]=&quot;---&quot;);&quot;---&quot;;[$a10.B39]/[$sv2.B39])" office:value-type="string" office:string-value="---" calcext:value-type="string">
            <text:p>---</text:p>
          </table:table-cell>
          <table:table-cell table:formula="of:=IF(OR([$a10.B39]=&quot;---&quot;;[$a102.B39]=&quot;---&quot;);&quot;---&quot;;[$a10.B39]/[$a102.B39])" office:value-type="string" office:string-value="---" calcext:value-type="string">
            <text:p>---</text:p>
          </table:table-cell>
          <table:table-cell table:formula="of:=IF(OR([$a10.B39]=&quot;---&quot;;[$sv3.B39]=&quot;---&quot;);&quot;---&quot;;[$a10.B39]/[$sv3.B39])" office:value-type="string" office:string-value="---" calcext:value-type="string">
            <text:p>---</text:p>
          </table:table-cell>
          <table:table-cell table:formula="of:=IF(OR([$a10.B39]=&quot;---&quot;;[$a103.B39]=&quot;---&quot;);&quot;---&quot;;[$a10.B39]/[$a103.B39])" office:value-type="string" office:string-value="---" calcext:value-type="string">
            <text:p>---</text:p>
          </table:table-cell>
          <table:table-cell table:formula="of:=IF(OR([$qdr.B39]=&quot;---&quot;;[$gtx.B39]=&quot;---&quot;);&quot;---&quot;;[$qdr.B39]/[$gtx.B39])" office:value-type="float" office:value="1.07955178742597" calcext:value-type="float">
            <text:p>1.08</text:p>
          </table:table-cell>
          <table:table-cell table:formula="of:=IF(OR([$qdr.B39]=&quot;---&quot;;[$sv2.B39]=&quot;---&quot;);&quot;---&quot;;[$qdr.B39]/[$sv2.B39])" office:value-type="string" office:string-value="---" calcext:value-type="string">
            <text:p>---</text:p>
          </table:table-cell>
          <table:table-cell table:formula="of:=IF(OR([$qdr.B39]=&quot;---&quot;;[$a102.B39]=&quot;---&quot;);&quot;---&quot;;[$qdr.B39]/[$a102.B39])" office:value-type="string" office:string-value="---" calcext:value-type="string">
            <text:p>---</text:p>
          </table:table-cell>
          <table:table-cell table:formula="of:=IF(OR([$qdr.B39]=&quot;---&quot;;[$sv3.B39]=&quot;---&quot;);&quot;---&quot;;[$qdr.B39]/[$sv3.B39])" office:value-type="string" office:string-value="---" calcext:value-type="string">
            <text:p>---</text:p>
          </table:table-cell>
          <table:table-cell table:formula="of:=IF(OR([$qdr.B39]=&quot;---&quot;;[$a103.B39]=&quot;---&quot;);&quot;---&quot;;[$qdr.B39]/[$a103.B39])" office:value-type="string" office:string-value="---" calcext:value-type="string">
            <text:p>---</text:p>
          </table:table-cell>
          <table:table-cell table:formula="of:=IF(OR([$gtx.B39]=&quot;---&quot;;[$sv2.B39]=&quot;---&quot;);&quot;---&quot;;[$gtx.B39]/[$sv2.B39])" office:value-type="string" office:string-value="---" calcext:value-type="string">
            <text:p>---</text:p>
          </table:table-cell>
          <table:table-cell table:formula="of:=IF(OR([$gtx.B39]=&quot;---&quot;;[$a102.B39]=&quot;---&quot;);&quot;---&quot;;[$gtx.B39]/[$a102.B39])" office:value-type="string" office:string-value="---" calcext:value-type="string">
            <text:p>---</text:p>
          </table:table-cell>
          <table:table-cell table:formula="of:=IF(OR([$gtx.B39]=&quot;---&quot;;[$sv3.B39]=&quot;---&quot;);&quot;---&quot;;[$gtx.B39]/[$sv3.B39])" office:value-type="string" office:string-value="---" calcext:value-type="string">
            <text:p>---</text:p>
          </table:table-cell>
          <table:table-cell table:formula="of:=IF(OR([$gtx.B39]=&quot;---&quot;;[$a103.B39]=&quot;---&quot;);&quot;---&quot;;[$gtx.B39]/[$a103.B39])" office:value-type="string" office:string-value="---" calcext:value-type="string">
            <text:p>---</text:p>
          </table:table-cell>
          <table:table-cell table:formula="of:=IF(OR([$sv2.B39]=&quot;---&quot;;[$a102.B39]=&quot;---&quot;);&quot;---&quot;;[$sv2.B39]/[$a102.B39])" office:value-type="string" office:string-value="---" calcext:value-type="string">
            <text:p>---</text:p>
          </table:table-cell>
          <table:table-cell table:formula="of:=IF(OR([$sv2.B39]=&quot;---&quot;;[$sv3.B39]=&quot;---&quot;);&quot;---&quot;;[$sv2.B39]/[$sv3.B39])" office:value-type="string" office:string-value="---" calcext:value-type="string">
            <text:p>---</text:p>
          </table:table-cell>
          <table:table-cell table:formula="of:=IF(OR([$sv2.B39]=&quot;---&quot;;[$a103.B39]=&quot;---&quot;);&quot;---&quot;;[$sv2.B39]/[$a103.B39])" office:value-type="string" office:string-value="---" calcext:value-type="string">
            <text:p>---</text:p>
          </table:table-cell>
          <table:table-cell table:formula="of:=IF(OR([$a102.B39]=&quot;---&quot;;[$sv3.B39]=&quot;---&quot;);&quot;---&quot;;[$a102.B39]/[$sv3.B39])" office:value-type="string" office:string-value="---" calcext:value-type="string">
            <text:p>---</text:p>
          </table:table-cell>
          <table:table-cell table:formula="of:=IF(OR([$a102.B39]=&quot;---&quot;;[$a103.B39]=&quot;---&quot;);&quot;---&quot;;[$a102.B39]/[$a103.B39])" office:value-type="string" office:string-value="---" calcext:value-type="string">
            <text:p>---</text:p>
          </table:table-cell>
          <table:table-cell table:formula="of:=IF(OR([$sv3.B39]=&quot;---&quot;;[$a103.B39]=&quot;---&quot;);&quot;---&quot;;[$sv3.B39]/[$a103.B3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table:formula="of:=IF(OR([$sv.B40]=&quot;---&quot;;[$a10.B40]=&quot;---&quot;);&quot;---&quot;;[$sv.B40]/[$a10.B40])" office:value-type="string" office:string-value="---" calcext:value-type="string">
            <text:p>---</text:p>
          </table:table-cell>
          <table:table-cell table:formula="of:=IF(OR([$sv.B40]=&quot;---&quot;;[$qdr.B40]=&quot;---&quot;);&quot;---&quot;;[$sv.B40]/[$qdr.B40])" office:value-type="string" office:string-value="---" calcext:value-type="string">
            <text:p>---</text:p>
          </table:table-cell>
          <table:table-cell table:formula="of:=IF(OR([$sv.B40]=&quot;---&quot;;[$gtx.B40]=&quot;---&quot;);&quot;---&quot;;[$sv.B40]/[$gtx.B40])" office:value-type="string" office:string-value="---" calcext:value-type="string">
            <text:p>---</text:p>
          </table:table-cell>
          <table:table-cell table:formula="of:=IF(OR([$sv.B40]=&quot;---&quot;;[$sv2.B40]=&quot;---&quot;);&quot;---&quot;;[$sv.B40]/[$sv2.B40])" office:value-type="string" office:string-value="---" calcext:value-type="string">
            <text:p>---</text:p>
          </table:table-cell>
          <table:table-cell table:formula="of:=IF(OR([$sv.B40]=&quot;---&quot;;[$a102.B40]=&quot;---&quot;);&quot;---&quot;;[$sv.B40]/[$a102.B40])" office:value-type="string" office:string-value="---" calcext:value-type="string">
            <text:p>---</text:p>
          </table:table-cell>
          <table:table-cell table:formula="of:=IF(OR([$sv.B40]=&quot;---&quot;;[$sv3.B40]=&quot;---&quot;);&quot;---&quot;;[$sv.B40]/[$sv3.B40])" office:value-type="string" office:string-value="---" calcext:value-type="string">
            <text:p>---</text:p>
          </table:table-cell>
          <table:table-cell table:formula="of:=IF(OR([$sv.B40]=&quot;---&quot;;[$a103.B40]=&quot;---&quot;);&quot;---&quot;;[$sv.B40]/[$a103.B40])" office:value-type="string" office:string-value="---" calcext:value-type="string">
            <text:p>---</text:p>
          </table:table-cell>
          <table:table-cell table:formula="of:=IF(OR([$a10.B40]=&quot;---&quot;;[$qdr.B40]=&quot;---&quot;);&quot;---&quot;;[$a10.B40]/[$qdr.B40])" office:value-type="string" office:string-value="---" calcext:value-type="string">
            <text:p>---</text:p>
          </table:table-cell>
          <table:table-cell table:formula="of:=IF(OR([$a10.B40]=&quot;---&quot;;[$gtx.B40]=&quot;---&quot;);&quot;---&quot;;[$a10.B40]/[$gtx.B40])" office:value-type="string" office:string-value="---" calcext:value-type="string">
            <text:p>---</text:p>
          </table:table-cell>
          <table:table-cell table:formula="of:=IF(OR([$a10.B40]=&quot;---&quot;;[$sv2.B40]=&quot;---&quot;);&quot;---&quot;;[$a10.B40]/[$sv2.B40])" office:value-type="string" office:string-value="---" calcext:value-type="string">
            <text:p>---</text:p>
          </table:table-cell>
          <table:table-cell table:formula="of:=IF(OR([$a10.B40]=&quot;---&quot;;[$a102.B40]=&quot;---&quot;);&quot;---&quot;;[$a10.B40]/[$a102.B40])" office:value-type="string" office:string-value="---" calcext:value-type="string">
            <text:p>---</text:p>
          </table:table-cell>
          <table:table-cell table:formula="of:=IF(OR([$a10.B40]=&quot;---&quot;;[$sv3.B40]=&quot;---&quot;);&quot;---&quot;;[$a10.B40]/[$sv3.B40])" office:value-type="string" office:string-value="---" calcext:value-type="string">
            <text:p>---</text:p>
          </table:table-cell>
          <table:table-cell table:formula="of:=IF(OR([$a10.B40]=&quot;---&quot;;[$a103.B40]=&quot;---&quot;);&quot;---&quot;;[$a10.B40]/[$a103.B40])" office:value-type="string" office:string-value="---" calcext:value-type="string">
            <text:p>---</text:p>
          </table:table-cell>
          <table:table-cell table:formula="of:=IF(OR([$qdr.B40]=&quot;---&quot;;[$gtx.B40]=&quot;---&quot;);&quot;---&quot;;[$qdr.B40]/[$gtx.B40])" office:value-type="float" office:value="3.68848354792561" calcext:value-type="float">
            <text:p>3.69</text:p>
          </table:table-cell>
          <table:table-cell table:formula="of:=IF(OR([$qdr.B40]=&quot;---&quot;;[$sv2.B40]=&quot;---&quot;);&quot;---&quot;;[$qdr.B40]/[$sv2.B40])" office:value-type="float" office:value="0.606005406040663" calcext:value-type="float">
            <text:p>0.61</text:p>
          </table:table-cell>
          <table:table-cell table:formula="of:=IF(OR([$qdr.B40]=&quot;---&quot;;[$a102.B40]=&quot;---&quot;);&quot;---&quot;;[$qdr.B40]/[$a102.B40])" office:value-type="float" office:value="0.828486503856041" calcext:value-type="float">
            <text:p>0.83</text:p>
          </table:table-cell>
          <table:table-cell table:formula="of:=IF(OR([$qdr.B40]=&quot;---&quot;;[$sv3.B40]=&quot;---&quot;);&quot;---&quot;;[$qdr.B40]/[$sv3.B40])" office:value-type="string" office:string-value="---" calcext:value-type="string">
            <text:p>---</text:p>
          </table:table-cell>
          <table:table-cell table:formula="of:=IF(OR([$qdr.B40]=&quot;---&quot;;[$a103.B40]=&quot;---&quot;);&quot;---&quot;;[$qdr.B40]/[$a103.B40])" office:value-type="string" office:string-value="---" calcext:value-type="string">
            <text:p>---</text:p>
          </table:table-cell>
          <table:table-cell table:formula="of:=IF(OR([$gtx.B40]=&quot;---&quot;;[$sv2.B40]=&quot;---&quot;);&quot;---&quot;;[$gtx.B40]/[$sv2.B40])" office:value-type="float" office:value="0.164296627100717" calcext:value-type="float">
            <text:p>0.16</text:p>
          </table:table-cell>
          <table:table-cell table:formula="of:=IF(OR([$gtx.B40]=&quot;---&quot;;[$a102.B40]=&quot;---&quot;);&quot;---&quot;;[$gtx.B40]/[$a102.B40])" office:value-type="float" office:value="0.224614395886889" calcext:value-type="float">
            <text:p>0.22</text:p>
          </table:table-cell>
          <table:table-cell table:formula="of:=IF(OR([$gtx.B40]=&quot;---&quot;;[$sv3.B40]=&quot;---&quot;);&quot;---&quot;;[$gtx.B40]/[$sv3.B40])" office:value-type="string" office:string-value="---" calcext:value-type="string">
            <text:p>---</text:p>
          </table:table-cell>
          <table:table-cell table:formula="of:=IF(OR([$gtx.B40]=&quot;---&quot;;[$a103.B40]=&quot;---&quot;);&quot;---&quot;;[$gtx.B40]/[$a103.B40])" office:value-type="string" office:string-value="---" calcext:value-type="string">
            <text:p>---</text:p>
          </table:table-cell>
          <table:table-cell table:formula="of:=IF(OR([$sv2.B40]=&quot;---&quot;;[$a102.B40]=&quot;---&quot;);&quot;---&quot;;[$sv2.B40]/[$a102.B40])" office:value-type="float" office:value="1.36712724935733" calcext:value-type="float">
            <text:p>1.37</text:p>
          </table:table-cell>
          <table:table-cell table:formula="of:=IF(OR([$sv2.B40]=&quot;---&quot;;[$sv3.B40]=&quot;---&quot;);&quot;---&quot;;[$sv2.B40]/[$sv3.B40])" office:value-type="string" office:string-value="---" calcext:value-type="string">
            <text:p>---</text:p>
          </table:table-cell>
          <table:table-cell table:formula="of:=IF(OR([$sv2.B40]=&quot;---&quot;;[$a103.B40]=&quot;---&quot;);&quot;---&quot;;[$sv2.B40]/[$a103.B40])" office:value-type="string" office:string-value="---" calcext:value-type="string">
            <text:p>---</text:p>
          </table:table-cell>
          <table:table-cell table:formula="of:=IF(OR([$a102.B40]=&quot;---&quot;;[$sv3.B40]=&quot;---&quot;);&quot;---&quot;;[$a102.B40]/[$sv3.B40])" office:value-type="string" office:string-value="---" calcext:value-type="string">
            <text:p>---</text:p>
          </table:table-cell>
          <table:table-cell table:formula="of:=IF(OR([$a102.B40]=&quot;---&quot;;[$a103.B40]=&quot;---&quot;);&quot;---&quot;;[$a102.B40]/[$a103.B40])" office:value-type="string" office:string-value="---" calcext:value-type="string">
            <text:p>---</text:p>
          </table:table-cell>
          <table:table-cell table:formula="of:=IF(OR([$sv3.B40]=&quot;---&quot;;[$a103.B40]=&quot;---&quot;);&quot;---&quot;;[$sv3.B40]/[$a103.B40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table:formula="of:=IF(OR([$sv.B41]=&quot;---&quot;;[$a10.B41]=&quot;---&quot;);&quot;---&quot;;[$sv.B41]/[$a10.B41])" office:value-type="string" office:string-value="---" calcext:value-type="string">
            <text:p>---</text:p>
          </table:table-cell>
          <table:table-cell table:formula="of:=IF(OR([$sv.B41]=&quot;---&quot;;[$qdr.B41]=&quot;---&quot;);&quot;---&quot;;[$sv.B41]/[$qdr.B41])" office:value-type="string" office:string-value="---" calcext:value-type="string">
            <text:p>---</text:p>
          </table:table-cell>
          <table:table-cell table:formula="of:=IF(OR([$sv.B41]=&quot;---&quot;;[$gtx.B41]=&quot;---&quot;);&quot;---&quot;;[$sv.B41]/[$gtx.B41])" office:value-type="string" office:string-value="---" calcext:value-type="string">
            <text:p>---</text:p>
          </table:table-cell>
          <table:table-cell table:formula="of:=IF(OR([$sv.B41]=&quot;---&quot;;[$sv2.B41]=&quot;---&quot;);&quot;---&quot;;[$sv.B41]/[$sv2.B41])" office:value-type="string" office:string-value="---" calcext:value-type="string">
            <text:p>---</text:p>
          </table:table-cell>
          <table:table-cell table:formula="of:=IF(OR([$sv.B41]=&quot;---&quot;;[$a102.B41]=&quot;---&quot;);&quot;---&quot;;[$sv.B41]/[$a102.B41])" office:value-type="string" office:string-value="---" calcext:value-type="string">
            <text:p>---</text:p>
          </table:table-cell>
          <table:table-cell table:formula="of:=IF(OR([$sv.B41]=&quot;---&quot;;[$sv3.B41]=&quot;---&quot;);&quot;---&quot;;[$sv.B41]/[$sv3.B41])" office:value-type="string" office:string-value="---" calcext:value-type="string">
            <text:p>---</text:p>
          </table:table-cell>
          <table:table-cell table:formula="of:=IF(OR([$sv.B41]=&quot;---&quot;;[$a103.B41]=&quot;---&quot;);&quot;---&quot;;[$sv.B41]/[$a103.B41])" office:value-type="string" office:string-value="---" calcext:value-type="string">
            <text:p>---</text:p>
          </table:table-cell>
          <table:table-cell table:formula="of:=IF(OR([$a10.B41]=&quot;---&quot;;[$qdr.B41]=&quot;---&quot;);&quot;---&quot;;[$a10.B41]/[$qdr.B41])" office:value-type="string" office:string-value="---" calcext:value-type="string">
            <text:p>---</text:p>
          </table:table-cell>
          <table:table-cell table:formula="of:=IF(OR([$a10.B41]=&quot;---&quot;;[$gtx.B41]=&quot;---&quot;);&quot;---&quot;;[$a10.B41]/[$gtx.B41])" office:value-type="string" office:string-value="---" calcext:value-type="string">
            <text:p>---</text:p>
          </table:table-cell>
          <table:table-cell table:formula="of:=IF(OR([$a10.B41]=&quot;---&quot;;[$sv2.B41]=&quot;---&quot;);&quot;---&quot;;[$a10.B41]/[$sv2.B41])" office:value-type="string" office:string-value="---" calcext:value-type="string">
            <text:p>---</text:p>
          </table:table-cell>
          <table:table-cell table:formula="of:=IF(OR([$a10.B41]=&quot;---&quot;;[$a102.B41]=&quot;---&quot;);&quot;---&quot;;[$a10.B41]/[$a102.B41])" office:value-type="string" office:string-value="---" calcext:value-type="string">
            <text:p>---</text:p>
          </table:table-cell>
          <table:table-cell table:formula="of:=IF(OR([$a10.B41]=&quot;---&quot;;[$sv3.B41]=&quot;---&quot;);&quot;---&quot;;[$a10.B41]/[$sv3.B41])" office:value-type="string" office:string-value="---" calcext:value-type="string">
            <text:p>---</text:p>
          </table:table-cell>
          <table:table-cell table:formula="of:=IF(OR([$a10.B41]=&quot;---&quot;;[$a103.B41]=&quot;---&quot;);&quot;---&quot;;[$a10.B41]/[$a103.B41])" office:value-type="string" office:string-value="---" calcext:value-type="string">
            <text:p>---</text:p>
          </table:table-cell>
          <table:table-cell table:formula="of:=IF(OR([$qdr.B41]=&quot;---&quot;;[$gtx.B41]=&quot;---&quot;);&quot;---&quot;;[$qdr.B41]/[$gtx.B41])" office:value-type="float" office:value="4.09072880515617" calcext:value-type="float">
            <text:p>4.09</text:p>
          </table:table-cell>
          <table:table-cell table:formula="of:=IF(OR([$qdr.B41]=&quot;---&quot;;[$sv2.B41]=&quot;---&quot;);&quot;---&quot;;[$qdr.B41]/[$sv2.B41])" office:value-type="float" office:value="0.705756564878967" calcext:value-type="float">
            <text:p>0.71</text:p>
          </table:table-cell>
          <table:table-cell table:formula="of:=IF(OR([$qdr.B41]=&quot;---&quot;;[$a102.B41]=&quot;---&quot;);&quot;---&quot;;[$qdr.B41]/[$a102.B41])" office:value-type="float" office:value="0.506880452143998" calcext:value-type="float">
            <text:p>0.51</text:p>
          </table:table-cell>
          <table:table-cell table:formula="of:=IF(OR([$qdr.B41]=&quot;---&quot;;[$sv3.B41]=&quot;---&quot;);&quot;---&quot;;[$qdr.B41]/[$sv3.B41])" office:value-type="string" office:string-value="---" calcext:value-type="string">
            <text:p>---</text:p>
          </table:table-cell>
          <table:table-cell table:formula="of:=IF(OR([$qdr.B41]=&quot;---&quot;;[$a103.B41]=&quot;---&quot;);&quot;---&quot;;[$qdr.B41]/[$a103.B41])" office:value-type="string" office:string-value="---" calcext:value-type="string">
            <text:p>---</text:p>
          </table:table-cell>
          <table:table-cell table:formula="of:=IF(OR([$gtx.B41]=&quot;---&quot;;[$sv2.B41]=&quot;---&quot;);&quot;---&quot;;[$gtx.B41]/[$sv2.B41])" office:value-type="float" office:value="0.172525874604397" calcext:value-type="float">
            <text:p>0.17</text:p>
          </table:table-cell>
          <table:table-cell table:formula="of:=IF(OR([$gtx.B41]=&quot;---&quot;;[$a102.B41]=&quot;---&quot;);&quot;---&quot;;[$gtx.B41]/[$a102.B41])" office:value-type="float" office:value="0.123909571200393" calcext:value-type="float">
            <text:p>0.12</text:p>
          </table:table-cell>
          <table:table-cell table:formula="of:=IF(OR([$gtx.B41]=&quot;---&quot;;[$sv3.B41]=&quot;---&quot;);&quot;---&quot;;[$gtx.B41]/[$sv3.B41])" office:value-type="string" office:string-value="---" calcext:value-type="string">
            <text:p>---</text:p>
          </table:table-cell>
          <table:table-cell table:formula="of:=IF(OR([$gtx.B41]=&quot;---&quot;;[$a103.B41]=&quot;---&quot;);&quot;---&quot;;[$gtx.B41]/[$a103.B41])" office:value-type="string" office:string-value="---" calcext:value-type="string">
            <text:p>---</text:p>
          </table:table-cell>
          <table:table-cell table:formula="of:=IF(OR([$sv2.B41]=&quot;---&quot;;[$a102.B41]=&quot;---&quot;);&quot;---&quot;;[$sv2.B41]/[$a102.B41])" office:value-type="float" office:value="0.718208625138223" calcext:value-type="float">
            <text:p>0.72</text:p>
          </table:table-cell>
          <table:table-cell table:formula="of:=IF(OR([$sv2.B41]=&quot;---&quot;;[$sv3.B41]=&quot;---&quot;);&quot;---&quot;;[$sv2.B41]/[$sv3.B41])" office:value-type="string" office:string-value="---" calcext:value-type="string">
            <text:p>---</text:p>
          </table:table-cell>
          <table:table-cell table:formula="of:=IF(OR([$sv2.B41]=&quot;---&quot;;[$a103.B41]=&quot;---&quot;);&quot;---&quot;;[$sv2.B41]/[$a103.B41])" office:value-type="string" office:string-value="---" calcext:value-type="string">
            <text:p>---</text:p>
          </table:table-cell>
          <table:table-cell table:formula="of:=IF(OR([$a102.B41]=&quot;---&quot;;[$sv3.B41]=&quot;---&quot;);&quot;---&quot;;[$a102.B41]/[$sv3.B41])" office:value-type="string" office:string-value="---" calcext:value-type="string">
            <text:p>---</text:p>
          </table:table-cell>
          <table:table-cell table:formula="of:=IF(OR([$a102.B41]=&quot;---&quot;;[$a103.B41]=&quot;---&quot;);&quot;---&quot;;[$a102.B41]/[$a103.B41])" office:value-type="string" office:string-value="---" calcext:value-type="string">
            <text:p>---</text:p>
          </table:table-cell>
          <table:table-cell table:formula="of:=IF(OR([$sv3.B41]=&quot;---&quot;;[$a103.B41]=&quot;---&quot;);&quot;---&quot;;[$sv3.B41]/[$a103.B4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table:formula="of:=IF(OR([$sv.B42]=&quot;---&quot;;[$a10.B42]=&quot;---&quot;);&quot;---&quot;;[$sv.B42]/[$a10.B42])" office:value-type="string" office:string-value="---" calcext:value-type="string">
            <text:p>---</text:p>
          </table:table-cell>
          <table:table-cell table:formula="of:=IF(OR([$sv.B42]=&quot;---&quot;;[$qdr.B42]=&quot;---&quot;);&quot;---&quot;;[$sv.B42]/[$qdr.B42])" office:value-type="string" office:string-value="---" calcext:value-type="string">
            <text:p>---</text:p>
          </table:table-cell>
          <table:table-cell table:formula="of:=IF(OR([$sv.B42]=&quot;---&quot;;[$gtx.B42]=&quot;---&quot;);&quot;---&quot;;[$sv.B42]/[$gtx.B42])" office:value-type="string" office:string-value="---" calcext:value-type="string">
            <text:p>---</text:p>
          </table:table-cell>
          <table:table-cell table:formula="of:=IF(OR([$sv.B42]=&quot;---&quot;;[$sv2.B42]=&quot;---&quot;);&quot;---&quot;;[$sv.B42]/[$sv2.B42])" office:value-type="string" office:string-value="---" calcext:value-type="string">
            <text:p>---</text:p>
          </table:table-cell>
          <table:table-cell table:formula="of:=IF(OR([$sv.B42]=&quot;---&quot;;[$a102.B42]=&quot;---&quot;);&quot;---&quot;;[$sv.B42]/[$a102.B42])" office:value-type="string" office:string-value="---" calcext:value-type="string">
            <text:p>---</text:p>
          </table:table-cell>
          <table:table-cell table:formula="of:=IF(OR([$sv.B42]=&quot;---&quot;;[$sv3.B42]=&quot;---&quot;);&quot;---&quot;;[$sv.B42]/[$sv3.B42])" office:value-type="string" office:string-value="---" calcext:value-type="string">
            <text:p>---</text:p>
          </table:table-cell>
          <table:table-cell table:formula="of:=IF(OR([$sv.B42]=&quot;---&quot;;[$a103.B42]=&quot;---&quot;);&quot;---&quot;;[$sv.B42]/[$a103.B42])" office:value-type="string" office:string-value="---" calcext:value-type="string">
            <text:p>---</text:p>
          </table:table-cell>
          <table:table-cell table:formula="of:=IF(OR([$a10.B42]=&quot;---&quot;;[$qdr.B42]=&quot;---&quot;);&quot;---&quot;;[$a10.B42]/[$qdr.B42])" office:value-type="string" office:string-value="---" calcext:value-type="string">
            <text:p>---</text:p>
          </table:table-cell>
          <table:table-cell table:formula="of:=IF(OR([$a10.B42]=&quot;---&quot;;[$gtx.B42]=&quot;---&quot;);&quot;---&quot;;[$a10.B42]/[$gtx.B42])" office:value-type="string" office:string-value="---" calcext:value-type="string">
            <text:p>---</text:p>
          </table:table-cell>
          <table:table-cell table:formula="of:=IF(OR([$a10.B42]=&quot;---&quot;;[$sv2.B42]=&quot;---&quot;);&quot;---&quot;;[$a10.B42]/[$sv2.B42])" office:value-type="string" office:string-value="---" calcext:value-type="string">
            <text:p>---</text:p>
          </table:table-cell>
          <table:table-cell table:formula="of:=IF(OR([$a10.B42]=&quot;---&quot;;[$a102.B42]=&quot;---&quot;);&quot;---&quot;;[$a10.B42]/[$a102.B42])" office:value-type="string" office:string-value="---" calcext:value-type="string">
            <text:p>---</text:p>
          </table:table-cell>
          <table:table-cell table:formula="of:=IF(OR([$a10.B42]=&quot;---&quot;;[$sv3.B42]=&quot;---&quot;);&quot;---&quot;;[$a10.B42]/[$sv3.B42])" office:value-type="string" office:string-value="---" calcext:value-type="string">
            <text:p>---</text:p>
          </table:table-cell>
          <table:table-cell table:formula="of:=IF(OR([$a10.B42]=&quot;---&quot;;[$a103.B42]=&quot;---&quot;);&quot;---&quot;;[$a10.B42]/[$a103.B42])" office:value-type="string" office:string-value="---" calcext:value-type="string">
            <text:p>---</text:p>
          </table:table-cell>
          <table:table-cell table:formula="of:=IF(OR([$qdr.B42]=&quot;---&quot;;[$gtx.B42]=&quot;---&quot;);&quot;---&quot;;[$qdr.B42]/[$gtx.B42])" office:value-type="float" office:value="1.44539007092199" calcext:value-type="float">
            <text:p>1.45</text:p>
          </table:table-cell>
          <table:table-cell table:formula="of:=IF(OR([$qdr.B42]=&quot;---&quot;;[$sv2.B42]=&quot;---&quot;);&quot;---&quot;;[$qdr.B42]/[$sv2.B42])" office:value-type="float" office:value="0.029715385512656" calcext:value-type="float">
            <text:p>0.03</text:p>
          </table:table-cell>
          <table:table-cell table:formula="of:=IF(OR([$qdr.B42]=&quot;---&quot;;[$a102.B42]=&quot;---&quot;);&quot;---&quot;;[$qdr.B42]/[$a102.B42])" office:value-type="float" office:value="0.0223058905938752" calcext:value-type="float">
            <text:p>0.02</text:p>
          </table:table-cell>
          <table:table-cell table:formula="of:=IF(OR([$qdr.B42]=&quot;---&quot;;[$sv3.B42]=&quot;---&quot;);&quot;---&quot;;[$qdr.B42]/[$sv3.B42])" office:value-type="string" office:string-value="---" calcext:value-type="string">
            <text:p>---</text:p>
          </table:table-cell>
          <table:table-cell table:formula="of:=IF(OR([$qdr.B42]=&quot;---&quot;;[$a103.B42]=&quot;---&quot;);&quot;---&quot;;[$qdr.B42]/[$a103.B42])" office:value-type="string" office:string-value="---" calcext:value-type="string">
            <text:p>---</text:p>
          </table:table-cell>
          <table:table-cell table:formula="of:=IF(OR([$gtx.B42]=&quot;---&quot;;[$sv2.B42]=&quot;---&quot;);&quot;---&quot;;[$gtx.B42]/[$sv2.B42])" office:value-type="float" office:value="0.0205587308993351" calcext:value-type="float">
            <text:p>0.02</text:p>
          </table:table-cell>
          <table:table-cell table:formula="of:=IF(OR([$gtx.B42]=&quot;---&quot;;[$a102.B42]=&quot;---&quot;);&quot;---&quot;;[$gtx.B42]/[$a102.B42])" office:value-type="float" office:value="0.0154324365737802" calcext:value-type="float">
            <text:p>0.02</text:p>
          </table:table-cell>
          <table:table-cell table:formula="of:=IF(OR([$gtx.B42]=&quot;---&quot;;[$sv3.B42]=&quot;---&quot;);&quot;---&quot;;[$gtx.B42]/[$sv3.B42])" office:value-type="string" office:string-value="---" calcext:value-type="string">
            <text:p>---</text:p>
          </table:table-cell>
          <table:table-cell table:formula="of:=IF(OR([$gtx.B42]=&quot;---&quot;;[$a103.B42]=&quot;---&quot;);&quot;---&quot;;[$gtx.B42]/[$a103.B42])" office:value-type="string" office:string-value="---" calcext:value-type="string">
            <text:p>---</text:p>
          </table:table-cell>
          <table:table-cell table:formula="of:=IF(OR([$sv2.B42]=&quot;---&quot;;[$a102.B42]=&quot;---&quot;);&quot;---&quot;;[$sv2.B42]/[$a102.B42])" office:value-type="float" office:value="0.750651226933432" calcext:value-type="float">
            <text:p>0.75</text:p>
          </table:table-cell>
          <table:table-cell table:formula="of:=IF(OR([$sv2.B42]=&quot;---&quot;;[$sv3.B42]=&quot;---&quot;);&quot;---&quot;;[$sv2.B42]/[$sv3.B42])" office:value-type="string" office:string-value="---" calcext:value-type="string">
            <text:p>---</text:p>
          </table:table-cell>
          <table:table-cell table:formula="of:=IF(OR([$sv2.B42]=&quot;---&quot;;[$a103.B42]=&quot;---&quot;);&quot;---&quot;;[$sv2.B42]/[$a103.B42])" office:value-type="string" office:string-value="---" calcext:value-type="string">
            <text:p>---</text:p>
          </table:table-cell>
          <table:table-cell table:formula="of:=IF(OR([$a102.B42]=&quot;---&quot;;[$sv3.B42]=&quot;---&quot;);&quot;---&quot;;[$a102.B42]/[$sv3.B42])" office:value-type="string" office:string-value="---" calcext:value-type="string">
            <text:p>---</text:p>
          </table:table-cell>
          <table:table-cell table:formula="of:=IF(OR([$a102.B42]=&quot;---&quot;;[$a103.B42]=&quot;---&quot;);&quot;---&quot;;[$a102.B42]/[$a103.B42])" office:value-type="string" office:string-value="---" calcext:value-type="string">
            <text:p>---</text:p>
          </table:table-cell>
          <table:table-cell table:formula="of:=IF(OR([$sv3.B42]=&quot;---&quot;;[$a103.B42]=&quot;---&quot;);&quot;---&quot;;[$sv3.B42]/[$a103.B4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table:formula="of:=IF(OR([$sv.B43]=&quot;---&quot;;[$a10.B43]=&quot;---&quot;);&quot;---&quot;;[$sv.B43]/[$a10.B43])" office:value-type="string" office:string-value="---" calcext:value-type="string">
            <text:p>---</text:p>
          </table:table-cell>
          <table:table-cell table:formula="of:=IF(OR([$sv.B43]=&quot;---&quot;;[$qdr.B43]=&quot;---&quot;);&quot;---&quot;;[$sv.B43]/[$qdr.B43])" office:value-type="string" office:string-value="---" calcext:value-type="string">
            <text:p>---</text:p>
          </table:table-cell>
          <table:table-cell table:formula="of:=IF(OR([$sv.B43]=&quot;---&quot;;[$gtx.B43]=&quot;---&quot;);&quot;---&quot;;[$sv.B43]/[$gtx.B43])" office:value-type="string" office:string-value="---" calcext:value-type="string">
            <text:p>---</text:p>
          </table:table-cell>
          <table:table-cell table:formula="of:=IF(OR([$sv.B43]=&quot;---&quot;;[$sv2.B43]=&quot;---&quot;);&quot;---&quot;;[$sv.B43]/[$sv2.B43])" office:value-type="string" office:string-value="---" calcext:value-type="string">
            <text:p>---</text:p>
          </table:table-cell>
          <table:table-cell table:formula="of:=IF(OR([$sv.B43]=&quot;---&quot;;[$a102.B43]=&quot;---&quot;);&quot;---&quot;;[$sv.B43]/[$a102.B43])" office:value-type="string" office:string-value="---" calcext:value-type="string">
            <text:p>---</text:p>
          </table:table-cell>
          <table:table-cell table:formula="of:=IF(OR([$sv.B43]=&quot;---&quot;;[$sv3.B43]=&quot;---&quot;);&quot;---&quot;;[$sv.B43]/[$sv3.B43])" office:value-type="string" office:string-value="---" calcext:value-type="string">
            <text:p>---</text:p>
          </table:table-cell>
          <table:table-cell table:formula="of:=IF(OR([$sv.B43]=&quot;---&quot;;[$a103.B43]=&quot;---&quot;);&quot;---&quot;;[$sv.B43]/[$a103.B43])" office:value-type="string" office:string-value="---" calcext:value-type="string">
            <text:p>---</text:p>
          </table:table-cell>
          <table:table-cell table:formula="of:=IF(OR([$a10.B43]=&quot;---&quot;;[$qdr.B43]=&quot;---&quot;);&quot;---&quot;;[$a10.B43]/[$qdr.B43])" office:value-type="string" office:string-value="---" calcext:value-type="string">
            <text:p>---</text:p>
          </table:table-cell>
          <table:table-cell table:formula="of:=IF(OR([$a10.B43]=&quot;---&quot;;[$gtx.B43]=&quot;---&quot;);&quot;---&quot;;[$a10.B43]/[$gtx.B43])" office:value-type="string" office:string-value="---" calcext:value-type="string">
            <text:p>---</text:p>
          </table:table-cell>
          <table:table-cell table:formula="of:=IF(OR([$a10.B43]=&quot;---&quot;;[$sv2.B43]=&quot;---&quot;);&quot;---&quot;;[$a10.B43]/[$sv2.B43])" office:value-type="string" office:string-value="---" calcext:value-type="string">
            <text:p>---</text:p>
          </table:table-cell>
          <table:table-cell table:formula="of:=IF(OR([$a10.B43]=&quot;---&quot;;[$a102.B43]=&quot;---&quot;);&quot;---&quot;;[$a10.B43]/[$a102.B43])" office:value-type="string" office:string-value="---" calcext:value-type="string">
            <text:p>---</text:p>
          </table:table-cell>
          <table:table-cell table:formula="of:=IF(OR([$a10.B43]=&quot;---&quot;;[$sv3.B43]=&quot;---&quot;);&quot;---&quot;;[$a10.B43]/[$sv3.B43])" office:value-type="string" office:string-value="---" calcext:value-type="string">
            <text:p>---</text:p>
          </table:table-cell>
          <table:table-cell table:formula="of:=IF(OR([$a10.B43]=&quot;---&quot;;[$a103.B43]=&quot;---&quot;);&quot;---&quot;;[$a10.B43]/[$a103.B43])" office:value-type="string" office:string-value="---" calcext:value-type="string">
            <text:p>---</text:p>
          </table:table-cell>
          <table:table-cell table:formula="of:=IF(OR([$qdr.B43]=&quot;---&quot;;[$gtx.B43]=&quot;---&quot;);&quot;---&quot;;[$qdr.B43]/[$gtx.B43])" office:value-type="float" office:value="1.28813559322034" calcext:value-type="float">
            <text:p>1.29</text:p>
          </table:table-cell>
          <table:table-cell table:formula="of:=IF(OR([$qdr.B43]=&quot;---&quot;;[$sv2.B43]=&quot;---&quot;);&quot;---&quot;;[$qdr.B43]/[$sv2.B43])" office:value-type="float" office:value="0.0514315460697553" calcext:value-type="float">
            <text:p>0.05</text:p>
          </table:table-cell>
          <table:table-cell table:formula="of:=IF(OR([$qdr.B43]=&quot;---&quot;;[$a102.B43]=&quot;---&quot;);&quot;---&quot;;[$qdr.B43]/[$a102.B43])" office:value-type="float" office:value="0.0481998243731096" calcext:value-type="float">
            <text:p>0.05</text:p>
          </table:table-cell>
          <table:table-cell table:formula="of:=IF(OR([$qdr.B43]=&quot;---&quot;;[$sv3.B43]=&quot;---&quot;);&quot;---&quot;;[$qdr.B43]/[$sv3.B43])" office:value-type="string" office:string-value="---" calcext:value-type="string">
            <text:p>---</text:p>
          </table:table-cell>
          <table:table-cell table:formula="of:=IF(OR([$qdr.B43]=&quot;---&quot;;[$a103.B43]=&quot;---&quot;);&quot;---&quot;;[$qdr.B43]/[$a103.B43])" office:value-type="string" office:string-value="---" calcext:value-type="string">
            <text:p>---</text:p>
          </table:table-cell>
          <table:table-cell table:formula="of:=IF(OR([$gtx.B43]=&quot;---&quot;;[$sv2.B43]=&quot;---&quot;);&quot;---&quot;;[$gtx.B43]/[$sv2.B43])" office:value-type="float" office:value="0.0399271212909943" calcext:value-type="float">
            <text:p>0.04</text:p>
          </table:table-cell>
          <table:table-cell table:formula="of:=IF(OR([$gtx.B43]=&quot;---&quot;;[$a102.B43]=&quot;---&quot;);&quot;---&quot;;[$gtx.B43]/[$a102.B43])" office:value-type="float" office:value="0.0374182847107035" calcext:value-type="float">
            <text:p>0.04</text:p>
          </table:table-cell>
          <table:table-cell table:formula="of:=IF(OR([$gtx.B43]=&quot;---&quot;;[$sv3.B43]=&quot;---&quot;);&quot;---&quot;;[$gtx.B43]/[$sv3.B43])" office:value-type="string" office:string-value="---" calcext:value-type="string">
            <text:p>---</text:p>
          </table:table-cell>
          <table:table-cell table:formula="of:=IF(OR([$gtx.B43]=&quot;---&quot;;[$a103.B43]=&quot;---&quot;);&quot;---&quot;;[$gtx.B43]/[$a103.B43])" office:value-type="string" office:string-value="---" calcext:value-type="string">
            <text:p>---</text:p>
          </table:table-cell>
          <table:table-cell table:formula="of:=IF(OR([$sv2.B43]=&quot;---&quot;;[$a102.B43]=&quot;---&quot;);&quot;---&quot;;[$sv2.B43]/[$a102.B43])" office:value-type="float" office:value="0.937164601424529" calcext:value-type="float">
            <text:p>0.94</text:p>
          </table:table-cell>
          <table:table-cell table:formula="of:=IF(OR([$sv2.B43]=&quot;---&quot;;[$sv3.B43]=&quot;---&quot;);&quot;---&quot;;[$sv2.B43]/[$sv3.B43])" office:value-type="string" office:string-value="---" calcext:value-type="string">
            <text:p>---</text:p>
          </table:table-cell>
          <table:table-cell table:formula="of:=IF(OR([$sv2.B43]=&quot;---&quot;;[$a103.B43]=&quot;---&quot;);&quot;---&quot;;[$sv2.B43]/[$a103.B43])" office:value-type="string" office:string-value="---" calcext:value-type="string">
            <text:p>---</text:p>
          </table:table-cell>
          <table:table-cell table:formula="of:=IF(OR([$a102.B43]=&quot;---&quot;;[$sv3.B43]=&quot;---&quot;);&quot;---&quot;;[$a102.B43]/[$sv3.B43])" office:value-type="string" office:string-value="---" calcext:value-type="string">
            <text:p>---</text:p>
          </table:table-cell>
          <table:table-cell table:formula="of:=IF(OR([$a102.B43]=&quot;---&quot;;[$a103.B43]=&quot;---&quot;);&quot;---&quot;;[$a102.B43]/[$a103.B43])" office:value-type="string" office:string-value="---" calcext:value-type="string">
            <text:p>---</text:p>
          </table:table-cell>
          <table:table-cell table:formula="of:=IF(OR([$sv3.B43]=&quot;---&quot;;[$a103.B43]=&quot;---&quot;);&quot;---&quot;;[$sv3.B43]/[$a103.B4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table:formula="of:=IF(OR([$sv.B44]=&quot;---&quot;;[$a10.B44]=&quot;---&quot;);&quot;---&quot;;[$sv.B44]/[$a10.B44])" office:value-type="string" office:string-value="---" calcext:value-type="string">
            <text:p>---</text:p>
          </table:table-cell>
          <table:table-cell table:formula="of:=IF(OR([$sv.B44]=&quot;---&quot;;[$qdr.B44]=&quot;---&quot;);&quot;---&quot;;[$sv.B44]/[$qdr.B44])" office:value-type="string" office:string-value="---" calcext:value-type="string">
            <text:p>---</text:p>
          </table:table-cell>
          <table:table-cell table:formula="of:=IF(OR([$sv.B44]=&quot;---&quot;;[$gtx.B44]=&quot;---&quot;);&quot;---&quot;;[$sv.B44]/[$gtx.B44])" office:value-type="string" office:string-value="---" calcext:value-type="string">
            <text:p>---</text:p>
          </table:table-cell>
          <table:table-cell table:formula="of:=IF(OR([$sv.B44]=&quot;---&quot;;[$sv2.B44]=&quot;---&quot;);&quot;---&quot;;[$sv.B44]/[$sv2.B44])" office:value-type="string" office:string-value="---" calcext:value-type="string">
            <text:p>---</text:p>
          </table:table-cell>
          <table:table-cell table:formula="of:=IF(OR([$sv.B44]=&quot;---&quot;;[$a102.B44]=&quot;---&quot;);&quot;---&quot;;[$sv.B44]/[$a102.B44])" office:value-type="string" office:string-value="---" calcext:value-type="string">
            <text:p>---</text:p>
          </table:table-cell>
          <table:table-cell table:formula="of:=IF(OR([$sv.B44]=&quot;---&quot;;[$sv3.B44]=&quot;---&quot;);&quot;---&quot;;[$sv.B44]/[$sv3.B44])" office:value-type="string" office:string-value="---" calcext:value-type="string">
            <text:p>---</text:p>
          </table:table-cell>
          <table:table-cell table:formula="of:=IF(OR([$sv.B44]=&quot;---&quot;;[$a103.B44]=&quot;---&quot;);&quot;---&quot;;[$sv.B44]/[$a103.B44])" office:value-type="string" office:string-value="---" calcext:value-type="string">
            <text:p>---</text:p>
          </table:table-cell>
          <table:table-cell table:formula="of:=IF(OR([$a10.B44]=&quot;---&quot;;[$qdr.B44]=&quot;---&quot;);&quot;---&quot;;[$a10.B44]/[$qdr.B44])" office:value-type="string" office:string-value="---" calcext:value-type="string">
            <text:p>---</text:p>
          </table:table-cell>
          <table:table-cell table:formula="of:=IF(OR([$a10.B44]=&quot;---&quot;;[$gtx.B44]=&quot;---&quot;);&quot;---&quot;;[$a10.B44]/[$gtx.B44])" office:value-type="string" office:string-value="---" calcext:value-type="string">
            <text:p>---</text:p>
          </table:table-cell>
          <table:table-cell table:formula="of:=IF(OR([$a10.B44]=&quot;---&quot;;[$sv2.B44]=&quot;---&quot;);&quot;---&quot;;[$a10.B44]/[$sv2.B44])" office:value-type="string" office:string-value="---" calcext:value-type="string">
            <text:p>---</text:p>
          </table:table-cell>
          <table:table-cell table:formula="of:=IF(OR([$a10.B44]=&quot;---&quot;;[$a102.B44]=&quot;---&quot;);&quot;---&quot;;[$a10.B44]/[$a102.B44])" office:value-type="string" office:string-value="---" calcext:value-type="string">
            <text:p>---</text:p>
          </table:table-cell>
          <table:table-cell table:formula="of:=IF(OR([$a10.B44]=&quot;---&quot;;[$sv3.B44]=&quot;---&quot;);&quot;---&quot;;[$a10.B44]/[$sv3.B44])" office:value-type="string" office:string-value="---" calcext:value-type="string">
            <text:p>---</text:p>
          </table:table-cell>
          <table:table-cell table:formula="of:=IF(OR([$a10.B44]=&quot;---&quot;;[$a103.B44]=&quot;---&quot;);&quot;---&quot;;[$a10.B44]/[$a103.B44])" office:value-type="string" office:string-value="---" calcext:value-type="string">
            <text:p>---</text:p>
          </table:table-cell>
          <table:table-cell table:formula="of:=IF(OR([$qdr.B44]=&quot;---&quot;;[$gtx.B44]=&quot;---&quot;);&quot;---&quot;;[$qdr.B44]/[$gtx.B44])" office:value-type="float" office:value="1.36428571428571" calcext:value-type="float">
            <text:p>1.36</text:p>
          </table:table-cell>
          <table:table-cell table:formula="of:=IF(OR([$qdr.B44]=&quot;---&quot;;[$sv2.B44]=&quot;---&quot;);&quot;---&quot;;[$qdr.B44]/[$sv2.B44])" office:value-type="float" office:value="0.0495614717940734" calcext:value-type="float">
            <text:p>0.05</text:p>
          </table:table-cell>
          <table:table-cell table:formula="of:=IF(OR([$qdr.B44]=&quot;---&quot;;[$a102.B44]=&quot;---&quot;);&quot;---&quot;;[$qdr.B44]/[$a102.B44])" office:value-type="float" office:value="0.0245104329748736" calcext:value-type="float">
            <text:p>0.02</text:p>
          </table:table-cell>
          <table:table-cell table:formula="of:=IF(OR([$qdr.B44]=&quot;---&quot;;[$sv3.B44]=&quot;---&quot;);&quot;---&quot;;[$qdr.B44]/[$sv3.B44])" office:value-type="string" office:string-value="---" calcext:value-type="string">
            <text:p>---</text:p>
          </table:table-cell>
          <table:table-cell table:formula="of:=IF(OR([$qdr.B44]=&quot;---&quot;;[$a103.B44]=&quot;---&quot;);&quot;---&quot;;[$qdr.B44]/[$a103.B44])" office:value-type="string" office:string-value="---" calcext:value-type="string">
            <text:p>---</text:p>
          </table:table-cell>
          <table:table-cell table:formula="of:=IF(OR([$gtx.B44]=&quot;---&quot;;[$sv2.B44]=&quot;---&quot;);&quot;---&quot;;[$gtx.B44]/[$sv2.B44])" office:value-type="float" office:value="0.0363277803726192" calcext:value-type="float">
            <text:p>0.04</text:p>
          </table:table-cell>
          <table:table-cell table:formula="of:=IF(OR([$gtx.B44]=&quot;---&quot;;[$a102.B44]=&quot;---&quot;);&quot;---&quot;;[$gtx.B44]/[$a102.B44])" office:value-type="float" office:value="0.0179657623899597" calcext:value-type="float">
            <text:p>0.02</text:p>
          </table:table-cell>
          <table:table-cell table:formula="of:=IF(OR([$gtx.B44]=&quot;---&quot;;[$sv3.B44]=&quot;---&quot;);&quot;---&quot;;[$gtx.B44]/[$sv3.B44])" office:value-type="string" office:string-value="---" calcext:value-type="string">
            <text:p>---</text:p>
          </table:table-cell>
          <table:table-cell table:formula="of:=IF(OR([$gtx.B44]=&quot;---&quot;;[$a103.B44]=&quot;---&quot;);&quot;---&quot;;[$gtx.B44]/[$a103.B44])" office:value-type="string" office:string-value="---" calcext:value-type="string">
            <text:p>---</text:p>
          </table:table-cell>
          <table:table-cell table:formula="of:=IF(OR([$sv2.B44]=&quot;---&quot;;[$a102.B44]=&quot;---&quot;);&quot;---&quot;;[$sv2.B44]/[$a102.B44])" office:value-type="float" office:value="0.494546107845905" calcext:value-type="float">
            <text:p>0.49</text:p>
          </table:table-cell>
          <table:table-cell table:formula="of:=IF(OR([$sv2.B44]=&quot;---&quot;;[$sv3.B44]=&quot;---&quot;);&quot;---&quot;;[$sv2.B44]/[$sv3.B44])" office:value-type="string" office:string-value="---" calcext:value-type="string">
            <text:p>---</text:p>
          </table:table-cell>
          <table:table-cell table:formula="of:=IF(OR([$sv2.B44]=&quot;---&quot;;[$a103.B44]=&quot;---&quot;);&quot;---&quot;;[$sv2.B44]/[$a103.B44])" office:value-type="string" office:string-value="---" calcext:value-type="string">
            <text:p>---</text:p>
          </table:table-cell>
          <table:table-cell table:formula="of:=IF(OR([$a102.B44]=&quot;---&quot;;[$sv3.B44]=&quot;---&quot;);&quot;---&quot;;[$a102.B44]/[$sv3.B44])" office:value-type="string" office:string-value="---" calcext:value-type="string">
            <text:p>---</text:p>
          </table:table-cell>
          <table:table-cell table:formula="of:=IF(OR([$a102.B44]=&quot;---&quot;;[$a103.B44]=&quot;---&quot;);&quot;---&quot;;[$a102.B44]/[$a103.B44])" office:value-type="string" office:string-value="---" calcext:value-type="string">
            <text:p>---</text:p>
          </table:table-cell>
          <table:table-cell table:formula="of:=IF(OR([$sv3.B44]=&quot;---&quot;;[$a103.B44]=&quot;---&quot;);&quot;---&quot;;[$sv3.B44]/[$a103.B4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$sv.B45]=&quot;---&quot;;[$a10.B45]=&quot;---&quot;);&quot;---&quot;;[$sv.B45]/[$a10.B45])" office:value-type="string" office:string-value="---" calcext:value-type="string">
            <text:p>---</text:p>
          </table:table-cell>
          <table:table-cell table:formula="of:=IF(OR([$sv.B45]=&quot;---&quot;;[$qdr.B45]=&quot;---&quot;);&quot;---&quot;;[$sv.B45]/[$qdr.B45])" office:value-type="float" office:value="7.41266338265049" calcext:value-type="float">
            <text:p>7.41</text:p>
          </table:table-cell>
          <table:table-cell table:formula="of:=IF(OR([$sv.B45]=&quot;---&quot;;[$gtx.B45]=&quot;---&quot;);&quot;---&quot;;[$sv.B45]/[$gtx.B45])" office:value-type="float" office:value="11.0072387061605" calcext:value-type="float">
            <text:p>11.01</text:p>
          </table:table-cell>
          <table:table-cell table:formula="of:=IF(OR([$sv.B45]=&quot;---&quot;;[$sv2.B45]=&quot;---&quot;);&quot;---&quot;;[$sv.B45]/[$sv2.B45])" office:value-type="float" office:value="2.20945574561426" calcext:value-type="float">
            <text:p>2.21</text:p>
          </table:table-cell>
          <table:table-cell table:formula="of:=IF(OR([$sv.B45]=&quot;---&quot;;[$a102.B45]=&quot;---&quot;);&quot;---&quot;;[$sv.B45]/[$a102.B45])" office:value-type="float" office:value="0.770261710713896" calcext:value-type="float">
            <text:p>0.77</text:p>
          </table:table-cell>
          <table:table-cell table:formula="of:=IF(OR([$sv.B45]=&quot;---&quot;;[$sv3.B45]=&quot;---&quot;);&quot;---&quot;;[$sv.B45]/[$sv3.B45])" office:value-type="float" office:value="21.5723993142687" calcext:value-type="float">
            <text:p>21.57</text:p>
          </table:table-cell>
          <table:table-cell table:formula="of:=IF(OR([$sv.B45]=&quot;---&quot;;[$a103.B45]=&quot;---&quot;);&quot;---&quot;;[$sv.B45]/[$a103.B45])" office:value-type="string" office:string-value="---" calcext:value-type="string">
            <text:p>---</text:p>
          </table:table-cell>
          <table:table-cell table:formula="of:=IF(OR([$a10.B45]=&quot;---&quot;;[$qdr.B45]=&quot;---&quot;);&quot;---&quot;;[$a10.B45]/[$qdr.B45])" office:value-type="string" office:string-value="---" calcext:value-type="string">
            <text:p>---</text:p>
          </table:table-cell>
          <table:table-cell table:formula="of:=IF(OR([$a10.B45]=&quot;---&quot;;[$gtx.B45]=&quot;---&quot;);&quot;---&quot;;[$a10.B45]/[$gtx.B45])" office:value-type="string" office:string-value="---" calcext:value-type="string">
            <text:p>---</text:p>
          </table:table-cell>
          <table:table-cell table:formula="of:=IF(OR([$a10.B45]=&quot;---&quot;;[$sv2.B45]=&quot;---&quot;);&quot;---&quot;;[$a10.B45]/[$sv2.B45])" office:value-type="string" office:string-value="---" calcext:value-type="string">
            <text:p>---</text:p>
          </table:table-cell>
          <table:table-cell table:formula="of:=IF(OR([$a10.B45]=&quot;---&quot;;[$a102.B45]=&quot;---&quot;);&quot;---&quot;;[$a10.B45]/[$a102.B45])" office:value-type="string" office:string-value="---" calcext:value-type="string">
            <text:p>---</text:p>
          </table:table-cell>
          <table:table-cell table:formula="of:=IF(OR([$a10.B45]=&quot;---&quot;;[$sv3.B45]=&quot;---&quot;);&quot;---&quot;;[$a10.B45]/[$sv3.B45])" office:value-type="string" office:string-value="---" calcext:value-type="string">
            <text:p>---</text:p>
          </table:table-cell>
          <table:table-cell table:formula="of:=IF(OR([$a10.B45]=&quot;---&quot;;[$a103.B45]=&quot;---&quot;);&quot;---&quot;;[$a10.B45]/[$a103.B45])" office:value-type="string" office:string-value="---" calcext:value-type="string">
            <text:p>---</text:p>
          </table:table-cell>
          <table:table-cell table:formula="of:=IF(OR([$qdr.B45]=&quot;---&quot;;[$gtx.B45]=&quot;---&quot;);&quot;---&quot;;[$qdr.B45]/[$gtx.B45])" office:value-type="float" office:value="1.48492358791352" calcext:value-type="float">
            <text:p>1.48</text:p>
          </table:table-cell>
          <table:table-cell table:formula="of:=IF(OR([$qdr.B45]=&quot;---&quot;;[$sv2.B45]=&quot;---&quot;);&quot;---&quot;;[$qdr.B45]/[$sv2.B45])" office:value-type="float" office:value="0.298065031630269" calcext:value-type="float">
            <text:p>0.30</text:p>
          </table:table-cell>
          <table:table-cell table:formula="of:=IF(OR([$qdr.B45]=&quot;---&quot;;[$a102.B45]=&quot;---&quot;);&quot;---&quot;;[$qdr.B45]/[$a102.B45])" office:value-type="float" office:value="0.103911599778928" calcext:value-type="float">
            <text:p>0.10</text:p>
          </table:table-cell>
          <table:table-cell table:formula="of:=IF(OR([$qdr.B45]=&quot;---&quot;;[$sv3.B45]=&quot;---&quot;);&quot;---&quot;;[$qdr.B45]/[$sv3.B45])" office:value-type="float" office:value="2.91020894929067" calcext:value-type="float">
            <text:p>2.91</text:p>
          </table:table-cell>
          <table:table-cell table:formula="of:=IF(OR([$qdr.B45]=&quot;---&quot;;[$a103.B45]=&quot;---&quot;);&quot;---&quot;;[$qdr.B45]/[$a103.B45])" office:value-type="string" office:string-value="---" calcext:value-type="string">
            <text:p>---</text:p>
          </table:table-cell>
          <table:table-cell table:formula="of:=IF(OR([$gtx.B45]=&quot;---&quot;;[$sv2.B45]=&quot;---&quot;);&quot;---&quot;;[$gtx.B45]/[$sv2.B45])" office:value-type="float" office:value="0.200727521642433" calcext:value-type="float">
            <text:p>0.20</text:p>
          </table:table-cell>
          <table:table-cell table:formula="of:=IF(OR([$gtx.B45]=&quot;---&quot;;[$a102.B45]=&quot;---&quot;);&quot;---&quot;;[$gtx.B45]/[$a102.B45])" office:value-type="float" office:value="0.0699777420365016" calcext:value-type="float">
            <text:p>0.07</text:p>
          </table:table-cell>
          <table:table-cell table:formula="of:=IF(OR([$gtx.B45]=&quot;---&quot;;[$sv3.B45]=&quot;---&quot;);&quot;---&quot;;[$gtx.B45]/[$sv3.B45])" office:value-type="float" office:value="1.95983751149097" calcext:value-type="float">
            <text:p>1.96</text:p>
          </table:table-cell>
          <table:table-cell table:formula="of:=IF(OR([$gtx.B45]=&quot;---&quot;;[$a103.B45]=&quot;---&quot;);&quot;---&quot;;[$gtx.B45]/[$a103.B45])" office:value-type="string" office:string-value="---" calcext:value-type="string">
            <text:p>---</text:p>
          </table:table-cell>
          <table:table-cell table:formula="of:=IF(OR([$sv2.B45]=&quot;---&quot;;[$a102.B45]=&quot;---&quot;);&quot;---&quot;;[$sv2.B45]/[$a102.B45])" office:value-type="float" office:value="0.348620565151783" calcext:value-type="float">
            <text:p>0.35</text:p>
          </table:table-cell>
          <table:table-cell table:formula="of:=IF(OR([$sv2.B45]=&quot;---&quot;;[$sv3.B45]=&quot;---&quot;);&quot;---&quot;;[$sv2.B45]/[$sv3.B45])" office:value-type="float" office:value="9.76367114710925" calcext:value-type="float">
            <text:p>9.76</text:p>
          </table:table-cell>
          <table:table-cell table:formula="of:=IF(OR([$sv2.B45]=&quot;---&quot;;[$a103.B45]=&quot;---&quot;);&quot;---&quot;;[$sv2.B45]/[$a103.B45])" office:value-type="string" office:string-value="---" calcext:value-type="string">
            <text:p>---</text:p>
          </table:table-cell>
          <table:table-cell table:formula="of:=IF(OR([$a102.B45]=&quot;---&quot;;[$sv3.B45]=&quot;---&quot;);&quot;---&quot;;[$a102.B45]/[$sv3.B45])" office:value-type="float" office:value="28.0065840145097" calcext:value-type="float">
            <text:p>28.01</text:p>
          </table:table-cell>
          <table:table-cell table:formula="of:=IF(OR([$a102.B45]=&quot;---&quot;;[$a103.B45]=&quot;---&quot;);&quot;---&quot;;[$a102.B45]/[$a103.B45])" office:value-type="string" office:string-value="---" calcext:value-type="string">
            <text:p>---</text:p>
          </table:table-cell>
          <table:table-cell table:formula="of:=IF(OR([$sv3.B45]=&quot;---&quot;;[$a103.B45]=&quot;---&quot;);&quot;---&quot;;[$sv3.B45]/[$a103.B4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IF(COUNT([.B2:.B45])=0;&quot;---&quot;;AVERAGEIF([.B2:.B45];&quot;&lt;&gt;---&quot;;[.B2:.B45]))" office:value-type="float" office:value="0.549381593915855" calcext:value-type="float">
            <text:p>0.55</text:p>
          </table:table-cell>
          <table:table-cell table:formula="of:=IF(COUNT([.C2:.C45])=0;&quot;---&quot;;AVERAGEIF([.C2:.C45];&quot;&lt;&gt;---&quot;;[.C2:.C45]))" office:value-type="float" office:value="20.656425862233" calcext:value-type="float">
            <text:p>20.66</text:p>
          </table:table-cell>
          <table:table-cell table:formula="of:=IF(COUNT([.D2:.D45])=0;&quot;---&quot;;AVERAGEIF([.D2:.D45];&quot;&lt;&gt;---&quot;;[.D2:.D45]))" office:value-type="float" office:value="82.4362501599944" calcext:value-type="float">
            <text:p>82.44</text:p>
          </table:table-cell>
          <table:table-cell table:formula="of:=IF(COUNT([.E2:.E45])=0;&quot;---&quot;;AVERAGEIF([.E2:.E45];&quot;&lt;&gt;---&quot;;[.E2:.E45]))" office:value-type="float" office:value="60.5360415319119" calcext:value-type="float">
            <text:p>60.54</text:p>
          </table:table-cell>
          <table:table-cell table:formula="of:=IF(COUNT([.F2:.F45])=0;&quot;---&quot;;AVERAGEIF([.F2:.F45];&quot;&lt;&gt;---&quot;;[.F2:.F45]))" office:value-type="float" office:value="107.546641653245" calcext:value-type="float">
            <text:p>107.55</text:p>
          </table:table-cell>
          <table:table-cell table:formula="of:=IF(COUNT([.G2:.G45])=0;&quot;---&quot;;AVERAGEIF([.G2:.G45];&quot;&lt;&gt;---&quot;;[.G2:.G45]))" office:value-type="float" office:value="135.601537442015" calcext:value-type="float">
            <text:p>135.60</text:p>
          </table:table-cell>
          <table:table-cell table:formula="of:=IF(COUNT([.H2:.H45])=0;&quot;---&quot;;AVERAGEIF([.H2:.H45];&quot;&lt;&gt;---&quot;;[.H2:.H45]))" office:value-type="float" office:value="179.852408975523" calcext:value-type="float">
            <text:p>179.85</text:p>
          </table:table-cell>
          <table:table-cell table:formula="of:=IF(COUNT([.I2:.I45])=0;&quot;---&quot;;AVERAGEIF([.I2:.I45];&quot;&lt;&gt;---&quot;;[.I2:.I45]))" office:value-type="float" office:value="116.362637902229" calcext:value-type="float">
            <text:p>116.36</text:p>
          </table:table-cell>
          <table:table-cell table:formula="of:=IF(COUNT([.J2:.J45])=0;&quot;---&quot;;AVERAGEIF([.J2:.J45];&quot;&lt;&gt;---&quot;;[.J2:.J45]))" office:value-type="float" office:value="575.156696862645" calcext:value-type="float">
            <text:p>575.16</text:p>
          </table:table-cell>
          <table:table-cell table:formula="of:=IF(COUNT([.K2:.K45])=0;&quot;---&quot;;AVERAGEIF([.K2:.K45];&quot;&lt;&gt;---&quot;;[.K2:.K45]))" office:value-type="float" office:value="6.83034680440021" calcext:value-type="float">
            <text:p>6.83</text:p>
          </table:table-cell>
          <table:table-cell table:formula="of:=IF(COUNT([.L2:.L45])=0;&quot;---&quot;;AVERAGEIF([.L2:.L45];&quot;&lt;&gt;---&quot;;[.L2:.L45]))" office:value-type="float" office:value="4.32474686714687" calcext:value-type="float">
            <text:p>4.32</text:p>
          </table:table-cell>
          <table:table-cell table:formula="of:=IF(COUNT([.M2:.M45])=0;&quot;---&quot;;AVERAGEIF([.M2:.M45];&quot;&lt;&gt;---&quot;;[.M2:.M45]))" office:value-type="float" office:value="13.786330772911" calcext:value-type="float">
            <text:p>13.79</text:p>
          </table:table-cell>
          <table:table-cell table:formula="of:=IF(COUNT([.N2:.N45])=0;&quot;---&quot;;AVERAGEIF([.N2:.N45];&quot;&lt;&gt;---&quot;;[.N2:.N45]))" office:value-type="float" office:value="11.895425265566" calcext:value-type="float">
            <text:p>11.90</text:p>
          </table:table-cell>
          <table:table-cell table:formula="of:=IF(COUNT([.O2:.O45])=0;&quot;---&quot;;AVERAGEIF([.O2:.O45];&quot;&lt;&gt;---&quot;;[.O2:.O45]))" office:value-type="float" office:value="2.87221752578173" calcext:value-type="float">
            <text:p>2.87</text:p>
          </table:table-cell>
          <table:table-cell table:formula="of:=IF(COUNT([.P2:.P45])=0;&quot;---&quot;;AVERAGEIF([.P2:.P45];&quot;&lt;&gt;---&quot;;[.P2:.P45]))" office:value-type="float" office:value="0.262967034046873" calcext:value-type="float">
            <text:p>0.26</text:p>
          </table:table-cell>
          <table:table-cell table:formula="of:=IF(COUNT([.Q2:.Q45])=0;&quot;---&quot;;AVERAGEIF([.Q2:.Q45];&quot;&lt;&gt;---&quot;;[.Q2:.Q45]))" office:value-type="float" office:value="0.206571925102043" calcext:value-type="float">
            <text:p>0.21</text:p>
          </table:table-cell>
          <table:table-cell table:formula="of:=IF(COUNT([.R2:.R45])=0;&quot;---&quot;;AVERAGEIF([.R2:.R45];&quot;&lt;&gt;---&quot;;[.R2:.R45]))" office:value-type="float" office:value="1.11580611555097" calcext:value-type="float">
            <text:p>1.12</text:p>
          </table:table-cell>
          <table:table-cell table:formula="of:=IF(COUNT([.S2:.S45])=0;&quot;---&quot;;AVERAGEIF([.S2:.S45];&quot;&lt;&gt;---&quot;;[.S2:.S45]))" office:value-type="float" office:value="0.184328126841197" calcext:value-type="float">
            <text:p>0.18</text:p>
          </table:table-cell>
          <table:table-cell table:formula="of:=IF(COUNT([.T2:.T45])=0;&quot;---&quot;;AVERAGEIF([.T2:.T45];&quot;&lt;&gt;---&quot;;[.T2:.T45]))" office:value-type="float" office:value="0.104625076604469" calcext:value-type="float">
            <text:p>0.10</text:p>
          </table:table-cell>
          <table:table-cell table:formula="of:=IF(COUNT([.U2:.U45])=0;&quot;---&quot;;AVERAGEIF([.U2:.U45];&quot;&lt;&gt;---&quot;;[.U2:.U45]))" office:value-type="float" office:value="0.0697084348193514" calcext:value-type="float">
            <text:p>0.07</text:p>
          </table:table-cell>
          <table:table-cell table:formula="of:=IF(COUNT([.V2:.V45])=0;&quot;---&quot;;AVERAGEIF([.V2:.V45];&quot;&lt;&gt;---&quot;;[.V2:.V45]))" office:value-type="float" office:value="0.6823120649979" calcext:value-type="float">
            <text:p>0.68</text:p>
          </table:table-cell>
          <table:table-cell table:formula="of:=IF(COUNT([.W2:.W45])=0;&quot;---&quot;;AVERAGEIF([.W2:.W45];&quot;&lt;&gt;---&quot;;[.W2:.W45]))" office:value-type="float" office:value="0.0364785135136155" calcext:value-type="float">
            <text:p>0.04</text:p>
          </table:table-cell>
          <table:table-cell table:formula="of:=IF(COUNT([.X2:.X45])=0;&quot;---&quot;;AVERAGEIF([.X2:.X45];&quot;&lt;&gt;---&quot;;[.X2:.X45]))" office:value-type="float" office:value="0.728824255846588" calcext:value-type="float">
            <text:p>0.73</text:p>
          </table:table-cell>
          <table:table-cell table:formula="of:=IF(COUNT([.Y2:.Y45])=0;&quot;---&quot;;AVERAGEIF([.Y2:.Y45];&quot;&lt;&gt;---&quot;;[.Y2:.Y45]))" office:value-type="float" office:value="4.23064704251912" calcext:value-type="float">
            <text:p>4.23</text:p>
          </table:table-cell>
          <table:table-cell table:formula="of:=IF(COUNT([.Z2:.Z45])=0;&quot;---&quot;;AVERAGEIF([.Z2:.Z45];&quot;&lt;&gt;---&quot;;[.Z2:.Z45]))" office:value-type="float" office:value="2.12115283440658" calcext:value-type="float">
            <text:p>2.12</text:p>
          </table:table-cell>
          <table:table-cell table:formula="of:=IF(COUNT([.AA2:.AA45])=0;&quot;---&quot;;AVERAGEIF([.AA2:.AA45];&quot;&lt;&gt;---&quot;;[.AA2:.AA45]))" office:value-type="float" office:value="9.60047052658976" calcext:value-type="float">
            <text:p>9.60</text:p>
          </table:table-cell>
          <table:table-cell table:formula="of:=IF(COUNT([.AB2:.AB45])=0;&quot;---&quot;;AVERAGEIF([.AB2:.AB45];&quot;&lt;&gt;---&quot;;[.AB2:.AB45]))" office:value-type="float" office:value="0.38230670863539" calcext:value-type="float">
            <text:p>0.38</text:p>
          </table:table-cell>
          <table:table-cell table:formula="of:=IF(COUNT([.AC2:.AC45])=0;&quot;---&quot;;AVERAGEIF([.AC2:.AC45];&quot;&lt;&gt;---&quot;;[.AC2:.AC45]))" office:value-type="float" office:value="0.902989213922165" calcext:value-type="float">
            <text:p>0.90</text:p>
          </table:table-cell>
        </table:table-row>
        <table:table-row table:style-name="ro1">
          <table:table-cell/>
          <table:table-cell table:style-name="ce3" table:number-columns-repeated="28"/>
        </table:table-row>
      </table:table>
      <table:table table:name="powerratios" table:style-name="ta1">
        <table:table-column table:style-name="co1" table:default-cell-style-name="ce4"/>
        <table:table-column table:style-name="co1" table:number-columns-repeated="28" table:default-cell-style-name="ce2"/>
        <table:table-row table:style-name="ro1">
          <table:table-cell office:value-type="string" calcext:value-type="string">
            <text:p>kernel</text:p>
          </table:table-cell>
          <table:table-cell table:style-name="ce4" office:value-type="string" calcext:value-type="string">
            <text:p>sv_a10</text:p>
          </table:table-cell>
          <table:table-cell table:style-name="ce4" office:value-type="string" calcext:value-type="string">
            <text:p>sv_qdr</text:p>
          </table:table-cell>
          <table:table-cell table:style-name="ce4" office:value-type="string" calcext:value-type="string">
            <text:p>sv_gtx</text:p>
          </table:table-cell>
          <table:table-cell table:style-name="ce4" office:value-type="string" calcext:value-type="string">
            <text:p>sv_sv2</text:p>
          </table:table-cell>
          <table:table-cell table:style-name="ce4" office:value-type="string" calcext:value-type="string">
            <text:p>sv_a102</text:p>
          </table:table-cell>
          <table:table-cell table:style-name="ce4" office:value-type="string" calcext:value-type="string">
            <text:p>sv_sv3</text:p>
          </table:table-cell>
          <table:table-cell table:style-name="ce4" office:value-type="string" calcext:value-type="string">
            <text:p>sv_a103</text:p>
          </table:table-cell>
          <table:table-cell table:style-name="ce4" office:value-type="string" calcext:value-type="string">
            <text:p>a10_qdr</text:p>
          </table:table-cell>
          <table:table-cell table:style-name="ce4" office:value-type="string" calcext:value-type="string">
            <text:p>a10_gtx</text:p>
          </table:table-cell>
          <table:table-cell table:style-name="ce4" office:value-type="string" calcext:value-type="string">
            <text:p>a10_sv2</text:p>
          </table:table-cell>
          <table:table-cell table:style-name="ce4" office:value-type="string" calcext:value-type="string">
            <text:p>a10_a102</text:p>
          </table:table-cell>
          <table:table-cell table:style-name="ce4" office:value-type="string" calcext:value-type="string">
            <text:p>a10_sv3</text:p>
          </table:table-cell>
          <table:table-cell table:style-name="ce4" office:value-type="string" calcext:value-type="string">
            <text:p>a10_a103</text:p>
          </table:table-cell>
          <table:table-cell table:style-name="ce4" office:value-type="string" calcext:value-type="string">
            <text:p>qdr_gtx</text:p>
          </table:table-cell>
          <table:table-cell table:style-name="ce4" office:value-type="string" calcext:value-type="string">
            <text:p>qdr_sv2</text:p>
          </table:table-cell>
          <table:table-cell table:style-name="ce4" office:value-type="string" calcext:value-type="string">
            <text:p>qdr_a102</text:p>
          </table:table-cell>
          <table:table-cell table:style-name="ce4" office:value-type="string" calcext:value-type="string">
            <text:p>qdr_sv3</text:p>
          </table:table-cell>
          <table:table-cell table:style-name="ce4" office:value-type="string" calcext:value-type="string">
            <text:p>qdr_a103</text:p>
          </table:table-cell>
          <table:table-cell table:style-name="ce4" office:value-type="string" calcext:value-type="string">
            <text:p>gtx_sv2</text:p>
          </table:table-cell>
          <table:table-cell table:style-name="ce4" office:value-type="string" calcext:value-type="string">
            <text:p>gtx_a102</text:p>
          </table:table-cell>
          <table:table-cell table:style-name="ce4" office:value-type="string" calcext:value-type="string">
            <text:p>gtx_sv3</text:p>
          </table:table-cell>
          <table:table-cell table:style-name="ce4" office:value-type="string" calcext:value-type="string">
            <text:p>gtx_a103</text:p>
          </table:table-cell>
          <table:table-cell table:style-name="ce4" office:value-type="string" calcext:value-type="string">
            <text:p>sv2_a102</text:p>
          </table:table-cell>
          <table:table-cell table:style-name="ce4" office:value-type="string" calcext:value-type="string">
            <text:p>sv2_sv3</text:p>
          </table:table-cell>
          <table:table-cell table:style-name="ce4" office:value-type="string" calcext:value-type="string">
            <text:p>sv2_a103</text:p>
          </table:table-cell>
          <table:table-cell table:style-name="ce4" office:value-type="string" calcext:value-type="string">
            <text:p>a102_sv3</text:p>
          </table:table-cell>
          <table:table-cell table:style-name="ce4" office:value-type="string" calcext:value-type="string">
            <text:p>a102_a103</text:p>
          </table:table-cell>
          <table:table-cell table:style-name="ce4" office:value-type="string" calcext:value-type="string">
            <text:p>sv3_a103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formula="of:=IF(OR([$sv.C2]=&quot;---&quot;;[$a10.C2]=&quot;---&quot;);&quot;---&quot;;[$sv.C2]/[$a10.C2])" office:value-type="float" office:value="0.594481431007648" calcext:value-type="float">
            <text:p>0.59</text:p>
          </table:table-cell>
          <table:table-cell table:formula="of:=IF(OR([$sv.C2]=&quot;---&quot;;[$qdr.C2]=&quot;---&quot;);&quot;---&quot;;[$sv.C2]/[$qdr.C2])" office:value-type="float" office:value="5.509458638729" calcext:value-type="float">
            <text:p>5.51</text:p>
          </table:table-cell>
          <table:table-cell table:formula="of:=IF(OR([$sv.C2]=&quot;---&quot;;[$gtx.C2]=&quot;---&quot;);&quot;---&quot;;[$sv.C2]/[$gtx.C2])" office:value-type="float" office:value="5.60290221263006" calcext:value-type="float">
            <text:p>5.60</text:p>
          </table:table-cell>
          <table:table-cell table:formula="of:=IF(OR([$sv.C2]=&quot;---&quot;;[$sv2.C2]=&quot;---&quot;);&quot;---&quot;;[$sv.C2]/[$sv2.C2])" office:value-type="float" office:value="6.20390518748786" calcext:value-type="float">
            <text:p>6.20</text:p>
          </table:table-cell>
          <table:table-cell table:formula="of:=IF(OR([$sv.C2]=&quot;---&quot;;[$a102.C2]=&quot;---&quot;);&quot;---&quot;;[$sv.C2]/[$a102.C2])" office:value-type="float" office:value="4.19908211035716" calcext:value-type="float">
            <text:p>4.20</text:p>
          </table:table-cell>
          <table:table-cell table:formula="of:=IF(OR([$sv.C2]=&quot;---&quot;;[$sv3.C2]=&quot;---&quot;);&quot;---&quot;;[$sv.C2]/[$sv3.C2])" office:value-type="float" office:value="1.34064573012008" calcext:value-type="float">
            <text:p>1.34</text:p>
          </table:table-cell>
          <table:table-cell table:formula="of:=IF(OR([$sv.C2]=&quot;---&quot;;[$a103.C2]=&quot;---&quot;);&quot;---&quot;;[$sv.C2]/[$a103.C2])" office:value-type="float" office:value="0.888585565128342" calcext:value-type="float">
            <text:p>0.89</text:p>
          </table:table-cell>
          <table:table-cell table:formula="of:=IF(OR([$a10.C2]=&quot;---&quot;;[$qdr.C2]=&quot;---&quot;);&quot;---&quot;;[$a10.C2]/[$qdr.C2])" office:value-type="float" office:value="9.26767153919417" calcext:value-type="float">
            <text:p>9.27</text:p>
          </table:table-cell>
          <table:table-cell table:formula="of:=IF(OR([$a10.C2]=&quot;---&quot;;[$gtx.C2]=&quot;---&quot;);&quot;---&quot;;[$a10.C2]/[$gtx.C2])" office:value-type="float" office:value="9.42485655629836" calcext:value-type="float">
            <text:p>9.42</text:p>
          </table:table-cell>
          <table:table-cell table:formula="of:=IF(OR([$a10.C2]=&quot;---&quot;;[$sv2.C2]=&quot;---&quot;);&quot;---&quot;;[$a10.C2]/[$sv2.C2])" office:value-type="float" office:value="10.4358266951622" calcext:value-type="float">
            <text:p>10.44</text:p>
          </table:table-cell>
          <table:table-cell table:formula="of:=IF(OR([$a10.C2]=&quot;---&quot;;[$a102.C2]=&quot;---&quot;);&quot;---&quot;;[$a10.C2]/[$a102.C2])" office:value-type="float" office:value="7.06343695755089" calcext:value-type="float">
            <text:p>7.06</text:p>
          </table:table-cell>
          <table:table-cell table:formula="of:=IF(OR([$a10.C2]=&quot;---&quot;;[$sv3.C2]=&quot;---&quot;);&quot;---&quot;;[$a10.C2]/[$sv3.C2])" office:value-type="float" office:value="2.25515156604249" calcext:value-type="float">
            <text:p>2.26</text:p>
          </table:table-cell>
          <table:table-cell table:formula="of:=IF(OR([$a10.C2]=&quot;---&quot;;[$a103.C2]=&quot;---&quot;);&quot;---&quot;;[$a10.C2]/[$a103.C2])" office:value-type="float" office:value="1.49472383623856" calcext:value-type="float">
            <text:p>1.49</text:p>
          </table:table-cell>
          <table:table-cell table:formula="of:=IF(OR([$qdr.C2]=&quot;---&quot;;[$gtx.C2]=&quot;---&quot;);&quot;---&quot;;[$qdr.C2]/[$gtx.C2])" office:value-type="float" office:value="1.01696057272201" calcext:value-type="float">
            <text:p>1.02</text:p>
          </table:table-cell>
          <table:table-cell table:formula="of:=IF(OR([$qdr.C2]=&quot;---&quot;;[$sv2.C2]=&quot;---&quot;);&quot;---&quot;;[$qdr.C2]/[$sv2.C2])" office:value-type="float" office:value="1.12604624052846" calcext:value-type="float">
            <text:p>1.13</text:p>
          </table:table-cell>
          <table:table-cell table:formula="of:=IF(OR([$qdr.C2]=&quot;---&quot;;[$a102.C2]=&quot;---&quot;);&quot;---&quot;;[$qdr.C2]/[$a102.C2])" office:value-type="float" office:value="0.762158750197254" calcext:value-type="float">
            <text:p>0.76</text:p>
          </table:table-cell>
          <table:table-cell table:formula="of:=IF(OR([$qdr.C2]=&quot;---&quot;;[$sv3.C2]=&quot;---&quot;);&quot;---&quot;;[$qdr.C2]/[$sv3.C2])" office:value-type="float" office:value="0.243335292635822" calcext:value-type="float">
            <text:p>0.24</text:p>
          </table:table-cell>
          <table:table-cell table:formula="of:=IF(OR([$qdr.C2]=&quot;---&quot;;[$a103.C2]=&quot;---&quot;);&quot;---&quot;;[$qdr.C2]/[$a103.C2])" office:value-type="float" office:value="0.16128364389234" calcext:value-type="float">
            <text:p>0.16</text:p>
          </table:table-cell>
          <table:table-cell table:formula="of:=IF(OR([$gtx.C2]=&quot;---&quot;;[$sv2.C2]=&quot;---&quot;);&quot;---&quot;;[$gtx.C2]/[$sv2.C2])" office:value-type="float" office:value="1.1072663687585" calcext:value-type="float">
            <text:p>1.11</text:p>
          </table:table-cell>
          <table:table-cell table:formula="of:=IF(OR([$gtx.C2]=&quot;---&quot;;[$a102.C2]=&quot;---&quot;);&quot;---&quot;;[$gtx.C2]/[$a102.C2])" office:value-type="float" office:value="0.749447688180527" calcext:value-type="float">
            <text:p>0.75</text:p>
          </table:table-cell>
          <table:table-cell table:formula="of:=IF(OR([$gtx.C2]=&quot;---&quot;;[$sv3.C2]=&quot;---&quot;);&quot;---&quot;;[$gtx.C2]/[$sv3.C2])" office:value-type="float" office:value="0.239277017381812" calcext:value-type="float">
            <text:p>0.24</text:p>
          </table:table-cell>
          <table:table-cell table:formula="of:=IF(OR([$gtx.C2]=&quot;---&quot;;[$a103.C2]=&quot;---&quot;);&quot;---&quot;;[$gtx.C2]/[$a103.C2])" office:value-type="float" office:value="0.158593802177252" calcext:value-type="float">
            <text:p>0.16</text:p>
          </table:table-cell>
          <table:table-cell table:formula="of:=IF(OR([$sv2.C2]=&quot;---&quot;;[$a102.C2]=&quot;---&quot;);&quot;---&quot;;[$sv2.C2]/[$a102.C2])" office:value-type="float" office:value="0.676844984482668" calcext:value-type="float">
            <text:p>0.68</text:p>
          </table:table-cell>
          <table:table-cell table:formula="of:=IF(OR([$sv2.C2]=&quot;---&quot;;[$sv3.C2]=&quot;---&quot;);&quot;---&quot;;[$sv2.C2]/[$sv3.C2])" office:value-type="float" office:value="0.216097069443278" calcext:value-type="float">
            <text:p>0.22</text:p>
          </table:table-cell>
          <table:table-cell table:formula="of:=IF(OR([$sv2.C2]=&quot;---&quot;;[$a103.C2]=&quot;---&quot;);&quot;---&quot;;[$sv2.C2]/[$a103.C2])" office:value-type="float" office:value="0.14323003628754" calcext:value-type="float">
            <text:p>0.14</text:p>
          </table:table-cell>
          <table:table-cell table:formula="of:=IF(OR([$a102.C2]=&quot;---&quot;;[$sv3.C2]=&quot;---&quot;);&quot;---&quot;;[$a102.C2]/[$sv3.C2])" office:value-type="float" office:value="0.319271139474347" calcext:value-type="float">
            <text:p>0.32</text:p>
          </table:table-cell>
          <table:table-cell table:formula="of:=IF(OR([$a102.C2]=&quot;---&quot;;[$a103.C2]=&quot;---&quot;);&quot;---&quot;;[$a102.C2]/[$a103.C2])" office:value-type="float" office:value="0.211614238963468" calcext:value-type="float">
            <text:p>0.21</text:p>
          </table:table-cell>
          <table:table-cell table:formula="of:=IF(OR([$sv3.C2]=&quot;---&quot;;[$a103.C2]=&quot;---&quot;);&quot;---&quot;;[$sv3.C2]/[$a103.C2])" office:value-type="float" office:value="0.662804158596585" calcext:value-type="float">
            <text:p>0.66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formula="of:=IF(OR([$sv.C3]=&quot;---&quot;;[$a10.C3]=&quot;---&quot;);&quot;---&quot;;[$sv.C3]/[$a10.C3])" office:value-type="float" office:value="0.380875716997493" calcext:value-type="float">
            <text:p>0.38</text:p>
          </table:table-cell>
          <table:table-cell table:formula="of:=IF(OR([$sv.C3]=&quot;---&quot;;[$qdr.C3]=&quot;---&quot;);&quot;---&quot;;[$sv.C3]/[$qdr.C3])" office:value-type="float" office:value="31.1769902595198" calcext:value-type="float">
            <text:p>31.18</text:p>
          </table:table-cell>
          <table:table-cell table:formula="of:=IF(OR([$sv.C3]=&quot;---&quot;;[$gtx.C3]=&quot;---&quot;);&quot;---&quot;;[$sv.C3]/[$gtx.C3])" office:value-type="float" office:value="14.6517999241854" calcext:value-type="float">
            <text:p>14.65</text:p>
          </table:table-cell>
          <table:table-cell table:formula="of:=IF(OR([$sv.C3]=&quot;---&quot;;[$sv2.C3]=&quot;---&quot;);&quot;---&quot;;[$sv.C3]/[$sv2.C3])" office:value-type="string" office:string-value="---" calcext:value-type="string">
            <text:p>---</text:p>
          </table:table-cell>
          <table:table-cell table:formula="of:=IF(OR([$sv.C3]=&quot;---&quot;;[$a102.C3]=&quot;---&quot;);&quot;---&quot;;[$sv.C3]/[$a102.C3])" office:value-type="string" office:string-value="---" calcext:value-type="string">
            <text:p>---</text:p>
          </table:table-cell>
          <table:table-cell table:formula="of:=IF(OR([$sv.C3]=&quot;---&quot;;[$sv3.C3]=&quot;---&quot;);&quot;---&quot;;[$sv.C3]/[$sv3.C3])" office:value-type="string" office:string-value="---" calcext:value-type="string">
            <text:p>---</text:p>
          </table:table-cell>
          <table:table-cell table:formula="of:=IF(OR([$sv.C3]=&quot;---&quot;;[$a103.C3]=&quot;---&quot;);&quot;---&quot;;[$sv.C3]/[$a103.C3])" office:value-type="string" office:string-value="---" calcext:value-type="string">
            <text:p>---</text:p>
          </table:table-cell>
          <table:table-cell table:formula="of:=IF(OR([$a10.C3]=&quot;---&quot;;[$qdr.C3]=&quot;---&quot;);&quot;---&quot;;[$a10.C3]/[$qdr.C3])" office:value-type="float" office:value="81.8560723831208" calcext:value-type="float">
            <text:p>81.86</text:p>
          </table:table-cell>
          <table:table-cell table:formula="of:=IF(OR([$a10.C3]=&quot;---&quot;;[$gtx.C3]=&quot;---&quot;);&quot;---&quot;;[$a10.C3]/[$gtx.C3])" office:value-type="float" office:value="38.4687163563168" calcext:value-type="float">
            <text:p>38.47</text:p>
          </table:table-cell>
          <table:table-cell table:formula="of:=IF(OR([$a10.C3]=&quot;---&quot;;[$sv2.C3]=&quot;---&quot;);&quot;---&quot;;[$a10.C3]/[$sv2.C3])" office:value-type="string" office:string-value="---" calcext:value-type="string">
            <text:p>---</text:p>
          </table:table-cell>
          <table:table-cell table:formula="of:=IF(OR([$a10.C3]=&quot;---&quot;;[$a102.C3]=&quot;---&quot;);&quot;---&quot;;[$a10.C3]/[$a102.C3])" office:value-type="string" office:string-value="---" calcext:value-type="string">
            <text:p>---</text:p>
          </table:table-cell>
          <table:table-cell table:formula="of:=IF(OR([$a10.C3]=&quot;---&quot;;[$sv3.C3]=&quot;---&quot;);&quot;---&quot;;[$a10.C3]/[$sv3.C3])" office:value-type="string" office:string-value="---" calcext:value-type="string">
            <text:p>---</text:p>
          </table:table-cell>
          <table:table-cell table:formula="of:=IF(OR([$a10.C3]=&quot;---&quot;;[$a103.C3]=&quot;---&quot;);&quot;---&quot;;[$a10.C3]/[$a103.C3])" office:value-type="string" office:string-value="---" calcext:value-type="string">
            <text:p>---</text:p>
          </table:table-cell>
          <table:table-cell table:formula="of:=IF(OR([$qdr.C3]=&quot;---&quot;;[$gtx.C3]=&quot;---&quot;);&quot;---&quot;;[$qdr.C3]/[$gtx.C3])" office:value-type="float" office:value="0.469955560245635" calcext:value-type="float">
            <text:p>0.47</text:p>
          </table:table-cell>
          <table:table-cell table:formula="of:=IF(OR([$qdr.C3]=&quot;---&quot;;[$sv2.C3]=&quot;---&quot;);&quot;---&quot;;[$qdr.C3]/[$sv2.C3])" office:value-type="string" office:string-value="---" calcext:value-type="string">
            <text:p>---</text:p>
          </table:table-cell>
          <table:table-cell table:formula="of:=IF(OR([$qdr.C3]=&quot;---&quot;;[$a102.C3]=&quot;---&quot;);&quot;---&quot;;[$qdr.C3]/[$a102.C3])" office:value-type="string" office:string-value="---" calcext:value-type="string">
            <text:p>---</text:p>
          </table:table-cell>
          <table:table-cell table:formula="of:=IF(OR([$qdr.C3]=&quot;---&quot;;[$sv3.C3]=&quot;---&quot;);&quot;---&quot;;[$qdr.C3]/[$sv3.C3])" office:value-type="string" office:string-value="---" calcext:value-type="string">
            <text:p>---</text:p>
          </table:table-cell>
          <table:table-cell table:formula="of:=IF(OR([$qdr.C3]=&quot;---&quot;;[$a103.C3]=&quot;---&quot;);&quot;---&quot;;[$qdr.C3]/[$a103.C3])" office:value-type="string" office:string-value="---" calcext:value-type="string">
            <text:p>---</text:p>
          </table:table-cell>
          <table:table-cell table:formula="of:=IF(OR([$gtx.C3]=&quot;---&quot;;[$sv2.C3]=&quot;---&quot;);&quot;---&quot;;[$gtx.C3]/[$sv2.C3])" office:value-type="string" office:string-value="---" calcext:value-type="string">
            <text:p>---</text:p>
          </table:table-cell>
          <table:table-cell table:formula="of:=IF(OR([$gtx.C3]=&quot;---&quot;;[$a102.C3]=&quot;---&quot;);&quot;---&quot;;[$gtx.C3]/[$a102.C3])" office:value-type="string" office:string-value="---" calcext:value-type="string">
            <text:p>---</text:p>
          </table:table-cell>
          <table:table-cell table:formula="of:=IF(OR([$gtx.C3]=&quot;---&quot;;[$sv3.C3]=&quot;---&quot;);&quot;---&quot;;[$gtx.C3]/[$sv3.C3])" office:value-type="string" office:string-value="---" calcext:value-type="string">
            <text:p>---</text:p>
          </table:table-cell>
          <table:table-cell table:formula="of:=IF(OR([$gtx.C3]=&quot;---&quot;;[$a103.C3]=&quot;---&quot;);&quot;---&quot;;[$gtx.C3]/[$a103.C3])" office:value-type="string" office:string-value="---" calcext:value-type="string">
            <text:p>---</text:p>
          </table:table-cell>
          <table:table-cell table:formula="of:=IF(OR([$sv2.C3]=&quot;---&quot;;[$a102.C3]=&quot;---&quot;);&quot;---&quot;;[$sv2.C3]/[$a102.C3])" office:value-type="string" office:string-value="---" calcext:value-type="string">
            <text:p>---</text:p>
          </table:table-cell>
          <table:table-cell table:formula="of:=IF(OR([$sv2.C3]=&quot;---&quot;;[$sv3.C3]=&quot;---&quot;);&quot;---&quot;;[$sv2.C3]/[$sv3.C3])" office:value-type="string" office:string-value="---" calcext:value-type="string">
            <text:p>---</text:p>
          </table:table-cell>
          <table:table-cell table:formula="of:=IF(OR([$sv2.C3]=&quot;---&quot;;[$a103.C3]=&quot;---&quot;);&quot;---&quot;;[$sv2.C3]/[$a103.C3])" office:value-type="string" office:string-value="---" calcext:value-type="string">
            <text:p>---</text:p>
          </table:table-cell>
          <table:table-cell table:formula="of:=IF(OR([$a102.C3]=&quot;---&quot;;[$sv3.C3]=&quot;---&quot;);&quot;---&quot;;[$a102.C3]/[$sv3.C3])" office:value-type="string" office:string-value="---" calcext:value-type="string">
            <text:p>---</text:p>
          </table:table-cell>
          <table:table-cell table:formula="of:=IF(OR([$a102.C3]=&quot;---&quot;;[$a103.C3]=&quot;---&quot;);&quot;---&quot;;[$a102.C3]/[$a103.C3])" office:value-type="string" office:string-value="---" calcext:value-type="string">
            <text:p>---</text:p>
          </table:table-cell>
          <table:table-cell table:formula="of:=IF(OR([$sv3.C3]=&quot;---&quot;;[$a103.C3]=&quot;---&quot;);&quot;---&quot;;[$sv3.C3]/[$a103.C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formula="of:=IF(OR([$sv.C4]=&quot;---&quot;;[$a10.C4]=&quot;---&quot;);&quot;---&quot;;[$sv.C4]/[$a10.C4])" office:value-type="float" office:value="0.7155283321186" calcext:value-type="float">
            <text:p>0.72</text:p>
          </table:table-cell>
          <table:table-cell table:formula="of:=IF(OR([$sv.C4]=&quot;---&quot;;[$qdr.C4]=&quot;---&quot;);&quot;---&quot;;[$sv.C4]/[$qdr.C4])" office:value-type="float" office:value="13.5815649044798" calcext:value-type="float">
            <text:p>13.58</text:p>
          </table:table-cell>
          <table:table-cell table:formula="of:=IF(OR([$sv.C4]=&quot;---&quot;;[$gtx.C4]=&quot;---&quot;);&quot;---&quot;;[$sv.C4]/[$gtx.C4])" office:value-type="float" office:value="20.1317249213253" calcext:value-type="float">
            <text:p>20.13</text:p>
          </table:table-cell>
          <table:table-cell table:formula="of:=IF(OR([$sv.C4]=&quot;---&quot;;[$sv2.C4]=&quot;---&quot;);&quot;---&quot;;[$sv.C4]/[$sv2.C4])" office:value-type="string" office:string-value="---" calcext:value-type="string">
            <text:p>---</text:p>
          </table:table-cell>
          <table:table-cell table:formula="of:=IF(OR([$sv.C4]=&quot;---&quot;;[$a102.C4]=&quot;---&quot;);&quot;---&quot;;[$sv.C4]/[$a102.C4])" office:value-type="string" office:string-value="---" calcext:value-type="string">
            <text:p>---</text:p>
          </table:table-cell>
          <table:table-cell table:formula="of:=IF(OR([$sv.C4]=&quot;---&quot;;[$sv3.C4]=&quot;---&quot;);&quot;---&quot;;[$sv.C4]/[$sv3.C4])" office:value-type="string" office:string-value="---" calcext:value-type="string">
            <text:p>---</text:p>
          </table:table-cell>
          <table:table-cell table:formula="of:=IF(OR([$sv.C4]=&quot;---&quot;;[$a103.C4]=&quot;---&quot;);&quot;---&quot;;[$sv.C4]/[$a103.C4])" office:value-type="string" office:string-value="---" calcext:value-type="string">
            <text:p>---</text:p>
          </table:table-cell>
          <table:table-cell table:formula="of:=IF(OR([$a10.C4]=&quot;---&quot;;[$qdr.C4]=&quot;---&quot;);&quot;---&quot;;[$a10.C4]/[$qdr.C4])" office:value-type="float" office:value="18.981169989826" calcext:value-type="float">
            <text:p>18.98</text:p>
          </table:table-cell>
          <table:table-cell table:formula="of:=IF(OR([$a10.C4]=&quot;---&quot;;[$gtx.C4]=&quot;---&quot;);&quot;---&quot;;[$a10.C4]/[$gtx.C4])" office:value-type="float" office:value="28.1354686008274" calcext:value-type="float">
            <text:p>28.14</text:p>
          </table:table-cell>
          <table:table-cell table:formula="of:=IF(OR([$a10.C4]=&quot;---&quot;;[$sv2.C4]=&quot;---&quot;);&quot;---&quot;;[$a10.C4]/[$sv2.C4])" office:value-type="string" office:string-value="---" calcext:value-type="string">
            <text:p>---</text:p>
          </table:table-cell>
          <table:table-cell table:formula="of:=IF(OR([$a10.C4]=&quot;---&quot;;[$a102.C4]=&quot;---&quot;);&quot;---&quot;;[$a10.C4]/[$a102.C4])" office:value-type="string" office:string-value="---" calcext:value-type="string">
            <text:p>---</text:p>
          </table:table-cell>
          <table:table-cell table:formula="of:=IF(OR([$a10.C4]=&quot;---&quot;;[$sv3.C4]=&quot;---&quot;);&quot;---&quot;;[$a10.C4]/[$sv3.C4])" office:value-type="string" office:string-value="---" calcext:value-type="string">
            <text:p>---</text:p>
          </table:table-cell>
          <table:table-cell table:formula="of:=IF(OR([$a10.C4]=&quot;---&quot;;[$a103.C4]=&quot;---&quot;);&quot;---&quot;;[$a10.C4]/[$a103.C4])" office:value-type="string" office:string-value="---" calcext:value-type="string">
            <text:p>---</text:p>
          </table:table-cell>
          <table:table-cell table:formula="of:=IF(OR([$qdr.C4]=&quot;---&quot;;[$gtx.C4]=&quot;---&quot;);&quot;---&quot;;[$qdr.C4]/[$gtx.C4])" office:value-type="float" office:value="1.48228315830416" calcext:value-type="float">
            <text:p>1.48</text:p>
          </table:table-cell>
          <table:table-cell table:formula="of:=IF(OR([$qdr.C4]=&quot;---&quot;;[$sv2.C4]=&quot;---&quot;);&quot;---&quot;;[$qdr.C4]/[$sv2.C4])" office:value-type="string" office:string-value="---" calcext:value-type="string">
            <text:p>---</text:p>
          </table:table-cell>
          <table:table-cell table:formula="of:=IF(OR([$qdr.C4]=&quot;---&quot;;[$a102.C4]=&quot;---&quot;);&quot;---&quot;;[$qdr.C4]/[$a102.C4])" office:value-type="string" office:string-value="---" calcext:value-type="string">
            <text:p>---</text:p>
          </table:table-cell>
          <table:table-cell table:formula="of:=IF(OR([$qdr.C4]=&quot;---&quot;;[$sv3.C4]=&quot;---&quot;);&quot;---&quot;;[$qdr.C4]/[$sv3.C4])" office:value-type="string" office:string-value="---" calcext:value-type="string">
            <text:p>---</text:p>
          </table:table-cell>
          <table:table-cell table:formula="of:=IF(OR([$qdr.C4]=&quot;---&quot;;[$a103.C4]=&quot;---&quot;);&quot;---&quot;;[$qdr.C4]/[$a103.C4])" office:value-type="string" office:string-value="---" calcext:value-type="string">
            <text:p>---</text:p>
          </table:table-cell>
          <table:table-cell table:formula="of:=IF(OR([$gtx.C4]=&quot;---&quot;;[$sv2.C4]=&quot;---&quot;);&quot;---&quot;;[$gtx.C4]/[$sv2.C4])" office:value-type="string" office:string-value="---" calcext:value-type="string">
            <text:p>---</text:p>
          </table:table-cell>
          <table:table-cell table:formula="of:=IF(OR([$gtx.C4]=&quot;---&quot;;[$a102.C4]=&quot;---&quot;);&quot;---&quot;;[$gtx.C4]/[$a102.C4])" office:value-type="string" office:string-value="---" calcext:value-type="string">
            <text:p>---</text:p>
          </table:table-cell>
          <table:table-cell table:formula="of:=IF(OR([$gtx.C4]=&quot;---&quot;;[$sv3.C4]=&quot;---&quot;);&quot;---&quot;;[$gtx.C4]/[$sv3.C4])" office:value-type="string" office:string-value="---" calcext:value-type="string">
            <text:p>---</text:p>
          </table:table-cell>
          <table:table-cell table:formula="of:=IF(OR([$gtx.C4]=&quot;---&quot;;[$a103.C4]=&quot;---&quot;);&quot;---&quot;;[$gtx.C4]/[$a103.C4])" office:value-type="string" office:string-value="---" calcext:value-type="string">
            <text:p>---</text:p>
          </table:table-cell>
          <table:table-cell table:formula="of:=IF(OR([$sv2.C4]=&quot;---&quot;;[$a102.C4]=&quot;---&quot;);&quot;---&quot;;[$sv2.C4]/[$a102.C4])" office:value-type="string" office:string-value="---" calcext:value-type="string">
            <text:p>---</text:p>
          </table:table-cell>
          <table:table-cell table:formula="of:=IF(OR([$sv2.C4]=&quot;---&quot;;[$sv3.C4]=&quot;---&quot;);&quot;---&quot;;[$sv2.C4]/[$sv3.C4])" office:value-type="string" office:string-value="---" calcext:value-type="string">
            <text:p>---</text:p>
          </table:table-cell>
          <table:table-cell table:formula="of:=IF(OR([$sv2.C4]=&quot;---&quot;;[$a103.C4]=&quot;---&quot;);&quot;---&quot;;[$sv2.C4]/[$a103.C4])" office:value-type="string" office:string-value="---" calcext:value-type="string">
            <text:p>---</text:p>
          </table:table-cell>
          <table:table-cell table:formula="of:=IF(OR([$a102.C4]=&quot;---&quot;;[$sv3.C4]=&quot;---&quot;);&quot;---&quot;;[$a102.C4]/[$sv3.C4])" office:value-type="string" office:string-value="---" calcext:value-type="string">
            <text:p>---</text:p>
          </table:table-cell>
          <table:table-cell table:formula="of:=IF(OR([$a102.C4]=&quot;---&quot;;[$a103.C4]=&quot;---&quot;);&quot;---&quot;;[$a102.C4]/[$a103.C4])" office:value-type="string" office:string-value="---" calcext:value-type="string">
            <text:p>---</text:p>
          </table:table-cell>
          <table:table-cell table:formula="of:=IF(OR([$sv3.C4]=&quot;---&quot;;[$a103.C4]=&quot;---&quot;);&quot;---&quot;;[$sv3.C4]/[$a103.C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IF(OR([$sv.C5]=&quot;---&quot;;[$a10.C5]=&quot;---&quot;);&quot;---&quot;;[$sv.C5]/[$a10.C5])" office:value-type="string" office:string-value="---" calcext:value-type="string">
            <text:p>---</text:p>
          </table:table-cell>
          <table:table-cell table:formula="of:=IF(OR([$sv.C5]=&quot;---&quot;;[$qdr.C5]=&quot;---&quot;);&quot;---&quot;;[$sv.C5]/[$qdr.C5])" office:value-type="float" office:value="3.20603743331997" calcext:value-type="float">
            <text:p>3.21</text:p>
          </table:table-cell>
          <table:table-cell table:formula="of:=IF(OR([$sv.C5]=&quot;---&quot;;[$gtx.C5]=&quot;---&quot;);&quot;---&quot;;[$sv.C5]/[$gtx.C5])" office:value-type="float" office:value="0.84584095993492" calcext:value-type="float">
            <text:p>0.85</text:p>
          </table:table-cell>
          <table:table-cell table:formula="of:=IF(OR([$sv.C5]=&quot;---&quot;;[$sv2.C5]=&quot;---&quot;);&quot;---&quot;;[$sv.C5]/[$sv2.C5])" office:value-type="string" office:string-value="---" calcext:value-type="string">
            <text:p>---</text:p>
          </table:table-cell>
          <table:table-cell table:formula="of:=IF(OR([$sv.C5]=&quot;---&quot;;[$a102.C5]=&quot;---&quot;);&quot;---&quot;;[$sv.C5]/[$a102.C5])" office:value-type="string" office:string-value="---" calcext:value-type="string">
            <text:p>---</text:p>
          </table:table-cell>
          <table:table-cell table:formula="of:=IF(OR([$sv.C5]=&quot;---&quot;;[$sv3.C5]=&quot;---&quot;);&quot;---&quot;;[$sv.C5]/[$sv3.C5])" office:value-type="string" office:string-value="---" calcext:value-type="string">
            <text:p>---</text:p>
          </table:table-cell>
          <table:table-cell table:formula="of:=IF(OR([$sv.C5]=&quot;---&quot;;[$a103.C5]=&quot;---&quot;);&quot;---&quot;;[$sv.C5]/[$a103.C5])" office:value-type="string" office:string-value="---" calcext:value-type="string">
            <text:p>---</text:p>
          </table:table-cell>
          <table:table-cell table:formula="of:=IF(OR([$a10.C5]=&quot;---&quot;;[$qdr.C5]=&quot;---&quot;);&quot;---&quot;;[$a10.C5]/[$qdr.C5])" office:value-type="string" office:string-value="---" calcext:value-type="string">
            <text:p>---</text:p>
          </table:table-cell>
          <table:table-cell table:formula="of:=IF(OR([$a10.C5]=&quot;---&quot;;[$gtx.C5]=&quot;---&quot;);&quot;---&quot;;[$a10.C5]/[$gtx.C5])" office:value-type="string" office:string-value="---" calcext:value-type="string">
            <text:p>---</text:p>
          </table:table-cell>
          <table:table-cell table:formula="of:=IF(OR([$a10.C5]=&quot;---&quot;;[$sv2.C5]=&quot;---&quot;);&quot;---&quot;;[$a10.C5]/[$sv2.C5])" office:value-type="string" office:string-value="---" calcext:value-type="string">
            <text:p>---</text:p>
          </table:table-cell>
          <table:table-cell table:formula="of:=IF(OR([$a10.C5]=&quot;---&quot;;[$a102.C5]=&quot;---&quot;);&quot;---&quot;;[$a10.C5]/[$a102.C5])" office:value-type="string" office:string-value="---" calcext:value-type="string">
            <text:p>---</text:p>
          </table:table-cell>
          <table:table-cell table:formula="of:=IF(OR([$a10.C5]=&quot;---&quot;;[$sv3.C5]=&quot;---&quot;);&quot;---&quot;;[$a10.C5]/[$sv3.C5])" office:value-type="string" office:string-value="---" calcext:value-type="string">
            <text:p>---</text:p>
          </table:table-cell>
          <table:table-cell table:formula="of:=IF(OR([$a10.C5]=&quot;---&quot;;[$a103.C5]=&quot;---&quot;);&quot;---&quot;;[$a10.C5]/[$a103.C5])" office:value-type="string" office:string-value="---" calcext:value-type="string">
            <text:p>---</text:p>
          </table:table-cell>
          <table:table-cell table:formula="of:=IF(OR([$qdr.C5]=&quot;---&quot;;[$gtx.C5]=&quot;---&quot;);&quot;---&quot;;[$qdr.C5]/[$gtx.C5])" office:value-type="float" office:value="0.263827537116128" calcext:value-type="float">
            <text:p>0.26</text:p>
          </table:table-cell>
          <table:table-cell table:formula="of:=IF(OR([$qdr.C5]=&quot;---&quot;;[$sv2.C5]=&quot;---&quot;);&quot;---&quot;;[$qdr.C5]/[$sv2.C5])" office:value-type="string" office:string-value="---" calcext:value-type="string">
            <text:p>---</text:p>
          </table:table-cell>
          <table:table-cell table:formula="of:=IF(OR([$qdr.C5]=&quot;---&quot;;[$a102.C5]=&quot;---&quot;);&quot;---&quot;;[$qdr.C5]/[$a102.C5])" office:value-type="string" office:string-value="---" calcext:value-type="string">
            <text:p>---</text:p>
          </table:table-cell>
          <table:table-cell table:formula="of:=IF(OR([$qdr.C5]=&quot;---&quot;;[$sv3.C5]=&quot;---&quot;);&quot;---&quot;;[$qdr.C5]/[$sv3.C5])" office:value-type="string" office:string-value="---" calcext:value-type="string">
            <text:p>---</text:p>
          </table:table-cell>
          <table:table-cell table:formula="of:=IF(OR([$qdr.C5]=&quot;---&quot;;[$a103.C5]=&quot;---&quot;);&quot;---&quot;;[$qdr.C5]/[$a103.C5])" office:value-type="string" office:string-value="---" calcext:value-type="string">
            <text:p>---</text:p>
          </table:table-cell>
          <table:table-cell table:formula="of:=IF(OR([$gtx.C5]=&quot;---&quot;;[$sv2.C5]=&quot;---&quot;);&quot;---&quot;;[$gtx.C5]/[$sv2.C5])" office:value-type="string" office:string-value="---" calcext:value-type="string">
            <text:p>---</text:p>
          </table:table-cell>
          <table:table-cell table:formula="of:=IF(OR([$gtx.C5]=&quot;---&quot;;[$a102.C5]=&quot;---&quot;);&quot;---&quot;;[$gtx.C5]/[$a102.C5])" office:value-type="string" office:string-value="---" calcext:value-type="string">
            <text:p>---</text:p>
          </table:table-cell>
          <table:table-cell table:formula="of:=IF(OR([$gtx.C5]=&quot;---&quot;;[$sv3.C5]=&quot;---&quot;);&quot;---&quot;;[$gtx.C5]/[$sv3.C5])" office:value-type="string" office:string-value="---" calcext:value-type="string">
            <text:p>---</text:p>
          </table:table-cell>
          <table:table-cell table:formula="of:=IF(OR([$gtx.C5]=&quot;---&quot;;[$a103.C5]=&quot;---&quot;);&quot;---&quot;;[$gtx.C5]/[$a103.C5])" office:value-type="string" office:string-value="---" calcext:value-type="string">
            <text:p>---</text:p>
          </table:table-cell>
          <table:table-cell table:formula="of:=IF(OR([$sv2.C5]=&quot;---&quot;;[$a102.C5]=&quot;---&quot;);&quot;---&quot;;[$sv2.C5]/[$a102.C5])" office:value-type="string" office:string-value="---" calcext:value-type="string">
            <text:p>---</text:p>
          </table:table-cell>
          <table:table-cell table:formula="of:=IF(OR([$sv2.C5]=&quot;---&quot;;[$sv3.C5]=&quot;---&quot;);&quot;---&quot;;[$sv2.C5]/[$sv3.C5])" office:value-type="string" office:string-value="---" calcext:value-type="string">
            <text:p>---</text:p>
          </table:table-cell>
          <table:table-cell table:formula="of:=IF(OR([$sv2.C5]=&quot;---&quot;;[$a103.C5]=&quot;---&quot;);&quot;---&quot;;[$sv2.C5]/[$a103.C5])" office:value-type="string" office:string-value="---" calcext:value-type="string">
            <text:p>---</text:p>
          </table:table-cell>
          <table:table-cell table:formula="of:=IF(OR([$a102.C5]=&quot;---&quot;;[$sv3.C5]=&quot;---&quot;);&quot;---&quot;;[$a102.C5]/[$sv3.C5])" office:value-type="string" office:string-value="---" calcext:value-type="string">
            <text:p>---</text:p>
          </table:table-cell>
          <table:table-cell table:formula="of:=IF(OR([$a102.C5]=&quot;---&quot;;[$a103.C5]=&quot;---&quot;);&quot;---&quot;;[$a102.C5]/[$a103.C5])" office:value-type="string" office:string-value="---" calcext:value-type="string">
            <text:p>---</text:p>
          </table:table-cell>
          <table:table-cell table:formula="of:=IF(OR([$sv3.C5]=&quot;---&quot;;[$a103.C5]=&quot;---&quot;);&quot;---&quot;;[$sv3.C5]/[$a103.C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formula="of:=IF(OR([$sv.C6]=&quot;---&quot;;[$a10.C6]=&quot;---&quot;);&quot;---&quot;;[$sv.C6]/[$a10.C6])" office:value-type="string" office:string-value="---" calcext:value-type="string">
            <text:p>---</text:p>
          </table:table-cell>
          <table:table-cell table:formula="of:=IF(OR([$sv.C6]=&quot;---&quot;;[$qdr.C6]=&quot;---&quot;);&quot;---&quot;;[$sv.C6]/[$qdr.C6])" office:value-type="float" office:value="4.68979954644582" calcext:value-type="float">
            <text:p>4.69</text:p>
          </table:table-cell>
          <table:table-cell table:formula="of:=IF(OR([$sv.C6]=&quot;---&quot;;[$gtx.C6]=&quot;---&quot;);&quot;---&quot;;[$sv.C6]/[$gtx.C6])" office:value-type="float" office:value="1.70428858321359" calcext:value-type="float">
            <text:p>1.70</text:p>
          </table:table-cell>
          <table:table-cell table:formula="of:=IF(OR([$sv.C6]=&quot;---&quot;;[$sv2.C6]=&quot;---&quot;);&quot;---&quot;;[$sv.C6]/[$sv2.C6])" office:value-type="float" office:value="2.22873606040285" calcext:value-type="float">
            <text:p>2.23</text:p>
          </table:table-cell>
          <table:table-cell table:formula="of:=IF(OR([$sv.C6]=&quot;---&quot;;[$a102.C6]=&quot;---&quot;);&quot;---&quot;;[$sv.C6]/[$a102.C6])" office:value-type="float" office:value="0.657941005591966" calcext:value-type="float">
            <text:p>0.66</text:p>
          </table:table-cell>
          <table:table-cell table:formula="of:=IF(OR([$sv.C6]=&quot;---&quot;;[$sv3.C6]=&quot;---&quot;);&quot;---&quot;;[$sv.C6]/[$sv3.C6])" office:value-type="string" office:string-value="---" calcext:value-type="string">
            <text:p>---</text:p>
          </table:table-cell>
          <table:table-cell table:formula="of:=IF(OR([$sv.C6]=&quot;---&quot;;[$a103.C6]=&quot;---&quot;);&quot;---&quot;;[$sv.C6]/[$a103.C6])" office:value-type="string" office:string-value="---" calcext:value-type="string">
            <text:p>---</text:p>
          </table:table-cell>
          <table:table-cell table:formula="of:=IF(OR([$a10.C6]=&quot;---&quot;;[$qdr.C6]=&quot;---&quot;);&quot;---&quot;;[$a10.C6]/[$qdr.C6])" office:value-type="string" office:string-value="---" calcext:value-type="string">
            <text:p>---</text:p>
          </table:table-cell>
          <table:table-cell table:formula="of:=IF(OR([$a10.C6]=&quot;---&quot;;[$gtx.C6]=&quot;---&quot;);&quot;---&quot;;[$a10.C6]/[$gtx.C6])" office:value-type="string" office:string-value="---" calcext:value-type="string">
            <text:p>---</text:p>
          </table:table-cell>
          <table:table-cell table:formula="of:=IF(OR([$a10.C6]=&quot;---&quot;;[$sv2.C6]=&quot;---&quot;);&quot;---&quot;;[$a10.C6]/[$sv2.C6])" office:value-type="string" office:string-value="---" calcext:value-type="string">
            <text:p>---</text:p>
          </table:table-cell>
          <table:table-cell table:formula="of:=IF(OR([$a10.C6]=&quot;---&quot;;[$a102.C6]=&quot;---&quot;);&quot;---&quot;;[$a10.C6]/[$a102.C6])" office:value-type="string" office:string-value="---" calcext:value-type="string">
            <text:p>---</text:p>
          </table:table-cell>
          <table:table-cell table:formula="of:=IF(OR([$a10.C6]=&quot;---&quot;;[$sv3.C6]=&quot;---&quot;);&quot;---&quot;;[$a10.C6]/[$sv3.C6])" office:value-type="string" office:string-value="---" calcext:value-type="string">
            <text:p>---</text:p>
          </table:table-cell>
          <table:table-cell table:formula="of:=IF(OR([$a10.C6]=&quot;---&quot;;[$a103.C6]=&quot;---&quot;);&quot;---&quot;;[$a10.C6]/[$a103.C6])" office:value-type="string" office:string-value="---" calcext:value-type="string">
            <text:p>---</text:p>
          </table:table-cell>
          <table:table-cell table:formula="of:=IF(OR([$qdr.C6]=&quot;---&quot;;[$gtx.C6]=&quot;---&quot;);&quot;---&quot;;[$qdr.C6]/[$gtx.C6])" office:value-type="float" office:value="0.363403289700343" calcext:value-type="float">
            <text:p>0.36</text:p>
          </table:table-cell>
          <table:table-cell table:formula="of:=IF(OR([$qdr.C6]=&quot;---&quot;;[$sv2.C6]=&quot;---&quot;);&quot;---&quot;;[$qdr.C6]/[$sv2.C6])" office:value-type="float" office:value="0.475230559074088" calcext:value-type="float">
            <text:p>0.48</text:p>
          </table:table-cell>
          <table:table-cell table:formula="of:=IF(OR([$qdr.C6]=&quot;---&quot;;[$a102.C6]=&quot;---&quot;);&quot;---&quot;;[$qdr.C6]/[$a102.C6])" office:value-type="float" office:value="0.140291924862884" calcext:value-type="float">
            <text:p>0.14</text:p>
          </table:table-cell>
          <table:table-cell table:formula="of:=IF(OR([$qdr.C6]=&quot;---&quot;;[$sv3.C6]=&quot;---&quot;);&quot;---&quot;;[$qdr.C6]/[$sv3.C6])" office:value-type="string" office:string-value="---" calcext:value-type="string">
            <text:p>---</text:p>
          </table:table-cell>
          <table:table-cell table:formula="of:=IF(OR([$qdr.C6]=&quot;---&quot;;[$a103.C6]=&quot;---&quot;);&quot;---&quot;;[$qdr.C6]/[$a103.C6])" office:value-type="string" office:string-value="---" calcext:value-type="string">
            <text:p>---</text:p>
          </table:table-cell>
          <table:table-cell table:formula="of:=IF(OR([$gtx.C6]=&quot;---&quot;;[$sv2.C6]=&quot;---&quot;);&quot;---&quot;;[$gtx.C6]/[$sv2.C6])" office:value-type="float" office:value="1.30772222636167" calcext:value-type="float">
            <text:p>1.31</text:p>
          </table:table-cell>
          <table:table-cell table:formula="of:=IF(OR([$gtx.C6]=&quot;---&quot;;[$a102.C6]=&quot;---&quot;);&quot;---&quot;;[$gtx.C6]/[$a102.C6])" office:value-type="float" office:value="0.386050233553381" calcext:value-type="float">
            <text:p>0.39</text:p>
          </table:table-cell>
          <table:table-cell table:formula="of:=IF(OR([$gtx.C6]=&quot;---&quot;;[$sv3.C6]=&quot;---&quot;);&quot;---&quot;;[$gtx.C6]/[$sv3.C6])" office:value-type="string" office:string-value="---" calcext:value-type="string">
            <text:p>---</text:p>
          </table:table-cell>
          <table:table-cell table:formula="of:=IF(OR([$gtx.C6]=&quot;---&quot;;[$a103.C6]=&quot;---&quot;);&quot;---&quot;;[$gtx.C6]/[$a103.C6])" office:value-type="string" office:string-value="---" calcext:value-type="string">
            <text:p>---</text:p>
          </table:table-cell>
          <table:table-cell table:formula="of:=IF(OR([$sv2.C6]=&quot;---&quot;;[$a102.C6]=&quot;---&quot;);&quot;---&quot;;[$sv2.C6]/[$a102.C6])" office:value-type="float" office:value="0.295208130420361" calcext:value-type="float">
            <text:p>0.30</text:p>
          </table:table-cell>
          <table:table-cell table:formula="of:=IF(OR([$sv2.C6]=&quot;---&quot;;[$sv3.C6]=&quot;---&quot;);&quot;---&quot;;[$sv2.C6]/[$sv3.C6])" office:value-type="string" office:string-value="---" calcext:value-type="string">
            <text:p>---</text:p>
          </table:table-cell>
          <table:table-cell table:formula="of:=IF(OR([$sv2.C6]=&quot;---&quot;;[$a103.C6]=&quot;---&quot;);&quot;---&quot;;[$sv2.C6]/[$a103.C6])" office:value-type="string" office:string-value="---" calcext:value-type="string">
            <text:p>---</text:p>
          </table:table-cell>
          <table:table-cell table:formula="of:=IF(OR([$a102.C6]=&quot;---&quot;;[$sv3.C6]=&quot;---&quot;);&quot;---&quot;;[$a102.C6]/[$sv3.C6])" office:value-type="string" office:string-value="---" calcext:value-type="string">
            <text:p>---</text:p>
          </table:table-cell>
          <table:table-cell table:formula="of:=IF(OR([$a102.C6]=&quot;---&quot;;[$a103.C6]=&quot;---&quot;);&quot;---&quot;;[$a102.C6]/[$a103.C6])" office:value-type="string" office:string-value="---" calcext:value-type="string">
            <text:p>---</text:p>
          </table:table-cell>
          <table:table-cell table:formula="of:=IF(OR([$sv3.C6]=&quot;---&quot;;[$a103.C6]=&quot;---&quot;);&quot;---&quot;;[$sv3.C6]/[$a103.C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formula="of:=IF(OR([$sv.C7]=&quot;---&quot;;[$a10.C7]=&quot;---&quot;);&quot;---&quot;;[$sv.C7]/[$a10.C7])" office:value-type="string" office:string-value="---" calcext:value-type="string">
            <text:p>---</text:p>
          </table:table-cell>
          <table:table-cell table:formula="of:=IF(OR([$sv.C7]=&quot;---&quot;;[$qdr.C7]=&quot;---&quot;);&quot;---&quot;;[$sv.C7]/[$qdr.C7])" office:value-type="float" office:value="4.3513658196432" calcext:value-type="float">
            <text:p>4.35</text:p>
          </table:table-cell>
          <table:table-cell table:formula="of:=IF(OR([$sv.C7]=&quot;---&quot;;[$gtx.C7]=&quot;---&quot;);&quot;---&quot;;[$sv.C7]/[$gtx.C7])" office:value-type="float" office:value="1.63039947340976" calcext:value-type="float">
            <text:p>1.63</text:p>
          </table:table-cell>
          <table:table-cell table:formula="of:=IF(OR([$sv.C7]=&quot;---&quot;;[$sv2.C7]=&quot;---&quot;);&quot;---&quot;;[$sv.C7]/[$sv2.C7])" office:value-type="float" office:value="2.18920448912936" calcext:value-type="float">
            <text:p>2.19</text:p>
          </table:table-cell>
          <table:table-cell table:formula="of:=IF(OR([$sv.C7]=&quot;---&quot;;[$a102.C7]=&quot;---&quot;);&quot;---&quot;;[$sv.C7]/[$a102.C7])" office:value-type="float" office:value="0.625560387022249" calcext:value-type="float">
            <text:p>0.63</text:p>
          </table:table-cell>
          <table:table-cell table:formula="of:=IF(OR([$sv.C7]=&quot;---&quot;;[$sv3.C7]=&quot;---&quot;);&quot;---&quot;;[$sv.C7]/[$sv3.C7])" office:value-type="string" office:string-value="---" calcext:value-type="string">
            <text:p>---</text:p>
          </table:table-cell>
          <table:table-cell table:formula="of:=IF(OR([$sv.C7]=&quot;---&quot;;[$a103.C7]=&quot;---&quot;);&quot;---&quot;;[$sv.C7]/[$a103.C7])" office:value-type="string" office:string-value="---" calcext:value-type="string">
            <text:p>---</text:p>
          </table:table-cell>
          <table:table-cell table:formula="of:=IF(OR([$a10.C7]=&quot;---&quot;;[$qdr.C7]=&quot;---&quot;);&quot;---&quot;;[$a10.C7]/[$qdr.C7])" office:value-type="string" office:string-value="---" calcext:value-type="string">
            <text:p>---</text:p>
          </table:table-cell>
          <table:table-cell table:formula="of:=IF(OR([$a10.C7]=&quot;---&quot;;[$gtx.C7]=&quot;---&quot;);&quot;---&quot;;[$a10.C7]/[$gtx.C7])" office:value-type="string" office:string-value="---" calcext:value-type="string">
            <text:p>---</text:p>
          </table:table-cell>
          <table:table-cell table:formula="of:=IF(OR([$a10.C7]=&quot;---&quot;;[$sv2.C7]=&quot;---&quot;);&quot;---&quot;;[$a10.C7]/[$sv2.C7])" office:value-type="string" office:string-value="---" calcext:value-type="string">
            <text:p>---</text:p>
          </table:table-cell>
          <table:table-cell table:formula="of:=IF(OR([$a10.C7]=&quot;---&quot;;[$a102.C7]=&quot;---&quot;);&quot;---&quot;;[$a10.C7]/[$a102.C7])" office:value-type="string" office:string-value="---" calcext:value-type="string">
            <text:p>---</text:p>
          </table:table-cell>
          <table:table-cell table:formula="of:=IF(OR([$a10.C7]=&quot;---&quot;;[$sv3.C7]=&quot;---&quot;);&quot;---&quot;;[$a10.C7]/[$sv3.C7])" office:value-type="string" office:string-value="---" calcext:value-type="string">
            <text:p>---</text:p>
          </table:table-cell>
          <table:table-cell table:formula="of:=IF(OR([$a10.C7]=&quot;---&quot;;[$a103.C7]=&quot;---&quot;);&quot;---&quot;;[$a10.C7]/[$a103.C7])" office:value-type="string" office:string-value="---" calcext:value-type="string">
            <text:p>---</text:p>
          </table:table-cell>
          <table:table-cell table:formula="of:=IF(OR([$qdr.C7]=&quot;---&quot;;[$gtx.C7]=&quot;---&quot;);&quot;---&quot;;[$qdr.C7]/[$gtx.C7])" office:value-type="float" office:value="0.37468683190223" calcext:value-type="float">
            <text:p>0.37</text:p>
          </table:table-cell>
          <table:table-cell table:formula="of:=IF(OR([$qdr.C7]=&quot;---&quot;;[$sv2.C7]=&quot;---&quot;);&quot;---&quot;;[$qdr.C7]/[$sv2.C7])" office:value-type="float" office:value="0.503107433359595" calcext:value-type="float">
            <text:p>0.50</text:p>
          </table:table-cell>
          <table:table-cell table:formula="of:=IF(OR([$qdr.C7]=&quot;---&quot;;[$a102.C7]=&quot;---&quot;);&quot;---&quot;;[$qdr.C7]/[$a102.C7])" office:value-type="float" office:value="0.143761846958099" calcext:value-type="float">
            <text:p>0.14</text:p>
          </table:table-cell>
          <table:table-cell table:formula="of:=IF(OR([$qdr.C7]=&quot;---&quot;;[$sv3.C7]=&quot;---&quot;);&quot;---&quot;;[$qdr.C7]/[$sv3.C7])" office:value-type="string" office:string-value="---" calcext:value-type="string">
            <text:p>---</text:p>
          </table:table-cell>
          <table:table-cell table:formula="of:=IF(OR([$qdr.C7]=&quot;---&quot;;[$a103.C7]=&quot;---&quot;);&quot;---&quot;;[$qdr.C7]/[$a103.C7])" office:value-type="string" office:string-value="---" calcext:value-type="string">
            <text:p>---</text:p>
          </table:table-cell>
          <table:table-cell table:formula="of:=IF(OR([$gtx.C7]=&quot;---&quot;;[$sv2.C7]=&quot;---&quot;);&quot;---&quot;;[$gtx.C7]/[$sv2.C7])" office:value-type="float" office:value="1.34274116548317" calcext:value-type="float">
            <text:p>1.34</text:p>
          </table:table-cell>
          <table:table-cell table:formula="of:=IF(OR([$gtx.C7]=&quot;---&quot;;[$a102.C7]=&quot;---&quot;);&quot;---&quot;;[$gtx.C7]/[$a102.C7])" office:value-type="float" office:value="0.383685346581949" calcext:value-type="float">
            <text:p>0.38</text:p>
          </table:table-cell>
          <table:table-cell table:formula="of:=IF(OR([$gtx.C7]=&quot;---&quot;;[$sv3.C7]=&quot;---&quot;);&quot;---&quot;;[$gtx.C7]/[$sv3.C7])" office:value-type="string" office:string-value="---" calcext:value-type="string">
            <text:p>---</text:p>
          </table:table-cell>
          <table:table-cell table:formula="of:=IF(OR([$gtx.C7]=&quot;---&quot;;[$a103.C7]=&quot;---&quot;);&quot;---&quot;;[$gtx.C7]/[$a103.C7])" office:value-type="string" office:string-value="---" calcext:value-type="string">
            <text:p>---</text:p>
          </table:table-cell>
          <table:table-cell table:formula="of:=IF(OR([$sv2.C7]=&quot;---&quot;;[$a102.C7]=&quot;---&quot;);&quot;---&quot;;[$sv2.C7]/[$a102.C7])" office:value-type="float" office:value="0.28574780936569" calcext:value-type="float">
            <text:p>0.29</text:p>
          </table:table-cell>
          <table:table-cell table:formula="of:=IF(OR([$sv2.C7]=&quot;---&quot;;[$sv3.C7]=&quot;---&quot;);&quot;---&quot;;[$sv2.C7]/[$sv3.C7])" office:value-type="string" office:string-value="---" calcext:value-type="string">
            <text:p>---</text:p>
          </table:table-cell>
          <table:table-cell table:formula="of:=IF(OR([$sv2.C7]=&quot;---&quot;;[$a103.C7]=&quot;---&quot;);&quot;---&quot;;[$sv2.C7]/[$a103.C7])" office:value-type="string" office:string-value="---" calcext:value-type="string">
            <text:p>---</text:p>
          </table:table-cell>
          <table:table-cell table:formula="of:=IF(OR([$a102.C7]=&quot;---&quot;;[$sv3.C7]=&quot;---&quot;);&quot;---&quot;;[$a102.C7]/[$sv3.C7])" office:value-type="string" office:string-value="---" calcext:value-type="string">
            <text:p>---</text:p>
          </table:table-cell>
          <table:table-cell table:formula="of:=IF(OR([$a102.C7]=&quot;---&quot;;[$a103.C7]=&quot;---&quot;);&quot;---&quot;;[$a102.C7]/[$a103.C7])" office:value-type="string" office:string-value="---" calcext:value-type="string">
            <text:p>---</text:p>
          </table:table-cell>
          <table:table-cell table:formula="of:=IF(OR([$sv3.C7]=&quot;---&quot;;[$a103.C7]=&quot;---&quot;);&quot;---&quot;;[$sv3.C7]/[$a103.C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formula="of:=IF(OR([$sv.C8]=&quot;---&quot;;[$a10.C8]=&quot;---&quot;);&quot;---&quot;;[$sv.C8]/[$a10.C8])" office:value-type="string" office:string-value="---" calcext:value-type="string">
            <text:p>---</text:p>
          </table:table-cell>
          <table:table-cell table:formula="of:=IF(OR([$sv.C8]=&quot;---&quot;;[$qdr.C8]=&quot;---&quot;);&quot;---&quot;;[$sv.C8]/[$qdr.C8])" office:value-type="string" office:string-value="---" calcext:value-type="string">
            <text:p>---</text:p>
          </table:table-cell>
          <table:table-cell table:formula="of:=IF(OR([$sv.C8]=&quot;---&quot;;[$gtx.C8]=&quot;---&quot;);&quot;---&quot;;[$sv.C8]/[$gtx.C8])" office:value-type="string" office:string-value="---" calcext:value-type="string">
            <text:p>---</text:p>
          </table:table-cell>
          <table:table-cell table:formula="of:=IF(OR([$sv.C8]=&quot;---&quot;;[$sv2.C8]=&quot;---&quot;);&quot;---&quot;;[$sv.C8]/[$sv2.C8])" office:value-type="float" office:value="525.825708201587" calcext:value-type="float">
            <text:p>525.83</text:p>
          </table:table-cell>
          <table:table-cell table:formula="of:=IF(OR([$sv.C8]=&quot;---&quot;;[$a102.C8]=&quot;---&quot;);&quot;---&quot;;[$sv.C8]/[$a102.C8])" office:value-type="float" office:value="776.157370366137" calcext:value-type="float">
            <text:p>776.16</text:p>
          </table:table-cell>
          <table:table-cell table:formula="of:=IF(OR([$sv.C8]=&quot;---&quot;;[$sv3.C8]=&quot;---&quot;);&quot;---&quot;;[$sv.C8]/[$sv3.C8])" office:value-type="float" office:value="492.488879487489" calcext:value-type="float">
            <text:p>492.49</text:p>
          </table:table-cell>
          <table:table-cell table:formula="of:=IF(OR([$sv.C8]=&quot;---&quot;;[$a103.C8]=&quot;---&quot;);&quot;---&quot;;[$sv.C8]/[$a103.C8])" office:value-type="float" office:value="429.214388049639" calcext:value-type="float">
            <text:p>429.21</text:p>
          </table:table-cell>
          <table:table-cell table:formula="of:=IF(OR([$a10.C8]=&quot;---&quot;;[$qdr.C8]=&quot;---&quot;);&quot;---&quot;;[$a10.C8]/[$qdr.C8])" office:value-type="string" office:string-value="---" calcext:value-type="string">
            <text:p>---</text:p>
          </table:table-cell>
          <table:table-cell table:formula="of:=IF(OR([$a10.C8]=&quot;---&quot;;[$gtx.C8]=&quot;---&quot;);&quot;---&quot;;[$a10.C8]/[$gtx.C8])" office:value-type="string" office:string-value="---" calcext:value-type="string">
            <text:p>---</text:p>
          </table:table-cell>
          <table:table-cell table:formula="of:=IF(OR([$a10.C8]=&quot;---&quot;;[$sv2.C8]=&quot;---&quot;);&quot;---&quot;;[$a10.C8]/[$sv2.C8])" office:value-type="string" office:string-value="---" calcext:value-type="string">
            <text:p>---</text:p>
          </table:table-cell>
          <table:table-cell table:formula="of:=IF(OR([$a10.C8]=&quot;---&quot;;[$a102.C8]=&quot;---&quot;);&quot;---&quot;;[$a10.C8]/[$a102.C8])" office:value-type="string" office:string-value="---" calcext:value-type="string">
            <text:p>---</text:p>
          </table:table-cell>
          <table:table-cell table:formula="of:=IF(OR([$a10.C8]=&quot;---&quot;;[$sv3.C8]=&quot;---&quot;);&quot;---&quot;;[$a10.C8]/[$sv3.C8])" office:value-type="string" office:string-value="---" calcext:value-type="string">
            <text:p>---</text:p>
          </table:table-cell>
          <table:table-cell table:formula="of:=IF(OR([$a10.C8]=&quot;---&quot;;[$a103.C8]=&quot;---&quot;);&quot;---&quot;;[$a10.C8]/[$a103.C8])" office:value-type="string" office:string-value="---" calcext:value-type="string">
            <text:p>---</text:p>
          </table:table-cell>
          <table:table-cell table:formula="of:=IF(OR([$qdr.C8]=&quot;---&quot;;[$gtx.C8]=&quot;---&quot;);&quot;---&quot;;[$qdr.C8]/[$gtx.C8])" office:value-type="string" office:string-value="---" calcext:value-type="string">
            <text:p>---</text:p>
          </table:table-cell>
          <table:table-cell table:formula="of:=IF(OR([$qdr.C8]=&quot;---&quot;;[$sv2.C8]=&quot;---&quot;);&quot;---&quot;;[$qdr.C8]/[$sv2.C8])" office:value-type="string" office:string-value="---" calcext:value-type="string">
            <text:p>---</text:p>
          </table:table-cell>
          <table:table-cell table:formula="of:=IF(OR([$qdr.C8]=&quot;---&quot;;[$a102.C8]=&quot;---&quot;);&quot;---&quot;;[$qdr.C8]/[$a102.C8])" office:value-type="string" office:string-value="---" calcext:value-type="string">
            <text:p>---</text:p>
          </table:table-cell>
          <table:table-cell table:formula="of:=IF(OR([$qdr.C8]=&quot;---&quot;;[$sv3.C8]=&quot;---&quot;);&quot;---&quot;;[$qdr.C8]/[$sv3.C8])" office:value-type="string" office:string-value="---" calcext:value-type="string">
            <text:p>---</text:p>
          </table:table-cell>
          <table:table-cell table:formula="of:=IF(OR([$qdr.C8]=&quot;---&quot;;[$a103.C8]=&quot;---&quot;);&quot;---&quot;;[$qdr.C8]/[$a103.C8])" office:value-type="string" office:string-value="---" calcext:value-type="string">
            <text:p>---</text:p>
          </table:table-cell>
          <table:table-cell table:formula="of:=IF(OR([$gtx.C8]=&quot;---&quot;;[$sv2.C8]=&quot;---&quot;);&quot;---&quot;;[$gtx.C8]/[$sv2.C8])" office:value-type="string" office:string-value="---" calcext:value-type="string">
            <text:p>---</text:p>
          </table:table-cell>
          <table:table-cell table:formula="of:=IF(OR([$gtx.C8]=&quot;---&quot;;[$a102.C8]=&quot;---&quot;);&quot;---&quot;;[$gtx.C8]/[$a102.C8])" office:value-type="string" office:string-value="---" calcext:value-type="string">
            <text:p>---</text:p>
          </table:table-cell>
          <table:table-cell table:formula="of:=IF(OR([$gtx.C8]=&quot;---&quot;;[$sv3.C8]=&quot;---&quot;);&quot;---&quot;;[$gtx.C8]/[$sv3.C8])" office:value-type="string" office:string-value="---" calcext:value-type="string">
            <text:p>---</text:p>
          </table:table-cell>
          <table:table-cell table:formula="of:=IF(OR([$gtx.C8]=&quot;---&quot;;[$a103.C8]=&quot;---&quot;);&quot;---&quot;;[$gtx.C8]/[$a103.C8])" office:value-type="string" office:string-value="---" calcext:value-type="string">
            <text:p>---</text:p>
          </table:table-cell>
          <table:table-cell table:formula="of:=IF(OR([$sv2.C8]=&quot;---&quot;;[$a102.C8]=&quot;---&quot;);&quot;---&quot;;[$sv2.C8]/[$a102.C8])" office:value-type="float" office:value="1.47607345601402" calcext:value-type="float">
            <text:p>1.48</text:p>
          </table:table-cell>
          <table:table-cell table:formula="of:=IF(OR([$sv2.C8]=&quot;---&quot;;[$sv3.C8]=&quot;---&quot;);&quot;---&quot;;[$sv2.C8]/[$sv3.C8])" office:value-type="float" office:value="0.936600991176115" calcext:value-type="float">
            <text:p>0.94</text:p>
          </table:table-cell>
          <table:table-cell table:formula="of:=IF(OR([$sv2.C8]=&quot;---&quot;;[$a103.C8]=&quot;---&quot;);&quot;---&quot;;[$sv2.C8]/[$a103.C8])" office:value-type="float" office:value="0.816267408296989" calcext:value-type="float">
            <text:p>0.82</text:p>
          </table:table-cell>
          <table:table-cell table:formula="of:=IF(OR([$a102.C8]=&quot;---&quot;;[$sv3.C8]=&quot;---&quot;);&quot;---&quot;;[$a102.C8]/[$sv3.C8])" office:value-type="float" office:value="0.634521938837181" calcext:value-type="float">
            <text:p>0.63</text:p>
          </table:table-cell>
          <table:table-cell table:formula="of:=IF(OR([$a102.C8]=&quot;---&quot;;[$a103.C8]=&quot;---&quot;);&quot;---&quot;;[$a102.C8]/[$a103.C8])" office:value-type="float" office:value="0.552999178307313" calcext:value-type="float">
            <text:p>0.55</text:p>
          </table:table-cell>
          <table:table-cell table:formula="of:=IF(OR([$sv3.C8]=&quot;---&quot;;[$a103.C8]=&quot;---&quot;);&quot;---&quot;;[$sv3.C8]/[$a103.C8])" office:value-type="float" office:value="0.87152097423256" calcext:value-type="float">
            <text:p>0.87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IF(OR([$sv.C9]=&quot;---&quot;;[$a10.C9]=&quot;---&quot;);&quot;---&quot;;[$sv.C9]/[$a10.C9])" office:value-type="float" office:value="0.096555546469685" calcext:value-type="float">
            <text:p>0.10</text:p>
          </table:table-cell>
          <table:table-cell table:formula="of:=IF(OR([$sv.C9]=&quot;---&quot;;[$qdr.C9]=&quot;---&quot;);&quot;---&quot;;[$sv.C9]/[$qdr.C9])" office:value-type="float" office:value="2.44312423487129" calcext:value-type="float">
            <text:p>2.44</text:p>
          </table:table-cell>
          <table:table-cell table:formula="of:=IF(OR([$sv.C9]=&quot;---&quot;;[$gtx.C9]=&quot;---&quot;);&quot;---&quot;;[$sv.C9]/[$gtx.C9])" office:value-type="float" office:value="2.49668150688954" calcext:value-type="float">
            <text:p>2.50</text:p>
          </table:table-cell>
          <table:table-cell table:formula="of:=IF(OR([$sv.C9]=&quot;---&quot;;[$sv2.C9]=&quot;---&quot;);&quot;---&quot;;[$sv.C9]/[$sv2.C9])" office:value-type="float" office:value="0.870937669672828" calcext:value-type="float">
            <text:p>0.87</text:p>
          </table:table-cell>
          <table:table-cell table:formula="of:=IF(OR([$sv.C9]=&quot;---&quot;;[$a102.C9]=&quot;---&quot;);&quot;---&quot;;[$sv.C9]/[$a102.C9])" office:value-type="float" office:value="0.153142578810353" calcext:value-type="float">
            <text:p>0.15</text:p>
          </table:table-cell>
          <table:table-cell table:formula="of:=IF(OR([$sv.C9]=&quot;---&quot;;[$sv3.C9]=&quot;---&quot;);&quot;---&quot;;[$sv.C9]/[$sv3.C9])" office:value-type="string" office:string-value="---" calcext:value-type="string">
            <text:p>---</text:p>
          </table:table-cell>
          <table:table-cell table:formula="of:=IF(OR([$sv.C9]=&quot;---&quot;;[$a103.C9]=&quot;---&quot;);&quot;---&quot;;[$sv.C9]/[$a103.C9])" office:value-type="string" office:string-value="---" calcext:value-type="string">
            <text:p>---</text:p>
          </table:table-cell>
          <table:table-cell table:formula="of:=IF(OR([$a10.C9]=&quot;---&quot;;[$qdr.C9]=&quot;---&quot;);&quot;---&quot;;[$a10.C9]/[$qdr.C9])" office:value-type="float" office:value="25.3027850206238" calcext:value-type="float">
            <text:p>25.30</text:p>
          </table:table-cell>
          <table:table-cell table:formula="of:=IF(OR([$a10.C9]=&quot;---&quot;;[$gtx.C9]=&quot;---&quot;);&quot;---&quot;;[$a10.C9]/[$gtx.C9])" office:value-type="float" office:value="25.857463379107" calcext:value-type="float">
            <text:p>25.86</text:p>
          </table:table-cell>
          <table:table-cell table:formula="of:=IF(OR([$a10.C9]=&quot;---&quot;;[$sv2.C9]=&quot;---&quot;);&quot;---&quot;;[$a10.C9]/[$sv2.C9])" office:value-type="float" office:value="9.02006877405299" calcext:value-type="float">
            <text:p>9.02</text:p>
          </table:table-cell>
          <table:table-cell table:formula="of:=IF(OR([$a10.C9]=&quot;---&quot;;[$a102.C9]=&quot;---&quot;);&quot;---&quot;;[$a10.C9]/[$a102.C9])" office:value-type="float" office:value="1.58605677674285" calcext:value-type="float">
            <text:p>1.59</text:p>
          </table:table-cell>
          <table:table-cell table:formula="of:=IF(OR([$a10.C9]=&quot;---&quot;;[$sv3.C9]=&quot;---&quot;);&quot;---&quot;;[$a10.C9]/[$sv3.C9])" office:value-type="string" office:string-value="---" calcext:value-type="string">
            <text:p>---</text:p>
          </table:table-cell>
          <table:table-cell table:formula="of:=IF(OR([$a10.C9]=&quot;---&quot;;[$a103.C9]=&quot;---&quot;);&quot;---&quot;;[$a10.C9]/[$a103.C9])" office:value-type="string" office:string-value="---" calcext:value-type="string">
            <text:p>---</text:p>
          </table:table-cell>
          <table:table-cell table:formula="of:=IF(OR([$qdr.C9]=&quot;---&quot;;[$gtx.C9]=&quot;---&quot;);&quot;---&quot;;[$qdr.C9]/[$gtx.C9])" office:value-type="float" office:value="1.02192163265945" calcext:value-type="float">
            <text:p>1.02</text:p>
          </table:table-cell>
          <table:table-cell table:formula="of:=IF(OR([$qdr.C9]=&quot;---&quot;;[$sv2.C9]=&quot;---&quot;);&quot;---&quot;;[$qdr.C9]/[$sv2.C9])" office:value-type="float" office:value="0.356485215627486" calcext:value-type="float">
            <text:p>0.36</text:p>
          </table:table-cell>
          <table:table-cell table:formula="of:=IF(OR([$qdr.C9]=&quot;---&quot;;[$a102.C9]=&quot;---&quot;);&quot;---&quot;;[$qdr.C9]/[$a102.C9])" office:value-type="float" office:value="0.0626830910293111" calcext:value-type="float">
            <text:p>0.06</text:p>
          </table:table-cell>
          <table:table-cell table:formula="of:=IF(OR([$qdr.C9]=&quot;---&quot;;[$sv3.C9]=&quot;---&quot;);&quot;---&quot;;[$qdr.C9]/[$sv3.C9])" office:value-type="string" office:string-value="---" calcext:value-type="string">
            <text:p>---</text:p>
          </table:table-cell>
          <table:table-cell table:formula="of:=IF(OR([$qdr.C9]=&quot;---&quot;;[$a103.C9]=&quot;---&quot;);&quot;---&quot;;[$qdr.C9]/[$a103.C9])" office:value-type="string" office:string-value="---" calcext:value-type="string">
            <text:p>---</text:p>
          </table:table-cell>
          <table:table-cell table:formula="of:=IF(OR([$gtx.C9]=&quot;---&quot;;[$sv2.C9]=&quot;---&quot;);&quot;---&quot;;[$gtx.C9]/[$sv2.C9])" office:value-type="float" office:value="0.348838114621145" calcext:value-type="float">
            <text:p>0.35</text:p>
          </table:table-cell>
          <table:table-cell table:formula="of:=IF(OR([$gtx.C9]=&quot;---&quot;;[$a102.C9]=&quot;---&quot;);&quot;---&quot;;[$gtx.C9]/[$a102.C9])" office:value-type="float" office:value="0.06133845201631" calcext:value-type="float">
            <text:p>0.06</text:p>
          </table:table-cell>
          <table:table-cell table:formula="of:=IF(OR([$gtx.C9]=&quot;---&quot;;[$sv3.C9]=&quot;---&quot;);&quot;---&quot;;[$gtx.C9]/[$sv3.C9])" office:value-type="string" office:string-value="---" calcext:value-type="string">
            <text:p>---</text:p>
          </table:table-cell>
          <table:table-cell table:formula="of:=IF(OR([$gtx.C9]=&quot;---&quot;;[$a103.C9]=&quot;---&quot;);&quot;---&quot;;[$gtx.C9]/[$a103.C9])" office:value-type="string" office:string-value="---" calcext:value-type="string">
            <text:p>---</text:p>
          </table:table-cell>
          <table:table-cell table:formula="of:=IF(OR([$sv2.C9]=&quot;---&quot;;[$a102.C9]=&quot;---&quot;);&quot;---&quot;;[$sv2.C9]/[$a102.C9])" office:value-type="float" office:value="0.175836439441047" calcext:value-type="float">
            <text:p>0.18</text:p>
          </table:table-cell>
          <table:table-cell table:formula="of:=IF(OR([$sv2.C9]=&quot;---&quot;;[$sv3.C9]=&quot;---&quot;);&quot;---&quot;;[$sv2.C9]/[$sv3.C9])" office:value-type="string" office:string-value="---" calcext:value-type="string">
            <text:p>---</text:p>
          </table:table-cell>
          <table:table-cell table:formula="of:=IF(OR([$sv2.C9]=&quot;---&quot;;[$a103.C9]=&quot;---&quot;);&quot;---&quot;;[$sv2.C9]/[$a103.C9])" office:value-type="string" office:string-value="---" calcext:value-type="string">
            <text:p>---</text:p>
          </table:table-cell>
          <table:table-cell table:formula="of:=IF(OR([$a102.C9]=&quot;---&quot;;[$sv3.C9]=&quot;---&quot;);&quot;---&quot;;[$a102.C9]/[$sv3.C9])" office:value-type="string" office:string-value="---" calcext:value-type="string">
            <text:p>---</text:p>
          </table:table-cell>
          <table:table-cell table:formula="of:=IF(OR([$a102.C9]=&quot;---&quot;;[$a103.C9]=&quot;---&quot;);&quot;---&quot;;[$a102.C9]/[$a103.C9])" office:value-type="string" office:string-value="---" calcext:value-type="string">
            <text:p>---</text:p>
          </table:table-cell>
          <table:table-cell table:formula="of:=IF(OR([$sv3.C9]=&quot;---&quot;;[$a103.C9]=&quot;---&quot;);&quot;---&quot;;[$sv3.C9]/[$a103.C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formula="of:=IF(OR([$sv.C10]=&quot;---&quot;;[$a10.C10]=&quot;---&quot;);&quot;---&quot;;[$sv.C10]/[$a10.C10])" office:value-type="string" office:string-value="---" calcext:value-type="string">
            <text:p>---</text:p>
          </table:table-cell>
          <table:table-cell table:formula="of:=IF(OR([$sv.C10]=&quot;---&quot;;[$qdr.C10]=&quot;---&quot;);&quot;---&quot;;[$sv.C10]/[$qdr.C10])" office:value-type="float" office:value="27.3963466963744" calcext:value-type="float">
            <text:p>27.40</text:p>
          </table:table-cell>
          <table:table-cell table:formula="of:=IF(OR([$sv.C10]=&quot;---&quot;;[$gtx.C10]=&quot;---&quot;);&quot;---&quot;;[$sv.C10]/[$gtx.C10])" office:value-type="float" office:value="31.6730526202576" calcext:value-type="float">
            <text:p>31.67</text:p>
          </table:table-cell>
          <table:table-cell table:formula="of:=IF(OR([$sv.C10]=&quot;---&quot;;[$sv2.C10]=&quot;---&quot;);&quot;---&quot;;[$sv.C10]/[$sv2.C10])" office:value-type="string" office:string-value="---" calcext:value-type="string">
            <text:p>---</text:p>
          </table:table-cell>
          <table:table-cell table:formula="of:=IF(OR([$sv.C10]=&quot;---&quot;;[$a102.C10]=&quot;---&quot;);&quot;---&quot;;[$sv.C10]/[$a102.C10])" office:value-type="string" office:string-value="---" calcext:value-type="string">
            <text:p>---</text:p>
          </table:table-cell>
          <table:table-cell table:formula="of:=IF(OR([$sv.C10]=&quot;---&quot;;[$sv3.C10]=&quot;---&quot;);&quot;---&quot;;[$sv.C10]/[$sv3.C10])" office:value-type="string" office:string-value="---" calcext:value-type="string">
            <text:p>---</text:p>
          </table:table-cell>
          <table:table-cell table:formula="of:=IF(OR([$sv.C10]=&quot;---&quot;;[$a103.C10]=&quot;---&quot;);&quot;---&quot;;[$sv.C10]/[$a103.C10])" office:value-type="string" office:string-value="---" calcext:value-type="string">
            <text:p>---</text:p>
          </table:table-cell>
          <table:table-cell table:formula="of:=IF(OR([$a10.C10]=&quot;---&quot;;[$qdr.C10]=&quot;---&quot;);&quot;---&quot;;[$a10.C10]/[$qdr.C10])" office:value-type="string" office:string-value="---" calcext:value-type="string">
            <text:p>---</text:p>
          </table:table-cell>
          <table:table-cell table:formula="of:=IF(OR([$a10.C10]=&quot;---&quot;;[$gtx.C10]=&quot;---&quot;);&quot;---&quot;;[$a10.C10]/[$gtx.C10])" office:value-type="string" office:string-value="---" calcext:value-type="string">
            <text:p>---</text:p>
          </table:table-cell>
          <table:table-cell table:formula="of:=IF(OR([$a10.C10]=&quot;---&quot;;[$sv2.C10]=&quot;---&quot;);&quot;---&quot;;[$a10.C10]/[$sv2.C10])" office:value-type="string" office:string-value="---" calcext:value-type="string">
            <text:p>---</text:p>
          </table:table-cell>
          <table:table-cell table:formula="of:=IF(OR([$a10.C10]=&quot;---&quot;;[$a102.C10]=&quot;---&quot;);&quot;---&quot;;[$a10.C10]/[$a102.C10])" office:value-type="string" office:string-value="---" calcext:value-type="string">
            <text:p>---</text:p>
          </table:table-cell>
          <table:table-cell table:formula="of:=IF(OR([$a10.C10]=&quot;---&quot;;[$sv3.C10]=&quot;---&quot;);&quot;---&quot;;[$a10.C10]/[$sv3.C10])" office:value-type="string" office:string-value="---" calcext:value-type="string">
            <text:p>---</text:p>
          </table:table-cell>
          <table:table-cell table:formula="of:=IF(OR([$a10.C10]=&quot;---&quot;;[$a103.C10]=&quot;---&quot;);&quot;---&quot;;[$a10.C10]/[$a103.C10])" office:value-type="string" office:string-value="---" calcext:value-type="string">
            <text:p>---</text:p>
          </table:table-cell>
          <table:table-cell table:formula="of:=IF(OR([$qdr.C10]=&quot;---&quot;;[$gtx.C10]=&quot;---&quot;);&quot;---&quot;;[$qdr.C10]/[$gtx.C10])" office:value-type="float" office:value="1.15610497163292" calcext:value-type="float">
            <text:p>1.16</text:p>
          </table:table-cell>
          <table:table-cell table:formula="of:=IF(OR([$qdr.C10]=&quot;---&quot;;[$sv2.C10]=&quot;---&quot;);&quot;---&quot;;[$qdr.C10]/[$sv2.C10])" office:value-type="string" office:string-value="---" calcext:value-type="string">
            <text:p>---</text:p>
          </table:table-cell>
          <table:table-cell table:formula="of:=IF(OR([$qdr.C10]=&quot;---&quot;;[$a102.C10]=&quot;---&quot;);&quot;---&quot;;[$qdr.C10]/[$a102.C10])" office:value-type="string" office:string-value="---" calcext:value-type="string">
            <text:p>---</text:p>
          </table:table-cell>
          <table:table-cell table:formula="of:=IF(OR([$qdr.C10]=&quot;---&quot;;[$sv3.C10]=&quot;---&quot;);&quot;---&quot;;[$qdr.C10]/[$sv3.C10])" office:value-type="string" office:string-value="---" calcext:value-type="string">
            <text:p>---</text:p>
          </table:table-cell>
          <table:table-cell table:formula="of:=IF(OR([$qdr.C10]=&quot;---&quot;;[$a103.C10]=&quot;---&quot;);&quot;---&quot;;[$qdr.C10]/[$a103.C10])" office:value-type="string" office:string-value="---" calcext:value-type="string">
            <text:p>---</text:p>
          </table:table-cell>
          <table:table-cell table:formula="of:=IF(OR([$gtx.C10]=&quot;---&quot;;[$sv2.C10]=&quot;---&quot;);&quot;---&quot;;[$gtx.C10]/[$sv2.C10])" office:value-type="string" office:string-value="---" calcext:value-type="string">
            <text:p>---</text:p>
          </table:table-cell>
          <table:table-cell table:formula="of:=IF(OR([$gtx.C10]=&quot;---&quot;;[$a102.C10]=&quot;---&quot;);&quot;---&quot;;[$gtx.C10]/[$a102.C10])" office:value-type="string" office:string-value="---" calcext:value-type="string">
            <text:p>---</text:p>
          </table:table-cell>
          <table:table-cell table:formula="of:=IF(OR([$gtx.C10]=&quot;---&quot;;[$sv3.C10]=&quot;---&quot;);&quot;---&quot;;[$gtx.C10]/[$sv3.C10])" office:value-type="string" office:string-value="---" calcext:value-type="string">
            <text:p>---</text:p>
          </table:table-cell>
          <table:table-cell table:formula="of:=IF(OR([$gtx.C10]=&quot;---&quot;;[$a103.C10]=&quot;---&quot;);&quot;---&quot;;[$gtx.C10]/[$a103.C10])" office:value-type="string" office:string-value="---" calcext:value-type="string">
            <text:p>---</text:p>
          </table:table-cell>
          <table:table-cell table:formula="of:=IF(OR([$sv2.C10]=&quot;---&quot;;[$a102.C10]=&quot;---&quot;);&quot;---&quot;;[$sv2.C10]/[$a102.C10])" office:value-type="string" office:string-value="---" calcext:value-type="string">
            <text:p>---</text:p>
          </table:table-cell>
          <table:table-cell table:formula="of:=IF(OR([$sv2.C10]=&quot;---&quot;;[$sv3.C10]=&quot;---&quot;);&quot;---&quot;;[$sv2.C10]/[$sv3.C10])" office:value-type="string" office:string-value="---" calcext:value-type="string">
            <text:p>---</text:p>
          </table:table-cell>
          <table:table-cell table:formula="of:=IF(OR([$sv2.C10]=&quot;---&quot;;[$a103.C10]=&quot;---&quot;);&quot;---&quot;;[$sv2.C10]/[$a103.C10])" office:value-type="string" office:string-value="---" calcext:value-type="string">
            <text:p>---</text:p>
          </table:table-cell>
          <table:table-cell table:formula="of:=IF(OR([$a102.C10]=&quot;---&quot;;[$sv3.C10]=&quot;---&quot;);&quot;---&quot;;[$a102.C10]/[$sv3.C10])" office:value-type="string" office:string-value="---" calcext:value-type="string">
            <text:p>---</text:p>
          </table:table-cell>
          <table:table-cell table:formula="of:=IF(OR([$a102.C10]=&quot;---&quot;;[$a103.C10]=&quot;---&quot;);&quot;---&quot;;[$a102.C10]/[$a103.C10])" office:value-type="string" office:string-value="---" calcext:value-type="string">
            <text:p>---</text:p>
          </table:table-cell>
          <table:table-cell table:formula="of:=IF(OR([$sv3.C10]=&quot;---&quot;;[$a103.C10]=&quot;---&quot;);&quot;---&quot;;[$sv3.C10]/[$a103.C10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formula="of:=IF(OR([$sv.C11]=&quot;---&quot;;[$a10.C11]=&quot;---&quot;);&quot;---&quot;;[$sv.C11]/[$a10.C11])" office:value-type="float" office:value="0.373617723487794" calcext:value-type="float">
            <text:p>0.37</text:p>
          </table:table-cell>
          <table:table-cell table:formula="of:=IF(OR([$sv.C11]=&quot;---&quot;;[$qdr.C11]=&quot;---&quot;);&quot;---&quot;;[$sv.C11]/[$qdr.C11])" office:value-type="float" office:value="3.85420641210022" calcext:value-type="float">
            <text:p>3.85</text:p>
          </table:table-cell>
          <table:table-cell table:formula="of:=IF(OR([$sv.C11]=&quot;---&quot;;[$gtx.C11]=&quot;---&quot;);&quot;---&quot;;[$sv.C11]/[$gtx.C11])" office:value-type="float" office:value="2.62707767200707" calcext:value-type="float">
            <text:p>2.63</text:p>
          </table:table-cell>
          <table:table-cell table:formula="of:=IF(OR([$sv.C11]=&quot;---&quot;;[$sv2.C11]=&quot;---&quot;);&quot;---&quot;;[$sv.C11]/[$sv2.C11])" office:value-type="string" office:string-value="---" calcext:value-type="string">
            <text:p>---</text:p>
          </table:table-cell>
          <table:table-cell table:formula="of:=IF(OR([$sv.C11]=&quot;---&quot;;[$a102.C11]=&quot;---&quot;);&quot;---&quot;;[$sv.C11]/[$a102.C11])" office:value-type="string" office:string-value="---" calcext:value-type="string">
            <text:p>---</text:p>
          </table:table-cell>
          <table:table-cell table:formula="of:=IF(OR([$sv.C11]=&quot;---&quot;;[$sv3.C11]=&quot;---&quot;);&quot;---&quot;;[$sv.C11]/[$sv3.C11])" office:value-type="string" office:string-value="---" calcext:value-type="string">
            <text:p>---</text:p>
          </table:table-cell>
          <table:table-cell table:formula="of:=IF(OR([$sv.C11]=&quot;---&quot;;[$a103.C11]=&quot;---&quot;);&quot;---&quot;;[$sv.C11]/[$a103.C11])" office:value-type="string" office:string-value="---" calcext:value-type="string">
            <text:p>---</text:p>
          </table:table-cell>
          <table:table-cell table:formula="of:=IF(OR([$a10.C11]=&quot;---&quot;;[$qdr.C11]=&quot;---&quot;);&quot;---&quot;;[$a10.C11]/[$qdr.C11])" office:value-type="float" office:value="10.3159089352626" calcext:value-type="float">
            <text:p>10.32</text:p>
          </table:table-cell>
          <table:table-cell table:formula="of:=IF(OR([$a10.C11]=&quot;---&quot;;[$gtx.C11]=&quot;---&quot;);&quot;---&quot;;[$a10.C11]/[$gtx.C11])" office:value-type="float" office:value="7.03145891335879" calcext:value-type="float">
            <text:p>7.03</text:p>
          </table:table-cell>
          <table:table-cell table:formula="of:=IF(OR([$a10.C11]=&quot;---&quot;;[$sv2.C11]=&quot;---&quot;);&quot;---&quot;;[$a10.C11]/[$sv2.C11])" office:value-type="string" office:string-value="---" calcext:value-type="string">
            <text:p>---</text:p>
          </table:table-cell>
          <table:table-cell table:formula="of:=IF(OR([$a10.C11]=&quot;---&quot;;[$a102.C11]=&quot;---&quot;);&quot;---&quot;;[$a10.C11]/[$a102.C11])" office:value-type="string" office:string-value="---" calcext:value-type="string">
            <text:p>---</text:p>
          </table:table-cell>
          <table:table-cell table:formula="of:=IF(OR([$a10.C11]=&quot;---&quot;;[$sv3.C11]=&quot;---&quot;);&quot;---&quot;;[$a10.C11]/[$sv3.C11])" office:value-type="string" office:string-value="---" calcext:value-type="string">
            <text:p>---</text:p>
          </table:table-cell>
          <table:table-cell table:formula="of:=IF(OR([$a10.C11]=&quot;---&quot;;[$a103.C11]=&quot;---&quot;);&quot;---&quot;;[$a10.C11]/[$a103.C11])" office:value-type="string" office:string-value="---" calcext:value-type="string">
            <text:p>---</text:p>
          </table:table-cell>
          <table:table-cell table:formula="of:=IF(OR([$qdr.C11]=&quot;---&quot;;[$gtx.C11]=&quot;---&quot;);&quot;---&quot;;[$qdr.C11]/[$gtx.C11])" office:value-type="float" office:value="0.681613123718387" calcext:value-type="float">
            <text:p>0.68</text:p>
          </table:table-cell>
          <table:table-cell table:formula="of:=IF(OR([$qdr.C11]=&quot;---&quot;;[$sv2.C11]=&quot;---&quot;);&quot;---&quot;;[$qdr.C11]/[$sv2.C11])" office:value-type="string" office:string-value="---" calcext:value-type="string">
            <text:p>---</text:p>
          </table:table-cell>
          <table:table-cell table:formula="of:=IF(OR([$qdr.C11]=&quot;---&quot;;[$a102.C11]=&quot;---&quot;);&quot;---&quot;;[$qdr.C11]/[$a102.C11])" office:value-type="string" office:string-value="---" calcext:value-type="string">
            <text:p>---</text:p>
          </table:table-cell>
          <table:table-cell table:formula="of:=IF(OR([$qdr.C11]=&quot;---&quot;;[$sv3.C11]=&quot;---&quot;);&quot;---&quot;;[$qdr.C11]/[$sv3.C11])" office:value-type="string" office:string-value="---" calcext:value-type="string">
            <text:p>---</text:p>
          </table:table-cell>
          <table:table-cell table:formula="of:=IF(OR([$qdr.C11]=&quot;---&quot;;[$a103.C11]=&quot;---&quot;);&quot;---&quot;;[$qdr.C11]/[$a103.C11])" office:value-type="string" office:string-value="---" calcext:value-type="string">
            <text:p>---</text:p>
          </table:table-cell>
          <table:table-cell table:formula="of:=IF(OR([$gtx.C11]=&quot;---&quot;;[$sv2.C11]=&quot;---&quot;);&quot;---&quot;;[$gtx.C11]/[$sv2.C11])" office:value-type="string" office:string-value="---" calcext:value-type="string">
            <text:p>---</text:p>
          </table:table-cell>
          <table:table-cell table:formula="of:=IF(OR([$gtx.C11]=&quot;---&quot;;[$a102.C11]=&quot;---&quot;);&quot;---&quot;;[$gtx.C11]/[$a102.C11])" office:value-type="string" office:string-value="---" calcext:value-type="string">
            <text:p>---</text:p>
          </table:table-cell>
          <table:table-cell table:formula="of:=IF(OR([$gtx.C11]=&quot;---&quot;;[$sv3.C11]=&quot;---&quot;);&quot;---&quot;;[$gtx.C11]/[$sv3.C11])" office:value-type="string" office:string-value="---" calcext:value-type="string">
            <text:p>---</text:p>
          </table:table-cell>
          <table:table-cell table:formula="of:=IF(OR([$gtx.C11]=&quot;---&quot;;[$a103.C11]=&quot;---&quot;);&quot;---&quot;;[$gtx.C11]/[$a103.C11])" office:value-type="string" office:string-value="---" calcext:value-type="string">
            <text:p>---</text:p>
          </table:table-cell>
          <table:table-cell table:formula="of:=IF(OR([$sv2.C11]=&quot;---&quot;;[$a102.C11]=&quot;---&quot;);&quot;---&quot;;[$sv2.C11]/[$a102.C11])" office:value-type="string" office:string-value="---" calcext:value-type="string">
            <text:p>---</text:p>
          </table:table-cell>
          <table:table-cell table:formula="of:=IF(OR([$sv2.C11]=&quot;---&quot;;[$sv3.C11]=&quot;---&quot;);&quot;---&quot;;[$sv2.C11]/[$sv3.C11])" office:value-type="string" office:string-value="---" calcext:value-type="string">
            <text:p>---</text:p>
          </table:table-cell>
          <table:table-cell table:formula="of:=IF(OR([$sv2.C11]=&quot;---&quot;;[$a103.C11]=&quot;---&quot;);&quot;---&quot;;[$sv2.C11]/[$a103.C11])" office:value-type="string" office:string-value="---" calcext:value-type="string">
            <text:p>---</text:p>
          </table:table-cell>
          <table:table-cell table:formula="of:=IF(OR([$a102.C11]=&quot;---&quot;;[$sv3.C11]=&quot;---&quot;);&quot;---&quot;;[$a102.C11]/[$sv3.C11])" office:value-type="string" office:string-value="---" calcext:value-type="string">
            <text:p>---</text:p>
          </table:table-cell>
          <table:table-cell table:formula="of:=IF(OR([$a102.C11]=&quot;---&quot;;[$a103.C11]=&quot;---&quot;);&quot;---&quot;;[$a102.C11]/[$a103.C11])" office:value-type="string" office:string-value="---" calcext:value-type="string">
            <text:p>---</text:p>
          </table:table-cell>
          <table:table-cell table:formula="of:=IF(OR([$sv3.C11]=&quot;---&quot;;[$a103.C11]=&quot;---&quot;);&quot;---&quot;;[$sv3.C11]/[$a103.C1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IF(OR([$sv.C12]=&quot;---&quot;;[$a10.C12]=&quot;---&quot;);&quot;---&quot;;[$sv.C12]/[$a10.C12])" office:value-type="string" office:string-value="---" calcext:value-type="string">
            <text:p>---</text:p>
          </table:table-cell>
          <table:table-cell table:formula="of:=IF(OR([$sv.C12]=&quot;---&quot;;[$qdr.C12]=&quot;---&quot;);&quot;---&quot;;[$sv.C12]/[$qdr.C12])" office:value-type="float" office:value="1.15019711475978" calcext:value-type="float">
            <text:p>1.15</text:p>
          </table:table-cell>
          <table:table-cell table:formula="of:=IF(OR([$sv.C12]=&quot;---&quot;;[$gtx.C12]=&quot;---&quot;);&quot;---&quot;;[$sv.C12]/[$gtx.C12])" office:value-type="float" office:value="0.295246038365304" calcext:value-type="float">
            <text:p>0.30</text:p>
          </table:table-cell>
          <table:table-cell table:formula="of:=IF(OR([$sv.C12]=&quot;---&quot;;[$sv2.C12]=&quot;---&quot;);&quot;---&quot;;[$sv.C12]/[$sv2.C12])" office:value-type="float" office:value="0.116543209876543" calcext:value-type="float">
            <text:p>0.12</text:p>
          </table:table-cell>
          <table:table-cell table:formula="of:=IF(OR([$sv.C12]=&quot;---&quot;;[$a102.C12]=&quot;---&quot;);&quot;---&quot;;[$sv.C12]/[$a102.C12])" office:value-type="float" office:value="0.0858764737276212" calcext:value-type="float">
            <text:p>0.09</text:p>
          </table:table-cell>
          <table:table-cell table:formula="of:=IF(OR([$sv.C12]=&quot;---&quot;;[$sv3.C12]=&quot;---&quot;);&quot;---&quot;;[$sv.C12]/[$sv3.C12])" office:value-type="string" office:string-value="---" calcext:value-type="string">
            <text:p>---</text:p>
          </table:table-cell>
          <table:table-cell table:formula="of:=IF(OR([$sv.C12]=&quot;---&quot;;[$a103.C12]=&quot;---&quot;);&quot;---&quot;;[$sv.C12]/[$a103.C12])" office:value-type="string" office:string-value="---" calcext:value-type="string">
            <text:p>---</text:p>
          </table:table-cell>
          <table:table-cell table:formula="of:=IF(OR([$a10.C12]=&quot;---&quot;;[$qdr.C12]=&quot;---&quot;);&quot;---&quot;;[$a10.C12]/[$qdr.C12])" office:value-type="string" office:string-value="---" calcext:value-type="string">
            <text:p>---</text:p>
          </table:table-cell>
          <table:table-cell table:formula="of:=IF(OR([$a10.C12]=&quot;---&quot;;[$gtx.C12]=&quot;---&quot;);&quot;---&quot;;[$a10.C12]/[$gtx.C12])" office:value-type="string" office:string-value="---" calcext:value-type="string">
            <text:p>---</text:p>
          </table:table-cell>
          <table:table-cell table:formula="of:=IF(OR([$a10.C12]=&quot;---&quot;;[$sv2.C12]=&quot;---&quot;);&quot;---&quot;;[$a10.C12]/[$sv2.C12])" office:value-type="string" office:string-value="---" calcext:value-type="string">
            <text:p>---</text:p>
          </table:table-cell>
          <table:table-cell table:formula="of:=IF(OR([$a10.C12]=&quot;---&quot;;[$a102.C12]=&quot;---&quot;);&quot;---&quot;;[$a10.C12]/[$a102.C12])" office:value-type="string" office:string-value="---" calcext:value-type="string">
            <text:p>---</text:p>
          </table:table-cell>
          <table:table-cell table:formula="of:=IF(OR([$a10.C12]=&quot;---&quot;;[$sv3.C12]=&quot;---&quot;);&quot;---&quot;;[$a10.C12]/[$sv3.C12])" office:value-type="string" office:string-value="---" calcext:value-type="string">
            <text:p>---</text:p>
          </table:table-cell>
          <table:table-cell table:formula="of:=IF(OR([$a10.C12]=&quot;---&quot;;[$a103.C12]=&quot;---&quot;);&quot;---&quot;;[$a10.C12]/[$a103.C12])" office:value-type="string" office:string-value="---" calcext:value-type="string">
            <text:p>---</text:p>
          </table:table-cell>
          <table:table-cell table:formula="of:=IF(OR([$qdr.C12]=&quot;---&quot;;[$gtx.C12]=&quot;---&quot;);&quot;---&quot;;[$qdr.C12]/[$gtx.C12])" office:value-type="float" office:value="0.256691687517376" calcext:value-type="float">
            <text:p>0.26</text:p>
          </table:table-cell>
          <table:table-cell table:formula="of:=IF(OR([$qdr.C12]=&quot;---&quot;;[$sv2.C12]=&quot;---&quot;);&quot;---&quot;;[$qdr.C12]/[$sv2.C12])" office:value-type="float" office:value="0.101324554183813" calcext:value-type="float">
            <text:p>0.10</text:p>
          </table:table-cell>
          <table:table-cell table:formula="of:=IF(OR([$qdr.C12]=&quot;---&quot;;[$a102.C12]=&quot;---&quot;);&quot;---&quot;;[$qdr.C12]/[$a102.C12])" office:value-type="float" office:value="0.0746623971018712" calcext:value-type="float">
            <text:p>0.07</text:p>
          </table:table-cell>
          <table:table-cell table:formula="of:=IF(OR([$qdr.C12]=&quot;---&quot;;[$sv3.C12]=&quot;---&quot;);&quot;---&quot;;[$qdr.C12]/[$sv3.C12])" office:value-type="string" office:string-value="---" calcext:value-type="string">
            <text:p>---</text:p>
          </table:table-cell>
          <table:table-cell table:formula="of:=IF(OR([$qdr.C12]=&quot;---&quot;;[$a103.C12]=&quot;---&quot;);&quot;---&quot;;[$qdr.C12]/[$a103.C12])" office:value-type="string" office:string-value="---" calcext:value-type="string">
            <text:p>---</text:p>
          </table:table-cell>
          <table:table-cell table:formula="of:=IF(OR([$gtx.C12]=&quot;---&quot;;[$sv2.C12]=&quot;---&quot;);&quot;---&quot;;[$gtx.C12]/[$sv2.C12])" office:value-type="float" office:value="0.394732510288066" calcext:value-type="float">
            <text:p>0.39</text:p>
          </table:table-cell>
          <table:table-cell table:formula="of:=IF(OR([$gtx.C12]=&quot;---&quot;;[$a102.C12]=&quot;---&quot;);&quot;---&quot;;[$gtx.C12]/[$a102.C12])" office:value-type="float" office:value="0.290864101693271" calcext:value-type="float">
            <text:p>0.29</text:p>
          </table:table-cell>
          <table:table-cell table:formula="of:=IF(OR([$gtx.C12]=&quot;---&quot;;[$sv3.C12]=&quot;---&quot;);&quot;---&quot;;[$gtx.C12]/[$sv3.C12])" office:value-type="string" office:string-value="---" calcext:value-type="string">
            <text:p>---</text:p>
          </table:table-cell>
          <table:table-cell table:formula="of:=IF(OR([$gtx.C12]=&quot;---&quot;;[$a103.C12]=&quot;---&quot;);&quot;---&quot;;[$gtx.C12]/[$a103.C12])" office:value-type="string" office:string-value="---" calcext:value-type="string">
            <text:p>---</text:p>
          </table:table-cell>
          <table:table-cell table:formula="of:=IF(OR([$sv2.C12]=&quot;---&quot;;[$a102.C12]=&quot;---&quot;);&quot;---&quot;;[$sv2.C12]/[$a102.C12])" office:value-type="float" office:value="0.73686381058658" calcext:value-type="float">
            <text:p>0.74</text:p>
          </table:table-cell>
          <table:table-cell table:formula="of:=IF(OR([$sv2.C12]=&quot;---&quot;;[$sv3.C12]=&quot;---&quot;);&quot;---&quot;;[$sv2.C12]/[$sv3.C12])" office:value-type="string" office:string-value="---" calcext:value-type="string">
            <text:p>---</text:p>
          </table:table-cell>
          <table:table-cell table:formula="of:=IF(OR([$sv2.C12]=&quot;---&quot;;[$a103.C12]=&quot;---&quot;);&quot;---&quot;;[$sv2.C12]/[$a103.C12])" office:value-type="string" office:string-value="---" calcext:value-type="string">
            <text:p>---</text:p>
          </table:table-cell>
          <table:table-cell table:formula="of:=IF(OR([$a102.C12]=&quot;---&quot;;[$sv3.C12]=&quot;---&quot;);&quot;---&quot;;[$a102.C12]/[$sv3.C12])" office:value-type="string" office:string-value="---" calcext:value-type="string">
            <text:p>---</text:p>
          </table:table-cell>
          <table:table-cell table:formula="of:=IF(OR([$a102.C12]=&quot;---&quot;;[$a103.C12]=&quot;---&quot;);&quot;---&quot;;[$a102.C12]/[$a103.C12])" office:value-type="string" office:string-value="---" calcext:value-type="string">
            <text:p>---</text:p>
          </table:table-cell>
          <table:table-cell table:formula="of:=IF(OR([$sv3.C12]=&quot;---&quot;;[$a103.C12]=&quot;---&quot;);&quot;---&quot;;[$sv3.C12]/[$a103.C1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IF(OR([$sv.C13]=&quot;---&quot;;[$a10.C13]=&quot;---&quot;);&quot;---&quot;;[$sv.C13]/[$a10.C13])" office:value-type="string" office:string-value="---" calcext:value-type="string">
            <text:p>---</text:p>
          </table:table-cell>
          <table:table-cell table:formula="of:=IF(OR([$sv.C13]=&quot;---&quot;;[$qdr.C13]=&quot;---&quot;);&quot;---&quot;;[$sv.C13]/[$qdr.C13])" office:value-type="float" office:value="6.16522179810657" calcext:value-type="float">
            <text:p>6.17</text:p>
          </table:table-cell>
          <table:table-cell table:formula="of:=IF(OR([$sv.C13]=&quot;---&quot;;[$gtx.C13]=&quot;---&quot;);&quot;---&quot;;[$sv.C13]/[$gtx.C13])" office:value-type="float" office:value="2.93669748330765" calcext:value-type="float">
            <text:p>2.94</text:p>
          </table:table-cell>
          <table:table-cell table:formula="of:=IF(OR([$sv.C13]=&quot;---&quot;;[$sv2.C13]=&quot;---&quot;);&quot;---&quot;;[$sv.C13]/[$sv2.C13])" office:value-type="float" office:value="0.683839138884736" calcext:value-type="float">
            <text:p>0.68</text:p>
          </table:table-cell>
          <table:table-cell table:formula="of:=IF(OR([$sv.C13]=&quot;---&quot;;[$a102.C13]=&quot;---&quot;);&quot;---&quot;;[$sv.C13]/[$a102.C13])" office:value-type="float" office:value="0.274964533891173" calcext:value-type="float">
            <text:p>0.27</text:p>
          </table:table-cell>
          <table:table-cell table:formula="of:=IF(OR([$sv.C13]=&quot;---&quot;;[$sv3.C13]=&quot;---&quot;);&quot;---&quot;;[$sv.C13]/[$sv3.C13])" office:value-type="string" office:string-value="---" calcext:value-type="string">
            <text:p>---</text:p>
          </table:table-cell>
          <table:table-cell table:formula="of:=IF(OR([$sv.C13]=&quot;---&quot;;[$a103.C13]=&quot;---&quot;);&quot;---&quot;;[$sv.C13]/[$a103.C13])" office:value-type="string" office:string-value="---" calcext:value-type="string">
            <text:p>---</text:p>
          </table:table-cell>
          <table:table-cell table:formula="of:=IF(OR([$a10.C13]=&quot;---&quot;;[$qdr.C13]=&quot;---&quot;);&quot;---&quot;;[$a10.C13]/[$qdr.C13])" office:value-type="string" office:string-value="---" calcext:value-type="string">
            <text:p>---</text:p>
          </table:table-cell>
          <table:table-cell table:formula="of:=IF(OR([$a10.C13]=&quot;---&quot;;[$gtx.C13]=&quot;---&quot;);&quot;---&quot;;[$a10.C13]/[$gtx.C13])" office:value-type="string" office:string-value="---" calcext:value-type="string">
            <text:p>---</text:p>
          </table:table-cell>
          <table:table-cell table:formula="of:=IF(OR([$a10.C13]=&quot;---&quot;;[$sv2.C13]=&quot;---&quot;);&quot;---&quot;;[$a10.C13]/[$sv2.C13])" office:value-type="string" office:string-value="---" calcext:value-type="string">
            <text:p>---</text:p>
          </table:table-cell>
          <table:table-cell table:formula="of:=IF(OR([$a10.C13]=&quot;---&quot;;[$a102.C13]=&quot;---&quot;);&quot;---&quot;;[$a10.C13]/[$a102.C13])" office:value-type="string" office:string-value="---" calcext:value-type="string">
            <text:p>---</text:p>
          </table:table-cell>
          <table:table-cell table:formula="of:=IF(OR([$a10.C13]=&quot;---&quot;;[$sv3.C13]=&quot;---&quot;);&quot;---&quot;;[$a10.C13]/[$sv3.C13])" office:value-type="string" office:string-value="---" calcext:value-type="string">
            <text:p>---</text:p>
          </table:table-cell>
          <table:table-cell table:formula="of:=IF(OR([$a10.C13]=&quot;---&quot;;[$a103.C13]=&quot;---&quot;);&quot;---&quot;;[$a10.C13]/[$a103.C13])" office:value-type="string" office:string-value="---" calcext:value-type="string">
            <text:p>---</text:p>
          </table:table-cell>
          <table:table-cell table:formula="of:=IF(OR([$qdr.C13]=&quot;---&quot;;[$gtx.C13]=&quot;---&quot;);&quot;---&quot;;[$qdr.C13]/[$gtx.C13])" office:value-type="float" office:value="0.47633281972265" calcext:value-type="float">
            <text:p>0.48</text:p>
          </table:table-cell>
          <table:table-cell table:formula="of:=IF(OR([$qdr.C13]=&quot;---&quot;;[$sv2.C13]=&quot;---&quot;);&quot;---&quot;;[$qdr.C13]/[$sv2.C13])" office:value-type="float" office:value="0.110918821946479" calcext:value-type="float">
            <text:p>0.11</text:p>
          </table:table-cell>
          <table:table-cell table:formula="of:=IF(OR([$qdr.C13]=&quot;---&quot;;[$a102.C13]=&quot;---&quot;);&quot;---&quot;;[$qdr.C13]/[$a102.C13])" office:value-type="float" office:value="0.0445992930823054" calcext:value-type="float">
            <text:p>0.04</text:p>
          </table:table-cell>
          <table:table-cell table:formula="of:=IF(OR([$qdr.C13]=&quot;---&quot;;[$sv3.C13]=&quot;---&quot;);&quot;---&quot;;[$qdr.C13]/[$sv3.C13])" office:value-type="string" office:string-value="---" calcext:value-type="string">
            <text:p>---</text:p>
          </table:table-cell>
          <table:table-cell table:formula="of:=IF(OR([$qdr.C13]=&quot;---&quot;;[$a103.C13]=&quot;---&quot;);&quot;---&quot;;[$qdr.C13]/[$a103.C13])" office:value-type="string" office:string-value="---" calcext:value-type="string">
            <text:p>---</text:p>
          </table:table-cell>
          <table:table-cell table:formula="of:=IF(OR([$gtx.C13]=&quot;---&quot;;[$sv2.C13]=&quot;---&quot;);&quot;---&quot;;[$gtx.C13]/[$sv2.C13])" office:value-type="float" office:value="0.232859919270444" calcext:value-type="float">
            <text:p>0.23</text:p>
          </table:table-cell>
          <table:table-cell table:formula="of:=IF(OR([$gtx.C13]=&quot;---&quot;;[$a102.C13]=&quot;---&quot;);&quot;---&quot;;[$gtx.C13]/[$a102.C13])" office:value-type="float" office:value="0.0936305273028926" calcext:value-type="float">
            <text:p>0.09</text:p>
          </table:table-cell>
          <table:table-cell table:formula="of:=IF(OR([$gtx.C13]=&quot;---&quot;;[$sv3.C13]=&quot;---&quot;);&quot;---&quot;;[$gtx.C13]/[$sv3.C13])" office:value-type="string" office:string-value="---" calcext:value-type="string">
            <text:p>---</text:p>
          </table:table-cell>
          <table:table-cell table:formula="of:=IF(OR([$gtx.C13]=&quot;---&quot;;[$a103.C13]=&quot;---&quot;);&quot;---&quot;;[$gtx.C13]/[$a103.C13])" office:value-type="string" office:string-value="---" calcext:value-type="string">
            <text:p>---</text:p>
          </table:table-cell>
          <table:table-cell table:formula="of:=IF(OR([$sv2.C13]=&quot;---&quot;;[$a102.C13]=&quot;---&quot;);&quot;---&quot;;[$sv2.C13]/[$a102.C13])" office:value-type="float" office:value="0.402089494818341" calcext:value-type="float">
            <text:p>0.40</text:p>
          </table:table-cell>
          <table:table-cell table:formula="of:=IF(OR([$sv2.C13]=&quot;---&quot;;[$sv3.C13]=&quot;---&quot;);&quot;---&quot;;[$sv2.C13]/[$sv3.C13])" office:value-type="string" office:string-value="---" calcext:value-type="string">
            <text:p>---</text:p>
          </table:table-cell>
          <table:table-cell table:formula="of:=IF(OR([$sv2.C13]=&quot;---&quot;;[$a103.C13]=&quot;---&quot;);&quot;---&quot;;[$sv2.C13]/[$a103.C13])" office:value-type="string" office:string-value="---" calcext:value-type="string">
            <text:p>---</text:p>
          </table:table-cell>
          <table:table-cell table:formula="of:=IF(OR([$a102.C13]=&quot;---&quot;;[$sv3.C13]=&quot;---&quot;);&quot;---&quot;;[$a102.C13]/[$sv3.C13])" office:value-type="string" office:string-value="---" calcext:value-type="string">
            <text:p>---</text:p>
          </table:table-cell>
          <table:table-cell table:formula="of:=IF(OR([$a102.C13]=&quot;---&quot;;[$a103.C13]=&quot;---&quot;);&quot;---&quot;;[$a102.C13]/[$a103.C13])" office:value-type="string" office:string-value="---" calcext:value-type="string">
            <text:p>---</text:p>
          </table:table-cell>
          <table:table-cell table:formula="of:=IF(OR([$sv3.C13]=&quot;---&quot;;[$a103.C13]=&quot;---&quot;);&quot;---&quot;;[$sv3.C13]/[$a103.C1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IF(OR([$sv.C14]=&quot;---&quot;;[$a10.C14]=&quot;---&quot;);&quot;---&quot;;[$sv.C14]/[$a10.C14])" office:value-type="string" office:string-value="---" calcext:value-type="string">
            <text:p>---</text:p>
          </table:table-cell>
          <table:table-cell table:formula="of:=IF(OR([$sv.C14]=&quot;---&quot;;[$qdr.C14]=&quot;---&quot;);&quot;---&quot;;[$sv.C14]/[$qdr.C14])" office:value-type="float" office:value="68.9835153735303" calcext:value-type="float">
            <text:p>68.98</text:p>
          </table:table-cell>
          <table:table-cell table:formula="of:=IF(OR([$sv.C14]=&quot;---&quot;;[$gtx.C14]=&quot;---&quot;);&quot;---&quot;;[$sv.C14]/[$gtx.C14])" office:value-type="float" office:value="72.5982226379794" calcext:value-type="float">
            <text:p>72.60</text:p>
          </table:table-cell>
          <table:table-cell table:formula="of:=IF(OR([$sv.C14]=&quot;---&quot;;[$sv2.C14]=&quot;---&quot;);&quot;---&quot;;[$sv.C14]/[$sv2.C14])" office:value-type="string" office:string-value="---" calcext:value-type="string">
            <text:p>---</text:p>
          </table:table-cell>
          <table:table-cell table:formula="of:=IF(OR([$sv.C14]=&quot;---&quot;;[$a102.C14]=&quot;---&quot;);&quot;---&quot;;[$sv.C14]/[$a102.C14])" office:value-type="float" office:value="23.8039901848702" calcext:value-type="float">
            <text:p>23.80</text:p>
          </table:table-cell>
          <table:table-cell table:formula="of:=IF(OR([$sv.C14]=&quot;---&quot;;[$sv3.C14]=&quot;---&quot;);&quot;---&quot;;[$sv.C14]/[$sv3.C14])" office:value-type="string" office:string-value="---" calcext:value-type="string">
            <text:p>---</text:p>
          </table:table-cell>
          <table:table-cell table:formula="of:=IF(OR([$sv.C14]=&quot;---&quot;;[$a103.C14]=&quot;---&quot;);&quot;---&quot;;[$sv.C14]/[$a103.C14])" office:value-type="string" office:string-value="---" calcext:value-type="string">
            <text:p>---</text:p>
          </table:table-cell>
          <table:table-cell table:formula="of:=IF(OR([$a10.C14]=&quot;---&quot;;[$qdr.C14]=&quot;---&quot;);&quot;---&quot;;[$a10.C14]/[$qdr.C14])" office:value-type="string" office:string-value="---" calcext:value-type="string">
            <text:p>---</text:p>
          </table:table-cell>
          <table:table-cell table:formula="of:=IF(OR([$a10.C14]=&quot;---&quot;;[$gtx.C14]=&quot;---&quot;);&quot;---&quot;;[$a10.C14]/[$gtx.C14])" office:value-type="string" office:string-value="---" calcext:value-type="string">
            <text:p>---</text:p>
          </table:table-cell>
          <table:table-cell table:formula="of:=IF(OR([$a10.C14]=&quot;---&quot;;[$sv2.C14]=&quot;---&quot;);&quot;---&quot;;[$a10.C14]/[$sv2.C14])" office:value-type="string" office:string-value="---" calcext:value-type="string">
            <text:p>---</text:p>
          </table:table-cell>
          <table:table-cell table:formula="of:=IF(OR([$a10.C14]=&quot;---&quot;;[$a102.C14]=&quot;---&quot;);&quot;---&quot;;[$a10.C14]/[$a102.C14])" office:value-type="string" office:string-value="---" calcext:value-type="string">
            <text:p>---</text:p>
          </table:table-cell>
          <table:table-cell table:formula="of:=IF(OR([$a10.C14]=&quot;---&quot;;[$sv3.C14]=&quot;---&quot;);&quot;---&quot;;[$a10.C14]/[$sv3.C14])" office:value-type="string" office:string-value="---" calcext:value-type="string">
            <text:p>---</text:p>
          </table:table-cell>
          <table:table-cell table:formula="of:=IF(OR([$a10.C14]=&quot;---&quot;;[$a103.C14]=&quot;---&quot;);&quot;---&quot;;[$a10.C14]/[$a103.C14])" office:value-type="string" office:string-value="---" calcext:value-type="string">
            <text:p>---</text:p>
          </table:table-cell>
          <table:table-cell table:formula="of:=IF(OR([$qdr.C14]=&quot;---&quot;;[$gtx.C14]=&quot;---&quot;);&quot;---&quot;;[$qdr.C14]/[$gtx.C14])" office:value-type="float" office:value="1.05239958046319" calcext:value-type="float">
            <text:p>1.05</text:p>
          </table:table-cell>
          <table:table-cell table:formula="of:=IF(OR([$qdr.C14]=&quot;---&quot;;[$sv2.C14]=&quot;---&quot;);&quot;---&quot;;[$qdr.C14]/[$sv2.C14])" office:value-type="string" office:string-value="---" calcext:value-type="string">
            <text:p>---</text:p>
          </table:table-cell>
          <table:table-cell table:formula="of:=IF(OR([$qdr.C14]=&quot;---&quot;;[$a102.C14]=&quot;---&quot;);&quot;---&quot;;[$qdr.C14]/[$a102.C14])" office:value-type="float" office:value="0.345067804329439" calcext:value-type="float">
            <text:p>0.35</text:p>
          </table:table-cell>
          <table:table-cell table:formula="of:=IF(OR([$qdr.C14]=&quot;---&quot;;[$sv3.C14]=&quot;---&quot;);&quot;---&quot;;[$qdr.C14]/[$sv3.C14])" office:value-type="string" office:string-value="---" calcext:value-type="string">
            <text:p>---</text:p>
          </table:table-cell>
          <table:table-cell table:formula="of:=IF(OR([$qdr.C14]=&quot;---&quot;;[$a103.C14]=&quot;---&quot;);&quot;---&quot;;[$qdr.C14]/[$a103.C14])" office:value-type="string" office:string-value="---" calcext:value-type="string">
            <text:p>---</text:p>
          </table:table-cell>
          <table:table-cell table:formula="of:=IF(OR([$gtx.C14]=&quot;---&quot;;[$sv2.C14]=&quot;---&quot;);&quot;---&quot;;[$gtx.C14]/[$sv2.C14])" office:value-type="string" office:string-value="---" calcext:value-type="string">
            <text:p>---</text:p>
          </table:table-cell>
          <table:table-cell table:formula="of:=IF(OR([$gtx.C14]=&quot;---&quot;;[$a102.C14]=&quot;---&quot;);&quot;---&quot;;[$gtx.C14]/[$a102.C14])" office:value-type="float" office:value="0.327886679865042" calcext:value-type="float">
            <text:p>0.33</text:p>
          </table:table-cell>
          <table:table-cell table:formula="of:=IF(OR([$gtx.C14]=&quot;---&quot;;[$sv3.C14]=&quot;---&quot;);&quot;---&quot;;[$gtx.C14]/[$sv3.C14])" office:value-type="string" office:string-value="---" calcext:value-type="string">
            <text:p>---</text:p>
          </table:table-cell>
          <table:table-cell table:formula="of:=IF(OR([$gtx.C14]=&quot;---&quot;;[$a103.C14]=&quot;---&quot;);&quot;---&quot;;[$gtx.C14]/[$a103.C14])" office:value-type="string" office:string-value="---" calcext:value-type="string">
            <text:p>---</text:p>
          </table:table-cell>
          <table:table-cell table:formula="of:=IF(OR([$sv2.C14]=&quot;---&quot;;[$a102.C14]=&quot;---&quot;);&quot;---&quot;;[$sv2.C14]/[$a102.C14])" office:value-type="string" office:string-value="---" calcext:value-type="string">
            <text:p>---</text:p>
          </table:table-cell>
          <table:table-cell table:formula="of:=IF(OR([$sv2.C14]=&quot;---&quot;;[$sv3.C14]=&quot;---&quot;);&quot;---&quot;;[$sv2.C14]/[$sv3.C14])" office:value-type="string" office:string-value="---" calcext:value-type="string">
            <text:p>---</text:p>
          </table:table-cell>
          <table:table-cell table:formula="of:=IF(OR([$sv2.C14]=&quot;---&quot;;[$a103.C14]=&quot;---&quot;);&quot;---&quot;;[$sv2.C14]/[$a103.C14])" office:value-type="string" office:string-value="---" calcext:value-type="string">
            <text:p>---</text:p>
          </table:table-cell>
          <table:table-cell table:formula="of:=IF(OR([$a102.C14]=&quot;---&quot;;[$sv3.C14]=&quot;---&quot;);&quot;---&quot;;[$a102.C14]/[$sv3.C14])" office:value-type="string" office:string-value="---" calcext:value-type="string">
            <text:p>---</text:p>
          </table:table-cell>
          <table:table-cell table:formula="of:=IF(OR([$a102.C14]=&quot;---&quot;;[$a103.C14]=&quot;---&quot;);&quot;---&quot;;[$a102.C14]/[$a103.C14])" office:value-type="string" office:string-value="---" calcext:value-type="string">
            <text:p>---</text:p>
          </table:table-cell>
          <table:table-cell table:formula="of:=IF(OR([$sv3.C14]=&quot;---&quot;;[$a103.C14]=&quot;---&quot;);&quot;---&quot;;[$sv3.C14]/[$a103.C1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IF(OR([$sv.C15]=&quot;---&quot;;[$a10.C15]=&quot;---&quot;);&quot;---&quot;;[$sv.C15]/[$a10.C15])" office:value-type="float" office:value="0.0356359410866107" calcext:value-type="float">
            <text:p>0.04</text:p>
          </table:table-cell>
          <table:table-cell table:formula="of:=IF(OR([$sv.C15]=&quot;---&quot;;[$qdr.C15]=&quot;---&quot;);&quot;---&quot;;[$sv.C15]/[$qdr.C15])" office:value-type="float" office:value="18.3536424801272" calcext:value-type="float">
            <text:p>18.35</text:p>
          </table:table-cell>
          <table:table-cell table:formula="of:=IF(OR([$sv.C15]=&quot;---&quot;;[$gtx.C15]=&quot;---&quot;);&quot;---&quot;;[$sv.C15]/[$gtx.C15])" office:value-type="float" office:value="20.1936428928555" calcext:value-type="float">
            <text:p>20.19</text:p>
          </table:table-cell>
          <table:table-cell table:formula="of:=IF(OR([$sv.C15]=&quot;---&quot;;[$sv2.C15]=&quot;---&quot;);&quot;---&quot;;[$sv.C15]/[$sv2.C15])" office:value-type="string" office:string-value="---" calcext:value-type="string">
            <text:p>---</text:p>
          </table:table-cell>
          <table:table-cell table:formula="of:=IF(OR([$sv.C15]=&quot;---&quot;;[$a102.C15]=&quot;---&quot;);&quot;---&quot;;[$sv.C15]/[$a102.C15])" office:value-type="string" office:string-value="---" calcext:value-type="string">
            <text:p>---</text:p>
          </table:table-cell>
          <table:table-cell table:formula="of:=IF(OR([$sv.C15]=&quot;---&quot;;[$sv3.C15]=&quot;---&quot;);&quot;---&quot;;[$sv.C15]/[$sv3.C15])" office:value-type="string" office:string-value="---" calcext:value-type="string">
            <text:p>---</text:p>
          </table:table-cell>
          <table:table-cell table:formula="of:=IF(OR([$sv.C15]=&quot;---&quot;;[$a103.C15]=&quot;---&quot;);&quot;---&quot;;[$sv.C15]/[$a103.C15])" office:value-type="string" office:string-value="---" calcext:value-type="string">
            <text:p>---</text:p>
          </table:table-cell>
          <table:table-cell table:formula="of:=IF(OR([$a10.C15]=&quot;---&quot;;[$qdr.C15]=&quot;---&quot;);&quot;---&quot;;[$a10.C15]/[$qdr.C15])" office:value-type="float" office:value="515.03178870792" calcext:value-type="float">
            <text:p>515.03</text:p>
          </table:table-cell>
          <table:table-cell table:formula="of:=IF(OR([$a10.C15]=&quot;---&quot;;[$gtx.C15]=&quot;---&quot;);&quot;---&quot;;[$a10.C15]/[$gtx.C15])" office:value-type="float" office:value="566.665065580174" calcext:value-type="float">
            <text:p>566.67</text:p>
          </table:table-cell>
          <table:table-cell table:formula="of:=IF(OR([$a10.C15]=&quot;---&quot;;[$sv2.C15]=&quot;---&quot;);&quot;---&quot;;[$a10.C15]/[$sv2.C15])" office:value-type="string" office:string-value="---" calcext:value-type="string">
            <text:p>---</text:p>
          </table:table-cell>
          <table:table-cell table:formula="of:=IF(OR([$a10.C15]=&quot;---&quot;;[$a102.C15]=&quot;---&quot;);&quot;---&quot;;[$a10.C15]/[$a102.C15])" office:value-type="string" office:string-value="---" calcext:value-type="string">
            <text:p>---</text:p>
          </table:table-cell>
          <table:table-cell table:formula="of:=IF(OR([$a10.C15]=&quot;---&quot;;[$sv3.C15]=&quot;---&quot;);&quot;---&quot;;[$a10.C15]/[$sv3.C15])" office:value-type="string" office:string-value="---" calcext:value-type="string">
            <text:p>---</text:p>
          </table:table-cell>
          <table:table-cell table:formula="of:=IF(OR([$a10.C15]=&quot;---&quot;;[$a103.C15]=&quot;---&quot;);&quot;---&quot;;[$a10.C15]/[$a103.C15])" office:value-type="string" office:string-value="---" calcext:value-type="string">
            <text:p>---</text:p>
          </table:table-cell>
          <table:table-cell table:formula="of:=IF(OR([$qdr.C15]=&quot;---&quot;;[$gtx.C15]=&quot;---&quot;);&quot;---&quot;;[$qdr.C15]/[$gtx.C15])" office:value-type="float" office:value="1.10025260188655" calcext:value-type="float">
            <text:p>1.10</text:p>
          </table:table-cell>
          <table:table-cell table:formula="of:=IF(OR([$qdr.C15]=&quot;---&quot;;[$sv2.C15]=&quot;---&quot;);&quot;---&quot;;[$qdr.C15]/[$sv2.C15])" office:value-type="string" office:string-value="---" calcext:value-type="string">
            <text:p>---</text:p>
          </table:table-cell>
          <table:table-cell table:formula="of:=IF(OR([$qdr.C15]=&quot;---&quot;;[$a102.C15]=&quot;---&quot;);&quot;---&quot;;[$qdr.C15]/[$a102.C15])" office:value-type="string" office:string-value="---" calcext:value-type="string">
            <text:p>---</text:p>
          </table:table-cell>
          <table:table-cell table:formula="of:=IF(OR([$qdr.C15]=&quot;---&quot;;[$sv3.C15]=&quot;---&quot;);&quot;---&quot;;[$qdr.C15]/[$sv3.C15])" office:value-type="string" office:string-value="---" calcext:value-type="string">
            <text:p>---</text:p>
          </table:table-cell>
          <table:table-cell table:formula="of:=IF(OR([$qdr.C15]=&quot;---&quot;;[$a103.C15]=&quot;---&quot;);&quot;---&quot;;[$qdr.C15]/[$a103.C15])" office:value-type="string" office:string-value="---" calcext:value-type="string">
            <text:p>---</text:p>
          </table:table-cell>
          <table:table-cell table:formula="of:=IF(OR([$gtx.C15]=&quot;---&quot;;[$sv2.C15]=&quot;---&quot;);&quot;---&quot;;[$gtx.C15]/[$sv2.C15])" office:value-type="string" office:string-value="---" calcext:value-type="string">
            <text:p>---</text:p>
          </table:table-cell>
          <table:table-cell table:formula="of:=IF(OR([$gtx.C15]=&quot;---&quot;;[$a102.C15]=&quot;---&quot;);&quot;---&quot;;[$gtx.C15]/[$a102.C15])" office:value-type="string" office:string-value="---" calcext:value-type="string">
            <text:p>---</text:p>
          </table:table-cell>
          <table:table-cell table:formula="of:=IF(OR([$gtx.C15]=&quot;---&quot;;[$sv3.C15]=&quot;---&quot;);&quot;---&quot;;[$gtx.C15]/[$sv3.C15])" office:value-type="string" office:string-value="---" calcext:value-type="string">
            <text:p>---</text:p>
          </table:table-cell>
          <table:table-cell table:formula="of:=IF(OR([$gtx.C15]=&quot;---&quot;;[$a103.C15]=&quot;---&quot;);&quot;---&quot;;[$gtx.C15]/[$a103.C15])" office:value-type="string" office:string-value="---" calcext:value-type="string">
            <text:p>---</text:p>
          </table:table-cell>
          <table:table-cell table:formula="of:=IF(OR([$sv2.C15]=&quot;---&quot;;[$a102.C15]=&quot;---&quot;);&quot;---&quot;;[$sv2.C15]/[$a102.C15])" office:value-type="string" office:string-value="---" calcext:value-type="string">
            <text:p>---</text:p>
          </table:table-cell>
          <table:table-cell table:formula="of:=IF(OR([$sv2.C15]=&quot;---&quot;;[$sv3.C15]=&quot;---&quot;);&quot;---&quot;;[$sv2.C15]/[$sv3.C15])" office:value-type="string" office:string-value="---" calcext:value-type="string">
            <text:p>---</text:p>
          </table:table-cell>
          <table:table-cell table:formula="of:=IF(OR([$sv2.C15]=&quot;---&quot;;[$a103.C15]=&quot;---&quot;);&quot;---&quot;;[$sv2.C15]/[$a103.C15])" office:value-type="string" office:string-value="---" calcext:value-type="string">
            <text:p>---</text:p>
          </table:table-cell>
          <table:table-cell table:formula="of:=IF(OR([$a102.C15]=&quot;---&quot;;[$sv3.C15]=&quot;---&quot;);&quot;---&quot;;[$a102.C15]/[$sv3.C15])" office:value-type="string" office:string-value="---" calcext:value-type="string">
            <text:p>---</text:p>
          </table:table-cell>
          <table:table-cell table:formula="of:=IF(OR([$a102.C15]=&quot;---&quot;;[$a103.C15]=&quot;---&quot;);&quot;---&quot;;[$a102.C15]/[$a103.C15])" office:value-type="string" office:string-value="---" calcext:value-type="string">
            <text:p>---</text:p>
          </table:table-cell>
          <table:table-cell table:formula="of:=IF(OR([$sv3.C15]=&quot;---&quot;;[$a103.C15]=&quot;---&quot;);&quot;---&quot;;[$sv3.C15]/[$a103.C1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IF(OR([$sv.C16]=&quot;---&quot;;[$a10.C16]=&quot;---&quot;);&quot;---&quot;;[$sv.C16]/[$a10.C16])" office:value-type="float" office:value="0.0329815381423676" calcext:value-type="float">
            <text:p>0.03</text:p>
          </table:table-cell>
          <table:table-cell table:formula="of:=IF(OR([$sv.C16]=&quot;---&quot;;[$qdr.C16]=&quot;---&quot;);&quot;---&quot;;[$sv.C16]/[$qdr.C16])" office:value-type="float" office:value="27.7647612840296" calcext:value-type="float">
            <text:p>27.76</text:p>
          </table:table-cell>
          <table:table-cell table:formula="of:=IF(OR([$sv.C16]=&quot;---&quot;;[$gtx.C16]=&quot;---&quot;);&quot;---&quot;;[$sv.C16]/[$gtx.C16])" office:value-type="float" office:value="40.8418780962134" calcext:value-type="float">
            <text:p>40.84</text:p>
          </table:table-cell>
          <table:table-cell table:formula="of:=IF(OR([$sv.C16]=&quot;---&quot;;[$sv2.C16]=&quot;---&quot;);&quot;---&quot;;[$sv.C16]/[$sv2.C16])" office:value-type="string" office:string-value="---" calcext:value-type="string">
            <text:p>---</text:p>
          </table:table-cell>
          <table:table-cell table:formula="of:=IF(OR([$sv.C16]=&quot;---&quot;;[$a102.C16]=&quot;---&quot;);&quot;---&quot;;[$sv.C16]/[$a102.C16])" office:value-type="string" office:string-value="---" calcext:value-type="string">
            <text:p>---</text:p>
          </table:table-cell>
          <table:table-cell table:formula="of:=IF(OR([$sv.C16]=&quot;---&quot;;[$sv3.C16]=&quot;---&quot;);&quot;---&quot;;[$sv.C16]/[$sv3.C16])" office:value-type="string" office:string-value="---" calcext:value-type="string">
            <text:p>---</text:p>
          </table:table-cell>
          <table:table-cell table:formula="of:=IF(OR([$sv.C16]=&quot;---&quot;;[$a103.C16]=&quot;---&quot;);&quot;---&quot;;[$sv.C16]/[$a103.C16])" office:value-type="string" office:string-value="---" calcext:value-type="string">
            <text:p>---</text:p>
          </table:table-cell>
          <table:table-cell table:formula="of:=IF(OR([$a10.C16]=&quot;---&quot;;[$qdr.C16]=&quot;---&quot;);&quot;---&quot;;[$a10.C16]/[$qdr.C16])" office:value-type="float" office:value="841.827363059316" calcext:value-type="float">
            <text:p>841.83</text:p>
          </table:table-cell>
          <table:table-cell table:formula="of:=IF(OR([$a10.C16]=&quot;---&quot;;[$gtx.C16]=&quot;---&quot;);&quot;---&quot;;[$a10.C16]/[$gtx.C16])" office:value-type="float" office:value="1238.32545104221" calcext:value-type="float">
            <text:p>1238.33</text:p>
          </table:table-cell>
          <table:table-cell table:formula="of:=IF(OR([$a10.C16]=&quot;---&quot;;[$sv2.C16]=&quot;---&quot;);&quot;---&quot;;[$a10.C16]/[$sv2.C16])" office:value-type="string" office:string-value="---" calcext:value-type="string">
            <text:p>---</text:p>
          </table:table-cell>
          <table:table-cell table:formula="of:=IF(OR([$a10.C16]=&quot;---&quot;;[$a102.C16]=&quot;---&quot;);&quot;---&quot;;[$a10.C16]/[$a102.C16])" office:value-type="string" office:string-value="---" calcext:value-type="string">
            <text:p>---</text:p>
          </table:table-cell>
          <table:table-cell table:formula="of:=IF(OR([$a10.C16]=&quot;---&quot;;[$sv3.C16]=&quot;---&quot;);&quot;---&quot;;[$a10.C16]/[$sv3.C16])" office:value-type="string" office:string-value="---" calcext:value-type="string">
            <text:p>---</text:p>
          </table:table-cell>
          <table:table-cell table:formula="of:=IF(OR([$a10.C16]=&quot;---&quot;;[$a103.C16]=&quot;---&quot;);&quot;---&quot;;[$a10.C16]/[$a103.C16])" office:value-type="string" office:string-value="---" calcext:value-type="string">
            <text:p>---</text:p>
          </table:table-cell>
          <table:table-cell table:formula="of:=IF(OR([$qdr.C16]=&quot;---&quot;;[$gtx.C16]=&quot;---&quot;);&quot;---&quot;;[$qdr.C16]/[$gtx.C16])" office:value-type="float" office:value="1.47099691145934" calcext:value-type="float">
            <text:p>1.47</text:p>
          </table:table-cell>
          <table:table-cell table:formula="of:=IF(OR([$qdr.C16]=&quot;---&quot;;[$sv2.C16]=&quot;---&quot;);&quot;---&quot;;[$qdr.C16]/[$sv2.C16])" office:value-type="string" office:string-value="---" calcext:value-type="string">
            <text:p>---</text:p>
          </table:table-cell>
          <table:table-cell table:formula="of:=IF(OR([$qdr.C16]=&quot;---&quot;;[$a102.C16]=&quot;---&quot;);&quot;---&quot;;[$qdr.C16]/[$a102.C16])" office:value-type="string" office:string-value="---" calcext:value-type="string">
            <text:p>---</text:p>
          </table:table-cell>
          <table:table-cell table:formula="of:=IF(OR([$qdr.C16]=&quot;---&quot;;[$sv3.C16]=&quot;---&quot;);&quot;---&quot;;[$qdr.C16]/[$sv3.C16])" office:value-type="string" office:string-value="---" calcext:value-type="string">
            <text:p>---</text:p>
          </table:table-cell>
          <table:table-cell table:formula="of:=IF(OR([$qdr.C16]=&quot;---&quot;;[$a103.C16]=&quot;---&quot;);&quot;---&quot;;[$qdr.C16]/[$a103.C16])" office:value-type="string" office:string-value="---" calcext:value-type="string">
            <text:p>---</text:p>
          </table:table-cell>
          <table:table-cell table:formula="of:=IF(OR([$gtx.C16]=&quot;---&quot;;[$sv2.C16]=&quot;---&quot;);&quot;---&quot;;[$gtx.C16]/[$sv2.C16])" office:value-type="string" office:string-value="---" calcext:value-type="string">
            <text:p>---</text:p>
          </table:table-cell>
          <table:table-cell table:formula="of:=IF(OR([$gtx.C16]=&quot;---&quot;;[$a102.C16]=&quot;---&quot;);&quot;---&quot;;[$gtx.C16]/[$a102.C16])" office:value-type="string" office:string-value="---" calcext:value-type="string">
            <text:p>---</text:p>
          </table:table-cell>
          <table:table-cell table:formula="of:=IF(OR([$gtx.C16]=&quot;---&quot;;[$sv3.C16]=&quot;---&quot;);&quot;---&quot;;[$gtx.C16]/[$sv3.C16])" office:value-type="string" office:string-value="---" calcext:value-type="string">
            <text:p>---</text:p>
          </table:table-cell>
          <table:table-cell table:formula="of:=IF(OR([$gtx.C16]=&quot;---&quot;;[$a103.C16]=&quot;---&quot;);&quot;---&quot;;[$gtx.C16]/[$a103.C16])" office:value-type="string" office:string-value="---" calcext:value-type="string">
            <text:p>---</text:p>
          </table:table-cell>
          <table:table-cell table:formula="of:=IF(OR([$sv2.C16]=&quot;---&quot;;[$a102.C16]=&quot;---&quot;);&quot;---&quot;;[$sv2.C16]/[$a102.C16])" office:value-type="string" office:string-value="---" calcext:value-type="string">
            <text:p>---</text:p>
          </table:table-cell>
          <table:table-cell table:formula="of:=IF(OR([$sv2.C16]=&quot;---&quot;;[$sv3.C16]=&quot;---&quot;);&quot;---&quot;;[$sv2.C16]/[$sv3.C16])" office:value-type="string" office:string-value="---" calcext:value-type="string">
            <text:p>---</text:p>
          </table:table-cell>
          <table:table-cell table:formula="of:=IF(OR([$sv2.C16]=&quot;---&quot;;[$a103.C16]=&quot;---&quot;);&quot;---&quot;;[$sv2.C16]/[$a103.C16])" office:value-type="string" office:string-value="---" calcext:value-type="string">
            <text:p>---</text:p>
          </table:table-cell>
          <table:table-cell table:formula="of:=IF(OR([$a102.C16]=&quot;---&quot;;[$sv3.C16]=&quot;---&quot;);&quot;---&quot;;[$a102.C16]/[$sv3.C16])" office:value-type="string" office:string-value="---" calcext:value-type="string">
            <text:p>---</text:p>
          </table:table-cell>
          <table:table-cell table:formula="of:=IF(OR([$a102.C16]=&quot;---&quot;;[$a103.C16]=&quot;---&quot;);&quot;---&quot;;[$a102.C16]/[$a103.C16])" office:value-type="string" office:string-value="---" calcext:value-type="string">
            <text:p>---</text:p>
          </table:table-cell>
          <table:table-cell table:formula="of:=IF(OR([$sv3.C16]=&quot;---&quot;;[$a103.C16]=&quot;---&quot;);&quot;---&quot;;[$sv3.C16]/[$a103.C1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IF(OR([$sv.C17]=&quot;---&quot;;[$a10.C17]=&quot;---&quot;);&quot;---&quot;;[$sv.C17]/[$a10.C17])" office:value-type="string" office:string-value="---" calcext:value-type="string">
            <text:p>---</text:p>
          </table:table-cell>
          <table:table-cell table:formula="of:=IF(OR([$sv.C17]=&quot;---&quot;;[$qdr.C17]=&quot;---&quot;);&quot;---&quot;;[$sv.C17]/[$qdr.C17])" office:value-type="float" office:value="5.61067252677485" calcext:value-type="float">
            <text:p>5.61</text:p>
          </table:table-cell>
          <table:table-cell table:formula="of:=IF(OR([$sv.C17]=&quot;---&quot;;[$gtx.C17]=&quot;---&quot;);&quot;---&quot;;[$sv.C17]/[$gtx.C17])" office:value-type="float" office:value="6.4042381106438" calcext:value-type="float">
            <text:p>6.40</text:p>
          </table:table-cell>
          <table:table-cell table:formula="of:=IF(OR([$sv.C17]=&quot;---&quot;;[$sv2.C17]=&quot;---&quot;);&quot;---&quot;;[$sv.C17]/[$sv2.C17])" office:value-type="string" office:string-value="---" calcext:value-type="string">
            <text:p>---</text:p>
          </table:table-cell>
          <table:table-cell table:formula="of:=IF(OR([$sv.C17]=&quot;---&quot;;[$a102.C17]=&quot;---&quot;);&quot;---&quot;;[$sv.C17]/[$a102.C17])" office:value-type="string" office:string-value="---" calcext:value-type="string">
            <text:p>---</text:p>
          </table:table-cell>
          <table:table-cell table:formula="of:=IF(OR([$sv.C17]=&quot;---&quot;;[$sv3.C17]=&quot;---&quot;);&quot;---&quot;;[$sv.C17]/[$sv3.C17])" office:value-type="string" office:string-value="---" calcext:value-type="string">
            <text:p>---</text:p>
          </table:table-cell>
          <table:table-cell table:formula="of:=IF(OR([$sv.C17]=&quot;---&quot;;[$a103.C17]=&quot;---&quot;);&quot;---&quot;;[$sv.C17]/[$a103.C17])" office:value-type="string" office:string-value="---" calcext:value-type="string">
            <text:p>---</text:p>
          </table:table-cell>
          <table:table-cell table:formula="of:=IF(OR([$a10.C17]=&quot;---&quot;;[$qdr.C17]=&quot;---&quot;);&quot;---&quot;;[$a10.C17]/[$qdr.C17])" office:value-type="string" office:string-value="---" calcext:value-type="string">
            <text:p>---</text:p>
          </table:table-cell>
          <table:table-cell table:formula="of:=IF(OR([$a10.C17]=&quot;---&quot;;[$gtx.C17]=&quot;---&quot;);&quot;---&quot;;[$a10.C17]/[$gtx.C17])" office:value-type="string" office:string-value="---" calcext:value-type="string">
            <text:p>---</text:p>
          </table:table-cell>
          <table:table-cell table:formula="of:=IF(OR([$a10.C17]=&quot;---&quot;;[$sv2.C17]=&quot;---&quot;);&quot;---&quot;;[$a10.C17]/[$sv2.C17])" office:value-type="string" office:string-value="---" calcext:value-type="string">
            <text:p>---</text:p>
          </table:table-cell>
          <table:table-cell table:formula="of:=IF(OR([$a10.C17]=&quot;---&quot;;[$a102.C17]=&quot;---&quot;);&quot;---&quot;;[$a10.C17]/[$a102.C17])" office:value-type="string" office:string-value="---" calcext:value-type="string">
            <text:p>---</text:p>
          </table:table-cell>
          <table:table-cell table:formula="of:=IF(OR([$a10.C17]=&quot;---&quot;;[$sv3.C17]=&quot;---&quot;);&quot;---&quot;;[$a10.C17]/[$sv3.C17])" office:value-type="string" office:string-value="---" calcext:value-type="string">
            <text:p>---</text:p>
          </table:table-cell>
          <table:table-cell table:formula="of:=IF(OR([$a10.C17]=&quot;---&quot;;[$a103.C17]=&quot;---&quot;);&quot;---&quot;;[$a10.C17]/[$a103.C17])" office:value-type="string" office:string-value="---" calcext:value-type="string">
            <text:p>---</text:p>
          </table:table-cell>
          <table:table-cell table:formula="of:=IF(OR([$qdr.C17]=&quot;---&quot;;[$gtx.C17]=&quot;---&quot;);&quot;---&quot;;[$qdr.C17]/[$gtx.C17])" office:value-type="float" office:value="1.14143858513965" calcext:value-type="float">
            <text:p>1.14</text:p>
          </table:table-cell>
          <table:table-cell table:formula="of:=IF(OR([$qdr.C17]=&quot;---&quot;;[$sv2.C17]=&quot;---&quot;);&quot;---&quot;;[$qdr.C17]/[$sv2.C17])" office:value-type="string" office:string-value="---" calcext:value-type="string">
            <text:p>---</text:p>
          </table:table-cell>
          <table:table-cell table:formula="of:=IF(OR([$qdr.C17]=&quot;---&quot;;[$a102.C17]=&quot;---&quot;);&quot;---&quot;;[$qdr.C17]/[$a102.C17])" office:value-type="string" office:string-value="---" calcext:value-type="string">
            <text:p>---</text:p>
          </table:table-cell>
          <table:table-cell table:formula="of:=IF(OR([$qdr.C17]=&quot;---&quot;;[$sv3.C17]=&quot;---&quot;);&quot;---&quot;;[$qdr.C17]/[$sv3.C17])" office:value-type="string" office:string-value="---" calcext:value-type="string">
            <text:p>---</text:p>
          </table:table-cell>
          <table:table-cell table:formula="of:=IF(OR([$qdr.C17]=&quot;---&quot;;[$a103.C17]=&quot;---&quot;);&quot;---&quot;;[$qdr.C17]/[$a103.C17])" office:value-type="string" office:string-value="---" calcext:value-type="string">
            <text:p>---</text:p>
          </table:table-cell>
          <table:table-cell table:formula="of:=IF(OR([$gtx.C17]=&quot;---&quot;;[$sv2.C17]=&quot;---&quot;);&quot;---&quot;;[$gtx.C17]/[$sv2.C17])" office:value-type="string" office:string-value="---" calcext:value-type="string">
            <text:p>---</text:p>
          </table:table-cell>
          <table:table-cell table:formula="of:=IF(OR([$gtx.C17]=&quot;---&quot;;[$a102.C17]=&quot;---&quot;);&quot;---&quot;;[$gtx.C17]/[$a102.C17])" office:value-type="string" office:string-value="---" calcext:value-type="string">
            <text:p>---</text:p>
          </table:table-cell>
          <table:table-cell table:formula="of:=IF(OR([$gtx.C17]=&quot;---&quot;;[$sv3.C17]=&quot;---&quot;);&quot;---&quot;;[$gtx.C17]/[$sv3.C17])" office:value-type="string" office:string-value="---" calcext:value-type="string">
            <text:p>---</text:p>
          </table:table-cell>
          <table:table-cell table:formula="of:=IF(OR([$gtx.C17]=&quot;---&quot;;[$a103.C17]=&quot;---&quot;);&quot;---&quot;;[$gtx.C17]/[$a103.C17])" office:value-type="string" office:string-value="---" calcext:value-type="string">
            <text:p>---</text:p>
          </table:table-cell>
          <table:table-cell table:formula="of:=IF(OR([$sv2.C17]=&quot;---&quot;;[$a102.C17]=&quot;---&quot;);&quot;---&quot;;[$sv2.C17]/[$a102.C17])" office:value-type="string" office:string-value="---" calcext:value-type="string">
            <text:p>---</text:p>
          </table:table-cell>
          <table:table-cell table:formula="of:=IF(OR([$sv2.C17]=&quot;---&quot;;[$sv3.C17]=&quot;---&quot;);&quot;---&quot;;[$sv2.C17]/[$sv3.C17])" office:value-type="string" office:string-value="---" calcext:value-type="string">
            <text:p>---</text:p>
          </table:table-cell>
          <table:table-cell table:formula="of:=IF(OR([$sv2.C17]=&quot;---&quot;;[$a103.C17]=&quot;---&quot;);&quot;---&quot;;[$sv2.C17]/[$a103.C17])" office:value-type="string" office:string-value="---" calcext:value-type="string">
            <text:p>---</text:p>
          </table:table-cell>
          <table:table-cell table:formula="of:=IF(OR([$a102.C17]=&quot;---&quot;;[$sv3.C17]=&quot;---&quot;);&quot;---&quot;;[$a102.C17]/[$sv3.C17])" office:value-type="string" office:string-value="---" calcext:value-type="string">
            <text:p>---</text:p>
          </table:table-cell>
          <table:table-cell table:formula="of:=IF(OR([$a102.C17]=&quot;---&quot;;[$a103.C17]=&quot;---&quot;);&quot;---&quot;;[$a102.C17]/[$a103.C17])" office:value-type="string" office:string-value="---" calcext:value-type="string">
            <text:p>---</text:p>
          </table:table-cell>
          <table:table-cell table:formula="of:=IF(OR([$sv3.C17]=&quot;---&quot;;[$a103.C17]=&quot;---&quot;);&quot;---&quot;;[$sv3.C17]/[$a103.C1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IF(OR([$sv.C18]=&quot;---&quot;;[$a10.C18]=&quot;---&quot;);&quot;---&quot;;[$sv.C18]/[$a10.C18])" office:value-type="float" office:value="0.474061674085032" calcext:value-type="float">
            <text:p>0.47</text:p>
          </table:table-cell>
          <table:table-cell table:formula="of:=IF(OR([$sv.C18]=&quot;---&quot;;[$qdr.C18]=&quot;---&quot;);&quot;---&quot;;[$sv.C18]/[$qdr.C18])" office:value-type="float" office:value="9.17732472129024" calcext:value-type="float">
            <text:p>9.18</text:p>
          </table:table-cell>
          <table:table-cell table:formula="of:=IF(OR([$sv.C18]=&quot;---&quot;;[$gtx.C18]=&quot;---&quot;);&quot;---&quot;;[$sv.C18]/[$gtx.C18])" office:value-type="float" office:value="3.81475325669831" calcext:value-type="float">
            <text:p>3.81</text:p>
          </table:table-cell>
          <table:table-cell table:formula="of:=IF(OR([$sv.C18]=&quot;---&quot;;[$sv2.C18]=&quot;---&quot;);&quot;---&quot;;[$sv.C18]/[$sv2.C18])" office:value-type="string" office:string-value="---" calcext:value-type="string">
            <text:p>---</text:p>
          </table:table-cell>
          <table:table-cell table:formula="of:=IF(OR([$sv.C18]=&quot;---&quot;;[$a102.C18]=&quot;---&quot;);&quot;---&quot;;[$sv.C18]/[$a102.C18])" office:value-type="string" office:string-value="---" calcext:value-type="string">
            <text:p>---</text:p>
          </table:table-cell>
          <table:table-cell table:formula="of:=IF(OR([$sv.C18]=&quot;---&quot;;[$sv3.C18]=&quot;---&quot;);&quot;---&quot;;[$sv.C18]/[$sv3.C18])" office:value-type="string" office:string-value="---" calcext:value-type="string">
            <text:p>---</text:p>
          </table:table-cell>
          <table:table-cell table:formula="of:=IF(OR([$sv.C18]=&quot;---&quot;;[$a103.C18]=&quot;---&quot;);&quot;---&quot;;[$sv.C18]/[$a103.C18])" office:value-type="string" office:string-value="---" calcext:value-type="string">
            <text:p>---</text:p>
          </table:table-cell>
          <table:table-cell table:formula="of:=IF(OR([$a10.C18]=&quot;---&quot;;[$qdr.C18]=&quot;---&quot;);&quot;---&quot;;[$a10.C18]/[$qdr.C18])" office:value-type="float" office:value="19.3589256904242" calcext:value-type="float">
            <text:p>19.36</text:p>
          </table:table-cell>
          <table:table-cell table:formula="of:=IF(OR([$a10.C18]=&quot;---&quot;;[$gtx.C18]=&quot;---&quot;);&quot;---&quot;;[$a10.C18]/[$gtx.C18])" office:value-type="float" office:value="8.04695562884517" calcext:value-type="float">
            <text:p>8.05</text:p>
          </table:table-cell>
          <table:table-cell table:formula="of:=IF(OR([$a10.C18]=&quot;---&quot;;[$sv2.C18]=&quot;---&quot;);&quot;---&quot;;[$a10.C18]/[$sv2.C18])" office:value-type="string" office:string-value="---" calcext:value-type="string">
            <text:p>---</text:p>
          </table:table-cell>
          <table:table-cell table:formula="of:=IF(OR([$a10.C18]=&quot;---&quot;;[$a102.C18]=&quot;---&quot;);&quot;---&quot;;[$a10.C18]/[$a102.C18])" office:value-type="string" office:string-value="---" calcext:value-type="string">
            <text:p>---</text:p>
          </table:table-cell>
          <table:table-cell table:formula="of:=IF(OR([$a10.C18]=&quot;---&quot;;[$sv3.C18]=&quot;---&quot;);&quot;---&quot;;[$a10.C18]/[$sv3.C18])" office:value-type="string" office:string-value="---" calcext:value-type="string">
            <text:p>---</text:p>
          </table:table-cell>
          <table:table-cell table:formula="of:=IF(OR([$a10.C18]=&quot;---&quot;;[$a103.C18]=&quot;---&quot;);&quot;---&quot;;[$a10.C18]/[$a103.C18])" office:value-type="string" office:string-value="---" calcext:value-type="string">
            <text:p>---</text:p>
          </table:table-cell>
          <table:table-cell table:formula="of:=IF(OR([$qdr.C18]=&quot;---&quot;;[$gtx.C18]=&quot;---&quot;);&quot;---&quot;;[$qdr.C18]/[$gtx.C18])" office:value-type="float" office:value="0.415671600662507" calcext:value-type="float">
            <text:p>0.42</text:p>
          </table:table-cell>
          <table:table-cell table:formula="of:=IF(OR([$qdr.C18]=&quot;---&quot;;[$sv2.C18]=&quot;---&quot;);&quot;---&quot;;[$qdr.C18]/[$sv2.C18])" office:value-type="string" office:string-value="---" calcext:value-type="string">
            <text:p>---</text:p>
          </table:table-cell>
          <table:table-cell table:formula="of:=IF(OR([$qdr.C18]=&quot;---&quot;;[$a102.C18]=&quot;---&quot;);&quot;---&quot;;[$qdr.C18]/[$a102.C18])" office:value-type="string" office:string-value="---" calcext:value-type="string">
            <text:p>---</text:p>
          </table:table-cell>
          <table:table-cell table:formula="of:=IF(OR([$qdr.C18]=&quot;---&quot;;[$sv3.C18]=&quot;---&quot;);&quot;---&quot;;[$qdr.C18]/[$sv3.C18])" office:value-type="string" office:string-value="---" calcext:value-type="string">
            <text:p>---</text:p>
          </table:table-cell>
          <table:table-cell table:formula="of:=IF(OR([$qdr.C18]=&quot;---&quot;;[$a103.C18]=&quot;---&quot;);&quot;---&quot;;[$qdr.C18]/[$a103.C18])" office:value-type="string" office:string-value="---" calcext:value-type="string">
            <text:p>---</text:p>
          </table:table-cell>
          <table:table-cell table:formula="of:=IF(OR([$gtx.C18]=&quot;---&quot;;[$sv2.C18]=&quot;---&quot;);&quot;---&quot;;[$gtx.C18]/[$sv2.C18])" office:value-type="string" office:string-value="---" calcext:value-type="string">
            <text:p>---</text:p>
          </table:table-cell>
          <table:table-cell table:formula="of:=IF(OR([$gtx.C18]=&quot;---&quot;;[$a102.C18]=&quot;---&quot;);&quot;---&quot;;[$gtx.C18]/[$a102.C18])" office:value-type="string" office:string-value="---" calcext:value-type="string">
            <text:p>---</text:p>
          </table:table-cell>
          <table:table-cell table:formula="of:=IF(OR([$gtx.C18]=&quot;---&quot;;[$sv3.C18]=&quot;---&quot;);&quot;---&quot;;[$gtx.C18]/[$sv3.C18])" office:value-type="string" office:string-value="---" calcext:value-type="string">
            <text:p>---</text:p>
          </table:table-cell>
          <table:table-cell table:formula="of:=IF(OR([$gtx.C18]=&quot;---&quot;;[$a103.C18]=&quot;---&quot;);&quot;---&quot;;[$gtx.C18]/[$a103.C18])" office:value-type="string" office:string-value="---" calcext:value-type="string">
            <text:p>---</text:p>
          </table:table-cell>
          <table:table-cell table:formula="of:=IF(OR([$sv2.C18]=&quot;---&quot;;[$a102.C18]=&quot;---&quot;);&quot;---&quot;;[$sv2.C18]/[$a102.C18])" office:value-type="string" office:string-value="---" calcext:value-type="string">
            <text:p>---</text:p>
          </table:table-cell>
          <table:table-cell table:formula="of:=IF(OR([$sv2.C18]=&quot;---&quot;;[$sv3.C18]=&quot;---&quot;);&quot;---&quot;;[$sv2.C18]/[$sv3.C18])" office:value-type="string" office:string-value="---" calcext:value-type="string">
            <text:p>---</text:p>
          </table:table-cell>
          <table:table-cell table:formula="of:=IF(OR([$sv2.C18]=&quot;---&quot;;[$a103.C18]=&quot;---&quot;);&quot;---&quot;;[$sv2.C18]/[$a103.C18])" office:value-type="string" office:string-value="---" calcext:value-type="string">
            <text:p>---</text:p>
          </table:table-cell>
          <table:table-cell table:formula="of:=IF(OR([$a102.C18]=&quot;---&quot;;[$sv3.C18]=&quot;---&quot;);&quot;---&quot;;[$a102.C18]/[$sv3.C18])" office:value-type="string" office:string-value="---" calcext:value-type="string">
            <text:p>---</text:p>
          </table:table-cell>
          <table:table-cell table:formula="of:=IF(OR([$a102.C18]=&quot;---&quot;;[$a103.C18]=&quot;---&quot;);&quot;---&quot;;[$a102.C18]/[$a103.C18])" office:value-type="string" office:string-value="---" calcext:value-type="string">
            <text:p>---</text:p>
          </table:table-cell>
          <table:table-cell table:formula="of:=IF(OR([$sv3.C18]=&quot;---&quot;;[$a103.C18]=&quot;---&quot;);&quot;---&quot;;[$sv3.C18]/[$a103.C18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IF(OR([$sv.C19]=&quot;---&quot;;[$a10.C19]=&quot;---&quot;);&quot;---&quot;;[$sv.C19]/[$a10.C19])" office:value-type="float" office:value="0.137972589309422" calcext:value-type="float">
            <text:p>0.14</text:p>
          </table:table-cell>
          <table:table-cell table:formula="of:=IF(OR([$sv.C19]=&quot;---&quot;;[$qdr.C19]=&quot;---&quot;);&quot;---&quot;;[$sv.C19]/[$qdr.C19])" office:value-type="float" office:value="2.8649082317515" calcext:value-type="float">
            <text:p>2.86</text:p>
          </table:table-cell>
          <table:table-cell table:formula="of:=IF(OR([$sv.C19]=&quot;---&quot;;[$gtx.C19]=&quot;---&quot;);&quot;---&quot;;[$sv.C19]/[$gtx.C19])" office:value-type="float" office:value="2.89494830449456" calcext:value-type="float">
            <text:p>2.89</text:p>
          </table:table-cell>
          <table:table-cell table:formula="of:=IF(OR([$sv.C19]=&quot;---&quot;;[$sv2.C19]=&quot;---&quot;);&quot;---&quot;;[$sv.C19]/[$sv2.C19])" office:value-type="string" office:string-value="---" calcext:value-type="string">
            <text:p>---</text:p>
          </table:table-cell>
          <table:table-cell table:formula="of:=IF(OR([$sv.C19]=&quot;---&quot;;[$a102.C19]=&quot;---&quot;);&quot;---&quot;;[$sv.C19]/[$a102.C19])" office:value-type="string" office:string-value="---" calcext:value-type="string">
            <text:p>---</text:p>
          </table:table-cell>
          <table:table-cell table:formula="of:=IF(OR([$sv.C19]=&quot;---&quot;;[$sv3.C19]=&quot;---&quot;);&quot;---&quot;;[$sv.C19]/[$sv3.C19])" office:value-type="string" office:string-value="---" calcext:value-type="string">
            <text:p>---</text:p>
          </table:table-cell>
          <table:table-cell table:formula="of:=IF(OR([$sv.C19]=&quot;---&quot;;[$a103.C19]=&quot;---&quot;);&quot;---&quot;;[$sv.C19]/[$a103.C19])" office:value-type="string" office:string-value="---" calcext:value-type="string">
            <text:p>---</text:p>
          </table:table-cell>
          <table:table-cell table:formula="of:=IF(OR([$a10.C19]=&quot;---&quot;;[$qdr.C19]=&quot;---&quot;);&quot;---&quot;;[$a10.C19]/[$qdr.C19])" office:value-type="float" office:value="20.7643289590409" calcext:value-type="float">
            <text:p>20.76</text:p>
          </table:table-cell>
          <table:table-cell table:formula="of:=IF(OR([$a10.C19]=&quot;---&quot;;[$gtx.C19]=&quot;---&quot;);&quot;---&quot;;[$a10.C19]/[$gtx.C19])" office:value-type="float" office:value="20.9820538918948" calcext:value-type="float">
            <text:p>20.98</text:p>
          </table:table-cell>
          <table:table-cell table:formula="of:=IF(OR([$a10.C19]=&quot;---&quot;;[$sv2.C19]=&quot;---&quot;);&quot;---&quot;;[$a10.C19]/[$sv2.C19])" office:value-type="string" office:string-value="---" calcext:value-type="string">
            <text:p>---</text:p>
          </table:table-cell>
          <table:table-cell table:formula="of:=IF(OR([$a10.C19]=&quot;---&quot;;[$a102.C19]=&quot;---&quot;);&quot;---&quot;;[$a10.C19]/[$a102.C19])" office:value-type="string" office:string-value="---" calcext:value-type="string">
            <text:p>---</text:p>
          </table:table-cell>
          <table:table-cell table:formula="of:=IF(OR([$a10.C19]=&quot;---&quot;;[$sv3.C19]=&quot;---&quot;);&quot;---&quot;;[$a10.C19]/[$sv3.C19])" office:value-type="string" office:string-value="---" calcext:value-type="string">
            <text:p>---</text:p>
          </table:table-cell>
          <table:table-cell table:formula="of:=IF(OR([$a10.C19]=&quot;---&quot;;[$a103.C19]=&quot;---&quot;);&quot;---&quot;;[$a10.C19]/[$a103.C19])" office:value-type="string" office:string-value="---" calcext:value-type="string">
            <text:p>---</text:p>
          </table:table-cell>
          <table:table-cell table:formula="of:=IF(OR([$qdr.C19]=&quot;---&quot;;[$gtx.C19]=&quot;---&quot;);&quot;---&quot;;[$qdr.C19]/[$gtx.C19])" office:value-type="float" office:value="1.01048552704416" calcext:value-type="float">
            <text:p>1.01</text:p>
          </table:table-cell>
          <table:table-cell table:formula="of:=IF(OR([$qdr.C19]=&quot;---&quot;;[$sv2.C19]=&quot;---&quot;);&quot;---&quot;;[$qdr.C19]/[$sv2.C19])" office:value-type="string" office:string-value="---" calcext:value-type="string">
            <text:p>---</text:p>
          </table:table-cell>
          <table:table-cell table:formula="of:=IF(OR([$qdr.C19]=&quot;---&quot;;[$a102.C19]=&quot;---&quot;);&quot;---&quot;;[$qdr.C19]/[$a102.C19])" office:value-type="string" office:string-value="---" calcext:value-type="string">
            <text:p>---</text:p>
          </table:table-cell>
          <table:table-cell table:formula="of:=IF(OR([$qdr.C19]=&quot;---&quot;;[$sv3.C19]=&quot;---&quot;);&quot;---&quot;;[$qdr.C19]/[$sv3.C19])" office:value-type="string" office:string-value="---" calcext:value-type="string">
            <text:p>---</text:p>
          </table:table-cell>
          <table:table-cell table:formula="of:=IF(OR([$qdr.C19]=&quot;---&quot;;[$a103.C19]=&quot;---&quot;);&quot;---&quot;;[$qdr.C19]/[$a103.C19])" office:value-type="string" office:string-value="---" calcext:value-type="string">
            <text:p>---</text:p>
          </table:table-cell>
          <table:table-cell table:formula="of:=IF(OR([$gtx.C19]=&quot;---&quot;;[$sv2.C19]=&quot;---&quot;);&quot;---&quot;;[$gtx.C19]/[$sv2.C19])" office:value-type="string" office:string-value="---" calcext:value-type="string">
            <text:p>---</text:p>
          </table:table-cell>
          <table:table-cell table:formula="of:=IF(OR([$gtx.C19]=&quot;---&quot;;[$a102.C19]=&quot;---&quot;);&quot;---&quot;;[$gtx.C19]/[$a102.C19])" office:value-type="string" office:string-value="---" calcext:value-type="string">
            <text:p>---</text:p>
          </table:table-cell>
          <table:table-cell table:formula="of:=IF(OR([$gtx.C19]=&quot;---&quot;;[$sv3.C19]=&quot;---&quot;);&quot;---&quot;;[$gtx.C19]/[$sv3.C19])" office:value-type="string" office:string-value="---" calcext:value-type="string">
            <text:p>---</text:p>
          </table:table-cell>
          <table:table-cell table:formula="of:=IF(OR([$gtx.C19]=&quot;---&quot;;[$a103.C19]=&quot;---&quot;);&quot;---&quot;;[$gtx.C19]/[$a103.C19])" office:value-type="string" office:string-value="---" calcext:value-type="string">
            <text:p>---</text:p>
          </table:table-cell>
          <table:table-cell table:formula="of:=IF(OR([$sv2.C19]=&quot;---&quot;;[$a102.C19]=&quot;---&quot;);&quot;---&quot;;[$sv2.C19]/[$a102.C19])" office:value-type="string" office:string-value="---" calcext:value-type="string">
            <text:p>---</text:p>
          </table:table-cell>
          <table:table-cell table:formula="of:=IF(OR([$sv2.C19]=&quot;---&quot;;[$sv3.C19]=&quot;---&quot;);&quot;---&quot;;[$sv2.C19]/[$sv3.C19])" office:value-type="string" office:string-value="---" calcext:value-type="string">
            <text:p>---</text:p>
          </table:table-cell>
          <table:table-cell table:formula="of:=IF(OR([$sv2.C19]=&quot;---&quot;;[$a103.C19]=&quot;---&quot;);&quot;---&quot;;[$sv2.C19]/[$a103.C19])" office:value-type="string" office:string-value="---" calcext:value-type="string">
            <text:p>---</text:p>
          </table:table-cell>
          <table:table-cell table:formula="of:=IF(OR([$a102.C19]=&quot;---&quot;;[$sv3.C19]=&quot;---&quot;);&quot;---&quot;;[$a102.C19]/[$sv3.C19])" office:value-type="string" office:string-value="---" calcext:value-type="string">
            <text:p>---</text:p>
          </table:table-cell>
          <table:table-cell table:formula="of:=IF(OR([$a102.C19]=&quot;---&quot;;[$a103.C19]=&quot;---&quot;);&quot;---&quot;;[$a102.C19]/[$a103.C19])" office:value-type="string" office:string-value="---" calcext:value-type="string">
            <text:p>---</text:p>
          </table:table-cell>
          <table:table-cell table:formula="of:=IF(OR([$sv3.C19]=&quot;---&quot;;[$a103.C19]=&quot;---&quot;);&quot;---&quot;;[$sv3.C19]/[$a103.C1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formula="of:=IF(OR([$sv.C20]=&quot;---&quot;;[$a10.C20]=&quot;---&quot;);&quot;---&quot;;[$sv.C20]/[$a10.C20])" office:value-type="float" office:value="0.875849383674036" calcext:value-type="float">
            <text:p>0.88</text:p>
          </table:table-cell>
          <table:table-cell table:formula="of:=IF(OR([$sv.C20]=&quot;---&quot;;[$qdr.C20]=&quot;---&quot;);&quot;---&quot;;[$sv.C20]/[$qdr.C20])" office:value-type="float" office:value="57.0084495490639" calcext:value-type="float">
            <text:p>57.01</text:p>
          </table:table-cell>
          <table:table-cell table:formula="of:=IF(OR([$sv.C20]=&quot;---&quot;;[$gtx.C20]=&quot;---&quot;);&quot;---&quot;;[$sv.C20]/[$gtx.C20])" office:value-type="float" office:value="80.4716742022255" calcext:value-type="float">
            <text:p>80.47</text:p>
          </table:table-cell>
          <table:table-cell table:formula="of:=IF(OR([$sv.C20]=&quot;---&quot;;[$sv2.C20]=&quot;---&quot;);&quot;---&quot;;[$sv.C20]/[$sv2.C20])" office:value-type="float" office:value="4.49604408455122" calcext:value-type="float">
            <text:p>4.50</text:p>
          </table:table-cell>
          <table:table-cell table:formula="of:=IF(OR([$sv.C20]=&quot;---&quot;;[$a102.C20]=&quot;---&quot;);&quot;---&quot;;[$sv.C20]/[$a102.C20])" office:value-type="string" office:string-value="---" calcext:value-type="string">
            <text:p>---</text:p>
          </table:table-cell>
          <table:table-cell table:formula="of:=IF(OR([$sv.C20]=&quot;---&quot;;[$sv3.C20]=&quot;---&quot;);&quot;---&quot;;[$sv.C20]/[$sv3.C20])" office:value-type="float" office:value="27.0042252361834" calcext:value-type="float">
            <text:p>27.00</text:p>
          </table:table-cell>
          <table:table-cell table:formula="of:=IF(OR([$sv.C20]=&quot;---&quot;;[$a103.C20]=&quot;---&quot;);&quot;---&quot;;[$sv.C20]/[$a103.C20])" office:value-type="float" office:value="19.5280488240406" calcext:value-type="float">
            <text:p>19.53</text:p>
          </table:table-cell>
          <table:table-cell table:formula="of:=IF(OR([$a10.C20]=&quot;---&quot;;[$qdr.C20]=&quot;---&quot;);&quot;---&quot;;[$a10.C20]/[$qdr.C20])" office:value-type="float" office:value="65.0893299826545" calcext:value-type="float">
            <text:p>65.09</text:p>
          </table:table-cell>
          <table:table-cell table:formula="of:=IF(OR([$a10.C20]=&quot;---&quot;;[$gtx.C20]=&quot;---&quot;);&quot;---&quot;;[$a10.C20]/[$gtx.C20])" office:value-type="float" office:value="91.8784390355575" calcext:value-type="float">
            <text:p>91.88</text:p>
          </table:table-cell>
          <table:table-cell table:formula="of:=IF(OR([$a10.C20]=&quot;---&quot;;[$sv2.C20]=&quot;---&quot;);&quot;---&quot;;[$a10.C20]/[$sv2.C20])" office:value-type="float" office:value="5.13335302662553" calcext:value-type="float">
            <text:p>5.13</text:p>
          </table:table-cell>
          <table:table-cell table:formula="of:=IF(OR([$a10.C20]=&quot;---&quot;;[$a102.C20]=&quot;---&quot;);&quot;---&quot;;[$a10.C20]/[$a102.C20])" office:value-type="string" office:string-value="---" calcext:value-type="string">
            <text:p>---</text:p>
          </table:table-cell>
          <table:table-cell table:formula="of:=IF(OR([$a10.C20]=&quot;---&quot;;[$sv3.C20]=&quot;---&quot;);&quot;---&quot;;[$a10.C20]/[$sv3.C20])" office:value-type="float" office:value="30.832042288944" calcext:value-type="float">
            <text:p>30.83</text:p>
          </table:table-cell>
          <table:table-cell table:formula="of:=IF(OR([$a10.C20]=&quot;---&quot;;[$a103.C20]=&quot;---&quot;);&quot;---&quot;;[$a10.C20]/[$a103.C20])" office:value-type="float" office:value="22.2961266948934" calcext:value-type="float">
            <text:p>22.30</text:p>
          </table:table-cell>
          <table:table-cell table:formula="of:=IF(OR([$qdr.C20]=&quot;---&quot;;[$gtx.C20]=&quot;---&quot;);&quot;---&quot;;[$qdr.C20]/[$gtx.C20])" office:value-type="float" office:value="1.41157450937107" calcext:value-type="float">
            <text:p>1.41</text:p>
          </table:table-cell>
          <table:table-cell table:formula="of:=IF(OR([$qdr.C20]=&quot;---&quot;;[$sv2.C20]=&quot;---&quot;);&quot;---&quot;;[$qdr.C20]/[$sv2.C20])" office:value-type="float" office:value="0.0788662754401299" calcext:value-type="float">
            <text:p>0.08</text:p>
          </table:table-cell>
          <table:table-cell table:formula="of:=IF(OR([$qdr.C20]=&quot;---&quot;;[$a102.C20]=&quot;---&quot;);&quot;---&quot;;[$qdr.C20]/[$a102.C20])" office:value-type="string" office:string-value="---" calcext:value-type="string">
            <text:p>---</text:p>
          </table:table-cell>
          <table:table-cell table:formula="of:=IF(OR([$qdr.C20]=&quot;---&quot;;[$sv3.C20]=&quot;---&quot;);&quot;---&quot;;[$qdr.C20]/[$sv3.C20])" office:value-type="float" office:value="0.473688119038256" calcext:value-type="float">
            <text:p>0.47</text:p>
          </table:table-cell>
          <table:table-cell table:formula="of:=IF(OR([$qdr.C20]=&quot;---&quot;;[$a103.C20]=&quot;---&quot;);&quot;---&quot;;[$qdr.C20]/[$a103.C20])" office:value-type="float" office:value="0.342546569473599" calcext:value-type="float">
            <text:p>0.34</text:p>
          </table:table-cell>
          <table:table-cell table:formula="of:=IF(OR([$gtx.C20]=&quot;---&quot;;[$sv2.C20]=&quot;---&quot;);&quot;---&quot;;[$gtx.C20]/[$sv2.C20])" office:value-type="float" office:value="0.0558711388712089" calcext:value-type="float">
            <text:p>0.06</text:p>
          </table:table-cell>
          <table:table-cell table:formula="of:=IF(OR([$gtx.C20]=&quot;---&quot;;[$a102.C20]=&quot;---&quot;);&quot;---&quot;;[$gtx.C20]/[$a102.C20])" office:value-type="string" office:string-value="---" calcext:value-type="string">
            <text:p>---</text:p>
          </table:table-cell>
          <table:table-cell table:formula="of:=IF(OR([$gtx.C20]=&quot;---&quot;;[$sv3.C20]=&quot;---&quot;);&quot;---&quot;;[$gtx.C20]/[$sv3.C20])" office:value-type="float" office:value="0.335574293736225" calcext:value-type="float">
            <text:p>0.34</text:p>
          </table:table-cell>
          <table:table-cell table:formula="of:=IF(OR([$gtx.C20]=&quot;---&quot;;[$a103.C20]=&quot;---&quot;);&quot;---&quot;;[$gtx.C20]/[$a103.C20])" office:value-type="float" office:value="0.242669846472519" calcext:value-type="float">
            <text:p>0.24</text:p>
          </table:table-cell>
          <table:table-cell table:formula="of:=IF(OR([$sv2.C20]=&quot;---&quot;;[$a102.C20]=&quot;---&quot;);&quot;---&quot;;[$sv2.C20]/[$a102.C20])" office:value-type="string" office:string-value="---" calcext:value-type="string">
            <text:p>---</text:p>
          </table:table-cell>
          <table:table-cell table:formula="of:=IF(OR([$sv2.C20]=&quot;---&quot;;[$sv3.C20]=&quot;---&quot;);&quot;---&quot;;[$sv2.C20]/[$sv3.C20])" office:value-type="float" office:value="6.00621896234784" calcext:value-type="float">
            <text:p>6.01</text:p>
          </table:table-cell>
          <table:table-cell table:formula="of:=IF(OR([$sv2.C20]=&quot;---&quot;;[$a103.C20]=&quot;---&quot;);&quot;---&quot;;[$sv2.C20]/[$a103.C20])" office:value-type="float" office:value="4.34338464143192" calcext:value-type="float">
            <text:p>4.34</text:p>
          </table:table-cell>
          <table:table-cell table:formula="of:=IF(OR([$a102.C20]=&quot;---&quot;;[$sv3.C20]=&quot;---&quot;);&quot;---&quot;;[$a102.C20]/[$sv3.C20])" office:value-type="string" office:string-value="---" calcext:value-type="string">
            <text:p>---</text:p>
          </table:table-cell>
          <table:table-cell table:formula="of:=IF(OR([$a102.C20]=&quot;---&quot;;[$a103.C20]=&quot;---&quot;);&quot;---&quot;;[$a102.C20]/[$a103.C20])" office:value-type="string" office:string-value="---" calcext:value-type="string">
            <text:p>---</text:p>
          </table:table-cell>
          <table:table-cell table:formula="of:=IF(OR([$sv3.C20]=&quot;---&quot;;[$a103.C20]=&quot;---&quot;);&quot;---&quot;;[$sv3.C20]/[$a103.C20])" office:value-type="float" office:value="0.723147901976268" calcext:value-type="float">
            <text:p>0.72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formula="of:=IF(OR([$sv.C21]=&quot;---&quot;;[$a10.C21]=&quot;---&quot;);&quot;---&quot;;[$sv.C21]/[$a10.C21])" office:value-type="float" office:value="0.844765410067663" calcext:value-type="float">
            <text:p>0.84</text:p>
          </table:table-cell>
          <table:table-cell table:formula="of:=IF(OR([$sv.C21]=&quot;---&quot;;[$qdr.C21]=&quot;---&quot;);&quot;---&quot;;[$sv.C21]/[$qdr.C21])" office:value-type="float" office:value="2.74088683023329" calcext:value-type="float">
            <text:p>2.74</text:p>
          </table:table-cell>
          <table:table-cell table:formula="of:=IF(OR([$sv.C21]=&quot;---&quot;;[$gtx.C21]=&quot;---&quot;);&quot;---&quot;;[$sv.C21]/[$gtx.C21])" office:value-type="float" office:value="1.51000132908028" calcext:value-type="float">
            <text:p>1.51</text:p>
          </table:table-cell>
          <table:table-cell table:formula="of:=IF(OR([$sv.C21]=&quot;---&quot;;[$sv2.C21]=&quot;---&quot;);&quot;---&quot;;[$sv.C21]/[$sv2.C21])" office:value-type="string" office:string-value="---" calcext:value-type="string">
            <text:p>---</text:p>
          </table:table-cell>
          <table:table-cell table:formula="of:=IF(OR([$sv.C21]=&quot;---&quot;;[$a102.C21]=&quot;---&quot;);&quot;---&quot;;[$sv.C21]/[$a102.C21])" office:value-type="string" office:string-value="---" calcext:value-type="string">
            <text:p>---</text:p>
          </table:table-cell>
          <table:table-cell table:formula="of:=IF(OR([$sv.C21]=&quot;---&quot;;[$sv3.C21]=&quot;---&quot;);&quot;---&quot;;[$sv.C21]/[$sv3.C21])" office:value-type="string" office:string-value="---" calcext:value-type="string">
            <text:p>---</text:p>
          </table:table-cell>
          <table:table-cell table:formula="of:=IF(OR([$sv.C21]=&quot;---&quot;;[$a103.C21]=&quot;---&quot;);&quot;---&quot;;[$sv.C21]/[$a103.C21])" office:value-type="string" office:string-value="---" calcext:value-type="string">
            <text:p>---</text:p>
          </table:table-cell>
          <table:table-cell table:formula="of:=IF(OR([$a10.C21]=&quot;---&quot;;[$qdr.C21]=&quot;---&quot;);&quot;---&quot;;[$a10.C21]/[$qdr.C21])" office:value-type="float" office:value="3.24455381052327" calcext:value-type="float">
            <text:p>3.24</text:p>
          </table:table-cell>
          <table:table-cell table:formula="of:=IF(OR([$a10.C21]=&quot;---&quot;;[$gtx.C21]=&quot;---&quot;);&quot;---&quot;;[$a10.C21]/[$gtx.C21])" office:value-type="float" office:value="1.78748006379585" calcext:value-type="float">
            <text:p>1.79</text:p>
          </table:table-cell>
          <table:table-cell table:formula="of:=IF(OR([$a10.C21]=&quot;---&quot;;[$sv2.C21]=&quot;---&quot;);&quot;---&quot;;[$a10.C21]/[$sv2.C21])" office:value-type="string" office:string-value="---" calcext:value-type="string">
            <text:p>---</text:p>
          </table:table-cell>
          <table:table-cell table:formula="of:=IF(OR([$a10.C21]=&quot;---&quot;;[$a102.C21]=&quot;---&quot;);&quot;---&quot;;[$a10.C21]/[$a102.C21])" office:value-type="string" office:string-value="---" calcext:value-type="string">
            <text:p>---</text:p>
          </table:table-cell>
          <table:table-cell table:formula="of:=IF(OR([$a10.C21]=&quot;---&quot;;[$sv3.C21]=&quot;---&quot;);&quot;---&quot;;[$a10.C21]/[$sv3.C21])" office:value-type="string" office:string-value="---" calcext:value-type="string">
            <text:p>---</text:p>
          </table:table-cell>
          <table:table-cell table:formula="of:=IF(OR([$a10.C21]=&quot;---&quot;;[$a103.C21]=&quot;---&quot;);&quot;---&quot;;[$a10.C21]/[$a103.C21])" office:value-type="string" office:string-value="---" calcext:value-type="string">
            <text:p>---</text:p>
          </table:table-cell>
          <table:table-cell table:formula="of:=IF(OR([$qdr.C21]=&quot;---&quot;;[$gtx.C21]=&quot;---&quot;);&quot;---&quot;;[$qdr.C21]/[$gtx.C21])" office:value-type="float" office:value="0.55091706539075" calcext:value-type="float">
            <text:p>0.55</text:p>
          </table:table-cell>
          <table:table-cell table:formula="of:=IF(OR([$qdr.C21]=&quot;---&quot;;[$sv2.C21]=&quot;---&quot;);&quot;---&quot;;[$qdr.C21]/[$sv2.C21])" office:value-type="string" office:string-value="---" calcext:value-type="string">
            <text:p>---</text:p>
          </table:table-cell>
          <table:table-cell table:formula="of:=IF(OR([$qdr.C21]=&quot;---&quot;;[$a102.C21]=&quot;---&quot;);&quot;---&quot;;[$qdr.C21]/[$a102.C21])" office:value-type="string" office:string-value="---" calcext:value-type="string">
            <text:p>---</text:p>
          </table:table-cell>
          <table:table-cell table:formula="of:=IF(OR([$qdr.C21]=&quot;---&quot;;[$sv3.C21]=&quot;---&quot;);&quot;---&quot;;[$qdr.C21]/[$sv3.C21])" office:value-type="string" office:string-value="---" calcext:value-type="string">
            <text:p>---</text:p>
          </table:table-cell>
          <table:table-cell table:formula="of:=IF(OR([$qdr.C21]=&quot;---&quot;;[$a103.C21]=&quot;---&quot;);&quot;---&quot;;[$qdr.C21]/[$a103.C21])" office:value-type="string" office:string-value="---" calcext:value-type="string">
            <text:p>---</text:p>
          </table:table-cell>
          <table:table-cell table:formula="of:=IF(OR([$gtx.C21]=&quot;---&quot;;[$sv2.C21]=&quot;---&quot;);&quot;---&quot;;[$gtx.C21]/[$sv2.C21])" office:value-type="string" office:string-value="---" calcext:value-type="string">
            <text:p>---</text:p>
          </table:table-cell>
          <table:table-cell table:formula="of:=IF(OR([$gtx.C21]=&quot;---&quot;;[$a102.C21]=&quot;---&quot;);&quot;---&quot;;[$gtx.C21]/[$a102.C21])" office:value-type="string" office:string-value="---" calcext:value-type="string">
            <text:p>---</text:p>
          </table:table-cell>
          <table:table-cell table:formula="of:=IF(OR([$gtx.C21]=&quot;---&quot;;[$sv3.C21]=&quot;---&quot;);&quot;---&quot;;[$gtx.C21]/[$sv3.C21])" office:value-type="string" office:string-value="---" calcext:value-type="string">
            <text:p>---</text:p>
          </table:table-cell>
          <table:table-cell table:formula="of:=IF(OR([$gtx.C21]=&quot;---&quot;;[$a103.C21]=&quot;---&quot;);&quot;---&quot;;[$gtx.C21]/[$a103.C21])" office:value-type="string" office:string-value="---" calcext:value-type="string">
            <text:p>---</text:p>
          </table:table-cell>
          <table:table-cell table:formula="of:=IF(OR([$sv2.C21]=&quot;---&quot;;[$a102.C21]=&quot;---&quot;);&quot;---&quot;;[$sv2.C21]/[$a102.C21])" office:value-type="string" office:string-value="---" calcext:value-type="string">
            <text:p>---</text:p>
          </table:table-cell>
          <table:table-cell table:formula="of:=IF(OR([$sv2.C21]=&quot;---&quot;;[$sv3.C21]=&quot;---&quot;);&quot;---&quot;;[$sv2.C21]/[$sv3.C21])" office:value-type="string" office:string-value="---" calcext:value-type="string">
            <text:p>---</text:p>
          </table:table-cell>
          <table:table-cell table:formula="of:=IF(OR([$sv2.C21]=&quot;---&quot;;[$a103.C21]=&quot;---&quot;);&quot;---&quot;;[$sv2.C21]/[$a103.C21])" office:value-type="string" office:string-value="---" calcext:value-type="string">
            <text:p>---</text:p>
          </table:table-cell>
          <table:table-cell table:formula="of:=IF(OR([$a102.C21]=&quot;---&quot;;[$sv3.C21]=&quot;---&quot;);&quot;---&quot;;[$a102.C21]/[$sv3.C21])" office:value-type="string" office:string-value="---" calcext:value-type="string">
            <text:p>---</text:p>
          </table:table-cell>
          <table:table-cell table:formula="of:=IF(OR([$a102.C21]=&quot;---&quot;;[$a103.C21]=&quot;---&quot;);&quot;---&quot;;[$a102.C21]/[$a103.C21])" office:value-type="string" office:string-value="---" calcext:value-type="string">
            <text:p>---</text:p>
          </table:table-cell>
          <table:table-cell table:formula="of:=IF(OR([$sv3.C21]=&quot;---&quot;;[$a103.C21]=&quot;---&quot;);&quot;---&quot;;[$sv3.C21]/[$a103.C2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formula="of:=IF(OR([$sv.C22]=&quot;---&quot;;[$a10.C22]=&quot;---&quot;);&quot;---&quot;;[$sv.C22]/[$a10.C22])" office:value-type="float" office:value="0.339250158159358" calcext:value-type="float">
            <text:p>0.34</text:p>
          </table:table-cell>
          <table:table-cell table:formula="of:=IF(OR([$sv.C22]=&quot;---&quot;;[$qdr.C22]=&quot;---&quot;);&quot;---&quot;;[$sv.C22]/[$qdr.C22])" office:value-type="float" office:value="4.0923667421247" calcext:value-type="float">
            <text:p>4.09</text:p>
          </table:table-cell>
          <table:table-cell table:formula="of:=IF(OR([$sv.C22]=&quot;---&quot;;[$gtx.C22]=&quot;---&quot;);&quot;---&quot;;[$sv.C22]/[$gtx.C22])" office:value-type="float" office:value="6.00502742095662" calcext:value-type="float">
            <text:p>6.01</text:p>
          </table:table-cell>
          <table:table-cell table:formula="of:=IF(OR([$sv.C22]=&quot;---&quot;;[$sv2.C22]=&quot;---&quot;);&quot;---&quot;;[$sv.C22]/[$sv2.C22])" office:value-type="string" office:string-value="---" calcext:value-type="string">
            <text:p>---</text:p>
          </table:table-cell>
          <table:table-cell table:formula="of:=IF(OR([$sv.C22]=&quot;---&quot;;[$a102.C22]=&quot;---&quot;);&quot;---&quot;;[$sv.C22]/[$a102.C22])" office:value-type="string" office:string-value="---" calcext:value-type="string">
            <text:p>---</text:p>
          </table:table-cell>
          <table:table-cell table:formula="of:=IF(OR([$sv.C22]=&quot;---&quot;;[$sv3.C22]=&quot;---&quot;);&quot;---&quot;;[$sv.C22]/[$sv3.C22])" office:value-type="string" office:string-value="---" calcext:value-type="string">
            <text:p>---</text:p>
          </table:table-cell>
          <table:table-cell table:formula="of:=IF(OR([$sv.C22]=&quot;---&quot;;[$a103.C22]=&quot;---&quot;);&quot;---&quot;;[$sv.C22]/[$a103.C22])" office:value-type="string" office:string-value="---" calcext:value-type="string">
            <text:p>---</text:p>
          </table:table-cell>
          <table:table-cell table:formula="of:=IF(OR([$a10.C22]=&quot;---&quot;;[$qdr.C22]=&quot;---&quot;);&quot;---&quot;;[$a10.C22]/[$qdr.C22])" office:value-type="float" office:value="12.0629766669184" calcext:value-type="float">
            <text:p>12.06</text:p>
          </table:table-cell>
          <table:table-cell table:formula="of:=IF(OR([$a10.C22]=&quot;---&quot;;[$gtx.C22]=&quot;---&quot;);&quot;---&quot;;[$a10.C22]/[$gtx.C22])" office:value-type="float" office:value="17.7008831876089" calcext:value-type="float">
            <text:p>17.70</text:p>
          </table:table-cell>
          <table:table-cell table:formula="of:=IF(OR([$a10.C22]=&quot;---&quot;;[$sv2.C22]=&quot;---&quot;);&quot;---&quot;;[$a10.C22]/[$sv2.C22])" office:value-type="string" office:string-value="---" calcext:value-type="string">
            <text:p>---</text:p>
          </table:table-cell>
          <table:table-cell table:formula="of:=IF(OR([$a10.C22]=&quot;---&quot;;[$a102.C22]=&quot;---&quot;);&quot;---&quot;;[$a10.C22]/[$a102.C22])" office:value-type="string" office:string-value="---" calcext:value-type="string">
            <text:p>---</text:p>
          </table:table-cell>
          <table:table-cell table:formula="of:=IF(OR([$a10.C22]=&quot;---&quot;;[$sv3.C22]=&quot;---&quot;);&quot;---&quot;;[$a10.C22]/[$sv3.C22])" office:value-type="string" office:string-value="---" calcext:value-type="string">
            <text:p>---</text:p>
          </table:table-cell>
          <table:table-cell table:formula="of:=IF(OR([$a10.C22]=&quot;---&quot;;[$a103.C22]=&quot;---&quot;);&quot;---&quot;;[$a10.C22]/[$a103.C22])" office:value-type="string" office:string-value="---" calcext:value-type="string">
            <text:p>---</text:p>
          </table:table-cell>
          <table:table-cell table:formula="of:=IF(OR([$qdr.C22]=&quot;---&quot;;[$gtx.C22]=&quot;---&quot;);&quot;---&quot;;[$qdr.C22]/[$gtx.C22])" office:value-type="float" office:value="1.46737274524885" calcext:value-type="float">
            <text:p>1.47</text:p>
          </table:table-cell>
          <table:table-cell table:formula="of:=IF(OR([$qdr.C22]=&quot;---&quot;;[$sv2.C22]=&quot;---&quot;);&quot;---&quot;;[$qdr.C22]/[$sv2.C22])" office:value-type="string" office:string-value="---" calcext:value-type="string">
            <text:p>---</text:p>
          </table:table-cell>
          <table:table-cell table:formula="of:=IF(OR([$qdr.C22]=&quot;---&quot;;[$a102.C22]=&quot;---&quot;);&quot;---&quot;;[$qdr.C22]/[$a102.C22])" office:value-type="string" office:string-value="---" calcext:value-type="string">
            <text:p>---</text:p>
          </table:table-cell>
          <table:table-cell table:formula="of:=IF(OR([$qdr.C22]=&quot;---&quot;;[$sv3.C22]=&quot;---&quot;);&quot;---&quot;;[$qdr.C22]/[$sv3.C22])" office:value-type="string" office:string-value="---" calcext:value-type="string">
            <text:p>---</text:p>
          </table:table-cell>
          <table:table-cell table:formula="of:=IF(OR([$qdr.C22]=&quot;---&quot;;[$a103.C22]=&quot;---&quot;);&quot;---&quot;;[$qdr.C22]/[$a103.C22])" office:value-type="string" office:string-value="---" calcext:value-type="string">
            <text:p>---</text:p>
          </table:table-cell>
          <table:table-cell table:formula="of:=IF(OR([$gtx.C22]=&quot;---&quot;;[$sv2.C22]=&quot;---&quot;);&quot;---&quot;;[$gtx.C22]/[$sv2.C22])" office:value-type="string" office:string-value="---" calcext:value-type="string">
            <text:p>---</text:p>
          </table:table-cell>
          <table:table-cell table:formula="of:=IF(OR([$gtx.C22]=&quot;---&quot;;[$a102.C22]=&quot;---&quot;);&quot;---&quot;;[$gtx.C22]/[$a102.C22])" office:value-type="string" office:string-value="---" calcext:value-type="string">
            <text:p>---</text:p>
          </table:table-cell>
          <table:table-cell table:formula="of:=IF(OR([$gtx.C22]=&quot;---&quot;;[$sv3.C22]=&quot;---&quot;);&quot;---&quot;;[$gtx.C22]/[$sv3.C22])" office:value-type="string" office:string-value="---" calcext:value-type="string">
            <text:p>---</text:p>
          </table:table-cell>
          <table:table-cell table:formula="of:=IF(OR([$gtx.C22]=&quot;---&quot;;[$a103.C22]=&quot;---&quot;);&quot;---&quot;;[$gtx.C22]/[$a103.C22])" office:value-type="string" office:string-value="---" calcext:value-type="string">
            <text:p>---</text:p>
          </table:table-cell>
          <table:table-cell table:formula="of:=IF(OR([$sv2.C22]=&quot;---&quot;;[$a102.C22]=&quot;---&quot;);&quot;---&quot;;[$sv2.C22]/[$a102.C22])" office:value-type="string" office:string-value="---" calcext:value-type="string">
            <text:p>---</text:p>
          </table:table-cell>
          <table:table-cell table:formula="of:=IF(OR([$sv2.C22]=&quot;---&quot;;[$sv3.C22]=&quot;---&quot;);&quot;---&quot;;[$sv2.C22]/[$sv3.C22])" office:value-type="string" office:string-value="---" calcext:value-type="string">
            <text:p>---</text:p>
          </table:table-cell>
          <table:table-cell table:formula="of:=IF(OR([$sv2.C22]=&quot;---&quot;;[$a103.C22]=&quot;---&quot;);&quot;---&quot;;[$sv2.C22]/[$a103.C22])" office:value-type="string" office:string-value="---" calcext:value-type="string">
            <text:p>---</text:p>
          </table:table-cell>
          <table:table-cell table:formula="of:=IF(OR([$a102.C22]=&quot;---&quot;;[$sv3.C22]=&quot;---&quot;);&quot;---&quot;;[$a102.C22]/[$sv3.C22])" office:value-type="string" office:string-value="---" calcext:value-type="string">
            <text:p>---</text:p>
          </table:table-cell>
          <table:table-cell table:formula="of:=IF(OR([$a102.C22]=&quot;---&quot;;[$a103.C22]=&quot;---&quot;);&quot;---&quot;;[$a102.C22]/[$a103.C22])" office:value-type="string" office:string-value="---" calcext:value-type="string">
            <text:p>---</text:p>
          </table:table-cell>
          <table:table-cell table:formula="of:=IF(OR([$sv3.C22]=&quot;---&quot;;[$a103.C22]=&quot;---&quot;);&quot;---&quot;;[$sv3.C22]/[$a103.C2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IF(OR([$sv.C23]=&quot;---&quot;;[$a10.C23]=&quot;---&quot;);&quot;---&quot;;[$sv.C23]/[$a10.C23])" office:value-type="string" office:string-value="---" calcext:value-type="string">
            <text:p>---</text:p>
          </table:table-cell>
          <table:table-cell table:formula="of:=IF(OR([$sv.C23]=&quot;---&quot;;[$qdr.C23]=&quot;---&quot;);&quot;---&quot;;[$sv.C23]/[$qdr.C23])" office:value-type="string" office:string-value="---" calcext:value-type="string">
            <text:p>---</text:p>
          </table:table-cell>
          <table:table-cell table:formula="of:=IF(OR([$sv.C23]=&quot;---&quot;;[$gtx.C23]=&quot;---&quot;);&quot;---&quot;;[$sv.C23]/[$gtx.C23])" office:value-type="string" office:string-value="---" calcext:value-type="string">
            <text:p>---</text:p>
          </table:table-cell>
          <table:table-cell table:formula="of:=IF(OR([$sv.C23]=&quot;---&quot;;[$sv2.C23]=&quot;---&quot;);&quot;---&quot;;[$sv.C23]/[$sv2.C23])" office:value-type="string" office:string-value="---" calcext:value-type="string">
            <text:p>---</text:p>
          </table:table-cell>
          <table:table-cell table:formula="of:=IF(OR([$sv.C23]=&quot;---&quot;;[$a102.C23]=&quot;---&quot;);&quot;---&quot;;[$sv.C23]/[$a102.C23])" office:value-type="string" office:string-value="---" calcext:value-type="string">
            <text:p>---</text:p>
          </table:table-cell>
          <table:table-cell table:formula="of:=IF(OR([$sv.C23]=&quot;---&quot;;[$sv3.C23]=&quot;---&quot;);&quot;---&quot;;[$sv.C23]/[$sv3.C23])" office:value-type="string" office:string-value="---" calcext:value-type="string">
            <text:p>---</text:p>
          </table:table-cell>
          <table:table-cell table:formula="of:=IF(OR([$sv.C23]=&quot;---&quot;;[$a103.C23]=&quot;---&quot;);&quot;---&quot;;[$sv.C23]/[$a103.C23])" office:value-type="string" office:string-value="---" calcext:value-type="string">
            <text:p>---</text:p>
          </table:table-cell>
          <table:table-cell table:formula="of:=IF(OR([$a10.C23]=&quot;---&quot;;[$qdr.C23]=&quot;---&quot;);&quot;---&quot;;[$a10.C23]/[$qdr.C23])" office:value-type="string" office:string-value="---" calcext:value-type="string">
            <text:p>---</text:p>
          </table:table-cell>
          <table:table-cell table:formula="of:=IF(OR([$a10.C23]=&quot;---&quot;;[$gtx.C23]=&quot;---&quot;);&quot;---&quot;;[$a10.C23]/[$gtx.C23])" office:value-type="string" office:string-value="---" calcext:value-type="string">
            <text:p>---</text:p>
          </table:table-cell>
          <table:table-cell table:formula="of:=IF(OR([$a10.C23]=&quot;---&quot;;[$sv2.C23]=&quot;---&quot;);&quot;---&quot;;[$a10.C23]/[$sv2.C23])" office:value-type="string" office:string-value="---" calcext:value-type="string">
            <text:p>---</text:p>
          </table:table-cell>
          <table:table-cell table:formula="of:=IF(OR([$a10.C23]=&quot;---&quot;;[$a102.C23]=&quot;---&quot;);&quot;---&quot;;[$a10.C23]/[$a102.C23])" office:value-type="string" office:string-value="---" calcext:value-type="string">
            <text:p>---</text:p>
          </table:table-cell>
          <table:table-cell table:formula="of:=IF(OR([$a10.C23]=&quot;---&quot;;[$sv3.C23]=&quot;---&quot;);&quot;---&quot;;[$a10.C23]/[$sv3.C23])" office:value-type="string" office:string-value="---" calcext:value-type="string">
            <text:p>---</text:p>
          </table:table-cell>
          <table:table-cell table:formula="of:=IF(OR([$a10.C23]=&quot;---&quot;;[$a103.C23]=&quot;---&quot;);&quot;---&quot;;[$a10.C23]/[$a103.C23])" office:value-type="string" office:string-value="---" calcext:value-type="string">
            <text:p>---</text:p>
          </table:table-cell>
          <table:table-cell table:formula="of:=IF(OR([$qdr.C23]=&quot;---&quot;;[$gtx.C23]=&quot;---&quot;);&quot;---&quot;;[$qdr.C23]/[$gtx.C23])" office:value-type="float" office:value="1.06922609868716" calcext:value-type="float">
            <text:p>1.07</text:p>
          </table:table-cell>
          <table:table-cell table:formula="of:=IF(OR([$qdr.C23]=&quot;---&quot;;[$sv2.C23]=&quot;---&quot;);&quot;---&quot;;[$qdr.C23]/[$sv2.C23])" office:value-type="string" office:string-value="---" calcext:value-type="string">
            <text:p>---</text:p>
          </table:table-cell>
          <table:table-cell table:formula="of:=IF(OR([$qdr.C23]=&quot;---&quot;;[$a102.C23]=&quot;---&quot;);&quot;---&quot;;[$qdr.C23]/[$a102.C23])" office:value-type="string" office:string-value="---" calcext:value-type="string">
            <text:p>---</text:p>
          </table:table-cell>
          <table:table-cell table:formula="of:=IF(OR([$qdr.C23]=&quot;---&quot;;[$sv3.C23]=&quot;---&quot;);&quot;---&quot;;[$qdr.C23]/[$sv3.C23])" office:value-type="string" office:string-value="---" calcext:value-type="string">
            <text:p>---</text:p>
          </table:table-cell>
          <table:table-cell table:formula="of:=IF(OR([$qdr.C23]=&quot;---&quot;;[$a103.C23]=&quot;---&quot;);&quot;---&quot;;[$qdr.C23]/[$a103.C23])" office:value-type="string" office:string-value="---" calcext:value-type="string">
            <text:p>---</text:p>
          </table:table-cell>
          <table:table-cell table:formula="of:=IF(OR([$gtx.C23]=&quot;---&quot;;[$sv2.C23]=&quot;---&quot;);&quot;---&quot;;[$gtx.C23]/[$sv2.C23])" office:value-type="string" office:string-value="---" calcext:value-type="string">
            <text:p>---</text:p>
          </table:table-cell>
          <table:table-cell table:formula="of:=IF(OR([$gtx.C23]=&quot;---&quot;;[$a102.C23]=&quot;---&quot;);&quot;---&quot;;[$gtx.C23]/[$a102.C23])" office:value-type="string" office:string-value="---" calcext:value-type="string">
            <text:p>---</text:p>
          </table:table-cell>
          <table:table-cell table:formula="of:=IF(OR([$gtx.C23]=&quot;---&quot;;[$sv3.C23]=&quot;---&quot;);&quot;---&quot;;[$gtx.C23]/[$sv3.C23])" office:value-type="string" office:string-value="---" calcext:value-type="string">
            <text:p>---</text:p>
          </table:table-cell>
          <table:table-cell table:formula="of:=IF(OR([$gtx.C23]=&quot;---&quot;;[$a103.C23]=&quot;---&quot;);&quot;---&quot;;[$gtx.C23]/[$a103.C23])" office:value-type="string" office:string-value="---" calcext:value-type="string">
            <text:p>---</text:p>
          </table:table-cell>
          <table:table-cell table:formula="of:=IF(OR([$sv2.C23]=&quot;---&quot;;[$a102.C23]=&quot;---&quot;);&quot;---&quot;;[$sv2.C23]/[$a102.C23])" office:value-type="string" office:string-value="---" calcext:value-type="string">
            <text:p>---</text:p>
          </table:table-cell>
          <table:table-cell table:formula="of:=IF(OR([$sv2.C23]=&quot;---&quot;;[$sv3.C23]=&quot;---&quot;);&quot;---&quot;;[$sv2.C23]/[$sv3.C23])" office:value-type="string" office:string-value="---" calcext:value-type="string">
            <text:p>---</text:p>
          </table:table-cell>
          <table:table-cell table:formula="of:=IF(OR([$sv2.C23]=&quot;---&quot;;[$a103.C23]=&quot;---&quot;);&quot;---&quot;;[$sv2.C23]/[$a103.C23])" office:value-type="string" office:string-value="---" calcext:value-type="string">
            <text:p>---</text:p>
          </table:table-cell>
          <table:table-cell table:formula="of:=IF(OR([$a102.C23]=&quot;---&quot;;[$sv3.C23]=&quot;---&quot;);&quot;---&quot;;[$a102.C23]/[$sv3.C23])" office:value-type="string" office:string-value="---" calcext:value-type="string">
            <text:p>---</text:p>
          </table:table-cell>
          <table:table-cell table:formula="of:=IF(OR([$a102.C23]=&quot;---&quot;;[$a103.C23]=&quot;---&quot;);&quot;---&quot;;[$a102.C23]/[$a103.C23])" office:value-type="string" office:string-value="---" calcext:value-type="string">
            <text:p>---</text:p>
          </table:table-cell>
          <table:table-cell table:formula="of:=IF(OR([$sv3.C23]=&quot;---&quot;;[$a103.C23]=&quot;---&quot;);&quot;---&quot;;[$sv3.C23]/[$a103.C2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IF(OR([$sv.C24]=&quot;---&quot;;[$a10.C24]=&quot;---&quot;);&quot;---&quot;;[$sv.C24]/[$a10.C24])" office:value-type="string" office:string-value="---" calcext:value-type="string">
            <text:p>---</text:p>
          </table:table-cell>
          <table:table-cell table:formula="of:=IF(OR([$sv.C24]=&quot;---&quot;;[$qdr.C24]=&quot;---&quot;);&quot;---&quot;;[$sv.C24]/[$qdr.C24])" office:value-type="string" office:string-value="---" calcext:value-type="string">
            <text:p>---</text:p>
          </table:table-cell>
          <table:table-cell table:formula="of:=IF(OR([$sv.C24]=&quot;---&quot;;[$gtx.C24]=&quot;---&quot;);&quot;---&quot;;[$sv.C24]/[$gtx.C24])" office:value-type="string" office:string-value="---" calcext:value-type="string">
            <text:p>---</text:p>
          </table:table-cell>
          <table:table-cell table:formula="of:=IF(OR([$sv.C24]=&quot;---&quot;;[$sv2.C24]=&quot;---&quot;);&quot;---&quot;;[$sv.C24]/[$sv2.C24])" office:value-type="string" office:string-value="---" calcext:value-type="string">
            <text:p>---</text:p>
          </table:table-cell>
          <table:table-cell table:formula="of:=IF(OR([$sv.C24]=&quot;---&quot;;[$a102.C24]=&quot;---&quot;);&quot;---&quot;;[$sv.C24]/[$a102.C24])" office:value-type="string" office:string-value="---" calcext:value-type="string">
            <text:p>---</text:p>
          </table:table-cell>
          <table:table-cell table:formula="of:=IF(OR([$sv.C24]=&quot;---&quot;;[$sv3.C24]=&quot;---&quot;);&quot;---&quot;;[$sv.C24]/[$sv3.C24])" office:value-type="string" office:string-value="---" calcext:value-type="string">
            <text:p>---</text:p>
          </table:table-cell>
          <table:table-cell table:formula="of:=IF(OR([$sv.C24]=&quot;---&quot;;[$a103.C24]=&quot;---&quot;);&quot;---&quot;;[$sv.C24]/[$a103.C24])" office:value-type="string" office:string-value="---" calcext:value-type="string">
            <text:p>---</text:p>
          </table:table-cell>
          <table:table-cell table:formula="of:=IF(OR([$a10.C24]=&quot;---&quot;;[$qdr.C24]=&quot;---&quot;);&quot;---&quot;;[$a10.C24]/[$qdr.C24])" office:value-type="string" office:string-value="---" calcext:value-type="string">
            <text:p>---</text:p>
          </table:table-cell>
          <table:table-cell table:formula="of:=IF(OR([$a10.C24]=&quot;---&quot;;[$gtx.C24]=&quot;---&quot;);&quot;---&quot;;[$a10.C24]/[$gtx.C24])" office:value-type="string" office:string-value="---" calcext:value-type="string">
            <text:p>---</text:p>
          </table:table-cell>
          <table:table-cell table:formula="of:=IF(OR([$a10.C24]=&quot;---&quot;;[$sv2.C24]=&quot;---&quot;);&quot;---&quot;;[$a10.C24]/[$sv2.C24])" office:value-type="string" office:string-value="---" calcext:value-type="string">
            <text:p>---</text:p>
          </table:table-cell>
          <table:table-cell table:formula="of:=IF(OR([$a10.C24]=&quot;---&quot;;[$a102.C24]=&quot;---&quot;);&quot;---&quot;;[$a10.C24]/[$a102.C24])" office:value-type="string" office:string-value="---" calcext:value-type="string">
            <text:p>---</text:p>
          </table:table-cell>
          <table:table-cell table:formula="of:=IF(OR([$a10.C24]=&quot;---&quot;;[$sv3.C24]=&quot;---&quot;);&quot;---&quot;;[$a10.C24]/[$sv3.C24])" office:value-type="string" office:string-value="---" calcext:value-type="string">
            <text:p>---</text:p>
          </table:table-cell>
          <table:table-cell table:formula="of:=IF(OR([$a10.C24]=&quot;---&quot;;[$a103.C24]=&quot;---&quot;);&quot;---&quot;;[$a10.C24]/[$a103.C24])" office:value-type="string" office:string-value="---" calcext:value-type="string">
            <text:p>---</text:p>
          </table:table-cell>
          <table:table-cell table:formula="of:=IF(OR([$qdr.C24]=&quot;---&quot;;[$gtx.C24]=&quot;---&quot;);&quot;---&quot;;[$qdr.C24]/[$gtx.C24])" office:value-type="float" office:value="0.217856221872654" calcext:value-type="float">
            <text:p>0.22</text:p>
          </table:table-cell>
          <table:table-cell table:formula="of:=IF(OR([$qdr.C24]=&quot;---&quot;;[$sv2.C24]=&quot;---&quot;);&quot;---&quot;;[$qdr.C24]/[$sv2.C24])" office:value-type="string" office:string-value="---" calcext:value-type="string">
            <text:p>---</text:p>
          </table:table-cell>
          <table:table-cell table:formula="of:=IF(OR([$qdr.C24]=&quot;---&quot;;[$a102.C24]=&quot;---&quot;);&quot;---&quot;;[$qdr.C24]/[$a102.C24])" office:value-type="string" office:string-value="---" calcext:value-type="string">
            <text:p>---</text:p>
          </table:table-cell>
          <table:table-cell table:formula="of:=IF(OR([$qdr.C24]=&quot;---&quot;;[$sv3.C24]=&quot;---&quot;);&quot;---&quot;;[$qdr.C24]/[$sv3.C24])" office:value-type="string" office:string-value="---" calcext:value-type="string">
            <text:p>---</text:p>
          </table:table-cell>
          <table:table-cell table:formula="of:=IF(OR([$qdr.C24]=&quot;---&quot;;[$a103.C24]=&quot;---&quot;);&quot;---&quot;;[$qdr.C24]/[$a103.C24])" office:value-type="string" office:string-value="---" calcext:value-type="string">
            <text:p>---</text:p>
          </table:table-cell>
          <table:table-cell table:formula="of:=IF(OR([$gtx.C24]=&quot;---&quot;;[$sv2.C24]=&quot;---&quot;);&quot;---&quot;;[$gtx.C24]/[$sv2.C24])" office:value-type="string" office:string-value="---" calcext:value-type="string">
            <text:p>---</text:p>
          </table:table-cell>
          <table:table-cell table:formula="of:=IF(OR([$gtx.C24]=&quot;---&quot;;[$a102.C24]=&quot;---&quot;);&quot;---&quot;;[$gtx.C24]/[$a102.C24])" office:value-type="string" office:string-value="---" calcext:value-type="string">
            <text:p>---</text:p>
          </table:table-cell>
          <table:table-cell table:formula="of:=IF(OR([$gtx.C24]=&quot;---&quot;;[$sv3.C24]=&quot;---&quot;);&quot;---&quot;;[$gtx.C24]/[$sv3.C24])" office:value-type="string" office:string-value="---" calcext:value-type="string">
            <text:p>---</text:p>
          </table:table-cell>
          <table:table-cell table:formula="of:=IF(OR([$gtx.C24]=&quot;---&quot;;[$a103.C24]=&quot;---&quot;);&quot;---&quot;;[$gtx.C24]/[$a103.C24])" office:value-type="string" office:string-value="---" calcext:value-type="string">
            <text:p>---</text:p>
          </table:table-cell>
          <table:table-cell table:formula="of:=IF(OR([$sv2.C24]=&quot;---&quot;;[$a102.C24]=&quot;---&quot;);&quot;---&quot;;[$sv2.C24]/[$a102.C24])" office:value-type="string" office:string-value="---" calcext:value-type="string">
            <text:p>---</text:p>
          </table:table-cell>
          <table:table-cell table:formula="of:=IF(OR([$sv2.C24]=&quot;---&quot;;[$sv3.C24]=&quot;---&quot;);&quot;---&quot;;[$sv2.C24]/[$sv3.C24])" office:value-type="string" office:string-value="---" calcext:value-type="string">
            <text:p>---</text:p>
          </table:table-cell>
          <table:table-cell table:formula="of:=IF(OR([$sv2.C24]=&quot;---&quot;;[$a103.C24]=&quot;---&quot;);&quot;---&quot;;[$sv2.C24]/[$a103.C24])" office:value-type="string" office:string-value="---" calcext:value-type="string">
            <text:p>---</text:p>
          </table:table-cell>
          <table:table-cell table:formula="of:=IF(OR([$a102.C24]=&quot;---&quot;;[$sv3.C24]=&quot;---&quot;);&quot;---&quot;;[$a102.C24]/[$sv3.C24])" office:value-type="string" office:string-value="---" calcext:value-type="string">
            <text:p>---</text:p>
          </table:table-cell>
          <table:table-cell table:formula="of:=IF(OR([$a102.C24]=&quot;---&quot;;[$a103.C24]=&quot;---&quot;);&quot;---&quot;;[$a102.C24]/[$a103.C24])" office:value-type="string" office:string-value="---" calcext:value-type="string">
            <text:p>---</text:p>
          </table:table-cell>
          <table:table-cell table:formula="of:=IF(OR([$sv3.C24]=&quot;---&quot;;[$a103.C24]=&quot;---&quot;);&quot;---&quot;;[$sv3.C24]/[$a103.C2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IF(OR([$sv.C25]=&quot;---&quot;;[$a10.C25]=&quot;---&quot;);&quot;---&quot;;[$sv.C25]/[$a10.C25])" office:value-type="string" office:string-value="---" calcext:value-type="string">
            <text:p>---</text:p>
          </table:table-cell>
          <table:table-cell table:formula="of:=IF(OR([$sv.C25]=&quot;---&quot;;[$qdr.C25]=&quot;---&quot;);&quot;---&quot;;[$sv.C25]/[$qdr.C25])" office:value-type="float" office:value="35.4360914730128" calcext:value-type="float">
            <text:p>35.44</text:p>
          </table:table-cell>
          <table:table-cell table:formula="of:=IF(OR([$sv.C25]=&quot;---&quot;;[$gtx.C25]=&quot;---&quot;);&quot;---&quot;;[$sv.C25]/[$gtx.C25])" office:value-type="float" office:value="45.6113111311131" calcext:value-type="float">
            <text:p>45.61</text:p>
          </table:table-cell>
          <table:table-cell table:formula="of:=IF(OR([$sv.C25]=&quot;---&quot;;[$sv2.C25]=&quot;---&quot;);&quot;---&quot;;[$sv.C25]/[$sv2.C25])" office:value-type="string" office:string-value="---" calcext:value-type="string">
            <text:p>---</text:p>
          </table:table-cell>
          <table:table-cell table:formula="of:=IF(OR([$sv.C25]=&quot;---&quot;;[$a102.C25]=&quot;---&quot;);&quot;---&quot;;[$sv.C25]/[$a102.C25])" office:value-type="string" office:string-value="---" calcext:value-type="string">
            <text:p>---</text:p>
          </table:table-cell>
          <table:table-cell table:formula="of:=IF(OR([$sv.C25]=&quot;---&quot;;[$sv3.C25]=&quot;---&quot;);&quot;---&quot;;[$sv.C25]/[$sv3.C25])" office:value-type="string" office:string-value="---" calcext:value-type="string">
            <text:p>---</text:p>
          </table:table-cell>
          <table:table-cell table:formula="of:=IF(OR([$sv.C25]=&quot;---&quot;;[$a103.C25]=&quot;---&quot;);&quot;---&quot;;[$sv.C25]/[$a103.C25])" office:value-type="string" office:string-value="---" calcext:value-type="string">
            <text:p>---</text:p>
          </table:table-cell>
          <table:table-cell table:formula="of:=IF(OR([$a10.C25]=&quot;---&quot;;[$qdr.C25]=&quot;---&quot;);&quot;---&quot;;[$a10.C25]/[$qdr.C25])" office:value-type="string" office:string-value="---" calcext:value-type="string">
            <text:p>---</text:p>
          </table:table-cell>
          <table:table-cell table:formula="of:=IF(OR([$a10.C25]=&quot;---&quot;;[$gtx.C25]=&quot;---&quot;);&quot;---&quot;;[$a10.C25]/[$gtx.C25])" office:value-type="string" office:string-value="---" calcext:value-type="string">
            <text:p>---</text:p>
          </table:table-cell>
          <table:table-cell table:formula="of:=IF(OR([$a10.C25]=&quot;---&quot;;[$sv2.C25]=&quot;---&quot;);&quot;---&quot;;[$a10.C25]/[$sv2.C25])" office:value-type="string" office:string-value="---" calcext:value-type="string">
            <text:p>---</text:p>
          </table:table-cell>
          <table:table-cell table:formula="of:=IF(OR([$a10.C25]=&quot;---&quot;;[$a102.C25]=&quot;---&quot;);&quot;---&quot;;[$a10.C25]/[$a102.C25])" office:value-type="string" office:string-value="---" calcext:value-type="string">
            <text:p>---</text:p>
          </table:table-cell>
          <table:table-cell table:formula="of:=IF(OR([$a10.C25]=&quot;---&quot;;[$sv3.C25]=&quot;---&quot;);&quot;---&quot;;[$a10.C25]/[$sv3.C25])" office:value-type="string" office:string-value="---" calcext:value-type="string">
            <text:p>---</text:p>
          </table:table-cell>
          <table:table-cell table:formula="of:=IF(OR([$a10.C25]=&quot;---&quot;;[$a103.C25]=&quot;---&quot;);&quot;---&quot;;[$a10.C25]/[$a103.C25])" office:value-type="string" office:string-value="---" calcext:value-type="string">
            <text:p>---</text:p>
          </table:table-cell>
          <table:table-cell table:formula="of:=IF(OR([$qdr.C25]=&quot;---&quot;;[$gtx.C25]=&quot;---&quot;);&quot;---&quot;;[$qdr.C25]/[$gtx.C25])" office:value-type="float" office:value="1.28714283193025" calcext:value-type="float">
            <text:p>1.29</text:p>
          </table:table-cell>
          <table:table-cell table:formula="of:=IF(OR([$qdr.C25]=&quot;---&quot;;[$sv2.C25]=&quot;---&quot;);&quot;---&quot;;[$qdr.C25]/[$sv2.C25])" office:value-type="string" office:string-value="---" calcext:value-type="string">
            <text:p>---</text:p>
          </table:table-cell>
          <table:table-cell table:formula="of:=IF(OR([$qdr.C25]=&quot;---&quot;;[$a102.C25]=&quot;---&quot;);&quot;---&quot;;[$qdr.C25]/[$a102.C25])" office:value-type="string" office:string-value="---" calcext:value-type="string">
            <text:p>---</text:p>
          </table:table-cell>
          <table:table-cell table:formula="of:=IF(OR([$qdr.C25]=&quot;---&quot;;[$sv3.C25]=&quot;---&quot;);&quot;---&quot;;[$qdr.C25]/[$sv3.C25])" office:value-type="string" office:string-value="---" calcext:value-type="string">
            <text:p>---</text:p>
          </table:table-cell>
          <table:table-cell table:formula="of:=IF(OR([$qdr.C25]=&quot;---&quot;;[$a103.C25]=&quot;---&quot;);&quot;---&quot;;[$qdr.C25]/[$a103.C25])" office:value-type="string" office:string-value="---" calcext:value-type="string">
            <text:p>---</text:p>
          </table:table-cell>
          <table:table-cell table:formula="of:=IF(OR([$gtx.C25]=&quot;---&quot;;[$sv2.C25]=&quot;---&quot;);&quot;---&quot;;[$gtx.C25]/[$sv2.C25])" office:value-type="string" office:string-value="---" calcext:value-type="string">
            <text:p>---</text:p>
          </table:table-cell>
          <table:table-cell table:formula="of:=IF(OR([$gtx.C25]=&quot;---&quot;;[$a102.C25]=&quot;---&quot;);&quot;---&quot;;[$gtx.C25]/[$a102.C25])" office:value-type="string" office:string-value="---" calcext:value-type="string">
            <text:p>---</text:p>
          </table:table-cell>
          <table:table-cell table:formula="of:=IF(OR([$gtx.C25]=&quot;---&quot;;[$sv3.C25]=&quot;---&quot;);&quot;---&quot;;[$gtx.C25]/[$sv3.C25])" office:value-type="string" office:string-value="---" calcext:value-type="string">
            <text:p>---</text:p>
          </table:table-cell>
          <table:table-cell table:formula="of:=IF(OR([$gtx.C25]=&quot;---&quot;;[$a103.C25]=&quot;---&quot;);&quot;---&quot;;[$gtx.C25]/[$a103.C25])" office:value-type="string" office:string-value="---" calcext:value-type="string">
            <text:p>---</text:p>
          </table:table-cell>
          <table:table-cell table:formula="of:=IF(OR([$sv2.C25]=&quot;---&quot;;[$a102.C25]=&quot;---&quot;);&quot;---&quot;;[$sv2.C25]/[$a102.C25])" office:value-type="string" office:string-value="---" calcext:value-type="string">
            <text:p>---</text:p>
          </table:table-cell>
          <table:table-cell table:formula="of:=IF(OR([$sv2.C25]=&quot;---&quot;;[$sv3.C25]=&quot;---&quot;);&quot;---&quot;;[$sv2.C25]/[$sv3.C25])" office:value-type="string" office:string-value="---" calcext:value-type="string">
            <text:p>---</text:p>
          </table:table-cell>
          <table:table-cell table:formula="of:=IF(OR([$sv2.C25]=&quot;---&quot;;[$a103.C25]=&quot;---&quot;);&quot;---&quot;;[$sv2.C25]/[$a103.C25])" office:value-type="string" office:string-value="---" calcext:value-type="string">
            <text:p>---</text:p>
          </table:table-cell>
          <table:table-cell table:formula="of:=IF(OR([$a102.C25]=&quot;---&quot;;[$sv3.C25]=&quot;---&quot;);&quot;---&quot;;[$a102.C25]/[$sv3.C25])" office:value-type="string" office:string-value="---" calcext:value-type="string">
            <text:p>---</text:p>
          </table:table-cell>
          <table:table-cell table:formula="of:=IF(OR([$a102.C25]=&quot;---&quot;;[$a103.C25]=&quot;---&quot;);&quot;---&quot;;[$a102.C25]/[$a103.C25])" office:value-type="string" office:string-value="---" calcext:value-type="string">
            <text:p>---</text:p>
          </table:table-cell>
          <table:table-cell table:formula="of:=IF(OR([$sv3.C25]=&quot;---&quot;;[$a103.C25]=&quot;---&quot;);&quot;---&quot;;[$sv3.C25]/[$a103.C2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formula="of:=IF(OR([$sv.C26]=&quot;---&quot;;[$a10.C26]=&quot;---&quot;);&quot;---&quot;;[$sv.C26]/[$a10.C26])" office:value-type="string" office:string-value="---" calcext:value-type="string">
            <text:p>---</text:p>
          </table:table-cell>
          <table:table-cell table:formula="of:=IF(OR([$sv.C26]=&quot;---&quot;;[$qdr.C26]=&quot;---&quot;);&quot;---&quot;;[$sv.C26]/[$qdr.C26])" office:value-type="string" office:string-value="---" calcext:value-type="string">
            <text:p>---</text:p>
          </table:table-cell>
          <table:table-cell table:formula="of:=IF(OR([$sv.C26]=&quot;---&quot;;[$gtx.C26]=&quot;---&quot;);&quot;---&quot;;[$sv.C26]/[$gtx.C26])" office:value-type="string" office:string-value="---" calcext:value-type="string">
            <text:p>---</text:p>
          </table:table-cell>
          <table:table-cell table:formula="of:=IF(OR([$sv.C26]=&quot;---&quot;;[$sv2.C26]=&quot;---&quot;);&quot;---&quot;;[$sv.C26]/[$sv2.C26])" office:value-type="string" office:string-value="---" calcext:value-type="string">
            <text:p>---</text:p>
          </table:table-cell>
          <table:table-cell table:formula="of:=IF(OR([$sv.C26]=&quot;---&quot;;[$a102.C26]=&quot;---&quot;);&quot;---&quot;;[$sv.C26]/[$a102.C26])" office:value-type="string" office:string-value="---" calcext:value-type="string">
            <text:p>---</text:p>
          </table:table-cell>
          <table:table-cell table:formula="of:=IF(OR([$sv.C26]=&quot;---&quot;;[$sv3.C26]=&quot;---&quot;);&quot;---&quot;;[$sv.C26]/[$sv3.C26])" office:value-type="string" office:string-value="---" calcext:value-type="string">
            <text:p>---</text:p>
          </table:table-cell>
          <table:table-cell table:formula="of:=IF(OR([$sv.C26]=&quot;---&quot;;[$a103.C26]=&quot;---&quot;);&quot;---&quot;;[$sv.C26]/[$a103.C26])" office:value-type="string" office:string-value="---" calcext:value-type="string">
            <text:p>---</text:p>
          </table:table-cell>
          <table:table-cell table:formula="of:=IF(OR([$a10.C26]=&quot;---&quot;;[$qdr.C26]=&quot;---&quot;);&quot;---&quot;;[$a10.C26]/[$qdr.C26])" office:value-type="string" office:string-value="---" calcext:value-type="string">
            <text:p>---</text:p>
          </table:table-cell>
          <table:table-cell table:formula="of:=IF(OR([$a10.C26]=&quot;---&quot;;[$gtx.C26]=&quot;---&quot;);&quot;---&quot;;[$a10.C26]/[$gtx.C26])" office:value-type="string" office:string-value="---" calcext:value-type="string">
            <text:p>---</text:p>
          </table:table-cell>
          <table:table-cell table:formula="of:=IF(OR([$a10.C26]=&quot;---&quot;;[$sv2.C26]=&quot;---&quot;);&quot;---&quot;;[$a10.C26]/[$sv2.C26])" office:value-type="string" office:string-value="---" calcext:value-type="string">
            <text:p>---</text:p>
          </table:table-cell>
          <table:table-cell table:formula="of:=IF(OR([$a10.C26]=&quot;---&quot;;[$a102.C26]=&quot;---&quot;);&quot;---&quot;;[$a10.C26]/[$a102.C26])" office:value-type="string" office:string-value="---" calcext:value-type="string">
            <text:p>---</text:p>
          </table:table-cell>
          <table:table-cell table:formula="of:=IF(OR([$a10.C26]=&quot;---&quot;;[$sv3.C26]=&quot;---&quot;);&quot;---&quot;;[$a10.C26]/[$sv3.C26])" office:value-type="string" office:string-value="---" calcext:value-type="string">
            <text:p>---</text:p>
          </table:table-cell>
          <table:table-cell table:formula="of:=IF(OR([$a10.C26]=&quot;---&quot;;[$a103.C26]=&quot;---&quot;);&quot;---&quot;;[$a10.C26]/[$a103.C26])" office:value-type="string" office:string-value="---" calcext:value-type="string">
            <text:p>---</text:p>
          </table:table-cell>
          <table:table-cell table:formula="of:=IF(OR([$qdr.C26]=&quot;---&quot;;[$gtx.C26]=&quot;---&quot;);&quot;---&quot;;[$qdr.C26]/[$gtx.C26])" office:value-type="string" office:string-value="---" calcext:value-type="string">
            <text:p>---</text:p>
          </table:table-cell>
          <table:table-cell table:formula="of:=IF(OR([$qdr.C26]=&quot;---&quot;;[$sv2.C26]=&quot;---&quot;);&quot;---&quot;;[$qdr.C26]/[$sv2.C26])" office:value-type="string" office:string-value="---" calcext:value-type="string">
            <text:p>---</text:p>
          </table:table-cell>
          <table:table-cell table:formula="of:=IF(OR([$qdr.C26]=&quot;---&quot;;[$a102.C26]=&quot;---&quot;);&quot;---&quot;;[$qdr.C26]/[$a102.C26])" office:value-type="string" office:string-value="---" calcext:value-type="string">
            <text:p>---</text:p>
          </table:table-cell>
          <table:table-cell table:formula="of:=IF(OR([$qdr.C26]=&quot;---&quot;;[$sv3.C26]=&quot;---&quot;);&quot;---&quot;;[$qdr.C26]/[$sv3.C26])" office:value-type="string" office:string-value="---" calcext:value-type="string">
            <text:p>---</text:p>
          </table:table-cell>
          <table:table-cell table:formula="of:=IF(OR([$qdr.C26]=&quot;---&quot;;[$a103.C26]=&quot;---&quot;);&quot;---&quot;;[$qdr.C26]/[$a103.C26])" office:value-type="string" office:string-value="---" calcext:value-type="string">
            <text:p>---</text:p>
          </table:table-cell>
          <table:table-cell table:formula="of:=IF(OR([$gtx.C26]=&quot;---&quot;;[$sv2.C26]=&quot;---&quot;);&quot;---&quot;;[$gtx.C26]/[$sv2.C26])" office:value-type="string" office:string-value="---" calcext:value-type="string">
            <text:p>---</text:p>
          </table:table-cell>
          <table:table-cell table:formula="of:=IF(OR([$gtx.C26]=&quot;---&quot;;[$a102.C26]=&quot;---&quot;);&quot;---&quot;;[$gtx.C26]/[$a102.C26])" office:value-type="string" office:string-value="---" calcext:value-type="string">
            <text:p>---</text:p>
          </table:table-cell>
          <table:table-cell table:formula="of:=IF(OR([$gtx.C26]=&quot;---&quot;;[$sv3.C26]=&quot;---&quot;);&quot;---&quot;;[$gtx.C26]/[$sv3.C26])" office:value-type="string" office:string-value="---" calcext:value-type="string">
            <text:p>---</text:p>
          </table:table-cell>
          <table:table-cell table:formula="of:=IF(OR([$gtx.C26]=&quot;---&quot;;[$a103.C26]=&quot;---&quot;);&quot;---&quot;;[$gtx.C26]/[$a103.C26])" office:value-type="string" office:string-value="---" calcext:value-type="string">
            <text:p>---</text:p>
          </table:table-cell>
          <table:table-cell table:formula="of:=IF(OR([$sv2.C26]=&quot;---&quot;;[$a102.C26]=&quot;---&quot;);&quot;---&quot;;[$sv2.C26]/[$a102.C26])" office:value-type="string" office:string-value="---" calcext:value-type="string">
            <text:p>---</text:p>
          </table:table-cell>
          <table:table-cell table:formula="of:=IF(OR([$sv2.C26]=&quot;---&quot;;[$sv3.C26]=&quot;---&quot;);&quot;---&quot;;[$sv2.C26]/[$sv3.C26])" office:value-type="string" office:string-value="---" calcext:value-type="string">
            <text:p>---</text:p>
          </table:table-cell>
          <table:table-cell table:formula="of:=IF(OR([$sv2.C26]=&quot;---&quot;;[$a103.C26]=&quot;---&quot;);&quot;---&quot;;[$sv2.C26]/[$a103.C26])" office:value-type="string" office:string-value="---" calcext:value-type="string">
            <text:p>---</text:p>
          </table:table-cell>
          <table:table-cell table:formula="of:=IF(OR([$a102.C26]=&quot;---&quot;;[$sv3.C26]=&quot;---&quot;);&quot;---&quot;;[$a102.C26]/[$sv3.C26])" office:value-type="string" office:string-value="---" calcext:value-type="string">
            <text:p>---</text:p>
          </table:table-cell>
          <table:table-cell table:formula="of:=IF(OR([$a102.C26]=&quot;---&quot;;[$a103.C26]=&quot;---&quot;);&quot;---&quot;;[$a102.C26]/[$a103.C26])" office:value-type="string" office:string-value="---" calcext:value-type="string">
            <text:p>---</text:p>
          </table:table-cell>
          <table:table-cell table:formula="of:=IF(OR([$sv3.C26]=&quot;---&quot;;[$a103.C26]=&quot;---&quot;);&quot;---&quot;;[$sv3.C26]/[$a103.C2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formula="of:=IF(OR([$sv.C27]=&quot;---&quot;;[$a10.C27]=&quot;---&quot;);&quot;---&quot;;[$sv.C27]/[$a10.C27])" office:value-type="float" office:value="0.861345522737928" calcext:value-type="float">
            <text:p>0.86</text:p>
          </table:table-cell>
          <table:table-cell table:formula="of:=IF(OR([$sv.C27]=&quot;---&quot;;[$qdr.C27]=&quot;---&quot;);&quot;---&quot;;[$sv.C27]/[$qdr.C27])" office:value-type="float" office:value="3.17583101415706" calcext:value-type="float">
            <text:p>3.18</text:p>
          </table:table-cell>
          <table:table-cell table:formula="of:=IF(OR([$sv.C27]=&quot;---&quot;;[$gtx.C27]=&quot;---&quot;);&quot;---&quot;;[$sv.C27]/[$gtx.C27])" office:value-type="float" office:value="1.12473217018672" calcext:value-type="float">
            <text:p>1.12</text:p>
          </table:table-cell>
          <table:table-cell table:formula="of:=IF(OR([$sv.C27]=&quot;---&quot;;[$sv2.C27]=&quot;---&quot;);&quot;---&quot;;[$sv.C27]/[$sv2.C27])" office:value-type="string" office:string-value="---" calcext:value-type="string">
            <text:p>---</text:p>
          </table:table-cell>
          <table:table-cell table:formula="of:=IF(OR([$sv.C27]=&quot;---&quot;;[$a102.C27]=&quot;---&quot;);&quot;---&quot;;[$sv.C27]/[$a102.C27])" office:value-type="string" office:string-value="---" calcext:value-type="string">
            <text:p>---</text:p>
          </table:table-cell>
          <table:table-cell table:formula="of:=IF(OR([$sv.C27]=&quot;---&quot;;[$sv3.C27]=&quot;---&quot;);&quot;---&quot;;[$sv.C27]/[$sv3.C27])" office:value-type="string" office:string-value="---" calcext:value-type="string">
            <text:p>---</text:p>
          </table:table-cell>
          <table:table-cell table:formula="of:=IF(OR([$sv.C27]=&quot;---&quot;;[$a103.C27]=&quot;---&quot;);&quot;---&quot;;[$sv.C27]/[$a103.C27])" office:value-type="string" office:string-value="---" calcext:value-type="string">
            <text:p>---</text:p>
          </table:table-cell>
          <table:table-cell table:formula="of:=IF(OR([$a10.C27]=&quot;---&quot;;[$qdr.C27]=&quot;---&quot;);&quot;---&quot;;[$a10.C27]/[$qdr.C27])" office:value-type="float" office:value="3.68705813209798" calcext:value-type="float">
            <text:p>3.69</text:p>
          </table:table-cell>
          <table:table-cell table:formula="of:=IF(OR([$a10.C27]=&quot;---&quot;;[$gtx.C27]=&quot;---&quot;);&quot;---&quot;;[$a10.C27]/[$gtx.C27])" office:value-type="float" office:value="1.30578512396694" calcext:value-type="float">
            <text:p>1.31</text:p>
          </table:table-cell>
          <table:table-cell table:formula="of:=IF(OR([$a10.C27]=&quot;---&quot;;[$sv2.C27]=&quot;---&quot;);&quot;---&quot;;[$a10.C27]/[$sv2.C27])" office:value-type="string" office:string-value="---" calcext:value-type="string">
            <text:p>---</text:p>
          </table:table-cell>
          <table:table-cell table:formula="of:=IF(OR([$a10.C27]=&quot;---&quot;;[$a102.C27]=&quot;---&quot;);&quot;---&quot;;[$a10.C27]/[$a102.C27])" office:value-type="string" office:string-value="---" calcext:value-type="string">
            <text:p>---</text:p>
          </table:table-cell>
          <table:table-cell table:formula="of:=IF(OR([$a10.C27]=&quot;---&quot;;[$sv3.C27]=&quot;---&quot;);&quot;---&quot;;[$a10.C27]/[$sv3.C27])" office:value-type="string" office:string-value="---" calcext:value-type="string">
            <text:p>---</text:p>
          </table:table-cell>
          <table:table-cell table:formula="of:=IF(OR([$a10.C27]=&quot;---&quot;;[$a103.C27]=&quot;---&quot;);&quot;---&quot;;[$a10.C27]/[$a103.C27])" office:value-type="string" office:string-value="---" calcext:value-type="string">
            <text:p>---</text:p>
          </table:table-cell>
          <table:table-cell table:formula="of:=IF(OR([$qdr.C27]=&quot;---&quot;;[$gtx.C27]=&quot;---&quot;);&quot;---&quot;;[$qdr.C27]/[$gtx.C27])" office:value-type="float" office:value="0.354153657790021" calcext:value-type="float">
            <text:p>0.35</text:p>
          </table:table-cell>
          <table:table-cell table:formula="of:=IF(OR([$qdr.C27]=&quot;---&quot;;[$sv2.C27]=&quot;---&quot;);&quot;---&quot;;[$qdr.C27]/[$sv2.C27])" office:value-type="string" office:string-value="---" calcext:value-type="string">
            <text:p>---</text:p>
          </table:table-cell>
          <table:table-cell table:formula="of:=IF(OR([$qdr.C27]=&quot;---&quot;;[$a102.C27]=&quot;---&quot;);&quot;---&quot;;[$qdr.C27]/[$a102.C27])" office:value-type="string" office:string-value="---" calcext:value-type="string">
            <text:p>---</text:p>
          </table:table-cell>
          <table:table-cell table:formula="of:=IF(OR([$qdr.C27]=&quot;---&quot;;[$sv3.C27]=&quot;---&quot;);&quot;---&quot;;[$qdr.C27]/[$sv3.C27])" office:value-type="string" office:string-value="---" calcext:value-type="string">
            <text:p>---</text:p>
          </table:table-cell>
          <table:table-cell table:formula="of:=IF(OR([$qdr.C27]=&quot;---&quot;;[$a103.C27]=&quot;---&quot;);&quot;---&quot;;[$qdr.C27]/[$a103.C27])" office:value-type="string" office:string-value="---" calcext:value-type="string">
            <text:p>---</text:p>
          </table:table-cell>
          <table:table-cell table:formula="of:=IF(OR([$gtx.C27]=&quot;---&quot;;[$sv2.C27]=&quot;---&quot;);&quot;---&quot;;[$gtx.C27]/[$sv2.C27])" office:value-type="string" office:string-value="---" calcext:value-type="string">
            <text:p>---</text:p>
          </table:table-cell>
          <table:table-cell table:formula="of:=IF(OR([$gtx.C27]=&quot;---&quot;;[$a102.C27]=&quot;---&quot;);&quot;---&quot;;[$gtx.C27]/[$a102.C27])" office:value-type="string" office:string-value="---" calcext:value-type="string">
            <text:p>---</text:p>
          </table:table-cell>
          <table:table-cell table:formula="of:=IF(OR([$gtx.C27]=&quot;---&quot;;[$sv3.C27]=&quot;---&quot;);&quot;---&quot;;[$gtx.C27]/[$sv3.C27])" office:value-type="string" office:string-value="---" calcext:value-type="string">
            <text:p>---</text:p>
          </table:table-cell>
          <table:table-cell table:formula="of:=IF(OR([$gtx.C27]=&quot;---&quot;;[$a103.C27]=&quot;---&quot;);&quot;---&quot;;[$gtx.C27]/[$a103.C27])" office:value-type="string" office:string-value="---" calcext:value-type="string">
            <text:p>---</text:p>
          </table:table-cell>
          <table:table-cell table:formula="of:=IF(OR([$sv2.C27]=&quot;---&quot;;[$a102.C27]=&quot;---&quot;);&quot;---&quot;;[$sv2.C27]/[$a102.C27])" office:value-type="string" office:string-value="---" calcext:value-type="string">
            <text:p>---</text:p>
          </table:table-cell>
          <table:table-cell table:formula="of:=IF(OR([$sv2.C27]=&quot;---&quot;;[$sv3.C27]=&quot;---&quot;);&quot;---&quot;;[$sv2.C27]/[$sv3.C27])" office:value-type="string" office:string-value="---" calcext:value-type="string">
            <text:p>---</text:p>
          </table:table-cell>
          <table:table-cell table:formula="of:=IF(OR([$sv2.C27]=&quot;---&quot;;[$a103.C27]=&quot;---&quot;);&quot;---&quot;;[$sv2.C27]/[$a103.C27])" office:value-type="string" office:string-value="---" calcext:value-type="string">
            <text:p>---</text:p>
          </table:table-cell>
          <table:table-cell table:formula="of:=IF(OR([$a102.C27]=&quot;---&quot;;[$sv3.C27]=&quot;---&quot;);&quot;---&quot;;[$a102.C27]/[$sv3.C27])" office:value-type="string" office:string-value="---" calcext:value-type="string">
            <text:p>---</text:p>
          </table:table-cell>
          <table:table-cell table:formula="of:=IF(OR([$a102.C27]=&quot;---&quot;;[$a103.C27]=&quot;---&quot;);&quot;---&quot;;[$a102.C27]/[$a103.C27])" office:value-type="string" office:string-value="---" calcext:value-type="string">
            <text:p>---</text:p>
          </table:table-cell>
          <table:table-cell table:formula="of:=IF(OR([$sv3.C27]=&quot;---&quot;;[$a103.C27]=&quot;---&quot;);&quot;---&quot;;[$sv3.C27]/[$a103.C2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F(OR([$sv.C28]=&quot;---&quot;;[$a10.C28]=&quot;---&quot;);&quot;---&quot;;[$sv.C28]/[$a10.C28])" office:value-type="string" office:string-value="---" calcext:value-type="string">
            <text:p>---</text:p>
          </table:table-cell>
          <table:table-cell table:formula="of:=IF(OR([$sv.C28]=&quot;---&quot;;[$qdr.C28]=&quot;---&quot;);&quot;---&quot;;[$sv.C28]/[$qdr.C28])" office:value-type="string" office:string-value="---" calcext:value-type="string">
            <text:p>---</text:p>
          </table:table-cell>
          <table:table-cell table:formula="of:=IF(OR([$sv.C28]=&quot;---&quot;;[$gtx.C28]=&quot;---&quot;);&quot;---&quot;;[$sv.C28]/[$gtx.C28])" office:value-type="string" office:string-value="---" calcext:value-type="string">
            <text:p>---</text:p>
          </table:table-cell>
          <table:table-cell table:formula="of:=IF(OR([$sv.C28]=&quot;---&quot;;[$sv2.C28]=&quot;---&quot;);&quot;---&quot;;[$sv.C28]/[$sv2.C28])" office:value-type="string" office:string-value="---" calcext:value-type="string">
            <text:p>---</text:p>
          </table:table-cell>
          <table:table-cell table:formula="of:=IF(OR([$sv.C28]=&quot;---&quot;;[$a102.C28]=&quot;---&quot;);&quot;---&quot;;[$sv.C28]/[$a102.C28])" office:value-type="string" office:string-value="---" calcext:value-type="string">
            <text:p>---</text:p>
          </table:table-cell>
          <table:table-cell table:formula="of:=IF(OR([$sv.C28]=&quot;---&quot;;[$sv3.C28]=&quot;---&quot;);&quot;---&quot;;[$sv.C28]/[$sv3.C28])" office:value-type="string" office:string-value="---" calcext:value-type="string">
            <text:p>---</text:p>
          </table:table-cell>
          <table:table-cell table:formula="of:=IF(OR([$sv.C28]=&quot;---&quot;;[$a103.C28]=&quot;---&quot;);&quot;---&quot;;[$sv.C28]/[$a103.C28])" office:value-type="string" office:string-value="---" calcext:value-type="string">
            <text:p>---</text:p>
          </table:table-cell>
          <table:table-cell table:formula="of:=IF(OR([$a10.C28]=&quot;---&quot;;[$qdr.C28]=&quot;---&quot;);&quot;---&quot;;[$a10.C28]/[$qdr.C28])" office:value-type="float" office:value="4.22616407982262" calcext:value-type="float">
            <text:p>4.23</text:p>
          </table:table-cell>
          <table:table-cell table:formula="of:=IF(OR([$a10.C28]=&quot;---&quot;;[$gtx.C28]=&quot;---&quot;);&quot;---&quot;;[$a10.C28]/[$gtx.C28])" office:value-type="float" office:value="1.08862446454069" calcext:value-type="float">
            <text:p>1.09</text:p>
          </table:table-cell>
          <table:table-cell table:formula="of:=IF(OR([$a10.C28]=&quot;---&quot;;[$sv2.C28]=&quot;---&quot;);&quot;---&quot;;[$a10.C28]/[$sv2.C28])" office:value-type="string" office:string-value="---" calcext:value-type="string">
            <text:p>---</text:p>
          </table:table-cell>
          <table:table-cell table:formula="of:=IF(OR([$a10.C28]=&quot;---&quot;;[$a102.C28]=&quot;---&quot;);&quot;---&quot;;[$a10.C28]/[$a102.C28])" office:value-type="string" office:string-value="---" calcext:value-type="string">
            <text:p>---</text:p>
          </table:table-cell>
          <table:table-cell table:formula="of:=IF(OR([$a10.C28]=&quot;---&quot;;[$sv3.C28]=&quot;---&quot;);&quot;---&quot;;[$a10.C28]/[$sv3.C28])" office:value-type="string" office:string-value="---" calcext:value-type="string">
            <text:p>---</text:p>
          </table:table-cell>
          <table:table-cell table:formula="of:=IF(OR([$a10.C28]=&quot;---&quot;;[$a103.C28]=&quot;---&quot;);&quot;---&quot;;[$a10.C28]/[$a103.C28])" office:value-type="string" office:string-value="---" calcext:value-type="string">
            <text:p>---</text:p>
          </table:table-cell>
          <table:table-cell table:formula="of:=IF(OR([$qdr.C28]=&quot;---&quot;;[$gtx.C28]=&quot;---&quot;);&quot;---&quot;;[$qdr.C28]/[$gtx.C28])" office:value-type="float" office:value="0.257591623036649" calcext:value-type="float">
            <text:p>0.26</text:p>
          </table:table-cell>
          <table:table-cell table:formula="of:=IF(OR([$qdr.C28]=&quot;---&quot;;[$sv2.C28]=&quot;---&quot;);&quot;---&quot;;[$qdr.C28]/[$sv2.C28])" office:value-type="string" office:string-value="---" calcext:value-type="string">
            <text:p>---</text:p>
          </table:table-cell>
          <table:table-cell table:formula="of:=IF(OR([$qdr.C28]=&quot;---&quot;;[$a102.C28]=&quot;---&quot;);&quot;---&quot;;[$qdr.C28]/[$a102.C28])" office:value-type="string" office:string-value="---" calcext:value-type="string">
            <text:p>---</text:p>
          </table:table-cell>
          <table:table-cell table:formula="of:=IF(OR([$qdr.C28]=&quot;---&quot;;[$sv3.C28]=&quot;---&quot;);&quot;---&quot;;[$qdr.C28]/[$sv3.C28])" office:value-type="string" office:string-value="---" calcext:value-type="string">
            <text:p>---</text:p>
          </table:table-cell>
          <table:table-cell table:formula="of:=IF(OR([$qdr.C28]=&quot;---&quot;;[$a103.C28]=&quot;---&quot;);&quot;---&quot;;[$qdr.C28]/[$a103.C28])" office:value-type="string" office:string-value="---" calcext:value-type="string">
            <text:p>---</text:p>
          </table:table-cell>
          <table:table-cell table:formula="of:=IF(OR([$gtx.C28]=&quot;---&quot;;[$sv2.C28]=&quot;---&quot;);&quot;---&quot;;[$gtx.C28]/[$sv2.C28])" office:value-type="string" office:string-value="---" calcext:value-type="string">
            <text:p>---</text:p>
          </table:table-cell>
          <table:table-cell table:formula="of:=IF(OR([$gtx.C28]=&quot;---&quot;;[$a102.C28]=&quot;---&quot;);&quot;---&quot;;[$gtx.C28]/[$a102.C28])" office:value-type="string" office:string-value="---" calcext:value-type="string">
            <text:p>---</text:p>
          </table:table-cell>
          <table:table-cell table:formula="of:=IF(OR([$gtx.C28]=&quot;---&quot;;[$sv3.C28]=&quot;---&quot;);&quot;---&quot;;[$gtx.C28]/[$sv3.C28])" office:value-type="string" office:string-value="---" calcext:value-type="string">
            <text:p>---</text:p>
          </table:table-cell>
          <table:table-cell table:formula="of:=IF(OR([$gtx.C28]=&quot;---&quot;;[$a103.C28]=&quot;---&quot;);&quot;---&quot;;[$gtx.C28]/[$a103.C28])" office:value-type="string" office:string-value="---" calcext:value-type="string">
            <text:p>---</text:p>
          </table:table-cell>
          <table:table-cell table:formula="of:=IF(OR([$sv2.C28]=&quot;---&quot;;[$a102.C28]=&quot;---&quot;);&quot;---&quot;;[$sv2.C28]/[$a102.C28])" office:value-type="string" office:string-value="---" calcext:value-type="string">
            <text:p>---</text:p>
          </table:table-cell>
          <table:table-cell table:formula="of:=IF(OR([$sv2.C28]=&quot;---&quot;;[$sv3.C28]=&quot;---&quot;);&quot;---&quot;;[$sv2.C28]/[$sv3.C28])" office:value-type="string" office:string-value="---" calcext:value-type="string">
            <text:p>---</text:p>
          </table:table-cell>
          <table:table-cell table:formula="of:=IF(OR([$sv2.C28]=&quot;---&quot;;[$a103.C28]=&quot;---&quot;);&quot;---&quot;;[$sv2.C28]/[$a103.C28])" office:value-type="string" office:string-value="---" calcext:value-type="string">
            <text:p>---</text:p>
          </table:table-cell>
          <table:table-cell table:formula="of:=IF(OR([$a102.C28]=&quot;---&quot;;[$sv3.C28]=&quot;---&quot;);&quot;---&quot;;[$a102.C28]/[$sv3.C28])" office:value-type="string" office:string-value="---" calcext:value-type="string">
            <text:p>---</text:p>
          </table:table-cell>
          <table:table-cell table:formula="of:=IF(OR([$a102.C28]=&quot;---&quot;;[$a103.C28]=&quot;---&quot;);&quot;---&quot;;[$a102.C28]/[$a103.C28])" office:value-type="string" office:string-value="---" calcext:value-type="string">
            <text:p>---</text:p>
          </table:table-cell>
          <table:table-cell table:formula="of:=IF(OR([$sv3.C28]=&quot;---&quot;;[$a103.C28]=&quot;---&quot;);&quot;---&quot;;[$sv3.C28]/[$a103.C28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formula="of:=IF(OR([$sv.C29]=&quot;---&quot;;[$a10.C29]=&quot;---&quot;);&quot;---&quot;;[$sv.C29]/[$a10.C29])" office:value-type="string" office:string-value="---" calcext:value-type="string">
            <text:p>---</text:p>
          </table:table-cell>
          <table:table-cell table:formula="of:=IF(OR([$sv.C29]=&quot;---&quot;;[$qdr.C29]=&quot;---&quot;);&quot;---&quot;;[$sv.C29]/[$qdr.C29])" office:value-type="float" office:value="6.141117445901" calcext:value-type="float">
            <text:p>6.14</text:p>
          </table:table-cell>
          <table:table-cell table:formula="of:=IF(OR([$sv.C29]=&quot;---&quot;;[$gtx.C29]=&quot;---&quot;);&quot;---&quot;;[$sv.C29]/[$gtx.C29])" office:value-type="float" office:value="8.47119547119547" calcext:value-type="float">
            <text:p>8.47</text:p>
          </table:table-cell>
          <table:table-cell table:formula="of:=IF(OR([$sv.C29]=&quot;---&quot;;[$sv2.C29]=&quot;---&quot;);&quot;---&quot;;[$sv.C29]/[$sv2.C29])" office:value-type="string" office:string-value="---" calcext:value-type="string">
            <text:p>---</text:p>
          </table:table-cell>
          <table:table-cell table:formula="of:=IF(OR([$sv.C29]=&quot;---&quot;;[$a102.C29]=&quot;---&quot;);&quot;---&quot;;[$sv.C29]/[$a102.C29])" office:value-type="string" office:string-value="---" calcext:value-type="string">
            <text:p>---</text:p>
          </table:table-cell>
          <table:table-cell table:formula="of:=IF(OR([$sv.C29]=&quot;---&quot;;[$sv3.C29]=&quot;---&quot;);&quot;---&quot;;[$sv.C29]/[$sv3.C29])" office:value-type="string" office:string-value="---" calcext:value-type="string">
            <text:p>---</text:p>
          </table:table-cell>
          <table:table-cell table:formula="of:=IF(OR([$sv.C29]=&quot;---&quot;;[$a103.C29]=&quot;---&quot;);&quot;---&quot;;[$sv.C29]/[$a103.C29])" office:value-type="string" office:string-value="---" calcext:value-type="string">
            <text:p>---</text:p>
          </table:table-cell>
          <table:table-cell table:formula="of:=IF(OR([$a10.C29]=&quot;---&quot;;[$qdr.C29]=&quot;---&quot;);&quot;---&quot;;[$a10.C29]/[$qdr.C29])" office:value-type="string" office:string-value="---" calcext:value-type="string">
            <text:p>---</text:p>
          </table:table-cell>
          <table:table-cell table:formula="of:=IF(OR([$a10.C29]=&quot;---&quot;;[$gtx.C29]=&quot;---&quot;);&quot;---&quot;;[$a10.C29]/[$gtx.C29])" office:value-type="string" office:string-value="---" calcext:value-type="string">
            <text:p>---</text:p>
          </table:table-cell>
          <table:table-cell table:formula="of:=IF(OR([$a10.C29]=&quot;---&quot;;[$sv2.C29]=&quot;---&quot;);&quot;---&quot;;[$a10.C29]/[$sv2.C29])" office:value-type="string" office:string-value="---" calcext:value-type="string">
            <text:p>---</text:p>
          </table:table-cell>
          <table:table-cell table:formula="of:=IF(OR([$a10.C29]=&quot;---&quot;;[$a102.C29]=&quot;---&quot;);&quot;---&quot;;[$a10.C29]/[$a102.C29])" office:value-type="string" office:string-value="---" calcext:value-type="string">
            <text:p>---</text:p>
          </table:table-cell>
          <table:table-cell table:formula="of:=IF(OR([$a10.C29]=&quot;---&quot;;[$sv3.C29]=&quot;---&quot;);&quot;---&quot;;[$a10.C29]/[$sv3.C29])" office:value-type="string" office:string-value="---" calcext:value-type="string">
            <text:p>---</text:p>
          </table:table-cell>
          <table:table-cell table:formula="of:=IF(OR([$a10.C29]=&quot;---&quot;;[$a103.C29]=&quot;---&quot;);&quot;---&quot;;[$a10.C29]/[$a103.C29])" office:value-type="string" office:string-value="---" calcext:value-type="string">
            <text:p>---</text:p>
          </table:table-cell>
          <table:table-cell table:formula="of:=IF(OR([$qdr.C29]=&quot;---&quot;;[$gtx.C29]=&quot;---&quot;);&quot;---&quot;;[$qdr.C29]/[$gtx.C29])" office:value-type="float" office:value="1.37942248227963" calcext:value-type="float">
            <text:p>1.38</text:p>
          </table:table-cell>
          <table:table-cell table:formula="of:=IF(OR([$qdr.C29]=&quot;---&quot;;[$sv2.C29]=&quot;---&quot;);&quot;---&quot;;[$qdr.C29]/[$sv2.C29])" office:value-type="string" office:string-value="---" calcext:value-type="string">
            <text:p>---</text:p>
          </table:table-cell>
          <table:table-cell table:formula="of:=IF(OR([$qdr.C29]=&quot;---&quot;;[$a102.C29]=&quot;---&quot;);&quot;---&quot;;[$qdr.C29]/[$a102.C29])" office:value-type="string" office:string-value="---" calcext:value-type="string">
            <text:p>---</text:p>
          </table:table-cell>
          <table:table-cell table:formula="of:=IF(OR([$qdr.C29]=&quot;---&quot;;[$sv3.C29]=&quot;---&quot;);&quot;---&quot;;[$qdr.C29]/[$sv3.C29])" office:value-type="string" office:string-value="---" calcext:value-type="string">
            <text:p>---</text:p>
          </table:table-cell>
          <table:table-cell table:formula="of:=IF(OR([$qdr.C29]=&quot;---&quot;;[$a103.C29]=&quot;---&quot;);&quot;---&quot;;[$qdr.C29]/[$a103.C29])" office:value-type="string" office:string-value="---" calcext:value-type="string">
            <text:p>---</text:p>
          </table:table-cell>
          <table:table-cell table:formula="of:=IF(OR([$gtx.C29]=&quot;---&quot;;[$sv2.C29]=&quot;---&quot;);&quot;---&quot;;[$gtx.C29]/[$sv2.C29])" office:value-type="string" office:string-value="---" calcext:value-type="string">
            <text:p>---</text:p>
          </table:table-cell>
          <table:table-cell table:formula="of:=IF(OR([$gtx.C29]=&quot;---&quot;;[$a102.C29]=&quot;---&quot;);&quot;---&quot;;[$gtx.C29]/[$a102.C29])" office:value-type="string" office:string-value="---" calcext:value-type="string">
            <text:p>---</text:p>
          </table:table-cell>
          <table:table-cell table:formula="of:=IF(OR([$gtx.C29]=&quot;---&quot;;[$sv3.C29]=&quot;---&quot;);&quot;---&quot;;[$gtx.C29]/[$sv3.C29])" office:value-type="string" office:string-value="---" calcext:value-type="string">
            <text:p>---</text:p>
          </table:table-cell>
          <table:table-cell table:formula="of:=IF(OR([$gtx.C29]=&quot;---&quot;;[$a103.C29]=&quot;---&quot;);&quot;---&quot;;[$gtx.C29]/[$a103.C29])" office:value-type="string" office:string-value="---" calcext:value-type="string">
            <text:p>---</text:p>
          </table:table-cell>
          <table:table-cell table:formula="of:=IF(OR([$sv2.C29]=&quot;---&quot;;[$a102.C29]=&quot;---&quot;);&quot;---&quot;;[$sv2.C29]/[$a102.C29])" office:value-type="string" office:string-value="---" calcext:value-type="string">
            <text:p>---</text:p>
          </table:table-cell>
          <table:table-cell table:formula="of:=IF(OR([$sv2.C29]=&quot;---&quot;;[$sv3.C29]=&quot;---&quot;);&quot;---&quot;;[$sv2.C29]/[$sv3.C29])" office:value-type="string" office:string-value="---" calcext:value-type="string">
            <text:p>---</text:p>
          </table:table-cell>
          <table:table-cell table:formula="of:=IF(OR([$sv2.C29]=&quot;---&quot;;[$a103.C29]=&quot;---&quot;);&quot;---&quot;;[$sv2.C29]/[$a103.C29])" office:value-type="string" office:string-value="---" calcext:value-type="string">
            <text:p>---</text:p>
          </table:table-cell>
          <table:table-cell table:formula="of:=IF(OR([$a102.C29]=&quot;---&quot;;[$sv3.C29]=&quot;---&quot;);&quot;---&quot;;[$a102.C29]/[$sv3.C29])" office:value-type="string" office:string-value="---" calcext:value-type="string">
            <text:p>---</text:p>
          </table:table-cell>
          <table:table-cell table:formula="of:=IF(OR([$a102.C29]=&quot;---&quot;;[$a103.C29]=&quot;---&quot;);&quot;---&quot;;[$a102.C29]/[$a103.C29])" office:value-type="string" office:string-value="---" calcext:value-type="string">
            <text:p>---</text:p>
          </table:table-cell>
          <table:table-cell table:formula="of:=IF(OR([$sv3.C29]=&quot;---&quot;;[$a103.C29]=&quot;---&quot;);&quot;---&quot;;[$sv3.C29]/[$a103.C2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formula="of:=IF(OR([$sv.C30]=&quot;---&quot;;[$a10.C30]=&quot;---&quot;);&quot;---&quot;;[$sv.C30]/[$a10.C30])" office:value-type="float" office:value="0.752333487422474" calcext:value-type="float">
            <text:p>0.75</text:p>
          </table:table-cell>
          <table:table-cell table:formula="of:=IF(OR([$sv.C30]=&quot;---&quot;;[$qdr.C30]=&quot;---&quot;);&quot;---&quot;;[$sv.C30]/[$qdr.C30])" office:value-type="float" office:value="2.34905756601777" calcext:value-type="float">
            <text:p>2.35</text:p>
          </table:table-cell>
          <table:table-cell table:formula="of:=IF(OR([$sv.C30]=&quot;---&quot;;[$gtx.C30]=&quot;---&quot;);&quot;---&quot;;[$sv.C30]/[$gtx.C30])" office:value-type="float" office:value="3.82036588204686" calcext:value-type="float">
            <text:p>3.82</text:p>
          </table:table-cell>
          <table:table-cell table:formula="of:=IF(OR([$sv.C30]=&quot;---&quot;;[$sv2.C30]=&quot;---&quot;);&quot;---&quot;;[$sv.C30]/[$sv2.C30])" office:value-type="string" office:string-value="---" calcext:value-type="string">
            <text:p>---</text:p>
          </table:table-cell>
          <table:table-cell table:formula="of:=IF(OR([$sv.C30]=&quot;---&quot;;[$a102.C30]=&quot;---&quot;);&quot;---&quot;;[$sv.C30]/[$a102.C30])" office:value-type="string" office:string-value="---" calcext:value-type="string">
            <text:p>---</text:p>
          </table:table-cell>
          <table:table-cell table:formula="of:=IF(OR([$sv.C30]=&quot;---&quot;;[$sv3.C30]=&quot;---&quot;);&quot;---&quot;;[$sv.C30]/[$sv3.C30])" office:value-type="string" office:string-value="---" calcext:value-type="string">
            <text:p>---</text:p>
          </table:table-cell>
          <table:table-cell table:formula="of:=IF(OR([$sv.C30]=&quot;---&quot;;[$a103.C30]=&quot;---&quot;);&quot;---&quot;;[$sv.C30]/[$a103.C30])" office:value-type="string" office:string-value="---" calcext:value-type="string">
            <text:p>---</text:p>
          </table:table-cell>
          <table:table-cell table:formula="of:=IF(OR([$a10.C30]=&quot;---&quot;;[$qdr.C30]=&quot;---&quot;);&quot;---&quot;;[$a10.C30]/[$qdr.C30])" office:value-type="float" office:value="3.12236209777892" calcext:value-type="float">
            <text:p>3.12</text:p>
          </table:table-cell>
          <table:table-cell table:formula="of:=IF(OR([$a10.C30]=&quot;---&quot;;[$gtx.C30]=&quot;---&quot;);&quot;---&quot;;[$a10.C30]/[$gtx.C30])" office:value-type="float" office:value="5.07802184259482" calcext:value-type="float">
            <text:p>5.08</text:p>
          </table:table-cell>
          <table:table-cell table:formula="of:=IF(OR([$a10.C30]=&quot;---&quot;;[$sv2.C30]=&quot;---&quot;);&quot;---&quot;;[$a10.C30]/[$sv2.C30])" office:value-type="string" office:string-value="---" calcext:value-type="string">
            <text:p>---</text:p>
          </table:table-cell>
          <table:table-cell table:formula="of:=IF(OR([$a10.C30]=&quot;---&quot;;[$a102.C30]=&quot;---&quot;);&quot;---&quot;;[$a10.C30]/[$a102.C30])" office:value-type="string" office:string-value="---" calcext:value-type="string">
            <text:p>---</text:p>
          </table:table-cell>
          <table:table-cell table:formula="of:=IF(OR([$a10.C30]=&quot;---&quot;;[$sv3.C30]=&quot;---&quot;);&quot;---&quot;;[$a10.C30]/[$sv3.C30])" office:value-type="string" office:string-value="---" calcext:value-type="string">
            <text:p>---</text:p>
          </table:table-cell>
          <table:table-cell table:formula="of:=IF(OR([$a10.C30]=&quot;---&quot;;[$a103.C30]=&quot;---&quot;);&quot;---&quot;;[$a10.C30]/[$a103.C30])" office:value-type="string" office:string-value="---" calcext:value-type="string">
            <text:p>---</text:p>
          </table:table-cell>
          <table:table-cell table:formula="of:=IF(OR([$qdr.C30]=&quot;---&quot;;[$gtx.C30]=&quot;---&quot;);&quot;---&quot;;[$qdr.C30]/[$gtx.C30])" office:value-type="float" office:value="1.62633982977408" calcext:value-type="float">
            <text:p>1.63</text:p>
          </table:table-cell>
          <table:table-cell table:formula="of:=IF(OR([$qdr.C30]=&quot;---&quot;;[$sv2.C30]=&quot;---&quot;);&quot;---&quot;;[$qdr.C30]/[$sv2.C30])" office:value-type="string" office:string-value="---" calcext:value-type="string">
            <text:p>---</text:p>
          </table:table-cell>
          <table:table-cell table:formula="of:=IF(OR([$qdr.C30]=&quot;---&quot;;[$a102.C30]=&quot;---&quot;);&quot;---&quot;;[$qdr.C30]/[$a102.C30])" office:value-type="string" office:string-value="---" calcext:value-type="string">
            <text:p>---</text:p>
          </table:table-cell>
          <table:table-cell table:formula="of:=IF(OR([$qdr.C30]=&quot;---&quot;;[$sv3.C30]=&quot;---&quot;);&quot;---&quot;;[$qdr.C30]/[$sv3.C30])" office:value-type="string" office:string-value="---" calcext:value-type="string">
            <text:p>---</text:p>
          </table:table-cell>
          <table:table-cell table:formula="of:=IF(OR([$qdr.C30]=&quot;---&quot;;[$a103.C30]=&quot;---&quot;);&quot;---&quot;;[$qdr.C30]/[$a103.C30])" office:value-type="string" office:string-value="---" calcext:value-type="string">
            <text:p>---</text:p>
          </table:table-cell>
          <table:table-cell table:formula="of:=IF(OR([$gtx.C30]=&quot;---&quot;;[$sv2.C30]=&quot;---&quot;);&quot;---&quot;;[$gtx.C30]/[$sv2.C30])" office:value-type="string" office:string-value="---" calcext:value-type="string">
            <text:p>---</text:p>
          </table:table-cell>
          <table:table-cell table:formula="of:=IF(OR([$gtx.C30]=&quot;---&quot;;[$a102.C30]=&quot;---&quot;);&quot;---&quot;;[$gtx.C30]/[$a102.C30])" office:value-type="string" office:string-value="---" calcext:value-type="string">
            <text:p>---</text:p>
          </table:table-cell>
          <table:table-cell table:formula="of:=IF(OR([$gtx.C30]=&quot;---&quot;;[$sv3.C30]=&quot;---&quot;);&quot;---&quot;;[$gtx.C30]/[$sv3.C30])" office:value-type="string" office:string-value="---" calcext:value-type="string">
            <text:p>---</text:p>
          </table:table-cell>
          <table:table-cell table:formula="of:=IF(OR([$gtx.C30]=&quot;---&quot;;[$a103.C30]=&quot;---&quot;);&quot;---&quot;;[$gtx.C30]/[$a103.C30])" office:value-type="string" office:string-value="---" calcext:value-type="string">
            <text:p>---</text:p>
          </table:table-cell>
          <table:table-cell table:formula="of:=IF(OR([$sv2.C30]=&quot;---&quot;;[$a102.C30]=&quot;---&quot;);&quot;---&quot;;[$sv2.C30]/[$a102.C30])" office:value-type="string" office:string-value="---" calcext:value-type="string">
            <text:p>---</text:p>
          </table:table-cell>
          <table:table-cell table:formula="of:=IF(OR([$sv2.C30]=&quot;---&quot;;[$sv3.C30]=&quot;---&quot;);&quot;---&quot;;[$sv2.C30]/[$sv3.C30])" office:value-type="string" office:string-value="---" calcext:value-type="string">
            <text:p>---</text:p>
          </table:table-cell>
          <table:table-cell table:formula="of:=IF(OR([$sv2.C30]=&quot;---&quot;;[$a103.C30]=&quot;---&quot;);&quot;---&quot;;[$sv2.C30]/[$a103.C30])" office:value-type="string" office:string-value="---" calcext:value-type="string">
            <text:p>---</text:p>
          </table:table-cell>
          <table:table-cell table:formula="of:=IF(OR([$a102.C30]=&quot;---&quot;;[$sv3.C30]=&quot;---&quot;);&quot;---&quot;;[$a102.C30]/[$sv3.C30])" office:value-type="string" office:string-value="---" calcext:value-type="string">
            <text:p>---</text:p>
          </table:table-cell>
          <table:table-cell table:formula="of:=IF(OR([$a102.C30]=&quot;---&quot;;[$a103.C30]=&quot;---&quot;);&quot;---&quot;;[$a102.C30]/[$a103.C30])" office:value-type="string" office:string-value="---" calcext:value-type="string">
            <text:p>---</text:p>
          </table:table-cell>
          <table:table-cell table:formula="of:=IF(OR([$sv3.C30]=&quot;---&quot;;[$a103.C30]=&quot;---&quot;);&quot;---&quot;;[$sv3.C30]/[$a103.C30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formula="of:=IF(OR([$sv.C31]=&quot;---&quot;;[$a10.C31]=&quot;---&quot;);&quot;---&quot;;[$sv.C31]/[$a10.C31])" office:value-type="string" office:string-value="---" calcext:value-type="string">
            <text:p>---</text:p>
          </table:table-cell>
          <table:table-cell table:formula="of:=IF(OR([$sv.C31]=&quot;---&quot;;[$qdr.C31]=&quot;---&quot;);&quot;---&quot;;[$sv.C31]/[$qdr.C31])" office:value-type="float" office:value="7.7852787456446" calcext:value-type="float">
            <text:p>7.79</text:p>
          </table:table-cell>
          <table:table-cell table:formula="of:=IF(OR([$sv.C31]=&quot;---&quot;;[$gtx.C31]=&quot;---&quot;);&quot;---&quot;;[$sv.C31]/[$gtx.C31])" office:value-type="float" office:value="2.44821092278719" calcext:value-type="float">
            <text:p>2.45</text:p>
          </table:table-cell>
          <table:table-cell table:formula="of:=IF(OR([$sv.C31]=&quot;---&quot;;[$sv2.C31]=&quot;---&quot;);&quot;---&quot;;[$sv.C31]/[$sv2.C31])" office:value-type="string" office:string-value="---" calcext:value-type="string">
            <text:p>---</text:p>
          </table:table-cell>
          <table:table-cell table:formula="of:=IF(OR([$sv.C31]=&quot;---&quot;;[$a102.C31]=&quot;---&quot;);&quot;---&quot;;[$sv.C31]/[$a102.C31])" office:value-type="string" office:string-value="---" calcext:value-type="string">
            <text:p>---</text:p>
          </table:table-cell>
          <table:table-cell table:formula="of:=IF(OR([$sv.C31]=&quot;---&quot;;[$sv3.C31]=&quot;---&quot;);&quot;---&quot;;[$sv.C31]/[$sv3.C31])" office:value-type="string" office:string-value="---" calcext:value-type="string">
            <text:p>---</text:p>
          </table:table-cell>
          <table:table-cell table:formula="of:=IF(OR([$sv.C31]=&quot;---&quot;;[$a103.C31]=&quot;---&quot;);&quot;---&quot;;[$sv.C31]/[$a103.C31])" office:value-type="string" office:string-value="---" calcext:value-type="string">
            <text:p>---</text:p>
          </table:table-cell>
          <table:table-cell table:formula="of:=IF(OR([$a10.C31]=&quot;---&quot;;[$qdr.C31]=&quot;---&quot;);&quot;---&quot;;[$a10.C31]/[$qdr.C31])" office:value-type="string" office:string-value="---" calcext:value-type="string">
            <text:p>---</text:p>
          </table:table-cell>
          <table:table-cell table:formula="of:=IF(OR([$a10.C31]=&quot;---&quot;;[$gtx.C31]=&quot;---&quot;);&quot;---&quot;;[$a10.C31]/[$gtx.C31])" office:value-type="string" office:string-value="---" calcext:value-type="string">
            <text:p>---</text:p>
          </table:table-cell>
          <table:table-cell table:formula="of:=IF(OR([$a10.C31]=&quot;---&quot;;[$sv2.C31]=&quot;---&quot;);&quot;---&quot;;[$a10.C31]/[$sv2.C31])" office:value-type="string" office:string-value="---" calcext:value-type="string">
            <text:p>---</text:p>
          </table:table-cell>
          <table:table-cell table:formula="of:=IF(OR([$a10.C31]=&quot;---&quot;;[$a102.C31]=&quot;---&quot;);&quot;---&quot;;[$a10.C31]/[$a102.C31])" office:value-type="string" office:string-value="---" calcext:value-type="string">
            <text:p>---</text:p>
          </table:table-cell>
          <table:table-cell table:formula="of:=IF(OR([$a10.C31]=&quot;---&quot;;[$sv3.C31]=&quot;---&quot;);&quot;---&quot;;[$a10.C31]/[$sv3.C31])" office:value-type="string" office:string-value="---" calcext:value-type="string">
            <text:p>---</text:p>
          </table:table-cell>
          <table:table-cell table:formula="of:=IF(OR([$a10.C31]=&quot;---&quot;;[$a103.C31]=&quot;---&quot;);&quot;---&quot;;[$a10.C31]/[$a103.C31])" office:value-type="string" office:string-value="---" calcext:value-type="string">
            <text:p>---</text:p>
          </table:table-cell>
          <table:table-cell table:formula="of:=IF(OR([$qdr.C31]=&quot;---&quot;;[$gtx.C31]=&quot;---&quot;);&quot;---&quot;;[$qdr.C31]/[$gtx.C31])" office:value-type="float" office:value="0.314466700907379" calcext:value-type="float">
            <text:p>0.31</text:p>
          </table:table-cell>
          <table:table-cell table:formula="of:=IF(OR([$qdr.C31]=&quot;---&quot;;[$sv2.C31]=&quot;---&quot;);&quot;---&quot;;[$qdr.C31]/[$sv2.C31])" office:value-type="string" office:string-value="---" calcext:value-type="string">
            <text:p>---</text:p>
          </table:table-cell>
          <table:table-cell table:formula="of:=IF(OR([$qdr.C31]=&quot;---&quot;;[$a102.C31]=&quot;---&quot;);&quot;---&quot;;[$qdr.C31]/[$a102.C31])" office:value-type="string" office:string-value="---" calcext:value-type="string">
            <text:p>---</text:p>
          </table:table-cell>
          <table:table-cell table:formula="of:=IF(OR([$qdr.C31]=&quot;---&quot;;[$sv3.C31]=&quot;---&quot;);&quot;---&quot;;[$qdr.C31]/[$sv3.C31])" office:value-type="string" office:string-value="---" calcext:value-type="string">
            <text:p>---</text:p>
          </table:table-cell>
          <table:table-cell table:formula="of:=IF(OR([$qdr.C31]=&quot;---&quot;;[$a103.C31]=&quot;---&quot;);&quot;---&quot;;[$qdr.C31]/[$a103.C31])" office:value-type="string" office:string-value="---" calcext:value-type="string">
            <text:p>---</text:p>
          </table:table-cell>
          <table:table-cell table:formula="of:=IF(OR([$gtx.C31]=&quot;---&quot;;[$sv2.C31]=&quot;---&quot;);&quot;---&quot;;[$gtx.C31]/[$sv2.C31])" office:value-type="string" office:string-value="---" calcext:value-type="string">
            <text:p>---</text:p>
          </table:table-cell>
          <table:table-cell table:formula="of:=IF(OR([$gtx.C31]=&quot;---&quot;;[$a102.C31]=&quot;---&quot;);&quot;---&quot;;[$gtx.C31]/[$a102.C31])" office:value-type="string" office:string-value="---" calcext:value-type="string">
            <text:p>---</text:p>
          </table:table-cell>
          <table:table-cell table:formula="of:=IF(OR([$gtx.C31]=&quot;---&quot;;[$sv3.C31]=&quot;---&quot;);&quot;---&quot;;[$gtx.C31]/[$sv3.C31])" office:value-type="string" office:string-value="---" calcext:value-type="string">
            <text:p>---</text:p>
          </table:table-cell>
          <table:table-cell table:formula="of:=IF(OR([$gtx.C31]=&quot;---&quot;;[$a103.C31]=&quot;---&quot;);&quot;---&quot;;[$gtx.C31]/[$a103.C31])" office:value-type="string" office:string-value="---" calcext:value-type="string">
            <text:p>---</text:p>
          </table:table-cell>
          <table:table-cell table:formula="of:=IF(OR([$sv2.C31]=&quot;---&quot;;[$a102.C31]=&quot;---&quot;);&quot;---&quot;;[$sv2.C31]/[$a102.C31])" office:value-type="string" office:string-value="---" calcext:value-type="string">
            <text:p>---</text:p>
          </table:table-cell>
          <table:table-cell table:formula="of:=IF(OR([$sv2.C31]=&quot;---&quot;;[$sv3.C31]=&quot;---&quot;);&quot;---&quot;;[$sv2.C31]/[$sv3.C31])" office:value-type="string" office:string-value="---" calcext:value-type="string">
            <text:p>---</text:p>
          </table:table-cell>
          <table:table-cell table:formula="of:=IF(OR([$sv2.C31]=&quot;---&quot;;[$a103.C31]=&quot;---&quot;);&quot;---&quot;;[$sv2.C31]/[$a103.C31])" office:value-type="string" office:string-value="---" calcext:value-type="string">
            <text:p>---</text:p>
          </table:table-cell>
          <table:table-cell table:formula="of:=IF(OR([$a102.C31]=&quot;---&quot;;[$sv3.C31]=&quot;---&quot;);&quot;---&quot;;[$a102.C31]/[$sv3.C31])" office:value-type="string" office:string-value="---" calcext:value-type="string">
            <text:p>---</text:p>
          </table:table-cell>
          <table:table-cell table:formula="of:=IF(OR([$a102.C31]=&quot;---&quot;;[$a103.C31]=&quot;---&quot;);&quot;---&quot;;[$a102.C31]/[$a103.C31])" office:value-type="string" office:string-value="---" calcext:value-type="string">
            <text:p>---</text:p>
          </table:table-cell>
          <table:table-cell table:formula="of:=IF(OR([$sv3.C31]=&quot;---&quot;;[$a103.C31]=&quot;---&quot;);&quot;---&quot;;[$sv3.C31]/[$a103.C3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IF(OR([$sv.C32]=&quot;---&quot;;[$a10.C32]=&quot;---&quot;);&quot;---&quot;;[$sv.C32]/[$a10.C32])" office:value-type="float" office:value="0.780659684504656" calcext:value-type="float">
            <text:p>0.78</text:p>
          </table:table-cell>
          <table:table-cell table:formula="of:=IF(OR([$sv.C32]=&quot;---&quot;;[$qdr.C32]=&quot;---&quot;);&quot;---&quot;;[$sv.C32]/[$qdr.C32])" office:value-type="float" office:value="20.3505819286013" calcext:value-type="float">
            <text:p>20.35</text:p>
          </table:table-cell>
          <table:table-cell table:formula="of:=IF(OR([$sv.C32]=&quot;---&quot;;[$gtx.C32]=&quot;---&quot;);&quot;---&quot;;[$sv.C32]/[$gtx.C32])" office:value-type="float" office:value="14.6878113049905" calcext:value-type="float">
            <text:p>14.69</text:p>
          </table:table-cell>
          <table:table-cell table:formula="of:=IF(OR([$sv.C32]=&quot;---&quot;;[$sv2.C32]=&quot;---&quot;);&quot;---&quot;;[$sv.C32]/[$sv2.C32])" office:value-type="string" office:string-value="---" calcext:value-type="string">
            <text:p>---</text:p>
          </table:table-cell>
          <table:table-cell table:formula="of:=IF(OR([$sv.C32]=&quot;---&quot;;[$a102.C32]=&quot;---&quot;);&quot;---&quot;;[$sv.C32]/[$a102.C32])" office:value-type="string" office:string-value="---" calcext:value-type="string">
            <text:p>---</text:p>
          </table:table-cell>
          <table:table-cell table:formula="of:=IF(OR([$sv.C32]=&quot;---&quot;;[$sv3.C32]=&quot;---&quot;);&quot;---&quot;;[$sv.C32]/[$sv3.C32])" office:value-type="string" office:string-value="---" calcext:value-type="string">
            <text:p>---</text:p>
          </table:table-cell>
          <table:table-cell table:formula="of:=IF(OR([$sv.C32]=&quot;---&quot;;[$a103.C32]=&quot;---&quot;);&quot;---&quot;;[$sv.C32]/[$a103.C32])" office:value-type="string" office:string-value="---" calcext:value-type="string">
            <text:p>---</text:p>
          </table:table-cell>
          <table:table-cell table:formula="of:=IF(OR([$a10.C32]=&quot;---&quot;;[$qdr.C32]=&quot;---&quot;);&quot;---&quot;;[$a10.C32]/[$qdr.C32])" office:value-type="float" office:value="26.0684422835466" calcext:value-type="float">
            <text:p>26.07</text:p>
          </table:table-cell>
          <table:table-cell table:formula="of:=IF(OR([$a10.C32]=&quot;---&quot;;[$gtx.C32]=&quot;---&quot;);&quot;---&quot;;[$a10.C32]/[$gtx.C32])" office:value-type="float" office:value="18.8146148655162" calcext:value-type="float">
            <text:p>18.81</text:p>
          </table:table-cell>
          <table:table-cell table:formula="of:=IF(OR([$a10.C32]=&quot;---&quot;;[$sv2.C32]=&quot;---&quot;);&quot;---&quot;;[$a10.C32]/[$sv2.C32])" office:value-type="string" office:string-value="---" calcext:value-type="string">
            <text:p>---</text:p>
          </table:table-cell>
          <table:table-cell table:formula="of:=IF(OR([$a10.C32]=&quot;---&quot;;[$a102.C32]=&quot;---&quot;);&quot;---&quot;;[$a10.C32]/[$a102.C32])" office:value-type="string" office:string-value="---" calcext:value-type="string">
            <text:p>---</text:p>
          </table:table-cell>
          <table:table-cell table:formula="of:=IF(OR([$a10.C32]=&quot;---&quot;;[$sv3.C32]=&quot;---&quot;);&quot;---&quot;;[$a10.C32]/[$sv3.C32])" office:value-type="string" office:string-value="---" calcext:value-type="string">
            <text:p>---</text:p>
          </table:table-cell>
          <table:table-cell table:formula="of:=IF(OR([$a10.C32]=&quot;---&quot;;[$a103.C32]=&quot;---&quot;);&quot;---&quot;;[$a10.C32]/[$a103.C32])" office:value-type="string" office:string-value="---" calcext:value-type="string">
            <text:p>---</text:p>
          </table:table-cell>
          <table:table-cell table:formula="of:=IF(OR([$qdr.C32]=&quot;---&quot;;[$gtx.C32]=&quot;---&quot;);&quot;---&quot;;[$qdr.C32]/[$gtx.C32])" office:value-type="float" office:value="0.721739130434783" calcext:value-type="float">
            <text:p>0.72</text:p>
          </table:table-cell>
          <table:table-cell table:formula="of:=IF(OR([$qdr.C32]=&quot;---&quot;;[$sv2.C32]=&quot;---&quot;);&quot;---&quot;;[$qdr.C32]/[$sv2.C32])" office:value-type="string" office:string-value="---" calcext:value-type="string">
            <text:p>---</text:p>
          </table:table-cell>
          <table:table-cell table:formula="of:=IF(OR([$qdr.C32]=&quot;---&quot;;[$a102.C32]=&quot;---&quot;);&quot;---&quot;;[$qdr.C32]/[$a102.C32])" office:value-type="string" office:string-value="---" calcext:value-type="string">
            <text:p>---</text:p>
          </table:table-cell>
          <table:table-cell table:formula="of:=IF(OR([$qdr.C32]=&quot;---&quot;;[$sv3.C32]=&quot;---&quot;);&quot;---&quot;;[$qdr.C32]/[$sv3.C32])" office:value-type="string" office:string-value="---" calcext:value-type="string">
            <text:p>---</text:p>
          </table:table-cell>
          <table:table-cell table:formula="of:=IF(OR([$qdr.C32]=&quot;---&quot;;[$a103.C32]=&quot;---&quot;);&quot;---&quot;;[$qdr.C32]/[$a103.C32])" office:value-type="string" office:string-value="---" calcext:value-type="string">
            <text:p>---</text:p>
          </table:table-cell>
          <table:table-cell table:formula="of:=IF(OR([$gtx.C32]=&quot;---&quot;;[$sv2.C32]=&quot;---&quot;);&quot;---&quot;;[$gtx.C32]/[$sv2.C32])" office:value-type="string" office:string-value="---" calcext:value-type="string">
            <text:p>---</text:p>
          </table:table-cell>
          <table:table-cell table:formula="of:=IF(OR([$gtx.C32]=&quot;---&quot;;[$a102.C32]=&quot;---&quot;);&quot;---&quot;;[$gtx.C32]/[$a102.C32])" office:value-type="string" office:string-value="---" calcext:value-type="string">
            <text:p>---</text:p>
          </table:table-cell>
          <table:table-cell table:formula="of:=IF(OR([$gtx.C32]=&quot;---&quot;;[$sv3.C32]=&quot;---&quot;);&quot;---&quot;;[$gtx.C32]/[$sv3.C32])" office:value-type="string" office:string-value="---" calcext:value-type="string">
            <text:p>---</text:p>
          </table:table-cell>
          <table:table-cell table:formula="of:=IF(OR([$gtx.C32]=&quot;---&quot;;[$a103.C32]=&quot;---&quot;);&quot;---&quot;;[$gtx.C32]/[$a103.C32])" office:value-type="string" office:string-value="---" calcext:value-type="string">
            <text:p>---</text:p>
          </table:table-cell>
          <table:table-cell table:formula="of:=IF(OR([$sv2.C32]=&quot;---&quot;;[$a102.C32]=&quot;---&quot;);&quot;---&quot;;[$sv2.C32]/[$a102.C32])" office:value-type="string" office:string-value="---" calcext:value-type="string">
            <text:p>---</text:p>
          </table:table-cell>
          <table:table-cell table:formula="of:=IF(OR([$sv2.C32]=&quot;---&quot;;[$sv3.C32]=&quot;---&quot;);&quot;---&quot;;[$sv2.C32]/[$sv3.C32])" office:value-type="string" office:string-value="---" calcext:value-type="string">
            <text:p>---</text:p>
          </table:table-cell>
          <table:table-cell table:formula="of:=IF(OR([$sv2.C32]=&quot;---&quot;;[$a103.C32]=&quot;---&quot;);&quot;---&quot;;[$sv2.C32]/[$a103.C32])" office:value-type="string" office:string-value="---" calcext:value-type="string">
            <text:p>---</text:p>
          </table:table-cell>
          <table:table-cell table:formula="of:=IF(OR([$a102.C32]=&quot;---&quot;;[$sv3.C32]=&quot;---&quot;);&quot;---&quot;;[$a102.C32]/[$sv3.C32])" office:value-type="string" office:string-value="---" calcext:value-type="string">
            <text:p>---</text:p>
          </table:table-cell>
          <table:table-cell table:formula="of:=IF(OR([$a102.C32]=&quot;---&quot;;[$a103.C32]=&quot;---&quot;);&quot;---&quot;;[$a102.C32]/[$a103.C32])" office:value-type="string" office:string-value="---" calcext:value-type="string">
            <text:p>---</text:p>
          </table:table-cell>
          <table:table-cell table:formula="of:=IF(OR([$sv3.C32]=&quot;---&quot;;[$a103.C32]=&quot;---&quot;);&quot;---&quot;;[$sv3.C32]/[$a103.C3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formula="of:=IF(OR([$sv.C33]=&quot;---&quot;;[$a10.C33]=&quot;---&quot;);&quot;---&quot;;[$sv.C33]/[$a10.C33])" office:value-type="string" office:string-value="---" calcext:value-type="string">
            <text:p>---</text:p>
          </table:table-cell>
          <table:table-cell table:formula="of:=IF(OR([$sv.C33]=&quot;---&quot;;[$qdr.C33]=&quot;---&quot;);&quot;---&quot;;[$sv.C33]/[$qdr.C33])" office:value-type="float" office:value="7.59501958123534" calcext:value-type="float">
            <text:p>7.60</text:p>
          </table:table-cell>
          <table:table-cell table:formula="of:=IF(OR([$sv.C33]=&quot;---&quot;;[$gtx.C33]=&quot;---&quot;);&quot;---&quot;;[$sv.C33]/[$gtx.C33])" office:value-type="float" office:value="3.8098223615465" calcext:value-type="float">
            <text:p>3.81</text:p>
          </table:table-cell>
          <table:table-cell table:formula="of:=IF(OR([$sv.C33]=&quot;---&quot;;[$sv2.C33]=&quot;---&quot;);&quot;---&quot;;[$sv.C33]/[$sv2.C33])" office:value-type="string" office:string-value="---" calcext:value-type="string">
            <text:p>---</text:p>
          </table:table-cell>
          <table:table-cell table:formula="of:=IF(OR([$sv.C33]=&quot;---&quot;;[$a102.C33]=&quot;---&quot;);&quot;---&quot;;[$sv.C33]/[$a102.C33])" office:value-type="string" office:string-value="---" calcext:value-type="string">
            <text:p>---</text:p>
          </table:table-cell>
          <table:table-cell table:formula="of:=IF(OR([$sv.C33]=&quot;---&quot;;[$sv3.C33]=&quot;---&quot;);&quot;---&quot;;[$sv.C33]/[$sv3.C33])" office:value-type="string" office:string-value="---" calcext:value-type="string">
            <text:p>---</text:p>
          </table:table-cell>
          <table:table-cell table:formula="of:=IF(OR([$sv.C33]=&quot;---&quot;;[$a103.C33]=&quot;---&quot;);&quot;---&quot;;[$sv.C33]/[$a103.C33])" office:value-type="string" office:string-value="---" calcext:value-type="string">
            <text:p>---</text:p>
          </table:table-cell>
          <table:table-cell table:formula="of:=IF(OR([$a10.C33]=&quot;---&quot;;[$qdr.C33]=&quot;---&quot;);&quot;---&quot;;[$a10.C33]/[$qdr.C33])" office:value-type="string" office:string-value="---" calcext:value-type="string">
            <text:p>---</text:p>
          </table:table-cell>
          <table:table-cell table:formula="of:=IF(OR([$a10.C33]=&quot;---&quot;;[$gtx.C33]=&quot;---&quot;);&quot;---&quot;;[$a10.C33]/[$gtx.C33])" office:value-type="string" office:string-value="---" calcext:value-type="string">
            <text:p>---</text:p>
          </table:table-cell>
          <table:table-cell table:formula="of:=IF(OR([$a10.C33]=&quot;---&quot;;[$sv2.C33]=&quot;---&quot;);&quot;---&quot;;[$a10.C33]/[$sv2.C33])" office:value-type="string" office:string-value="---" calcext:value-type="string">
            <text:p>---</text:p>
          </table:table-cell>
          <table:table-cell table:formula="of:=IF(OR([$a10.C33]=&quot;---&quot;;[$a102.C33]=&quot;---&quot;);&quot;---&quot;;[$a10.C33]/[$a102.C33])" office:value-type="string" office:string-value="---" calcext:value-type="string">
            <text:p>---</text:p>
          </table:table-cell>
          <table:table-cell table:formula="of:=IF(OR([$a10.C33]=&quot;---&quot;;[$sv3.C33]=&quot;---&quot;);&quot;---&quot;;[$a10.C33]/[$sv3.C33])" office:value-type="string" office:string-value="---" calcext:value-type="string">
            <text:p>---</text:p>
          </table:table-cell>
          <table:table-cell table:formula="of:=IF(OR([$a10.C33]=&quot;---&quot;;[$a103.C33]=&quot;---&quot;);&quot;---&quot;;[$a10.C33]/[$a103.C33])" office:value-type="string" office:string-value="---" calcext:value-type="string">
            <text:p>---</text:p>
          </table:table-cell>
          <table:table-cell table:formula="of:=IF(OR([$qdr.C33]=&quot;---&quot;;[$gtx.C33]=&quot;---&quot;);&quot;---&quot;;[$qdr.C33]/[$gtx.C33])" office:value-type="float" office:value="0.501621137483206" calcext:value-type="float">
            <text:p>0.50</text:p>
          </table:table-cell>
          <table:table-cell table:formula="of:=IF(OR([$qdr.C33]=&quot;---&quot;;[$sv2.C33]=&quot;---&quot;);&quot;---&quot;;[$qdr.C33]/[$sv2.C33])" office:value-type="string" office:string-value="---" calcext:value-type="string">
            <text:p>---</text:p>
          </table:table-cell>
          <table:table-cell table:formula="of:=IF(OR([$qdr.C33]=&quot;---&quot;;[$a102.C33]=&quot;---&quot;);&quot;---&quot;;[$qdr.C33]/[$a102.C33])" office:value-type="string" office:string-value="---" calcext:value-type="string">
            <text:p>---</text:p>
          </table:table-cell>
          <table:table-cell table:formula="of:=IF(OR([$qdr.C33]=&quot;---&quot;;[$sv3.C33]=&quot;---&quot;);&quot;---&quot;;[$qdr.C33]/[$sv3.C33])" office:value-type="string" office:string-value="---" calcext:value-type="string">
            <text:p>---</text:p>
          </table:table-cell>
          <table:table-cell table:formula="of:=IF(OR([$qdr.C33]=&quot;---&quot;;[$a103.C33]=&quot;---&quot;);&quot;---&quot;;[$qdr.C33]/[$a103.C33])" office:value-type="string" office:string-value="---" calcext:value-type="string">
            <text:p>---</text:p>
          </table:table-cell>
          <table:table-cell table:formula="of:=IF(OR([$gtx.C33]=&quot;---&quot;;[$sv2.C33]=&quot;---&quot;);&quot;---&quot;;[$gtx.C33]/[$sv2.C33])" office:value-type="string" office:string-value="---" calcext:value-type="string">
            <text:p>---</text:p>
          </table:table-cell>
          <table:table-cell table:formula="of:=IF(OR([$gtx.C33]=&quot;---&quot;;[$a102.C33]=&quot;---&quot;);&quot;---&quot;;[$gtx.C33]/[$a102.C33])" office:value-type="string" office:string-value="---" calcext:value-type="string">
            <text:p>---</text:p>
          </table:table-cell>
          <table:table-cell table:formula="of:=IF(OR([$gtx.C33]=&quot;---&quot;;[$sv3.C33]=&quot;---&quot;);&quot;---&quot;;[$gtx.C33]/[$sv3.C33])" office:value-type="string" office:string-value="---" calcext:value-type="string">
            <text:p>---</text:p>
          </table:table-cell>
          <table:table-cell table:formula="of:=IF(OR([$gtx.C33]=&quot;---&quot;;[$a103.C33]=&quot;---&quot;);&quot;---&quot;;[$gtx.C33]/[$a103.C33])" office:value-type="string" office:string-value="---" calcext:value-type="string">
            <text:p>---</text:p>
          </table:table-cell>
          <table:table-cell table:formula="of:=IF(OR([$sv2.C33]=&quot;---&quot;;[$a102.C33]=&quot;---&quot;);&quot;---&quot;;[$sv2.C33]/[$a102.C33])" office:value-type="string" office:string-value="---" calcext:value-type="string">
            <text:p>---</text:p>
          </table:table-cell>
          <table:table-cell table:formula="of:=IF(OR([$sv2.C33]=&quot;---&quot;;[$sv3.C33]=&quot;---&quot;);&quot;---&quot;;[$sv2.C33]/[$sv3.C33])" office:value-type="string" office:string-value="---" calcext:value-type="string">
            <text:p>---</text:p>
          </table:table-cell>
          <table:table-cell table:formula="of:=IF(OR([$sv2.C33]=&quot;---&quot;;[$a103.C33]=&quot;---&quot;);&quot;---&quot;;[$sv2.C33]/[$a103.C33])" office:value-type="string" office:string-value="---" calcext:value-type="string">
            <text:p>---</text:p>
          </table:table-cell>
          <table:table-cell table:formula="of:=IF(OR([$a102.C33]=&quot;---&quot;;[$sv3.C33]=&quot;---&quot;);&quot;---&quot;;[$a102.C33]/[$sv3.C33])" office:value-type="string" office:string-value="---" calcext:value-type="string">
            <text:p>---</text:p>
          </table:table-cell>
          <table:table-cell table:formula="of:=IF(OR([$a102.C33]=&quot;---&quot;;[$a103.C33]=&quot;---&quot;);&quot;---&quot;;[$a102.C33]/[$a103.C33])" office:value-type="string" office:string-value="---" calcext:value-type="string">
            <text:p>---</text:p>
          </table:table-cell>
          <table:table-cell table:formula="of:=IF(OR([$sv3.C33]=&quot;---&quot;;[$a103.C33]=&quot;---&quot;);&quot;---&quot;;[$sv3.C33]/[$a103.C3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formula="of:=IF(OR([$sv.C34]=&quot;---&quot;;[$a10.C34]=&quot;---&quot;);&quot;---&quot;;[$sv.C34]/[$a10.C34])" office:value-type="string" office:string-value="---" calcext:value-type="string">
            <text:p>---</text:p>
          </table:table-cell>
          <table:table-cell table:formula="of:=IF(OR([$sv.C34]=&quot;---&quot;;[$qdr.C34]=&quot;---&quot;);&quot;---&quot;;[$sv.C34]/[$qdr.C34])" office:value-type="float" office:value="20.4118414861809" calcext:value-type="float">
            <text:p>20.41</text:p>
          </table:table-cell>
          <table:table-cell table:formula="of:=IF(OR([$sv.C34]=&quot;---&quot;;[$gtx.C34]=&quot;---&quot;);&quot;---&quot;;[$sv.C34]/[$gtx.C34])" office:value-type="float" office:value="9.23075603143553" calcext:value-type="float">
            <text:p>9.23</text:p>
          </table:table-cell>
          <table:table-cell table:formula="of:=IF(OR([$sv.C34]=&quot;---&quot;;[$sv2.C34]=&quot;---&quot;);&quot;---&quot;;[$sv.C34]/[$sv2.C34])" office:value-type="string" office:string-value="---" calcext:value-type="string">
            <text:p>---</text:p>
          </table:table-cell>
          <table:table-cell table:formula="of:=IF(OR([$sv.C34]=&quot;---&quot;;[$a102.C34]=&quot;---&quot;);&quot;---&quot;;[$sv.C34]/[$a102.C34])" office:value-type="string" office:string-value="---" calcext:value-type="string">
            <text:p>---</text:p>
          </table:table-cell>
          <table:table-cell table:formula="of:=IF(OR([$sv.C34]=&quot;---&quot;;[$sv3.C34]=&quot;---&quot;);&quot;---&quot;;[$sv.C34]/[$sv3.C34])" office:value-type="string" office:string-value="---" calcext:value-type="string">
            <text:p>---</text:p>
          </table:table-cell>
          <table:table-cell table:formula="of:=IF(OR([$sv.C34]=&quot;---&quot;;[$a103.C34]=&quot;---&quot;);&quot;---&quot;;[$sv.C34]/[$a103.C34])" office:value-type="string" office:string-value="---" calcext:value-type="string">
            <text:p>---</text:p>
          </table:table-cell>
          <table:table-cell table:formula="of:=IF(OR([$a10.C34]=&quot;---&quot;;[$qdr.C34]=&quot;---&quot;);&quot;---&quot;;[$a10.C34]/[$qdr.C34])" office:value-type="string" office:string-value="---" calcext:value-type="string">
            <text:p>---</text:p>
          </table:table-cell>
          <table:table-cell table:formula="of:=IF(OR([$a10.C34]=&quot;---&quot;;[$gtx.C34]=&quot;---&quot;);&quot;---&quot;;[$a10.C34]/[$gtx.C34])" office:value-type="string" office:string-value="---" calcext:value-type="string">
            <text:p>---</text:p>
          </table:table-cell>
          <table:table-cell table:formula="of:=IF(OR([$a10.C34]=&quot;---&quot;;[$sv2.C34]=&quot;---&quot;);&quot;---&quot;;[$a10.C34]/[$sv2.C34])" office:value-type="string" office:string-value="---" calcext:value-type="string">
            <text:p>---</text:p>
          </table:table-cell>
          <table:table-cell table:formula="of:=IF(OR([$a10.C34]=&quot;---&quot;;[$a102.C34]=&quot;---&quot;);&quot;---&quot;;[$a10.C34]/[$a102.C34])" office:value-type="string" office:string-value="---" calcext:value-type="string">
            <text:p>---</text:p>
          </table:table-cell>
          <table:table-cell table:formula="of:=IF(OR([$a10.C34]=&quot;---&quot;;[$sv3.C34]=&quot;---&quot;);&quot;---&quot;;[$a10.C34]/[$sv3.C34])" office:value-type="string" office:string-value="---" calcext:value-type="string">
            <text:p>---</text:p>
          </table:table-cell>
          <table:table-cell table:formula="of:=IF(OR([$a10.C34]=&quot;---&quot;;[$a103.C34]=&quot;---&quot;);&quot;---&quot;;[$a10.C34]/[$a103.C34])" office:value-type="string" office:string-value="---" calcext:value-type="string">
            <text:p>---</text:p>
          </table:table-cell>
          <table:table-cell table:formula="of:=IF(OR([$qdr.C34]=&quot;---&quot;;[$gtx.C34]=&quot;---&quot;);&quot;---&quot;;[$qdr.C34]/[$gtx.C34])" office:value-type="float" office:value="0.452225539654758" calcext:value-type="float">
            <text:p>0.45</text:p>
          </table:table-cell>
          <table:table-cell table:formula="of:=IF(OR([$qdr.C34]=&quot;---&quot;;[$sv2.C34]=&quot;---&quot;);&quot;---&quot;;[$qdr.C34]/[$sv2.C34])" office:value-type="string" office:string-value="---" calcext:value-type="string">
            <text:p>---</text:p>
          </table:table-cell>
          <table:table-cell table:formula="of:=IF(OR([$qdr.C34]=&quot;---&quot;;[$a102.C34]=&quot;---&quot;);&quot;---&quot;;[$qdr.C34]/[$a102.C34])" office:value-type="string" office:string-value="---" calcext:value-type="string">
            <text:p>---</text:p>
          </table:table-cell>
          <table:table-cell table:formula="of:=IF(OR([$qdr.C34]=&quot;---&quot;;[$sv3.C34]=&quot;---&quot;);&quot;---&quot;;[$qdr.C34]/[$sv3.C34])" office:value-type="string" office:string-value="---" calcext:value-type="string">
            <text:p>---</text:p>
          </table:table-cell>
          <table:table-cell table:formula="of:=IF(OR([$qdr.C34]=&quot;---&quot;;[$a103.C34]=&quot;---&quot;);&quot;---&quot;;[$qdr.C34]/[$a103.C34])" office:value-type="string" office:string-value="---" calcext:value-type="string">
            <text:p>---</text:p>
          </table:table-cell>
          <table:table-cell table:formula="of:=IF(OR([$gtx.C34]=&quot;---&quot;;[$sv2.C34]=&quot;---&quot;);&quot;---&quot;;[$gtx.C34]/[$sv2.C34])" office:value-type="string" office:string-value="---" calcext:value-type="string">
            <text:p>---</text:p>
          </table:table-cell>
          <table:table-cell table:formula="of:=IF(OR([$gtx.C34]=&quot;---&quot;;[$a102.C34]=&quot;---&quot;);&quot;---&quot;;[$gtx.C34]/[$a102.C34])" office:value-type="string" office:string-value="---" calcext:value-type="string">
            <text:p>---</text:p>
          </table:table-cell>
          <table:table-cell table:formula="of:=IF(OR([$gtx.C34]=&quot;---&quot;;[$sv3.C34]=&quot;---&quot;);&quot;---&quot;;[$gtx.C34]/[$sv3.C34])" office:value-type="string" office:string-value="---" calcext:value-type="string">
            <text:p>---</text:p>
          </table:table-cell>
          <table:table-cell table:formula="of:=IF(OR([$gtx.C34]=&quot;---&quot;;[$a103.C34]=&quot;---&quot;);&quot;---&quot;;[$gtx.C34]/[$a103.C34])" office:value-type="string" office:string-value="---" calcext:value-type="string">
            <text:p>---</text:p>
          </table:table-cell>
          <table:table-cell table:formula="of:=IF(OR([$sv2.C34]=&quot;---&quot;;[$a102.C34]=&quot;---&quot;);&quot;---&quot;;[$sv2.C34]/[$a102.C34])" office:value-type="string" office:string-value="---" calcext:value-type="string">
            <text:p>---</text:p>
          </table:table-cell>
          <table:table-cell table:formula="of:=IF(OR([$sv2.C34]=&quot;---&quot;;[$sv3.C34]=&quot;---&quot;);&quot;---&quot;;[$sv2.C34]/[$sv3.C34])" office:value-type="string" office:string-value="---" calcext:value-type="string">
            <text:p>---</text:p>
          </table:table-cell>
          <table:table-cell table:formula="of:=IF(OR([$sv2.C34]=&quot;---&quot;;[$a103.C34]=&quot;---&quot;);&quot;---&quot;;[$sv2.C34]/[$a103.C34])" office:value-type="string" office:string-value="---" calcext:value-type="string">
            <text:p>---</text:p>
          </table:table-cell>
          <table:table-cell table:formula="of:=IF(OR([$a102.C34]=&quot;---&quot;;[$sv3.C34]=&quot;---&quot;);&quot;---&quot;;[$a102.C34]/[$sv3.C34])" office:value-type="string" office:string-value="---" calcext:value-type="string">
            <text:p>---</text:p>
          </table:table-cell>
          <table:table-cell table:formula="of:=IF(OR([$a102.C34]=&quot;---&quot;;[$a103.C34]=&quot;---&quot;);&quot;---&quot;;[$a102.C34]/[$a103.C34])" office:value-type="string" office:string-value="---" calcext:value-type="string">
            <text:p>---</text:p>
          </table:table-cell>
          <table:table-cell table:formula="of:=IF(OR([$sv3.C34]=&quot;---&quot;;[$a103.C34]=&quot;---&quot;);&quot;---&quot;;[$sv3.C34]/[$a103.C3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formula="of:=IF(OR([$sv.C35]=&quot;---&quot;;[$a10.C35]=&quot;---&quot;);&quot;---&quot;;[$sv.C35]/[$a10.C35])" office:value-type="string" office:string-value="---" calcext:value-type="string">
            <text:p>---</text:p>
          </table:table-cell>
          <table:table-cell table:formula="of:=IF(OR([$sv.C35]=&quot;---&quot;;[$qdr.C35]=&quot;---&quot;);&quot;---&quot;;[$sv.C35]/[$qdr.C35])" office:value-type="float" office:value="1.62337916375065" calcext:value-type="float">
            <text:p>1.62</text:p>
          </table:table-cell>
          <table:table-cell table:formula="of:=IF(OR([$sv.C35]=&quot;---&quot;;[$gtx.C35]=&quot;---&quot;);&quot;---&quot;;[$sv.C35]/[$gtx.C35])" office:value-type="float" office:value="0.419504381397846" calcext:value-type="float">
            <text:p>0.42</text:p>
          </table:table-cell>
          <table:table-cell table:formula="of:=IF(OR([$sv.C35]=&quot;---&quot;;[$sv2.C35]=&quot;---&quot;);&quot;---&quot;;[$sv.C35]/[$sv2.C35])" office:value-type="string" office:string-value="---" calcext:value-type="string">
            <text:p>---</text:p>
          </table:table-cell>
          <table:table-cell table:formula="of:=IF(OR([$sv.C35]=&quot;---&quot;;[$a102.C35]=&quot;---&quot;);&quot;---&quot;;[$sv.C35]/[$a102.C35])" office:value-type="string" office:string-value="---" calcext:value-type="string">
            <text:p>---</text:p>
          </table:table-cell>
          <table:table-cell table:formula="of:=IF(OR([$sv.C35]=&quot;---&quot;;[$sv3.C35]=&quot;---&quot;);&quot;---&quot;;[$sv.C35]/[$sv3.C35])" office:value-type="string" office:string-value="---" calcext:value-type="string">
            <text:p>---</text:p>
          </table:table-cell>
          <table:table-cell table:formula="of:=IF(OR([$sv.C35]=&quot;---&quot;;[$a103.C35]=&quot;---&quot;);&quot;---&quot;;[$sv.C35]/[$a103.C35])" office:value-type="string" office:string-value="---" calcext:value-type="string">
            <text:p>---</text:p>
          </table:table-cell>
          <table:table-cell table:formula="of:=IF(OR([$a10.C35]=&quot;---&quot;;[$qdr.C35]=&quot;---&quot;);&quot;---&quot;;[$a10.C35]/[$qdr.C35])" office:value-type="string" office:string-value="---" calcext:value-type="string">
            <text:p>---</text:p>
          </table:table-cell>
          <table:table-cell table:formula="of:=IF(OR([$a10.C35]=&quot;---&quot;;[$gtx.C35]=&quot;---&quot;);&quot;---&quot;;[$a10.C35]/[$gtx.C35])" office:value-type="string" office:string-value="---" calcext:value-type="string">
            <text:p>---</text:p>
          </table:table-cell>
          <table:table-cell table:formula="of:=IF(OR([$a10.C35]=&quot;---&quot;;[$sv2.C35]=&quot;---&quot;);&quot;---&quot;;[$a10.C35]/[$sv2.C35])" office:value-type="string" office:string-value="---" calcext:value-type="string">
            <text:p>---</text:p>
          </table:table-cell>
          <table:table-cell table:formula="of:=IF(OR([$a10.C35]=&quot;---&quot;;[$a102.C35]=&quot;---&quot;);&quot;---&quot;;[$a10.C35]/[$a102.C35])" office:value-type="string" office:string-value="---" calcext:value-type="string">
            <text:p>---</text:p>
          </table:table-cell>
          <table:table-cell table:formula="of:=IF(OR([$a10.C35]=&quot;---&quot;;[$sv3.C35]=&quot;---&quot;);&quot;---&quot;;[$a10.C35]/[$sv3.C35])" office:value-type="string" office:string-value="---" calcext:value-type="string">
            <text:p>---</text:p>
          </table:table-cell>
          <table:table-cell table:formula="of:=IF(OR([$a10.C35]=&quot;---&quot;;[$a103.C35]=&quot;---&quot;);&quot;---&quot;;[$a10.C35]/[$a103.C35])" office:value-type="string" office:string-value="---" calcext:value-type="string">
            <text:p>---</text:p>
          </table:table-cell>
          <table:table-cell table:formula="of:=IF(OR([$qdr.C35]=&quot;---&quot;;[$gtx.C35]=&quot;---&quot;);&quot;---&quot;;[$qdr.C35]/[$gtx.C35])" office:value-type="float" office:value="0.258414294556193" calcext:value-type="float">
            <text:p>0.26</text:p>
          </table:table-cell>
          <table:table-cell table:formula="of:=IF(OR([$qdr.C35]=&quot;---&quot;;[$sv2.C35]=&quot;---&quot;);&quot;---&quot;;[$qdr.C35]/[$sv2.C35])" office:value-type="string" office:string-value="---" calcext:value-type="string">
            <text:p>---</text:p>
          </table:table-cell>
          <table:table-cell table:formula="of:=IF(OR([$qdr.C35]=&quot;---&quot;;[$a102.C35]=&quot;---&quot;);&quot;---&quot;;[$qdr.C35]/[$a102.C35])" office:value-type="string" office:string-value="---" calcext:value-type="string">
            <text:p>---</text:p>
          </table:table-cell>
          <table:table-cell table:formula="of:=IF(OR([$qdr.C35]=&quot;---&quot;;[$sv3.C35]=&quot;---&quot;);&quot;---&quot;;[$qdr.C35]/[$sv3.C35])" office:value-type="string" office:string-value="---" calcext:value-type="string">
            <text:p>---</text:p>
          </table:table-cell>
          <table:table-cell table:formula="of:=IF(OR([$qdr.C35]=&quot;---&quot;;[$a103.C35]=&quot;---&quot;);&quot;---&quot;;[$qdr.C35]/[$a103.C35])" office:value-type="string" office:string-value="---" calcext:value-type="string">
            <text:p>---</text:p>
          </table:table-cell>
          <table:table-cell table:formula="of:=IF(OR([$gtx.C35]=&quot;---&quot;;[$sv2.C35]=&quot;---&quot;);&quot;---&quot;;[$gtx.C35]/[$sv2.C35])" office:value-type="string" office:string-value="---" calcext:value-type="string">
            <text:p>---</text:p>
          </table:table-cell>
          <table:table-cell table:formula="of:=IF(OR([$gtx.C35]=&quot;---&quot;;[$a102.C35]=&quot;---&quot;);&quot;---&quot;;[$gtx.C35]/[$a102.C35])" office:value-type="string" office:string-value="---" calcext:value-type="string">
            <text:p>---</text:p>
          </table:table-cell>
          <table:table-cell table:formula="of:=IF(OR([$gtx.C35]=&quot;---&quot;;[$sv3.C35]=&quot;---&quot;);&quot;---&quot;;[$gtx.C35]/[$sv3.C35])" office:value-type="string" office:string-value="---" calcext:value-type="string">
            <text:p>---</text:p>
          </table:table-cell>
          <table:table-cell table:formula="of:=IF(OR([$gtx.C35]=&quot;---&quot;;[$a103.C35]=&quot;---&quot;);&quot;---&quot;;[$gtx.C35]/[$a103.C35])" office:value-type="string" office:string-value="---" calcext:value-type="string">
            <text:p>---</text:p>
          </table:table-cell>
          <table:table-cell table:formula="of:=IF(OR([$sv2.C35]=&quot;---&quot;;[$a102.C35]=&quot;---&quot;);&quot;---&quot;;[$sv2.C35]/[$a102.C35])" office:value-type="string" office:string-value="---" calcext:value-type="string">
            <text:p>---</text:p>
          </table:table-cell>
          <table:table-cell table:formula="of:=IF(OR([$sv2.C35]=&quot;---&quot;;[$sv3.C35]=&quot;---&quot;);&quot;---&quot;;[$sv2.C35]/[$sv3.C35])" office:value-type="string" office:string-value="---" calcext:value-type="string">
            <text:p>---</text:p>
          </table:table-cell>
          <table:table-cell table:formula="of:=IF(OR([$sv2.C35]=&quot;---&quot;;[$a103.C35]=&quot;---&quot;);&quot;---&quot;;[$sv2.C35]/[$a103.C35])" office:value-type="string" office:string-value="---" calcext:value-type="string">
            <text:p>---</text:p>
          </table:table-cell>
          <table:table-cell table:formula="of:=IF(OR([$a102.C35]=&quot;---&quot;;[$sv3.C35]=&quot;---&quot;);&quot;---&quot;;[$a102.C35]/[$sv3.C35])" office:value-type="string" office:string-value="---" calcext:value-type="string">
            <text:p>---</text:p>
          </table:table-cell>
          <table:table-cell table:formula="of:=IF(OR([$a102.C35]=&quot;---&quot;;[$a103.C35]=&quot;---&quot;);&quot;---&quot;;[$a102.C35]/[$a103.C35])" office:value-type="string" office:string-value="---" calcext:value-type="string">
            <text:p>---</text:p>
          </table:table-cell>
          <table:table-cell table:formula="of:=IF(OR([$sv3.C35]=&quot;---&quot;;[$a103.C35]=&quot;---&quot;);&quot;---&quot;;[$sv3.C35]/[$a103.C3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formula="of:=IF(OR([$sv.C36]=&quot;---&quot;;[$a10.C36]=&quot;---&quot;);&quot;---&quot;;[$sv.C36]/[$a10.C36])" office:value-type="float" office:value="0.0675770762091524" calcext:value-type="float">
            <text:p>0.07</text:p>
          </table:table-cell>
          <table:table-cell table:formula="of:=IF(OR([$sv.C36]=&quot;---&quot;;[$qdr.C36]=&quot;---&quot;);&quot;---&quot;;[$sv.C36]/[$qdr.C36])" office:value-type="float" office:value="1.82725065358725" calcext:value-type="float">
            <text:p>1.83</text:p>
          </table:table-cell>
          <table:table-cell table:formula="of:=IF(OR([$sv.C36]=&quot;---&quot;;[$gtx.C36]=&quot;---&quot;);&quot;---&quot;;[$sv.C36]/[$gtx.C36])" office:value-type="float" office:value="0.465795519709258" calcext:value-type="float">
            <text:p>0.47</text:p>
          </table:table-cell>
          <table:table-cell table:formula="of:=IF(OR([$sv.C36]=&quot;---&quot;;[$sv2.C36]=&quot;---&quot;);&quot;---&quot;;[$sv.C36]/[$sv2.C36])" office:value-type="string" office:string-value="---" calcext:value-type="string">
            <text:p>---</text:p>
          </table:table-cell>
          <table:table-cell table:formula="of:=IF(OR([$sv.C36]=&quot;---&quot;;[$a102.C36]=&quot;---&quot;);&quot;---&quot;;[$sv.C36]/[$a102.C36])" office:value-type="string" office:string-value="---" calcext:value-type="string">
            <text:p>---</text:p>
          </table:table-cell>
          <table:table-cell table:formula="of:=IF(OR([$sv.C36]=&quot;---&quot;;[$sv3.C36]=&quot;---&quot;);&quot;---&quot;;[$sv.C36]/[$sv3.C36])" office:value-type="string" office:string-value="---" calcext:value-type="string">
            <text:p>---</text:p>
          </table:table-cell>
          <table:table-cell table:formula="of:=IF(OR([$sv.C36]=&quot;---&quot;;[$a103.C36]=&quot;---&quot;);&quot;---&quot;;[$sv.C36]/[$a103.C36])" office:value-type="string" office:string-value="---" calcext:value-type="string">
            <text:p>---</text:p>
          </table:table-cell>
          <table:table-cell table:formula="of:=IF(OR([$a10.C36]=&quot;---&quot;;[$qdr.C36]=&quot;---&quot;);&quot;---&quot;;[$a10.C36]/[$qdr.C36])" office:value-type="float" office:value="27.0395044605344" calcext:value-type="float">
            <text:p>27.04</text:p>
          </table:table-cell>
          <table:table-cell table:formula="of:=IF(OR([$a10.C36]=&quot;---&quot;;[$gtx.C36]=&quot;---&quot;);&quot;---&quot;;[$a10.C36]/[$gtx.C36])" office:value-type="float" office:value="6.89280368194106" calcext:value-type="float">
            <text:p>6.89</text:p>
          </table:table-cell>
          <table:table-cell table:formula="of:=IF(OR([$a10.C36]=&quot;---&quot;;[$sv2.C36]=&quot;---&quot;);&quot;---&quot;;[$a10.C36]/[$sv2.C36])" office:value-type="string" office:string-value="---" calcext:value-type="string">
            <text:p>---</text:p>
          </table:table-cell>
          <table:table-cell table:formula="of:=IF(OR([$a10.C36]=&quot;---&quot;;[$a102.C36]=&quot;---&quot;);&quot;---&quot;;[$a10.C36]/[$a102.C36])" office:value-type="string" office:string-value="---" calcext:value-type="string">
            <text:p>---</text:p>
          </table:table-cell>
          <table:table-cell table:formula="of:=IF(OR([$a10.C36]=&quot;---&quot;;[$sv3.C36]=&quot;---&quot;);&quot;---&quot;;[$a10.C36]/[$sv3.C36])" office:value-type="string" office:string-value="---" calcext:value-type="string">
            <text:p>---</text:p>
          </table:table-cell>
          <table:table-cell table:formula="of:=IF(OR([$a10.C36]=&quot;---&quot;;[$a103.C36]=&quot;---&quot;);&quot;---&quot;;[$a10.C36]/[$a103.C36])" office:value-type="string" office:string-value="---" calcext:value-type="string">
            <text:p>---</text:p>
          </table:table-cell>
          <table:table-cell table:formula="of:=IF(OR([$qdr.C36]=&quot;---&quot;;[$gtx.C36]=&quot;---&quot;);&quot;---&quot;;[$qdr.C36]/[$gtx.C36])" office:value-type="float" office:value="0.254916050403271" calcext:value-type="float">
            <text:p>0.25</text:p>
          </table:table-cell>
          <table:table-cell table:formula="of:=IF(OR([$qdr.C36]=&quot;---&quot;;[$sv2.C36]=&quot;---&quot;);&quot;---&quot;;[$qdr.C36]/[$sv2.C36])" office:value-type="string" office:string-value="---" calcext:value-type="string">
            <text:p>---</text:p>
          </table:table-cell>
          <table:table-cell table:formula="of:=IF(OR([$qdr.C36]=&quot;---&quot;;[$a102.C36]=&quot;---&quot;);&quot;---&quot;;[$qdr.C36]/[$a102.C36])" office:value-type="string" office:string-value="---" calcext:value-type="string">
            <text:p>---</text:p>
          </table:table-cell>
          <table:table-cell table:formula="of:=IF(OR([$qdr.C36]=&quot;---&quot;;[$sv3.C36]=&quot;---&quot;);&quot;---&quot;;[$qdr.C36]/[$sv3.C36])" office:value-type="string" office:string-value="---" calcext:value-type="string">
            <text:p>---</text:p>
          </table:table-cell>
          <table:table-cell table:formula="of:=IF(OR([$qdr.C36]=&quot;---&quot;;[$a103.C36]=&quot;---&quot;);&quot;---&quot;;[$qdr.C36]/[$a103.C36])" office:value-type="string" office:string-value="---" calcext:value-type="string">
            <text:p>---</text:p>
          </table:table-cell>
          <table:table-cell table:formula="of:=IF(OR([$gtx.C36]=&quot;---&quot;;[$sv2.C36]=&quot;---&quot;);&quot;---&quot;;[$gtx.C36]/[$sv2.C36])" office:value-type="string" office:string-value="---" calcext:value-type="string">
            <text:p>---</text:p>
          </table:table-cell>
          <table:table-cell table:formula="of:=IF(OR([$gtx.C36]=&quot;---&quot;;[$a102.C36]=&quot;---&quot;);&quot;---&quot;;[$gtx.C36]/[$a102.C36])" office:value-type="string" office:string-value="---" calcext:value-type="string">
            <text:p>---</text:p>
          </table:table-cell>
          <table:table-cell table:formula="of:=IF(OR([$gtx.C36]=&quot;---&quot;;[$sv3.C36]=&quot;---&quot;);&quot;---&quot;;[$gtx.C36]/[$sv3.C36])" office:value-type="string" office:string-value="---" calcext:value-type="string">
            <text:p>---</text:p>
          </table:table-cell>
          <table:table-cell table:formula="of:=IF(OR([$gtx.C36]=&quot;---&quot;;[$a103.C36]=&quot;---&quot;);&quot;---&quot;;[$gtx.C36]/[$a103.C36])" office:value-type="string" office:string-value="---" calcext:value-type="string">
            <text:p>---</text:p>
          </table:table-cell>
          <table:table-cell table:formula="of:=IF(OR([$sv2.C36]=&quot;---&quot;;[$a102.C36]=&quot;---&quot;);&quot;---&quot;;[$sv2.C36]/[$a102.C36])" office:value-type="string" office:string-value="---" calcext:value-type="string">
            <text:p>---</text:p>
          </table:table-cell>
          <table:table-cell table:formula="of:=IF(OR([$sv2.C36]=&quot;---&quot;;[$sv3.C36]=&quot;---&quot;);&quot;---&quot;;[$sv2.C36]/[$sv3.C36])" office:value-type="string" office:string-value="---" calcext:value-type="string">
            <text:p>---</text:p>
          </table:table-cell>
          <table:table-cell table:formula="of:=IF(OR([$sv2.C36]=&quot;---&quot;;[$a103.C36]=&quot;---&quot;);&quot;---&quot;;[$sv2.C36]/[$a103.C36])" office:value-type="string" office:string-value="---" calcext:value-type="string">
            <text:p>---</text:p>
          </table:table-cell>
          <table:table-cell table:formula="of:=IF(OR([$a102.C36]=&quot;---&quot;;[$sv3.C36]=&quot;---&quot;);&quot;---&quot;;[$a102.C36]/[$sv3.C36])" office:value-type="string" office:string-value="---" calcext:value-type="string">
            <text:p>---</text:p>
          </table:table-cell>
          <table:table-cell table:formula="of:=IF(OR([$a102.C36]=&quot;---&quot;;[$a103.C36]=&quot;---&quot;);&quot;---&quot;;[$a102.C36]/[$a103.C36])" office:value-type="string" office:string-value="---" calcext:value-type="string">
            <text:p>---</text:p>
          </table:table-cell>
          <table:table-cell table:formula="of:=IF(OR([$sv3.C36]=&quot;---&quot;;[$a103.C36]=&quot;---&quot;);&quot;---&quot;;[$sv3.C36]/[$a103.C3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formula="of:=IF(OR([$sv.C37]=&quot;---&quot;;[$a10.C37]=&quot;---&quot;);&quot;---&quot;;[$sv.C37]/[$a10.C37])" office:value-type="float" office:value="0.609414378564796" calcext:value-type="float">
            <text:p>0.61</text:p>
          </table:table-cell>
          <table:table-cell table:formula="of:=IF(OR([$sv.C37]=&quot;---&quot;;[$qdr.C37]=&quot;---&quot;);&quot;---&quot;;[$sv.C37]/[$qdr.C37])" office:value-type="float" office:value="1.19816013717475" calcext:value-type="float">
            <text:p>1.20</text:p>
          </table:table-cell>
          <table:table-cell table:formula="of:=IF(OR([$sv.C37]=&quot;---&quot;;[$gtx.C37]=&quot;---&quot;);&quot;---&quot;;[$sv.C37]/[$gtx.C37])" office:value-type="float" office:value="0.303154022533446" calcext:value-type="float">
            <text:p>0.30</text:p>
          </table:table-cell>
          <table:table-cell table:formula="of:=IF(OR([$sv.C37]=&quot;---&quot;;[$sv2.C37]=&quot;---&quot;);&quot;---&quot;;[$sv.C37]/[$sv2.C37])" office:value-type="string" office:string-value="---" calcext:value-type="string">
            <text:p>---</text:p>
          </table:table-cell>
          <table:table-cell table:formula="of:=IF(OR([$sv.C37]=&quot;---&quot;;[$a102.C37]=&quot;---&quot;);&quot;---&quot;;[$sv.C37]/[$a102.C37])" office:value-type="string" office:string-value="---" calcext:value-type="string">
            <text:p>---</text:p>
          </table:table-cell>
          <table:table-cell table:formula="of:=IF(OR([$sv.C37]=&quot;---&quot;;[$sv3.C37]=&quot;---&quot;);&quot;---&quot;;[$sv.C37]/[$sv3.C37])" office:value-type="string" office:string-value="---" calcext:value-type="string">
            <text:p>---</text:p>
          </table:table-cell>
          <table:table-cell table:formula="of:=IF(OR([$sv.C37]=&quot;---&quot;;[$a103.C37]=&quot;---&quot;);&quot;---&quot;;[$sv.C37]/[$a103.C37])" office:value-type="string" office:string-value="---" calcext:value-type="string">
            <text:p>---</text:p>
          </table:table-cell>
          <table:table-cell table:formula="of:=IF(OR([$a10.C37]=&quot;---&quot;;[$qdr.C37]=&quot;---&quot;);&quot;---&quot;;[$a10.C37]/[$qdr.C37])" office:value-type="float" office:value="1.96608445635379" calcext:value-type="float">
            <text:p>1.97</text:p>
          </table:table-cell>
          <table:table-cell table:formula="of:=IF(OR([$a10.C37]=&quot;---&quot;;[$gtx.C37]=&quot;---&quot;);&quot;---&quot;;[$a10.C37]/[$gtx.C37])" office:value-type="float" office:value="0.497451378235265" calcext:value-type="float">
            <text:p>0.50</text:p>
          </table:table-cell>
          <table:table-cell table:formula="of:=IF(OR([$a10.C37]=&quot;---&quot;;[$sv2.C37]=&quot;---&quot;);&quot;---&quot;;[$a10.C37]/[$sv2.C37])" office:value-type="string" office:string-value="---" calcext:value-type="string">
            <text:p>---</text:p>
          </table:table-cell>
          <table:table-cell table:formula="of:=IF(OR([$a10.C37]=&quot;---&quot;;[$a102.C37]=&quot;---&quot;);&quot;---&quot;;[$a10.C37]/[$a102.C37])" office:value-type="string" office:string-value="---" calcext:value-type="string">
            <text:p>---</text:p>
          </table:table-cell>
          <table:table-cell table:formula="of:=IF(OR([$a10.C37]=&quot;---&quot;;[$sv3.C37]=&quot;---&quot;);&quot;---&quot;;[$a10.C37]/[$sv3.C37])" office:value-type="string" office:string-value="---" calcext:value-type="string">
            <text:p>---</text:p>
          </table:table-cell>
          <table:table-cell table:formula="of:=IF(OR([$a10.C37]=&quot;---&quot;;[$a103.C37]=&quot;---&quot;);&quot;---&quot;;[$a10.C37]/[$a103.C37])" office:value-type="string" office:string-value="---" calcext:value-type="string">
            <text:p>---</text:p>
          </table:table-cell>
          <table:table-cell table:formula="of:=IF(OR([$qdr.C37]=&quot;---&quot;;[$gtx.C37]=&quot;---&quot;);&quot;---&quot;;[$qdr.C37]/[$gtx.C37])" office:value-type="float" office:value="0.253016281486614" calcext:value-type="float">
            <text:p>0.25</text:p>
          </table:table-cell>
          <table:table-cell table:formula="of:=IF(OR([$qdr.C37]=&quot;---&quot;;[$sv2.C37]=&quot;---&quot;);&quot;---&quot;;[$qdr.C37]/[$sv2.C37])" office:value-type="string" office:string-value="---" calcext:value-type="string">
            <text:p>---</text:p>
          </table:table-cell>
          <table:table-cell table:formula="of:=IF(OR([$qdr.C37]=&quot;---&quot;;[$a102.C37]=&quot;---&quot;);&quot;---&quot;;[$qdr.C37]/[$a102.C37])" office:value-type="string" office:string-value="---" calcext:value-type="string">
            <text:p>---</text:p>
          </table:table-cell>
          <table:table-cell table:formula="of:=IF(OR([$qdr.C37]=&quot;---&quot;;[$sv3.C37]=&quot;---&quot;);&quot;---&quot;;[$qdr.C37]/[$sv3.C37])" office:value-type="string" office:string-value="---" calcext:value-type="string">
            <text:p>---</text:p>
          </table:table-cell>
          <table:table-cell table:formula="of:=IF(OR([$qdr.C37]=&quot;---&quot;;[$a103.C37]=&quot;---&quot;);&quot;---&quot;;[$qdr.C37]/[$a103.C37])" office:value-type="string" office:string-value="---" calcext:value-type="string">
            <text:p>---</text:p>
          </table:table-cell>
          <table:table-cell table:formula="of:=IF(OR([$gtx.C37]=&quot;---&quot;;[$sv2.C37]=&quot;---&quot;);&quot;---&quot;;[$gtx.C37]/[$sv2.C37])" office:value-type="string" office:string-value="---" calcext:value-type="string">
            <text:p>---</text:p>
          </table:table-cell>
          <table:table-cell table:formula="of:=IF(OR([$gtx.C37]=&quot;---&quot;;[$a102.C37]=&quot;---&quot;);&quot;---&quot;;[$gtx.C37]/[$a102.C37])" office:value-type="string" office:string-value="---" calcext:value-type="string">
            <text:p>---</text:p>
          </table:table-cell>
          <table:table-cell table:formula="of:=IF(OR([$gtx.C37]=&quot;---&quot;;[$sv3.C37]=&quot;---&quot;);&quot;---&quot;;[$gtx.C37]/[$sv3.C37])" office:value-type="string" office:string-value="---" calcext:value-type="string">
            <text:p>---</text:p>
          </table:table-cell>
          <table:table-cell table:formula="of:=IF(OR([$gtx.C37]=&quot;---&quot;;[$a103.C37]=&quot;---&quot;);&quot;---&quot;;[$gtx.C37]/[$a103.C37])" office:value-type="string" office:string-value="---" calcext:value-type="string">
            <text:p>---</text:p>
          </table:table-cell>
          <table:table-cell table:formula="of:=IF(OR([$sv2.C37]=&quot;---&quot;;[$a102.C37]=&quot;---&quot;);&quot;---&quot;;[$sv2.C37]/[$a102.C37])" office:value-type="string" office:string-value="---" calcext:value-type="string">
            <text:p>---</text:p>
          </table:table-cell>
          <table:table-cell table:formula="of:=IF(OR([$sv2.C37]=&quot;---&quot;;[$sv3.C37]=&quot;---&quot;);&quot;---&quot;;[$sv2.C37]/[$sv3.C37])" office:value-type="string" office:string-value="---" calcext:value-type="string">
            <text:p>---</text:p>
          </table:table-cell>
          <table:table-cell table:formula="of:=IF(OR([$sv2.C37]=&quot;---&quot;;[$a103.C37]=&quot;---&quot;);&quot;---&quot;;[$sv2.C37]/[$a103.C37])" office:value-type="string" office:string-value="---" calcext:value-type="string">
            <text:p>---</text:p>
          </table:table-cell>
          <table:table-cell table:formula="of:=IF(OR([$a102.C37]=&quot;---&quot;;[$sv3.C37]=&quot;---&quot;);&quot;---&quot;;[$a102.C37]/[$sv3.C37])" office:value-type="string" office:string-value="---" calcext:value-type="string">
            <text:p>---</text:p>
          </table:table-cell>
          <table:table-cell table:formula="of:=IF(OR([$a102.C37]=&quot;---&quot;;[$a103.C37]=&quot;---&quot;);&quot;---&quot;;[$a102.C37]/[$a103.C37])" office:value-type="string" office:string-value="---" calcext:value-type="string">
            <text:p>---</text:p>
          </table:table-cell>
          <table:table-cell table:formula="of:=IF(OR([$sv3.C37]=&quot;---&quot;;[$a103.C37]=&quot;---&quot;);&quot;---&quot;;[$sv3.C37]/[$a103.C3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formula="of:=IF(OR([$sv.C38]=&quot;---&quot;;[$a10.C38]=&quot;---&quot;);&quot;---&quot;;[$sv.C38]/[$a10.C38])" office:value-type="float" office:value="0.26781831469311" calcext:value-type="float">
            <text:p>0.27</text:p>
          </table:table-cell>
          <table:table-cell table:formula="of:=IF(OR([$sv.C38]=&quot;---&quot;;[$qdr.C38]=&quot;---&quot;);&quot;---&quot;;[$sv.C38]/[$qdr.C38])" office:value-type="float" office:value="3.11322708004582" calcext:value-type="float">
            <text:p>3.11</text:p>
          </table:table-cell>
          <table:table-cell table:formula="of:=IF(OR([$sv.C38]=&quot;---&quot;;[$gtx.C38]=&quot;---&quot;);&quot;---&quot;;[$sv.C38]/[$gtx.C38])" office:value-type="float" office:value="0.790730514028798" calcext:value-type="float">
            <text:p>0.79</text:p>
          </table:table-cell>
          <table:table-cell table:formula="of:=IF(OR([$sv.C38]=&quot;---&quot;;[$sv2.C38]=&quot;---&quot;);&quot;---&quot;;[$sv.C38]/[$sv2.C38])" office:value-type="string" office:string-value="---" calcext:value-type="string">
            <text:p>---</text:p>
          </table:table-cell>
          <table:table-cell table:formula="of:=IF(OR([$sv.C38]=&quot;---&quot;;[$a102.C38]=&quot;---&quot;);&quot;---&quot;;[$sv.C38]/[$a102.C38])" office:value-type="string" office:string-value="---" calcext:value-type="string">
            <text:p>---</text:p>
          </table:table-cell>
          <table:table-cell table:formula="of:=IF(OR([$sv.C38]=&quot;---&quot;;[$sv3.C38]=&quot;---&quot;);&quot;---&quot;;[$sv.C38]/[$sv3.C38])" office:value-type="string" office:string-value="---" calcext:value-type="string">
            <text:p>---</text:p>
          </table:table-cell>
          <table:table-cell table:formula="of:=IF(OR([$sv.C38]=&quot;---&quot;;[$a103.C38]=&quot;---&quot;);&quot;---&quot;;[$sv.C38]/[$a103.C38])" office:value-type="string" office:string-value="---" calcext:value-type="string">
            <text:p>---</text:p>
          </table:table-cell>
          <table:table-cell table:formula="of:=IF(OR([$a10.C38]=&quot;---&quot;;[$qdr.C38]=&quot;---&quot;);&quot;---&quot;;[$a10.C38]/[$qdr.C38])" office:value-type="float" office:value="11.6243994874407" calcext:value-type="float">
            <text:p>11.62</text:p>
          </table:table-cell>
          <table:table-cell table:formula="of:=IF(OR([$a10.C38]=&quot;---&quot;;[$gtx.C38]=&quot;---&quot;);&quot;---&quot;;[$a10.C38]/[$gtx.C38])" office:value-type="float" office:value="2.95248857396063" calcext:value-type="float">
            <text:p>2.95</text:p>
          </table:table-cell>
          <table:table-cell table:formula="of:=IF(OR([$a10.C38]=&quot;---&quot;;[$sv2.C38]=&quot;---&quot;);&quot;---&quot;;[$a10.C38]/[$sv2.C38])" office:value-type="string" office:string-value="---" calcext:value-type="string">
            <text:p>---</text:p>
          </table:table-cell>
          <table:table-cell table:formula="of:=IF(OR([$a10.C38]=&quot;---&quot;;[$a102.C38]=&quot;---&quot;);&quot;---&quot;;[$a10.C38]/[$a102.C38])" office:value-type="string" office:string-value="---" calcext:value-type="string">
            <text:p>---</text:p>
          </table:table-cell>
          <table:table-cell table:formula="of:=IF(OR([$a10.C38]=&quot;---&quot;;[$sv3.C38]=&quot;---&quot;);&quot;---&quot;;[$a10.C38]/[$sv3.C38])" office:value-type="string" office:string-value="---" calcext:value-type="string">
            <text:p>---</text:p>
          </table:table-cell>
          <table:table-cell table:formula="of:=IF(OR([$a10.C38]=&quot;---&quot;;[$a103.C38]=&quot;---&quot;);&quot;---&quot;;[$a10.C38]/[$a103.C38])" office:value-type="string" office:string-value="---" calcext:value-type="string">
            <text:p>---</text:p>
          </table:table-cell>
          <table:table-cell table:formula="of:=IF(OR([$qdr.C38]=&quot;---&quot;;[$gtx.C38]=&quot;---&quot;);&quot;---&quot;;[$qdr.C38]/[$gtx.C38])" office:value-type="float" office:value="0.253990632131197" calcext:value-type="float">
            <text:p>0.25</text:p>
          </table:table-cell>
          <table:table-cell table:formula="of:=IF(OR([$qdr.C38]=&quot;---&quot;;[$sv2.C38]=&quot;---&quot;);&quot;---&quot;;[$qdr.C38]/[$sv2.C38])" office:value-type="string" office:string-value="---" calcext:value-type="string">
            <text:p>---</text:p>
          </table:table-cell>
          <table:table-cell table:formula="of:=IF(OR([$qdr.C38]=&quot;---&quot;;[$a102.C38]=&quot;---&quot;);&quot;---&quot;;[$qdr.C38]/[$a102.C38])" office:value-type="string" office:string-value="---" calcext:value-type="string">
            <text:p>---</text:p>
          </table:table-cell>
          <table:table-cell table:formula="of:=IF(OR([$qdr.C38]=&quot;---&quot;;[$sv3.C38]=&quot;---&quot;);&quot;---&quot;;[$qdr.C38]/[$sv3.C38])" office:value-type="string" office:string-value="---" calcext:value-type="string">
            <text:p>---</text:p>
          </table:table-cell>
          <table:table-cell table:formula="of:=IF(OR([$qdr.C38]=&quot;---&quot;;[$a103.C38]=&quot;---&quot;);&quot;---&quot;;[$qdr.C38]/[$a103.C38])" office:value-type="string" office:string-value="---" calcext:value-type="string">
            <text:p>---</text:p>
          </table:table-cell>
          <table:table-cell table:formula="of:=IF(OR([$gtx.C38]=&quot;---&quot;;[$sv2.C38]=&quot;---&quot;);&quot;---&quot;;[$gtx.C38]/[$sv2.C38])" office:value-type="string" office:string-value="---" calcext:value-type="string">
            <text:p>---</text:p>
          </table:table-cell>
          <table:table-cell table:formula="of:=IF(OR([$gtx.C38]=&quot;---&quot;;[$a102.C38]=&quot;---&quot;);&quot;---&quot;;[$gtx.C38]/[$a102.C38])" office:value-type="string" office:string-value="---" calcext:value-type="string">
            <text:p>---</text:p>
          </table:table-cell>
          <table:table-cell table:formula="of:=IF(OR([$gtx.C38]=&quot;---&quot;;[$sv3.C38]=&quot;---&quot;);&quot;---&quot;;[$gtx.C38]/[$sv3.C38])" office:value-type="string" office:string-value="---" calcext:value-type="string">
            <text:p>---</text:p>
          </table:table-cell>
          <table:table-cell table:formula="of:=IF(OR([$gtx.C38]=&quot;---&quot;;[$a103.C38]=&quot;---&quot;);&quot;---&quot;;[$gtx.C38]/[$a103.C38])" office:value-type="string" office:string-value="---" calcext:value-type="string">
            <text:p>---</text:p>
          </table:table-cell>
          <table:table-cell table:formula="of:=IF(OR([$sv2.C38]=&quot;---&quot;;[$a102.C38]=&quot;---&quot;);&quot;---&quot;;[$sv2.C38]/[$a102.C38])" office:value-type="string" office:string-value="---" calcext:value-type="string">
            <text:p>---</text:p>
          </table:table-cell>
          <table:table-cell table:formula="of:=IF(OR([$sv2.C38]=&quot;---&quot;;[$sv3.C38]=&quot;---&quot;);&quot;---&quot;;[$sv2.C38]/[$sv3.C38])" office:value-type="string" office:string-value="---" calcext:value-type="string">
            <text:p>---</text:p>
          </table:table-cell>
          <table:table-cell table:formula="of:=IF(OR([$sv2.C38]=&quot;---&quot;;[$a103.C38]=&quot;---&quot;);&quot;---&quot;;[$sv2.C38]/[$a103.C38])" office:value-type="string" office:string-value="---" calcext:value-type="string">
            <text:p>---</text:p>
          </table:table-cell>
          <table:table-cell table:formula="of:=IF(OR([$a102.C38]=&quot;---&quot;;[$sv3.C38]=&quot;---&quot;);&quot;---&quot;;[$a102.C38]/[$sv3.C38])" office:value-type="string" office:string-value="---" calcext:value-type="string">
            <text:p>---</text:p>
          </table:table-cell>
          <table:table-cell table:formula="of:=IF(OR([$a102.C38]=&quot;---&quot;;[$a103.C38]=&quot;---&quot;);&quot;---&quot;;[$a102.C38]/[$a103.C38])" office:value-type="string" office:string-value="---" calcext:value-type="string">
            <text:p>---</text:p>
          </table:table-cell>
          <table:table-cell table:formula="of:=IF(OR([$sv3.C38]=&quot;---&quot;;[$a103.C38]=&quot;---&quot;);&quot;---&quot;;[$sv3.C38]/[$a103.C38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formula="of:=IF(OR([$sv.C39]=&quot;---&quot;;[$a10.C39]=&quot;---&quot;);&quot;---&quot;;[$sv.C39]/[$a10.C39])" office:value-type="string" office:string-value="---" calcext:value-type="string">
            <text:p>---</text:p>
          </table:table-cell>
          <table:table-cell table:formula="of:=IF(OR([$sv.C39]=&quot;---&quot;;[$qdr.C39]=&quot;---&quot;);&quot;---&quot;;[$sv.C39]/[$qdr.C39])" office:value-type="string" office:string-value="---" calcext:value-type="string">
            <text:p>---</text:p>
          </table:table-cell>
          <table:table-cell table:formula="of:=IF(OR([$sv.C39]=&quot;---&quot;;[$gtx.C39]=&quot;---&quot;);&quot;---&quot;;[$sv.C39]/[$gtx.C39])" office:value-type="string" office:string-value="---" calcext:value-type="string">
            <text:p>---</text:p>
          </table:table-cell>
          <table:table-cell table:formula="of:=IF(OR([$sv.C39]=&quot;---&quot;;[$sv2.C39]=&quot;---&quot;);&quot;---&quot;;[$sv.C39]/[$sv2.C39])" office:value-type="string" office:string-value="---" calcext:value-type="string">
            <text:p>---</text:p>
          </table:table-cell>
          <table:table-cell table:formula="of:=IF(OR([$sv.C39]=&quot;---&quot;;[$a102.C39]=&quot;---&quot;);&quot;---&quot;;[$sv.C39]/[$a102.C39])" office:value-type="string" office:string-value="---" calcext:value-type="string">
            <text:p>---</text:p>
          </table:table-cell>
          <table:table-cell table:formula="of:=IF(OR([$sv.C39]=&quot;---&quot;;[$sv3.C39]=&quot;---&quot;);&quot;---&quot;;[$sv.C39]/[$sv3.C39])" office:value-type="string" office:string-value="---" calcext:value-type="string">
            <text:p>---</text:p>
          </table:table-cell>
          <table:table-cell table:formula="of:=IF(OR([$sv.C39]=&quot;---&quot;;[$a103.C39]=&quot;---&quot;);&quot;---&quot;;[$sv.C39]/[$a103.C39])" office:value-type="string" office:string-value="---" calcext:value-type="string">
            <text:p>---</text:p>
          </table:table-cell>
          <table:table-cell table:formula="of:=IF(OR([$a10.C39]=&quot;---&quot;;[$qdr.C39]=&quot;---&quot;);&quot;---&quot;;[$a10.C39]/[$qdr.C39])" office:value-type="float" office:value="2.03098199753722" calcext:value-type="float">
            <text:p>2.03</text:p>
          </table:table-cell>
          <table:table-cell table:formula="of:=IF(OR([$a10.C39]=&quot;---&quot;;[$gtx.C39]=&quot;---&quot;);&quot;---&quot;;[$a10.C39]/[$gtx.C39])" office:value-type="float" office:value="0.544815515591045" calcext:value-type="float">
            <text:p>0.54</text:p>
          </table:table-cell>
          <table:table-cell table:formula="of:=IF(OR([$a10.C39]=&quot;---&quot;;[$sv2.C39]=&quot;---&quot;);&quot;---&quot;;[$a10.C39]/[$sv2.C39])" office:value-type="string" office:string-value="---" calcext:value-type="string">
            <text:p>---</text:p>
          </table:table-cell>
          <table:table-cell table:formula="of:=IF(OR([$a10.C39]=&quot;---&quot;;[$a102.C39]=&quot;---&quot;);&quot;---&quot;;[$a10.C39]/[$a102.C39])" office:value-type="string" office:string-value="---" calcext:value-type="string">
            <text:p>---</text:p>
          </table:table-cell>
          <table:table-cell table:formula="of:=IF(OR([$a10.C39]=&quot;---&quot;;[$sv3.C39]=&quot;---&quot;);&quot;---&quot;;[$a10.C39]/[$sv3.C39])" office:value-type="string" office:string-value="---" calcext:value-type="string">
            <text:p>---</text:p>
          </table:table-cell>
          <table:table-cell table:formula="of:=IF(OR([$a10.C39]=&quot;---&quot;;[$a103.C39]=&quot;---&quot;);&quot;---&quot;;[$a10.C39]/[$a103.C39])" office:value-type="string" office:string-value="---" calcext:value-type="string">
            <text:p>---</text:p>
          </table:table-cell>
          <table:table-cell table:formula="of:=IF(OR([$qdr.C39]=&quot;---&quot;;[$gtx.C39]=&quot;---&quot;);&quot;---&quot;;[$qdr.C39]/[$gtx.C39])" office:value-type="float" office:value="0.26825226233009" calcext:value-type="float">
            <text:p>0.27</text:p>
          </table:table-cell>
          <table:table-cell table:formula="of:=IF(OR([$qdr.C39]=&quot;---&quot;;[$sv2.C39]=&quot;---&quot;);&quot;---&quot;;[$qdr.C39]/[$sv2.C39])" office:value-type="string" office:string-value="---" calcext:value-type="string">
            <text:p>---</text:p>
          </table:table-cell>
          <table:table-cell table:formula="of:=IF(OR([$qdr.C39]=&quot;---&quot;;[$a102.C39]=&quot;---&quot;);&quot;---&quot;;[$qdr.C39]/[$a102.C39])" office:value-type="string" office:string-value="---" calcext:value-type="string">
            <text:p>---</text:p>
          </table:table-cell>
          <table:table-cell table:formula="of:=IF(OR([$qdr.C39]=&quot;---&quot;;[$sv3.C39]=&quot;---&quot;);&quot;---&quot;;[$qdr.C39]/[$sv3.C39])" office:value-type="string" office:string-value="---" calcext:value-type="string">
            <text:p>---</text:p>
          </table:table-cell>
          <table:table-cell table:formula="of:=IF(OR([$qdr.C39]=&quot;---&quot;;[$a103.C39]=&quot;---&quot;);&quot;---&quot;;[$qdr.C39]/[$a103.C39])" office:value-type="string" office:string-value="---" calcext:value-type="string">
            <text:p>---</text:p>
          </table:table-cell>
          <table:table-cell table:formula="of:=IF(OR([$gtx.C39]=&quot;---&quot;;[$sv2.C39]=&quot;---&quot;);&quot;---&quot;;[$gtx.C39]/[$sv2.C39])" office:value-type="string" office:string-value="---" calcext:value-type="string">
            <text:p>---</text:p>
          </table:table-cell>
          <table:table-cell table:formula="of:=IF(OR([$gtx.C39]=&quot;---&quot;;[$a102.C39]=&quot;---&quot;);&quot;---&quot;;[$gtx.C39]/[$a102.C39])" office:value-type="string" office:string-value="---" calcext:value-type="string">
            <text:p>---</text:p>
          </table:table-cell>
          <table:table-cell table:formula="of:=IF(OR([$gtx.C39]=&quot;---&quot;;[$sv3.C39]=&quot;---&quot;);&quot;---&quot;;[$gtx.C39]/[$sv3.C39])" office:value-type="string" office:string-value="---" calcext:value-type="string">
            <text:p>---</text:p>
          </table:table-cell>
          <table:table-cell table:formula="of:=IF(OR([$gtx.C39]=&quot;---&quot;;[$a103.C39]=&quot;---&quot;);&quot;---&quot;;[$gtx.C39]/[$a103.C39])" office:value-type="string" office:string-value="---" calcext:value-type="string">
            <text:p>---</text:p>
          </table:table-cell>
          <table:table-cell table:formula="of:=IF(OR([$sv2.C39]=&quot;---&quot;;[$a102.C39]=&quot;---&quot;);&quot;---&quot;;[$sv2.C39]/[$a102.C39])" office:value-type="string" office:string-value="---" calcext:value-type="string">
            <text:p>---</text:p>
          </table:table-cell>
          <table:table-cell table:formula="of:=IF(OR([$sv2.C39]=&quot;---&quot;;[$sv3.C39]=&quot;---&quot;);&quot;---&quot;;[$sv2.C39]/[$sv3.C39])" office:value-type="string" office:string-value="---" calcext:value-type="string">
            <text:p>---</text:p>
          </table:table-cell>
          <table:table-cell table:formula="of:=IF(OR([$sv2.C39]=&quot;---&quot;;[$a103.C39]=&quot;---&quot;);&quot;---&quot;;[$sv2.C39]/[$a103.C39])" office:value-type="string" office:string-value="---" calcext:value-type="string">
            <text:p>---</text:p>
          </table:table-cell>
          <table:table-cell table:formula="of:=IF(OR([$a102.C39]=&quot;---&quot;;[$sv3.C39]=&quot;---&quot;);&quot;---&quot;;[$a102.C39]/[$sv3.C39])" office:value-type="string" office:string-value="---" calcext:value-type="string">
            <text:p>---</text:p>
          </table:table-cell>
          <table:table-cell table:formula="of:=IF(OR([$a102.C39]=&quot;---&quot;;[$a103.C39]=&quot;---&quot;);&quot;---&quot;;[$a102.C39]/[$a103.C39])" office:value-type="string" office:string-value="---" calcext:value-type="string">
            <text:p>---</text:p>
          </table:table-cell>
          <table:table-cell table:formula="of:=IF(OR([$sv3.C39]=&quot;---&quot;;[$a103.C39]=&quot;---&quot;);&quot;---&quot;;[$sv3.C39]/[$a103.C3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table:formula="of:=IF(OR([$sv.C40]=&quot;---&quot;;[$a10.C40]=&quot;---&quot;);&quot;---&quot;;[$sv.C40]/[$a10.C40])" office:value-type="string" office:string-value="---" calcext:value-type="string">
            <text:p>---</text:p>
          </table:table-cell>
          <table:table-cell table:formula="of:=IF(OR([$sv.C40]=&quot;---&quot;;[$qdr.C40]=&quot;---&quot;);&quot;---&quot;;[$sv.C40]/[$qdr.C40])" office:value-type="string" office:string-value="---" calcext:value-type="string">
            <text:p>---</text:p>
          </table:table-cell>
          <table:table-cell table:formula="of:=IF(OR([$sv.C40]=&quot;---&quot;;[$gtx.C40]=&quot;---&quot;);&quot;---&quot;;[$sv.C40]/[$gtx.C40])" office:value-type="string" office:string-value="---" calcext:value-type="string">
            <text:p>---</text:p>
          </table:table-cell>
          <table:table-cell table:formula="of:=IF(OR([$sv.C40]=&quot;---&quot;;[$sv2.C40]=&quot;---&quot;);&quot;---&quot;;[$sv.C40]/[$sv2.C40])" office:value-type="string" office:string-value="---" calcext:value-type="string">
            <text:p>---</text:p>
          </table:table-cell>
          <table:table-cell table:formula="of:=IF(OR([$sv.C40]=&quot;---&quot;;[$a102.C40]=&quot;---&quot;);&quot;---&quot;;[$sv.C40]/[$a102.C40])" office:value-type="string" office:string-value="---" calcext:value-type="string">
            <text:p>---</text:p>
          </table:table-cell>
          <table:table-cell table:formula="of:=IF(OR([$sv.C40]=&quot;---&quot;;[$sv3.C40]=&quot;---&quot;);&quot;---&quot;;[$sv.C40]/[$sv3.C40])" office:value-type="string" office:string-value="---" calcext:value-type="string">
            <text:p>---</text:p>
          </table:table-cell>
          <table:table-cell table:formula="of:=IF(OR([$sv.C40]=&quot;---&quot;;[$a103.C40]=&quot;---&quot;);&quot;---&quot;;[$sv.C40]/[$a103.C40])" office:value-type="string" office:string-value="---" calcext:value-type="string">
            <text:p>---</text:p>
          </table:table-cell>
          <table:table-cell table:formula="of:=IF(OR([$a10.C40]=&quot;---&quot;;[$qdr.C40]=&quot;---&quot;);&quot;---&quot;;[$a10.C40]/[$qdr.C40])" office:value-type="string" office:string-value="---" calcext:value-type="string">
            <text:p>---</text:p>
          </table:table-cell>
          <table:table-cell table:formula="of:=IF(OR([$a10.C40]=&quot;---&quot;;[$gtx.C40]=&quot;---&quot;);&quot;---&quot;;[$a10.C40]/[$gtx.C40])" office:value-type="string" office:string-value="---" calcext:value-type="string">
            <text:p>---</text:p>
          </table:table-cell>
          <table:table-cell table:formula="of:=IF(OR([$a10.C40]=&quot;---&quot;;[$sv2.C40]=&quot;---&quot;);&quot;---&quot;;[$a10.C40]/[$sv2.C40])" office:value-type="string" office:string-value="---" calcext:value-type="string">
            <text:p>---</text:p>
          </table:table-cell>
          <table:table-cell table:formula="of:=IF(OR([$a10.C40]=&quot;---&quot;;[$a102.C40]=&quot;---&quot;);&quot;---&quot;;[$a10.C40]/[$a102.C40])" office:value-type="string" office:string-value="---" calcext:value-type="string">
            <text:p>---</text:p>
          </table:table-cell>
          <table:table-cell table:formula="of:=IF(OR([$a10.C40]=&quot;---&quot;;[$sv3.C40]=&quot;---&quot;);&quot;---&quot;;[$a10.C40]/[$sv3.C40])" office:value-type="string" office:string-value="---" calcext:value-type="string">
            <text:p>---</text:p>
          </table:table-cell>
          <table:table-cell table:formula="of:=IF(OR([$a10.C40]=&quot;---&quot;;[$a103.C40]=&quot;---&quot;);&quot;---&quot;;[$a10.C40]/[$a103.C40])" office:value-type="string" office:string-value="---" calcext:value-type="string">
            <text:p>---</text:p>
          </table:table-cell>
          <table:table-cell table:formula="of:=IF(OR([$qdr.C40]=&quot;---&quot;;[$gtx.C40]=&quot;---&quot;);&quot;---&quot;;[$qdr.C40]/[$gtx.C40])" office:value-type="float" office:value="0.916532275545151" calcext:value-type="float">
            <text:p>0.92</text:p>
          </table:table-cell>
          <table:table-cell table:formula="of:=IF(OR([$qdr.C40]=&quot;---&quot;;[$sv2.C40]=&quot;---&quot;);&quot;---&quot;;[$qdr.C40]/[$sv2.C40])" office:value-type="float" office:value="0.993848865906687" calcext:value-type="float">
            <text:p>0.99</text:p>
          </table:table-cell>
          <table:table-cell table:formula="of:=IF(OR([$qdr.C40]=&quot;---&quot;;[$a102.C40]=&quot;---&quot;);&quot;---&quot;;[$qdr.C40]/[$a102.C40])" office:value-type="float" office:value="1.13226488860326" calcext:value-type="float">
            <text:p>1.13</text:p>
          </table:table-cell>
          <table:table-cell table:formula="of:=IF(OR([$qdr.C40]=&quot;---&quot;;[$sv3.C40]=&quot;---&quot;);&quot;---&quot;;[$qdr.C40]/[$sv3.C40])" office:value-type="string" office:string-value="---" calcext:value-type="string">
            <text:p>---</text:p>
          </table:table-cell>
          <table:table-cell table:formula="of:=IF(OR([$qdr.C40]=&quot;---&quot;;[$a103.C40]=&quot;---&quot;);&quot;---&quot;;[$qdr.C40]/[$a103.C40])" office:value-type="string" office:string-value="---" calcext:value-type="string">
            <text:p>---</text:p>
          </table:table-cell>
          <table:table-cell table:formula="of:=IF(OR([$gtx.C40]=&quot;---&quot;;[$sv2.C40]=&quot;---&quot;);&quot;---&quot;;[$gtx.C40]/[$sv2.C40])" office:value-type="float" office:value="1.08435773886473" calcext:value-type="float">
            <text:p>1.08</text:p>
          </table:table-cell>
          <table:table-cell table:formula="of:=IF(OR([$gtx.C40]=&quot;---&quot;;[$a102.C40]=&quot;---&quot;);&quot;---&quot;;[$gtx.C40]/[$a102.C40])" office:value-type="float" office:value="1.23537917737789" calcext:value-type="float">
            <text:p>1.24</text:p>
          </table:table-cell>
          <table:table-cell table:formula="of:=IF(OR([$gtx.C40]=&quot;---&quot;;[$sv3.C40]=&quot;---&quot;);&quot;---&quot;;[$gtx.C40]/[$sv3.C40])" office:value-type="string" office:string-value="---" calcext:value-type="string">
            <text:p>---</text:p>
          </table:table-cell>
          <table:table-cell table:formula="of:=IF(OR([$gtx.C40]=&quot;---&quot;;[$a103.C40]=&quot;---&quot;);&quot;---&quot;;[$gtx.C40]/[$a103.C40])" office:value-type="string" office:string-value="---" calcext:value-type="string">
            <text:p>---</text:p>
          </table:table-cell>
          <table:table-cell table:formula="of:=IF(OR([$sv2.C40]=&quot;---&quot;;[$a102.C40]=&quot;---&quot;);&quot;---&quot;;[$sv2.C40]/[$a102.C40])" office:value-type="float" office:value="1.13927270779777" calcext:value-type="float">
            <text:p>1.14</text:p>
          </table:table-cell>
          <table:table-cell table:formula="of:=IF(OR([$sv2.C40]=&quot;---&quot;;[$sv3.C40]=&quot;---&quot;);&quot;---&quot;;[$sv2.C40]/[$sv3.C40])" office:value-type="string" office:string-value="---" calcext:value-type="string">
            <text:p>---</text:p>
          </table:table-cell>
          <table:table-cell table:formula="of:=IF(OR([$sv2.C40]=&quot;---&quot;;[$a103.C40]=&quot;---&quot;);&quot;---&quot;;[$sv2.C40]/[$a103.C40])" office:value-type="string" office:string-value="---" calcext:value-type="string">
            <text:p>---</text:p>
          </table:table-cell>
          <table:table-cell table:formula="of:=IF(OR([$a102.C40]=&quot;---&quot;;[$sv3.C40]=&quot;---&quot;);&quot;---&quot;;[$a102.C40]/[$sv3.C40])" office:value-type="string" office:string-value="---" calcext:value-type="string">
            <text:p>---</text:p>
          </table:table-cell>
          <table:table-cell table:formula="of:=IF(OR([$a102.C40]=&quot;---&quot;;[$a103.C40]=&quot;---&quot;);&quot;---&quot;;[$a102.C40]/[$a103.C40])" office:value-type="string" office:string-value="---" calcext:value-type="string">
            <text:p>---</text:p>
          </table:table-cell>
          <table:table-cell table:formula="of:=IF(OR([$sv3.C40]=&quot;---&quot;;[$a103.C40]=&quot;---&quot;);&quot;---&quot;;[$sv3.C40]/[$a103.C40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table:formula="of:=IF(OR([$sv.C41]=&quot;---&quot;;[$a10.C41]=&quot;---&quot;);&quot;---&quot;;[$sv.C41]/[$a10.C41])" office:value-type="string" office:string-value="---" calcext:value-type="string">
            <text:p>---</text:p>
          </table:table-cell>
          <table:table-cell table:formula="of:=IF(OR([$sv.C41]=&quot;---&quot;;[$qdr.C41]=&quot;---&quot;);&quot;---&quot;;[$sv.C41]/[$qdr.C41])" office:value-type="string" office:string-value="---" calcext:value-type="string">
            <text:p>---</text:p>
          </table:table-cell>
          <table:table-cell table:formula="of:=IF(OR([$sv.C41]=&quot;---&quot;;[$gtx.C41]=&quot;---&quot;);&quot;---&quot;;[$sv.C41]/[$gtx.C41])" office:value-type="string" office:string-value="---" calcext:value-type="string">
            <text:p>---</text:p>
          </table:table-cell>
          <table:table-cell table:formula="of:=IF(OR([$sv.C41]=&quot;---&quot;;[$sv2.C41]=&quot;---&quot;);&quot;---&quot;;[$sv.C41]/[$sv2.C41])" office:value-type="string" office:string-value="---" calcext:value-type="string">
            <text:p>---</text:p>
          </table:table-cell>
          <table:table-cell table:formula="of:=IF(OR([$sv.C41]=&quot;---&quot;;[$a102.C41]=&quot;---&quot;);&quot;---&quot;;[$sv.C41]/[$a102.C41])" office:value-type="string" office:string-value="---" calcext:value-type="string">
            <text:p>---</text:p>
          </table:table-cell>
          <table:table-cell table:formula="of:=IF(OR([$sv.C41]=&quot;---&quot;;[$sv3.C41]=&quot;---&quot;);&quot;---&quot;;[$sv.C41]/[$sv3.C41])" office:value-type="string" office:string-value="---" calcext:value-type="string">
            <text:p>---</text:p>
          </table:table-cell>
          <table:table-cell table:formula="of:=IF(OR([$sv.C41]=&quot;---&quot;;[$a103.C41]=&quot;---&quot;);&quot;---&quot;;[$sv.C41]/[$a103.C41])" office:value-type="string" office:string-value="---" calcext:value-type="string">
            <text:p>---</text:p>
          </table:table-cell>
          <table:table-cell table:formula="of:=IF(OR([$a10.C41]=&quot;---&quot;;[$qdr.C41]=&quot;---&quot;);&quot;---&quot;;[$a10.C41]/[$qdr.C41])" office:value-type="string" office:string-value="---" calcext:value-type="string">
            <text:p>---</text:p>
          </table:table-cell>
          <table:table-cell table:formula="of:=IF(OR([$a10.C41]=&quot;---&quot;;[$gtx.C41]=&quot;---&quot;);&quot;---&quot;;[$a10.C41]/[$gtx.C41])" office:value-type="string" office:string-value="---" calcext:value-type="string">
            <text:p>---</text:p>
          </table:table-cell>
          <table:table-cell table:formula="of:=IF(OR([$a10.C41]=&quot;---&quot;;[$sv2.C41]=&quot;---&quot;);&quot;---&quot;;[$a10.C41]/[$sv2.C41])" office:value-type="string" office:string-value="---" calcext:value-type="string">
            <text:p>---</text:p>
          </table:table-cell>
          <table:table-cell table:formula="of:=IF(OR([$a10.C41]=&quot;---&quot;;[$a102.C41]=&quot;---&quot;);&quot;---&quot;;[$a10.C41]/[$a102.C41])" office:value-type="string" office:string-value="---" calcext:value-type="string">
            <text:p>---</text:p>
          </table:table-cell>
          <table:table-cell table:formula="of:=IF(OR([$a10.C41]=&quot;---&quot;;[$sv3.C41]=&quot;---&quot;);&quot;---&quot;;[$a10.C41]/[$sv3.C41])" office:value-type="string" office:string-value="---" calcext:value-type="string">
            <text:p>---</text:p>
          </table:table-cell>
          <table:table-cell table:formula="of:=IF(OR([$a10.C41]=&quot;---&quot;;[$a103.C41]=&quot;---&quot;);&quot;---&quot;;[$a10.C41]/[$a103.C41])" office:value-type="string" office:string-value="---" calcext:value-type="string">
            <text:p>---</text:p>
          </table:table-cell>
          <table:table-cell table:formula="of:=IF(OR([$qdr.C41]=&quot;---&quot;;[$gtx.C41]=&quot;---&quot;);&quot;---&quot;;[$qdr.C41]/[$gtx.C41])" office:value-type="float" office:value="1.01648412734184" calcext:value-type="float">
            <text:p>1.02</text:p>
          </table:table-cell>
          <table:table-cell table:formula="of:=IF(OR([$qdr.C41]=&quot;---&quot;;[$sv2.C41]=&quot;---&quot;);&quot;---&quot;;[$qdr.C41]/[$sv2.C41])" office:value-type="float" office:value="1.15744076640151" calcext:value-type="float">
            <text:p>1.16</text:p>
          </table:table-cell>
          <table:table-cell table:formula="of:=IF(OR([$qdr.C41]=&quot;---&quot;;[$a102.C41]=&quot;---&quot;);&quot;---&quot;;[$qdr.C41]/[$a102.C41])" office:value-type="float" office:value="0.692736617930131" calcext:value-type="float">
            <text:p>0.69</text:p>
          </table:table-cell>
          <table:table-cell table:formula="of:=IF(OR([$qdr.C41]=&quot;---&quot;;[$sv3.C41]=&quot;---&quot;);&quot;---&quot;;[$qdr.C41]/[$sv3.C41])" office:value-type="string" office:string-value="---" calcext:value-type="string">
            <text:p>---</text:p>
          </table:table-cell>
          <table:table-cell table:formula="of:=IF(OR([$qdr.C41]=&quot;---&quot;;[$a103.C41]=&quot;---&quot;);&quot;---&quot;;[$qdr.C41]/[$a103.C41])" office:value-type="string" office:string-value="---" calcext:value-type="string">
            <text:p>---</text:p>
          </table:table-cell>
          <table:table-cell table:formula="of:=IF(OR([$gtx.C41]=&quot;---&quot;;[$sv2.C41]=&quot;---&quot;);&quot;---&quot;;[$gtx.C41]/[$sv2.C41])" office:value-type="float" office:value="1.13867077238902" calcext:value-type="float">
            <text:p>1.14</text:p>
          </table:table-cell>
          <table:table-cell table:formula="of:=IF(OR([$gtx.C41]=&quot;---&quot;;[$a102.C41]=&quot;---&quot;);&quot;---&quot;;[$gtx.C41]/[$a102.C41])" office:value-type="float" office:value="0.681502641602162" calcext:value-type="float">
            <text:p>0.68</text:p>
          </table:table-cell>
          <table:table-cell table:formula="of:=IF(OR([$gtx.C41]=&quot;---&quot;;[$sv3.C41]=&quot;---&quot;);&quot;---&quot;;[$gtx.C41]/[$sv3.C41])" office:value-type="string" office:string-value="---" calcext:value-type="string">
            <text:p>---</text:p>
          </table:table-cell>
          <table:table-cell table:formula="of:=IF(OR([$gtx.C41]=&quot;---&quot;;[$a103.C41]=&quot;---&quot;);&quot;---&quot;;[$gtx.C41]/[$a103.C41])" office:value-type="string" office:string-value="---" calcext:value-type="string">
            <text:p>---</text:p>
          </table:table-cell>
          <table:table-cell table:formula="of:=IF(OR([$sv2.C41]=&quot;---&quot;;[$a102.C41]=&quot;---&quot;);&quot;---&quot;;[$sv2.C41]/[$a102.C41])" office:value-type="float" office:value="0.598507187615186" calcext:value-type="float">
            <text:p>0.60</text:p>
          </table:table-cell>
          <table:table-cell table:formula="of:=IF(OR([$sv2.C41]=&quot;---&quot;;[$sv3.C41]=&quot;---&quot;);&quot;---&quot;;[$sv2.C41]/[$sv3.C41])" office:value-type="string" office:string-value="---" calcext:value-type="string">
            <text:p>---</text:p>
          </table:table-cell>
          <table:table-cell table:formula="of:=IF(OR([$sv2.C41]=&quot;---&quot;;[$a103.C41]=&quot;---&quot;);&quot;---&quot;;[$sv2.C41]/[$a103.C41])" office:value-type="string" office:string-value="---" calcext:value-type="string">
            <text:p>---</text:p>
          </table:table-cell>
          <table:table-cell table:formula="of:=IF(OR([$a102.C41]=&quot;---&quot;;[$sv3.C41]=&quot;---&quot;);&quot;---&quot;;[$a102.C41]/[$sv3.C41])" office:value-type="string" office:string-value="---" calcext:value-type="string">
            <text:p>---</text:p>
          </table:table-cell>
          <table:table-cell table:formula="of:=IF(OR([$a102.C41]=&quot;---&quot;;[$a103.C41]=&quot;---&quot;);&quot;---&quot;;[$a102.C41]/[$a103.C41])" office:value-type="string" office:string-value="---" calcext:value-type="string">
            <text:p>---</text:p>
          </table:table-cell>
          <table:table-cell table:formula="of:=IF(OR([$sv3.C41]=&quot;---&quot;;[$a103.C41]=&quot;---&quot;);&quot;---&quot;;[$sv3.C41]/[$a103.C4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table:formula="of:=IF(OR([$sv.C42]=&quot;---&quot;;[$a10.C42]=&quot;---&quot;);&quot;---&quot;;[$sv.C42]/[$a10.C42])" office:value-type="string" office:string-value="---" calcext:value-type="string">
            <text:p>---</text:p>
          </table:table-cell>
          <table:table-cell table:formula="of:=IF(OR([$sv.C42]=&quot;---&quot;;[$qdr.C42]=&quot;---&quot;);&quot;---&quot;;[$sv.C42]/[$qdr.C42])" office:value-type="string" office:string-value="---" calcext:value-type="string">
            <text:p>---</text:p>
          </table:table-cell>
          <table:table-cell table:formula="of:=IF(OR([$sv.C42]=&quot;---&quot;;[$gtx.C42]=&quot;---&quot;);&quot;---&quot;;[$sv.C42]/[$gtx.C42])" office:value-type="string" office:string-value="---" calcext:value-type="string">
            <text:p>---</text:p>
          </table:table-cell>
          <table:table-cell table:formula="of:=IF(OR([$sv.C42]=&quot;---&quot;;[$sv2.C42]=&quot;---&quot;);&quot;---&quot;;[$sv.C42]/[$sv2.C42])" office:value-type="string" office:string-value="---" calcext:value-type="string">
            <text:p>---</text:p>
          </table:table-cell>
          <table:table-cell table:formula="of:=IF(OR([$sv.C42]=&quot;---&quot;;[$a102.C42]=&quot;---&quot;);&quot;---&quot;;[$sv.C42]/[$a102.C42])" office:value-type="string" office:string-value="---" calcext:value-type="string">
            <text:p>---</text:p>
          </table:table-cell>
          <table:table-cell table:formula="of:=IF(OR([$sv.C42]=&quot;---&quot;;[$sv3.C42]=&quot;---&quot;);&quot;---&quot;;[$sv.C42]/[$sv3.C42])" office:value-type="string" office:string-value="---" calcext:value-type="string">
            <text:p>---</text:p>
          </table:table-cell>
          <table:table-cell table:formula="of:=IF(OR([$sv.C42]=&quot;---&quot;;[$a103.C42]=&quot;---&quot;);&quot;---&quot;;[$sv.C42]/[$a103.C42])" office:value-type="string" office:string-value="---" calcext:value-type="string">
            <text:p>---</text:p>
          </table:table-cell>
          <table:table-cell table:formula="of:=IF(OR([$a10.C42]=&quot;---&quot;;[$qdr.C42]=&quot;---&quot;);&quot;---&quot;;[$a10.C42]/[$qdr.C42])" office:value-type="string" office:string-value="---" calcext:value-type="string">
            <text:p>---</text:p>
          </table:table-cell>
          <table:table-cell table:formula="of:=IF(OR([$a10.C42]=&quot;---&quot;;[$gtx.C42]=&quot;---&quot;);&quot;---&quot;;[$a10.C42]/[$gtx.C42])" office:value-type="string" office:string-value="---" calcext:value-type="string">
            <text:p>---</text:p>
          </table:table-cell>
          <table:table-cell table:formula="of:=IF(OR([$a10.C42]=&quot;---&quot;;[$sv2.C42]=&quot;---&quot;);&quot;---&quot;;[$a10.C42]/[$sv2.C42])" office:value-type="string" office:string-value="---" calcext:value-type="string">
            <text:p>---</text:p>
          </table:table-cell>
          <table:table-cell table:formula="of:=IF(OR([$a10.C42]=&quot;---&quot;;[$a102.C42]=&quot;---&quot;);&quot;---&quot;;[$a10.C42]/[$a102.C42])" office:value-type="string" office:string-value="---" calcext:value-type="string">
            <text:p>---</text:p>
          </table:table-cell>
          <table:table-cell table:formula="of:=IF(OR([$a10.C42]=&quot;---&quot;;[$sv3.C42]=&quot;---&quot;);&quot;---&quot;;[$a10.C42]/[$sv3.C42])" office:value-type="string" office:string-value="---" calcext:value-type="string">
            <text:p>---</text:p>
          </table:table-cell>
          <table:table-cell table:formula="of:=IF(OR([$a10.C42]=&quot;---&quot;;[$a103.C42]=&quot;---&quot;);&quot;---&quot;;[$a10.C42]/[$a103.C42])" office:value-type="string" office:string-value="---" calcext:value-type="string">
            <text:p>---</text:p>
          </table:table-cell>
          <table:table-cell table:formula="of:=IF(OR([$qdr.C42]=&quot;---&quot;;[$gtx.C42]=&quot;---&quot;);&quot;---&quot;;[$qdr.C42]/[$gtx.C42])" office:value-type="float" office:value="0.359157532774554" calcext:value-type="float">
            <text:p>0.36</text:p>
          </table:table-cell>
          <table:table-cell table:formula="of:=IF(OR([$qdr.C42]=&quot;---&quot;;[$sv2.C42]=&quot;---&quot;);&quot;---&quot;;[$qdr.C42]/[$sv2.C42])" office:value-type="float" office:value="0.0487332322407559" calcext:value-type="float">
            <text:p>0.05</text:p>
          </table:table-cell>
          <table:table-cell table:formula="of:=IF(OR([$qdr.C42]=&quot;---&quot;;[$a102.C42]=&quot;---&quot;);&quot;---&quot;;[$qdr.C42]/[$a102.C42])" office:value-type="float" office:value="0.0304847171449627" calcext:value-type="float">
            <text:p>0.03</text:p>
          </table:table-cell>
          <table:table-cell table:formula="of:=IF(OR([$qdr.C42]=&quot;---&quot;;[$sv3.C42]=&quot;---&quot;);&quot;---&quot;;[$qdr.C42]/[$sv3.C42])" office:value-type="string" office:string-value="---" calcext:value-type="string">
            <text:p>---</text:p>
          </table:table-cell>
          <table:table-cell table:formula="of:=IF(OR([$qdr.C42]=&quot;---&quot;;[$a103.C42]=&quot;---&quot;);&quot;---&quot;;[$qdr.C42]/[$a103.C42])" office:value-type="string" office:string-value="---" calcext:value-type="string">
            <text:p>---</text:p>
          </table:table-cell>
          <table:table-cell table:formula="of:=IF(OR([$gtx.C42]=&quot;---&quot;;[$sv2.C42]=&quot;---&quot;);&quot;---&quot;;[$gtx.C42]/[$sv2.C42])" office:value-type="float" office:value="0.135687623935612" calcext:value-type="float">
            <text:p>0.14</text:p>
          </table:table-cell>
          <table:table-cell table:formula="of:=IF(OR([$gtx.C42]=&quot;---&quot;;[$a102.C42]=&quot;---&quot;);&quot;---&quot;;[$gtx.C42]/[$a102.C42])" office:value-type="float" office:value="0.084878401155791" calcext:value-type="float">
            <text:p>0.08</text:p>
          </table:table-cell>
          <table:table-cell table:formula="of:=IF(OR([$gtx.C42]=&quot;---&quot;;[$sv3.C42]=&quot;---&quot;);&quot;---&quot;;[$gtx.C42]/[$sv3.C42])" office:value-type="string" office:string-value="---" calcext:value-type="string">
            <text:p>---</text:p>
          </table:table-cell>
          <table:table-cell table:formula="of:=IF(OR([$gtx.C42]=&quot;---&quot;;[$a103.C42]=&quot;---&quot;);&quot;---&quot;;[$gtx.C42]/[$a103.C42])" office:value-type="string" office:string-value="---" calcext:value-type="string">
            <text:p>---</text:p>
          </table:table-cell>
          <table:table-cell table:formula="of:=IF(OR([$sv2.C42]=&quot;---&quot;;[$a102.C42]=&quot;---&quot;);&quot;---&quot;;[$sv2.C42]/[$a102.C42])" office:value-type="float" office:value="0.625542689111194" calcext:value-type="float">
            <text:p>0.63</text:p>
          </table:table-cell>
          <table:table-cell table:formula="of:=IF(OR([$sv2.C42]=&quot;---&quot;;[$sv3.C42]=&quot;---&quot;);&quot;---&quot;;[$sv2.C42]/[$sv3.C42])" office:value-type="string" office:string-value="---" calcext:value-type="string">
            <text:p>---</text:p>
          </table:table-cell>
          <table:table-cell table:formula="of:=IF(OR([$sv2.C42]=&quot;---&quot;;[$a103.C42]=&quot;---&quot;);&quot;---&quot;;[$sv2.C42]/[$a103.C42])" office:value-type="string" office:string-value="---" calcext:value-type="string">
            <text:p>---</text:p>
          </table:table-cell>
          <table:table-cell table:formula="of:=IF(OR([$a102.C42]=&quot;---&quot;;[$sv3.C42]=&quot;---&quot;);&quot;---&quot;;[$a102.C42]/[$sv3.C42])" office:value-type="string" office:string-value="---" calcext:value-type="string">
            <text:p>---</text:p>
          </table:table-cell>
          <table:table-cell table:formula="of:=IF(OR([$a102.C42]=&quot;---&quot;;[$a103.C42]=&quot;---&quot;);&quot;---&quot;;[$a102.C42]/[$a103.C42])" office:value-type="string" office:string-value="---" calcext:value-type="string">
            <text:p>---</text:p>
          </table:table-cell>
          <table:table-cell table:formula="of:=IF(OR([$sv3.C42]=&quot;---&quot;;[$a103.C42]=&quot;---&quot;);&quot;---&quot;;[$sv3.C42]/[$a103.C4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table:formula="of:=IF(OR([$sv.C43]=&quot;---&quot;;[$a10.C43]=&quot;---&quot;);&quot;---&quot;;[$sv.C43]/[$a10.C43])" office:value-type="string" office:string-value="---" calcext:value-type="string">
            <text:p>---</text:p>
          </table:table-cell>
          <table:table-cell table:formula="of:=IF(OR([$sv.C43]=&quot;---&quot;;[$qdr.C43]=&quot;---&quot;);&quot;---&quot;;[$sv.C43]/[$qdr.C43])" office:value-type="string" office:string-value="---" calcext:value-type="string">
            <text:p>---</text:p>
          </table:table-cell>
          <table:table-cell table:formula="of:=IF(OR([$sv.C43]=&quot;---&quot;;[$gtx.C43]=&quot;---&quot;);&quot;---&quot;;[$sv.C43]/[$gtx.C43])" office:value-type="string" office:string-value="---" calcext:value-type="string">
            <text:p>---</text:p>
          </table:table-cell>
          <table:table-cell table:formula="of:=IF(OR([$sv.C43]=&quot;---&quot;;[$sv2.C43]=&quot;---&quot;);&quot;---&quot;;[$sv.C43]/[$sv2.C43])" office:value-type="string" office:string-value="---" calcext:value-type="string">
            <text:p>---</text:p>
          </table:table-cell>
          <table:table-cell table:formula="of:=IF(OR([$sv.C43]=&quot;---&quot;;[$a102.C43]=&quot;---&quot;);&quot;---&quot;;[$sv.C43]/[$a102.C43])" office:value-type="string" office:string-value="---" calcext:value-type="string">
            <text:p>---</text:p>
          </table:table-cell>
          <table:table-cell table:formula="of:=IF(OR([$sv.C43]=&quot;---&quot;;[$sv3.C43]=&quot;---&quot;);&quot;---&quot;;[$sv.C43]/[$sv3.C43])" office:value-type="string" office:string-value="---" calcext:value-type="string">
            <text:p>---</text:p>
          </table:table-cell>
          <table:table-cell table:formula="of:=IF(OR([$sv.C43]=&quot;---&quot;;[$a103.C43]=&quot;---&quot;);&quot;---&quot;;[$sv.C43]/[$a103.C43])" office:value-type="string" office:string-value="---" calcext:value-type="string">
            <text:p>---</text:p>
          </table:table-cell>
          <table:table-cell table:formula="of:=IF(OR([$a10.C43]=&quot;---&quot;;[$qdr.C43]=&quot;---&quot;);&quot;---&quot;;[$a10.C43]/[$qdr.C43])" office:value-type="string" office:string-value="---" calcext:value-type="string">
            <text:p>---</text:p>
          </table:table-cell>
          <table:table-cell table:formula="of:=IF(OR([$a10.C43]=&quot;---&quot;;[$gtx.C43]=&quot;---&quot;);&quot;---&quot;;[$a10.C43]/[$gtx.C43])" office:value-type="string" office:string-value="---" calcext:value-type="string">
            <text:p>---</text:p>
          </table:table-cell>
          <table:table-cell table:formula="of:=IF(OR([$a10.C43]=&quot;---&quot;;[$sv2.C43]=&quot;---&quot;);&quot;---&quot;;[$a10.C43]/[$sv2.C43])" office:value-type="string" office:string-value="---" calcext:value-type="string">
            <text:p>---</text:p>
          </table:table-cell>
          <table:table-cell table:formula="of:=IF(OR([$a10.C43]=&quot;---&quot;;[$a102.C43]=&quot;---&quot;);&quot;---&quot;;[$a10.C43]/[$a102.C43])" office:value-type="string" office:string-value="---" calcext:value-type="string">
            <text:p>---</text:p>
          </table:table-cell>
          <table:table-cell table:formula="of:=IF(OR([$a10.C43]=&quot;---&quot;;[$sv3.C43]=&quot;---&quot;);&quot;---&quot;;[$a10.C43]/[$sv3.C43])" office:value-type="string" office:string-value="---" calcext:value-type="string">
            <text:p>---</text:p>
          </table:table-cell>
          <table:table-cell table:formula="of:=IF(OR([$a10.C43]=&quot;---&quot;;[$a103.C43]=&quot;---&quot;);&quot;---&quot;;[$a10.C43]/[$a103.C43])" office:value-type="string" office:string-value="---" calcext:value-type="string">
            <text:p>---</text:p>
          </table:table-cell>
          <table:table-cell table:formula="of:=IF(OR([$qdr.C43]=&quot;---&quot;;[$gtx.C43]=&quot;---&quot;);&quot;---&quot;;[$qdr.C43]/[$gtx.C43])" office:value-type="float" office:value="0.320082177709296" calcext:value-type="float">
            <text:p>0.32</text:p>
          </table:table-cell>
          <table:table-cell table:formula="of:=IF(OR([$qdr.C43]=&quot;---&quot;;[$sv2.C43]=&quot;---&quot;);&quot;---&quot;;[$qdr.C43]/[$sv2.C43])" office:value-type="float" office:value="0.0843477355543988" calcext:value-type="float">
            <text:p>0.08</text:p>
          </table:table-cell>
          <table:table-cell table:formula="of:=IF(OR([$qdr.C43]=&quot;---&quot;;[$a102.C43]=&quot;---&quot;);&quot;---&quot;;[$qdr.C43]/[$a102.C43])" office:value-type="float" office:value="0.0658730933099164" calcext:value-type="float">
            <text:p>0.07</text:p>
          </table:table-cell>
          <table:table-cell table:formula="of:=IF(OR([$qdr.C43]=&quot;---&quot;;[$sv3.C43]=&quot;---&quot;);&quot;---&quot;;[$qdr.C43]/[$sv3.C43])" office:value-type="string" office:string-value="---" calcext:value-type="string">
            <text:p>---</text:p>
          </table:table-cell>
          <table:table-cell table:formula="of:=IF(OR([$qdr.C43]=&quot;---&quot;;[$a103.C43]=&quot;---&quot;);&quot;---&quot;;[$qdr.C43]/[$a103.C43])" office:value-type="string" office:string-value="---" calcext:value-type="string">
            <text:p>---</text:p>
          </table:table-cell>
          <table:table-cell table:formula="of:=IF(OR([$gtx.C43]=&quot;---&quot;;[$sv2.C43]=&quot;---&quot;);&quot;---&quot;;[$gtx.C43]/[$sv2.C43])" office:value-type="float" office:value="0.263519000520562" calcext:value-type="float">
            <text:p>0.26</text:p>
          </table:table-cell>
          <table:table-cell table:formula="of:=IF(OR([$gtx.C43]=&quot;---&quot;;[$a102.C43]=&quot;---&quot;);&quot;---&quot;;[$gtx.C43]/[$a102.C43])" office:value-type="float" office:value="0.205800565908869" calcext:value-type="float">
            <text:p>0.21</text:p>
          </table:table-cell>
          <table:table-cell table:formula="of:=IF(OR([$gtx.C43]=&quot;---&quot;;[$sv3.C43]=&quot;---&quot;);&quot;---&quot;;[$gtx.C43]/[$sv3.C43])" office:value-type="string" office:string-value="---" calcext:value-type="string">
            <text:p>---</text:p>
          </table:table-cell>
          <table:table-cell table:formula="of:=IF(OR([$gtx.C43]=&quot;---&quot;;[$a103.C43]=&quot;---&quot;);&quot;---&quot;;[$gtx.C43]/[$a103.C43])" office:value-type="string" office:string-value="---" calcext:value-type="string">
            <text:p>---</text:p>
          </table:table-cell>
          <table:table-cell table:formula="of:=IF(OR([$sv2.C43]=&quot;---&quot;;[$a102.C43]=&quot;---&quot;);&quot;---&quot;;[$sv2.C43]/[$a102.C43])" office:value-type="float" office:value="0.780970501187108" calcext:value-type="float">
            <text:p>0.78</text:p>
          </table:table-cell>
          <table:table-cell table:formula="of:=IF(OR([$sv2.C43]=&quot;---&quot;;[$sv3.C43]=&quot;---&quot;);&quot;---&quot;;[$sv2.C43]/[$sv3.C43])" office:value-type="string" office:string-value="---" calcext:value-type="string">
            <text:p>---</text:p>
          </table:table-cell>
          <table:table-cell table:formula="of:=IF(OR([$sv2.C43]=&quot;---&quot;;[$a103.C43]=&quot;---&quot;);&quot;---&quot;;[$sv2.C43]/[$a103.C43])" office:value-type="string" office:string-value="---" calcext:value-type="string">
            <text:p>---</text:p>
          </table:table-cell>
          <table:table-cell table:formula="of:=IF(OR([$a102.C43]=&quot;---&quot;;[$sv3.C43]=&quot;---&quot;);&quot;---&quot;;[$a102.C43]/[$sv3.C43])" office:value-type="string" office:string-value="---" calcext:value-type="string">
            <text:p>---</text:p>
          </table:table-cell>
          <table:table-cell table:formula="of:=IF(OR([$a102.C43]=&quot;---&quot;;[$a103.C43]=&quot;---&quot;);&quot;---&quot;;[$a102.C43]/[$a103.C43])" office:value-type="string" office:string-value="---" calcext:value-type="string">
            <text:p>---</text:p>
          </table:table-cell>
          <table:table-cell table:formula="of:=IF(OR([$sv3.C43]=&quot;---&quot;;[$a103.C43]=&quot;---&quot;);&quot;---&quot;;[$sv3.C43]/[$a103.C4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table:formula="of:=IF(OR([$sv.C44]=&quot;---&quot;;[$a10.C44]=&quot;---&quot;);&quot;---&quot;;[$sv.C44]/[$a10.C44])" office:value-type="string" office:string-value="---" calcext:value-type="string">
            <text:p>---</text:p>
          </table:table-cell>
          <table:table-cell table:formula="of:=IF(OR([$sv.C44]=&quot;---&quot;;[$qdr.C44]=&quot;---&quot;);&quot;---&quot;;[$sv.C44]/[$qdr.C44])" office:value-type="string" office:string-value="---" calcext:value-type="string">
            <text:p>---</text:p>
          </table:table-cell>
          <table:table-cell table:formula="of:=IF(OR([$sv.C44]=&quot;---&quot;;[$gtx.C44]=&quot;---&quot;);&quot;---&quot;;[$sv.C44]/[$gtx.C44])" office:value-type="string" office:string-value="---" calcext:value-type="string">
            <text:p>---</text:p>
          </table:table-cell>
          <table:table-cell table:formula="of:=IF(OR([$sv.C44]=&quot;---&quot;;[$sv2.C44]=&quot;---&quot;);&quot;---&quot;;[$sv.C44]/[$sv2.C44])" office:value-type="string" office:string-value="---" calcext:value-type="string">
            <text:p>---</text:p>
          </table:table-cell>
          <table:table-cell table:formula="of:=IF(OR([$sv.C44]=&quot;---&quot;;[$a102.C44]=&quot;---&quot;);&quot;---&quot;;[$sv.C44]/[$a102.C44])" office:value-type="string" office:string-value="---" calcext:value-type="string">
            <text:p>---</text:p>
          </table:table-cell>
          <table:table-cell table:formula="of:=IF(OR([$sv.C44]=&quot;---&quot;;[$sv3.C44]=&quot;---&quot;);&quot;---&quot;;[$sv.C44]/[$sv3.C44])" office:value-type="string" office:string-value="---" calcext:value-type="string">
            <text:p>---</text:p>
          </table:table-cell>
          <table:table-cell table:formula="of:=IF(OR([$sv.C44]=&quot;---&quot;;[$a103.C44]=&quot;---&quot;);&quot;---&quot;;[$sv.C44]/[$a103.C44])" office:value-type="string" office:string-value="---" calcext:value-type="string">
            <text:p>---</text:p>
          </table:table-cell>
          <table:table-cell table:formula="of:=IF(OR([$a10.C44]=&quot;---&quot;;[$qdr.C44]=&quot;---&quot;);&quot;---&quot;;[$a10.C44]/[$qdr.C44])" office:value-type="string" office:string-value="---" calcext:value-type="string">
            <text:p>---</text:p>
          </table:table-cell>
          <table:table-cell table:formula="of:=IF(OR([$a10.C44]=&quot;---&quot;;[$gtx.C44]=&quot;---&quot;);&quot;---&quot;;[$a10.C44]/[$gtx.C44])" office:value-type="string" office:string-value="---" calcext:value-type="string">
            <text:p>---</text:p>
          </table:table-cell>
          <table:table-cell table:formula="of:=IF(OR([$a10.C44]=&quot;---&quot;;[$sv2.C44]=&quot;---&quot;);&quot;---&quot;;[$a10.C44]/[$sv2.C44])" office:value-type="string" office:string-value="---" calcext:value-type="string">
            <text:p>---</text:p>
          </table:table-cell>
          <table:table-cell table:formula="of:=IF(OR([$a10.C44]=&quot;---&quot;;[$a102.C44]=&quot;---&quot;);&quot;---&quot;;[$a10.C44]/[$a102.C44])" office:value-type="string" office:string-value="---" calcext:value-type="string">
            <text:p>---</text:p>
          </table:table-cell>
          <table:table-cell table:formula="of:=IF(OR([$a10.C44]=&quot;---&quot;;[$sv3.C44]=&quot;---&quot;);&quot;---&quot;;[$a10.C44]/[$sv3.C44])" office:value-type="string" office:string-value="---" calcext:value-type="string">
            <text:p>---</text:p>
          </table:table-cell>
          <table:table-cell table:formula="of:=IF(OR([$a10.C44]=&quot;---&quot;;[$a103.C44]=&quot;---&quot;);&quot;---&quot;;[$a10.C44]/[$a103.C44])" office:value-type="string" office:string-value="---" calcext:value-type="string">
            <text:p>---</text:p>
          </table:table-cell>
          <table:table-cell table:formula="of:=IF(OR([$qdr.C44]=&quot;---&quot;;[$gtx.C44]=&quot;---&quot;);&quot;---&quot;;[$qdr.C44]/[$gtx.C44])" office:value-type="float" office:value="0.339004329004329" calcext:value-type="float">
            <text:p>0.34</text:p>
          </table:table-cell>
          <table:table-cell table:formula="of:=IF(OR([$qdr.C44]=&quot;---&quot;;[$sv2.C44]=&quot;---&quot;);&quot;---&quot;;[$qdr.C44]/[$sv2.C44])" office:value-type="float" office:value="0.0812808137422803" calcext:value-type="float">
            <text:p>0.08</text:p>
          </table:table-cell>
          <table:table-cell table:formula="of:=IF(OR([$qdr.C44]=&quot;---&quot;;[$a102.C44]=&quot;---&quot;);&quot;---&quot;;[$qdr.C44]/[$a102.C44])" office:value-type="float" office:value="0.0334975917323272" calcext:value-type="float">
            <text:p>0.03</text:p>
          </table:table-cell>
          <table:table-cell table:formula="of:=IF(OR([$qdr.C44]=&quot;---&quot;;[$sv3.C44]=&quot;---&quot;);&quot;---&quot;;[$qdr.C44]/[$sv3.C44])" office:value-type="string" office:string-value="---" calcext:value-type="string">
            <text:p>---</text:p>
          </table:table-cell>
          <table:table-cell table:formula="of:=IF(OR([$qdr.C44]=&quot;---&quot;;[$a103.C44]=&quot;---&quot;);&quot;---&quot;;[$qdr.C44]/[$a103.C44])" office:value-type="string" office:string-value="---" calcext:value-type="string">
            <text:p>---</text:p>
          </table:table-cell>
          <table:table-cell table:formula="of:=IF(OR([$gtx.C44]=&quot;---&quot;;[$sv2.C44]=&quot;---&quot;);&quot;---&quot;;[$gtx.C44]/[$sv2.C44])" office:value-type="float" office:value="0.239763350459287" calcext:value-type="float">
            <text:p>0.24</text:p>
          </table:table-cell>
          <table:table-cell table:formula="of:=IF(OR([$gtx.C44]=&quot;---&quot;;[$a102.C44]=&quot;---&quot;);&quot;---&quot;;[$gtx.C44]/[$a102.C44])" office:value-type="float" office:value="0.0988116931447784" calcext:value-type="float">
            <text:p>0.10</text:p>
          </table:table-cell>
          <table:table-cell table:formula="of:=IF(OR([$gtx.C44]=&quot;---&quot;;[$sv3.C44]=&quot;---&quot;);&quot;---&quot;;[$gtx.C44]/[$sv3.C44])" office:value-type="string" office:string-value="---" calcext:value-type="string">
            <text:p>---</text:p>
          </table:table-cell>
          <table:table-cell table:formula="of:=IF(OR([$gtx.C44]=&quot;---&quot;;[$a103.C44]=&quot;---&quot;);&quot;---&quot;;[$gtx.C44]/[$a103.C44])" office:value-type="string" office:string-value="---" calcext:value-type="string">
            <text:p>---</text:p>
          </table:table-cell>
          <table:table-cell table:formula="of:=IF(OR([$sv2.C44]=&quot;---&quot;;[$a102.C44]=&quot;---&quot;);&quot;---&quot;;[$sv2.C44]/[$a102.C44])" office:value-type="float" office:value="0.412121756538254" calcext:value-type="float">
            <text:p>0.41</text:p>
          </table:table-cell>
          <table:table-cell table:formula="of:=IF(OR([$sv2.C44]=&quot;---&quot;;[$sv3.C44]=&quot;---&quot;);&quot;---&quot;;[$sv2.C44]/[$sv3.C44])" office:value-type="string" office:string-value="---" calcext:value-type="string">
            <text:p>---</text:p>
          </table:table-cell>
          <table:table-cell table:formula="of:=IF(OR([$sv2.C44]=&quot;---&quot;;[$a103.C44]=&quot;---&quot;);&quot;---&quot;;[$sv2.C44]/[$a103.C44])" office:value-type="string" office:string-value="---" calcext:value-type="string">
            <text:p>---</text:p>
          </table:table-cell>
          <table:table-cell table:formula="of:=IF(OR([$a102.C44]=&quot;---&quot;;[$sv3.C44]=&quot;---&quot;);&quot;---&quot;;[$a102.C44]/[$sv3.C44])" office:value-type="string" office:string-value="---" calcext:value-type="string">
            <text:p>---</text:p>
          </table:table-cell>
          <table:table-cell table:formula="of:=IF(OR([$a102.C44]=&quot;---&quot;;[$a103.C44]=&quot;---&quot;);&quot;---&quot;;[$a102.C44]/[$a103.C44])" office:value-type="string" office:string-value="---" calcext:value-type="string">
            <text:p>---</text:p>
          </table:table-cell>
          <table:table-cell table:formula="of:=IF(OR([$sv3.C44]=&quot;---&quot;;[$a103.C44]=&quot;---&quot;);&quot;---&quot;;[$sv3.C44]/[$a103.C4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$sv.C45]=&quot;---&quot;;[$a10.C45]=&quot;---&quot;);&quot;---&quot;;[$sv.C45]/[$a10.C45])" office:value-type="string" office:string-value="---" calcext:value-type="string">
            <text:p>---</text:p>
          </table:table-cell>
          <table:table-cell table:formula="of:=IF(OR([$sv.C45]=&quot;---&quot;;[$qdr.C45]=&quot;---&quot;);&quot;---&quot;;[$sv.C45]/[$qdr.C45])" office:value-type="float" office:value="4.5199166967381" calcext:value-type="float">
            <text:p>4.52</text:p>
          </table:table-cell>
          <table:table-cell table:formula="of:=IF(OR([$sv.C45]=&quot;---&quot;;[$gtx.C45]=&quot;---&quot;);&quot;---&quot;;[$sv.C45]/[$gtx.C45])" office:value-type="float" office:value="1.66776344032735" calcext:value-type="float">
            <text:p>1.67</text:p>
          </table:table-cell>
          <table:table-cell table:formula="of:=IF(OR([$sv.C45]=&quot;---&quot;;[$sv2.C45]=&quot;---&quot;);&quot;---&quot;;[$sv.C45]/[$sv2.C45])" office:value-type="float" office:value="2.20945574561426" calcext:value-type="float">
            <text:p>2.21</text:p>
          </table:table-cell>
          <table:table-cell table:formula="of:=IF(OR([$sv.C45]=&quot;---&quot;;[$a102.C45]=&quot;---&quot;);&quot;---&quot;;[$sv.C45]/[$a102.C45])" office:value-type="float" office:value="0.641884758928247" calcext:value-type="float">
            <text:p>0.64</text:p>
          </table:table-cell>
          <table:table-cell table:formula="of:=IF(OR([$sv.C45]=&quot;---&quot;;[$sv3.C45]=&quot;---&quot;);&quot;---&quot;;[$sv.C45]/[$sv3.C45])" office:value-type="float" office:value="21.5723993142687" calcext:value-type="float">
            <text:p>21.57</text:p>
          </table:table-cell>
          <table:table-cell table:formula="of:=IF(OR([$sv.C45]=&quot;---&quot;;[$a103.C45]=&quot;---&quot;);&quot;---&quot;;[$sv.C45]/[$a103.C45])" office:value-type="string" office:string-value="---" calcext:value-type="string">
            <text:p>---</text:p>
          </table:table-cell>
          <table:table-cell table:formula="of:=IF(OR([$a10.C45]=&quot;---&quot;;[$qdr.C45]=&quot;---&quot;);&quot;---&quot;;[$a10.C45]/[$qdr.C45])" office:value-type="string" office:string-value="---" calcext:value-type="string">
            <text:p>---</text:p>
          </table:table-cell>
          <table:table-cell table:formula="of:=IF(OR([$a10.C45]=&quot;---&quot;;[$gtx.C45]=&quot;---&quot;);&quot;---&quot;;[$a10.C45]/[$gtx.C45])" office:value-type="string" office:string-value="---" calcext:value-type="string">
            <text:p>---</text:p>
          </table:table-cell>
          <table:table-cell table:formula="of:=IF(OR([$a10.C45]=&quot;---&quot;;[$sv2.C45]=&quot;---&quot;);&quot;---&quot;;[$a10.C45]/[$sv2.C45])" office:value-type="string" office:string-value="---" calcext:value-type="string">
            <text:p>---</text:p>
          </table:table-cell>
          <table:table-cell table:formula="of:=IF(OR([$a10.C45]=&quot;---&quot;;[$a102.C45]=&quot;---&quot;);&quot;---&quot;;[$a10.C45]/[$a102.C45])" office:value-type="string" office:string-value="---" calcext:value-type="string">
            <text:p>---</text:p>
          </table:table-cell>
          <table:table-cell table:formula="of:=IF(OR([$a10.C45]=&quot;---&quot;;[$sv3.C45]=&quot;---&quot;);&quot;---&quot;;[$a10.C45]/[$sv3.C45])" office:value-type="string" office:string-value="---" calcext:value-type="string">
            <text:p>---</text:p>
          </table:table-cell>
          <table:table-cell table:formula="of:=IF(OR([$a10.C45]=&quot;---&quot;;[$a103.C45]=&quot;---&quot;);&quot;---&quot;;[$a10.C45]/[$a103.C45])" office:value-type="string" office:string-value="---" calcext:value-type="string">
            <text:p>---</text:p>
          </table:table-cell>
          <table:table-cell table:formula="of:=IF(OR([$qdr.C45]=&quot;---&quot;;[$gtx.C45]=&quot;---&quot;);&quot;---&quot;;[$qdr.C45]/[$gtx.C45])" office:value-type="float" office:value="0.368981012754268" calcext:value-type="float">
            <text:p>0.37</text:p>
          </table:table-cell>
          <table:table-cell table:formula="of:=IF(OR([$qdr.C45]=&quot;---&quot;;[$sv2.C45]=&quot;---&quot;);&quot;---&quot;;[$qdr.C45]/[$sv2.C45])" office:value-type="float" office:value="0.488826651873642" calcext:value-type="float">
            <text:p>0.49</text:p>
          </table:table-cell>
          <table:table-cell table:formula="of:=IF(OR([$qdr.C45]=&quot;---&quot;;[$a102.C45]=&quot;---&quot;);&quot;---&quot;;[$qdr.C45]/[$a102.C45])" office:value-type="float" office:value="0.142012519697869" calcext:value-type="float">
            <text:p>0.14</text:p>
          </table:table-cell>
          <table:table-cell table:formula="of:=IF(OR([$qdr.C45]=&quot;---&quot;;[$sv3.C45]=&quot;---&quot;);&quot;---&quot;;[$qdr.C45]/[$sv3.C45])" office:value-type="float" office:value="4.77274267683669" calcext:value-type="float">
            <text:p>4.77</text:p>
          </table:table-cell>
          <table:table-cell table:formula="of:=IF(OR([$qdr.C45]=&quot;---&quot;;[$a103.C45]=&quot;---&quot;);&quot;---&quot;;[$qdr.C45]/[$a103.C45])" office:value-type="string" office:string-value="---" calcext:value-type="string">
            <text:p>---</text:p>
          </table:table-cell>
          <table:table-cell table:formula="of:=IF(OR([$gtx.C45]=&quot;---&quot;;[$sv2.C45]=&quot;---&quot;);&quot;---&quot;;[$gtx.C45]/[$sv2.C45])" office:value-type="float" office:value="1.32480164284006" calcext:value-type="float">
            <text:p>1.32</text:p>
          </table:table-cell>
          <table:table-cell table:formula="of:=IF(OR([$gtx.C45]=&quot;---&quot;;[$a102.C45]=&quot;---&quot;);&quot;---&quot;;[$gtx.C45]/[$a102.C45])" office:value-type="float" office:value="0.384877581200759" calcext:value-type="float">
            <text:p>0.38</text:p>
          </table:table-cell>
          <table:table-cell table:formula="of:=IF(OR([$gtx.C45]=&quot;---&quot;;[$sv3.C45]=&quot;---&quot;);&quot;---&quot;;[$gtx.C45]/[$sv3.C45])" office:value-type="float" office:value="12.9349275758404" calcext:value-type="float">
            <text:p>12.93</text:p>
          </table:table-cell>
          <table:table-cell table:formula="of:=IF(OR([$gtx.C45]=&quot;---&quot;;[$a103.C45]=&quot;---&quot;);&quot;---&quot;;[$gtx.C45]/[$a103.C45])" office:value-type="string" office:string-value="---" calcext:value-type="string">
            <text:p>---</text:p>
          </table:table-cell>
          <table:table-cell table:formula="of:=IF(OR([$sv2.C45]=&quot;---&quot;;[$a102.C45]=&quot;---&quot;);&quot;---&quot;;[$sv2.C45]/[$a102.C45])" office:value-type="float" office:value="0.290517137626485" calcext:value-type="float">
            <text:p>0.29</text:p>
          </table:table-cell>
          <table:table-cell table:formula="of:=IF(OR([$sv2.C45]=&quot;---&quot;;[$sv3.C45]=&quot;---&quot;);&quot;---&quot;;[$sv2.C45]/[$sv3.C45])" office:value-type="float" office:value="9.76367114710924" calcext:value-type="float">
            <text:p>9.76</text:p>
          </table:table-cell>
          <table:table-cell table:formula="of:=IF(OR([$sv2.C45]=&quot;---&quot;;[$a103.C45]=&quot;---&quot;);&quot;---&quot;;[$sv2.C45]/[$a103.C45])" office:value-type="string" office:string-value="---" calcext:value-type="string">
            <text:p>---</text:p>
          </table:table-cell>
          <table:table-cell table:formula="of:=IF(OR([$a102.C45]=&quot;---&quot;;[$sv3.C45]=&quot;---&quot;);&quot;---&quot;;[$a102.C45]/[$sv3.C45])" office:value-type="float" office:value="33.6079008174116" calcext:value-type="float">
            <text:p>33.61</text:p>
          </table:table-cell>
          <table:table-cell table:formula="of:=IF(OR([$a102.C45]=&quot;---&quot;;[$a103.C45]=&quot;---&quot;);&quot;---&quot;;[$a102.C45]/[$a103.C45])" office:value-type="string" office:string-value="---" calcext:value-type="string">
            <text:p>---</text:p>
          </table:table-cell>
          <table:table-cell table:formula="of:=IF(OR([$sv3.C45]=&quot;---&quot;;[$a103.C45]=&quot;---&quot;);&quot;---&quot;;[$sv3.C45]/[$a103.C4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IF(COUNT([.B2:.B45])=0;&quot;---&quot;;AVERAGEIF([.B2:.B45];&quot;&lt;&gt;---&quot;;[.B2:.B45]))" office:value-type="float" office:value="0.457817994929879" calcext:value-type="float">
            <text:p>0.46</text:p>
          </table:table-cell>
          <table:table-cell table:formula="of:=IF(COUNT([.C2:.C45])=0;&quot;---&quot;;AVERAGEIF([.C2:.C45];&quot;&lt;&gt;---&quot;;[.C2:.C45]))" office:value-type="float" office:value="12.5953816233128" calcext:value-type="float">
            <text:p>12.60</text:p>
          </table:table-cell>
          <table:table-cell table:formula="of:=IF(COUNT([.D2:.D45])=0;&quot;---&quot;;AVERAGEIF([.D2:.D45];&quot;&lt;&gt;---&quot;;[.D2:.D45]))" office:value-type="float" office:value="12.4903409333325" calcext:value-type="float">
            <text:p>12.49</text:p>
          </table:table-cell>
          <table:table-cell table:formula="of:=IF(COUNT([.E2:.E45])=0;&quot;---&quot;;AVERAGEIF([.E2:.E45];&quot;&lt;&gt;---&quot;;[.E2:.E45]))" office:value-type="float" office:value="60.5360415319119" calcext:value-type="float">
            <text:p>60.54</text:p>
          </table:table-cell>
          <table:table-cell table:formula="of:=IF(COUNT([.F2:.F45])=0;&quot;---&quot;;AVERAGEIF([.F2:.F45];&quot;&lt;&gt;---&quot;;[.F2:.F45]))" office:value-type="float" office:value="89.622201377704" calcext:value-type="float">
            <text:p>89.62</text:p>
          </table:table-cell>
          <table:table-cell table:formula="of:=IF(COUNT([.G2:.G45])=0;&quot;---&quot;;AVERAGEIF([.G2:.G45];&quot;&lt;&gt;---&quot;;[.G2:.G45]))" office:value-type="float" office:value="135.601537442015" calcext:value-type="float">
            <text:p>135.60</text:p>
          </table:table-cell>
          <table:table-cell table:formula="of:=IF(COUNT([.H2:.H45])=0;&quot;---&quot;;AVERAGEIF([.H2:.H45];&quot;&lt;&gt;---&quot;;[.H2:.H45]))" office:value-type="float" office:value="149.877007479603" calcext:value-type="float">
            <text:p>149.88</text:p>
          </table:table-cell>
          <table:table-cell table:formula="of:=IF(COUNT([.I2:.I45])=0;&quot;---&quot;;AVERAGEIF([.I2:.I45];&quot;&lt;&gt;---&quot;;[.I2:.I45]))" office:value-type="float" office:value="85.1433935869969" calcext:value-type="float">
            <text:p>85.14</text:p>
          </table:table-cell>
          <table:table-cell table:formula="of:=IF(COUNT([.J2:.J45])=0;&quot;---&quot;;AVERAGEIF([.J2:.J45];&quot;&lt;&gt;---&quot;;[.J2:.J45]))" office:value-type="float" office:value="104.573944884117" calcext:value-type="float">
            <text:p>104.57</text:p>
          </table:table-cell>
          <table:table-cell table:formula="of:=IF(COUNT([.K2:.K45])=0;&quot;---&quot;;AVERAGEIF([.K2:.K45];&quot;&lt;&gt;---&quot;;[.K2:.K45]))" office:value-type="float" office:value="8.19641616528025" calcext:value-type="float">
            <text:p>8.20</text:p>
          </table:table-cell>
          <table:table-cell table:formula="of:=IF(COUNT([.L2:.L45])=0;&quot;---&quot;;AVERAGEIF([.L2:.L45];&quot;&lt;&gt;---&quot;;[.L2:.L45]))" office:value-type="float" office:value="4.32474686714687" calcext:value-type="float">
            <text:p>4.32</text:p>
          </table:table-cell>
          <table:table-cell table:formula="of:=IF(COUNT([.M2:.M45])=0;&quot;---&quot;;AVERAGEIF([.M2:.M45];&quot;&lt;&gt;---&quot;;[.M2:.M45]))" office:value-type="float" office:value="16.5435969274932" calcext:value-type="float">
            <text:p>16.54</text:p>
          </table:table-cell>
          <table:table-cell table:formula="of:=IF(COUNT([.N2:.N45])=0;&quot;---&quot;;AVERAGEIF([.N2:.N45];&quot;&lt;&gt;---&quot;;[.N2:.N45]))" office:value-type="float" office:value="11.895425265566" calcext:value-type="float">
            <text:p>11.90</text:p>
          </table:table-cell>
          <table:table-cell table:formula="of:=IF(COUNT([.O2:.O45])=0;&quot;---&quot;;AVERAGEIF([.O2:.O45];&quot;&lt;&gt;---&quot;;[.O2:.O45]))" office:value-type="float" office:value="0.713702536709399" calcext:value-type="float">
            <text:p>0.71</text:p>
          </table:table-cell>
          <table:table-cell table:formula="of:=IF(COUNT([.P2:.P45])=0;&quot;---&quot;;AVERAGEIF([.P2:.P45];&quot;&lt;&gt;---&quot;;[.P2:.P45]))" office:value-type="float" office:value="0.431265935836871" calcext:value-type="float">
            <text:p>0.43</text:p>
          </table:table-cell>
          <table:table-cell table:formula="of:=IF(COUNT([.Q2:.Q45])=0;&quot;---&quot;;AVERAGEIF([.Q2:.Q45];&quot;&lt;&gt;---&quot;;[.Q2:.Q45]))" office:value-type="float" office:value="0.282314964306125" calcext:value-type="float">
            <text:p>0.28</text:p>
          </table:table-cell>
          <table:table-cell table:formula="of:=IF(COUNT([.R2:.R45])=0;&quot;---&quot;;AVERAGEIF([.R2:.R45];&quot;&lt;&gt;---&quot;;[.R2:.R45]))" office:value-type="float" office:value="1.82992202950359" calcext:value-type="float">
            <text:p>1.83</text:p>
          </table:table-cell>
          <table:table-cell table:formula="of:=IF(COUNT([.S2:.S45])=0;&quot;---&quot;;AVERAGEIF([.S2:.S45];&quot;&lt;&gt;---&quot;;[.S2:.S45]))" office:value-type="float" office:value="0.251915106682969" calcext:value-type="float">
            <text:p>0.25</text:p>
          </table:table-cell>
          <table:table-cell table:formula="of:=IF(COUNT([.T2:.T45])=0;&quot;---&quot;;AVERAGEIF([.T2:.T45];&quot;&lt;&gt;---&quot;;[.T2:.T45]))" office:value-type="float" office:value="0.690525505589498" calcext:value-type="float">
            <text:p>0.69</text:p>
          </table:table-cell>
          <table:table-cell table:formula="of:=IF(COUNT([.U2:.U45])=0;&quot;---&quot;;AVERAGEIF([.U2:.U45];&quot;&lt;&gt;---&quot;;[.U2:.U45]))" office:value-type="float" office:value="0.383396391506433" calcext:value-type="float">
            <text:p>0.38</text:p>
          </table:table-cell>
          <table:table-cell table:formula="of:=IF(COUNT([.V2:.V45])=0;&quot;---&quot;;AVERAGEIF([.V2:.V45];&quot;&lt;&gt;---&quot;;[.V2:.V45]))" office:value-type="float" office:value="4.50325962898614" calcext:value-type="float">
            <text:p>4.50</text:p>
          </table:table-cell>
          <table:table-cell table:formula="of:=IF(COUNT([.W2:.W45])=0;&quot;---&quot;;AVERAGEIF([.W2:.W45];&quot;&lt;&gt;---&quot;;[.W2:.W45]))" office:value-type="float" office:value="0.200631824324885" calcext:value-type="float">
            <text:p>0.20</text:p>
          </table:table-cell>
          <table:table-cell table:formula="of:=IF(COUNT([.X2:.X45])=0;&quot;---&quot;;AVERAGEIF([.X2:.X45];&quot;&lt;&gt;---&quot;;[.X2:.X45]))" office:value-type="float" office:value="0.607353546538824" calcext:value-type="float">
            <text:p>0.61</text:p>
          </table:table-cell>
          <table:table-cell table:formula="of:=IF(COUNT([.Y2:.Y45])=0;&quot;---&quot;;AVERAGEIF([.Y2:.Y45];&quot;&lt;&gt;---&quot;;[.Y2:.Y45]))" office:value-type="float" office:value="4.23064704251912" calcext:value-type="float">
            <text:p>4.23</text:p>
          </table:table-cell>
          <table:table-cell table:formula="of:=IF(COUNT([.Z2:.Z45])=0;&quot;---&quot;;AVERAGEIF([.Z2:.Z45];&quot;&lt;&gt;---&quot;;[.Z2:.Z45]))" office:value-type="float" office:value="1.76762736200548" calcext:value-type="float">
            <text:p>1.77</text:p>
          </table:table-cell>
          <table:table-cell table:formula="of:=IF(COUNT([.AA2:.AA45])=0;&quot;---&quot;;AVERAGEIF([.AA2:.AA45];&quot;&lt;&gt;---&quot;;[.AA2:.AA45]))" office:value-type="float" office:value="11.5205646319077" calcext:value-type="float">
            <text:p>11.52</text:p>
          </table:table-cell>
          <table:table-cell table:formula="of:=IF(COUNT([.AB2:.AB45])=0;&quot;---&quot;;AVERAGEIF([.AB2:.AB45];&quot;&lt;&gt;---&quot;;[.AB2:.AB45]))" office:value-type="float" office:value="0.38230670863539" calcext:value-type="float">
            <text:p>0.38</text:p>
          </table:table-cell>
          <table:table-cell table:formula="of:=IF(COUNT([.AC2:.AC45])=0;&quot;---&quot;;AVERAGEIF([.AC2:.AC45];&quot;&lt;&gt;---&quot;;[.AC2:.AC45]))" office:value-type="float" office:value="0.752491011601804" calcext:value-type="float">
            <text:p>0.75</text:p>
          </table:table-cell>
        </table:table-row>
        <table:table-row table:style-name="ro1" table:number-rows-repeated="6">
          <table:table-cell table:style-name="Default"/>
          <table:table-cell table:style-name="ce3" table:number-columns-repeated="28"/>
        </table:table-row>
        <table:table-row table:style-name="ro1">
          <table:table-cell table:style-name="Default"/>
          <table:table-cell table:style-name="ce3" table:number-columns-repeated="28"/>
        </table:table-row>
      </table:table>
      <table:table table:name="pretty" table:style-name="ta1">
        <table:table-column table:style-name="co2" table:number-columns-repeated="19" table:default-cell-style-name="ce4"/>
        <table:table-row table:style-name="ro1">
          <table:table-cell table:style-name="ce10" office:value-type="string" calcext:value-type="string" table:number-columns-spanned="9" table:number-rows-spanned="1">
            <text:p>Performance</text:p>
          </table:table-cell>
          <table:covered-table-cell table:number-columns-repeated="8"/>
          <table:table-cell/>
          <table:table-cell table:style-name="ce10" office:value-type="string" calcext:value-type="string" table:number-columns-spanned="9" table:number-rows-spanned="1">
            <text:p>Power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qdr</text:p>
          </table:table-cell>
          <table:table-cell office:value-type="string" calcext:value-type="string">
            <text:p>gtx</text:p>
          </table:table-cell>
          <table:table-cell office:value-type="string" calcext:value-type="string">
            <text:p>sv-2</text:p>
          </table:table-cell>
          <table:table-cell office:value-type="string" calcext:value-type="string">
            <text:p>a10-2</text:p>
          </table:table-cell>
          <table:table-cell office:value-type="string" calcext:value-type="string">
            <text:p>sv-3</text:p>
          </table:table-cell>
          <table:table-cell office:value-type="string" calcext:value-type="string">
            <text:p>a10-3</text:p>
          </table:table-cell>
          <table:table-cell table:number-columns-repeated="2"/>
          <table:table-cell office:value-type="string" calcext:value-type="string">
            <text:p>sv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qdr</text:p>
          </table:table-cell>
          <table:table-cell office:value-type="string" calcext:value-type="string">
            <text:p>gtx</text:p>
          </table:table-cell>
          <table:table-cell office:value-type="string" calcext:value-type="string">
            <text:p>sv-2</text:p>
          </table:table-cell>
          <table:table-cell office:value-type="string" calcext:value-type="string">
            <text:p>a10-2</text:p>
          </table:table-cell>
          <table:table-cell office:value-type="string" calcext:value-type="string">
            <text:p>sv-3</text:p>
          </table:table-cell>
          <table:table-cell office:value-type="string" calcext:value-type="string">
            <text:p>a10-3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table:style-name="ce8"/>
          <table:table-cell table:formula="of:=IF([.B4]=&quot;---&quot;;&quot;---&quot;;1/[.B4])" office:value-type="float" office:value="1.82022843698175" calcext:value-type="float">
            <text:p>1.82</text:p>
          </table:table-cell>
          <table:table-cell table:formula="of:=IF([.B5]=&quot;---&quot;;&quot;---&quot;;1/[.B5])" office:value-type="float" office:value="0.0484110855706331" calcext:value-type="float">
            <text:p>0.05</text:p>
          </table:table-cell>
          <table:table-cell table:formula="of:=IF([.B6]=&quot;---&quot;;&quot;---&quot;;1/[.B6])" office:value-type="float" office:value="0.0121305857321163" calcext:value-type="float">
            <text:p>0.01</text:p>
          </table:table-cell>
          <table:table-cell table:formula="of:=IF([.B7]=&quot;---&quot;;&quot;---&quot;;1/[.B7])" office:value-type="float" office:value="0.0165190847418202" calcext:value-type="float">
            <text:p>0.02</text:p>
          </table:table-cell>
          <table:table-cell table:formula="of:=IF([.B8]=&quot;---&quot;;&quot;---&quot;;1/[.B8])" office:value-type="float" office:value="0.00929829127741832" calcext:value-type="float">
            <text:p>0.01</text:p>
          </table:table-cell>
          <table:table-cell table:formula="of:=IF([.B9]=&quot;---&quot;;&quot;---&quot;;1/[.B9])" office:value-type="float" office:value="0.00737454765531409" calcext:value-type="float">
            <text:p>0.01</text:p>
          </table:table-cell>
          <table:table-cell table:formula="of:=IF([.B10]=&quot;---&quot;;&quot;---&quot;;1/[.B10])" office:value-type="float" office:value="0.00556011457225516" calcext:value-type="float">
            <text:p>0.01</text:p>
          </table:table-cell>
          <table:table-cell/>
          <table:table-cell office:value-type="string" calcext:value-type="string">
            <text:p>sv</text:p>
          </table:table-cell>
          <table:table-cell table:style-name="ce8"/>
          <table:table-cell table:formula="of:=IF([.L4]=&quot;---&quot;;&quot;---&quot;;1/[.L4])" office:value-type="float" office:value="2.1842741243781" calcext:value-type="float">
            <text:p>2.18</text:p>
          </table:table-cell>
          <table:table-cell table:formula="of:=IF([.L5]=&quot;---&quot;;&quot;---&quot;;1/[.L5])" office:value-type="float" office:value="0.0793941803358382" calcext:value-type="float">
            <text:p>0.08</text:p>
          </table:table-cell>
          <table:table-cell table:formula="of:=IF([.L6]=&quot;---&quot;;&quot;---&quot;;1/[.L6])" office:value-type="float" office:value="0.0800618658319677" calcext:value-type="float">
            <text:p>0.08</text:p>
          </table:table-cell>
          <table:table-cell table:formula="of:=IF([.L7]=&quot;---&quot;;&quot;---&quot;;1/[.L7])" office:value-type="float" office:value="0.0165190847418202" calcext:value-type="float">
            <text:p>0.02</text:p>
          </table:table-cell>
          <table:table-cell table:formula="of:=IF([.L8]=&quot;---&quot;;&quot;---&quot;;1/[.L8])" office:value-type="float" office:value="0.011157949532902" calcext:value-type="float">
            <text:p>0.01</text:p>
          </table:table-cell>
          <table:table-cell table:formula="of:=IF([.L9]=&quot;---&quot;;&quot;---&quot;;1/[.L9])" office:value-type="float" office:value="0.00737454765531409" calcext:value-type="float">
            <text:p>0.01</text:p>
          </table:table-cell>
          <table:table-cell table:formula="of:=IF([.L10]=&quot;---&quot;;&quot;---&quot;;1/[.L10])" office:value-type="float" office:value="0.00667213748670619" calcext:value-type="float">
            <text:p>0.0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formula="of:=[$perfratios.B46]" office:value-type="float" office:value="0.549381593915855" calcext:value-type="float">
            <text:p>0.55</text:p>
          </table:table-cell>
          <table:table-cell table:style-name="ce8"/>
          <table:table-cell table:formula="of:=IF([.C5]=&quot;---&quot;;&quot;---&quot;;1/[.C5])" office:value-type="float" office:value="0.00859382373954281" calcext:value-type="float">
            <text:p>0.01</text:p>
          </table:table-cell>
          <table:table-cell table:formula="of:=IF([.C6]=&quot;---&quot;;&quot;---&quot;;1/[.C6])" office:value-type="float" office:value="0.00173865662254266" calcext:value-type="float">
            <text:p>0.00</text:p>
          </table:table-cell>
          <table:table-cell table:formula="of:=IF([.C7]=&quot;---&quot;;&quot;---&quot;;1/[.C7])" office:value-type="float" office:value="0.146405450358068" calcext:value-type="float">
            <text:p>0.15</text:p>
          </table:table-cell>
          <table:table-cell table:formula="of:=IF([.C8]=&quot;---&quot;;&quot;---&quot;;1/[.C8])" office:value-type="float" office:value="0.231227406070062" calcext:value-type="float">
            <text:p>0.23</text:p>
          </table:table-cell>
          <table:table-cell table:formula="of:=IF([.C9]=&quot;---&quot;;&quot;---&quot;;1/[.C9])" office:value-type="float" office:value="0.0725356163631962" calcext:value-type="float">
            <text:p>0.07</text:p>
          </table:table-cell>
          <table:table-cell table:formula="of:=IF([.C10]=&quot;---&quot;;&quot;---&quot;;1/[.C10])" office:value-type="float" office:value="0.084065931034406" calcext:value-type="float">
            <text:p>0.08</text:p>
          </table:table-cell>
          <table:table-cell/>
          <table:table-cell office:value-type="string" calcext:value-type="string">
            <text:p>a10</text:p>
          </table:table-cell>
          <table:table-cell table:formula="of:=[$powerratios.B46]" office:value-type="float" office:value="0.457817994929879" calcext:value-type="float">
            <text:p>0.46</text:p>
          </table:table-cell>
          <table:table-cell table:style-name="ce8"/>
          <table:table-cell table:formula="of:=IF([.M5]=&quot;---&quot;;&quot;---&quot;;1/[.M5])" office:value-type="float" office:value="0.0117448924440418" calcext:value-type="float">
            <text:p>0.01</text:p>
          </table:table-cell>
          <table:table-cell table:formula="of:=IF([.M6]=&quot;---&quot;;&quot;---&quot;;1/[.M6])" office:value-type="float" office:value="0.00956261142398464" calcext:value-type="float">
            <text:p>0.01</text:p>
          </table:table-cell>
          <table:table-cell table:formula="of:=IF([.M7]=&quot;---&quot;;&quot;---&quot;;1/[.M7])" office:value-type="float" office:value="0.122004541965056" calcext:value-type="float">
            <text:p>0.12</text:p>
          </table:table-cell>
          <table:table-cell table:formula="of:=IF([.M8]=&quot;---&quot;;&quot;---&quot;;1/[.M8])" office:value-type="float" office:value="0.231227406070062" calcext:value-type="float">
            <text:p>0.23</text:p>
          </table:table-cell>
          <table:table-cell table:formula="of:=IF([.M9]=&quot;---&quot;;&quot;---&quot;;1/[.M9])" office:value-type="float" office:value="0.0604463469693302" calcext:value-type="float">
            <text:p>0.06</text:p>
          </table:table-cell>
          <table:table-cell table:formula="of:=IF([.M10]=&quot;---&quot;;&quot;---&quot;;1/[.M10])" office:value-type="float" office:value="0.084065931034406" calcext:value-type="float">
            <text:p>0.08</text:p>
          </table:table-cell>
        </table:table-row>
        <table:table-row table:style-name="ro1">
          <table:table-cell office:value-type="string" calcext:value-type="string">
            <text:p>qdr</text:p>
          </table:table-cell>
          <table:table-cell table:formula="of:=[$perfratios.C46]" office:value-type="float" office:value="20.656425862233" calcext:value-type="float">
            <text:p>20.66</text:p>
          </table:table-cell>
          <table:table-cell table:formula="of:=[$perfratios.I46]" office:value-type="float" office:value="116.362637902229" calcext:value-type="float">
            <text:p>116.36</text:p>
          </table:table-cell>
          <table:table-cell table:style-name="ce8"/>
          <table:table-cell table:formula="of:=IF([.D6]=&quot;---&quot;;&quot;---&quot;;1/[.D6])" office:value-type="float" office:value="0.348163045111923" calcext:value-type="float">
            <text:p>0.35</text:p>
          </table:table-cell>
          <table:table-cell table:formula="of:=IF([.D7]=&quot;---&quot;;&quot;---&quot;;1/[.D7])" office:value-type="float" office:value="3.80275802868033" calcext:value-type="float">
            <text:p>3.80</text:p>
          </table:table-cell>
          <table:table-cell table:formula="of:=IF([.D8]=&quot;---&quot;;&quot;---&quot;;1/[.D8])" office:value-type="float" office:value="4.84092888956724" calcext:value-type="float">
            <text:p>4.84</text:p>
          </table:table-cell>
          <table:table-cell table:formula="of:=IF([.D9]=&quot;---&quot;;&quot;---&quot;;1/[.D9])" office:value-type="float" office:value="0.896213048183746" calcext:value-type="float">
            <text:p>0.90</text:p>
          </table:table-cell>
          <table:table-cell table:formula="of:=IF([.D10]=&quot;---&quot;;&quot;---&quot;;1/[.D10])" office:value-type="float" office:value="5.42510802413526" calcext:value-type="float">
            <text:p>5.43</text:p>
          </table:table-cell>
          <table:table-cell/>
          <table:table-cell office:value-type="string" calcext:value-type="string">
            <text:p>qdr</text:p>
          </table:table-cell>
          <table:table-cell table:formula="of:=[$powerratios.C46]" office:value-type="float" office:value="12.5953816233128" calcext:value-type="float">
            <text:p>12.60</text:p>
          </table:table-cell>
          <table:table-cell table:formula="of:=[$powerratios.I46]" office:value-type="float" office:value="85.1433935869969" calcext:value-type="float">
            <text:p>85.14</text:p>
          </table:table-cell>
          <table:table-cell table:style-name="ce8"/>
          <table:table-cell table:formula="of:=IF([.N6]=&quot;---&quot;;&quot;---&quot;;1/[.N6])" office:value-type="float" office:value="1.40114396203579" calcext:value-type="float">
            <text:p>1.40</text:p>
          </table:table-cell>
          <table:table-cell table:formula="of:=IF([.N7]=&quot;---&quot;;&quot;---&quot;;1/[.N7])" office:value-type="float" office:value="2.31875489553679" calcext:value-type="float">
            <text:p>2.32</text:p>
          </table:table-cell>
          <table:table-cell table:formula="of:=IF([.N8]=&quot;---&quot;;&quot;---&quot;;1/[.N8])" office:value-type="float" office:value="3.54214308992725" calcext:value-type="float">
            <text:p>3.54</text:p>
          </table:table-cell>
          <table:table-cell table:formula="of:=IF([.N9]=&quot;---&quot;;&quot;---&quot;;1/[.N9])" office:value-type="float" office:value="0.546471370843748" calcext:value-type="float">
            <text:p>0.55</text:p>
          </table:table-cell>
          <table:table-cell table:formula="of:=IF([.N10]=&quot;---&quot;;&quot;---&quot;;1/[.N10])" office:value-type="float" office:value="3.96959123717214" calcext:value-type="float">
            <text:p>3.97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formula="of:=[$perfratios.D46]" office:value-type="float" office:value="82.4362501599944" calcext:value-type="float">
            <text:p>82.44</text:p>
          </table:table-cell>
          <table:table-cell table:formula="of:=[$perfratios.J46]" office:value-type="float" office:value="575.156696862645" calcext:value-type="float">
            <text:p>575.16</text:p>
          </table:table-cell>
          <table:table-cell table:formula="of:=[$perfratios.O46]" office:value-type="float" office:value="2.87221752578173" calcext:value-type="float">
            <text:p>2.87</text:p>
          </table:table-cell>
          <table:table-cell table:style-name="ce8"/>
          <table:table-cell table:formula="of:=IF([.E7]=&quot;---&quot;;&quot;---&quot;;1/[.E7])" office:value-type="float" office:value="9.55793804367243" calcext:value-type="float">
            <text:p>9.56</text:p>
          </table:table-cell>
          <table:table-cell table:formula="of:=IF([.E8]=&quot;---&quot;;&quot;---&quot;;1/[.E8])" office:value-type="float" office:value="14.3454662637526" calcext:value-type="float">
            <text:p>14.35</text:p>
          </table:table-cell>
          <table:table-cell table:formula="of:=IF([.E9]=&quot;---&quot;;&quot;---&quot;;1/[.E9])" office:value-type="float" office:value="1.46560503807459" calcext:value-type="float">
            <text:p>1.47</text:p>
          </table:table-cell>
          <table:table-cell table:formula="of:=IF([.E10]=&quot;---&quot;;&quot;---&quot;;1/[.E10])" office:value-type="float" office:value="27.413397742393" calcext:value-type="float">
            <text:p>27.41</text:p>
          </table:table-cell>
          <table:table-cell/>
          <table:table-cell office:value-type="string" calcext:value-type="string">
            <text:p>gtx</text:p>
          </table:table-cell>
          <table:table-cell table:formula="of:=[$powerratios.D46]" office:value-type="float" office:value="12.4903409333325" calcext:value-type="float">
            <text:p>12.49</text:p>
          </table:table-cell>
          <table:table-cell table:formula="of:=[$powerratios.J46]" office:value-type="float" office:value="104.573944884117" calcext:value-type="float">
            <text:p>104.57</text:p>
          </table:table-cell>
          <table:table-cell table:formula="of:=[$powerratios.O46]" office:value-type="float" office:value="0.713702536709399" calcext:value-type="float">
            <text:p>0.71</text:p>
          </table:table-cell>
          <table:table-cell table:style-name="ce8"/>
          <table:table-cell table:formula="of:=IF([.O7]=&quot;---&quot;;&quot;---&quot;;1/[.O7])" office:value-type="float" office:value="1.44817243085946" calcext:value-type="float">
            <text:p>1.45</text:p>
          </table:table-cell>
          <table:table-cell table:formula="of:=IF([.O8]=&quot;---&quot;;&quot;---&quot;;1/[.O8])" office:value-type="float" office:value="2.60826659340956" calcext:value-type="float">
            <text:p>2.61</text:p>
          </table:table-cell>
          <table:table-cell table:formula="of:=IF([.O9]=&quot;---&quot;;&quot;---&quot;;1/[.O9])" office:value-type="float" office:value="0.222061369405241" calcext:value-type="float">
            <text:p>0.22</text:p>
          </table:table-cell>
          <table:table-cell table:formula="of:=IF([.O10]=&quot;---&quot;;&quot;---&quot;;1/[.O10])" office:value-type="float" office:value="4.98425413498054" calcext:value-type="float">
            <text:p>4.98</text:p>
          </table:table-cell>
        </table:table-row>
        <table:table-row table:style-name="ro1">
          <table:table-cell office:value-type="string" calcext:value-type="string">
            <text:p>sv-2</text:p>
          </table:table-cell>
          <table:table-cell table:formula="of:=[$perfratios.E46]" office:value-type="float" office:value="60.5360415319119" calcext:value-type="float">
            <text:p>60.54</text:p>
          </table:table-cell>
          <table:table-cell table:formula="of:=[$perfratios.K46]" office:value-type="float" office:value="6.83034680440021" calcext:value-type="float">
            <text:p>6.83</text:p>
          </table:table-cell>
          <table:table-cell table:formula="of:=[$perfratios.P46]" office:value-type="float" office:value="0.262967034046873" calcext:value-type="float">
            <text:p>0.26</text:p>
          </table:table-cell>
          <table:table-cell table:formula="of:=[$perfratios.T46]" office:value-type="float" office:value="0.104625076604469" calcext:value-type="float">
            <text:p>0.10</text:p>
          </table:table-cell>
          <table:table-cell table:style-name="ce8"/>
          <table:table-cell table:formula="of:=IF([.F8]=&quot;---&quot;;&quot;---&quot;;1/[.F8])" office:value-type="float" office:value="1.37207288585424" calcext:value-type="float">
            <text:p>1.37</text:p>
          </table:table-cell>
          <table:table-cell table:formula="of:=IF([.F9]=&quot;---&quot;;&quot;---&quot;;1/[.F9])" office:value-type="float" office:value="0.236370462945676" calcext:value-type="float">
            <text:p>0.24</text:p>
          </table:table-cell>
          <table:table-cell table:formula="of:=IF([.F10]=&quot;---&quot;;&quot;---&quot;;1/[.F10])" office:value-type="float" office:value="0.471441747986898" calcext:value-type="float">
            <text:p>0.47</text:p>
          </table:table-cell>
          <table:table-cell/>
          <table:table-cell office:value-type="string" calcext:value-type="string">
            <text:p>sv-2</text:p>
          </table:table-cell>
          <table:table-cell table:formula="of:=[$powerratios.E46]" office:value-type="float" office:value="60.5360415319119" calcext:value-type="float">
            <text:p>60.54</text:p>
          </table:table-cell>
          <table:table-cell table:formula="of:=[$powerratios.K46]" office:value-type="float" office:value="8.19641616528025" calcext:value-type="float">
            <text:p>8.20</text:p>
          </table:table-cell>
          <table:table-cell table:formula="of:=[$powerratios.P46]" office:value-type="float" office:value="0.431265935836871" calcext:value-type="float">
            <text:p>0.43</text:p>
          </table:table-cell>
          <table:table-cell table:formula="of:=[$powerratios.T46]" office:value-type="float" office:value="0.690525505589498" calcext:value-type="float">
            <text:p>0.69</text:p>
          </table:table-cell>
          <table:table-cell table:style-name="ce8"/>
          <table:table-cell table:formula="of:=IF([.P8]=&quot;---&quot;;&quot;---&quot;;1/[.P8])" office:value-type="float" office:value="1.64648746302509" calcext:value-type="float">
            <text:p>1.65</text:p>
          </table:table-cell>
          <table:table-cell table:formula="of:=IF([.P9]=&quot;---&quot;;&quot;---&quot;;1/[.P9])" office:value-type="float" office:value="0.236370462945676" calcext:value-type="float">
            <text:p>0.24</text:p>
          </table:table-cell>
          <table:table-cell table:formula="of:=IF([.P10]=&quot;---&quot;;&quot;---&quot;;1/[.P10])" office:value-type="float" office:value="0.565730097584277" calcext:value-type="float">
            <text:p>0.57</text:p>
          </table:table-cell>
        </table:table-row>
        <table:table-row table:style-name="ro1">
          <table:table-cell office:value-type="string" calcext:value-type="string">
            <text:p>a10-2</text:p>
          </table:table-cell>
          <table:table-cell table:formula="of:=[$perfratios.F46]" office:value-type="float" office:value="107.546641653245" calcext:value-type="float">
            <text:p>107.55</text:p>
          </table:table-cell>
          <table:table-cell table:formula="of:=[$perfratios.L46]" office:value-type="float" office:value="4.32474686714687" calcext:value-type="float">
            <text:p>4.32</text:p>
          </table:table-cell>
          <table:table-cell table:formula="of:=[$perfratios.Q46]" office:value-type="float" office:value="0.206571925102043" calcext:value-type="float">
            <text:p>0.21</text:p>
          </table:table-cell>
          <table:table-cell table:formula="of:=[$perfratios.U46]" office:value-type="float" office:value="0.0697084348193514" calcext:value-type="float">
            <text:p>0.07</text:p>
          </table:table-cell>
          <table:table-cell table:formula="of:=[$perfratios.X46]" office:value-type="float" office:value="0.728824255846588" calcext:value-type="float">
            <text:p>0.73</text:p>
          </table:table-cell>
          <table:table-cell table:style-name="ce8"/>
          <table:table-cell table:formula="of:=IF([.G9]=&quot;---&quot;;&quot;---&quot;;1/[.G9])" office:value-type="float" office:value="0.10416156137664" calcext:value-type="float">
            <text:p>0.10</text:p>
          </table:table-cell>
          <table:table-cell table:formula="of:=IF([.G10]=&quot;---&quot;;&quot;---&quot;;1/[.G10])" office:value-type="float" office:value="2.61570089515146" calcext:value-type="float">
            <text:p>2.62</text:p>
          </table:table-cell>
          <table:table-cell/>
          <table:table-cell office:value-type="string" calcext:value-type="string">
            <text:p>a10-2</text:p>
          </table:table-cell>
          <table:table-cell table:formula="of:=[$powerratios.F46]" office:value-type="float" office:value="89.622201377704" calcext:value-type="float">
            <text:p>89.62</text:p>
          </table:table-cell>
          <table:table-cell table:formula="of:=[$powerratios.L46]" office:value-type="float" office:value="4.32474686714687" calcext:value-type="float">
            <text:p>4.32</text:p>
          </table:table-cell>
          <table:table-cell table:formula="of:=[$powerratios.Q46]" office:value-type="float" office:value="0.282314964306125" calcext:value-type="float">
            <text:p>0.28</text:p>
          </table:table-cell>
          <table:table-cell table:formula="of:=[$powerratios.U46]" office:value-type="float" office:value="0.383396391506433" calcext:value-type="float">
            <text:p>0.38</text:p>
          </table:table-cell>
          <table:table-cell table:formula="of:=[$powerratios.X46]" office:value-type="float" office:value="0.607353546538824" calcext:value-type="float">
            <text:p>0.61</text:p>
          </table:table-cell>
          <table:table-cell table:style-name="ce8"/>
          <table:table-cell table:formula="of:=IF([.Q9]=&quot;---&quot;;&quot;---&quot;;1/[.Q9])" office:value-type="float" office:value="0.0868013011471998" calcext:value-type="float">
            <text:p>0.09</text:p>
          </table:table-cell>
          <table:table-cell table:formula="of:=IF([.Q10]=&quot;---&quot;;&quot;---&quot;;1/[.Q10])" office:value-type="float" office:value="2.61570089515146" calcext:value-type="float">
            <text:p>2.62</text:p>
          </table:table-cell>
        </table:table-row>
        <table:table-row table:style-name="ro1">
          <table:table-cell office:value-type="string" calcext:value-type="string">
            <text:p>sv-3</text:p>
          </table:table-cell>
          <table:table-cell table:formula="of:=[$perfratios.G46]" office:value-type="float" office:value="135.601537442015" calcext:value-type="float">
            <text:p>135.60</text:p>
          </table:table-cell>
          <table:table-cell table:formula="of:=[$perfratios.M46]" office:value-type="float" office:value="13.786330772911" calcext:value-type="float">
            <text:p>13.79</text:p>
          </table:table-cell>
          <table:table-cell table:formula="of:=[$perfratios.R46]" office:value-type="float" office:value="1.11580611555097" calcext:value-type="float">
            <text:p>1.12</text:p>
          </table:table-cell>
          <table:table-cell table:formula="of:=[$perfratios.V46]" office:value-type="float" office:value="0.6823120649979" calcext:value-type="float">
            <text:p>0.68</text:p>
          </table:table-cell>
          <table:table-cell table:formula="of:=[$perfratios.Y46]" office:value-type="float" office:value="4.23064704251912" calcext:value-type="float">
            <text:p>4.23</text:p>
          </table:table-cell>
          <table:table-cell table:formula="of:=[$perfratios.AA46]" office:value-type="float" office:value="9.60047052658976" calcext:value-type="float">
            <text:p>9.60</text:p>
          </table:table-cell>
          <table:table-cell table:style-name="ce8"/>
          <table:table-cell table:formula="of:=IF([.H10]=&quot;---&quot;;&quot;---&quot;;1/[.H10])" office:value-type="float" office:value="1.10743294004196" calcext:value-type="float">
            <text:p>1.11</text:p>
          </table:table-cell>
          <table:table-cell/>
          <table:table-cell office:value-type="string" calcext:value-type="string">
            <text:p>sv-3</text:p>
          </table:table-cell>
          <table:table-cell table:formula="of:=[$powerratios.G46]" office:value-type="float" office:value="135.601537442015" calcext:value-type="float">
            <text:p>135.60</text:p>
          </table:table-cell>
          <table:table-cell table:formula="of:=[$powerratios.M46]" office:value-type="float" office:value="16.5435969274932" calcext:value-type="float">
            <text:p>16.54</text:p>
          </table:table-cell>
          <table:table-cell table:formula="of:=[$powerratios.R46]" office:value-type="float" office:value="1.82992202950359" calcext:value-type="float">
            <text:p>1.83</text:p>
          </table:table-cell>
          <table:table-cell table:formula="of:=[$powerratios.V46]" office:value-type="float" office:value="4.50325962898614" calcext:value-type="float">
            <text:p>4.50</text:p>
          </table:table-cell>
          <table:table-cell table:formula="of:=[$powerratios.Y46]" office:value-type="float" office:value="4.23064704251912" calcext:value-type="float">
            <text:p>4.23</text:p>
          </table:table-cell>
          <table:table-cell table:formula="of:=[$powerratios.AA46]" office:value-type="float" office:value="11.5205646319077" calcext:value-type="float">
            <text:p>11.52</text:p>
          </table:table-cell>
          <table:table-cell table:style-name="ce8"/>
          <table:table-cell table:formula="of:=IF([.R10]=&quot;---&quot;;&quot;---&quot;;1/[.R10])" office:value-type="float" office:value="1.32891952805035" calcext:value-type="float">
            <text:p>1.33</text:p>
          </table:table-cell>
        </table:table-row>
        <table:table-row table:style-name="ro1">
          <table:table-cell office:value-type="string" calcext:value-type="string">
            <text:p>a10-3</text:p>
          </table:table-cell>
          <table:table-cell table:formula="of:=[$perfratios.H46]" office:value-type="float" office:value="179.852408975523" calcext:value-type="float">
            <text:p>179.85</text:p>
          </table:table-cell>
          <table:table-cell table:formula="of:=[$perfratios.N46]" office:value-type="float" office:value="11.895425265566" calcext:value-type="float">
            <text:p>11.90</text:p>
          </table:table-cell>
          <table:table-cell table:formula="of:=[$perfratios.S46]" office:value-type="float" office:value="0.184328126841197" calcext:value-type="float">
            <text:p>0.18</text:p>
          </table:table-cell>
          <table:table-cell table:formula="of:=[$perfratios.W46]" office:value-type="float" office:value="0.0364785135136155" calcext:value-type="float">
            <text:p>0.04</text:p>
          </table:table-cell>
          <table:table-cell table:formula="of:=[$perfratios.Z46]" office:value-type="float" office:value="2.12115283440658" calcext:value-type="float">
            <text:p>2.12</text:p>
          </table:table-cell>
          <table:table-cell table:formula="of:=[$perfratios.AB46]" office:value-type="float" office:value="0.38230670863539" calcext:value-type="float">
            <text:p>0.38</text:p>
          </table:table-cell>
          <table:table-cell table:formula="of:=[$perfratios.AC46]" office:value-type="float" office:value="0.902989213922165" calcext:value-type="float">
            <text:p>0.90</text:p>
          </table:table-cell>
          <table:table-cell table:style-name="ce8"/>
          <table:table-cell/>
          <table:table-cell office:value-type="string" calcext:value-type="string">
            <text:p>a10-3</text:p>
          </table:table-cell>
          <table:table-cell table:formula="of:=[$powerratios.H46]" office:value-type="float" office:value="149.877007479603" calcext:value-type="float">
            <text:p>149.88</text:p>
          </table:table-cell>
          <table:table-cell table:formula="of:=[$powerratios.N46]" office:value-type="float" office:value="11.895425265566" calcext:value-type="float">
            <text:p>11.90</text:p>
          </table:table-cell>
          <table:table-cell table:formula="of:=[$powerratios.S46]" office:value-type="float" office:value="0.251915106682969" calcext:value-type="float">
            <text:p>0.25</text:p>
          </table:table-cell>
          <table:table-cell table:formula="of:=[$powerratios.W46]" office:value-type="float" office:value="0.200631824324885" calcext:value-type="float">
            <text:p>0.20</text:p>
          </table:table-cell>
          <table:table-cell table:formula="of:=[$powerratios.Z46]" office:value-type="float" office:value="1.76762736200548" calcext:value-type="float">
            <text:p>1.77</text:p>
          </table:table-cell>
          <table:table-cell table:formula="of:=[$powerratios.AB46]" office:value-type="float" office:value="0.38230670863539" calcext:value-type="float">
            <text:p>0.38</text:p>
          </table:table-cell>
          <table:table-cell table:formula="of:=[$powerratios.AC46]" office:value-type="float" office:value="0.752491011601804" calcext:value-type="float">
            <text:p>0.75</text:p>
          </table:table-cell>
          <table:table-cell table:style-name="ce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0" office:value-type="string" calcext:value-type="string" table:number-columns-spanned="19" table:number-rows-spanned="1">
            <text:p>Filtered</text:p>
          </table:table-cell>
          <table:covered-table-cell table:number-columns-repeated="18"/>
        </table:table-row>
        <table:table-row table:style-name="ro1">
          <table:table-cell table:style-name="ce10" office:value-type="string" calcext:value-type="string" table:number-columns-spanned="9" table:number-rows-spanned="1">
            <text:p>Performance</text:p>
          </table:table-cell>
          <table:covered-table-cell table:number-columns-repeated="8"/>
          <table:table-cell/>
          <table:table-cell table:style-name="ce10" office:value-type="string" calcext:value-type="string" table:number-columns-spanned="9" table:number-rows-spanned="1">
            <text:p>Power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qdr</text:p>
          </table:table-cell>
          <table:table-cell office:value-type="string" calcext:value-type="string">
            <text:p>gtx</text:p>
          </table:table-cell>
          <table:table-cell office:value-type="string" calcext:value-type="string">
            <text:p>sv-2</text:p>
          </table:table-cell>
          <table:table-cell office:value-type="string" calcext:value-type="string">
            <text:p>a10-2</text:p>
          </table:table-cell>
          <table:table-cell office:value-type="string" calcext:value-type="string">
            <text:p>sv-3</text:p>
          </table:table-cell>
          <table:table-cell office:value-type="string" calcext:value-type="string">
            <text:p>a10-3</text:p>
          </table:table-cell>
          <table:table-cell table:number-columns-repeated="2"/>
          <table:table-cell office:value-type="string" calcext:value-type="string">
            <text:p>sv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qdr</text:p>
          </table:table-cell>
          <table:table-cell office:value-type="string" calcext:value-type="string">
            <text:p>gtx</text:p>
          </table:table-cell>
          <table:table-cell office:value-type="string" calcext:value-type="string">
            <text:p>sv-2</text:p>
          </table:table-cell>
          <table:table-cell office:value-type="string" calcext:value-type="string">
            <text:p>a10-2</text:p>
          </table:table-cell>
          <table:table-cell office:value-type="string" calcext:value-type="string">
            <text:p>sv-3</text:p>
          </table:table-cell>
          <table:table-cell office:value-type="string" calcext:value-type="string">
            <text:p>a10-3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table:style-name="ce8"/>
          <table:table-cell table:style-name="ce9" table:formula="of:=IF([.C3]=&quot;---&quot;;&quot;---&quot;;IF([.C3]&lt;1;&quot;---&quot;;[.C3]))" office:value-type="float" office:value="1.82022843698175" calcext:value-type="float">
            <text:p>1.82</text:p>
          </table:table-cell>
          <table:table-cell table:style-name="ce9" table:formula="of:=IF([.D3]=&quot;---&quot;;&quot;---&quot;;IF([.D3]&lt;1;&quot;---&quot;;[.D3]))" office:value-type="string" office:string-value="---" calcext:value-type="string">
            <text:p>---</text:p>
          </table:table-cell>
          <table:table-cell table:style-name="ce9" table:formula="of:=IF([.E3]=&quot;---&quot;;&quot;---&quot;;IF([.E3]&lt;1;&quot;---&quot;;[.E3]))" office:value-type="string" office:string-value="---" calcext:value-type="string">
            <text:p>---</text:p>
          </table:table-cell>
          <table:table-cell table:style-name="ce9" table:formula="of:=IF([.F3]=&quot;---&quot;;&quot;---&quot;;IF([.F3]&lt;1;&quot;---&quot;;[.F3]))" office:value-type="string" office:string-value="---" calcext:value-type="string">
            <text:p>---</text:p>
          </table:table-cell>
          <table:table-cell table:style-name="ce9" table:formula="of:=IF([.G3]=&quot;---&quot;;&quot;---&quot;;IF([.G3]&lt;1;&quot;---&quot;;[.G3]))" office:value-type="string" office:string-value="---" calcext:value-type="string">
            <text:p>---</text:p>
          </table:table-cell>
          <table:table-cell table:style-name="ce9" table:formula="of:=IF([.H3]=&quot;---&quot;;&quot;---&quot;;IF([.H3]&lt;1;&quot;---&quot;;[.H3]))" office:value-type="string" office:string-value="---" calcext:value-type="string">
            <text:p>---</text:p>
          </table:table-cell>
          <table:table-cell table:style-name="ce9" table:formula="of:=IF([.I3]=&quot;---&quot;;&quot;---&quot;;IF([.I3]&lt;1;&quot;---&quot;;[.I3]))" office:value-type="string" office:string-value="---" calcext:value-type="string">
            <text:p>---</text:p>
          </table:table-cell>
          <table:table-cell table:style-name="ce9"/>
          <table:table-cell table:style-name="ce9" table:formula="of:=IF([.K3]=&quot;---&quot;;&quot;---&quot;;IF([.K3]&lt;1;&quot;---&quot;;[.K3]))" office:value-type="string" office:string-value="sv" calcext:value-type="string">
            <text:p>sv</text:p>
          </table:table-cell>
          <table:table-cell table:style-name="ce8"/>
          <table:table-cell table:style-name="ce9" table:formula="of:=IF([.M3]=&quot;---&quot;;&quot;---&quot;;IF([.M3]&lt;1;&quot;---&quot;;[.M3]))" office:value-type="float" office:value="2.1842741243781" calcext:value-type="float">
            <text:p>2.18</text:p>
          </table:table-cell>
          <table:table-cell table:style-name="ce9" table:formula="of:=IF([.N3]=&quot;---&quot;;&quot;---&quot;;IF([.N3]&lt;1;&quot;---&quot;;[.N3]))" office:value-type="string" office:string-value="---" calcext:value-type="string">
            <text:p>---</text:p>
          </table:table-cell>
          <table:table-cell table:style-name="ce9" table:formula="of:=IF([.O3]=&quot;---&quot;;&quot;---&quot;;IF([.O3]&lt;1;&quot;---&quot;;[.O3]))" office:value-type="string" office:string-value="---" calcext:value-type="string">
            <text:p>---</text:p>
          </table:table-cell>
          <table:table-cell table:style-name="ce9" table:formula="of:=IF([.P3]=&quot;---&quot;;&quot;---&quot;;IF([.P3]&lt;1;&quot;---&quot;;[.P3]))" office:value-type="string" office:string-value="---" calcext:value-type="string">
            <text:p>---</text:p>
          </table:table-cell>
          <table:table-cell table:style-name="ce9" table:formula="of:=IF([.Q3]=&quot;---&quot;;&quot;---&quot;;IF([.Q3]&lt;1;&quot;---&quot;;[.Q3]))" office:value-type="string" office:string-value="---" calcext:value-type="string">
            <text:p>---</text:p>
          </table:table-cell>
          <table:table-cell table:style-name="ce9" table:formula="of:=IF([.R3]=&quot;---&quot;;&quot;---&quot;;IF([.R3]&lt;1;&quot;---&quot;;[.R3]))" office:value-type="string" office:string-value="---" calcext:value-type="string">
            <text:p>---</text:p>
          </table:table-cell>
          <table:table-cell table:style-name="ce9" table:formula="of:=IF([.S3]=&quot;---&quot;;&quot;---&quot;;IF([.S3]&lt;1;&quot;---&quot;;[.S3]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style-name="ce9" table:formula="of:=IF([.B4]=&quot;---&quot;;&quot;---&quot;;IF([.B4]&lt;1;&quot;---&quot;;[.B4]))" office:value-type="string" office:string-value="---" calcext:value-type="string">
            <text:p>---</text:p>
          </table:table-cell>
          <table:table-cell table:style-name="ce8"/>
          <table:table-cell table:style-name="ce9" table:formula="of:=IF([.D4]=&quot;---&quot;;&quot;---&quot;;IF([.D4]&lt;1;&quot;---&quot;;[.D4]))" office:value-type="string" office:string-value="---" calcext:value-type="string">
            <text:p>---</text:p>
          </table:table-cell>
          <table:table-cell table:style-name="ce9" table:formula="of:=IF([.E4]=&quot;---&quot;;&quot;---&quot;;IF([.E4]&lt;1;&quot;---&quot;;[.E4]))" office:value-type="string" office:string-value="---" calcext:value-type="string">
            <text:p>---</text:p>
          </table:table-cell>
          <table:table-cell table:style-name="ce9" table:formula="of:=IF([.F4]=&quot;---&quot;;&quot;---&quot;;IF([.F4]&lt;1;&quot;---&quot;;[.F4]))" office:value-type="string" office:string-value="---" calcext:value-type="string">
            <text:p>---</text:p>
          </table:table-cell>
          <table:table-cell table:style-name="ce9" table:formula="of:=IF([.G4]=&quot;---&quot;;&quot;---&quot;;IF([.G4]&lt;1;&quot;---&quot;;[.G4]))" office:value-type="string" office:string-value="---" calcext:value-type="string">
            <text:p>---</text:p>
          </table:table-cell>
          <table:table-cell table:style-name="ce9" table:formula="of:=IF([.H4]=&quot;---&quot;;&quot;---&quot;;IF([.H4]&lt;1;&quot;---&quot;;[.H4]))" office:value-type="string" office:string-value="---" calcext:value-type="string">
            <text:p>---</text:p>
          </table:table-cell>
          <table:table-cell table:style-name="ce9" table:formula="of:=IF([.I4]=&quot;---&quot;;&quot;---&quot;;IF([.I4]&lt;1;&quot;---&quot;;[.I4]))" office:value-type="string" office:string-value="---" calcext:value-type="string">
            <text:p>---</text:p>
          </table:table-cell>
          <table:table-cell table:style-name="ce9"/>
          <table:table-cell table:style-name="ce9" table:formula="of:=IF([.K4]=&quot;---&quot;;&quot;---&quot;;IF([.K4]&lt;1;&quot;---&quot;;[.K4]))" office:value-type="string" office:string-value="a10" calcext:value-type="string">
            <text:p>a10</text:p>
          </table:table-cell>
          <table:table-cell table:style-name="ce9" table:formula="of:=IF([.L4]=&quot;---&quot;;&quot;---&quot;;IF([.L4]&lt;1;&quot;---&quot;;[.L4]))" office:value-type="string" office:string-value="---" calcext:value-type="string">
            <text:p>---</text:p>
          </table:table-cell>
          <table:table-cell table:style-name="ce8"/>
          <table:table-cell table:style-name="ce9" table:formula="of:=IF([.N4]=&quot;---&quot;;&quot;---&quot;;IF([.N4]&lt;1;&quot;---&quot;;[.N4]))" office:value-type="string" office:string-value="---" calcext:value-type="string">
            <text:p>---</text:p>
          </table:table-cell>
          <table:table-cell table:style-name="ce9" table:formula="of:=IF([.O4]=&quot;---&quot;;&quot;---&quot;;IF([.O4]&lt;1;&quot;---&quot;;[.O4]))" office:value-type="string" office:string-value="---" calcext:value-type="string">
            <text:p>---</text:p>
          </table:table-cell>
          <table:table-cell table:style-name="ce9" table:formula="of:=IF([.P4]=&quot;---&quot;;&quot;---&quot;;IF([.P4]&lt;1;&quot;---&quot;;[.P4]))" office:value-type="string" office:string-value="---" calcext:value-type="string">
            <text:p>---</text:p>
          </table:table-cell>
          <table:table-cell table:style-name="ce9" table:formula="of:=IF([.Q4]=&quot;---&quot;;&quot;---&quot;;IF([.Q4]&lt;1;&quot;---&quot;;[.Q4]))" office:value-type="string" office:string-value="---" calcext:value-type="string">
            <text:p>---</text:p>
          </table:table-cell>
          <table:table-cell table:style-name="ce9" table:formula="of:=IF([.R4]=&quot;---&quot;;&quot;---&quot;;IF([.R4]&lt;1;&quot;---&quot;;[.R4]))" office:value-type="string" office:string-value="---" calcext:value-type="string">
            <text:p>---</text:p>
          </table:table-cell>
          <table:table-cell table:style-name="ce9" table:formula="of:=IF([.S4]=&quot;---&quot;;&quot;---&quot;;IF([.S4]&lt;1;&quot;---&quot;;[.S4]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qdr</text:p>
          </table:table-cell>
          <table:table-cell table:style-name="ce9" table:formula="of:=IF([.B5]=&quot;---&quot;;&quot;---&quot;;IF([.B5]&lt;1;&quot;---&quot;;[.B5]))" office:value-type="float" office:value="20.656425862233" calcext:value-type="float">
            <text:p>20.66</text:p>
          </table:table-cell>
          <table:table-cell table:style-name="ce9" table:formula="of:=IF([.C5]=&quot;---&quot;;&quot;---&quot;;IF([.C5]&lt;1;&quot;---&quot;;[.C5]))" office:value-type="float" office:value="116.362637902229" calcext:value-type="float">
            <text:p>116.36</text:p>
          </table:table-cell>
          <table:table-cell table:style-name="ce8"/>
          <table:table-cell table:style-name="ce9" table:formula="of:=IF([.E5]=&quot;---&quot;;&quot;---&quot;;IF([.E5]&lt;1;&quot;---&quot;;[.E5]))" office:value-type="string" office:string-value="---" calcext:value-type="string">
            <text:p>---</text:p>
          </table:table-cell>
          <table:table-cell table:style-name="ce9" table:formula="of:=IF([.F5]=&quot;---&quot;;&quot;---&quot;;IF([.F5]&lt;1;&quot;---&quot;;[.F5]))" office:value-type="float" office:value="3.80275802868033" calcext:value-type="float">
            <text:p>3.80</text:p>
          </table:table-cell>
          <table:table-cell table:style-name="ce9" table:formula="of:=IF([.G5]=&quot;---&quot;;&quot;---&quot;;IF([.G5]&lt;1;&quot;---&quot;;[.G5]))" office:value-type="float" office:value="4.84092888956724" calcext:value-type="float">
            <text:p>4.84</text:p>
          </table:table-cell>
          <table:table-cell table:style-name="ce9" table:formula="of:=IF([.H5]=&quot;---&quot;;&quot;---&quot;;IF([.H5]&lt;1;&quot;---&quot;;[.H5]))" office:value-type="string" office:string-value="---" calcext:value-type="string">
            <text:p>---</text:p>
          </table:table-cell>
          <table:table-cell table:style-name="ce9" table:formula="of:=IF([.I5]=&quot;---&quot;;&quot;---&quot;;IF([.I5]&lt;1;&quot;---&quot;;[.I5]))" office:value-type="float" office:value="5.42510802413526" calcext:value-type="float">
            <text:p>5.43</text:p>
          </table:table-cell>
          <table:table-cell table:style-name="ce9"/>
          <table:table-cell table:style-name="ce9" table:formula="of:=IF([.K5]=&quot;---&quot;;&quot;---&quot;;IF([.K5]&lt;1;&quot;---&quot;;[.K5]))" office:value-type="string" office:string-value="qdr" calcext:value-type="string">
            <text:p>qdr</text:p>
          </table:table-cell>
          <table:table-cell table:style-name="ce9" table:formula="of:=IF([.L5]=&quot;---&quot;;&quot;---&quot;;IF([.L5]&lt;1;&quot;---&quot;;[.L5]))" office:value-type="float" office:value="12.5953816233128" calcext:value-type="float">
            <text:p>12.60</text:p>
          </table:table-cell>
          <table:table-cell table:style-name="ce9" table:formula="of:=IF([.M5]=&quot;---&quot;;&quot;---&quot;;IF([.M5]&lt;1;&quot;---&quot;;[.M5]))" office:value-type="float" office:value="85.1433935869969" calcext:value-type="float">
            <text:p>85.14</text:p>
          </table:table-cell>
          <table:table-cell table:style-name="ce8"/>
          <table:table-cell table:style-name="ce9" table:formula="of:=IF([.O5]=&quot;---&quot;;&quot;---&quot;;IF([.O5]&lt;1;&quot;---&quot;;[.O5]))" office:value-type="float" office:value="1.40114396203579" calcext:value-type="float">
            <text:p>1.40</text:p>
          </table:table-cell>
          <table:table-cell table:style-name="ce9" table:formula="of:=IF([.P5]=&quot;---&quot;;&quot;---&quot;;IF([.P5]&lt;1;&quot;---&quot;;[.P5]))" office:value-type="float" office:value="2.31875489553679" calcext:value-type="float">
            <text:p>2.32</text:p>
          </table:table-cell>
          <table:table-cell table:style-name="ce9" table:formula="of:=IF([.Q5]=&quot;---&quot;;&quot;---&quot;;IF([.Q5]&lt;1;&quot;---&quot;;[.Q5]))" office:value-type="float" office:value="3.54214308992725" calcext:value-type="float">
            <text:p>3.54</text:p>
          </table:table-cell>
          <table:table-cell table:style-name="ce9" table:formula="of:=IF([.R5]=&quot;---&quot;;&quot;---&quot;;IF([.R5]&lt;1;&quot;---&quot;;[.R5]))" office:value-type="string" office:string-value="---" calcext:value-type="string">
            <text:p>---</text:p>
          </table:table-cell>
          <table:table-cell table:style-name="ce9" table:formula="of:=IF([.S5]=&quot;---&quot;;&quot;---&quot;;IF([.S5]&lt;1;&quot;---&quot;;[.S5]))" office:value-type="float" office:value="3.96959123717214" calcext:value-type="float">
            <text:p>3.97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style-name="ce9" table:formula="of:=IF([.B6]=&quot;---&quot;;&quot;---&quot;;IF([.B6]&lt;1;&quot;---&quot;;[.B6]))" office:value-type="float" office:value="82.4362501599944" calcext:value-type="float">
            <text:p>82.44</text:p>
          </table:table-cell>
          <table:table-cell table:style-name="ce9" table:formula="of:=IF([.C6]=&quot;---&quot;;&quot;---&quot;;IF([.C6]&lt;1;&quot;---&quot;;[.C6]))" office:value-type="float" office:value="575.156696862645" calcext:value-type="float">
            <text:p>575.16</text:p>
          </table:table-cell>
          <table:table-cell table:style-name="ce9" table:formula="of:=IF([.D6]=&quot;---&quot;;&quot;---&quot;;IF([.D6]&lt;1;&quot;---&quot;;[.D6]))" office:value-type="float" office:value="2.87221752578173" calcext:value-type="float">
            <text:p>2.87</text:p>
          </table:table-cell>
          <table:table-cell table:style-name="ce8"/>
          <table:table-cell table:style-name="ce9" table:formula="of:=IF([.F6]=&quot;---&quot;;&quot;---&quot;;IF([.F6]&lt;1;&quot;---&quot;;[.F6]))" office:value-type="float" office:value="9.55793804367243" calcext:value-type="float">
            <text:p>9.56</text:p>
          </table:table-cell>
          <table:table-cell table:style-name="ce9" table:formula="of:=IF([.G6]=&quot;---&quot;;&quot;---&quot;;IF([.G6]&lt;1;&quot;---&quot;;[.G6]))" office:value-type="float" office:value="14.3454662637526" calcext:value-type="float">
            <text:p>14.35</text:p>
          </table:table-cell>
          <table:table-cell table:style-name="ce9" table:formula="of:=IF([.H6]=&quot;---&quot;;&quot;---&quot;;IF([.H6]&lt;1;&quot;---&quot;;[.H6]))" office:value-type="float" office:value="1.46560503807459" calcext:value-type="float">
            <text:p>1.47</text:p>
          </table:table-cell>
          <table:table-cell table:style-name="ce9" table:formula="of:=IF([.I6]=&quot;---&quot;;&quot;---&quot;;IF([.I6]&lt;1;&quot;---&quot;;[.I6]))" office:value-type="float" office:value="27.413397742393" calcext:value-type="float">
            <text:p>27.41</text:p>
          </table:table-cell>
          <table:table-cell table:style-name="ce9"/>
          <table:table-cell table:style-name="ce9" table:formula="of:=IF([.K6]=&quot;---&quot;;&quot;---&quot;;IF([.K6]&lt;1;&quot;---&quot;;[.K6]))" office:value-type="string" office:string-value="gtx" calcext:value-type="string">
            <text:p>gtx</text:p>
          </table:table-cell>
          <table:table-cell table:style-name="ce9" table:formula="of:=IF([.L6]=&quot;---&quot;;&quot;---&quot;;IF([.L6]&lt;1;&quot;---&quot;;[.L6]))" office:value-type="float" office:value="12.4903409333325" calcext:value-type="float">
            <text:p>12.49</text:p>
          </table:table-cell>
          <table:table-cell table:style-name="ce9" table:formula="of:=IF([.M6]=&quot;---&quot;;&quot;---&quot;;IF([.M6]&lt;1;&quot;---&quot;;[.M6]))" office:value-type="float" office:value="104.573944884117" calcext:value-type="float">
            <text:p>104.57</text:p>
          </table:table-cell>
          <table:table-cell table:style-name="ce9" table:formula="of:=IF([.N6]=&quot;---&quot;;&quot;---&quot;;IF([.N6]&lt;1;&quot;---&quot;;[.N6]))" office:value-type="string" office:string-value="---" calcext:value-type="string">
            <text:p>---</text:p>
          </table:table-cell>
          <table:table-cell table:style-name="ce8"/>
          <table:table-cell table:style-name="ce9" table:formula="of:=IF([.P6]=&quot;---&quot;;&quot;---&quot;;IF([.P6]&lt;1;&quot;---&quot;;[.P6]))" office:value-type="float" office:value="1.44817243085946" calcext:value-type="float">
            <text:p>1.45</text:p>
          </table:table-cell>
          <table:table-cell table:style-name="ce9" table:formula="of:=IF([.Q6]=&quot;---&quot;;&quot;---&quot;;IF([.Q6]&lt;1;&quot;---&quot;;[.Q6]))" office:value-type="float" office:value="2.60826659340956" calcext:value-type="float">
            <text:p>2.61</text:p>
          </table:table-cell>
          <table:table-cell table:style-name="ce9" table:formula="of:=IF([.R6]=&quot;---&quot;;&quot;---&quot;;IF([.R6]&lt;1;&quot;---&quot;;[.R6]))" office:value-type="string" office:string-value="---" calcext:value-type="string">
            <text:p>---</text:p>
          </table:table-cell>
          <table:table-cell table:style-name="ce9" table:formula="of:=IF([.S6]=&quot;---&quot;;&quot;---&quot;;IF([.S6]&lt;1;&quot;---&quot;;[.S6]))" office:value-type="float" office:value="4.98425413498054" calcext:value-type="float">
            <text:p>4.98</text:p>
          </table:table-cell>
        </table:table-row>
        <table:table-row table:style-name="ro1">
          <table:table-cell office:value-type="string" calcext:value-type="string">
            <text:p>sv-2</text:p>
          </table:table-cell>
          <table:table-cell table:style-name="ce9" table:formula="of:=IF([.B7]=&quot;---&quot;;&quot;---&quot;;IF([.B7]&lt;1;&quot;---&quot;;[.B7]))" office:value-type="float" office:value="60.5360415319119" calcext:value-type="float">
            <text:p>60.54</text:p>
          </table:table-cell>
          <table:table-cell table:style-name="ce9" table:formula="of:=IF([.C7]=&quot;---&quot;;&quot;---&quot;;IF([.C7]&lt;1;&quot;---&quot;;[.C7]))" office:value-type="float" office:value="6.83034680440021" calcext:value-type="float">
            <text:p>6.83</text:p>
          </table:table-cell>
          <table:table-cell table:style-name="ce9" table:formula="of:=IF([.D7]=&quot;---&quot;;&quot;---&quot;;IF([.D7]&lt;1;&quot;---&quot;;[.D7]))" office:value-type="string" office:string-value="---" calcext:value-type="string">
            <text:p>---</text:p>
          </table:table-cell>
          <table:table-cell table:style-name="ce9" table:formula="of:=IF([.E7]=&quot;---&quot;;&quot;---&quot;;IF([.E7]&lt;1;&quot;---&quot;;[.E7]))" office:value-type="string" office:string-value="---" calcext:value-type="string">
            <text:p>---</text:p>
          </table:table-cell>
          <table:table-cell table:style-name="ce8"/>
          <table:table-cell table:style-name="ce9" table:formula="of:=IF([.G7]=&quot;---&quot;;&quot;---&quot;;IF([.G7]&lt;1;&quot;---&quot;;[.G7]))" office:value-type="float" office:value="1.37207288585424" calcext:value-type="float">
            <text:p>1.37</text:p>
          </table:table-cell>
          <table:table-cell table:style-name="ce9" table:formula="of:=IF([.H7]=&quot;---&quot;;&quot;---&quot;;IF([.H7]&lt;1;&quot;---&quot;;[.H7]))" office:value-type="string" office:string-value="---" calcext:value-type="string">
            <text:p>---</text:p>
          </table:table-cell>
          <table:table-cell table:style-name="ce9" table:formula="of:=IF([.I7]=&quot;---&quot;;&quot;---&quot;;IF([.I7]&lt;1;&quot;---&quot;;[.I7]))" office:value-type="string" office:string-value="---" calcext:value-type="string">
            <text:p>---</text:p>
          </table:table-cell>
          <table:table-cell table:style-name="ce9"/>
          <table:table-cell table:style-name="ce9" table:formula="of:=IF([.K7]=&quot;---&quot;;&quot;---&quot;;IF([.K7]&lt;1;&quot;---&quot;;[.K7]))" office:value-type="string" office:string-value="sv-2" calcext:value-type="string">
            <text:p>sv-2</text:p>
          </table:table-cell>
          <table:table-cell table:style-name="ce9" table:formula="of:=IF([.L7]=&quot;---&quot;;&quot;---&quot;;IF([.L7]&lt;1;&quot;---&quot;;[.L7]))" office:value-type="float" office:value="60.5360415319119" calcext:value-type="float">
            <text:p>60.54</text:p>
          </table:table-cell>
          <table:table-cell table:style-name="ce9" table:formula="of:=IF([.M7]=&quot;---&quot;;&quot;---&quot;;IF([.M7]&lt;1;&quot;---&quot;;[.M7]))" office:value-type="float" office:value="8.19641616528025" calcext:value-type="float">
            <text:p>8.20</text:p>
          </table:table-cell>
          <table:table-cell table:style-name="ce9" table:formula="of:=IF([.N7]=&quot;---&quot;;&quot;---&quot;;IF([.N7]&lt;1;&quot;---&quot;;[.N7]))" office:value-type="string" office:string-value="---" calcext:value-type="string">
            <text:p>---</text:p>
          </table:table-cell>
          <table:table-cell table:style-name="ce9" table:formula="of:=IF([.O7]=&quot;---&quot;;&quot;---&quot;;IF([.O7]&lt;1;&quot;---&quot;;[.O7]))" office:value-type="string" office:string-value="---" calcext:value-type="string">
            <text:p>---</text:p>
          </table:table-cell>
          <table:table-cell table:style-name="ce8"/>
          <table:table-cell table:style-name="ce9" table:formula="of:=IF([.Q7]=&quot;---&quot;;&quot;---&quot;;IF([.Q7]&lt;1;&quot;---&quot;;[.Q7]))" office:value-type="float" office:value="1.64648746302509" calcext:value-type="float">
            <text:p>1.65</text:p>
          </table:table-cell>
          <table:table-cell table:style-name="ce9" table:formula="of:=IF([.R7]=&quot;---&quot;;&quot;---&quot;;IF([.R7]&lt;1;&quot;---&quot;;[.R7]))" office:value-type="string" office:string-value="---" calcext:value-type="string">
            <text:p>---</text:p>
          </table:table-cell>
          <table:table-cell table:style-name="ce9" table:formula="of:=IF([.S7]=&quot;---&quot;;&quot;---&quot;;IF([.S7]&lt;1;&quot;---&quot;;[.S7]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a10-2</text:p>
          </table:table-cell>
          <table:table-cell table:style-name="ce9" table:formula="of:=IF([.B8]=&quot;---&quot;;&quot;---&quot;;IF([.B8]&lt;1;&quot;---&quot;;[.B8]))" office:value-type="float" office:value="107.546641653245" calcext:value-type="float">
            <text:p>107.55</text:p>
          </table:table-cell>
          <table:table-cell table:style-name="ce9" table:formula="of:=IF([.C8]=&quot;---&quot;;&quot;---&quot;;IF([.C8]&lt;1;&quot;---&quot;;[.C8]))" office:value-type="float" office:value="4.32474686714687" calcext:value-type="float">
            <text:p>4.32</text:p>
          </table:table-cell>
          <table:table-cell table:style-name="ce9" table:formula="of:=IF([.D8]=&quot;---&quot;;&quot;---&quot;;IF([.D8]&lt;1;&quot;---&quot;;[.D8]))" office:value-type="string" office:string-value="---" calcext:value-type="string">
            <text:p>---</text:p>
          </table:table-cell>
          <table:table-cell table:style-name="ce9" table:formula="of:=IF([.E8]=&quot;---&quot;;&quot;---&quot;;IF([.E8]&lt;1;&quot;---&quot;;[.E8]))" office:value-type="string" office:string-value="---" calcext:value-type="string">
            <text:p>---</text:p>
          </table:table-cell>
          <table:table-cell table:style-name="ce9" table:formula="of:=IF([.F8]=&quot;---&quot;;&quot;---&quot;;IF([.F8]&lt;1;&quot;---&quot;;[.F8]))" office:value-type="string" office:string-value="---" calcext:value-type="string">
            <text:p>---</text:p>
          </table:table-cell>
          <table:table-cell table:style-name="ce8"/>
          <table:table-cell table:style-name="ce9" table:formula="of:=IF([.H8]=&quot;---&quot;;&quot;---&quot;;IF([.H8]&lt;1;&quot;---&quot;;[.H8]))" office:value-type="string" office:string-value="---" calcext:value-type="string">
            <text:p>---</text:p>
          </table:table-cell>
          <table:table-cell table:style-name="ce9" table:formula="of:=IF([.I8]=&quot;---&quot;;&quot;---&quot;;IF([.I8]&lt;1;&quot;---&quot;;[.I8]))" office:value-type="float" office:value="2.61570089515146" calcext:value-type="float">
            <text:p>2.62</text:p>
          </table:table-cell>
          <table:table-cell table:style-name="ce9"/>
          <table:table-cell table:style-name="ce9" table:formula="of:=IF([.K8]=&quot;---&quot;;&quot;---&quot;;IF([.K8]&lt;1;&quot;---&quot;;[.K8]))" office:value-type="string" office:string-value="a10-2" calcext:value-type="string">
            <text:p>a10-2</text:p>
          </table:table-cell>
          <table:table-cell table:style-name="ce9" table:formula="of:=IF([.L8]=&quot;---&quot;;&quot;---&quot;;IF([.L8]&lt;1;&quot;---&quot;;[.L8]))" office:value-type="float" office:value="89.622201377704" calcext:value-type="float">
            <text:p>89.62</text:p>
          </table:table-cell>
          <table:table-cell table:style-name="ce9" table:formula="of:=IF([.M8]=&quot;---&quot;;&quot;---&quot;;IF([.M8]&lt;1;&quot;---&quot;;[.M8]))" office:value-type="float" office:value="4.32474686714687" calcext:value-type="float">
            <text:p>4.32</text:p>
          </table:table-cell>
          <table:table-cell table:style-name="ce9" table:formula="of:=IF([.N8]=&quot;---&quot;;&quot;---&quot;;IF([.N8]&lt;1;&quot;---&quot;;[.N8]))" office:value-type="string" office:string-value="---" calcext:value-type="string">
            <text:p>---</text:p>
          </table:table-cell>
          <table:table-cell table:style-name="ce9" table:formula="of:=IF([.O8]=&quot;---&quot;;&quot;---&quot;;IF([.O8]&lt;1;&quot;---&quot;;[.O8]))" office:value-type="string" office:string-value="---" calcext:value-type="string">
            <text:p>---</text:p>
          </table:table-cell>
          <table:table-cell table:style-name="ce9" table:formula="of:=IF([.P8]=&quot;---&quot;;&quot;---&quot;;IF([.P8]&lt;1;&quot;---&quot;;[.P8]))" office:value-type="string" office:string-value="---" calcext:value-type="string">
            <text:p>---</text:p>
          </table:table-cell>
          <table:table-cell table:style-name="ce8"/>
          <table:table-cell table:style-name="ce9" table:formula="of:=IF([.R8]=&quot;---&quot;;&quot;---&quot;;IF([.R8]&lt;1;&quot;---&quot;;[.R8]))" office:value-type="string" office:string-value="---" calcext:value-type="string">
            <text:p>---</text:p>
          </table:table-cell>
          <table:table-cell table:style-name="ce9" table:formula="of:=IF([.S8]=&quot;---&quot;;&quot;---&quot;;IF([.S8]&lt;1;&quot;---&quot;;[.S8]))" office:value-type="float" office:value="2.61570089515146" calcext:value-type="float">
            <text:p>2.62</text:p>
          </table:table-cell>
        </table:table-row>
        <table:table-row table:style-name="ro1">
          <table:table-cell office:value-type="string" calcext:value-type="string">
            <text:p>sv-3</text:p>
          </table:table-cell>
          <table:table-cell table:style-name="ce9" table:formula="of:=IF([.B9]=&quot;---&quot;;&quot;---&quot;;IF([.B9]&lt;1;&quot;---&quot;;[.B9]))" office:value-type="float" office:value="135.601537442015" calcext:value-type="float">
            <text:p>135.60</text:p>
          </table:table-cell>
          <table:table-cell table:style-name="ce9" table:formula="of:=IF([.C9]=&quot;---&quot;;&quot;---&quot;;IF([.C9]&lt;1;&quot;---&quot;;[.C9]))" office:value-type="float" office:value="13.786330772911" calcext:value-type="float">
            <text:p>13.79</text:p>
          </table:table-cell>
          <table:table-cell table:style-name="ce9" table:formula="of:=IF([.D9]=&quot;---&quot;;&quot;---&quot;;IF([.D9]&lt;1;&quot;---&quot;;[.D9]))" office:value-type="float" office:value="1.11580611555097" calcext:value-type="float">
            <text:p>1.12</text:p>
          </table:table-cell>
          <table:table-cell table:style-name="ce9" table:formula="of:=IF([.E9]=&quot;---&quot;;&quot;---&quot;;IF([.E9]&lt;1;&quot;---&quot;;[.E9]))" office:value-type="string" office:string-value="---" calcext:value-type="string">
            <text:p>---</text:p>
          </table:table-cell>
          <table:table-cell table:style-name="ce9" table:formula="of:=IF([.F9]=&quot;---&quot;;&quot;---&quot;;IF([.F9]&lt;1;&quot;---&quot;;[.F9]))" office:value-type="float" office:value="4.23064704251912" calcext:value-type="float">
            <text:p>4.23</text:p>
          </table:table-cell>
          <table:table-cell table:style-name="ce9" table:formula="of:=IF([.G9]=&quot;---&quot;;&quot;---&quot;;IF([.G9]&lt;1;&quot;---&quot;;[.G9]))" office:value-type="float" office:value="9.60047052658976" calcext:value-type="float">
            <text:p>9.60</text:p>
          </table:table-cell>
          <table:table-cell table:style-name="ce8"/>
          <table:table-cell table:style-name="ce9" table:formula="of:=IF([.I9]=&quot;---&quot;;&quot;---&quot;;IF([.I9]&lt;1;&quot;---&quot;;[.I9]))" office:value-type="float" office:value="1.10743294004196" calcext:value-type="float">
            <text:p>1.11</text:p>
          </table:table-cell>
          <table:table-cell table:style-name="ce9"/>
          <table:table-cell table:style-name="ce9" table:formula="of:=IF([.K9]=&quot;---&quot;;&quot;---&quot;;IF([.K9]&lt;1;&quot;---&quot;;[.K9]))" office:value-type="string" office:string-value="sv-3" calcext:value-type="string">
            <text:p>sv-3</text:p>
          </table:table-cell>
          <table:table-cell table:style-name="ce9" table:formula="of:=IF([.L9]=&quot;---&quot;;&quot;---&quot;;IF([.L9]&lt;1;&quot;---&quot;;[.L9]))" office:value-type="float" office:value="135.601537442015" calcext:value-type="float">
            <text:p>135.60</text:p>
          </table:table-cell>
          <table:table-cell table:style-name="ce9" table:formula="of:=IF([.M9]=&quot;---&quot;;&quot;---&quot;;IF([.M9]&lt;1;&quot;---&quot;;[.M9]))" office:value-type="float" office:value="16.5435969274932" calcext:value-type="float">
            <text:p>16.54</text:p>
          </table:table-cell>
          <table:table-cell table:style-name="ce9" table:formula="of:=IF([.N9]=&quot;---&quot;;&quot;---&quot;;IF([.N9]&lt;1;&quot;---&quot;;[.N9]))" office:value-type="float" office:value="1.82992202950359" calcext:value-type="float">
            <text:p>1.83</text:p>
          </table:table-cell>
          <table:table-cell table:style-name="ce9" table:formula="of:=IF([.O9]=&quot;---&quot;;&quot;---&quot;;IF([.O9]&lt;1;&quot;---&quot;;[.O9]))" office:value-type="float" office:value="4.50325962898614" calcext:value-type="float">
            <text:p>4.50</text:p>
          </table:table-cell>
          <table:table-cell table:style-name="ce9" table:formula="of:=IF([.P9]=&quot;---&quot;;&quot;---&quot;;IF([.P9]&lt;1;&quot;---&quot;;[.P9]))" office:value-type="float" office:value="4.23064704251912" calcext:value-type="float">
            <text:p>4.23</text:p>
          </table:table-cell>
          <table:table-cell table:style-name="ce9" table:formula="of:=IF([.Q9]=&quot;---&quot;;&quot;---&quot;;IF([.Q9]&lt;1;&quot;---&quot;;[.Q9]))" office:value-type="float" office:value="11.5205646319077" calcext:value-type="float">
            <text:p>11.52</text:p>
          </table:table-cell>
          <table:table-cell table:style-name="ce8"/>
          <table:table-cell table:style-name="ce9" table:formula="of:=IF([.S9]=&quot;---&quot;;&quot;---&quot;;IF([.S9]&lt;1;&quot;---&quot;;[.S9]))" office:value-type="float" office:value="1.32891952805035" calcext:value-type="float">
            <text:p>1.33</text:p>
          </table:table-cell>
        </table:table-row>
        <table:table-row table:style-name="ro1">
          <table:table-cell office:value-type="string" calcext:value-type="string">
            <text:p>a10-3</text:p>
          </table:table-cell>
          <table:table-cell table:style-name="ce9" table:formula="of:=IF([.B10]=&quot;---&quot;;&quot;---&quot;;IF([.B10]&lt;1;&quot;---&quot;;[.B10]))" office:value-type="float" office:value="179.852408975523" calcext:value-type="float">
            <text:p>179.85</text:p>
          </table:table-cell>
          <table:table-cell table:style-name="ce9" table:formula="of:=IF([.C10]=&quot;---&quot;;&quot;---&quot;;IF([.C10]&lt;1;&quot;---&quot;;[.C10]))" office:value-type="float" office:value="11.895425265566" calcext:value-type="float">
            <text:p>11.90</text:p>
          </table:table-cell>
          <table:table-cell table:style-name="ce9" table:formula="of:=IF([.D10]=&quot;---&quot;;&quot;---&quot;;IF([.D10]&lt;1;&quot;---&quot;;[.D10]))" office:value-type="string" office:string-value="---" calcext:value-type="string">
            <text:p>---</text:p>
          </table:table-cell>
          <table:table-cell table:style-name="ce9" table:formula="of:=IF([.E10]=&quot;---&quot;;&quot;---&quot;;IF([.E10]&lt;1;&quot;---&quot;;[.E10]))" office:value-type="string" office:string-value="---" calcext:value-type="string">
            <text:p>---</text:p>
          </table:table-cell>
          <table:table-cell table:style-name="ce9" table:formula="of:=IF([.F10]=&quot;---&quot;;&quot;---&quot;;IF([.F10]&lt;1;&quot;---&quot;;[.F10]))" office:value-type="float" office:value="2.12115283440658" calcext:value-type="float">
            <text:p>2.12</text:p>
          </table:table-cell>
          <table:table-cell table:style-name="ce9" table:formula="of:=IF([.G10]=&quot;---&quot;;&quot;---&quot;;IF([.G10]&lt;1;&quot;---&quot;;[.G10]))" office:value-type="string" office:string-value="---" calcext:value-type="string">
            <text:p>---</text:p>
          </table:table-cell>
          <table:table-cell table:style-name="ce9" table:formula="of:=IF([.H10]=&quot;---&quot;;&quot;---&quot;;IF([.H10]&lt;1;&quot;---&quot;;[.H10]))" office:value-type="string" office:string-value="---" calcext:value-type="string">
            <text:p>---</text:p>
          </table:table-cell>
          <table:table-cell table:style-name="ce8"/>
          <table:table-cell table:style-name="ce9"/>
          <table:table-cell table:style-name="ce9" table:formula="of:=IF([.K10]=&quot;---&quot;;&quot;---&quot;;IF([.K10]&lt;1;&quot;---&quot;;[.K10]))" office:value-type="string" office:string-value="a10-3" calcext:value-type="string">
            <text:p>a10-3</text:p>
          </table:table-cell>
          <table:table-cell table:style-name="ce9" table:formula="of:=IF([.L10]=&quot;---&quot;;&quot;---&quot;;IF([.L10]&lt;1;&quot;---&quot;;[.L10]))" office:value-type="float" office:value="149.877007479603" calcext:value-type="float">
            <text:p>149.88</text:p>
          </table:table-cell>
          <table:table-cell table:style-name="ce9" table:formula="of:=IF([.M10]=&quot;---&quot;;&quot;---&quot;;IF([.M10]&lt;1;&quot;---&quot;;[.M10]))" office:value-type="float" office:value="11.895425265566" calcext:value-type="float">
            <text:p>11.90</text:p>
          </table:table-cell>
          <table:table-cell table:style-name="ce9" table:formula="of:=IF([.N10]=&quot;---&quot;;&quot;---&quot;;IF([.N10]&lt;1;&quot;---&quot;;[.N10]))" office:value-type="string" office:string-value="---" calcext:value-type="string">
            <text:p>---</text:p>
          </table:table-cell>
          <table:table-cell table:style-name="ce9" table:formula="of:=IF([.O10]=&quot;---&quot;;&quot;---&quot;;IF([.O10]&lt;1;&quot;---&quot;;[.O10]))" office:value-type="string" office:string-value="---" calcext:value-type="string">
            <text:p>---</text:p>
          </table:table-cell>
          <table:table-cell table:style-name="ce9" table:formula="of:=IF([.P10]=&quot;---&quot;;&quot;---&quot;;IF([.P10]&lt;1;&quot;---&quot;;[.P10]))" office:value-type="float" office:value="1.76762736200548" calcext:value-type="float">
            <text:p>1.77</text:p>
          </table:table-cell>
          <table:table-cell table:style-name="ce9" table:formula="of:=IF([.Q10]=&quot;---&quot;;&quot;---&quot;;IF([.Q10]&lt;1;&quot;---&quot;;[.Q10]))" office:value-type="string" office:string-value="---" calcext:value-type="string">
            <text:p>---</text:p>
          </table:table-cell>
          <table:table-cell table:style-name="ce9" table:formula="of:=IF([.R10]=&quot;---&quot;;&quot;---&quot;;IF([.R10]&lt;1;&quot;---&quot;;[.R10]))" office:value-type="string" office:string-value="---" calcext:value-type="string">
            <text:p>---</text:p>
          </table:table-cell>
          <table:table-cell table:style-name="ce8"/>
        </table:table-row>
        <table:table-row table:style-name="ro1">
          <table:table-cell table:number-columns-repeated="9"/>
          <table:table-cell table:style-name="ce9"/>
          <table:table-cell table:number-columns-repeated="9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9:26:51.266041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46:38.409951430</meta:creation-date>
    <dc:date>2018-11-17T19:40:18.321332695</dc:date>
    <meta:editing-duration>PT1H19M42S</meta:editing-duration>
    <meta:editing-cycles>25</meta:editing-cycles>
    <meta:generator>LibreOffice/6.1.0.3$Linux_X86_64 LibreOffice_project/10$Build-3</meta:generator>
    <meta:document-statistic meta:table-count="11" meta:cell-count="4041" meta:object-count="0"/>
  </office:meta>
</office:document-meta>
</file>